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Odeska Oblast（01:48）。 红色警报：空中威胁。 警笛声。 立即掩盖！</text:span>
</text:h>
      <text:p text:style-name="P4">
作者: liveuamap (Language: en)</text:p>
      <text:p text:style-name="P4">
时间: 2023-05-13T-36:50:00</text:p>
      <text:p text:style-name="P4">
地点: Odeska Oblast (Latitude:46.75000000 Longtitude:30.25000000)</text:p>
      <text:p text:style-name="P4">
视频: []</text:p>
      <text:p text:style-name="P4">
图片: []</text:p>
      <text:p text:style-name="P4">
标签: ["Europe", "Central and Eastern Europe"]</text:p>
      <text:p text:style-name="P4">
Id: 22562658</text:p>
      <!--METADATA-->
      <text:p text:style-name="P4">
ODESA地区(01:48). Red Alert: aerial threat. Sirens sounding. Take covernow!</text:p>
      <text:p text:style-name="P4">
News Collection Link: <text:a xlink:type="simple" xlink:href="https://liveuamap.com/en/2023/13-may-odeska-oblast0148-red-alert-aerial-thrg" text:style-name="Internet_20_link" text:visited-style-name="Visited_20_Internet_20_Link">
https://liveuamap.com/en/2023/13-may-odeska-oblast0148-red-alert-aerial-thrg</text:a>
</text:p>
      <text:p text:style-name="P4">
News Source: <text:a xlink:type="simple" xlink:href="https://t.me/suspilneodesa/23180" text:style-name="Internet_20_link" text:visited-style-name="Visited_20_Internet_20_Link">
https://t.me/suspilneodesa/23180</text:a>
</text:p>
      <!--NEWS-->
      <text:h text:style-name="P10" text:outline-level="1">
<text:span text:style-name="T4">
利维夫，利维夫地区，切尔尼维斯地区，特尔诺维尔，特尔诺皮尔地区，沃尔林地区，扎克...</text:span>
</text:h>
      <text:p text:style-name="P4">
作者: liveuamap (Language: en)</text:p>
      <text:p text:style-name="P4">
时间: 2023-05-13T-57:13:00</text:p>
      <text:p text:style-name="P4">
地点: Lviv (Latitude:49.83826000 Longtitude:24.02324000)</text:p>
      <text:p text:style-name="P4">
视频: []</text:p>
      <text:p text:style-name="P4">
图片: []</text:p>
      <text:p text:style-name="P4">
标签: ["Europe", "Central and Eastern Europe"]</text:p>
      <text:p text:style-name="P4">
Id: 22562635</text:p>
      <!--METADATA-->
      <text:p text:style-name="P4">
Lviv, Lvivska Oblast, Chernivtska Oblast, Ternopil, Ternopilska Oblast, Volynska Oblast, Zakarpatia Oblast, Ivano-Frankiv, IVANOKIKIKIKIKIKAVSK Blast, Kyiv Oblast, Zhytomyr, Zhytomyrska Oblast, Vinnytskaoblast(21:12). Red Alert: aerial threat. Sirens sounding. Take cover now!</text:p>
      <text:p text:style-name="P4">
News Collection Link: <text:a xlink:type="simple" xlink:href="https://liveuamap.com/en/2023/13-may-lviv-lvivska-oblast-chernivetska-oblasg" text:style-name="Internet_20_link" text:visited-style-name="Visited_20_Internet_20_Link">
https://liveuamap.com/en/2023/13-may-lviv-lvivska-oblast-chernivetska-oblasg</text:a>
</text:p>
      <text:p text:style-name="P4">
News Source: <text:a xlink:type="simple" xlink:href="https://t.me/air_alert_ua/45221" text:style-name="Internet_20_link" text:visited-style-name="Visited_20_Internet_20_Link">
https://t.me/air_alert_ua/45221</text:a>
</text:p>
      <!--NEWS-->
      <text:h text:style-name="P10" text:outline-level="1">
<text:span text:style-name="T4">
Chernihivska Oblast（21:10）。 红色警报：空中威胁。 警笛声。 立即掩盖！</text:span>
</text:h>
      <text:p text:style-name="P4">
作者: liveuamap (Language: en)</text:p>
      <text:p text:style-name="P4">
时间: 2023-05-13T-60:12:00</text:p>
      <text:p text:style-name="P4">
地点: Chernihivska Oblast (Latitude:51.33348 Longtitude:32.00042)</text:p>
      <text:p text:style-name="P4">
视频: []</text:p>
      <text:p text:style-name="P4">
图片: []</text:p>
      <text:p text:style-name="P4">
标签: ["Europe", "Central and Eastern Europe"]</text:p>
      <text:p text:style-name="P4">
Id: 22562633</text:p>
      <!--METADATA-->
      <text:p text:style-name="P4">
切尔尼希夫地区(21:10). Red Alert: aerial threat. Sirens sounding. Takecover now!</text:p>
      <text:p text:style-name="P4">
News Collection Link: <text:a xlink:type="simple" xlink:href="https://liveuamap.com/en/2023/13-may-chernihivska-oblast2110-red-alert-aerig" text:style-name="Internet_20_link" text:visited-style-name="Visited_20_Internet_20_Link">
https://liveuamap.com/en/2023/13-may-chernihivska-oblast2110-red-alert-aerig</text:a>
</text:p>
      <text:p text:style-name="P4">
News Source: <text:a xlink:type="simple" xlink:href="https://t.me/suspilnechernihiv/18541" text:style-name="Internet_20_link" text:visited-style-name="Visited_20_Internet_20_Link">
https://t.me/suspilnechernihiv/18541</text:a>
</text:p>
      <!--NEWS-->
      <text:h text:style-name="P10" text:outline-level="1">
<text:span text:style-name="T4">
Poltavska Oblast（01:46）。 红色警报：空中威胁。 警笛声。 立即掩盖！</text:span>
</text:h>
      <text:p text:style-name="P4">
作者: liveuamap (Language: en)</text:p>
      <text:p text:style-name="P4">
时间: 2023-05-13T19:47:00</text:p>
      <text:p text:style-name="P4">
地点: Poltavska Oblast (Latitude:49.47705000 Longtitude:33.81866000)</text:p>
      <text:p text:style-name="P4">
视频: []</text:p>
      <text:p text:style-name="P4">
图片: []</text:p>
      <text:p text:style-name="P4">
标签: ["Europe", "Central and Eastern Europe"]</text:p>
      <text:p text:style-name="P4">
Id: 22562656</text:p>
      <!--METADATA-->
      <text:p text:style-name="P4">
poltava(01:46). Red Alert: aerial threat. Sirens sounding. Take covernow!</text:p>
      <text:p text:style-name="P4">
News Collection Link: <text:a xlink:type="simple" xlink:href="https://liveuamap.com/en/2023/13-may-poltavska-oblast0146-red-alert-aerial-g" text:style-name="Internet_20_link" text:visited-style-name="Visited_20_Internet_20_Link">
https://liveuamap.com/en/2023/13-may-poltavska-oblast0146-red-alert-aerial-g</text:a>
</text:p>
      <text:p text:style-name="P4">
News Source: <text:a xlink:type="simple" xlink:href="https://t.me/suspilnepoltava/11133" text:style-name="Internet_20_link" text:visited-style-name="Visited_20_Internet_20_Link">
https://t.me/suspilnepoltava/11133</text:a>
</text:p>
      <!--NEWS-->
      <text:h text:style-name="P10" text:outline-level="1">
<text:span text:style-name="T4">
Kharkiv，Kharkiv地区，Mykolaiv，Mykolaiv地区，Donetsk地区，Zaporizhzhya地区，...</text:span>
</text:h>
      <text:p text:style-name="P4">
作者: liveuamap (Language: en)</text:p>
      <text:p text:style-name="P4">
时间: 2023-05-13T19:48:00</text:p>
      <text:p text:style-name="P4">
地点: Kharkiv (Latitude:49.98166 Longtitude:36.2536)</text:p>
      <text:p text:style-name="P4">
视频: []</text:p>
      <text:p text:style-name="P4">
图片: []</text:p>
      <text:p text:style-name="P4">
标签: ["Europe", "Central and Eastern Europe"]</text:p>
      <text:p text:style-name="P4">
Id: 22562657</text:p>
      <!--METADATA-->
      <text:p text:style-name="P4">
Kharkiv，Kharkiv地区，Mykolaiv，Mykolaiv地区，Donetsk地区，Zaporizhzhya地区，Dnipro，Dnipropetrovsk地区(01:48). Red Alert: aerialthreat. Sirens sounding. Take cover now!</text:p>
      <text:p text:style-name="P4">
News Collection Link: <text:a xlink:type="simple" xlink:href="https://liveuamap.com/en/2023/13-may-kharkiv-kharkivska-oblast-mykolaiv-mykg" text:style-name="Internet_20_link" text:visited-style-name="Visited_20_Internet_20_Link">
https://liveuamap.com/en/2023/13-may-kharkiv-kharkivska-oblast-mykolaiv-mykg</text:a>
</text:p>
      <text:p text:style-name="P4">
News Source: <text:a xlink:type="simple" xlink:href="https://t.me/air_alert_ua/45260" text:style-name="Internet_20_link" text:visited-style-name="Visited_20_Internet_20_Link">
https://t.me/air_alert_ua/45260</text:a>
</text:p>
      <!--NEWS-->
      <text:h text:style-name="P10" text:outline-level="1">
<text:span text:style-name="T4">
赫森（Kherson），赫尔森地区，苏斯克地区（01：hi）。 红色警报：空中威胁。 警笛声。 ...</text:span>
</text:h>
      <text:p text:style-name="P4">
作者: liveuamap (Language: en)</text:p>
      <text:p text:style-name="P4">
时间: 2023-05-13T19:50:00</text:p>
      <text:p text:style-name="P4">
地点: Kherson (Latitude:46.6549 Longtitude:32.61732)</text:p>
      <text:p text:style-name="P4">
视频: []</text:p>
      <text:p text:style-name="P4">
图片: []</text:p>
      <text:p text:style-name="P4">
标签: ["Europe", "Central and Eastern Europe"]</text:p>
      <text:p text:style-name="P4">
Id: 22562659</text:p>
      <!--METADATA-->
      <text:p text:style-name="P4">
赫尔森(Kherson)，苏米地区(Kherson)地区(01:49). Red Alert: aerial threat.Sirens sounding. Take cover now!</text:p>
      <text:p text:style-name="P4">
News Collection Link: <text:a xlink:type="simple" xlink:href="https://liveuamap.com/en/2023/13-may-kherson-khersonska-oblast-sumska-oblasg" text:style-name="Internet_20_link" text:visited-style-name="Visited_20_Internet_20_Link">
https://liveuamap.com/en/2023/13-may-kherson-khersonska-oblast-sumska-oblasg</text:a>
</text:p>
      <text:p text:style-name="P4">
News Source: <text:a xlink:type="simple" xlink:href="https://t.me/air_alert_ua/45263" text:style-name="Internet_20_link" text:visited-style-name="Visited_20_Internet_20_Link">
https://t.me/air_alert_ua/45263</text:a>
</text:p>
      <!--NEWS-->
      <text:h text:style-name="P10" text:outline-level="1">
<text:span text:style-name="T4">
基辅（02:04）。 红色警报：空中威胁。 警笛声。 立即掩盖！</text:span>
</text:h>
      <text:p text:style-name="P4">
作者: liveuamap (Language: en)</text:p>
      <text:p text:style-name="P4">
时间: 2023-05-13T20:05:00</text:p>
      <text:p text:style-name="P4">
地点: Kyiv (Latitude:50.44343 Longtitude:30.53022)</text:p>
      <text:p text:style-name="P4">
视频: []</text:p>
      <text:p text:style-name="P4">
图片: []</text:p>
      <text:p text:style-name="P4">
标签: ["Europe", "Central and Eastern Europe"]</text:p>
      <text:p text:style-name="P4">
Id: 22562660</text:p>
      <!--METADATA-->
      <text:p text:style-name="P4">
基辅(02:04). Red Alert: aerial threat. Sirens sounding. Take cover now!</text:p>
      <text:p text:style-name="P4">
News Collection Link: <text:a xlink:type="simple" xlink:href="https://liveuamap.com/en/2023/14-may-kyiv0204-red-alert-aerial-threat-sireng" text:style-name="Internet_20_link" text:visited-style-name="Visited_20_Internet_20_Link">
https://liveuamap.com/en/2023/14-may-kyiv0204-red-alert-aerial-threat-sireng</text:a>
</text:p>
      <text:p text:style-name="P4">
News Source: <text:a xlink:type="simple" xlink:href="https://t.me/KyivCityOfficial/6686" text:style-name="Internet_20_link" text:visited-style-name="Visited_20_Internet_20_Link">
https://t.me/KyivCityOfficial/6686</text:a>
</text:p>
      <!--NEWS-->
      <text:h text:style-name="P10" text:outline-level="1">
<text:span text:style-name="T4">
Chernihivska Oblast（02:06）。 红色警报：空中威胁。 警笛声。 立即掩盖！</text:span>
</text:h>
      <text:p text:style-name="P4">
作者: liveuamap (Language: en)</text:p>
      <text:p text:style-name="P4">
时间: 2023-05-13T20:07:00</text:p>
      <text:p text:style-name="P4">
地点: Chernihivska Oblast (Latitude:51.33324 Longtitude:32.00073)</text:p>
      <text:p text:style-name="P4">
视频: []</text:p>
      <text:p text:style-name="P4">
图片: []</text:p>
      <text:p text:style-name="P4">
标签: ["Europe", "Central and Eastern Europe"]</text:p>
      <text:p text:style-name="P4">
Id: 22562661</text:p>
      <!--METADATA-->
      <text:p text:style-name="P4">
切尔尼希夫地区(02:06). Red Alert: aerial threat. Sirens sounding. Takecover now!</text:p>
      <text:p text:style-name="P4">
News Collection Link: <text:a xlink:type="simple" xlink:href="https://liveuamap.com/en/2023/14-may-chernihivska-oblast0206-red-alert-aerig" text:style-name="Internet_20_link" text:visited-style-name="Visited_20_Internet_20_Link">
https://liveuamap.com/en/2023/14-may-chernihivska-oblast0206-red-alert-aerig</text:a>
</text:p>
      <text:p text:style-name="P4">
News Source: <text:a xlink:type="simple" xlink:href="https://t.me/suspilnechernihiv/18559" text:style-name="Internet_20_link" text:visited-style-name="Visited_20_Internet_20_Link">
https://t.me/suspilnechernihiv/18559</text:a>
</text:p>
      <!--NEWS-->
      <text:h text:style-name="P10" text:outline-level="1">
<text:span text:style-name="T4">
Zhytomyr，Zhytomyr地区，基辅地区，基洛沃德地区，Vinnitsa地区，Cherkasy ...</text:span>
</text:h>
      <text:p text:style-name="P4">
作者: liveuamap (Language: en)</text:p>
      <text:p text:style-name="P4">
时间: 2023-05-13T20:08:00</text:p>
      <text:p text:style-name="P4">
地点: Zhytomyr (Latitude:50.26487000 Longtitude:28.67669000)</text:p>
      <text:p text:style-name="P4">
视频: []</text:p>
      <text:p text:style-name="P4">
图片: []</text:p>
      <text:p text:style-name="P4">
标签: ["Europe", "Central and Eastern Europe"]</text:p>
      <text:p text:style-name="P4">
Id: 22562662</text:p>
      <!--METADATA-->
      <text:p text:style-name="P4">
Zhytomyr，Zhytomyr地区，基辅地区，基洛沃德地区，Vinnytsia地区，Cherkasy地区(02:06). Red Alert: aerial threat. Sirens sounding.Take cover now!</text:p>
      <text:p text:style-name="P4">
News Collection Link: <text:a xlink:type="simple" xlink:href="https://liveuamap.com/en/2023/14-may-zhytomyr-zhytomyrska-oblast-kyiv-oblasg" text:style-name="Internet_20_link" text:visited-style-name="Visited_20_Internet_20_Link">
https://liveuamap.com/en/2023/14-may-zhytomyr-zhytomyrska-oblast-kyiv-oblasg</text:a>
</text:p>
      <text:p text:style-name="P4">
News Source: <text:a xlink:type="simple" xlink:href="https://t.me/air_alert_ua/45270" text:style-name="Internet_20_link" text:visited-style-name="Visited_20_Internet_20_Link">
https://t.me/air_alert_ua/45270</text:a>
</text:p>
      <!--NEWS-->
      <text:h text:style-name="P10" text:outline-level="1">
<text:span text:style-name="T4">
Khmelnytska Oblast（02:37）。 红色警报：空中威胁。 警笛声。 立即掩盖！</text:span>
</text:h>
      <text:p text:style-name="P4">
作者: liveuamap (Language: en)</text:p>
      <text:p text:style-name="P4">
时间: 2023-05-13T20:39:00</text:p>
      <text:p text:style-name="P4">
地点: Khmelnytska Oblast (Latitude:49.50000000 Longtitude:27.00000000)</text:p>
      <text:p text:style-name="P4">
视频: []</text:p>
      <text:p text:style-name="P4">
图片: []</text:p>
      <text:p text:style-name="P4">
标签: ["Europe", "Central and Eastern Europe"]</text:p>
      <text:p text:style-name="P4">
Id: 22562663</text:p>
      <!--METADATA-->
      <text:p text:style-name="P4">
Khmelniki地区(02:37). Red Alert: aerial threat. Sirens sounding. Takecover now!</text:p>
      <text:p text:style-name="P4">
News Collection Link: <text:a xlink:type="simple" xlink:href="https://liveuamap.com/en/2023/14-may-khmelnytska-oblast0237-red-alert-aeriag" text:style-name="Internet_20_link" text:visited-style-name="Visited_20_Internet_20_Link">
https://liveuamap.com/en/2023/14-may-khmelnytska-oblast0237-red-alert-aeriag</text:a>
</text:p>
      <text:p text:style-name="P4">
News Source: <text:a xlink:type="simple" xlink:href="https://t.me/air_alert_ua/45271" text:style-name="Internet_20_link" text:visited-style-name="Visited_20_Internet_20_Link">
https://t.me/air_alert_ua/45271</text:a>
</text:p>
      <!--NEWS-->
      <text:h text:style-name="P10" text:outline-level="1">
<text:span text:style-name="T4">
Volyn地区，Ternopil，Ternopil地区，Rivne，Rivne地区，Chernivtsi地区（0 ...</text:span>
</text:h>
      <text:p text:style-name="P4">
作者: liveuamap (Language: en)</text:p>
      <text:p text:style-name="P4">
时间: 2023-05-13T20:40:00</text:p>
      <text:p text:style-name="P4">
地点: Volynska Oblast (Latitude:51.16595 Longtitude:24.86735)</text:p>
      <text:p text:style-name="P4">
视频: []</text:p>
      <text:p text:style-name="P4">
图片: []</text:p>
      <text:p text:style-name="P4">
标签: ["Europe", "Central and Eastern Europe"]</text:p>
      <text:p text:style-name="P4">
Id: 22562664</text:p>
      <!--METADATA-->
      <text:p text:style-name="P4">
Volyn地区，Ternopil，Ternopil地区，Rivne，Rivne地区，切尔尼夫特地区(02:40). Red Alert: aerial threat. Sirens sounding. Takecover now!</text:p>
      <text:p text:style-name="P4">
News Collection Link: <text:a xlink:type="simple" xlink:href="https://liveuamap.com/en/2023/14-may-volynska-oblast-ternopil-ternopilska-og" text:style-name="Internet_20_link" text:visited-style-name="Visited_20_Internet_20_Link">
https://liveuamap.com/en/2023/14-may-volynska-oblast-ternopil-ternopilska-og</text:a>
</text:p>
      <text:p text:style-name="P4">
News Source: <text:a xlink:type="simple" xlink:href="https://t.me/air_alert_ua/45275" text:style-name="Internet_20_link" text:visited-style-name="Visited_20_Internet_20_Link">
https://t.me/air_alert_ua/45275</text:a>
</text:p>
      <!--NEWS-->
      <text:h text:style-name="P10" text:outline-level="1">
<text:span text:style-name="T4">
利沃夫地区，lviv地区，跨科帕地区，伊万诺 - 弗兰基夫斯克，伊万诺 - 弗兰基夫斯克地区（02:42）。 关于...</text:span>
</text:h>
      <text:p text:style-name="P4">
作者: liveuamap (Language: en)</text:p>
      <text:p text:style-name="P4">
时间: 2023-05-13T20:43:00</text:p>
      <text:p text:style-name="P4">
地点: Lviv (Latitude:49.83943 Longtitude:24.02257)</text:p>
      <text:p text:style-name="P4">
视频: []</text:p>
      <text:p text:style-name="P4">
图片: []</text:p>
      <text:p text:style-name="P4">
标签: ["Europe", "Central and Eastern Europe"]</text:p>
      <text:p text:style-name="P4">
Id: 22562665</text:p>
      <!--METADATA-->
      <text:p text:style-name="P4">
LVIV，LVIV地区，Transcarpathia地区，Ivano-Frankivsk，Ivano-Frankivsk地区(02:42). Red Alert: aerial threat. Sirens sounding. Take cover now!</text:p>
      <text:p text:style-name="P4">
News Collection Link: <text:a xlink:type="simple" xlink:href="https://liveuamap.com/en/2023/14-may-lviv-lvivska-oblast-zakarpattia-oblastg" text:style-name="Internet_20_link" text:visited-style-name="Visited_20_Internet_20_Link">
https://liveuamap.com/en/2023/14-may-lviv-lvivska-oblast-zakarpattia-oblastg</text:a>
</text:p>
      <text:p text:style-name="P4">
News Source: <text:a xlink:type="simple" xlink:href="https://t.me/air_alert_ua/45278" text:style-name="Internet_20_link" text:visited-style-name="Visited_20_Internet_20_Link">
https://t.me/air_alert_ua/45278</text:a>
</text:p>
      <!--NEWS-->
      <text:h text:style-name="P10" text:outline-level="1">
<text:span text:style-name="T4">
Donetsk Oblast（05:33）。 红色警报：空中威胁。 警笛声。 立即掩盖！</text:span>
</text:h>
      <text:p text:style-name="P4">
作者: liveuamap (Language: en)</text:p>
      <text:p text:style-name="P4">
时间: 2023-05-13T23:35:00</text:p>
      <text:p text:style-name="P4">
地点: Donetsk Oblast (Latitude:48.72648 Longtitude:37.57859)</text:p>
      <text:p text:style-name="P4">
视频: []</text:p>
      <text:p text:style-name="P4">
图片: []</text:p>
      <text:p text:style-name="P4">
标签: ["Europe", "Central and Eastern Europe"]</text:p>
      <text:p text:style-name="P4">
Id: 22562666</text:p>
      <!--METADATA-->
      <text:p text:style-name="P4">
Donetsk Oblast(05:33). Red Alert: aerial threat. Sirens sounding. Take covernow!</text:p>
      <text:p text:style-name="P4">
News Collection Link: <text:a xlink:type="simple" xlink:href="https://liveuamap.com/en/2023/14-may-donetsk-oblast0533-red-alert-aerial-thg" text:style-name="Internet_20_link" text:visited-style-name="Visited_20_Internet_20_Link">
https://liveuamap.com/en/2023/14-may-donetsk-oblast0533-red-alert-aerial-thg</text:a>
</text:p>
      <text:p text:style-name="P4">
News Source: <text:a xlink:type="simple" xlink:href="https://t.me/air_alert_ua/45304" text:style-name="Internet_20_link" text:visited-style-name="Visited_20_Internet_20_Link">
https://t.me/air_alert_ua/45304</text:a>
</text:p>
      <!--NEWS-->
      <text:h text:style-name="P10" text:outline-level="1">
<text:span text:style-name="T4">
短的。 战争。 第443天</text:span>
</text:h>
      <text:p text:style-name="P4">
作者: ['АРМІЯINFORM']</text:p>
      <text:p text:style-name="P4">
时间: 2023-05-13T47: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ТОРГНЕННЯ РФ', 'ГШ ЗСУ']</text:p>
      <text:p text:style-name="P4">
类别: News</text:p>
      <!--METADATA-->
      <text:p text:style-name="P4">
News Source: <text:a xlink:type="simple" xlink:href="https://armyinform.com.ua/2023/05/13/korotko-vijna-den-443-videodajdzhest/" text:style-name="Internet_20_link" text:visited-style-name="Visited_20_Internet_20_Link">
https://armyinform.com.ua/2023/05/13/korotko-vijna-den-443-videodajdzhest/</text:a>
</text:p>
      <!--NEWS-->
      <text:h text:style-name="P10" text:outline-level="1">
<text:span text:style-name="T4">
丹尼斯·安蒂波夫（Denis Antipov</text:span>
</text:h>
      <text:p text:style-name="P4">
作者: ['АРМІЯINFORM']</text:p>
      <text:p text:style-name="P4">
时间: 2023-05-13T48:00:00-04:00</text:p>
      <text:p text:style-name="P4">
描述: 圣米基拉岛教堂的比利亚，猕猴桃的Askold Mogili，旅行的Vidkrito ...与乌克兰2022年的战争，与乌克兰与乌克兰的最新新闻，今天与乌克兰2022年的新闻战争，今天将在乌克兰和俄罗斯和俄罗斯和俄罗斯和俄罗斯和俄罗斯和俄罗斯和俄罗斯之间发生战争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bo1a9746-scaled.jpg" text:style-name="Internet_20_link" text:visited-style-name="Visited_20_Internet_20_Link">
bo1a9746-scaled.jpg</text:a>
', '<text:a xlink:type="simple" xlink:href="https://armyinform.com.ua/wp-content/uploads/2023/05/bo1a9735-scaled.jpg" text:style-name="Internet_20_link" text:visited-style-name="Visited_20_Internet_20_Link">
bo1a9735-scaled.jpg</text:a>
', '<text:a xlink:type="simple" xlink:href="https://armyinform.com.ua/wp-content/uploads/2023/05/bo1a9729-scaled.jpg" text:style-name="Internet_20_link" text:visited-style-name="Visited_20_Internet_20_Link">
bo1a9729-scaled.jpg</text:a>
']</text:p>
      <text:p text:style-name="P4">
标签: ['МІНІСТЕРСТВО У СПРАВАХ ВЕТЕРАНІВ УКРАЇНИ']</text:p>
      <text:p text:style-name="P4">
类别: News</text:p>
      <!--METADATA-->
      <text:p text:style-name="P4">
<draw:frame draw:style-name="fr1" draw:name="Image2" text:anchor-type="as-char" svg:width="6.9236in" svg:height="4.615733in" draw:z-index="0">
<draw:image xlink:href="../Images/AРМІЯINFORM/2023-05-13T48-00-00-04-00/bo1a9746-scaled.jpg" xlink:type="simple" xlink:show="embed" xlink:actuate="onLoad" draw:mime-type="image/jpeg"/>
</draw:frame>
在圣尼古拉斯教堂附近，在基辅的奥斯沃德墓上，丹尼斯·安塔尼斯·安蒂波夫 - 乌克兰后卫的纪念牌匾，95旅的中尉，韩国语言专家KNU的老师，积极参与了尊严革命的参与者，退伍军人和志愿者俄罗斯 - 乌克兰人。 去年，他在伊祖姆(Izyum)地区哈尔基夫地区Dovgenke村附近去世，将他的祖国从入侵者中解放出来。</text:p>
      <text:p text:style-name="P4">
这在[消息]中说明了(https://mva.gov.ua/ua/news/pershij-zastupnik-ministra-oleksandr-porhun-vzyav-uchast-u-vidkritti-memorialnoyi-doshki-ukrayinskomu-zahisniku-denisu-antipovu)乌克兰退伍军人部。</text:p>
      <text:p text:style-name="P4">
该活动由乌克兰乌克兰Oleksandrphun的第一任副部长，乌克兰Vitaliy Deynega国防部副部长，大韩民国共和国的非凡IM注册大使在乌克兰金正恩，乌克兰和议会主席，Veteransky社区，乌克兰办公室主席。</text:p>
      <text:p text:style-name="P4">
<draw:frame draw:style-name="fr1" draw:name="Image3" text:anchor-type="as-char" svg:width="6.9236in" svg:height="4.615733in" draw:z-index="0">
<draw:image xlink:href="../Images/AРМІЯINFORM/2023-05-13T48-00-00-04-00/bo1a9735-scaled.jpg" xlink:type="simple" xlink:show="embed" xlink:actuate="onLoad" draw:mime-type="image/jpeg"/>
</draw:frame>
“乌克兰志愿者是爱国主义和对本地土地的热爱的真正典范。 2014年，成千上万的和平职业的男人和女人被带到了武器击退俄罗斯侵略者。 其中之一是丹尼斯·安蒂波夫(Denis Antipov) - 真正的英雄，是乌克兰国家的颜色。 多亏了这样的士兵，我们站了起来，并在俄罗斯全面入侵的最后几天。 我感谢真正的权力，意志，尊严，对乌克兰的信仰和我们的胜利。</text:p>
      <text:p text:style-name="P4">
战争前的丹尼斯·安蒂波夫(Denis Antipov)是韩国人的专业研究员和翻译人员，曾在东方塔尔 - 东部的远东语言和文学系助理，又是语言学科学研究所，曾担任上文。</text:p>
      <text:p text:style-name="P4">
<draw:frame draw:style-name="fr1" draw:name="Image4" text:anchor-type="as-char" svg:width="6.9236in" svg:height="4.615733in" draw:z-index="0">
<draw:image xlink:href="../Images/AРМІЯINFORM/2023-05-13T48-00-00-04-00/bo1a9729-scaled.jpg" xlink:type="simple" xlink:show="embed" xlink:actuate="onLoad" draw:mime-type="image/jpeg"/>
</draw:frame>
随着2014年Russo-Ikrainian战争的开始，他去了军事部门。 他在Avdiivsky工业区和其他地方的Donetsk机场，Navitlodar Arc附近进行了空中情报。 2016年，他从一个营的战争指挥官那里返回。在俄罗斯大规模侵略之后，丹尼斯·安蒂普夫(Denis Antipov)返回第95个正确的空降突击大队的队伍。 在医院接受治疗期间，他反复受伤，接受了外国电视频道的采访，并告诉乌克兰发生了什么。</text:p>
      <text:p text:style-name="P4">
他们于2022年5月18日在基辅的丹尼斯·安蒂普夫(Denis Antipov)告别，在阿斯克(Askold)的坟墓上的圣尼古拉斯教堂(St. Nicholas Wonderworker)教堂。 他被埋葬在Kotimirivano-Frankivsk地区的家庭村。</text:p>
      <text:p text:style-name="P4">
News Source: <text:a xlink:type="simple" xlink:href="https://armyinform.com.ua/2023/05/13/na-askoldovij-mogyli-u-kyyevi-vidkryly-memorialnu-doshku-denysu-antipovu/" text:style-name="Internet_20_link" text:visited-style-name="Visited_20_Internet_20_Link">
https://armyinform.com.ua/2023/05/13/na-askoldovij-mogyli-u-kyyevi-vidkryly-memorialnu-doshku-denysu-antipovu/</text:a>
</text:p>
      <!--NEWS-->
      <text:h text:style-name="P10" text:outline-level="1">
<text:span text:style-name="T4">
为入侵者服务的下一个合作者-DBR暴露了</text:span>
</text:h>
      <text:p text:style-name="P4">
作者: ['АРМІЯINFORM']</text:p>
      <text:p text:style-name="P4">
时间: 2023-05-13T49:00:00-04:00</text:p>
      <text:p text:style-name="P4">
描述: dbr vikrivati被Viddovydalnostiradnikiv吸引到Yaki，Yaki ...与乌克兰2022年的战争，与乌克兰的最新新闻，乌克兰2022年与乌克兰的新闻战争，乌克兰和俄罗斯的新闻战争，以及乌克兰与乌克兰的战争，将是，是否会在不久的将来与乌克兰进行战争，今天与乌克兰的战争，今天的乌克兰新闻</text:p>
      <text:p text:style-name="P4">
图片: ['<text:a xlink:type="simple" xlink:href="https://armyinform.com.ua/wp-content/uploads/2023/03/dbr-ilyustratyvne-foto.jpg" text:style-name="Internet_20_link" text:visited-style-name="Visited_20_Internet_20_Link">
dbr-ilyustratyvne-foto.jpg</text:a>
', '<text:a xlink:type="simple" xlink:href="https://armyinform.com.ua/wp-content/uploads/2023/05/dbr-povidomilo-pro-pidozru-dezertiru.jpeg" text:style-name="Internet_20_link" text:visited-style-name="Visited_20_Internet_20_Link">
dbr-povidomilo-pro-pidozru-dezertiru.jpeg</text:a>
', '<text:a xlink:type="simple" xlink:href="https://armyinform.com.ua/wp-content/uploads/2023/05/pered-sudom-postane-majster-lisu-yakij-pracyuvav-na-voroga-pid-chas-okupacii1.jpeg" text:style-name="Internet_20_link" text:visited-style-name="Visited_20_Internet_20_Link">
pered-sudom-postane-majster-lisu-yakij-pracyuvav-na-voroga-pid-chas-okupacii1.jpeg</text:a>
']</text:p>
      <text:p text:style-name="P4">
标签: ['ДЕРЖАВНЕ БЮРО РОЗСЛІДУВАНЬ', 'КОЛАБОРАНТИ']</text:p>
      <text:p text:style-name="P4">
类别: News</text:p>
      <!--METADATA-->
      <text:p text:style-name="P4">
<draw:frame draw:style-name="fr1" draw:name="Image5" text:anchor-type="as-char" svg:width="6.9236in" svg:height="4.613378in" draw:z-index="0">
<draw:image xlink:href="../Images/AРМІЯINFORM/2023-05-13T49-00-00-04-00/dbr-ilyustratyvne-foto.jpg" xlink:type="simple" xlink:show="embed" xlink:actuate="onLoad" draw:mime-type="image/jpeg"/>
</draw:frame>
州调查局。 说明性照片</text:p>
      <text:p text:style-name="P4">
** DBR继续暴露并抱住俄罗斯联邦大规模侵略时的居民</text:p>
      <text:p text:style-name="P4">
DBR员工完成了对为占领者提供木材的林业工人进行的审判。 起诉书是由预审指导的，<text:a xlink:type="simple" xlink:href="https://dbr.gov.ua/news/dbr-vikrilo-chergovih-kolaborantiv-yaki-prisluzhuvali-zagarbnikam-pid-chas-timchasovoi-okupacii-harkivshhini-ta-luganshhini.-odin-z-nih-postane-pered-sudom" text:style-name="Internet_20_link" text:visited-style-name="Visited_20_Internet_20_Link">
报告</text:a>
州调查局。</text:p>
      <text:p text:style-name="P4">
在博罗瓦村的居民之后，波里夫林业的高级研讨会自愿与敌人合作。 他将自己在博罗夫斯基林业的入侵者创造的自己的位置结合在一起。</text:p>
      <text:p text:style-name="P4">
在新的“职位”中，参与人员执行了组织和行政职能，为占领者提供了材料和技术基础，并监控了消防安全。 村庄发布后，合作者被拘留。</text:p>
      <text:p text:style-name="P4">
<draw:frame draw:style-name="fr1" draw:name="Image6" text:anchor-type="as-char" svg:width="6.9236in" svg:height="4.32725in" draw:z-index="0">
<draw:image xlink:href="../Images/AРМІЯINFORM/2023-05-13T49-00-00-04-00/dbr-povidomilo-pro-pidozru-dezertiru.jpeg" xlink:type="simple" xlink:show="embed" xlink:actuate="onLoad" draw:mime-type="image/jpeg"/>
</draw:frame>
高级森林大师被控自愿雇用临时占领地区的自以为是的当局职位(艺术的第5部分。 乌克兰刑法的111-1). Санкція статті передбачає покарання у вигляді позбавлення волі настрок до 10 років.</text:p>
      <text:p text:style-name="P4">
Також працівники ДБР заочно повідомили про підозру зраднику, який пішовпрацювати у створену окупантами в’язницю. Одразу після початку російськогоповномасштабного вторгнення він не з’явився на місце служби у ВовчанськуХарківської області та залишився чекати ворога за місцем свого проживання уселищі Дворічна.</text:p>
      <text:p text:style-name="P4">
Коли у селище зайшли окупанти, зрадник добровільно пішов до них працювати таотримав посаду «виконуючого обов’язки міліціонера» в окупаційній в’язниці, якуросіяни створили у Дворічній. За вказівкою окупантів він приймав та охоронявзатриманих громадян, забезпечував їх конвоювання.</text:p>
      <text:p text:style-name="P4">
<draw:frame draw:style-name="fr1" draw:name="Image7" text:anchor-type="as-char" svg:width="6.9236in" svg:height="4.32725in" draw:z-index="0">
<draw:image xlink:href="../Images/AРМІЯINFORM/2023-05-13T49-00-00-04-00/pered-sudom-postane-majster-lisu-yakij-pracyuvav-na-voroga-pid-chas-okupacii1.jpeg" xlink:type="simple" xlink:show="embed" xlink:actuate="onLoad" draw:mime-type="image/jpeg"/>
</draw:frame>
</text:p>
      <text:p text:style-name="P4">
已经确定，在2022年夏天，被俘虏后的叛徒立即安息了在Belokurakinsk当地警察中担任职位的提议。 除了在秩序保护方面的功能外，合作者还参加了 - 俄罗斯宣传。 他们定期出现在卢甘斯克恐怖分子的网站上的信息视频中，并带有宣传口号，并提供了有关乌克兰武装部队的Tassung信息。</text:p>
      <text:p text:style-name="P4">
袭击者涉嫌合作 - 自愿雇用在临时占领领土上创建的执法机构的职位 - 艺术的第7部分。 乌克兰刑法的111-1。 本文的制裁规定，在没收财产的情况下，剥夺了长达15年的Volistrock。</text:p>
      <text:p text:style-name="P4">
News Source: <text:a xlink:type="simple" xlink:href="https://armyinform.com.ua/2023/05/13/vykryto-chergovyh-kolaborantiv-yaki-prysluzhuvaly-zagarbnykam-dbr/" text:style-name="Internet_20_link" text:visited-style-name="Visited_20_Internet_20_Link">
https://armyinform.com.ua/2023/05/13/vykryto-chergovyh-kolaborantiv-yaki-prysluzhuvaly-zagarbnykam-dbr/</text:a>
</text:p>
      <!--NEWS-->
      <text:h text:style-name="P10" text:outline-level="1">
<text:span text:style-name="T4">
政府支持顿涅茨克和卢汉斯克地区占领之后的优先步骤</text:span>
</text:h>
      <text:p text:style-name="P4">
作者: ['АРМІЯINFORM']</text:p>
      <text:p text:style-name="P4">
时间: 2023-05-13T50:00:00-04:00</text:p>
      <text:p text:style-name="P4">
描述: KABISNET MINSTRYV UKRAINIAN SLOTOV“关于DIY IZ稳定的Pidgotovka ...与乌克兰2022年与乌克兰的战争，与乌克兰的最新新闻，今天与乌克兰的新闻进行战争，今天与乌克兰2022年的新闻战争，乌克兰和俄罗斯之间的战争将会发生，乌克兰和俄罗斯之间的战争会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2/12/uryad-ukrayiny.jpg" text:style-name="Internet_20_link" text:visited-style-name="Visited_20_Internet_20_Link">
uryad-ukrayiny.jpg</text:a>
']</text:p>
      <text:p text:style-name="P4">
标签: ['КАБІНЕТ МІНІСТРІВ УКРАЇНИ', 'МІНРЕІНТЕГРАЦІЇ']</text:p>
      <text:p text:style-name="P4">
类别: News</text:p>
      <!--METADATA-->
      <text:p text:style-name="P4">
<draw:frame draw:style-name="fr1" draw:name="Image8" text:anchor-type="as-char" svg:width="6.9236in" svg:height="4.570658in" draw:z-index="0">
<draw:image xlink:href="../Images/AРМІЯINFORM/2023-05-13T50-00-00-04-00/uryad-ukrayiny.jpg" xlink:type="simple" xlink:show="embed" xlink:actuate="onLoad" draw:mime-type="image/jpeg"/>
</draw:frame>
部长建筑物的内阁。 照片：DanielHaußmann / Wikipedia</text:p>
      <text:p text:style-name="P4">
乌克兰部长的内阁批准了该决议“为在顿涅茨克和卢甘斯克地区及其重新融合的案件中形成局势的行动做准备。”</text:p>
      <text:p text:style-name="P4">
关于<text:a xlink:type="simple" xlink:href="https://www.kmu.gov.ua/news/uriad-pidtrymav-postanovu-minreintehratsii-shchodo-pershocherhovykh-krokiv-zi-stabilizatsii-ta-reintehratsii-donetskoi-ta-luhanskoi-oblastei" text:style-name="Internet_20_link" text:visited-style-name="Visited_20_Internet_20_Link">
消息</text:a>
政府门户。</text:p>
      <text:p text:style-name="P4">
根据该文件，Donetsk和Luhansk Ova形成了协调器官，以便在临时占领领土之后立即做好行动。 这是关于制定详细的行动计划，人员水库的形成和后勤清单。</text:p>
      <text:p text:style-name="P4">
准备的主要领域是：</text:p>
      <ul>
        <li>
安全; <text:span text:style-name="T5">
恢复公共当局； </text:span>
人道主义反应； <text:span text:style-name="T5">
基础设施恢复； </text:span>
医学反应和心理支持； <text:span text:style-name="T5">
社会保护； * 经济; </text:span>
信息政策； * 教育。</li>
      </ul>
      <text:p text:style-name="P4">
相关计划将与协调量表达成协议，涉及DE量的领土问题。</text:p>
      <text:p text:style-name="P4">
News Source: <text:a xlink:type="simple" xlink:href="https://armyinform.com.ua/2023/05/13/uryad-pidtrymav-postanovu-minreintegracziyi-shhodo-pershochergovyh-krokiv-zi-stabilizacziyi-ta-reintegracziyi-doneczkoyi-ta-luganskoyi-oblastej/" text:style-name="Internet_20_link" text:visited-style-name="Visited_20_Internet_20_Link">
https://armyinform.com.ua/2023/05/13/uryad-pidtrymav-postanovu-minreintegracziyi-shhodo-pershochergovyh-krokiv-zi-stabilizacziyi-ta-reintegracziyi-doneczkoyi-ta-luganskoyi-oblastej/</text:a>
</text:p>
      <!--NEWS-->
      <text:h text:style-name="P10" text:outline-level="1">
<text:span text:style-name="T4">
SBU特种部队无人机“复员”占用者</text:span>
</text:h>
      <text:p text:style-name="P4">
作者: ['АРМІЯINFORM']</text:p>
      <text:p text:style-name="P4">
时间: 2023-05-13T51:00:00-04:00</text:p>
      <text:p text:style-name="P4">
描述: SBU的特殊迹象将“天堂般的Kara”倒给了FPV-Drop的预设的讲师。 视频...与乌克兰2022年的战争，与乌克兰的最新新闻战争，与乌克兰的新闻战争，2022年的新闻战争，今天的最后一次战争，无论是乌克兰和俄罗斯之间的战争，以及何时，2​​022年与乌克兰的战争将是他们说，在不久的将来与乌克兰发动了战争</text:p>
      <text:p text:style-name="P4">
图片: ['<text:a xlink:type="simple" xlink:href="https://armyinform.com.ua/wp-content/uploads/2023/02/i75_articleimage_203629.webp" text:style-name="Internet_20_link" text:visited-style-name="Visited_20_Internet_20_Link">
i75_articleimage_203629.webp</text:a>
']</text:p>
      <text:p text:style-name="P4">
标签: ['STOPRUSSIA', 'АГРЕСІЯ РФ', 'ВТОРГНЕННЯ РФ', 'СБУ']</text:p>
      <text:p text:style-name="P4">
类别: News</text:p>
      <!--METADATA-->
      <text:p text:style-name="P4">
<draw:frame draw:style-name="fr1" draw:name="Image9" text:anchor-type="as-char" svg:width="6.9236in" svg:height="3.952222in" draw:z-index="0">
<draw:image xlink:href="../ConvertedIMGs/AРМІЯINFORM/2023-05-13T51-00-00-04-00/i75_articleimage_203629.png" xlink:type="simple" xlink:show="embed" xlink:actuate="onLoad" draw:mime-type="image/png"/>
</draw:frame>
说明性照片</text:p>
      <text:p text:style-name="P4">
SBU特种部队借助FPV THENIES对占领者进行了“天上的惩罚”。</text:p>
      <text:p text:style-name="P4">
视频<text:a xlink:type="simple" xlink:href="https://www.facebook.com/SecurSerUkraine/videos/958475935306686/" text:style-name="Internet_20_link" text:visited-style-name="Visited_20_Internet_20_Link">
公开</text:a>
关于乌克兰在Facebook上的安全服务。</text:p>
      <text:p text:style-name="P4">
“我们的战斗人员在最热门的目的地工作，每天都用军事装备派遣俄罗斯，参加科布斯的音乐会。 这件消息是惊讶的：讯息写着。</text:p>
      <text:p text:style-name="P4">
News Source: <text:a xlink:type="simple" xlink:href="https://armyinform.com.ua/2023/05/13/speczpryznachenczi-sbu-dronom-demobilizuvaly-okupantiv/" text:style-name="Internet_20_link" text:visited-style-name="Visited_20_Internet_20_Link">
https://armyinform.com.ua/2023/05/13/speczpryznachenczi-sbu-dronom-demobilizuvaly-okupantiv/</text:a>
</text:p>
      <!--NEWS-->
      <text:h text:style-name="P10" text:outline-level="1">
<text:span text:style-name="T4">
社会政策部加剧了协助堕落军人家属的专家的支持</text:span>
</text:h>
      <text:p text:style-name="P4">
作者: ['АРМІЯINFORM']</text:p>
      <text:p text:style-name="P4">
时间: 2023-05-13T52:00:00-04:00</text:p>
      <text:p text:style-name="P4">
描述: 乌克兰合作伙伴关系的Mintynoye Poleskoye与仁慈组织...与2022年与乌克兰的战争，与乌克兰的最新新闻战争，今天与乌克兰2022年的新闻战争，乌克兰与乌克兰与乌克兰和俄罗斯之间的战争将与乌克兰的战争，当他们说，在2022年是否在不久的将来与乌克兰战争，他们说，与乌克兰的战争，今天的乌克兰新闻，乌克兰的新闻，乌克兰媒体在俄罗斯的媒体</text:p>
      <text:p text:style-name="P4">
图片: ['<text:a xlink:type="simple" xlink:href="https://armyinform.com.ua/wp-content/uploads/2023/04/soczpidtrymka.jpg" text:style-name="Internet_20_link" text:visited-style-name="Visited_20_Internet_20_Link">
soczpidtrymka.jpg</text:a>
']</text:p>
      <text:p text:style-name="P4">
标签: ['МІНІСТЕРСТВО СОЦІАЛЬНОЇ ПОЛІТИКИ УКРАЇНИ', 'СОЦІАЛЬНИЙ ЗАХИСТ']</text:p>
      <text:p text:style-name="P4">
类别: News</text:p>
      <!--METADATA-->
      <text:p text:style-name="P4">
<draw:frame draw:style-name="fr1" draw:name="Image10" text:anchor-type="as-char" svg:width="6.9236in" svg:height="3.894525in" draw:z-index="0">
<draw:image xlink:href="../Images/AРМІЯINFORM/2023-05-13T52-00-00-04-00/soczpidtrymka.jpg" xlink:type="simple" xlink:show="embed" xlink:actuate="onLoad" draw:mime-type="image/jpeg"/>
</draw:frame>
乌克兰社会政策部与2023年5月1日起与慈善组织“ TAAPS”慈善基金会“ TAAPS”慈善基金会合作，为社会服务提供者组织了许多教育研讨会，以与Zaporizhia捍卫者和乌克兰捍卫者家族的家庭合作， [报告] [报告] <text:a xlink:type="simple" xlink:href="https://www.kmu.gov.ua/news/minsotspolityky-posyliuie-pidtrymku-spetsialistiv-iaki-nadaiut-sotsialni-posluhy-simiam-zahyblykh-zakhysnykiv-i-zakhysnyts-ukrainy" text:style-name="Internet_20_link" text:visited-style-name="Visited_20_Internet_20_Link">
报告</text:a>
政府门户。</text:p>
      <text:p text:style-name="P4">
“目前，专业服务专家的全面战争都有非凡的负担。 为人们提供帮助的社会工作者也支持支持。 我们会尽力将这些专家保持在工作过程中，并为关心这一点的人提供质量援助。”</text:p>
      <text:p text:style-name="P4">
课程旨在为专家提供心理支持，这些专家为乌克兰堕落者和捍卫者的家庭提供社会服务，在交流领域的专业技能和技能的发展，自我调节的自我掌管，支持他们自己的经验和资源。</text:p>
      <text:p text:style-name="P4">
参与者独立处理提供的方法论材料，然后参加在线研讨会。 在上课期间，专家分享他们为死者家庭的服务经验(死亡)与心理学家一起工作的军人尤其是旨在建立质量沟通，发展情绪自我调节的技能，维持身体健康的技能，获得心理平衡的能力，等等​​。</text:p>
      <text:p text:style-name="P4">
在第一周，Chernihiv，Chernivtsi，Mykolaiv地区的专家加入了这项研究。 在此计划中，计划鼓励1000多名专家。</text:p>
      <text:p text:style-name="P4">
对于民间社会的积极发展，价值观的宪法原则，国家有义务确保社会工作者提供体面的支持制度，向乌克兰的家庭捍卫者和捍卫者提供合格的援助。</text:p>
      <text:p text:style-name="P4">
News Source: <text:a xlink:type="simple" xlink:href="https://armyinform.com.ua/2023/05/13/minsoczpolityky-posylyuye-pidtrymku-speczialistiv-yaki-nadayut-soczialni-poslugy-simyam-zagyblyh-zahysnykiv-i-zahysnycz-ukrayiny/" text:style-name="Internet_20_link" text:visited-style-name="Visited_20_Internet_20_Link">
https://armyinform.com.ua/2023/05/13/minsoczpolityky-posylyuye-pidtrymku-speczialistiv-yaki-nadayut-soczialni-poslugy-simyam-zagyblyh-zahysnykiv-i-zahysnycz-ukrayiny/</text:a>
</text:p>
      <!--NEWS-->
      <text:h text:style-name="P10" text:outline-level="1">
<text:span text:style-name="T4">
卢汉斯克地区占领者的“副检察长”的调查已完成</text:span>
</text:h>
      <text:p text:style-name="P4">
作者: ['АРМІЯINFORM']</text:p>
      <text:p text:style-name="P4">
时间: 2023-05-13T53:00:00-04:00</text:p>
      <text:p text:style-name="P4">
描述: DBR Pratsilniki完成了Stosno Kolishnoy Law的Rozsliduanne的Rozsliduanne，Rosslensia ...与乌克兰2022年的战争，与乌克兰与乌克兰的最新新闻，今天与乌克兰的新闻进行战争，今天与乌克兰2022年上次与乌克兰的新闻战争，乌克兰和俄罗斯和俄罗斯和俄罗斯和俄罗斯和俄罗斯之间的战争将会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2/naruchnyk.jpg" text:style-name="Internet_20_link" text:visited-style-name="Visited_20_Internet_20_Link">
naruchnyk.jpg</text:a>
']</text:p>
      <text:p text:style-name="P4">
标签: ['ДЕРЖАВНЕ БЮРО РОЗСЛІДУВАНЬ']</text:p>
      <text:p text:style-name="P4">
类别: News</text:p>
      <!--METADATA-->
      <text:p text:style-name="P4">
<draw:frame draw:style-name="fr1" draw:name="Image11" text:anchor-type="as-char" svg:width="6.9236in" svg:height="4.075033in" draw:z-index="0">
<draw:image xlink:href="../Images/AРМІЯINFORM/2023-05-13T53-00-00-04-00/naruchnyk.jpg" xlink:type="simple" xlink:show="embed" xlink:actuate="onLoad" draw:mime-type="image/jpeg"/>
</draw:frame>
DBR员工已经完成了对卢甘斯克(Lugansk)的前执法人员进行的调查，后者曾为SO被称为SO副副检察官的占领者工作。 起诉书已发给法院，<text:a xlink:type="simple" xlink:href="https://dbr.gov.ua/news/dbr-zavershilo-rozsliduvannya-shhodo-tak-zvanogo-zastupnika-genprokurora-okupantiv-na-luganshhini" text:style-name="Internet_20_link" text:visited-style-name="Visited_20_Internet_20_Link">
报告</text:a>
国家局调查。</text:p>
      <text:p text:style-name="P4">
执法机构报告说，2020年，该人独立地为入侵者工作，并在卢汉斯克地区暂时占领的领土的占领检察官办公室获得了假职位。</text:p>
      <text:p text:style-name="P4">
声明说：“他执行了侵略者的指示，参加了俄罗斯联邦代表和乌克兰临时领土上的恐怖组织的共同事件。”</text:p>
      <text:p text:style-name="P4">
这位前执法人员被指控采取旨在暴力权力或推翻宪法秩序的行动，侵占了乌克兰的领土目的(艺术的第1部分。 109，艺术第2部分。 《乌克兰刑法》 110). Санкція статтіпередбачає покарання у вигляді позбавлення волі до 10 років з конфіскацієюмайна.</text:p>
      <text:p text:style-name="P4">
News Source: <text:a xlink:type="simple" xlink:href="https://armyinform.com.ua/2023/05/13/zaversheno-rozsliduvannya-shhodo-tak-zvanogo-zastupnyka-genprokurora-okupantiv-na-luganshhyni-dbr/" text:style-name="Internet_20_link" text:visited-style-name="Visited_20_Internet_20_Link">
https://armyinform.com.ua/2023/05/13/zaversheno-rozsliduvannya-shhodo-tak-zvanogo-zastupnyka-genprokurora-okupantiv-na-luganshhyni-dbr/</text:a>
</text:p>
      <!--NEWS-->
      <text:h text:style-name="P10" text:outline-level="1">
<text:span text:style-name="T4">
我们的后卫白天击倒了22个敌人无人机</text:span>
</text:h>
      <text:p text:style-name="P4">
作者: ['АРМІЯINFORM']</text:p>
      <text:p text:style-name="P4">
时间: 2023-05-13T54:00:00-04:00</text:p>
      <text:p text:style-name="P4">
描述: Avisaats的Yya国防部队过去的DOB在Zserdzhennya地区进行了12次罢工...与乌克兰2022年的战争，与乌克兰的最新新闻，今天与乌克兰2022年的新闻战争，今天，乌克兰和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2/12/bpla.png" text:style-name="Internet_20_link" text:visited-style-name="Visited_20_Internet_20_Link">
bpla.png</text:a>
']</text:p>
      <text:p text:style-name="P4">
标签: ['STOPRUSSIA', 'АГРЕСІЯ РФ', 'ВІЙНА', 'ВТОРГНЕННЯ РФ', 'ГЕНЕРАЛЬНИЙ ШТАБ ЗС УКРАЇНИ', 'ХРОНІКА ОБОРОНИ']</text:p>
      <text:p text:style-name="P4">
类别: News</text:p>
      <!--METADATA-->
      <text:p text:style-name="P4">
<draw:frame draw:style-name="fr1" draw:name="Image12" text:anchor-type="as-char" svg:width="6.9236in" svg:height="4.587285in" draw:z-index="0">
<draw:image xlink:href="../Images/AРМІЯINFORM/2023-05-13T54-00-00-04-00/bpla.png" xlink:type="simple" xlink:show="embed" xlink:actuate="onLoad" draw:mime-type="image/png"/>
</draw:frame>
**🔥i</text:p>
      <text:p text:style-name="P4">
在过去的一天中，国防军的航空在个人人员和军事设备集中的领域以及敌方防空导弹综合大楼中的5杆中取得了12次节拍，<text:a xlink:type="simple" xlink:href="https://www.facebook.com/GeneralStaff.ua/posts/pfbid0QzACdCpAhh4tCfGvNrnQjXZ14W2N42TGLAhHwiZjSC2hwhH6idCybVpdeMFKkwuVl" text:style-name="Internet_20_link" text:visited-style-name="Visited_20_Internet_20_Link">
报告</text:a>
乌克兰武装部队的总参谋部。</text:p>
      <text:p text:style-name="P4">
该报告还指出，在最后一天，我们的后卫击倒了22种不同类型的割草机。</text:p>
      <text:p text:style-name="P4">
乌克兰武装部队的总人员指出，关于失去敌人的信息一直保持一致。</text:p>
      <text:p text:style-name="P4">
News Source: <text:a xlink:type="simple" xlink:href="https://armyinform.com.ua/2023/05/13/nasha-aviacziya-protyagom-doby-zavdala-12-udariv-po-vorogu/" text:style-name="Internet_20_link" text:visited-style-name="Visited_20_Internet_20_Link">
https://armyinform.com.ua/2023/05/13/nasha-aviacziya-protyagom-doby-zavdala-12-udariv-po-vorogu/</text:a>
</text:p>
      <!--NEWS-->
      <text:h text:style-name="P10" text:outline-level="1">
<text:span text:style-name="T4">
导弹和​​炮兵的师击中了7个敌方火炮部队</text:span>
</text:h>
      <text:p text:style-name="P4">
作者: ['АРМІЯINFORM']</text:p>
      <text:p text:style-name="P4">
时间: 2023-05-13T55:00:00-04:00</text:p>
      <text:p text:style-name="P4">
描述: 火箭的皮德罗迪利（Pidrodili）发动了防御乌克兰人的防御，与乌克兰2022年的战争，与乌克兰与乌克兰最新新闻的战争，今天与乌克兰2022年的新闻战争，乌克兰和俄罗斯之间以及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标签: ['STOPRUSSIA', 'АГРЕСІЯ РФ', 'ВІЙНА', 'ВТОРГНЕННЯ РФ', 'ВТРАТИ ВОРОГА', 'ГЕНЕРАЛЬНИЙ ШТАБ ЗС УКРАЇНИ', 'ОПЕРАТИВНА ІНФОРМАЦІЯ']</text:p>
      <text:p text:style-name="P4">
类别: News</text:p>
      <!--METADATA-->
      <text:p text:style-name="P4">
<draw:frame draw:style-name="fr1" draw:name="Image13" text:anchor-type="as-char" svg:width="6.9236in" svg:height="3.80798in" draw:z-index="0">
<draw:image xlink:href="../Images/AРМІЯINFORM/2023-05-13T55-00-00-04-00/raketni-vijska-ta-artyleriya-nazemnyh-ugrupovan-vijsk.jpg" xlink:type="simple" xlink:show="embed" xlink:actuate="onLoad" draw:mime-type="image/jpeg"/>
</draw:frame>
说明性照片<text:span text:style-name="T4">
🔥俄罗斯入侵的情况</text:span>
</text:p>
      <text:p text:style-name="P4">
乌克兰国防部队的导弹部队和炮兵部队袭击了2点的管理，3个活力集中的地区，敌人的7个炮兵部队过去曾在火灾位置。</text:p>
      <text:p text:style-name="P4">
关于这个<text:a xlink:type="simple" xlink:href="https://www.facebook.com/GeneralStaff.ua/posts/pfbid0QzACdCpAhh4tCfGvNrnQjXZ14W2N42TGLAhHwiZjSC2hwhH6idCybVpdeMFKkwuVl" text:style-name="Internet_20_link" text:visited-style-name="Visited_20_Internet_20_Link">
被引用</text:a>
在乌克兰武装部队总参谋部的运营信息中。</text:p>
      <text:p text:style-name="P4">
此外，总人员补充说，乌克兰的捍卫者摧毁了弹药的组成以及敌方广播的两个站点。</text:p>
      <text:p text:style-name="P4">
News Source: <text:a xlink:type="simple" xlink:href="https://armyinform.com.ua/2023/05/13/pidrozdily-raketnyh-vijsk-i-artyleriyi-urazyly-7-artylerijskyh-pidrozdiliv-voroga/" text:style-name="Internet_20_link" text:visited-style-name="Visited_20_Internet_20_Link">
https://armyinform.com.ua/2023/05/13/pidrozdily-raketnyh-vijsk-i-artyleriyi-urazyly-7-artylerijskyh-pidrozdiliv-voroga/</text:a>
</text:p>
      <!--NEWS-->
      <text:h text:style-name="P10" text:outline-level="1">
<text:span text:style-name="T4">
在过去的一天中，敌人击中了7个火箭发射器和49次航空打击</text:span>
</text:h>
      <text:p text:style-name="P4">
作者: ['АРМІЯINFORM']</text:p>
      <text:p text:style-name="P4">
时间: 2023-05-13T56:00:00-04:00</text:p>
      <text:p text:style-name="P4">
描述: 战争] Rosisska Federals不与之相关。在2022年，是否会在不久的将来与乌克兰发生战争，他们说，与乌克兰的战争，今天的乌克兰新闻，乌克兰的新闻，乌克兰的乌克兰媒体新闻</text:p>
      <text:p text:style-name="P4">
图片: ['<text:a xlink:type="simple" xlink:href="https://armyinform.com.ua/wp-content/uploads/2022/10/2022-10-18-raketnyj-obstril-zhytomyra.jpg" text:style-name="Internet_20_link" text:visited-style-name="Visited_20_Internet_20_Link">
2022-10-18-raketnyj-obstril-zhytomyra.jpg</text:a>
']</text:p>
      <text:p text:style-name="P4">
标签: ['STOPRUSSIA', 'АГРЕСІЯ РФ', 'ВІЙНА', 'ВТОРГНЕННЯ РФ', 'ГЕНЕРАЛЬНИЙ ШТАБ ЗС УКРАЇНИ', 'ОПЕРАТИВНА ІНФОРМАЦІЯ']</text:p>
      <text:p text:style-name="P4">
类别: News</text:p>
      <!--METADATA-->
      <text:p text:style-name="P4">
<draw:frame draw:style-name="fr1" draw:name="Image14" text:anchor-type="as-char" svg:width="6.9236in" svg:height="3.893007in" draw:z-index="0">
<draw:image xlink:href="../Images/AРМІЯINFORM/2023-05-13T56-00-00-04-00/2022-10-18-raketnyj-obstril-zhytomyra.jpg" xlink:type="simple" xlink:show="embed" xlink:actuate="onLoad" draw:mime-type="image/jpeg"/>
</draw:frame>
说明性照片</text:p>
      <text:p text:style-name="P4">
战争]</text:p>
      <text:p text:style-name="P4">
俄罗斯联邦没有放弃占领我们领土的计划，而是继续发动入侵者。 敌人不仅不仅停止罢工，而且不仅是军人，而且不再罢工。</text:p>
      <text:p text:style-name="P4">
这在[消息]中说明了(https://www.facebook.com/GeneralStaff.ua/posts/pfbid0QzACdCpAhh4tCfGvNrnQjXZ14W2N42TGLAhHwiZjSC2hwhH6idCybVpdeMFKkwuVl)乌克兰武装部队的总参谋部。</text:p>
      <text:p text:style-name="P4">
“在过去的一天中，敌人造成了7个火箭发射器和49次航空罢工，并进行了81个火箭发射器的炮击。</text:p>
      <text:p text:style-name="P4">
为了在Kramatorsk，Druzhkivka和Zaporizhzhia上进行火箭中风的任务，对手使用了S-300 SPRC。”</text:p>
      <text:p text:style-name="P4">
News Source: <text:a xlink:type="simple" xlink:href="https://armyinform.com.ua/2023/05/13/protyagom-mynuloyi-doby-vorog-zavdav-7-raketnyh-ta-49-aviaczijnyh-udariv/" text:style-name="Internet_20_link" text:visited-style-name="Visited_20_Internet_20_Link">
https://armyinform.com.ua/2023/05/13/protyagom-mynuloyi-doby-vorog-zavdav-7-raketnyh-ta-49-aviaczijnyh-udariv/</text:a>
</text:p>
      <!--NEWS-->
      <text:h text:style-name="P10" text:outline-level="1">
<text:span text:style-name="T4">
“他们要么谈判，要么是核武器”  - 古尔关</text:span>
</text:h>
      <text:p text:style-name="P4">
作者: ['АРМІЯINFORM']</text:p>
      <text:p text:style-name="P4">
时间: 2023-05-13T57:00:00-04:00</text:p>
      <text:p text:style-name="P4">
描述: 关于Rosveska Mou的Perekholnni负责人管理的Dali。 Viisovovovovevevv. ...与乌克兰2022年的战争，与乌克兰的最新新闻，今天与乌克兰的新闻战争，乌克兰2022年的新闻战争，乌克兰和俄罗斯之间的战争以及2022年与乌克兰的战争将在他们在不久的将来与乌克兰战争，他们说，与乌克兰的战争，今天的乌克兰新闻，乌克兰新闻，乌克兰媒体的俄罗斯媒体</text:p>
      <text:p text:style-name="P4">
图片: ['<text:a xlink:type="simple" xlink:href="https://armyinform.com.ua/wp-content/uploads/2023/03/gurperehoplennya.jpg" text:style-name="Internet_20_link" text:visited-style-name="Visited_20_Internet_20_Link">
gurperehoplennya.jpg</text:a>
']</text:p>
      <text:p text:style-name="P4">
标签: ['STOPRUSSIA', 'АГРЕСІЯ РФ', 'ВТОРГНЕННЯ РФ', 'ГУР ПЕРЕХОПЛЕННЯ']</text:p>
      <text:p text:style-name="P4">
类别: News</text:p>
      <!--METADATA-->
      <text:p text:style-name="P4">
<draw:frame draw:style-name="fr1" draw:name="Image15" text:anchor-type="as-char" svg:width="6.9236in" svg:height="3.894525in" draw:z-index="0">
<draw:image xlink:href="../Images/AРМІЯINFORM/2023-05-13T57-00-00-04-00/gurperehoplennya.jpg" xlink:type="simple" xlink:show="embed" xlink:actuate="onLoad" draw:mime-type="image/jpeg"/>
</draw:frame>
关于[拦截]进一步(https://gur.gov.ua/content/ony-lybo-perehovoramy-budut-zakanchyvat-lybo-v-nature-iadernym-oruzhyem.html)Main IOU情报局。</text:p>
      <text:p text:style-name="P4">
这位俄罗斯军人向他的妻子介绍了假期，只是为了赚钱，以进一步发展前线事件。</text:p>
      <text:p text:style-name="P4">
News Source: <text:a xlink:type="simple" xlink:href="https://armyinform.com.ua/2023/05/13/vony-abo-peregovoramy-budut-zakinchuvaty-abo-dijsno-yadernoyu-zbroyeyu-gur-perehoplennya/" text:style-name="Internet_20_link" text:visited-style-name="Visited_20_Internet_20_Link">
https://armyinform.com.ua/2023/05/13/vony-abo-peregovoramy-budut-zakinchuvaty-abo-dijsno-yadernoyu-zbroyeyu-gur-perehoplennya/</text:a>
</text:p>
      <!--NEWS-->
      <text:h text:style-name="P10" text:outline-level="1">
<text:span text:style-name="T4">
每天敌人的损失：将近600名入侵者被淘汰，27个手工系统和29个无人机被摧毁</text:span>
</text:h>
      <text:p text:style-name="P4">
作者: ['АРМІЯINFORM']</text:p>
      <text:p text:style-name="P4">
时间: 2023-05-13T58:00:00-04:00</text:p>
      <text:p text:style-name="P4">
描述: Zagalni Boyov，在02/24/22到05/13/23 Orintovo成为：...与乌克兰2022的战争，与乌克兰的战争，今天与乌克兰的最新消息，今天与乌克兰的新闻战争，今天与乌克兰2022年最后一次战争，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photo_5402282179729410547_w-scaled.jpg" text:style-name="Internet_20_link" text:visited-style-name="Visited_20_Internet_20_Link">
photo_5402282179729410547_w-scaled.jpg</text:a>
']</text:p>
      <text:p text:style-name="P4">
标签: ['STOPRUSSIA', 'АГРЕСІЯ РФ', 'ВТОРГНЕННЯ РФ', 'ВТРАТИ ВОРОГА', 'ГШ ЗСУ']</text:p>
      <text:p text:style-name="P4">
类别: News</text:p>
      <!--METADATA-->
      <text:p text:style-name="P4">
<draw:frame draw:style-name="fr1" draw:name="Image16" text:anchor-type="as-char" svg:width="6.9236in" svg:height="6.987066in" draw:z-index="0">
<draw:image xlink:href="../Images/AРМІЯINFORM/2023-05-13T58-00-00-04-00/photo_5402282179729410547_w-scaled.jpg" xlink:type="simple" xlink:show="embed" xlink:actuate="onLoad" draw:mime-type="image/jpeg"/>
</draw:frame>
敌人从24.02.22到13.05.23的全面战斗损失将定向：</text:p>
      <text:p text:style-name="P4">
<text:span text:style-name="T4">
<text:span text:style-name="T5">
人员 -  </text:span>
* 198260(+590)淘汰的人</text:span>
<text:span text:style-name="T5">
坦克 -  </text:span>
<text:span text:style-name="T5">
 3751(+6)</text:span>
<text:span text:style-name="T4">
战斗装甲车 -  </text:span>
 7307(+12)<text:span text:style-name="T4">
<text:span text:style-name="T5">
炮兵系统 -  </text:span>
<text:span text:style-name="T5">
 3095(+27)</text:span>
 </text:span>
 rszv- <text:span text:style-name="T4">
 561(+2)</text:span>
<text:span text:style-name="T5">
防空 -  </text:span>
<text:span text:style-name="T5">
 314(+2)</text:span>
<text:span text:style-name="T4">
飞机 -  </text:span>
 308(0)<text:span text:style-name="T4">
<text:span text:style-name="T5">
直升机 -  </text:span>
* 294(0)</text:span>
<text:span text:style-name="T5">
无人机手术战术水平 -  </text:span>
<text:span text:style-name="T5">
 2665(+29)</text:span>
<text:span text:style-name="T4">
有翼的导弹 -  </text:span>
 970(0)<text:span text:style-name="T4">
<text:span text:style-name="T5">
船 /船 -  </text:span>
* 18(0)</text:span>
<text:span text:style-name="T5">
汽车设备和坦克 -  </text:span>
<text:span text:style-name="T5">
 6011(+15)</text:span>
<text:span text:style-name="T4">
特殊技术 -  </text:span>
 402(+9)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3.05.23。</text:p>
      <text:p text:style-name="P4">
News Source: <text:a xlink:type="simple" xlink:href="https://armyinform.com.ua/2023/05/13/vtraty-voroga-za-dobu-likvidovano-majzhe-600-okupantiv-znyshheno-27-artsystem-i-29-bpla/" text:style-name="Internet_20_link" text:visited-style-name="Visited_20_Internet_20_Link">
https://armyinform.com.ua/2023/05/13/vtraty-voroga-za-dobu-likvidovano-majzhe-600-okupantiv-znyshheno-27-artsystem-i-29-bpla/</text:a>
</text:p>
      <!--NEWS-->
      <text:h text:style-name="P10" text:outline-level="1">
<text:span text:style-name="T4">
北约达西安2023年春季已在罗马尼亚完成</text:span>
</text:h>
      <text:p text:style-name="P4">
作者: ['АРМІЯINFORM']</text:p>
      <text:p text:style-name="P4">
时间: 2023-05-13T59:00:00-04:00</text:p>
      <text:p text:style-name="P4">
描述: 在Rumuni，Krainty Pivnitsa-瓦特兰特联盟Dacian 2023年春季在未成年人中结束了……与乌克兰2022年的战争，与乌克兰的战争是今天的最新新闻，这是与乌克兰2022年的新闻战争，这是今天的最后一场，是今天的最后一场，将是威尔乌克兰和俄罗斯之间以及2022年与乌克兰的战争之间发生战争乌克兰新闻在俄罗斯的乌克兰媒体</text:p>
      <text:p text:style-name="P4">
图片: ['<text:a xlink:type="simple" xlink:href="https://armyinform.com.ua/wp-content/uploads/2023/05/nato_viyskovi_gettyimages_1238943704_1_650x410.jpg" text:style-name="Internet_20_link" text:visited-style-name="Visited_20_Internet_20_Link">
nato_viyskovi_gettyimages_1238943704_1_650x410.jpg</text:a>
']</text:p>
      <text:p text:style-name="P4">
标签: ['ВІЙСЬКОВІ НАВЧАННЯ', 'НАТО', 'РУМУНІЯ']</text:p>
      <text:p text:style-name="P4">
类别: News</text:p>
      <!--METADATA-->
      <text:p text:style-name="P4">
<draw:frame draw:style-name="fr1" draw:name="Image17" text:anchor-type="as-char" svg:width="6.9236in" svg:height="4.367194in" draw:z-index="0">
<draw:image xlink:href="../Images/AРМІЯINFORM/2023-05-13T59-00-00-04-00/nato_viyskovi_gettyimages_1238943704_1_650x410.jpg" xlink:type="simple" xlink:show="embed" xlink:actuate="onLoad" draw:mime-type="image/jpeg"/>
</draw:frame>
罗马尼亚完成了2023年北大西洋联盟Dacianspring的培训，该联盟有500多名士兵参加了培训。</text:p>
      <text:p text:style-name="P4">
关于它<text:a xlink:type="simple" xlink:href="https://english.mapn.ro/cpresa/5969_chief-of-defence-staff-at-dacian-spring-2023-exercise" text:style-name="Internet_20_link" text:visited-style-name="Visited_20_Internet_20_Link">
报告</text:a>
罗马尼亚国防部。</text:p>
      <text:p text:style-name="P4">
练习的目的是检查位于罗马尼亚和保加利亚的北约战斗集团的迅速部署，以及他们将跨国公司整合用于国防行动。</text:p>
      <text:p text:style-name="P4">
该培训于5月8日至5月12日在Medidia举行。 他们参加了500多名罗马尼亚，美国，法国和意大利军队的参加。</text:p>
      <text:p text:style-name="P4">
罗马尼亚国防防御指出，练习的结果证实了所有参与者的反应增加，以及跨国公司“东南”工作人员在战斗领域定义的工作。</text:p>
      <text:p text:style-name="P4">
News Source: <text:a xlink:type="simple" xlink:href="https://armyinform.com.ua/2023/05/13/u-rumuniyi-zavershylys-navchannya-nato-dacian-spring-2023/" text:style-name="Internet_20_link" text:visited-style-name="Visited_20_Internet_20_Link">
https://armyinform.com.ua/2023/05/13/u-rumuniyi-zavershylys-navchannya-nato-dacian-spring-2023/</text:a>
</text:p>
      <!--NEWS-->
      <text:h text:style-name="P10" text:outline-level="1">
<text:span text:style-name="T4">
两架俄罗斯无人机在赫尔森地区被销毁</text:span>
</text:h>
      <text:p text:style-name="P4">
作者: ['АРМІЯINFORM']</text:p>
      <text:p text:style-name="P4">
时间: 2023-05-13T90:00:00-04:00</text:p>
      <text:p text:style-name="P4">
描述: 13 Herbalop 2023 Rock，位于赫尔森地区，由防守防御的螺栓的部队...与乌克兰2022年的战争，与乌克兰的最新新闻，今天与乌克兰的新闻战争，今天与乌克兰的新闻战争持续了今天，将在今天进行战争，将会发生战争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19/12/bpla-orlan.jpg" text:style-name="Internet_20_link" text:visited-style-name="Visited_20_Internet_20_Link">
bpla-orlan.jpg</text:a>
']</text:p>
      <text:p text:style-name="P4">
标签: ['БПЛА "ОРЛАН-10"', 'ЗНИЩЕННЯ РОСІЙСЬКОЇ ВІЙСЬКОВОЇ ТЕХНІКИ', 'ЛАНЦЕТ', 'ХРОНІКА ОБОРОНИ']</text:p>
      <text:p text:style-name="P4">
类别: News</text:p>
      <!--METADATA-->
      <text:p text:style-name="P4">
<draw:frame draw:style-name="fr1" draw:name="Image18" text:anchor-type="as-char" svg:width="6.9236in" svg:height="4.615733in" draw:z-index="0">
<draw:image xlink:href="../Images/AРМІЯINFORM/2023-05-13T90-00-00-04-00/bpla-orlan.jpg" xlink:type="simple" xlink:show="embed" xlink:actuate="onLoad" draw:mime-type="image/jpeg"/>
</draw:frame>
说明性照片</text:p>
      <text:p text:style-name="P4">
2023年5月13日，在赫尔森地区，两架俄罗斯无人机被部队和防空司令部“南方”：鹰奥尔兰-10“侦察无人机和柳叶刀类型无人机摧毁。</text:p>
      <text:p text:style-name="P4">
<text:span text:style-name="T4">
资料来源：</text:span>
 [南航空司令部的公共关系服务)(https://www.facebook.com/PvKPivden/posts/pfbid02WVVKupQ7fLpwRabFsSd9KJmaBkUdXyfvvGhfQA7sg9S8sDFQeRnmN4CsPYF9TgeZl)</text:p>
      <text:p text:style-name="P4">
News Source: <text:a xlink:type="simple" xlink:href="https://armyinform.com.ua/2023/05/13/na-hersonshhyni-znyshheno-dva-bezpilotnyky-rf/" text:style-name="Internet_20_link" text:visited-style-name="Visited_20_Internet_20_Link">
https://armyinform.com.ua/2023/05/13/na-hersonshhyni-znyshheno-dva-bezpilotnyky-rf/</text:a>
</text:p>
      <!--NEWS-->
      <text:h text:style-name="P10" text:outline-level="1">
<text:span text:style-name="T4">
爱沙尼亚人知道在职业期间返回他们带走的东西有多困难 - 汉诺</text:span>
</text:h>
      <text:p text:style-name="P4">
作者: ['Єгор Брайлян']</text:p>
      <text:p text:style-name="P4">
时间: 2023-05-13T97:00:00-04:00</text:p>
      <text:p text:style-name="P4">
描述: 关于tse rospovyv，伊顿诺（Etonno）的辩护，汉诺·帕维尔基（Hanno Pivurki）小时16-会议lennart ...与乌克兰2022年的战争，与乌克兰的最新新闻，今天与乌克兰2022年的新闻战争，乌克兰和俄罗斯与俄罗斯和俄罗斯之间的战争将会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5/1677463h1843t2.jpg" text:style-name="Internet_20_link" text:visited-style-name="Visited_20_Internet_20_Link">
1677463h1843t2.jpg</text:a>
']</text:p>
      <text:p text:style-name="P4">
标签: ['STOPRUSSIA', 'АГРЕСІЯ РФ', 'ВТОРГНЕННЯ РФ', 'ДОПОМОГА ПАРТНЕРІВ', 'ЕСТОНІЯ', 'СВІТ ПІДТРИМУЄ УКРАЇНУ']</text:p>
      <text:p text:style-name="P4">
类别: News</text:p>
      <!--METADATA-->
      <text:p text:style-name="P4">
<draw:frame draw:style-name="fr1" draw:name="Image19" text:anchor-type="as-char" svg:width="6.9236in" svg:height="3.894525in" draw:z-index="0">
<draw:image xlink:href="../Images/AРМІЯINFORM/2023-05-13T97-00-00-04-00/1677463h1843t2.jpg" xlink:type="simple" xlink:show="embed" xlink:actuate="onLoad" draw:mime-type="image/jpeg"/>
</draw:frame>
塔林的军队通讯员报道，爱沙尼亚汉诺·马库尔国防部长汉诺·马库尔(Hanno Makur)表示。</text:p>
      <text:p text:style-name="P4">
该活动本身以杰出的爱沙尼亚政治家和外交部长的杰出爱沙尼亚政治家和外交部命名(1990-1992)和总统研究(1992-2001).</text:p>
      <text:p text:style-name="P4">
— Президент Леннарт Мері відіграв величезну роль у поверненні Естонії до світуяк незалежної держави. Майже 50 років ми, естонці, мовчали, бо були підрадянською окупацією. Ми знаємо, як важко повернути те, що колись відібрали.Так само й українці. Вони також знають ціну окупації і зроблять усе, щоб її неприйняти. Давайте зробимо так, щоб жоден українець не зіткнувся з тим шляхом,який пройшов президент Мері. Тому ми всі знаємо, що можемо зробити більше дляУкраїни, — відзначив Ханно Певкур.</text:p>
      <text:p text:style-name="P4">
Родину Леннарта Мері (1929-2006)于1941年被驱逐到西伯利亚。 塔姆文(Tamvin)担任记录仪。 在1970年代和1980年代，玛丽是爱沙尼亚对苏联占领的发起人生态抗议活动之一。</text:p>
      <ul>
        <li>
基于规则的国际规则，欧洲安全建筑和北约开放式政策不应被视为交换项目，尤其是在战争罪犯的情况下。 我们的乌克兰朋友在侵略者之间最严重的对抗中证明了他们的思想，力量和稳定。 让我们回应我们可以保护自己和他们，汉诺召唤汉诺。</li>
      </ul>
      <text:p text:style-name="P4">
News Source: <text:a xlink:type="simple" xlink:href="https://armyinform.com.ua/2023/05/13/ukrayinczi-znayut-czinu-okupacziyi-tomu-roblyat-vse-shhob-yiyi-ne-pryjnyaty-hanno-pevkur/" text:style-name="Internet_20_link" text:visited-style-name="Visited_20_Internet_20_Link">
https://armyinform.com.ua/2023/05/13/ukrayinczi-znayut-czinu-okupacziyi-tomu-roblyat-vse-shhob-yiyi-ne-pryjnyaty-hanno-pevkur/</text:a>
</text:p>
      <!--NEWS-->
      <text:h text:style-name="P10" text:outline-level="1">
<text:span text:style-name="T4">
Zelensky在以利沙宫遇见了马克龙</text:span>
</text:h>
      <text:p text:style-name="P4">
作者: Ukrinform (Person)</text:p>
      <text:p text:style-name="P4">
出版商: Укринформ (Organization)</text:p>
      <text:p text:style-name="P4">
出版时间: 2023-05-14T-10:42:00+03:00</text:p>
      <text:p text:style-name="P4">
修改时间: 2023-05-14T23:42:00+03:00</text:p>
      <text:p text:style-name="P4">
描述: Volodymyr Zelensky会见了法国总统Emmanuel Macron。  - 乌克林。</text:p>
      <text:p text:style-name="P4">
图片: ["<text:a xlink:type="simple" xlink:href="https://static.ukrinform.com/photos/2023_05/thumb_files/630_360_1684098093-903.jpg" text:style-name="Internet_20_link" text:visited-style-name="Visited_20_Internet_20_Link">
630_360_16840...</text:a>
", "<text:a xlink:type="simple" xlink:href="https://static.ukrinform.com/photos/2023_05/thumb_files/630_360_1684099860-4823.jpeg" text:style-name="Internet_20_link" text:visited-style-name="Visited_20_Internet_20_Link">
630_360_16840...</text:a>
", "<text:a xlink:type="simple" xlink:href="https://static.ukrinform.com/photos/2023_05/thumb_files/630_360_1684099860-3793.jpeg" text:style-name="Internet_20_link" text:visited-style-name="Visited_20_Internet_20_Link">
630_360_16840...</text:a>
", "<text:a xlink:type="simple" xlink:href="https://static.ukrinform.com/photos/2023_05/thumb_files/630_360_1684099860-2329.jpeg" text:style-name="Internet_20_link" text:visited-style-name="Visited_20_Internet_20_Link">
630_360_16840...</text:a>
", "<text:a xlink:type="simple" xlink:href="https://static.ukrinform.com/photos/2023_05/thumb_files/630_360_1684099860-6703.jpeg" text:style-name="Internet_20_link" text:visited-style-name="Visited_20_Internet_20_Link">
630_360_16840...</text:a>
", "<text:a xlink:type="simple" xlink:href="https://static.ukrinform.com/photos/2023_05/thumb_files/630_360_1684099860-9861.jpeg" text:style-name="Internet_20_link" text:visited-style-name="Visited_20_Internet_20_Link">
630_360_16840...</text:a>
", "<text:a xlink:type="simple" xlink:href="https://static.ukrinform.com/photos/2023_05/thumb_files/630_360_1684099860-4362.jpeg" text:style-name="Internet_20_link" text:visited-style-name="Visited_20_Internet_20_Link">
630_360_16840...</text:a>
", "<text:a xlink:type="simple" xlink:href="https://static.ukrinform.com/photos/2023_05/thumb_files/630_360_1684099861-3760.jpeg" text:style-name="Internet_20_link" text:visited-style-name="Visited_20_Internet_20_Link">
630_360_16840...</text:a>
", "<text:a xlink:type="simple" xlink:href="https://static.ukrinform.com/photos/2023_05/thumb_files/630_360_1684099861-1188.jpeg" text:style-name="Internet_20_link" text:visited-style-name="Visited_20_Internet_20_Link">
630_360_16840...</text:a>
"]</text:p>
      <text:p text:style-name="P4">
标签: ['Франція', 'Макрон', 'Візит', 'Зеленський']</text:p>
      <text:p text:style-name="P4">
类型: Article</text:p>
      <!--METADATA-->
      <text:p text:style-name="P4">
<draw:frame draw:style-name="fr1" draw:name="Image20" text:anchor-type="as-char" svg:width="6.9236in" svg:height="3.956343in" draw:z-index="0">
<draw:image xlink:href="../Images/yкринформ/2023-05-14T-10-42-00-03-00/630_360_1684098093-903.jpg" xlink:type="simple" xlink:show="embed" xlink:actuate="onLoad" draw:mime-type="image/jpeg"/>
</draw:frame>
Volodymyrzelensky会见了法国总统Emmanuel Macron。</text:p>
      <text:p text:style-name="P4">
根据乌克林福姆的说法，乌克兰领导人到达以利沙·帕拉萨(Elisha Palaza)的视频发表在<text:a xlink:type="simple" xlink:href="https://twitter.com/BFMTV/status/1657831170208415747" text:style-name="Internet_20_link" text:visited-style-name="Visited_20_Internet_20_Link">
</text:a>
法国电视频道BFM电视。</text:p>
      <text:p text:style-name="P4">
邮报写道：“伊曼纽尔·马克龙(Emmanuel Macron)接受了乌克兰沃迪米尔·泽伦斯基宫(Ukraine Volodymyr Zelensky Palace)的总统。”</text:p>
      <text:p text:style-name="P4">
<text:span text:style-name="T5">
viso：<text:a xlink:type="simple" xlink:href="https://www.president.gov.ua/" text:style-name="Internet_20_link" text:visited-style-name="Visited_20_Internet_20_Link">
</text:a>
</text:span>
</text:p>
      <text:p text:style-name="P4">
Volodymyr Zelensky在电报中说：“乌克兰和法国共同保护欧洲的良心和安全!每天我们为塔加的所有乌克兰人带来和平。”</text:p>
      <text:p text:style-name="P4">
<draw:frame draw:style-name="fr1" draw:name="Image21" text:anchor-type="as-char" svg:width="6.9236in" svg:height="3.956343in" draw:z-index="0">
<draw:image xlink:href="../Images/yкринформ/2023-05-14T-10-42-00-03-00/630_360_1684099860-4823.jpeg" xlink:type="simple" xlink:show="embed" xlink:actuate="onLoad" draw:mime-type="image/jpeg"/>
</draw:frame>
Zelensky访问法国 /照片：总统办公室<text:a xlink:type="simple" xlink:href="https://static.ukrinform.com/photos/2023_05/1684099860-4823.jpeg" text:style-name="Internet_20_link" text:visited-style-name="Visited_20_Internet_20_Link">
<draw:frame draw:style-name="fr1" draw:name="Image22" text:anchor-type="as-char" svg:width="6.9236in" svg:height="3.956343in" draw:z-index="0">
<draw:image xlink:href="../Images/yкринформ/2023-05-14T-10-42-00-03-00/630_360_1684099860-4823.jpeg" xlink:type="simple" xlink:show="embed" xlink:actuate="onLoad" draw:mime-type="image/jpeg"/>
</draw:frame>
</text:a>
 <text:a xlink:type="simple" xlink:href="https://static.ukrinform.com/photos/2023_05/1684099860-3793.jpeg" text:style-name="Internet_20_link" text:visited-style-name="Visited_20_Internet_20_Link">
<draw:frame draw:style-name="fr1" draw:name="Image23" text:anchor-type="as-char" svg:width="6.9236in" svg:height="3.956343in" draw:z-index="0">
<draw:image xlink:href="../Images/yкринформ/2023-05-14T-10-42-00-03-00/630_360_1684099860-3793.jpeg" xlink:type="simple" xlink:show="embed" xlink:actuate="onLoad" draw:mime-type="image/jpeg"/>
</draw:frame>
</text:a>
 <text:a xlink:type="simple" xlink:href="https://static.ukrinform.com/photos/2023_05/1684099860-2329.jpeg" text:style-name="Internet_20_link" text:visited-style-name="Visited_20_Internet_20_Link">
<draw:frame draw:style-name="fr1" draw:name="Image24" text:anchor-type="as-char" svg:width="6.9236in" svg:height="3.956343in" draw:z-index="0">
<draw:image xlink:href="../Images/yкринформ/2023-05-14T-10-42-00-03-00/630_360_1684099860-2329.jpeg" xlink:type="simple" xlink:show="embed" xlink:actuate="onLoad" draw:mime-type="image/jpeg"/>
</draw:frame>
</text:a>
 <text:a xlink:type="simple" xlink:href="https://static.ukrinform.com/photos/2023_05/1684099860-6703.jpeg" text:style-name="Internet_20_link" text:visited-style-name="Visited_20_Internet_20_Link">
<draw:frame draw:style-name="fr1" draw:name="Image25" text:anchor-type="as-char" svg:width="6.9236in" svg:height="3.956343in" draw:z-index="0">
<draw:image xlink:href="../Images/yкринформ/2023-05-14T-10-42-00-03-00/630_360_1684099860-6703.jpeg" xlink:type="simple" xlink:show="embed" xlink:actuate="onLoad" draw:mime-type="image/jpeg"/>
</draw:frame>
</text:a>
 <text:a xlink:type="simple" xlink:href="https://static.ukrinform.com/photos/2023_05/1684099860-9861.jpeg" text:style-name="Internet_20_link" text:visited-style-name="Visited_20_Internet_20_Link">
<draw:frame draw:style-name="fr1" draw:name="Image26" text:anchor-type="as-char" svg:width="6.9236in" svg:height="3.956343in" draw:z-index="0">
<draw:image xlink:href="../Images/yкринформ/2023-05-14T-10-42-00-03-00/630_360_1684099860-9861.jpeg" xlink:type="simple" xlink:show="embed" xlink:actuate="onLoad" draw:mime-type="image/jpeg"/>
</draw:frame>
</text:a>
 <text:a xlink:type="simple" xlink:href="https://static.ukrinform.com/photos/2023_05/1684099860-4362.jpeg" text:style-name="Internet_20_link" text:visited-style-name="Visited_20_Internet_20_Link">
<draw:frame draw:style-name="fr1" draw:name="Image27" text:anchor-type="as-char" svg:width="6.9236in" svg:height="3.956343in" draw:z-index="0">
<draw:image xlink:href="../Images/yкринформ/2023-05-14T-10-42-00-03-00/630_360_1684099860-4362.jpeg" xlink:type="simple" xlink:show="embed" xlink:actuate="onLoad" draw:mime-type="image/jpeg"/>
</draw:frame>
</text:a>
 <text:a xlink:type="simple" xlink:href="https://static.ukrinform.com/photos/2023_05/1684099861-3760.jpeg" text:style-name="Internet_20_link" text:visited-style-name="Visited_20_Internet_20_Link">
<draw:frame draw:style-name="fr1" draw:name="Image28" text:anchor-type="as-char" svg:width="6.9236in" svg:height="3.956343in" draw:z-index="0">
<draw:image xlink:href="../Images/yкринформ/2023-05-14T-10-42-00-03-00/630_360_1684099861-3760.jpeg" xlink:type="simple" xlink:show="embed" xlink:actuate="onLoad" draw:mime-type="image/jpeg"/>
</draw:frame>
</text:a>
 <text:a xlink:type="simple" xlink:href="https://static.ukrinform.com/photos/2023_05/1684099861-1188.jpeg" text:style-name="Internet_20_link" text:visited-style-name="Visited_20_Internet_20_Link">
<draw:frame draw:style-name="fr1" draw:name="Image29" text:anchor-type="as-char" svg:width="6.9236in" svg:height="3.956343in" draw:z-index="0">
<draw:image xlink:href="../Images/yкринформ/2023-05-14T-10-42-00-03-00/630_360_1684099861-1188.jpeg" xlink:type="simple" xlink:show="embed" xlink:actuate="onLoad" draw:mime-type="image/jpeg"/>
</draw:frame>
</text:a>
据报道，泽伦斯基总统于周日从德国到达巴黎，在那里应该与伊曼纽尔·马克龙(Emmanuel Macron)举行晚宴。</text:p>
      <text:p text:style-name="P4">
<text:span text:style-name="T4">
另请阅读：</text:span>
 <text:a xlink:type="simple" xlink:href="https://www.ukrinform.ua/rubric-polytics/3709205-zelenskij-pro-zustric-z-makronom-obgovorimo-najvazlivisi-punkti-dvostoronnih-vidnosin.html" text:style-name="Internet_20_link" text:visited-style-name="Visited_20_Internet_20_Link">
<text:span text:style-name="T4">
 Zelensky </text:span>
</text:a>
</text:p>
      <text:p text:style-name="P4">
鉴于这一点，两位领导人的谈话将集中在“支持，Yakfrania继续提供响应乌克兰的紧急军事和人道主义票据。”</text:p>
      <text:p text:style-name="P4">
_foto：op _</text:p>
      <text:p text:style-name="P4">
News Source: <text:a xlink:type="simple" xlink:href="https://www.ukrinform.ua/rubric-polytics/3709222-zelenskij-zustrivsa-z-makronom-u-elisejskomu-palaci.html" text:style-name="Internet_20_link" text:visited-style-name="Visited_20_Internet_20_Link">
https://www.ukrinform.ua/rubric-polytics/3709222-zelenskij-zustrivsa-z-makronom-u-elisejskomu-palaci.html</text:a>
</text:p>
      <!--NEWS-->
      <text:h text:style-name="P10" text:outline-level="1">
<text:span text:style-name="T4">
Nayev祝贺母亲节一名大型官员</text:span>
</text:h>
      <text:p text:style-name="P4">
作者: Ukrinform (Person)</text:p>
      <text:p text:style-name="P4">
出版商: Укринформ (Organization)</text:p>
      <text:p text:style-name="P4">
出版时间: 2023-05-14T-110:38:00+03:00</text:p>
      <text:p text:style-name="P4">
修改时间: 2023-05-14T15:38:00+03:00</text:p>
      <text:p text:style-name="P4">
描述: 武装部队联合部队的指挥官谢尔盖·纳夫（Sergey Naev）中尉向一名大妇女，母亲的母亲，少校的指挥官塔蒂亚娜·科佩茨（Tatiana Kopets）致意。  - 乌克林。</text:p>
      <text:p text:style-name="P4">
图片: ["<text:a xlink:type="simple" xlink:href="https://static.ukrinform.com/photos/2023_05/thumb_files/630_360_1684067981-668.jpg" text:style-name="Internet_20_link" text:visited-style-name="Visited_20_Internet_20_Link">
630_360_16840...</text:a>
", "<text:a xlink:type="simple" xlink:href="https://static.ukrinform.com/photos/2023_05/1684067980-923.jpg" text:style-name="Internet_20_link" text:visited-style-name="Visited_20_Internet_20_Link">
1684067980-92...</text:a>
", "<text:a xlink:type="simple" xlink:href="https://static.ukrinform.com/photos/2023_05/1684067980-182.jpg" text:style-name="Internet_20_link" text:visited-style-name="Visited_20_Internet_20_Link">
1684067980-18...</text:a>
"]</text:p>
      <text:p text:style-name="P4">
标签: ['День Матері', 'Свято', 'Жінки', 'Сергій Наєв']</text:p>
      <text:p text:style-name="P4">
类型: Article</text:p>
      <!--METADATA-->
      <text:p text:style-name="P4">
<draw:frame draw:style-name="fr1" draw:name="Image30" text:anchor-type="as-char" svg:width="6.9236in" svg:height="3.956343in" draw:z-index="0">
<draw:image xlink:href="../Images/yкринформ/2023-05-14T-110-38-00-03-00/630_360_1684067981-668.jpg" xlink:type="simple" xlink:show="embed" xlink:actuate="onLoad" draw:mime-type="image/jpeg"/>
</draw:frame>
美国武装部队的指挥官谢尔盖·纳耶夫(Sergey Nayev)中将向一名大型妇女，母亲的母亲，塔蒂亚娜·科佩茨少校，少校科佩茨母亲节的官员致意。</text:p>
      <text:p text:style-name="P4">
关于它报告了武装部队联合部队在<text:a xlink:type="simple" xlink:href="https://www.facebook.com/JointForcesCommandAFU/posts/pfbid0bTuyNHZ4vCNZP5SToJk4FK13cVBMTb4pAFPACLkkV13V3R4fKA6mnbeNcYvTRTRjl" text:style-name="Internet_20_link" text:visited-style-name="Visited_20_Internet_20_Link">
</text:a>
，报道乌克林福姆。</text:p>
      <text:p text:style-name="P4">
“在乌克兰，一名妇女与一个家庭家庭有联系，并且在和解中扮演着重要的角色<text:a xlink:type="simple" xlink:href="https://www.ukrinform.ua/tag-diti" text:style-name="Internet_20_link" text:visited-style-name="Visited_20_Internet_20_Link">
</text:a>
第一个，最本性的个性是扮演的 - 妈妈。 这取决于孩子的成长经历，正是这是她祖国的爱。 母亲的爱赋予了我们力量和灵感，有助于克服困难，成功并获得新的胜利，”纳夫强调。</text:p>
      <text:p text:style-name="P4">
<draw:frame draw:style-name="fr1" draw:name="Image31" text:anchor-type="as-char" svg:width="6.9236in" svg:height="4.615733in" draw:z-index="0">
<draw:image xlink:href="../Images/yкринформ/2023-05-14T-110-38-00-03-00/1684067980-923.jpg" xlink:type="simple" xlink:show="embed" xlink:actuate="onLoad" draw:mime-type="image/jpeg"/>
</draw:frame>
他补充说，大家庭具有独特的价值和非凡的自豪感。</text:p>
      <text:p text:style-name="P4">
<draw:frame draw:style-name="fr1" draw:name="Image32" text:anchor-type="as-char" svg:width="6.9236in" svg:height="4.615733in" draw:z-index="0">
<draw:image xlink:href="../Images/yкринформ/2023-05-14T-110-38-00-03-00/1684067980-182.jpg" xlink:type="simple" xlink:show="embed" xlink:actuate="onLoad" draw:mime-type="image/jpeg"/>
</draw:frame>
反过来，塔蒂亚娜·科皮(Tatiana Kopets)和她的丈夫尤里(Yuri)也是美国武装部队指挥的兵役，他指出，他们将以真正的爱国者的身份成长孩子，并梦想着男孩们成为祖国的捍卫者。</text:p>
      <text:p text:style-name="P4">
<text:span text:style-name="T4">
另请阅读：</text:span>
 <text:a xlink:type="simple" xlink:href="https://www.ukrinform.ua/rubric-kyiv/3708261-klicko-vruciv-vidznaki-materam-zagiblih-zahisnikiv.html" text:style-name="Internet_20_link" text:visited-style-name="Visited_20_Internet_20_Link">
<text:span text:style-name="T4">
 klitschko </text:span>
 <text:span text:style-name="T4">
呈现</text:span>
</text:a>
值得注意的是，科普特人去年诞生了一个三重男孩，发生在7月8日 - 乌克兰武装部队的总司令瓦利·扎卢兹尼(Valery Zaluzhny)的武装部队的生日。</text:p>
      <text:p text:style-name="P4">
据报道，5月14日星期日在乌克兰举行了庆祝<text:a xlink:type="simple" xlink:href="https://www.ukrinform.ua/rubric-society/3708939-v-ukraini-vidznacaetsa-den-materi.html" text:style-name="Internet_20_link" text:visited-style-name="Visited_20_Internet_20_Link">
</text:a>
。</text:p>
      <text:p text:style-name="P4">
<text:span text:style-name="T5">
foto：武装部队联合力量的命令</text:span>
</text:p>
      <text:p text:style-name="P4">
News Source: <text:a xlink:type="simple" xlink:href="https://www.ukrinform.ua/rubric-society/3709084-naev-privitav-bagatoditnu-oficerku-z-dnem-materi.html" text:style-name="Internet_20_link" text:visited-style-name="Visited_20_Internet_20_Link">
https://www.ukrinform.ua/rubric-society/3709084-naev-privitav-bagatoditnu-oficerku-z-dnem-materi.html</text:a>
</text:p>
      <!--NEWS-->
      <text:h text:style-name="P10" text:outline-level="1">
<text:span text:style-name="T4">
敌人八次在苏米地区边界开火，总共109个“到达”</text:span>
</text:h>
      <text:p text:style-name="P4">
作者: Ukrinform (Person)</text:p>
      <text:p text:style-name="P4">
出版商: Укринформ (Organization)</text:p>
      <text:p text:style-name="P4">
出版时间: 2023-05-14T-12:31:00+03:00</text:p>
      <text:p text:style-name="P4">
修改时间: 2023-05-14T23:31:00+03:00</text:p>
      <text:p text:style-name="P4">
描述: 5月14日星期日，俄罗斯军队对苏米地区的边境社区造成了八次炮击。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Війна з росією']</text:p>
      <text:p text:style-name="P4">
类型: Article</text:p>
      <!--METADATA-->
      <text:p text:style-name="P4">
<draw:frame draw:style-name="fr1" draw:name="Image33" text:anchor-type="as-char" svg:width="6.9236in" svg:height="3.956343in" draw:z-index="0">
<draw:image xlink:href="../Images/yкринформ/2023-05-14T-12-31-00-03-00/630_360_1479558145-5682.jpg" xlink:type="simple" xlink:show="embed" xlink:actuate="onLoad" draw:mime-type="image/jpeg"/>
</draw:frame>
5月14日星期日，俄罗斯军队对苏米地区的边境社区造成了八次炮击。</text:p>
      <text:p text:style-name="P4">
根据乌克林福姆的说法，苏米地区军事行政部门报告了<text:a xlink:type="simple" xlink:href="http://t.me/Sumy_news_ODA/16174" text:style-name="Internet_20_link" text:visited-style-name="Visited_20_Internet_20_Link">
</text:a>
。</text:p>
      <text:p text:style-name="P4">
“白天，俄罗斯人对边境社区进行了8次炮击。 有109次爆炸已记录。 Yunakovskaya和Belopilsk社区的定居点一直在炮击。”</text:p>
      <text:p text:style-name="P4">
在Belopil社区，来自迫击炮的敌人释放了32矿。 还有社区<text:a xlink:type="simple" xlink:href="https://www.ukrinform.ua/tag-obstril" text:style-name="Internet_20_link" text:visited-style-name="Visited_20_Internet_20_Link">
</text:a>
手榴弹发射器发生了59次爆炸。</text:p>
      <text:p text:style-name="P4">
<text:span text:style-name="T4">
另请阅读：</text:span>
 <text:a xlink:type="simple" xlink:href="https://www.ukrinform.ua/rubric-ato/3708007-vprodovz-dna-rosiani-zdijsnili-17-obstriliv-prikordonnih-gromad-sumsini-ova.html" text:style-name="Internet_20_link" text:visited-style-name="Visited_20_Internet_20_Link">
<text:span text:style-name="T4">
 sumy region </text:span>
</text:a>
年轻的社区被炮兵从炮兵发射(十次爆炸)并改变(八个“到达”).</text:p>
      <text:p text:style-name="P4">
«Попередньо – без втрат», - зазначили в ОВА.</text:p>
      <text:p text:style-name="P4">
Як повідомляв Укрінформ, армія рф уночі <text:a xlink:type="simple" xlink:href="http://www.ukrinform.ua/rubric-ato/3708938-zagarbniki-vnoci-obstrilali-dvi-gromadi-na-sumsini.html" text:style-name="Internet_20_link" text:visited-style-name="Visited_20_Internet_20_Link">
 </text:a>
Usuma地区，损坏了传输线和CNAP。</text:p>
      <text:p text:style-name="P4">
News Source: <text:a xlink:type="simple" xlink:href="https://www.ukrinform.ua/rubric-ato/3709220-vorog-za-den-visim-raziv-obstrilav-prikordonna-sumsini-zagalom-109-prilotiv.html" text:style-name="Internet_20_link" text:visited-style-name="Visited_20_Internet_20_Link">
https://www.ukrinform.ua/rubric-ato/3709220-vorog-za-den-visim-raziv-obstrilav-prikordonna-sumsini-zagalom-109-prilotiv.html</text:a>
</text:p>
      <!--NEWS-->
      <text:h text:style-name="P10" text:outline-level="1">
<text:span text:style-name="T4">
菲格诺德提前荷兰冠军</text:span>
</text:h>
      <text:p text:style-name="P4">
作者: Ukrinform (Person)</text:p>
      <text:p text:style-name="P4">
出版商: Укринформ (Organization)</text:p>
      <text:p text:style-name="P4">
出版时间: 2023-05-14T-14:10:39+03:00</text:p>
      <text:p text:style-name="P4">
修改时间: 2023-05-14T23:10:39+03:00</text:p>
      <text:p text:style-name="P4">
描述: 这个标题是俱乐部历史上的第16名。  - 乌克林。</text:p>
      <text:p text:style-name="P4">
图片: ["<text:a xlink:type="simple" xlink:href="https://static.ukrinform.com/photos/2023_05/thumb_files/630_360_1684094974-996.jpg" text:style-name="Internet_20_link" text:visited-style-name="Visited_20_Internet_20_Link">
630_360_16840...</text:a>
"]</text:p>
      <text:p text:style-name="P4">
标签: ['Футбол']</text:p>
      <text:p text:style-name="P4">
类型: Article</text:p>
      <!--METADATA-->
      <text:p text:style-name="P4">
<draw:frame draw:style-name="fr1" draw:name="Image34" text:anchor-type="as-char" svg:width="6.9236in" svg:height="3.956343in" draw:z-index="0">
<draw:image xlink:href="../Images/yкринформ/2023-05-14T-14-10-39-03-00/630_360_1684094974-996.jpg" xlink:type="simple" xlink:show="embed" xlink:actuate="onLoad" draw:mime-type="image/jpeg"/>
</draw:frame>
这个标题是俱乐部历史上的第16名。</text:p>
      <text:p text:style-name="P4">
报道说，在Equaivisi第32轮比赛中，“菲纳德”在主场被“ Gou Enge Iglz” -3-0击败。</text:p>
      <text:p text:style-name="P4">
业主被带到IDRSSEY，HIMENES和IGOR PAYHAU的目标。</text:p>
      <text:p text:style-name="P4">
菲格诺德在本赛季结束前的两轮比赛中成为该国的冠军。 总的来说，这个标题是俱乐部历史上的第16位，仅在XXI世纪第二。(在2016/17赛季的冠军之后).</text:p>
      <text:p text:style-name="P4">
«Феєнорд» випереджає «ПСВ» на 8 очок. Завершить сезон команда Арне Слотаматчами з «Емменом» та «Вітессом».</text:p>
      <text:p text:style-name="P4">
<text:span text:style-name="T4">
Читайте також:</text:span>
 <text:a xlink:type="simple" xlink:href="https://www.ukrinform.ua/rubric-sports/3709189-apl-arsenal-rozgromno-postupivsa-brajtonu.html" text:style-name="Internet_20_link" text:visited-style-name="Visited_20_Internet_20_Link">
 <text:span text:style-name="T4">
Арсена</text:span>
 </text:a>
正如乌克林福姆报道的，阿森纳在APL失去布莱顿的第36轮比赛中</text:p>
      <text:p text:style-name="P4">
照片：盖蒂图像</text:p>
      <text:p text:style-name="P4">
News Source: <text:a xlink:type="simple" xlink:href="https://www.ukrinform.ua/rubric-sports/3709217-feenord-dostrokovo-stav-cempionom-niderlandiv.html" text:style-name="Internet_20_link" text:visited-style-name="Visited_20_Internet_20_Link">
https://www.ukrinform.ua/rubric-sports/3709217-feenord-dostrokovo-stav-cempionom-niderlandiv.html</text:a>
</text:p>
      <!--NEWS-->
      <text:h text:style-name="P10" text:outline-level="1">
<text:span text:style-name="T4">
阿塞拜疆和亚美尼亚领导人同意恢复边界谈判</text:span>
</text:h>
      <text:p text:style-name="P4">
作者: Ukrinform (Person)</text:p>
      <text:p text:style-name="P4">
出版商: Укринформ (Organization)</text:p>
      <text:p text:style-name="P4">
出版时间: 2023-05-14T-16:06:00+03:00</text:p>
      <text:p text:style-name="P4">
修改时间: 2023-05-14T23:06:00+03:00</text:p>
      <text:p text:style-name="P4">
描述: 在通过欧盟举行的布鲁塞尔会议上，阿塞拜疆和亚美尼亚的领导人同意恢复边境划界的谈判，并继续寻找使双边关系正常化的方法。  - 乌克林。</text:p>
      <text:p text:style-name="P4">
图片: ["<text:a xlink:type="simple" xlink:href="https://static.ukrinform.com/photos/2023_05/thumb_files/630_360_1684095176-373.jpg" text:style-name="Internet_20_link" text:visited-style-name="Visited_20_Internet_20_Link">
630_360_16840...</text:a>
"]</text:p>
      <text:p text:style-name="P4">
标签: ['Алієв', 'Азербайджан', 'Вірменія', 'Пашинян', 'Мішель']</text:p>
      <text:p text:style-name="P4">
类型: Article</text:p>
      <!--METADATA-->
      <text:p text:style-name="P4">
<draw:frame draw:style-name="fr1" draw:name="Image35" text:anchor-type="as-char" svg:width="6.9236in" svg:height="3.956343in" draw:z-index="0">
<draw:image xlink:href="../Images/yкринформ/2023-05-14T-16-06-00-03-00/630_360_1684095176-373.jpg" xlink:type="simple" xlink:show="embed" xlink:actuate="onLoad" draw:mime-type="image/jpeg"/>
</draw:frame>
在通过欧盟进行的布鲁塞尔期间，阿塞拜疆伊维尔梅尼亚的领导人同意恢复有关边界界定界定的谈判，以寻求寻求使双边关系正常化的方法。</text:p>
      <text:p text:style-name="P4">
根据乌克林福姆的说法，这是会议的结果<text:a xlink:type="simple" xlink:href="http://www.consilium.europa.eu/en/press/press-releases/2023/05/14/press-remarks-by-president-charles-michel-following-the-trilateral-meeting-with-president-aliyev-of-azerbaijan-and-prime-minister-pashinyan-of-armenia/" text:style-name="Internet_20_link" text:visited-style-name="Visited_20_Internet_20_Link">
</text:a>
欧洲理事会主席查尔斯·米歇尔(Charles Michelle)。</text:p>
      <text:p text:style-name="P4">
“我很高兴今天在布鲁塞尔举行的第一次会议上接受阿里耶夫总统和总理帕什尼。 我们的交流(想法)他很坦率，开放和定向。 他们专注于渠道的进步，以使亚美尼亚和阿塞拜疆之间的关系正常化。 领导人表示希望在北高加索地区达成和平。”他说。</text:p>
      <text:p text:style-name="P4">
据急诊室总统称，美国当事各方举行的和平谈判的积极成果现在应该为亚美尼亚和阿塞拜疆签署一项广泛的和平协议的新动力。</text:p>
      <text:p text:style-name="P4">
在边界问题中，两个国家达成了进一步的步骤，尤其是在此问题上进行双边谈判。 双方已经确认了对SO称为Almaty声明的认可，该声明证实了亚美尼亚的领土完整性(29,800平方英尺。 政府)和阿塞拜疆(86,600平方). Уточнена делімітація кордонів буде визначена шляхом переговорів.</text:p>
      <text:p text:style-name="P4">
<text:span text:style-name="T4">
Читайте також:</text:span>
 <text:a xlink:type="simple" xlink:href="https://www.ukrinform.ua/rubric-world/3702605-virmenia-ta-azerbajdzan-provedut-peregovori-sodo-mirnogo-vreguluvanna-u-vasingtoni.html" text:style-name="Internet_20_link" text:visited-style-name="Visited_20_Internet_20_Link">
 </text:a>
谈判参与者还讨论了该地区解锁运输和经济联系的问题，尤其是穿越纳基凡凡市的铁路续约。 亚美尼亚和阿塞拜疆领导人同意成立一个联合工作组，以确定这种组合的续订条件和条件。 他们还同意协助世界海关组织进行这项工作。“我们继续对生活在外部和卡拉巴赫自治区的亚美尼亚人的权利和安全性交流。 我打了电话 <text:a xlink:type="simple" xlink:href="https://www.ukrinform.ua/tag-azerbajdzan" text:style-name="Internet_20_link" text:visited-style-name="Visited_20_Internet_20_Link">
</text:a>
加入日中积极的日子，以确保与国际社会的密切互动，以确保该人口的权利和安全。”米歇尔写道。</text:p>
      <text:p text:style-name="P4">
<text:span text:style-name="T4">
另请阅读：</text:span>
 <text:a xlink:type="simple" xlink:href="https://www.ukrinform.ua/rubric-world/3697703-pasinan-zaaviv-so-gotovij-viznati-nagirnij-karabah-teritorieu-azerbajdzanu.html" text:style-name="Internet_20_link" text:visited-style-name="Visited_20_Internet_20_Link">
<text:span text:style-name="T4">
 karabakh </text:span>
</text:a>
他敦促当事方避免敌对的言论，以揭示善意，以实现双方都可以相互接受的决定。</text:p>
      <text:p text:style-name="P4">
正如预期的那样，下一次会议将于7月在布鲁塞尔举行。</text:p>
      <text:p text:style-name="P4">
众所周知，亚美尼亚和阿塞拜疆在贵族卡尔巴赫周围的领土冲突已经持续了几十年。 最后一个大规模的武装人员发生在2020年9月，并于当年11月就休战达成了一致。</text:p>
      <text:p text:style-name="P4">
<text:span text:style-name="T5">
foto：Media.az</text:span>
</text:p>
      <text:p text:style-name="P4">
News Source: <text:a xlink:type="simple" xlink:href="https://www.ukrinform.ua/rubric-world/3709218-lideri-azerbajdzanu-j-virmenii-pogodilisa-vidnoviti-peregovori-pro-kordoni.html" text:style-name="Internet_20_link" text:visited-style-name="Visited_20_Internet_20_Link">
https://www.ukrinform.ua/rubric-world/3709218-lideri-azerbajdzanu-j-virmenii-pogodilisa-vidnoviti-peregovori-pro-kordoni.html</text:a>
</text:p>
      <!--NEWS-->
      <text:h text:style-name="P10" text:outline-level="1">
<text:span text:style-name="T4">
Kostyuk完成了罗马WTA锦标赛的蒸汽排放的斗争</text:span>
</text:h>
      <text:p text:style-name="P4">
作者: Ukrinform (Person)</text:p>
      <text:p text:style-name="P4">
出版商: Укринформ (Organization)</text:p>
      <text:p text:style-name="P4">
出版时间: 2023-05-14T-18:01:00+03:00</text:p>
      <text:p text:style-name="P4">
修改时间: 2023-05-14T23:01:00+03:00</text:p>
      <text:p text:style-name="P4">
描述: 乌克兰人无法进入配对的四分之一决赛。  - 乌克林。</text:p>
      <text:p text:style-name="P4">
图片: ["<text:a xlink:type="simple" xlink:href="https://static.ukrinform.com/photos/2023_05/thumb_files/630_360_1684094450-278.jpg" text:style-name="Internet_20_link" text:visited-style-name="Visited_20_Internet_20_Link">
630_360_16840...</text:a>
"]</text:p>
      <text:p text:style-name="P4">
标签: ['Теніс', 'Марта Костюк']</text:p>
      <text:p text:style-name="P4">
类型: Article</text:p>
      <!--METADATA-->
      <text:p text:style-name="P4">
<draw:frame draw:style-name="fr1" draw:name="Image36" text:anchor-type="as-char" svg:width="6.9236in" svg:height="3.956343in" draw:z-index="0">
<draw:image xlink:href="../Images/yкринформ/2023-05-14T-18-01-00-03-00/630_360_1684094450-278.jpg" xlink:type="simple" xlink:show="embed" xlink:actuate="onLoad" draw:mime-type="image/jpeg"/>
</draw:frame>
乌克兰人能够进入配对的四分之一决赛。</text:p>
      <text:p text:style-name="P4">
乌克兰网球运动员Marta Kostyuk在罗马的WTA 1000系列中完成了配对类别的表演(意大利)，报道乌克林福姆。</text:p>
      <text:p text:style-name="P4">
在第二轮比赛中，乌克兰与罗马尼亚的Elena-Gabriela Rusa一起写道了Tandem Desire Kravchik / Demi Smo。(美国 /荷兰)，0：6，1：6。垫子持续了1小时7分钟。</text:p>
      <text:p text:style-name="P4">
在下一轮比赛中，欲望克拉夫奇克(Kravchyk)和黛咪·斯库尔(Demi Schors)将与尼克斯克 /尼诺米亚 - 艾克里 /卡托的获胜者对抗。</text:p>
      <text:p text:style-name="P4">
<text:span text:style-name="T4">
另请阅读：</text:span>
 <text:a xlink:type="simple" xlink:href="https://www.ukrinform.ua/rubric-sports/3709140-kostuk-zaversila-vistupi-na-turniri-wta-u-rimi.html" text:style-name="Internet_20_link" text:visited-style-name="Visited_20_Internet_20_Link">
<text:span text:style-name="T4">
 kostyuk </text:span>
</text:a>
正如乌克林福姆报道的那样，今天5月14日，玛莎完成了罗马的WTA 1000表演 - 在第三轮比赛中，来自西班牙的巴多西基地输给了保利·巴达斯。</text:p>
      <text:p text:style-name="P4">
照片：btu.org.ua</text:p>
      <text:p text:style-name="P4">
News Source: <text:a xlink:type="simple" xlink:href="https://www.ukrinform.ua/rubric-sports/3709216-kostuk-zaversila-borotbu-v-parnomu-rozradi-turniru-wta-v-rimi.html" text:style-name="Internet_20_link" text:visited-style-name="Visited_20_Internet_20_Link">
https://www.ukrinform.ua/rubric-sports/3709216-kostuk-zaversila-borotbu-v-parnomu-rozradi-turniru-wta-v-rimi.html</text:a>
</text:p>
      <!--NEWS-->
      <text:h text:style-name="P10" text:outline-level="1">
<text:span text:style-name="T4">
在德国，Zelensky参观了亚兴的军事基地，乌克兰战士在那里训练</text:span>
</text:h>
      <text:p text:style-name="P4">
作者: Ukrinform (Person)</text:p>
      <text:p text:style-name="P4">
出版商: Укринформ (Organization)</text:p>
      <text:p text:style-name="P4">
出版时间: 2023-05-14T-21:42:00+03:00</text:p>
      <text:p text:style-name="P4">
修改时间: 2023-05-14T22:42:00+03:00</text:p>
      <text:p text:style-name="P4">
描述: 在德国逗留期间，沃迪米尔·泽伦斯基（Volodymyr Zelenskyy）拜访了乌克兰军人接受培训的军事基地。  - 乌克林。</text:p>
      <text:p text:style-name="P4">
图片: ["<text:a xlink:type="simple" xlink:href="https://static.ukrinform.com/photos/2023_05/thumb_files/630_360_1684093280-488.jpeg" text:style-name="Internet_20_link" text:visited-style-name="Visited_20_Internet_20_Link">
630_360_16840...</text:a>
", "<text:a xlink:type="simple" xlink:href="https://static.ukrinform.com/photos/2023_05/1684093281-835.jpeg" text:style-name="Internet_20_link" text:visited-style-name="Visited_20_Internet_20_Link">
1684093281-83...</text:a>
"]</text:p>
      <text:p text:style-name="P4">
标签: ['Німеччина', 'Візит', 'Військові', 'Зеленський']</text:p>
      <text:p text:style-name="P4">
类型: Article</text:p>
      <!--METADATA-->
      <text:p text:style-name="P4">
<draw:frame draw:style-name="fr1" draw:name="Image37" text:anchor-type="as-char" svg:width="6.9236in" svg:height="3.956343in" draw:z-index="0">
<draw:image xlink:href="../Images/yкринформ/2023-05-14T-21-42-00-03-00/630_360_1684093280-488.jpeg" xlink:type="simple" xlink:show="embed" xlink:actuate="onLoad" draw:mime-type="image/jpeg"/>
</draw:frame>
在德国逗留期间，沃迪米尔·泽伦斯基(Volodymyr Zelenskyy)总统参观了乌克兰军人接受培训的军事巴索。</text:p>
      <text:p text:style-name="P4">
正如乌克林福姆报道的那样，它报告了<text:a xlink:type="simple" xlink:href="https://www.president.gov.ua/news/volodimir-zelenskij-vidvidav-vijskovu-bazu-v-nimechchini-ta-82905" text:style-name="Internet_20_link" text:visited-style-name="Visited_20_Internet_20_Link">
</text:a>
。</text:p>
      <text:p text:style-name="P4">
“在对德国正式访问的框架内，乌克兰沃迪米尔·泽伦斯基总统在亚兴建立了军事基地，乌克兰培训正在接受培训<text:a xlink:type="simple" xlink:href="https://www.ukrinform.ua/tag-vijskovi" text:style-name="Internet_20_link" text:visited-style-name="Visited_20_Internet_20_Link">
</text:a>
。</text:p>
      <text:p text:style-name="P4">
该消息写道：“德国奥拉夫·索尔茨(Olaf Soltz)的州和联邦总理与在联邦军学习的乌克兰战士进行了交谈。”</text:p>
      <text:p text:style-name="P4">
<draw:frame draw:style-name="fr1" draw:name="Image38" text:anchor-type="as-char" svg:width="6.9236in" svg:height="4.617948in" draw:z-index="0">
<draw:image xlink:href="../Images/yкринформ/2023-05-14T-21-42-00-03-00/1684093281-835.jpeg" xlink:type="simple" xlink:show="embed" xlink:actuate="onLoad" draw:mime-type="image/jpeg"/>
</draw:frame>
根据总统办公室的说法，泽伦斯基和舒尔茨熟悉教学，还检查了德国军事设备的样本，乌克兰军人正在培训并提供给乌克兰。</text:p>
      <text:p text:style-name="P4">
总统感谢德国联邦总理支持乌克兰军队的训练城市。</text:p>
      <text:p text:style-name="P4">
<text:span text:style-name="T4">
另请阅读：</text:span>
 <text:a xlink:type="simple" xlink:href="https://www.ukrinform.ua/rubric-ato/3709181-zelenskij-zaklikav-evropu-buti-risucimi-u-dopomozi-ukraini-zbroeu.html" text:style-name="Internet_20_link" text:visited-style-name="Visited_20_Internet_20_Link">
<text:span text:style-name="T4">
 Zelensky </text:span>
</text:a>
此外，Volodymyr Zelensky通过III学位的“成熟”命令授予乌克兰士兵。</text:p>
      <text:p text:style-name="P4">
作为 <text:a xlink:type="simple" xlink:href="https://www.ukrinform.ua/rubric-polytics/3708875-zelenskij-pribuv-z-vizitom-do-berlina.html" text:style-name="Internet_20_link" text:visited-style-name="Visited_20_Internet_20_Link">
 </text:a>
，沃迪米尔·泽伦斯基总统于5月14日访问了德国。 在国家元首前夕，访问了意大利。</text:p>
      <text:p text:style-name="P4">
_foto：op _</text:p>
      <text:p text:style-name="P4">
News Source: <text:a xlink:type="simple" xlink:href="https://www.ukrinform.ua/rubric-ato/3709211-zelenskij-vidvidav-vijskovu-bazu-v-nimeckomu-aaheni-de-trenuut-ukrainskih-bijciv.html" text:style-name="Internet_20_link" text:visited-style-name="Visited_20_Internet_20_Link">
https://www.ukrinform.ua/rubric-ato/3709211-zelenskij-vidvidav-vijskovu-bazu-v-nimeckomu-aaheni-de-trenuut-ukrainskih-bijciv.html</text:a>
</text:p>
      <!--NEWS-->
      <text:h text:style-name="P10" text:outline-level="1">
<text:span text:style-name="T4">
乌克兰总统飞往法国</text:span>
</text:h>
      <text:p text:style-name="P4">
作者: Ukrinform (Person)</text:p>
      <text:p text:style-name="P4">
出版商: Укринформ (Organization)</text:p>
      <text:p text:style-name="P4">
出版时间: 2023-05-14T-23:27:00+03:00</text:p>
      <text:p text:style-name="P4">
修改时间: 2023-05-14T22:27:00+03:00</text:p>
      <text:p text:style-name="P4">
描述: 这架飞机与乌克兰弗拉基米尔·泽伦斯基（Vladimir Zelensky）总统降落在法国。  - 乌克林。</text:p>
      <text:p text:style-name="P4">
图片: ["<text:a xlink:type="simple" xlink:href="https://static.ukrinform.com/photos/2023_05/thumb_files/630_360_1684099642-863.jpg" text:style-name="Internet_20_link" text:visited-style-name="Visited_20_Internet_20_Link">
630_360_16840...</text:a>
"]</text:p>
      <text:p text:style-name="P4">
标签: ['Франція', 'Візит', 'Зеленський']</text:p>
      <text:p text:style-name="P4">
类型: Article</text:p>
      <!--METADATA-->
      <text:p text:style-name="P4">
<draw:frame draw:style-name="fr1" draw:name="Image39" text:anchor-type="as-char" svg:width="6.9236in" svg:height="3.956343in" draw:z-index="0">
<draw:image xlink:href="../Images/yкринформ/2023-05-14T-23-27-00-03-00/630_360_1684099642-863.jpg" xlink:type="simple" xlink:show="embed" xlink:actuate="onLoad" draw:mime-type="image/jpeg"/>
</draw:frame>
乌克兰沃迪米尔·泽伦斯基总统的飞机降落在法国。</text:p>
      <text:p text:style-name="P4">
关于它在[]中报告了Franceinfo(https://twitter.com/franceinfo)，报道乌克林福姆。</text:p>
      <text:p text:style-name="P4">
“在第一次访问三个月后，沃尔迪米尔·泽伦斯基(Volodymyr Zelenskyy)返回了放屁，”该帖子写道。</text:p>
      <text:p text:style-name="P4">
值得注意的是，乌克兰总统的飞机降落在机场。</text:p>
      <text:p text:style-name="P4">
<text:span text:style-name="T5">
viso：<text:a xlink:type="simple" xlink:href="https://www.president.gov.ua/" text:style-name="Internet_20_link" text:visited-style-name="Visited_20_Internet_20_Link">
</text:a>
</text:span>
</text:p>
      <text:p text:style-name="P4">
正如乌克林福姆报道的那样，法国总统伊曼纽尔·麦克罗纳(Emmanuel Macrona)办公室证实了乌克兰领导人的访问<text:a xlink:type="simple" xlink:href="https://www.ukrinform.ua/tag-zelenskij" text:style-name="Internet_20_link" text:visited-style-name="Visited_20_Internet_20_Link">
</text:a>
。</text:p>
      <text:p text:style-name="P4">
<text:span text:style-name="T4">
另请阅读：</text:span>
 <text:a xlink:type="simple" xlink:href="https://www.ukrinform.ua/rubric-polytics/3709205-zelenskij-pro-zustric-z-makronom-obgovorimo-najvazlivisi-punkti-dvostoronnih-vidnosin.html" text:style-name="Internet_20_link" text:visited-style-name="Visited_20_Internet_20_Link">
<text:span text:style-name="T4">
 MACRON </text:span>
</text:a>
预计将在Zelensky和Emmanuel Macron参加的工作晚餐将在Elysee Palace举行。</text:p>
      <text:p text:style-name="P4">
_foto：op _</text:p>
      <text:p text:style-name="P4">
News Source: <text:a xlink:type="simple" xlink:href="https://www.ukrinform.ua/rubric-polytics/3709210-prezident-ukraini-priletiv-do-francii.html" text:style-name="Internet_20_link" text:visited-style-name="Visited_20_Internet_20_Link">
https://www.ukrinform.ua/rubric-polytics/3709210-prezident-ukraini-priletiv-do-francii.html</text:a>
</text:p>
      <!--NEWS-->
      <text:h text:style-name="P10" text:outline-level="1">
<text:span text:style-name="T4">
在Sivershchyna和Slobozhanschyna的指示，俄罗斯军队炮击Klusy，Yeline，Zarichchya ...</text:span>
</text:h>
      <text:p text:style-name="P4">
作者: liveuamap (Language: en)</text:p>
      <text:p text:style-name="P4">
时间: 2023-05-14T-24:41:00</text:p>
      <text:p text:style-name="P4">
地点: Chernihiv (Latitude:52.0001 Longtitude:33.26797)</text:p>
      <text:p text:style-name="P4">
视频: []</text:p>
      <text:p text:style-name="P4">
图片: []</text:p>
      <text:p text:style-name="P4">
标签: ["Russia"]</text:p>
      <text:p text:style-name="P4">
Id: 22562780</text:p>
      <!--METADATA-->
      <text:p text:style-name="P4">
在Sivershchyna和Slbozhanschyna指示俄罗斯军队炮击Klusy，Yeline，Zarichchya，Mkhy，Mkhy，Medvedivka，Yanzhulivka，Yanzhulivka，Hremychhvihiv，Cherniiiiiiiiiiii。 Ozacha Lopan，Starytsya， Ohirtseve，Khatnye，Hatysche，Pletenivka，Bochkove，Nesterne，Kharkiv地区的Budarky。 俄罗斯航空在Prohres，Mkhy，Semenivka，Chernihiv地区的Novhorod -Siverskyy和Kharkivregion的Budarky进行了空袭，</text:p>
      <text:p text:style-name="P4">
新闻集链接：(https://liveuamap.com/en/2023/14-may-at-sivershchyna-and-slobozhanschyna-directions-russian)</text:p>
      <text:p text:style-name="P4">
News Source: <text:a xlink:type="simple" xlink:href="https://t.me/lumsrc/4778" text:style-name="Internet_20_link" text:visited-style-name="Visited_20_Internet_20_Link">
https://t.me/lumsrc/4778</text:a>
</text:p>
      <!--NEWS-->
      <text:h text:style-name="P10" text:outline-level="1">
<text:span text:style-name="T4">
通过Podilsky地区的炮击，延迟了四列火车</text:span>
</text:h>
      <text:p text:style-name="P4">
作者: Ukrinform (Person)</text:p>
      <text:p text:style-name="P4">
出版商: Укринформ (Organization)</text:p>
      <text:p text:style-name="P4">
出版时间: 2023-05-14T-25:15:00+03:00</text:p>
      <text:p text:style-name="P4">
修改时间: 2023-05-14T22:15:00+03:00</text:p>
      <text:p text:style-name="P4">
描述: 截至晚上9:00，乌克兰兹尼尼（Ukrzaliznytsya）的78次飞行中有四次被推迟到波多尔斯克地区。  - 乌克林。</text:p>
      <text:p text:style-name="P4">
图片: ["<text:a xlink:type="simple" xlink:href="https://static.ukrinform.com/photos/2018_09/thumb_files/630_360_1538046946-1722.jpeg" text:style-name="Internet_20_link" text:visited-style-name="Visited_20_Internet_20_Link">
630_360_15380...</text:a>
"]</text:p>
      <text:p text:style-name="P4">
标签: ['Обстріл', 'Потяг', 'Транспорт', 'Укрзалізниця']</text:p>
      <text:p text:style-name="P4">
类型: Article</text:p>
      <!--METADATA-->
      <text:p text:style-name="P4">
<draw:frame draw:style-name="fr1" draw:name="Image40" text:anchor-type="as-char" svg:width="6.9236in" svg:height="3.956343in" draw:z-index="0">
<draw:image xlink:href="../Images/yкринформ/2023-05-14T-25-15-00-03-00/630_360_1538046946-1722.jpeg" xlink:type="simple" xlink:show="embed" xlink:actuate="onLoad" draw:mime-type="image/jpeg"/>
</draw:frame>
21:00的状态继续徘徊在乌克兰兹尼尼特(Ukrzaliznytsia)的78次飞行中，该州将通过Podilsky地区安排。</text:p>
      <text:p text:style-name="P4">
根据Ukrinform的说法，JSC“ Ukrzaliznytsya”的新闻服务报告(https://t.me/UkrzalInfo/4423)。</text:p>
      <text:p text:style-name="P4">
“截至周日21:00，除了传统延迟<text:a xlink:type="simple" xlink:href="https://www.ukrinform.ua/tag-potag" text:style-name="Internet_20_link" text:visited-style-name="Visited_20_Internet_20_Link">
</text:a>
从布达佩斯开始，由于匈牙利的大规模重建，在78架中只有4次飞行超过一个小时，”</text:p>
      <text:p text:style-name="P4">
根据UZ的说法，目前观察到下一个航班：</text:p>
      <text:p text:style-name="P4">
№59/60 Chop -Kyiv(+3：41);</text:p>
      <text:p text:style-name="P4">
№57/58 Vorokhta -Kyiv(+2：26);</text:p>
      <text:p text:style-name="P4">
№55/56 Kyiv -Yaremche(+2：00);</text:p>
      <text:p text:style-name="P4">
№85/86 LVIV- Zaporozhye(+1：31).</text:p>
      <text:p text:style-name="P4">
Час затримки рейсу №749/750 Будапешт – Келеті – Київ-Пас. становить вже майже12 годин.</text:p>
      <text:p text:style-name="P4">
<text:span text:style-name="T4">
Читайте також:</text:span>
 <text:a xlink:type="simple" xlink:href="https://www.ukrinform.ua/rubric-regions/3708964-ukrzaliznica-zaversila-remont-poskodzenoi-obstrilom-rf-kolii-na-hmelniccini.html" text:style-name="Internet_20_link" text:visited-style-name="Visited_20_Internet_20_Link">
 <text:span text:style-name="T4">
Укрзалізниця</text:span>
 </text:a>
可以遵循有关火车运动的及时信息<text:a xlink:type="simple" xlink:href="https://uz-vezemo.uz.gov.ua/delayform" text:style-name="Internet_20_link" text:visited-style-name="Visited_20_Internet_20_Link">
</text:a>
。</text:p>
      <text:p text:style-name="P4">
据报道，5月13日，俄罗斯人向Khmelnytskyi开火。(https://www.ukrinform.ua/rubric-regions/3708624-ukrzaliznica-zapustila-satli-i-avtobusi-u-mista-poizdi-do-akih-zapiznuutsa-cerez-ataku-droniv.html) .</text:p>
      <text:p text:style-name="P4">
News Source: <text:a xlink:type="simple" xlink:href="https://www.ukrinform.ua/rubric-regions/3709206-vnaslidok-obstriliv-podilskogo-regionu-zatrimuutsa-cotiri-poizdi.html" text:style-name="Internet_20_link" text:visited-style-name="Visited_20_Internet_20_Link">
https://www.ukrinform.ua/rubric-regions/3709206-vnaslidok-obstriliv-podilskogo-regionu-zatrimuutsa-cotiri-poizdi.html</text:a>
</text:p>
      <!--NEWS-->
      <text:h text:style-name="P10" text:outline-level="1">
<text:span text:style-name="T4">
在莱曼（Lyman）的指示，俄罗斯军队炮击了卢汉斯克地区的Makiyivka和Verkhnok的Bilohorivka ...</text:span>
</text:h>
      <text:p text:style-name="P4">
作者: liveuamap (Language: en)</text:p>
      <text:p text:style-name="P4">
时间: 2023-05-14T-26:41:00</text:p>
      <text:p text:style-name="P4">
地点: Bakhmut (Latitude:48.80551 Longtitude:38.23997)</text:p>
      <text:p text:style-name="P4">
视频: []</text:p>
      <text:p text:style-name="P4">
图片: []</text:p>
      <text:p text:style-name="P4">
标签: ["Russia"]</text:p>
      <text:p text:style-name="P4">
Id: 22562778</text:p>
      <!--METADATA-->
      <text:p text:style-name="P4">
在莱曼(Lyman)的指示，俄罗斯军队炮击了卢汉斯克地区的马克西维卡(Makiyivka)和贝利夫卡(Bilohorivka)，维尔卡尼卡米斯克(Verkhnokamyanske)，斯皮尔恩(Spirne)和顿涅茨克(Donetsk)地区的贝雷斯特夫(Berestove)。 俄语在卢汉斯克地区的比洛霍利夫卡(Bilohorivka)和顿涅茨克(Donetsk)地区的terny，verkhnokamyanske和斯皮恩(Spirne)进行了空袭，乌克兰武装部队的总参谋部在早晨的报告中说</text:p>
      <text:p text:style-name="P4">
新闻集链接：<text:a xlink:type="simple" xlink:href="https://liveuamap.com/en/2023/14-may-at-lyman-direction-russian-army-shelled-makiyivka" text:style-name="Internet_20_link" text:visited-style-name="Visited_20_Internet_20_Link">
https://liveuamap.com/en/2023/2023/14-may-at-lyman-direction-russian-marmy-shelled-makiyivka</text:a>
</text:p>
      <text:p text:style-name="P4">
News Source: <text:a xlink:type="simple" xlink:href="https://t.me/lumsrc/4780" text:style-name="Internet_20_link" text:visited-style-name="Visited_20_Internet_20_Link">
https://t.me/lumsrc/4780</text:a>
</text:p>
      <!--NEWS-->
      <text:h text:style-name="P10" text:outline-level="1">
<text:span text:style-name="T4">
Zelensky-关于与Macron会面：让我们讨论双边关系的最重要点</text:span>
</text:h>
      <text:p text:style-name="P4">
作者: Ukrinform (Person)</text:p>
      <text:p text:style-name="P4">
出版商: Укринформ (Organization)</text:p>
      <text:p text:style-name="P4">
出版时间: 2023-05-14T-27:12:00+03:00</text:p>
      <text:p text:style-name="P4">
修改时间: 2023-05-14T22:12:00+03:00</text:p>
      <text:p text:style-name="P4">
描述: 乌克兰和法国总统将在巴黎会议期间讨论双边关系的最重要问题。  - 乌克林。</text:p>
      <text:p text:style-name="P4">
图片: ["<text:a xlink:type="simple" xlink:href="https://static.ukrinform.com/photos/2023_02/thumb_files/630_360_1675929931-702.jpg" text:style-name="Internet_20_link" text:visited-style-name="Visited_20_Internet_20_Link">
630_360_16759...</text:a>
"]</text:p>
      <text:p text:style-name="P4">
标签: ['Франція', 'Макрон', 'Переговори', 'Візит', 'Зеленський']</text:p>
      <text:p text:style-name="P4">
类型: Article</text:p>
      <!--METADATA-->
      <text:p text:style-name="P4">
<draw:frame draw:style-name="fr1" draw:name="Image41" text:anchor-type="as-char" svg:width="6.9236in" svg:height="3.956343in" draw:z-index="0">
<draw:image xlink:href="../Images/yкринформ/2023-05-14T-27-12-00-03-00/630_360_1675929931-702.jpg" xlink:type="simple" xlink:show="embed" xlink:actuate="onLoad" draw:mime-type="image/jpeg"/>
</draw:frame>
乌克兰和法国总统将在巴黎会议期间讨论双边关系的最重要问题。</text:p>
      <text:p text:style-name="P4">
根据乌克林福姆的说法，Volodymyr Zelenskyy在[]中报道了(http://t.me/V_Zelenskiy_official/6227)。</text:p>
      <text:p text:style-name="P4">
“巴黎。 每次访问，乌克兰的防御和进攻机会都会增加。 与[]连接(https://www.ukrinform.ua/tag-evropa)它正在增长，俄罗斯对俄罗斯的Atyisk正在增加。 我会见我的朋友伊曼纽尔。 讨论了双边关系的最重要一点。”乌克兰总统说。</text:p>
      <text:p text:style-name="P4">
<text:span text:style-name="T4">
另请阅读：</text:span>
 <text:a xlink:type="simple" xlink:href="https://www.ukrinform.ua/rubric-polytics/3709179-rosia-geopoliticno-vze-prograla-vijnu-makron.html" text:style-name="Internet_20_link" text:visited-style-name="Visited_20_Internet_20_Link">
<text:span text:style-name="T4">
 MACRON </text:span>
</text:a>
正如乌克林福姆报道的法国总统办公室<text:a xlink:type="simple" xlink:href="http://www.ukrinform.ua/rubric-polytics/3709198-v-ofisi-prezidenta-francii-pidtverdili-vizit-zelenskogo.html" text:style-name="Internet_20_link" text:visited-style-name="Visited_20_Internet_20_Link">
</text:a>
乌克兰领导人弗拉基米尔·泽伦斯基。</text:p>
      <text:p text:style-name="P4">
_foto：op _</text:p>
      <text:p text:style-name="P4">
News Source: <text:a xlink:type="simple" xlink:href="https://www.ukrinform.ua/rubric-polytics/3709205-zelenskij-pro-zustric-z-makronom-obgovorimo-najvazlivisi-punkti-dvostoronnih-vidnosin.html" text:style-name="Internet_20_link" text:visited-style-name="Visited_20_Internet_20_Link">
https://www.ukrinform.ua/rubric-polytics/3709205-zelenskij-pro-zustric-z-makronom-obgovorimo-najvazlivisi-punkti-dvostoronnih-vidnosin.html</text:a>
</text:p>
      <!--NEWS-->
      <text:h text:style-name="P10" text:outline-level="1">
<text:span text:style-name="T4">
Nadiya Kichenok无法闯入罗马比赛WTA的配对四分之一决赛</text:span>
</text:h>
      <text:p text:style-name="P4">
作者: Ukrinform (Person)</text:p>
      <text:p text:style-name="P4">
出版商: Укринформ (Organization)</text:p>
      <text:p text:style-name="P4">
出版时间: 2023-05-14T-29:02:00+03:00</text:p>
      <text:p text:style-name="P4">
修改时间: 2023-05-14T22:02:00+03:00</text:p>
      <text:p text:style-name="P4">
描述: 乌克兰在第二轮完成了斗争。  - 乌克林。</text:p>
      <text:p text:style-name="P4">
图片: ["<text:a xlink:type="simple" xlink:href="https://static.ukrinform.com/photos/2023_05/thumb_files/630_360_1684090873-674.jpg" text:style-name="Internet_20_link" text:visited-style-name="Visited_20_Internet_20_Link">
630_360_16840...</text:a>
"]</text:p>
      <text:p text:style-name="P4">
标签: ['Теніс']</text:p>
      <text:p text:style-name="P4">
类型: Article</text:p>
      <!--METADATA-->
      <text:p text:style-name="P4">
<draw:frame draw:style-name="fr1" draw:name="Image42" text:anchor-type="as-char" svg:width="6.9236in" svg:height="3.956343in" draw:z-index="0">
<draw:image xlink:href="../Images/yкринформ/2023-05-14T-29-02-00-03-00/630_360_1684090873-674.jpg" xlink:type="simple" xlink:show="embed" xlink:actuate="onLoad" draw:mime-type="image/jpeg"/>
</draw:frame>
乌克兰在第二轮比赛中是一场斗争。</text:p>
      <text:p text:style-name="P4">
乌克兰网球运动员Nadiya Kichenok在罗马的WTA 1000系列中完成了配对类别的表演(意大利)，报道乌克林福姆。</text:p>
      <text:p text:style-name="P4">
在第二个比赛中，乌克兰人与金伯利·齐默尔曼(Kimberley Zimmermann)一起(比利时)丢失的双打玛丽亚·博兹科夫(Maria Bozkov) /贝塔尼·马特克(Betani Mattek)(捷克共和国 /美国)，-4：6.2：6。 比赛持续了1小时19分钟。 乌克兰贝尔吉亚人的二人组为整场比赛提供了四局。</text:p>
      <text:p text:style-name="P4">
Bauzkov和Mattek-Sends将在下一轮中与获胜者Lyudmila Kichenok / Alona Ostapenko-Magda Linett / Market Windrouzhov竞争。</text:p>
      <text:p text:style-name="P4">
<text:span text:style-name="T4">
另请阅读：</text:span>
 <text:a xlink:type="simple" xlink:href="https://www.ukrinform.ua/rubric-sports/3709140-kostuk-zaversila-vistupi-na-turniri-wta-u-rimi.html" text:style-name="Internet_20_link" text:visited-style-name="Visited_20_Internet_20_Link">
<text:span text:style-name="T4">
 kostyuk </text:span>
</text:a>
正如乌克林福姆(Ukrinform)报道的玛莎·科斯蒂克(Martha Kostyuk(美国) -  Demi Vurs(荷兰).</text:p>
      <text:p text:style-name="P4">
Фото: btu.org.ua</text:p>
      <text:p text:style-name="P4">
News Source: <text:a xlink:type="simple" xlink:href="https://www.ukrinform.ua/rubric-sports/3709202-nadia-kicenok-ne-zmogla-probitisa-v-parnij-cvertfinal-turniru-wta-u-rimi.html" text:style-name="Internet_20_link" text:visited-style-name="Visited_20_Internet_20_Link">
https://www.ukrinform.ua/rubric-sports/3709202-nadia-kicenok-ne-zmogla-probitisa-v-parnij-cvertfinal-turniru-wta-u-rimi.html</text:a>
</text:p>
      <!--NEWS-->
      <text:h text:style-name="P10" text:outline-level="1">
<text:span text:style-name="T4">
在医院的Zaporozhye，一个男人死于敌对炮击</text:span>
</text:h>
      <text:p text:style-name="P4">
作者: Ukrinform (Person)</text:p>
      <text:p text:style-name="P4">
出版商: Укринформ (Organization)</text:p>
      <text:p text:style-name="P4">
出版时间: 2023-05-14T-31:01:00+03:00</text:p>
      <text:p text:style-name="P4">
修改时间: 2023-05-14T22:01:00+03:00</text:p>
      <text:p text:style-name="P4">
描述: 由于Zaporozhye附近的Primorskoe村进行了炮击，有6人受伤。 一名男子在医院死亡。  - 乌克林。</text:p>
      <text:p text:style-name="P4">
图片: ["<text:a xlink:type="simple" xlink:href="https://static.ukrinform.com/photos/2019_10/thumb_files/630_360_1572005821-673.jpg" text:style-name="Internet_20_link" text:visited-style-name="Visited_20_Internet_20_Link">
630_360_15720...</text:a>
"]</text:p>
      <text:p text:style-name="P4">
标签: ['Обстріл', 'Смерть', 'Запоріжжя', 'Війна з росією']</text:p>
      <text:p text:style-name="P4">
类型: Article</text:p>
      <!--METADATA-->
      <text:p text:style-name="P4">
<draw:frame draw:style-name="fr1" draw:name="Image43" text:anchor-type="as-char" svg:width="6.9236in" svg:height="3.956343in" draw:z-index="0">
<draw:image xlink:href="../Images/yкринформ/2023-05-14T-31-01-00-03-00/630_360_1572005821-673.jpg" xlink:type="simple" xlink:show="embed" xlink:actuate="onLoad" draw:mime-type="image/jpeg"/>
</draw:frame>
Zaporozhye附近Primorskoe村的城市射击受到6人的伤害。 一名男子在医院死亡。</text:p>
      <text:p text:style-name="P4">
关于<text:a xlink:type="simple" xlink:href="https://t.me/zoda_gov_ua/18759" text:style-name="Internet_20_link" text:visited-style-name="Visited_20_Internet_20_Link">
</text:a>
乌克林福姆报道说，Zaporizhhzhya Ovayuri Malashko的负责人报道。</text:p>
      <text:p text:style-name="P4">
“由于敌对炮击，有6名当地人受伤，其中一个小婴儿。一个24岁的家伙处于极为严重的状态<text:a xlink:type="simple" xlink:href="https://www.ukrinform.ua/tag-smert" text:style-name="Internet_20_link" text:visited-style-name="Visited_20_Internet_20_Link">
</text:a>
在医院，”他写道。</text:p>
      <text:p text:style-name="P4">
根据OVA的负责人的说法，一名30岁男子仍然处于严重状态。 三个，包括孩子 - 中等。 一名受害者得到了协助。</text:p>
      <text:p text:style-name="P4">
<text:span text:style-name="T4">
另请阅读：</text:span>
 <text:a xlink:type="simple" xlink:href="https://www.ukrinform.ua/rubric-regions/3709045-na-hersonsini-cerez-vorozij-obstril-zaginuv-colovik.html" text:style-name="Internet_20_link" text:visited-style-name="Visited_20_Internet_20_Link">
<text:span text:style-name="T4">
死</text:span>
</text:a>
前 <text:a xlink:type="simple" xlink:href="https://www.ukrinform.ua/rubric-ato/3709099-rosiani-obstrilali-selo-u-zaporizkij-oblasti-e-poraneni-ermak.html" text:style-name="Internet_20_link" text:visited-style-name="Visited_20_Internet_20_Link">
 </text:a>
敌人从毕业生袭击了村庄。 受害者中有一名救护车司机。</text:p>
      <text:p text:style-name="P4">
News Source: <text:a xlink:type="simple" xlink:href="https://www.ukrinform.ua/rubric-regions/3709203-u-zaporizzi-v-likarni-pomer-colovik-akij-postrazdav-vid-vorozogo-obstrilu.html" text:style-name="Internet_20_link" text:visited-style-name="Visited_20_Internet_20_Link">
https://www.ukrinform.ua/rubric-regions/3709203-u-zaporizzi-v-likarni-pomer-colovik-akij-postrazdav-vid-vorozogo-obstrilu.html</text:a>
</text:p>
      <!--NEWS-->
      <text:h text:style-name="P10" text:outline-level="1">
<text:span text:style-name="T4">
穿过Vinnitsa，Khmelnitsky和Ternopil的火车仍在绕行</text:span>
</text:h>
      <text:p text:style-name="P4">
作者: Ukrinform (Person)</text:p>
      <text:p text:style-name="P4">
出版商: Укринформ (Organization)</text:p>
      <text:p text:style-name="P4">
出版时间: 2023-05-14T-34:48:00+03:00</text:p>
      <text:p text:style-name="P4">
修改时间: 2023-05-14T21:48:00+03:00</text:p>
      <text:p text:style-name="P4">
描述: 尽管正在消除Podilsky地区炮击的后果的工作，但前往Vinnitsa，Khmelnytsky和Ternopil的火车将绕道而行。  - 乌克林。</text:p>
      <text:p text:style-name="P4">
图片: ["<text:a xlink:type="simple" xlink:href="https://static.ukrinform.com/photos/2023_03/thumb_files/630_360_1678016225-648.jpg" text:style-name="Internet_20_link" text:visited-style-name="Visited_20_Internet_20_Link">
630_360_16780...</text:a>
"]</text:p>
      <text:p text:style-name="P4">
标签: ['Обстріл', 'Потяг', 'Транспорт', 'Укрзалізниця']</text:p>
      <text:p text:style-name="P4">
类型: Article</text:p>
      <!--METADATA-->
      <text:p text:style-name="P4">
<draw:frame draw:style-name="fr1" draw:name="Image44" text:anchor-type="as-char" svg:width="6.9236in" svg:height="3.956343in" draw:z-index="0">
<draw:image xlink:href="../Images/yкринформ/2023-05-14T-34-48-00-03-00/630_360_1678016225-648.jpg" xlink:type="simple" xlink:show="embed" xlink:actuate="onLoad" draw:mime-type="image/jpeg"/>
</draw:frame>
他们将离开工作，以消除Podilskyi地区的炮击后果，该地区穿过Vinnitsa，Khmelnitsky和Ternopil的火车将在绕道而行。</text:p>
      <text:p text:style-name="P4">
这是由JSC“ Ukrzaliznytsya”的新闻服务报告的<text:a xlink:type="simple" xlink:href="https://t.me/UkrzalInfo/4423" text:style-name="Internet_20_link" text:visited-style-name="Visited_20_Internet_20_Link">
</text:a>
，报道乌克林福姆。</text:p>
      <text:p text:style-name="P4">
“截至5月14日，航班<text:a xlink:type="simple" xlink:href="https://www.ukrinform.ua/tag-ukrzaliznica" text:style-name="Internet_20_link" text:visited-style-name="Visited_20_Internet_20_Link">
</text:a>
传统上，波迪尔斯基地区通过Vinnitsa，Khmelnytsky和Ternopil离开，由于该地区周六炮击的后果的一致性，继续陷入绕道。”</text:p>
      <text:p text:style-name="P4">
连接的续签将在赫梅尔尼特斯基地区军事政府授予适当许可后立即进行。 轨道维修现已完成。</text:p>
      <text:p text:style-name="P4">
为了在Vinnitsa -Khmelnytsky -Ternopil交付乘客，这是郊区火车的布料，约会大约一次。</text:p>
      <text:p text:style-name="P4">
<text:span text:style-name="T4">
另请阅读：</text:span>
 <text:a xlink:type="simple" xlink:href="https://www.ukrinform.ua/rubric-regions/3708964-ukrzaliznica-zaversila-remont-poskodzenoi-obstrilom-rf-kolii-na-hmelniccini.html" text:style-name="Internet_20_link" text:visited-style-name="Visited_20_Internet_20_Link">
<text:span text:style-name="T4">
 ukrzaliznytsia </text:span>
</text:a>
如果由于任何出纳员的票务路线的变化而无法乘飞机。</text:p>
      <text:p text:style-name="P4">
据报道，5月13日，俄罗斯人向Khmelnytskyi开火。(https://www.ukrinform.ua/rubric-regions/3708624-ukrzaliznica-zapustila-satli-i-avtobusi-u-mista-poizdi-do-akih-zapiznuutsa-cerez-ataku-droniv.html)火车迟到的目的地的目的地。</text:p>
      <text:p text:style-name="P4">
News Source: <text:a xlink:type="simple" xlink:href="https://www.ukrinform.ua/rubric-regions/3709208-potagi-cerez-vinnicu-hmelnickij-ta-ternopil-poki-kursuvatimut-v-obizd.html" text:style-name="Internet_20_link" text:visited-style-name="Visited_20_Internet_20_Link">
https://www.ukrinform.ua/rubric-regions/3709208-potagi-cerez-vinnicu-hmelnickij-ta-ternopil-poki-kursuvatimut-v-obizd.html</text:a>
</text:p>
      <!--NEWS-->
      <text:h text:style-name="P10" text:outline-level="1">
<text:span text:style-name="T4">
法国总统办公室确认Zelensky的访问</text:span>
</text:h>
      <text:p text:style-name="P4">
作者: Ukrinform (Person)</text:p>
      <text:p text:style-name="P4">
出版商: Укринформ (Organization)</text:p>
      <text:p text:style-name="P4">
出版时间: 2023-05-14T-36:41:00+03:00</text:p>
      <text:p text:style-name="P4">
修改时间: 2023-05-14T21:41:00+03:00</text:p>
      <text:p text:style-name="P4">
描述: 在法国总统伊曼纽尔·马克龙（Emmanuel Macron）的办公室中，确认了乌克兰领导人弗拉基米尔·泽伦斯基（Vladimir Zelensky）的访问。  - 乌克林。</text:p>
      <text:p text:style-name="P4">
图片: ["<text:a xlink:type="simple" xlink:href="https://static.ukrinform.com/photos/2023_02/thumb_files/630_360_1675929931-588.jpg" text:style-name="Internet_20_link" text:visited-style-name="Visited_20_Internet_20_Link">
630_360_16759...</text:a>
"]</text:p>
      <text:p text:style-name="P4">
标签: ['Франція', 'Макрон', 'Візит', 'Зеленський']</text:p>
      <text:p text:style-name="P4">
类型: Article</text:p>
      <!--METADATA-->
      <text:p text:style-name="P4">
<draw:frame draw:style-name="fr1" draw:name="Image45" text:anchor-type="as-char" svg:width="6.9236in" svg:height="3.956343in" draw:z-index="0">
<draw:image xlink:href="../Images/yкринформ/2023-05-14T-36-41-00-03-00/630_360_1675929931-588.jpg" xlink:type="simple" xlink:show="embed" xlink:actuate="onLoad" draw:mime-type="image/jpeg"/>
</draw:frame>
法国办公室伊曼纽尔·马克龙(Emmanuel Macron)证实了乌克兰领导人泽伦斯基(Zelensky)的访问。</text:p>
      <text:p text:style-name="P4">
关于它报告<text:a xlink:type="simple" xlink:href="http://edition.cnn.com/europe/live-news/russia-ukraine-war-news-05-14-23/h_5f44cce8656fded3e33c77b04de910af" text:style-name="Internet_20_link" text:visited-style-name="Visited_20_Internet_20_Link">
</text:a>
据报道，关于宫殿的声明。</text:p>
      <text:p text:style-name="P4">
值得注意的是，Zelensky将于周日在以利沙普拉斯(Elisha Plaus)访问巴黎。将与伊曼纽尔·马克龙(Emmanuel Macron)共进晚餐。</text:p>
      <text:p text:style-name="P4">
该声明说：“这种观点的交流将使他们能够继续并加深2月8日在巴黎和自那时以来常规电话交流的邮政对话。”</text:p>
      <text:p text:style-name="P4">
值得注意的是，在会议上<text:a xlink:type="simple" xlink:href="https://www.ukrinform.ua/tag-makron" text:style-name="Internet_20_link" text:visited-style-name="Visited_20_Internet_20_Link">
</text:a>
“将确认法国和欧洲在续签乌克兰及其基本利益方面对法国和欧洲的不断变化的支持。”</text:p>
      <text:p text:style-name="P4">
“因此，对今天晚上的讨论将集中在法国对乌克兰的紧急军事和人道主义需求中的支持上。两位总统还将讨论返回欧洲的长期前景，特别是根据法国总统提出的和平计划，“ Elysee Palace。</text:p>
      <text:p text:style-name="P4">
<text:span text:style-name="T4">
另请阅读：</text:span>
 <text:a xlink:type="simple" xlink:href="https://www.ukrinform.ua/rubric-polytics/3709179-rosia-geopoliticno-vze-prograla-vijnu-makron.html" text:style-name="Internet_20_link" text:visited-style-name="Visited_20_Internet_20_Link">
<text:span text:style-name="T4">
 MACRON </text:span>
</text:a>
正如乌克林福姆(Ukrinform)报道的那样，法国媒体写道，沃尔迪米尔·泽伦斯基(Volodymyr Zelenskyy Unedilile)在完成他对德国的访问后可能会来到巴黎。</text:p>
      <text:p text:style-name="P4">
据勒·费加罗(Le Figaro)称，乌克兰总统机场将由法国总理伊丽莎白·伯恩(Elizabeth Bourne)和外交大臣卡特林·科隆(Katrin Kolons)会面。</text:p>
      <text:p text:style-name="P4">
_foto：op _</text:p>
      <text:p text:style-name="P4">
News Source: <text:a xlink:type="simple" xlink:href="https://www.ukrinform.ua/rubric-polytics/3709198-v-ofisi-prezidenta-francii-pidtverdili-vizit-zelenskogo.html" text:style-name="Internet_20_link" text:visited-style-name="Visited_20_Internet_20_Link">
https://www.ukrinform.ua/rubric-polytics/3709198-v-ofisi-prezidenta-francii-pidtverdili-vizit-zelenskogo.html</text:a>
</text:p>
      <!--NEWS-->
      <text:h text:style-name="P10" text:outline-level="1">
<text:span text:style-name="T4">
Podolyak预测俄罗斯军队的灾难性事件</text:span>
</text:h>
      <text:p text:style-name="P4">
作者: Ukrinform (Person)</text:p>
      <text:p text:style-name="P4">
出版商: Укринформ (Organization)</text:p>
      <text:p text:style-name="P4">
出版时间: 2023-05-14T-38:29:00+03:00</text:p>
      <text:p text:style-name="P4">
修改时间: 2023-05-14T21:29:00+03:00</text:p>
      <text:p text:style-name="P4">
描述: 总统办公室主席Mikhail Podolyak的顾问坚信俄罗斯军队正在等待“灾难性事件”，并预测温泉和夏季。  - 乌克林。</text:p>
      <text:p text:style-name="P4">
图片: ["<text:a xlink:type="simple" xlink:href="https://static.ukrinform.com/photos/2022_11/thumb_files/630_360_1669378255-230.jpg" text:style-name="Internet_20_link" text:visited-style-name="Visited_20_Internet_20_Link">
630_360_16693...</text:a>
"]</text:p>
      <text:p text:style-name="P4">
标签: ['Російські військові', 'Подоляк', 'Війна з росією', 'Контрнаступ']</text:p>
      <text:p text:style-name="P4">
类型: Article</text:p>
      <!--METADATA-->
      <text:p text:style-name="P4">
<draw:frame draw:style-name="fr1" draw:name="Image46" text:anchor-type="as-char" svg:width="6.9236in" svg:height="3.956343in" draw:z-index="0">
<draw:image xlink:href="../Images/yкринформ/2023-05-14T-38-29-00-03-00/630_360_1669378255-230.jpg" xlink:type="simple" xlink:show="embed" xlink:actuate="onLoad" draw:mime-type="image/jpeg"/>
</draw:frame>
总统顾问Mikhail Podolyak坚信俄罗斯军队是“灾难性事件”，并预测了春季和夏季的温泉季节。</text:p>
      <text:p text:style-name="P4">
他在接受德语版的采访中说明了这一点<text:a xlink:type="simple" xlink:href="http://www.bild.de/bild-plus/politik/ausland/politik-inland/selenskyj-vertrauter-erklaert-ukraine-offensive-katastrophale-ereignisse-kommen-83915520.bild.html" text:style-name="Internet_20_link" text:visited-style-name="Visited_20_Internet_20_Link">
</text:a>
，报道乌克林福姆。</text:p>
      <text:p text:style-name="P4">
Podolyak说：“我认为我们将看到灾难性的事件将袭击俄罗斯军队。它将被迫很快离开被占领的领土。”</text:p>
      <text:p text:style-name="P4">
他回忆说，一些暂时捕获的领土已经开始撤离当地政府。</text:p>
      <text:p text:style-name="P4">
“我认为，这将是一个温泉和夏季。 俄罗斯军队的力量神话终于被摧毁了。</text:p>
      <text:p text:style-name="P4">
回答巴赫穆特局势的问题以及武装部队的预期矛盾，<text:a xlink:type="simple" xlink:href="https://www.ukrinform.ua/tag-podolak" text:style-name="Internet_20_link" text:visited-style-name="Visited_20_Internet_20_Link">
</text:a>
他解释说她已经暴露了这项计划。 但是，这并不意味着Bakhmut将于明天发布。 Podolyak的基础将继续进行，并将继续破坏俄罗斯的战斗能力。 他说，预期的反攻性不是今天最终结束明天结束的事件，而是“许多股票，数十股和数百个行动，其中一些已经被举行。”</text:p>
      <text:p text:style-name="P4">
<text:span text:style-name="T4">
另请阅读：</text:span>
 <text:a xlink:type="simple" xlink:href="https://www.ukrinform.ua/rubric-ato/3709048-zelenskij-virit-v-uspih-kontrnastupu-mi-majze-gotovi-do-cogo.html" text:style-name="Internet_20_link" text:visited-style-name="Visited_20_Internet_20_Link">
<text:span text:style-name="T4">
 Countercree </text:span>
</text:a>
例如，他提高了俄罗斯后方安全性的炮击强度，以及顿涅茨克地区不同地区的当地小幅进步。</text:p>
      <text:p text:style-name="P4">
乌克兰进攻的目标是，OP代表称需要在地方一级享受几项战术胜利，这将逐渐导致更大的目的：完全解放了在乌克​​兰领土上的所有人。</text:p>
      <text:p text:style-name="P4">
“乌克兰的任何部分仍在俄罗斯的控制之下，都意味着双胞胎：一段时间后，如果俄罗斯联邦积累了新资源，战争将恢复。 其次，俄罗斯本身将不会有政治精英续约。 报仇，扩张主义和沙文主义的情绪将继续蓬勃发展和发展。 这就是我们将释放整个领土的地方。” Podolyak强调。</text:p>
      <text:p text:style-name="P4">
<text:span text:style-name="T4">
另请阅读：</text:span>
 <text:a xlink:type="simple" xlink:href="https://www.ukrinform.ua/rubric-polytics/3706486-rosia-otrimae-sans-na-zmini-tilki-v-razi-porazki-podolak.html" text:style-name="Internet_20_link" text:visited-style-name="Visited_20_Internet_20_Link">
<text:span text:style-name="T4">
 podolyak </text:span>
</text:a>
</text:p>
      <text:p text:style-name="P4">
“这个套餐表明，俄罗斯政权对整个世界的危险程度以及如何测试这场战争的想法有根本的变化。”  -  OP主管顾问说。 他补充说，关于乌克兰未来支持的陈述表明，德国和其他伙伴“选择了自己的实验”。</text:p>
      <text:p text:style-name="P4">
我们将提醒我们，今天，德国总理奥拉夫·舒尔茨(Olaf Scholtz)在与乌克兰弗拉基米尔·泽伦斯基(Ukraine Vladimir Zelensky)总统的新闻发布会上宣布了一套新的军事援助，此前在柏林进行了谈判。</text:p>
      <text:p text:style-name="P4">
News Source: <text:a xlink:type="simple" xlink:href="https://www.ukrinform.ua/rubric-ato/3709194-podolak-prognozue-katastroficni-podii-dla-rosijskoi-armii.html" text:style-name="Internet_20_link" text:visited-style-name="Visited_20_Internet_20_Link">
https://www.ukrinform.ua/rubric-ato/3709194-podolak-prognozue-katastroficni-podii-dla-rosijskoi-armii.html</text:a>
</text:p>
      <!--NEWS-->
      <text:h text:style-name="P10" text:outline-level="1">
<text:span text:style-name="T4">
摩拉维斯基：欧洲将与乌克兰完全合并为欧盟的正式成员</text:span>
</text:h>
      <text:p text:style-name="P4">
作者: Ukrinform (Person)</text:p>
      <text:p text:style-name="P4">
出版商: Укринформ (Organization)</text:p>
      <text:p text:style-name="P4">
出版时间: 2023-05-14T-40:07:00+03:00</text:p>
      <text:p text:style-name="P4">
修改时间: 2023-05-14T21:07:00+03:00</text:p>
      <text:p text:style-name="P4">
描述: 在乌克兰加入欧盟的情况下，欧洲只会完全团结起来。 乌克兰现在正在争取欧洲价值观并站在善良的一边，因此欧洲必须在与俄罗斯的战争中无条件地支持乌克兰人。  - 乌克林。</text:p>
      <text:p text:style-name="P4">
图片: ["<text:a xlink:type="simple" xlink:href="https://static.ukrinform.com/photos/2021_09/thumb_files/630_360_1632404103-972.jpg" text:style-name="Internet_20_link" text:visited-style-name="Visited_20_Internet_20_Link">
630_360_16324...</text:a>
"]</text:p>
      <text:p text:style-name="P4">
标签: ['Європа', 'Премія', 'Моравецький', 'Зеленський']</text:p>
      <text:p text:style-name="P4">
类型: Article</text:p>
      <!--METADATA-->
      <text:p text:style-name="P4">
<draw:frame draw:style-name="fr1" draw:name="Image47" text:anchor-type="as-char" svg:width="6.9236in" svg:height="3.956343in" draw:z-index="0">
<draw:image xlink:href="../Images/yкринформ/2023-05-14T-40-07-00-03-00/630_360_1632404103-972.jpg" xlink:type="simple" xlink:show="embed" xlink:actuate="onLoad" draw:mime-type="image/jpeg"/>
</draw:frame>
仅在乌克兰加入欧盟的情况下，欧洲才会团结起来。 乌克兰阿扎拉兹(Azaraz)争取欧洲价值观，并站在善良的一边，因此欧洲在与俄罗斯的战争中无条件地支持乌克兰人。</text:p>
      <text:p text:style-name="P4">
乌克林堡报道，在乌克兰沃迪米尔·泽伦斯基(Volodymyr Zelensky)的总统裁决中，卡尔·阿坎尼(Aacheni)的欧洲欧洲优点奖在周日表示。</text:p>
      <text:p text:style-name="P4">
“今天的仪式是乌克兰与欧洲家庭逐步方法的另一个象征。 <text:a xlink:type="simple" xlink:href="https://www.ukrinform.ua/tag-evropa" text:style-name="Internet_20_link" text:visited-style-name="Visited_20_Internet_20_Link">
</text:a>
当乌克兰将成为其正式成员时，它将完全团结起来。”摩拉维茨基强调。</text:p>
      <text:p text:style-name="P4">
_video：op _</text:p>
      <text:p text:style-name="P4">
他强调：“只要乌克兰为我们的自由而击败欧洲的内心。”</text:p>
      <text:p text:style-name="P4">
根据波兰的首映式，欧洲人文主义经常参加几个Zocompromis，和解，甚至与魔鬼的契约。”</text:p>
      <text:p text:style-name="P4">
“这是一个糟糕的解决方案，因为它只会继续从独裁者那里得到压力的人的苦难。 曾经是与希特勒在一起的，所以现在有Zuputinbm-首先是佐治亚州，然后是2014年与克里米亚的情况，”</text:p>
      <text:p text:style-name="P4">
他强调，欧洲仍然很大，可以达成共识，而不是在俄罗斯新imperia的勒索上。</text:p>
      <text:p text:style-name="P4">
乌克兰的波兰总理称乌克兰的俄罗斯侵略性“与邪恶的善良”，看起来像弗拉基米尔·泽伦斯基(Vladimir Zelensky)和乌克兰的所有捍卫者。”</text:p>
      <text:p text:style-name="P4">
他强调，欧盟应该抵消俄罗斯，因为它否认欧洲欧洲欧洲裔欧洲价值观。</text:p>
      <text:p text:style-name="P4">
波兰政府的负责人提醒，成千上万的乌克兰儿童被绑架了，不能忘记。</text:p>
      <text:p text:style-name="P4">
他强调，欧盟现在是一项考验，应该被历史上复杂的讲座所记住：“还为时不晚。”</text:p>
      <text:p text:style-name="P4">
“让我们今天给获得获得者不仅仅是奖励 - 让我们给弗拉基米拉纳什的全力支持。 只有这样，我们才能加强欧洲的和平与安全。”摩拉维茨基强调。</text:p>
      <text:p text:style-name="P4">
据波兰总理称，俄罗斯对乌克兰的侵略也是全球欧洲，尽管许多人害怕承认这场战争与所有 - 欧洲欧洲人有关。</text:p>
      <text:p text:style-name="P4">
“这将对欧洲居住在我们的孩子中的决定性影响：欧洲是否会失去恢复的所有自由工作，还是欧洲的所有工作。 也许这是我们生活中最重要的任务和检查。”摩拉维茨基强调。“让我们坚持他们的辩护，让我们支持自由，乌克兰，欧洲。”  - 总结了听众的掌声。</text:p>
      <text:p text:style-name="P4">
根据该机构的说法，该奖项的一些获奖者在仪式上出席了会议，特别是立陶宛的Expream，Dalia Gribauskaya，领导人Kababilus反对派Svetlana Tikhanovskaya，Martinshulz欧洲议会的专家。</text:p>
      <text:p text:style-name="P4">
<text:span text:style-name="T4">
另请阅读：</text:span>
 <text:a xlink:type="simple" xlink:href="https://www.ukrinform.ua/rubric-ato/3709181-zelenskij-zaklikav-evropu-buti-risucimi-u-dopomozi-ukraini-zbroeu.html" text:style-name="Internet_20_link" text:visited-style-name="Visited_20_Internet_20_Link">
<text:span text:style-name="T4">
欧洲</text:span>
</text:a>
自1950年以来，卡尔每年都会获得更大的国际奖项，这对欧洲做出了巨大贡献。 2023年获得了Volodymyr Zelensky和乌克兰人民。</text:p>
      <text:p text:style-name="P4">
除了莫拉维斯基(Moravetsky)外，演讲是由欧盟委员会主席Ursula Von Derlyen和德国总理Olaf Soltz发表的。</text:p>
      <text:p text:style-name="P4">
在仪式上，听到乌克兰作曲家米罗斯拉夫·斯科里克(Miroslav Skoryk)的音乐听到了塔夫列宁·西尔维斯特罗夫(Tavlenin Silvestrov)的声音，并演奏了谢尔盖·扎丹(Sergei Zhadan)的诗歌。</text:p>
      <text:p text:style-name="P4">
<text:span text:style-name="T5">
照片：PAP</text:span>
</text:p>
      <text:p text:style-name="P4">
News Source: <text:a xlink:type="simple" xlink:href="https://www.ukrinform.ua/rubric-polytics/3709190-moraveckij-evropa-bude-povnistu-obednana-lise-z-ukrainou-ak-povnopravnim-clenom-es.html" text:style-name="Internet_20_link" text:visited-style-name="Visited_20_Internet_20_Link">
https://www.ukrinform.ua/rubric-polytics/3709190-moraveckij-evropa-bude-povnistu-obednana-lise-z-ukrainou-ak-povnopravnim-clenom-es.html</text:a>
</text:p>
      <!--NEWS-->
      <text:h text:style-name="P10" text:outline-level="1">
<text:span text:style-name="T4">
APL：阿森纳被布莱顿击败</text:span>
</text:h>
      <text:p text:style-name="P4">
作者: Ukrinform (Person)</text:p>
      <text:p text:style-name="P4">
出版商: Укринформ (Organization)</text:p>
      <text:p text:style-name="P4">
出版时间: 2023-05-14T-42:01:29+03:00</text:p>
      <text:p text:style-name="P4">
修改时间: 2023-05-14T21:01:29+03:00</text:p>
      <text:p text:style-name="P4">
描述: Zinchenko没有进入游戏申请。  - 乌克林。</text:p>
      <text:p text:style-name="P4">
图片: ["<text:a xlink:type="simple" xlink:href="https://static.ukrinform.com/photos/2023_05/thumb_files/630_360_1684086854-506.jpg" text:style-name="Internet_20_link" text:visited-style-name="Visited_20_Internet_20_Link">
630_360_16840...</text:a>
"]</text:p>
      <text:p text:style-name="P4">
标签: ['Арсенал', 'Футбол', 'АПЛ']</text:p>
      <text:p text:style-name="P4">
类型: Article</text:p>
      <!--METADATA-->
      <text:p text:style-name="P4">
<draw:frame draw:style-name="fr1" draw:name="Image48" text:anchor-type="as-char" svg:width="6.9236in" svg:height="3.956343in" draw:z-index="0">
<draw:image xlink:href="../Images/yкринформ/2023-05-14T-42-01-29-03-00/630_360_1684086854-506.jpg" xlink:type="simple" xlink:show="embed" xlink:actuate="onLoad" draw:mime-type="image/jpeg"/>
</draw:frame>
Zinchenko进入了游戏申请。</text:p>
      <text:p text:style-name="P4">
据报道，在APL第36轮的主场比赛中，阿森纳输给了布莱顿0：3。</text:p>
      <text:p text:style-name="P4">
来宾在下半场花费了所有目标。 在第51分钟，会议得分为Enquico，并总结了由Nazamine出版的UNDA进行的球的对抗，以及在偏移时间的摘要的目标。</text:p>
      <text:p text:style-name="P4">
Zinchenko没有进入游戏申请，更早的后卫被诊断出有伤害，这不允许乌克兰人在本赛季结束前打球。</text:p>
      <text:p text:style-name="P4">
“枪手”在APL中排名第二：领导者“ Manchestersti”的滞后是四分。 同时，“当地人”在下一个曲目上的胜利将带来“城市”冠军冠军。 布莱顿爬到了店面。</text:p>
      <text:p text:style-name="P4">
阿森纳将于5月20日与诺丁汉森林(Nottingham Forest)出发。 布莱顿将早些时候与纽卡斯尔进行比赛。</text:p>
      <text:p text:style-name="P4">
<text:span text:style-name="T4">
另请阅读：</text:span>
 <text:a xlink:type="simple" xlink:href="https://www.ukrinform.ua/rubric-sports/3709143-apl-man-siti-povernuvsa-v-odnoosibni-lideri-obigravsi-everton-mikolenka.html" text:style-name="Internet_20_link" text:visited-style-name="Visited_20_Internet_20_Link">
</text:a>
正如乌克林福姆报道的那样，曼彻斯特城是对利物浦“埃弗顿”以3-0计数的访问。</text:p>
      <text:p text:style-name="P4">
照片：盖蒂图像</text:p>
      <text:p text:style-name="P4">
News Source: <text:a xlink:type="simple" xlink:href="https://www.ukrinform.ua/rubric-sports/3709189-apl-arsenal-rozgromno-postupivsa-brajtonu.html" text:style-name="Internet_20_link" text:visited-style-name="Visited_20_Internet_20_Link">
https://www.ukrinform.ua/rubric-sports/3709189-apl-arsenal-rozgromno-postupivsa-brajtonu.html</text:a>
</text:p>
      <!--NEWS-->
      <text:h text:style-name="P10" text:outline-level="1">
<text:span text:style-name="T4">
Poltavska Oblast（07:47）。 红色警报：空中威胁。 警笛声。 立即掩盖！</text:span>
</text:h>
      <text:p text:style-name="P4">
作者: liveuamap (Language: en)</text:p>
      <text:p text:style-name="P4">
时间: 2023-05-14T-43:48:00</text:p>
      <text:p text:style-name="P4">
地点: Poltavska Oblast (Latitude:49.47721 Longtitude:33.81795)</text:p>
      <text:p text:style-name="P4">
视频: []</text:p>
      <text:p text:style-name="P4">
图片: []</text:p>
      <text:p text:style-name="P4">
标签: ["Europe", "Central and Eastern Europe"]</text:p>
      <text:p text:style-name="P4">
Id: 22562668</text:p>
      <!--METADATA-->
      <text:p text:style-name="P4">
poltava(07:47). Red Alert: aerial threat. Sirens sounding. Take covernow!</text:p>
      <text:p text:style-name="P4">
News Collection Link: <text:a xlink:type="simple" xlink:href="https://liveuamap.com/en/2023/14-may-poltavska-oblast0747-red-alert-aerial-g" text:style-name="Internet_20_link" text:visited-style-name="Visited_20_Internet_20_Link">
https://liveuamap.com/en/2023/14-may-poltavska-oblast0747-red-alert-aerial-g</text:a>
</text:p>
      <text:p text:style-name="P4">
News Source: <text:a xlink:type="simple" xlink:href="https://t.me/suspilnepoltava/11135" text:style-name="Internet_20_link" text:visited-style-name="Visited_20_Internet_20_Link">
https://t.me/suspilnepoltava/11135</text:a>
</text:p>
      <!--NEWS-->
      <text:h text:style-name="P10" text:outline-level="1">
<text:span text:style-name="T4">
在总统大选中打开了一半的选举箱子后，埃尔多安（Erdogan）领导</text:span>
</text:h>
      <text:p text:style-name="P4">
作者: Ukrinform (Person)</text:p>
      <text:p text:style-name="P4">
出版商: Укринформ (Organization)</text:p>
      <text:p text:style-name="P4">
出版时间: 2023-05-14T-45:57:00+03:00</text:p>
      <text:p text:style-name="P4">
修改时间: 2023-05-14T20:57:00+03:00</text:p>
      <text:p text:style-name="P4">
描述: 截至20.30，当地时间开放了一半的选举箱子（与基辅相同），有52.03％的选民投票赞成土耳其台湾埃尔多安。33％。  - 乌克林。</text:p>
      <text:p text:style-name="P4">
图片: ["<text:a xlink:type="simple" xlink:href="https://static.ukrinform.com/photos/2022_08/thumb_files/630_360_1660844667-375.jpg" text:style-name="Internet_20_link" text:visited-style-name="Visited_20_Internet_20_Link">
630_360_16608...</text:a>
"]</text:p>
      <text:p text:style-name="P4">
标签: ['Ердоган', 'Туреччина', 'Вибори Президента']</text:p>
      <text:p text:style-name="P4">
类型: Article</text:p>
      <!--METADATA-->
      <text:p text:style-name="P4">
<draw:frame draw:style-name="fr1" draw:name="Image49" text:anchor-type="as-char" svg:width="6.9236in" svg:height="3.956343in" draw:z-index="0">
<draw:image xlink:href="../Images/yкринформ/2023-05-14T-45-57-00-03-00/630_360_1660844667-375.jpg" xlink:type="simple" xlink:show="embed" xlink:actuate="onLoad" draw:mime-type="image/jpeg"/>
</draw:frame>
截至20.30当地时间(基辅也是如此)一半的振动被打开了，有52.03％的选民投票赞成土耳其台湾埃尔多安(Taiipa Erdogan)，以反对派领导人凯马尔·基利西洛格(Kemal Kilicilloglu)为42.11％，因为辛南·奥根(Sinan Ogan)祖先已故联盟的候选人-5.33％。</text:p>
      <text:p text:style-name="P4">
关于它报告了乌克林福姆，参考了高级邪恶委员会的数据，该委员会持有机构“ <text:a xlink:type="simple" xlink:href="https://secim.aa.com.tr/" text:style-name="Internet_20_link" text:visited-style-name="Visited_20_Internet_20_Link">
</text:a>
”在线模式下。</text:p>
      <text:p text:style-name="P4">
这表明总统<text:a xlink:type="simple" xlink:href="https://www.ukrinform.ua/tag-erdogan" text:style-name="Internet_20_link" text:visited-style-name="Visited_20_Internet_20_Link">
</text:a>
赢得B54省(在大多数情况下，它是该国的中部，北部，部分南部和西部省份)，27个省的Kilicilloglu(在东部，西部部分在南部). Столична провінція Анкара наразі демонструє більшупідтримку Кілічдароглу, Стамбул - Ердогану.</text:p>
      <text:p text:style-name="P4">
<text:span text:style-name="T4">
Читайте також:</text:span>
 <text:a xlink:type="simple" xlink:href="https://www.ukrinform.ua/rubric-world/3709178-u-tureccini-pocali-opriludnuvati-rezultati-prezidentskih-peregoniv.html" text:style-name="Internet_20_link" text:visited-style-name="Visited_20_Internet_20_Link">
 <text:span text:style-name="T4">
Туреччині</text:span>
 </text:a>
如报道<text:a xlink:type="simple" xlink:href="https://www.ukrinform.ua/rubric-world/3708924-u-tureccini-prohodat-prezidentski-j-parlamentski-vibori.html" text:style-name="Internet_20_link" text:visited-style-name="Visited_20_Internet_20_Link">
</text:a>
在土耳其，总统和议会选举进行了投票，选举区警察于上午8点开放，投票持续到17日。 由于选举箱子在18.30开放时，结果在线结果。</text:p>
      <text:p text:style-name="P4">
News Source: <text:a xlink:type="simple" xlink:href="https://www.ukrinform.ua/rubric-world/3709188-pisla-vidkritta-polovini-viborcih-skrin-u-prezidentskih-peregonah-lidirue-erdogan.html" text:style-name="Internet_20_link" text:visited-style-name="Visited_20_Internet_20_Link">
https://www.ukrinform.ua/rubric-world/3709188-pisla-vidkritta-polovini-viborcih-skrin-u-prezidentskih-peregonah-lidirue-erdogan.html</text:a>
</text:p>
      <!--NEWS-->
      <text:h text:style-name="P10" text:outline-level="1">
<text:span text:style-name="T4">
在Kherson Air Defense，三架俄罗斯无人机被摧毁</text:span>
</text:h>
      <text:p text:style-name="P4">
作者: Ukrinform (Person)</text:p>
      <text:p text:style-name="P4">
出版商: Укринформ (Organization)</text:p>
      <text:p text:style-name="P4">
出版时间: 2023-05-14T-47:53:00+03:00</text:p>
      <text:p text:style-name="P4">
修改时间: 2023-05-14T20:53:00+03:00</text:p>
      <text:p text:style-name="P4">
描述: 5月14日，星期日，在赫尔森地区，三辆俄罗斯无人驾驶飞机被空中国防军摧毁。  - 乌克林。</text:p>
      <text:p text:style-name="P4">
图片: ["<text:a xlink:type="simple" xlink:href="https://static.ukrinform.com/photos/2019_06/thumb_files/630_360_1560689258-427.jpg" text:style-name="Internet_20_link" text:visited-style-name="Visited_20_Internet_20_Link">
630_360_15606...</text:a>
"]</text:p>
      <text:p text:style-name="P4">
标签: ['Безпілотник', 'Херсонщина', 'Війна з росією', 'ППО']</text:p>
      <text:p text:style-name="P4">
类型: Article</text:p>
      <!--METADATA-->
      <text:p text:style-name="P4">
<draw:frame draw:style-name="fr1" draw:name="Image50" text:anchor-type="as-char" svg:width="6.9236in" svg:height="3.956343in" draw:z-index="0">
<draw:image xlink:href="../Images/yкринформ/2023-05-14T-47-53-00-03-00/630_360_1560689258-427.jpg" xlink:type="simple" xlink:show="embed" xlink:actuate="onLoad" draw:mime-type="image/jpeg"/>
</draw:frame>
乌森地区5月14日，星期日，空中国防军摧毁了俄罗斯无人驾驶飞机。</text:p>
      <text:p text:style-name="P4">
根据乌克林福姆的说法，南空气司令部报告了<text:a xlink:type="simple" xlink:href="https://www.facebook.com/PvKPivden/posts/pfbid0bUTfiXy3Q9apyLxuwab9Thbbj1pJ2r2vyaMjF7vrDUCbuUFvWdZYpd4v5d6JZCbvl" text:style-name="Internet_20_link" text:visited-style-name="Visited_20_Internet_20_Link">
</text:a>
.</text:p>
      <text:p text:style-name="P4">
"14 травня 2023 року на Херсонщині силами та засобами протиповітряної оборониповітряного командування "Південь" знищено 3 російські <text:a xlink:type="simple" xlink:href="https://www.ukrinform.ua/tag-bezpilotnik" text:style-name="Internet_20_link" text:visited-style-name="Visited_20_Internet_20_Link">
</text:a>
：2邮件读取，2次Orlan -10侦察无人机和一台Zala型无人机。</text:p>
      <text:p text:style-name="P4">
<text:span text:style-name="T4">
另请阅读：</text:span>
 <text:a xlink:type="simple" xlink:href="https://www.ukrinform.ua/rubric-ato/3708910-vnoci-sili-oboroni-znisili-25-rosijskih-bezpilotnikiv-ignat.html" text:style-name="Internet_20_link" text:visited-style-name="Visited_20_Internet_20_Link">
<text:span text:style-name="T4">
无人机</text:span>
</text:a>
如报道<text:a xlink:type="simple" xlink:href="https://www.ukrinform.ua/rubric-ato/3708931-droni-kalibri-z-cornogo-mora-raketi-z-litakiv-povitrani-sili-rozpovili-pro-nicnu-ataku-rf.html" text:style-name="Internet_20_link" text:visited-style-name="Visited_20_Internet_20_Link">
</text:a>
5月14日晚上，俄罗斯入侵者袭击了Shahd-136/131的各种存储无人机，训练大海船只的机口径导弹，有翼的导弹X-101/X-555/X-55，来自TU的飞机-95MC战略流离失所。</text:p>
      <text:p text:style-name="P4">
News Source: <text:a xlink:type="simple" xlink:href="https://www.ukrinform.ua/rubric-ato/3709187-na-hersonsini-ppo-znisila-tri-rosijski-bezpilotniki.html" text:style-name="Internet_20_link" text:visited-style-name="Visited_20_Internet_20_Link">
https://www.ukrinform.ua/rubric-ato/3709187-na-hersonsini-ppo-znisila-tri-rosijski-bezpilotniki.html</text:a>
</text:p>
      <!--NEWS-->
      <text:h text:style-name="P10" text:outline-level="1">
<text:span text:style-name="T4">
在俄罗斯联邦的杜马州，杜马证实了卢卡申科的健康问题</text:span>
</text:h>
      <text:p text:style-name="P4">
作者: Ukrinform (Person)</text:p>
      <text:p text:style-name="P4">
出版商: Укринформ (Organization)</text:p>
      <text:p text:style-name="P4">
出版时间: 2023-05-14T-49:50:00+03:00</text:p>
      <text:p text:style-name="P4">
修改时间: 2023-05-14T20:50:00+03:00</text:p>
      <text:p text:style-name="P4">
描述: 俄罗斯俄罗斯杜马州杜马委员会的第一任副主席康斯坦丁·扎图林说，白俄罗斯亚历山大·卢卡申科总统病了。  - 乌克林。</text:p>
      <text:p text:style-name="P4">
图片: ["<text:a xlink:type="simple" xlink:href="https://static.ukrinform.com/photos/2023_05/thumb_files/630_360_1684086380-208.jpg" text:style-name="Internet_20_link" text:visited-style-name="Visited_20_Internet_20_Link">
630_360_16840...</text:a>
"]</text:p>
      <text:p text:style-name="P4">
标签: ['білорусь', 'лукашенко', 'Держдума РФ', 'Хвороба']</text:p>
      <text:p text:style-name="P4">
类型: Article</text:p>
      <!--METADATA-->
      <text:p text:style-name="P4">
<draw:frame draw:style-name="fr1" draw:name="Image51" text:anchor-type="as-char" svg:width="6.9236in" svg:height="3.946452in" draw:z-index="0">
<draw:image xlink:href="../Images/yкринформ/2023-05-14T-49-50-00-03-00/630_360_1684086380-208.jpg" xlink:type="simple" xlink:show="embed" xlink:actuate="onLoad" draw:mime-type="image/jpeg"/>
</draw:frame>
俄罗斯杜马州杜马委员会的第一任副主席Konstantin Zatululin认为白俄罗斯亚历山大·卢卡申科总统病了。</text:p>
      <text:p text:style-name="P4">
Zatulin报告了这一点<text:a xlink:type="simple" xlink:href="https://t.me/pdmnews/59236" text:style-name="Internet_20_link" text:visited-style-name="Visited_20_Internet_20_Link">
</text:a>
，报道乌克林福姆。</text:p>
      <text:p text:style-name="P4">
Zatulin说他知道自己病了<text:a xlink:type="simple" xlink:href="https://www.ukrinform.ua/tag-lukasenko" text:style-name="Internet_20_link" text:visited-style-name="Visited_20_Internet_20_Link">
</text:a>
，但没有命名诊断。</text:p>
      <text:p text:style-name="P4">
“那里没有什么是超自然的，这不是卷轴。 只有一个人生病了。尽管这个人生病了，但他考虑了获得莫斯科的责任，然后在晚上他参加了明斯克的活动。 大概需要休息 - 仅此而已。”代理人说。</text:p>
      <text:p text:style-name="P4">
卢卡申科(Lukashenko)上次出现在5月9日 - 早晨，他在莫斯科的一个邪恶广场的游行中，回到了莫斯科的明斯克。 白俄罗斯媒体对Lukashenko的不健康外观及其无法步行到达亚历山大花园的注意力：它被汽车铺设了鲜花。</text:p>
      <text:p text:style-name="P4">
5月9日在莫斯科游行后不久，<text:a xlink:type="simple" xlink:href="https://www.ukrinform.ua/rubric-world/3707006-pisla-paradu-v-moskvi-lukasenko-terminovo-povernuvsa-do-minska-pidozruut-problemi-zi-zdorovam.html" text:style-name="Internet_20_link" text:visited-style-name="Visited_20_Internet_20_Link">
</text:a>
. За деякими даними, до аеропорту його супроводжувала машина швидкої допомоги.</text:p>
      <text:p text:style-name="P4">
<text:span text:style-name="T4">
Читайте також:</text:span>
 <text:a xlink:type="simple" xlink:href="https://www.ukrinform.ua/rubric-world/3703882-putina-lukasenka-ta-insih-diktatoriv-ne-zaprosili-na-koronaciu-carlza-iii-zmi.html" text:style-name="Internet_20_link" text:visited-style-name="Visited_20_Internet_20_Link">
 <text:span text:style-name="T4">
лукашенка</text:span>
 </text:a>
在他手上的游行中，人们可以看到绷带。 一些专家认为，使用导管后，它类似于敷料。</text:p>
      <text:p text:style-name="P4">
5月14日，关于疾病的谣言的背景<text:a xlink:type="simple" xlink:href="https://www.ukrinform.ua/rubric-world/3709057-lukasenko-ne-zavivsa-na-urocistostah-do-dna-prapora-bilorusi.html" text:style-name="Internet_20_link" text:visited-style-name="Visited_20_Internet_20_Link">
</text:a>
，徽章和赞美诗。</text:p>
      <text:p text:style-name="P4">
因此，Lukashenko在第五天没有出现在公共场所中。关于他的状况或居住地，尚不清楚。</text:p>
      <text:p text:style-name="P4">
News Source: <text:a xlink:type="simple" xlink:href="https://www.ukrinform.ua/rubric-world/3709184-u-derzdumi-rf-pidtverdili-problemi-zi-zdorovam-lukasenka.html" text:style-name="Internet_20_link" text:visited-style-name="Visited_20_Internet_20_Link">
https://www.ukrinform.ua/rubric-world/3709184-u-derzdumi-rf-pidtverdili-problemi-zi-zdorovam-lukasenka.html</text:a>
</text:p>
      <!--NEWS-->
      <text:h text:style-name="P10" text:outline-level="1">
<text:span text:style-name="T4">
Zelensky敦促欧洲在帮助乌克兰武器方面具有决定性</text:span>
</text:h>
      <text:p text:style-name="P4">
作者: Ukrinform (Person)</text:p>
      <text:p text:style-name="P4">
出版商: Укринформ (Organization)</text:p>
      <text:p text:style-name="P4">
出版时间: 2023-05-14T-51:39:00+03:00</text:p>
      <text:p text:style-name="P4">
修改时间: 2023-05-14T20:39:00+03:00</text:p>
      <text:p text:style-name="P4">
描述: 沃迪米尔总统Zelenskyy认为，现在正在决定俄罗斯将完成什么，并要求欧洲人坚定而果断地向乌克兰提供武器。  - 乌克林。</text:p>
      <text:p text:style-name="P4">
图片: ["<text:a xlink:type="simple" xlink:href="https://static.ukrinform.com/photos/2023_02/thumb_files/630_360_1676391357-711.jpeg" text:style-name="Internet_20_link" text:visited-style-name="Visited_20_Internet_20_Link">
630_360_16763...</text:a>
"]</text:p>
      <text:p text:style-name="P4">
标签: ['Європа', 'Україна', 'Зброя', 'Зеленський']</text:p>
      <text:p text:style-name="P4">
类型: Article</text:p>
      <!--METADATA-->
      <text:p text:style-name="P4">
<draw:frame draw:style-name="fr1" draw:name="Image52" text:anchor-type="as-char" svg:width="6.9236in" svg:height="3.956343in" draw:z-index="0">
<draw:image xlink:href="../Images/yкринформ/2023-05-14T-51-39-00-03-00/630_360_1676391357-711.jpeg" xlink:type="simple" xlink:show="embed" xlink:actuate="onLoad" draw:mime-type="image/jpeg"/>
</draw:frame>
沃迪米尔·泽伦斯基(Volodymyr Zelensky)总统认为，现在这是由战争策划的战争的建设来决定的，并呼吁欧洲人在向乌克兰提供武器方面坚定不移。</text:p>
      <text:p text:style-name="P4">
他在向他和整个国际奖的整个乌克兰人民颁发的仪式上的演讲中说，以卡尔大帝的名字命名。</text:p>
      <text:p text:style-name="P4">
“我梦想成为欧洲冠军。 我知道乌克兰人可以赢。 我将与我们一起赢得乌克兰人。 提及时间和现在决定这场战争的结局以及[]的最后一次侵略是否会(https://www.ukrinform.ua/tag-evropa)。 这一切都取决于我们与您的团结，与您的速度，在我们的胜利之路上。 所以我今天对你的主要吸引力吗？ 卡尔大卡尔将被赢得胜利!”泽伦斯基说。</text:p>
      <text:p text:style-name="P4">
<text:span text:style-name="T5">
viso：<text:a xlink:type="simple" xlink:href="https://t.me/verkhovnaradaukrainy/50593" text:style-name="Internet_20_link" text:visited-style-name="Visited_20_Internet_20_Link">
</text:a>
</text:span>
 _ viso：op _</text:p>
      <text:p text:style-name="P4">
他强调，乌克兰人能够赢得胜利，并且已经接近了这一胜利，阿夫塞达(Avsyuda)，蓝色和黄色的旗帜返回了解放的土地，杰沃普(Jevrop)返回。</text:p>
      <text:p text:style-name="P4">
<text:span text:style-name="T4">
另请阅读：</text:span>
 <text:a xlink:type="simple" xlink:href="https://www.ukrinform.ua/rubric-polytics/3709172-nemae-zodnoi-racionalnoi-pricini-comu-nasi-voini-dosi-ne-v-nato-zelenskij.html" text:style-name="Internet_20_link" text:visited-style-name="Visited_20_Internet_20_Link">
<text:span text:style-name="T4">
北约</text:span>
</text:a>
同时，总统强调乌克兰需要武器。</text:p>
      <text:p text:style-name="P4">
“事实是，我们的人民的自由是通过我们的士兵和武器(包括您的武器)的勇气来确保俄罗斯试图奴役的事实 - 每个帮助我们捍卫自己的人。 现在只有武器才能阻止这一死亡。 这就是为什么它坚定地坚定地为乌克兰士兵提供武器的坚定而果断。”泽伦斯基说。</text:p>
      <text:p text:style-name="P4">
作为 <text:a xlink:type="simple" xlink:href="https://www.ukrinform.ua/rubric-polytics/3708875-zelenskij-pribuv-z-vizitom-do-berlina.html" text:style-name="Internet_20_link" text:visited-style-name="Visited_20_Internet_20_Link">
 </text:a>
，沃迪米尔·Zelenskyy总统将于5月14日访问德国。</text:p>
      <text:p text:style-name="P4">
_foto：op _</text:p>
      <text:p text:style-name="P4">
News Source: <text:a xlink:type="simple" xlink:href="https://www.ukrinform.ua/rubric-ato/3709181-zelenskij-zaklikav-evropu-buti-risucimi-u-dopomozi-ukraini-zbroeu.html" text:style-name="Internet_20_link" text:visited-style-name="Visited_20_Internet_20_Link">
https://www.ukrinform.ua/rubric-ato/3709181-zelenskij-zaklikav-evropu-buti-risucimi-u-dopomozi-ukraini-zbroeu.html</text:a>
</text:p>
      <!--NEWS-->
      <text:h text:style-name="P10" text:outline-level="1">
<text:span text:style-name="T4">
俄罗斯在地缘政治上失去了战争 - 马克龙</text:span>
</text:h>
      <text:p text:style-name="P4">
作者: Ukrinform (Person)</text:p>
      <text:p text:style-name="P4">
出版商: Укринформ (Organization)</text:p>
      <text:p text:style-name="P4">
出版时间: 2023-05-14T-53:31:00+03:00</text:p>
      <text:p text:style-name="P4">
修改时间: 2023-05-14T20:31:00+03:00</text:p>
      <text:p text:style-name="P4">
描述: 法国总统伊曼纽尔·马克龙（Emmanuel Macron）认为，俄罗斯已经在乌克兰“失去”了一场战争，并成为中国。  - 乌克林。</text:p>
      <text:p text:style-name="P4">
图片: ["<text:a xlink:type="simple" xlink:href="https://static.ukrinform.com/photos/2022_04/thumb_files/630_360_1650825731-530.jpg" text:style-name="Internet_20_link" text:visited-style-name="Visited_20_Internet_20_Link">
630_360_16508...</text:a>
"]</text:p>
      <text:p text:style-name="P4">
标签: ['Китай', 'Макрон', 'Україна', 'Війна з росією']</text:p>
      <text:p text:style-name="P4">
类型: Article</text:p>
      <!--METADATA-->
      <text:p text:style-name="P4">
<draw:frame draw:style-name="fr1" draw:name="Image53" text:anchor-type="as-char" svg:width="6.9236in" svg:height="3.956343in" draw:z-index="0">
<draw:image xlink:href="../Images/yкринформ/2023-05-14T-53-31-00-03-00/630_360_1650825731-530.jpg" xlink:type="simple" xlink:show="embed" xlink:actuate="onLoad" draw:mime-type="image/jpeg"/>
</draw:frame>
伊曼纽尔·马克龙(Emmanuel Macron)总统认为，俄罗斯已经在乌克兰“失去”战争，成为中国。</text:p>
      <text:p text:style-name="P4">
关于它报告<text:a xlink:type="simple" xlink:href="https://www.theguardian.com/world/live/2023/may/14/russia-ukraine-war-live-zelenskiy-arrives-in-berlin-after-germany-announces-further-27bn-of-military-aid#top-of-blog" text:style-name="Internet_20_link" text:visited-style-name="Visited_20_Internet_20_Link">
</text:a>
，报道乌克林福姆。</text:p>
      <text:p text:style-name="P4">
“事实上，它进入了中国从属的形式并失去了当天的机会，这是至关重要的，因为这促使瑞典和芬兰的决定加入北约……两年前是无法想象的。在接受意见的采访中报纸。</text:p>
      <text:p text:style-name="P4">
他强调，为了<text:a xlink:type="simple" xlink:href="https://www.ukrinform.ua/tag-rosia" text:style-name="Internet_20_link" text:visited-style-name="Visited_20_Internet_20_Link">
</text:a>
它已经失去了战争，乌克兰需要在将来反对意见。</text:p>
      <text:p text:style-name="P4">
“让我们澄清一下，俄罗斯不应该用军事手段赢得这场战争。 汤穆维德(Thomuwid)取决于如何帮助乌克兰人的反对意见，如何准备不可避免地会消失的谈判中的安全保证问题。”他说。</text:p>
      <text:p text:style-name="P4">
马克龙还指出，欧洲安全建筑将不得不捍卫乌克兰。</text:p>
      <text:p text:style-name="P4">
<text:span text:style-name="T4">
另请阅读：</text:span>
 <text:a xlink:type="simple" xlink:href="https://www.ukrinform.ua/rubric-world/3707343-kitaj-mae-dati-rosii-zrozumiti-so-vona-zajsla-u-gluhij-kut-glava-mzs-francii.html" text:style-name="Internet_20_link" text:visited-style-name="Visited_20_Internet_20_Link">
</text:a>
“我一直说，最终，欧洲安全建筑将不得不捍卫乌克兰。 他说，但这也应涉及非危险和恢复稳定的力量平衡，但在我们到达之前，还有很多步骤要采取很多步骤。”</text:p>
      <text:p text:style-name="P4">
如报道<text:a xlink:type="simple" xlink:href="https://www.ukrinform.ua/rubric-polytics/3709166-prezident-ukraini-sogodni-moze-pributi-do-francii-zmi.html" text:style-name="Internet_20_link" text:visited-style-name="Visited_20_Internet_20_Link">
</text:a>
早些时候，法国人报道说，乌克兰沃迪米尔·泽伦斯基(Volodymyr Zelensky)的总统可以在访问结束后周日抵达巴黎。</text:p>
      <text:p text:style-name="P4">
News Source: <text:a xlink:type="simple" xlink:href="https://www.ukrinform.ua/rubric-polytics/3709179-rosia-geopoliticno-vze-prograla-vijnu-makron.html" text:style-name="Internet_20_link" text:visited-style-name="Visited_20_Internet_20_Link">
https://www.ukrinform.ua/rubric-polytics/3709179-rosia-geopoliticno-vze-prograla-vijnu-makron.html</text:a>
</text:p>
      <!--NEWS-->
      <text:h text:style-name="P10" text:outline-level="1">
<text:span text:style-name="T4">
在土耳其，总统大选的结果开始</text:span>
</text:h>
      <text:p text:style-name="P4">
作者: Ukrinform (Person)</text:p>
      <text:p text:style-name="P4">
出版商: Укринформ (Organization)</text:p>
      <text:p text:style-name="P4">
出版时间: 2023-05-14T-55:22:00+03:00</text:p>
      <text:p text:style-name="P4">
修改时间: 2023-05-14T20:22:00+03:00</text:p>
      <text:p text:style-name="P4">
描述: 截至19.30，当地时间开放了30.15％的选举箱子，有53.62％的选民投票赞成土耳其台湾埃尔多安（Taiipa Erdogan），反对派领导人凯马尔·基利西洛格鲁（Kemal Kilicilloglu）获得了40.42％的收益，因为候选人是从正确的联盟中获得的候选人。  - 乌克林。</text:p>
      <text:p text:style-name="P4">
图片: ["<text:a xlink:type="simple" xlink:href="https://static.ukrinform.com/photos/2023_05/thumb_files/630_360_1684055025-294.jpg" text:style-name="Internet_20_link" text:visited-style-name="Visited_20_Internet_20_Link">
630_360_16840...</text:a>
"]</text:p>
      <text:p text:style-name="P4">
标签: ['Ердоган', 'Туреччина', 'Вибори Президента']</text:p>
      <text:p text:style-name="P4">
类型: Article</text:p>
      <!--METADATA-->
      <text:p text:style-name="P4">
<draw:frame draw:style-name="fr1" draw:name="Image54" text:anchor-type="as-char" svg:width="6.9236in" svg:height="3.956343in" draw:z-index="0">
<draw:image xlink:href="../Images/yкринформ/2023-05-14T-55-22-00-03-00/630_360_1684055025-294.jpg" xlink:type="simple" xlink:show="embed" xlink:actuate="onLoad" draw:mime-type="image/jpeg"/>
</draw:frame>
截至19.30，当地时间开放了30.15％的选举箱子，有53.62％的选民投票赞成总统台湾埃尔多安(Taiipa Erdogan)，反对派Kilicilloglu的领导人获得了收益。</text:p>
      <text:p text:style-name="P4">
关于它报告了乌克林福姆，参考了高级邪恶委员会的数据，该委员会持有<text:a xlink:type="simple" xlink:href="https://secim.aa.com.tr/" text:style-name="Internet_20_link" text:visited-style-name="Visited_20_Internet_20_Link">
</text:a>
在在线模式下。</text:p>
      <text:p text:style-name="P4">
这表明总统<text:a xlink:type="simple" xlink:href="https://www.ukrinform.ua/tag-erdogan" text:style-name="Internet_20_link" text:visited-style-name="Visited_20_Internet_20_Link">
</text:a>
赢得B54省(在大多数情况下，它是该国的中部，北部，部分南部和西部省份)，在27个省崎(在东部，西部部分在南部). Столична провінція Анкара наразі демонструє більшупідтримку Кілічдароглу, Стамбул - Ердогану.</text:p>
      <text:p text:style-name="P4">
<text:span text:style-name="T4">
Читайте також:</text:span>
 <text:a xlink:type="simple" xlink:href="https://www.ukrinform.ua/rubric-world/3708140-trimajte-ruki-podali-vid-tureccini-golovnij-supernik-erdogana-zvernuvsa-do-rosian.html" text:style-name="Internet_20_link" text:visited-style-name="Visited_20_Internet_20_Link">
 <text:span text:style-name="T4">
Ердоган</text:span>
 </text:a>
如报道<text:a xlink:type="simple" xlink:href="https://www.ukrinform.ua/rubric-world/3708924-u-tureccini-prohodat-prezidentski-j-parlamentski-vibori.html" text:style-name="Internet_20_link" text:visited-style-name="Visited_20_Internet_20_Link">
</text:a>
在土耳其，总统和议会选举进行了投票，选举区警察于上午8点开放，投票持续到17日。 由于选举箱子在18.30开放时，结果在线结果。</text:p>
      <text:p text:style-name="P4">
<text:span text:style-name="T5">
foto：aa</text:span>
</text:p>
      <text:p text:style-name="P4">
News Source: <text:a xlink:type="simple" xlink:href="https://www.ukrinform.ua/rubric-world/3709178-u-tureccini-pocali-opriludnuvati-rezultati-prezidentskih-peregoniv.html" text:style-name="Internet_20_link" text:visited-style-name="Visited_20_Internet_20_Link">
https://www.ukrinform.ua/rubric-world/3709178-u-tureccini-pocali-opriludnuvati-rezultati-prezidentskih-peregoniv.html</text:a>
</text:p>
      <!--NEWS-->
      <text:h text:style-name="P10" text:outline-level="1">
<text:span text:style-name="T4">
总统讲述了为乌克兰准备反对意见的</text:span>
</text:h>
      <text:p text:style-name="P4">
作者: Ukrinform (Person)</text:p>
      <text:p text:style-name="P4">
出版商: Укринформ (Organization)</text:p>
      <text:p text:style-name="P4">
出版时间: 2023-05-14T-57:16:00+03:00</text:p>
      <text:p text:style-name="P4">
修改时间: 2023-05-14T20:16:00+03:00</text:p>
      <text:p text:style-name="P4">
描述: 沃迪米尔总统Zelenskyy表示，乌克兰将准备在武器完成和良好的天气状况后开始反击。  - 乌克林。</text:p>
      <text:p text:style-name="P4">
图片: ["<text:a xlink:type="simple" xlink:href="https://static.ukrinform.com/photos/2023_02/thumb_files/630_360_1675430025-335.jpeg" text:style-name="Internet_20_link" text:visited-style-name="Visited_20_Internet_20_Link">
630_360_16754...</text:a>
"]</text:p>
      <text:p text:style-name="P4">
标签: ['ЗСУ', 'Зеленський', 'Війна з росією', 'Контрнаступ']</text:p>
      <text:p text:style-name="P4">
类型: Article</text:p>
      <!--METADATA-->
      <text:p text:style-name="P4">
<draw:frame draw:style-name="fr1" draw:name="Image55" text:anchor-type="as-char" svg:width="6.9236in" svg:height="3.956343in" draw:z-index="0">
<draw:image xlink:href="../Images/yкринформ/2023-05-14T-57-16-00-03-00/630_360_1675430025-335.jpeg" xlink:type="simple" xlink:show="embed" xlink:actuate="onLoad" draw:mime-type="image/jpeg"/>
</draw:frame>
沃迪米尔·泽伦斯基(Volodymyr Zelensky)总统说，乌克兰将准备在武器完成和有利的天气状况后开始矛盾。</text:p>
      <text:p text:style-name="P4">
他在一次采访中说了这一点<text:a xlink:type="simple" xlink:href="https://www.washingtonpost.com/world/2023/05/13/zelensky-washington-post-interview-transcript/" text:style-name="Internet_20_link" text:visited-style-name="Visited_20_Internet_20_Link">
</text:a>
。</text:p>
      <text:p text:style-name="P4">
“首先，我们几个月都不会计划反对意见。 对我们来说，这是一个优先事项，因此我们必须提前准备计划……强调许多方向。 当然，第一个问题是弹药。 我之所以这样说，不是因为我想抱怨，而是因为它是一种资源，而这是不可能的。 但是我想清楚地说，没有这种资源，对国家的辩护是不可能的。”他说。</text:p>
      <text:p text:style-name="P4">
Zelensky强调，这不仅是反对意见的问题。 问题是要举行反对意见，不要丢失我们拥有的领土。</text:p>
      <text:p text:style-name="P4">
“尽管更强壮 - 我认为我们比[]更有动力(https://www.ukrinform.ua/tag-rosia)。 但是，我们都必须准备，提供武器和有动力的人，以免失去人。 因此，我们最重要的是为已经制定的计划提供资源。 老实说，天气也受到天气的影响。 这是一个绝对的事实，因为例如，土地必须适合我们的武器。 我们没有如此广泛的装甲车。”泽伦斯基说。</text:p>
      <text:p text:style-name="P4">
据他说，对于乌克兰的军事政治指挥，图案的任务之一是最大程度地减少人类损失。 “我们在战争开始乃至战争之前的主要策略 - 那不是一种策略，而是我通往人们的方式 - 我们必须控制整个领土，而是为了节省尽可能多的人的脚手架。 在战争期间，我们的策略发生了变化……我们知道，尽管有反对意见，但我们将做到这一点 - 米普文正在最大程度地减少损失。 因此，当我们说有必要时，我们需要所有允许我们保护人的一切 - 炮兵系统和长枪炮兵。”总统说。</text:p>
      <text:p text:style-name="P4">
他补充说，乌克兰将在武器完成后准备好起一个反对性的。 “一旦我们的合作伙伴预计武器的供应，我们就可以随着天气变化的程度准备反对意见的武器。 目标是没有变化的 - 我们领土的占领。” Zelensky说。<text:span text:style-name="T4">
另请阅读：</text:span>
 <text:a xlink:type="simple" xlink:href="https://www.ukrinform.ua/rubric-polytics/3709172-nemae-zodnoi-racionalnoi-pricini-comu-nasi-voini-dosi-ne-v-nato-zelenskij.html" text:style-name="Internet_20_link" text:visited-style-name="Visited_20_Internet_20_Link">
<text:span text:style-name="T4">
北约</text:span>
</text:a>
他还强调了现代航空的必要性，以完全解放乌克兰领土。 “现在我们迷失在天空中。 我们总是说俄罗斯联邦的力量大于俄罗斯联邦的力量。 我相信我们也受到俄罗斯的动力。 在战场上，我们在地球上展示了他们的能力。 但是我们绝对是聪明的人。 如果它们在天空中具有绝对的优势，那就这样了。 并且我们的伙伴关系做到了。 我们想获得他们的支持，以给我们一个战斗机样本，通常是F-16。 还有其他战斗机，欧洲战斗机等。 错误名称。 我们与每个人一起在这一领域中获得一些东西。” Zemnsky说。</text:p>
      <text:p text:style-name="P4">
如报道<text:a xlink:type="simple" xlink:href="https://www.ukrinform.ua/rubric-ato/3709048-zelenskij-virit-v-uspih-kontrnastupu-mi-majze-gotovi-do-cogo.html" text:style-name="Internet_20_link" text:visited-style-name="Visited_20_Internet_20_Link">
</text:a>
在与德国联邦总理奥拉夫·索尔兹(Olaf Solz)的新闻发布会上，总统弗拉基米尔·泽伦斯基(Vladimir Zelensky)辩称，他相信未来对乌克兰部队的反对意见。</text:p>
      <text:p text:style-name="P4">
_foto：op _</text:p>
      <text:p text:style-name="P4">
News Source: <text:a xlink:type="simple" xlink:href="https://www.ukrinform.ua/rubric-ato/3709177-prezident-rozpoviv-pro-pidgotovku-ukraini-do-kontrnastupu.html" text:style-name="Internet_20_link" text:visited-style-name="Visited_20_Internet_20_Link">
https://www.ukrinform.ua/rubric-ato/3709177-prezident-rozpoviv-pro-pidgotovku-ukraini-do-kontrnastupu.html</text:a>
</text:p>
      <!--NEWS-->
      <text:h text:style-name="P10" text:outline-level="1">
<text:span text:style-name="T4">
母亲的爱是所有善良和纯洁的来源-Zelensky</text:span>
</text:h>
      <text:p text:style-name="P4">
作者: Ukrinform (Person)</text:p>
      <text:p text:style-name="P4">
出版商: Укринформ (Organization)</text:p>
      <text:p text:style-name="P4">
出版时间: 2023-05-14T-59:10:00+03:00</text:p>
      <text:p text:style-name="P4">
修改时间: 2023-05-14T20:10:00+03:00</text:p>
      <text:p text:style-name="P4">
描述: 母亲的爱是世界上所有善良和纯洁的来源。  - 乌克林。</text:p>
      <text:p text:style-name="P4">
图片: ["<text:a xlink:type="simple" xlink:href="https://static.ukrinform.com/photos/2023_02/thumb_files/630_360_1677220159-612.png" text:style-name="Internet_20_link" text:visited-style-name="Visited_20_Internet_20_Link">
630_360_16772...</text:a>
"]</text:p>
      <text:p text:style-name="P4">
标签: ['День Матері', 'Свято', 'Зеленський']</text:p>
      <text:p text:style-name="P4">
类型: Article</text:p>
      <!--METADATA-->
      <text:p text:style-name="P4">
<draw:frame draw:style-name="fr1" draw:name="Image56" text:anchor-type="as-char" svg:width="6.9236in" svg:height="3.956343in" draw:z-index="0">
<draw:image xlink:href="../Images/yкринформ/2023-05-14T-59-10-00-03-00/630_360_1677220159-612.png" xlink:type="simple" xlink:show="embed" xlink:actuate="onLoad" draw:mime-type="image/png"/>
</draw:frame>
母亲的爱是世界上所有善良和纯洁的来源。</text:p>
      <text:p text:style-name="P4">
根据乌克林福姆的说法，沃迪米尔Zelenskyy总统在[]中写道(https://t.me/V_Zelenskiy_official/6226)。</text:p>
      <text:p text:style-name="P4">
“今天，我们祝贺地球上的所有母亲的生活和未来。 他们不仅值得今天，而且每天都值得。 由于我们充满了武力，我们被我们最疯狂的梦想和最雄心勃勃的目标所囚禁。” Zelensky说。</text:p>
      <text:p text:style-name="P4">
总统还强调说：“孕产妇的爱是无条件的，世界上存在的所有善良和纯洁的eorl。 每个母亲都应该得到。 今天和永远。”</text:p>
      <text:p text:style-name="P4">
据乌克林福姆报道，今年5月14日星期日在乌克兰举行了庆祝<text:a xlink:type="simple" xlink:href="https://www.ukrinform.ua/rubric-society/3708939-v-ukraini-vidznacaetsa-den-materi.html" text:style-name="Internet_20_link" text:visited-style-name="Visited_20_Internet_20_Link">
</text:a>
。</text:p>
      <text:p text:style-name="P4">
<text:span text:style-name="T4">
另请阅读：</text:span>
 <text:a xlink:type="simple" xlink:href="https://www.ukrinform.ua/rubric-society/3709094-zaluznij-podakuvav-materam-zahisnikiv-ukraini.html" text:style-name="Internet_20_link" text:visited-style-name="Visited_20_Internet_20_Link">
<text:span text:style-name="T4">
 Zaluzhni </text:span>
 <text:span text:style-name="T4">
 </text:span>
谢谢<text:span text:style-name="T4">
 </text:span>
母亲<text:span text:style-name="T4">
 </text:span>
 <text:span text:style-name="T4">
 </text:span>
乌克兰的后卫<text:span text:style-name="T4">
 </text:span>
</text:a>
这个假期是根据1999年5月10日的总统法令建立的，并于5月的第二个星期日颁发。</text:p>
      <text:p text:style-name="P4">
_foto：op _</text:p>
      <text:p text:style-name="P4">
News Source: <text:a xlink:type="simple" xlink:href="https://www.ukrinform.ua/rubric-society/3709175-materinska-lubov-e-dzerelom-usogo-dobrogo-i-cistogo-zelenskij.html" text:style-name="Internet_20_link" text:visited-style-name="Visited_20_Internet_20_Link">
https://www.ukrinform.ua/rubric-society/3709175-materinska-lubov-e-dzerelom-usogo-dobrogo-i-cistogo-zelenskij.html</text:a>
</text:p>
      <!--NEWS-->
      <text:h text:style-name="P10" text:outline-level="1">
<text:span text:style-name="T4">
Zavatskaya在马德里的ITF锦标赛资格中赢得了俄罗斯人</text:span>
</text:h>
      <text:p text:style-name="P4">
作者: Ukrinform (Person)</text:p>
      <text:p text:style-name="P4">
出版商: Укринформ (Organization)</text:p>
      <text:p text:style-name="P4">
出版时间: 2023-05-14T-61:09:11+03:00</text:p>
      <text:p text:style-name="P4">
修改时间: 2023-05-14T20:09:11+03:00</text:p>
      <text:p text:style-name="P4">
描述: 乌克兰人只投了两场比赛。  - 乌克林。</text:p>
      <text:p text:style-name="P4">
图片: ["<text:a xlink:type="simple" xlink:href="https://static.ukrinform.com/photos/2023_05/thumb_files/630_360_1684084089-379.jpg" text:style-name="Internet_20_link" text:visited-style-name="Visited_20_Internet_20_Link">
630_360_16840...</text:a>
"]</text:p>
      <text:p text:style-name="P4">
标签: ['Теніс']</text:p>
      <text:p text:style-name="P4">
类型: Article</text:p>
      <!--METADATA-->
      <text:p text:style-name="P4">
<draw:frame draw:style-name="fr1" draw:name="Image57" text:anchor-type="as-char" svg:width="6.9236in" svg:height="3.956343in" draw:z-index="0">
<draw:image xlink:href="../Images/yкринформ/2023-05-14T-61-09-11-03-00/630_360_1684084089-379.jpg" xlink:type="simple" xlink:show="embed" xlink:actuate="onLoad" draw:mime-type="image/jpeg"/>
</draw:frame>
乌克兰人只有两场比赛。</text:p>
      <text:p text:style-name="P4">
katarina Zavatskaya乌克兰触手(№287WTA)乌克林福姆报道，她在马德里赢得了1万名ITF的首批床垫资格。</text:p>
      <text:p text:style-name="P4">
在选拔赛的首发决斗中，收到第三个接收者播种人数的乌克兰人与安娜·塞梅诺瓦(Anna Semenova)一起弄清楚-6：2，6：0。</text:p>
      <text:p text:style-name="P4">
在下一轮比赛中，Zavatskaya将与英国的第11个播种Emiliepleton竞争(№420wta).</text:p>
      <text:p text:style-name="P4">
<text:span text:style-name="T4">
Читайте також:</text:span>
 <text:a xlink:type="simple" xlink:href="https://www.ukrinform.ua/rubric-sports/3709140-kostuk-zaversila-vistupi-na-turniri-wta-u-rimi.html" text:style-name="Internet_20_link" text:visited-style-name="Visited_20_Internet_20_Link">
 <text:span text:style-name="T4">
Костюк</text:span>
 </text:a>
正如乌克林福姆报道的那样，科斯蒂克与罗马尼亚埃琳娜·加布里埃拉·鲁丝(Romanian Elena-Gabriela Ruse(美国) -  Demi Vurs(荷兰).</text:p>
      <text:p text:style-name="P4">
Фото: btu.org.ua</text:p>
      <text:p text:style-name="P4">
News Source: <text:a xlink:type="simple" xlink:href="https://www.ukrinform.ua/rubric-sports/3709174-zavacka-peremogla-rosianku-u-kvalifikacii-turniru-itf-u-madridi.html" text:style-name="Internet_20_link" text:visited-style-name="Visited_20_Internet_20_Link">
https://www.ukrinform.ua/rubric-sports/3709174-zavacka-peremogla-rosianku-u-kvalifikacii-turniru-itf-u-madridi.html</text:a>
</text:p>
      <!--NEWS-->
      <text:h text:style-name="P10" text:outline-level="1">
<text:span text:style-name="T4">
历史上第一次在UPL出来的“ Polesie”</text:span>
</text:h>
      <text:p text:style-name="P4">
作者: Ukrinform (Person)</text:p>
      <text:p text:style-name="P4">
出版商: Укринформ (Organization)</text:p>
      <text:p text:style-name="P4">
出版时间: 2023-05-14T-63:03:23+03:00</text:p>
      <text:p text:style-name="P4">
修改时间: 2023-05-14T20:03:23+03:00</text:p>
      <text:p text:style-name="P4">
描述: 团队在课堂上增加了。  - 乌克林。</text:p>
      <text:p text:style-name="P4">
图片: ["<text:a xlink:type="simple" xlink:href="https://static.ukrinform.com/photos/2023_05/thumb_files/630_360_1684083709-113.jpg" text:style-name="Internet_20_link" text:visited-style-name="Visited_20_Internet_20_Link">
630_360_16840...</text:a>
"]</text:p>
      <text:p text:style-name="P4">
标签: ['Футбол', "Прем'єр-ліга", 'перша ліга', 'Полісся']</text:p>
      <text:p text:style-name="P4">
类型: Article</text:p>
      <!--METADATA-->
      <text:p text:style-name="P4">
<draw:frame draw:style-name="fr1" draw:name="Image58" text:anchor-type="as-char" svg:width="6.9236in" svg:height="3.956343in" draw:z-index="0">
<draw:image xlink:href="../Images/yкринформ/2023-05-14T-63-03-23-03-00/630_360_1684083709-113.jpg" xlink:type="simple" xlink:show="embed" xlink:actuate="onLoad" draw:mime-type="image/jpeg"/>
</draw:frame>
团队在课堂上增加了。</text:p>
      <text:p text:style-name="P4">
乌克林福姆报道，冠军小组中的第一联盟“波利西亚”以5-0的比分击败了“克雷敏”，并保证了其释放到UPL。</text:p>
      <text:p text:style-name="P4">
现在，第三名的优势是在终点线之前2轮的9分。 Kalitvintsev的指挥官将不再低于第二位。</text:p>
      <text:p text:style-name="P4">
对于Zhytomyr俱乐部，这是该国精英部门的首次亮相。 Polissya的职业水平在2017年恢复了，此后该团队在2005年被解散。</text:p>
      <text:p text:style-name="P4">
在争取3-4个位置和到达UPL的过渡匹配中(19分)，Metalurg Zaporozhye(17)，“喀尔巴阡山脉”(17)和“震中”(12).</text:p>
      <text:p text:style-name="P4">
<text:span text:style-name="T4">
Читайте також:</text:span>
 <text:a xlink:type="simple" xlink:href="https://www.ukrinform.ua/rubric-sports/3708949-persa-liga-obolon-zigrae-u-ternopoli-polissa-prijmae-kremin.html" text:style-name="Internet_20_link" text:visited-style-name="Visited_20_Internet_20_Link">
 <text:span text:style-name="T4">
Оболонь</text:span>
 </text:a>
正如乌克林福姆(Ukrinform)早些时候报道的那样，Obolon保证了UPL的位置。</text:p>
      <text:p text:style-name="P4">
照片：polissyafc.com</text:p>
      <text:p text:style-name="P4">
News Source: <text:a xlink:type="simple" xlink:href="https://www.ukrinform.ua/rubric-sports/3709173-polissa-vperse-v-istorii-vijslo-v-upl.html" text:style-name="Internet_20_link" text:visited-style-name="Visited_20_Internet_20_Link">
https://www.ukrinform.ua/rubric-sports/3709173-polissa-vperse-v-istorii-vijslo-v-upl.html</text:a>
</text:p>
      <!--NEWS-->
      <text:h text:style-name="P10" text:outline-level="1">
<text:span text:style-name="T4">
没有理性的原因为什么我们的战士仍然不在北约-Zelensky</text:span>
</text:h>
      <text:p text:style-name="P4">
作者: Ukrinform (Person)</text:p>
      <text:p text:style-name="P4">
出版商: Укринформ (Organization)</text:p>
      <text:p text:style-name="P4">
出版时间: 2023-05-14T-65:00:00+03:00</text:p>
      <text:p text:style-name="P4">
修改时间: 2023-05-14T20:00:00+03:00</text:p>
      <text:p text:style-name="P4">
描述: 总统沃迪米尔·泽伦斯基（Volodymyr Zelenskyy）坚信，没有理性的理由拒绝在北约加入乌克兰会员，并坚持接受联盟的承认。  - 乌克林。</text:p>
      <text:p text:style-name="P4">
图片: ["<text:a xlink:type="simple" xlink:href="https://static.ukrinform.com/photos/2023_04/thumb_files/630_360_1680700924-201.jpg" text:style-name="Internet_20_link" text:visited-style-name="Visited_20_Internet_20_Link">
630_360_16807...</text:a>
"]</text:p>
      <text:p text:style-name="P4">
标签: ['НАТО', 'Військові', 'Зеленський', 'Війна з росією']</text:p>
      <text:p text:style-name="P4">
类型: Article</text:p>
      <!--METADATA-->
      <text:p text:style-name="P4">
<draw:frame draw:style-name="fr1" draw:name="Image59" text:anchor-type="as-char" svg:width="6.9236in" svg:height="3.956343in" draw:z-index="0">
<draw:image xlink:href="../Images/yкринформ/2023-05-14T-65-00-00-03-00/630_360_1680700924-201.jpg" xlink:type="simple" xlink:show="embed" xlink:actuate="onLoad" draw:mime-type="image/jpeg"/>
</draw:frame>
总统神圣泽伦斯基坚信乌克兰在北约没有理性的理由，并坚持采用联盟的算法。</text:p>
      <text:p text:style-name="P4">
他在乌克兰代表记者报道的国际奖的国际奖的国际奖的国际奖的国际奖的国际奖的仪式上的演讲中说了这一点。</text:p>
      <text:p text:style-name="P4">
“没有理性的理由为什么我们为我们的共同自由而为我们的共同价值观而为我们的共同自由而战的战士并不是一个与所有其他战士的组织一起<text:a xlink:type="simple" xlink:href="https://www.ukrinform.ua/tag-nato" text:style-name="Internet_20_link" text:visited-style-name="Visited_20_Internet_20_Link">
</text:a>
。 如果您判断我们行动的果实，乌克兰已经在联盟中，但是尚未做出决定。 值得做出决定，值得定义算法 - 它激发了我们的士兵，这很重要。” Zelensky说。</text:p>
      <text:p text:style-name="P4">
<text:span text:style-name="T5">
viso：<text:a xlink:type="simple" xlink:href="https://t.me/verkhovnaradaukrainy/50593" text:style-name="Internet_20_link" text:visited-style-name="Visited_20_Internet_20_Link">
</text:a>
</text:span>
 _ viso：op _</text:p>
      <text:p text:style-name="P4">
总统强调，除了加强乌克兰勇气的整个欧洲 - 大西洋之外，乌克兰加入联盟的加入还将带来另一个历史结果。</text:p>
      <text:p text:style-name="P4">
“北约在我们东部边界乌克兰旗帜旁边的旗帜将成为一座城堡，这是一座强大的城堡，将使俄罗斯帝国主义持续下去。 过去没有归还的过去，因为如果没有控制乌克兰俄罗斯帝国主义，”国家负责人强调。</text:p>
      <text:p text:style-name="P4">
<text:span text:style-name="T4">
另请阅读：</text:span>
 <text:a xlink:type="simple" xlink:href="https://www.ukrinform.ua/rubric-world/3709145-v-estonii-rozpocinautsa-navcanna-nato-za-ucasti-14-tisac-vijskovih.html" text:style-name="Internet_20_link" text:visited-style-name="Visited_20_Internet_20_Link">
<text:span text:style-name="T4">
北约</text:span>
</text:a>
同时，他补充说，如果没有乌克兰的会员资格，欧洲就不不能是“完美的”。</text:p>
      <text:p text:style-name="P4">
作为 <text:a xlink:type="simple" xlink:href="https://www.ukrinform.ua/rubric-polytics/3708875-zelenskij-pribuv-z-vizitom-do-berlina.html" text:style-name="Internet_20_link" text:visited-style-name="Visited_20_Internet_20_Link">
 </text:a>
，沃迪米尔·Zelenskyy总统将于5月14日访问德国。</text:p>
      <text:p text:style-name="P4">
_foto：op _</text:p>
      <text:p text:style-name="P4">
News Source: <text:a xlink:type="simple" xlink:href="https://www.ukrinform.ua/rubric-polytics/3709172-nemae-zodnoi-racionalnoi-pricini-comu-nasi-voini-dosi-ne-v-nato-zelenskij.html" text:style-name="Internet_20_link" text:visited-style-name="Visited_20_Internet_20_Link">
https://www.ukrinform.ua/rubric-polytics/3709172-nemae-zodnoi-racionalnoi-pricini-comu-nasi-voini-dosi-ne-v-nato-zelenskij.html</text:a>
</text:p>
      <!--NEWS-->
      <text:h text:style-name="P10" text:outline-level="1">
<text:span text:style-name="T4">
Donetsk Oblast（07:33）。 红色警报：空中威胁。 警笛声。 立即掩盖！</text:span>
</text:h>
      <text:p text:style-name="P4">
作者: liveuamap (Language: en)</text:p>
      <text:p text:style-name="P4">
时间: 2023-05-14T01:36:00</text:p>
      <text:p text:style-name="P4">
地点: Donetsk Oblast (Latitude:48.72679 Longtitude:37.57863)</text:p>
      <text:p text:style-name="P4">
视频: []</text:p>
      <text:p text:style-name="P4">
图片: []</text:p>
      <text:p text:style-name="P4">
标签: ["Europe", "Central and Eastern Europe"]</text:p>
      <text:p text:style-name="P4">
Id: 22562667</text:p>
      <!--METADATA-->
      <text:p text:style-name="P4">
Donetsk Oblast(07:33). Red Alert: aerial threat. Sirens sounding. Take covernow!</text:p>
      <text:p text:style-name="P4">
News Collection Link: <text:a xlink:type="simple" xlink:href="https://liveuamap.com/en/2023/14-may-donetsk-oblast0733-red-alert-aerial-thg" text:style-name="Internet_20_link" text:visited-style-name="Visited_20_Internet_20_Link">
https://liveuamap.com/en/2023/14-may-donetsk-oblast0733-red-alert-aerial-thg</text:a>
</text:p>
      <text:p text:style-name="P4">
News Source: <text:a xlink:type="simple" xlink:href="https://t.me/air_alert_ua/45307" text:style-name="Internet_20_link" text:visited-style-name="Visited_20_Internet_20_Link">
https://t.me/air_alert_ua/45307</text:a>
</text:p>
      <!--NEWS-->
      <text:h text:style-name="P10" text:outline-level="1">
<text:span text:style-name="T4">
Dnipro，Dnipropetrovska Oblast（07:47）。 红色警报：空中威胁。 警笛声。 掩护...</text:span>
</text:h>
      <text:p text:style-name="P4">
作者: liveuamap (Language: en)</text:p>
      <text:p text:style-name="P4">
时间: 2023-05-14T01:48:00</text:p>
      <text:p text:style-name="P4">
地点: Dnipro (Latitude:48.45930000 Longtitude:35.03865000)</text:p>
      <text:p text:style-name="P4">
视频: []</text:p>
      <text:p text:style-name="P4">
图片: []</text:p>
      <text:p text:style-name="P4">
标签: ["Europe", "Central and Eastern Europe"]</text:p>
      <text:p text:style-name="P4">
Id: 22562669</text:p>
      <!--METADATA-->
      <text:p text:style-name="P4">
dnipro，dnipropetrovsk区域(07:47). Red Alert: aerial threat. Sirenssounding. Take cover now!</text:p>
      <text:p text:style-name="P4">
News Collection Link: <text:a xlink:type="simple" xlink:href="https://liveuamap.com/en/2023/14-may-dnipro-dnipropetrovska-oblast0747-red-g" text:style-name="Internet_20_link" text:visited-style-name="Visited_20_Internet_20_Link">
https://liveuamap.com/en/2023/14-may-dnipro-dnipropetrovska-oblast0747-red-g</text:a>
</text:p>
      <text:p text:style-name="P4">
News Source: <text:a xlink:type="simple" xlink:href="https://t.me/suspilnednipro/15408" text:style-name="Internet_20_link" text:visited-style-name="Visited_20_Internet_20_Link">
https://t.me/suspilnednipro/15408</text:a>
</text:p>
      <!--NEWS-->
      <text:h text:style-name="P10" text:outline-level="1">
<text:span text:style-name="T4">
Sumy地区，Kharkiv，Kharkiv地区Zaporizhzhya地区（07:48）。 红色ALRT：空中tchretate ....</text:span>
</text:h>
      <text:p text:style-name="P4">
作者: liveuamap (Language: en)</text:p>
      <text:p text:style-name="P4">
时间: 2023-05-14T01:49:00</text:p>
      <text:p text:style-name="P4">
地点: Sumska Oblast (Latitude:50.99985 Longtitude:34.00098)</text:p>
      <text:p text:style-name="P4">
视频: []</text:p>
      <text:p text:style-name="P4">
图片: []</text:p>
      <text:p text:style-name="P4">
标签: ["Europe", "Central and Eastern Europe"]</text:p>
      <text:p text:style-name="P4">
Id: 22562670</text:p>
      <!--METADATA-->
      <text:p text:style-name="P4">
苏米地区，Zaporizhhya地区，Kharkiv，Kharkiv地区(07:48). Red Alert:aerial threat. Sirens sounding. Take cover now!</text:p>
      <text:p text:style-name="P4">
News Collection Link: <text:a xlink:type="simple" xlink:href="https://liveuamap.com/en/2023/14-may-sumska-oblast-zaporizka-oblast-kharkivg" text:style-name="Internet_20_link" text:visited-style-name="Visited_20_Internet_20_Link">
https://liveuamap.com/en/2023/14-may-sumska-oblast-zaporizka-oblast-kharkivg</text:a>
</text:p>
      <text:p text:style-name="P4">
News Source: <text:a xlink:type="simple" xlink:href="https://t.me/air_alert_ua/45312" text:style-name="Internet_20_link" text:visited-style-name="Visited_20_Internet_20_Link">
https://t.me/air_alert_ua/45312</text:a>
</text:p>
      <!--NEWS-->
      <text:h text:style-name="P10" text:outline-level="1">
<text:span text:style-name="T4">
由于S-300的导弹罢工过夜，Kharkiv在Kharkiv损坏了运输基础设施</text:span>
</text:h>
      <text:p text:style-name="P4">
作者: liveuamap (Language: en)</text:p>
      <text:p text:style-name="P4">
时间: 2023-05-14T01:53:42</text:p>
      <text:p text:style-name="P4">
地点: Zolochiv (Latitude:50.26652 Longtitude:36.01662)</text:p>
      <text:p text:style-name="P4">
视频: []</text:p>
      <text:p text:style-name="P4">
图片: ["<text:a xlink:type="simple" xlink:href="https://liveuamap.com/pics/2023/05/14/22562671_0.jpg" text:style-name="Internet_20_link" text:visited-style-name="Visited_20_Internet_20_Link">
22562671_0.jpg</text:a>
", "<text:a xlink:type="simple" xlink:href="https://liveuamap.com/pics/2023/05/14/22562671_1.jpg" text:style-name="Internet_20_link" text:visited-style-name="Visited_20_Internet_20_Link">
22562671_1.jpg</text:a>
"]</text:p>
      <text:p text:style-name="P4">
标签: ["Europe", "Central and Eastern Europe"]</text:p>
      <text:p text:style-name="P4">
Id: 22562671</text:p>
      <!--METADATA-->
      <text:p text:style-name="P4">
由于导弹罢工与300夜间导弹造成的运输基础设施在哈尔基夫损坏</text:p>
      <text:p text:style-name="P4">
<draw:frame draw:style-name="fr1" draw:name="Image60" text:anchor-type="as-char" svg:width="6.9236in" svg:height="5.1927in" draw:z-index="0">
<draw:image xlink:href="../Images/liveuamap/2023-05-14T01-53-42/22562671_0.jpg" xlink:type="simple" xlink:show="embed" xlink:actuate="onLoad" draw:mime-type="image/jpeg"/>
</draw:frame>
<draw:frame draw:style-name="fr1" draw:name="Image61" text:anchor-type="as-char" svg:width="6.9236in" svg:height="5.1927in" draw:z-index="0">
<draw:image xlink:href="../Images/liveuamap/2023-05-14T01-53-42/22562671_1.jpg" xlink:type="simple" xlink:show="embed" xlink:actuate="onLoad" draw:mime-type="image/jpeg"/>
</draw:frame>
新闻集链接：<text:a xlink:type="simple" xlink:href="https://liveuamap.com/en/2023/14-may-transport-infrastructure-damaged-in-kharkiv-as-result" text:style-name="Internet_20_link" text:visited-style-name="Visited_20_Internet_20_Link">
https://liveuamap.com/en/2023/14-may-transport-infrastructure-damaged-in-kharkiv-as-result</text:a>
</text:p>
      <text:p text:style-name="P4">
News Source: <text:a xlink:type="simple" xlink:href="https://t.me/synegubov/6199" text:style-name="Internet_20_link" text:visited-style-name="Visited_20_Internet_20_Link">
https://t.me/synegubov/6199</text:a>
</text:p>
      <!--NEWS-->
      <text:h text:style-name="P10" text:outline-level="1">
<text:span text:style-name="T4">
乌克兰防空击落了25次无人机和3枚巡航导弹</text:span>
</text:h>
      <text:p text:style-name="P4">
作者: liveuamap (Language: en)</text:p>
      <text:p text:style-name="P4">
时间: 2023-05-14T02:00:51</text:p>
      <text:p text:style-name="P4">
地点: Ternopil (Latitude:49.31708 Longtitude:26.12549)</text:p>
      <text:p text:style-name="P4">
视频: []</text:p>
      <text:p text:style-name="P4">
图片: ["<text:a xlink:type="simple" xlink:href="https://liveuamap.com/pics/2023/05/14/22562672_0.jpg" text:style-name="Internet_20_link" text:visited-style-name="Visited_20_Internet_20_Link">
22562672_0.jpg</text:a>
"]</text:p>
      <text:p text:style-name="P4">
标签: []</text:p>
      <text:p text:style-name="P4">
Id: 22562672</text:p>
      <!--METADATA-->
      <text:p text:style-name="P4">
乌克兰防空击落了25次无人机和3枚巡航导弹</text:p>
      <text:p text:style-name="P4">
<draw:frame draw:style-name="fr1" draw:name="Image62" text:anchor-type="as-char" svg:width="6.9236in" svg:height="6.9236in" draw:z-index="0">
<draw:image xlink:href="../Images/liveuamap/2023-05-14T02-00-51/22562672_0.jpg" xlink:type="simple" xlink:show="embed" xlink:actuate="onLoad" draw:mime-type="image/jpeg"/>
</draw:frame>
新闻集链接：<text:a xlink:type="simple" xlink:href="https://liveuamap.com/en/2023/14-may-ukrainian-air-defense-shot-down-25-drones-and-3-cruise" text:style-name="Internet_20_link" text:visited-style-name="Visited_20_Internet_20_Link">
https://liveuamap.com/en/2023/14-may-ukrainian-air-defense-shot-shot-down-25-rones-25-rones-and-3-cruise</text:a>
</text:p>
      <text:p text:style-name="P4">
News Source: <text:a xlink:type="simple" xlink:href="https://t.me/kpszsu/2515" text:style-name="Internet_20_link" text:visited-style-name="Visited_20_Internet_20_Link">
https://t.me/kpszsu/2515</text:a>
</text:p>
      <!--NEWS-->
      <text:h text:style-name="P10" text:outline-level="1">
<text:span text:style-name="T4">
由于Ternopil的导弹罢工导致私人住宅的损害</text:span>
</text:h>
      <text:p text:style-name="P4">
作者: liveuamap (Language: en)</text:p>
      <text:p text:style-name="P4">
时间: 2023-05-14T02:53:32</text:p>
      <text:p text:style-name="P4">
地点: Ternopil (Latitude:49.55829 Longtitude:25.58218)</text:p>
      <text:p text:style-name="P4">
视频: []</text:p>
      <text:p text:style-name="P4">
图片: ["<text:a xlink:type="simple" xlink:href="https://liveuamap.com/pics/2023/05/14/22562676_0.jpg" text:style-name="Internet_20_link" text:visited-style-name="Visited_20_Internet_20_Link">
22562676_0.jpg</text:a>
", "<text:a xlink:type="simple" xlink:href="https://liveuamap.com/pics/2023/05/14/22562676_1.jpg" text:style-name="Internet_20_link" text:visited-style-name="Visited_20_Internet_20_Link">
22562676_1.jpg</text:a>
", "<text:a xlink:type="simple" xlink:href="https://liveuamap.com/pics/2023/05/14/22562676_2.jpg" text:style-name="Internet_20_link" text:visited-style-name="Visited_20_Internet_20_Link">
22562676_2.jpg</text:a>
"]</text:p>
      <text:p text:style-name="P4">
标签: ["Europe", "Central and Eastern Europe"]</text:p>
      <text:p text:style-name="P4">
Id: 22562676</text:p>
      <!--METADATA-->
      <text:p text:style-name="P4">
由于Ternopil的导弹罢工而损坏了私人住宅</text:p>
      <text:p text:style-name="P4">
<draw:frame draw:style-name="fr1" draw:name="Image63" text:anchor-type="as-char" svg:width="6.9236in" svg:height="5.1927in" draw:z-index="0">
<draw:image xlink:href="../Images/liveuamap/2023-05-14T02-53-32/22562676_0.jpg" xlink:type="simple" xlink:show="embed" xlink:actuate="onLoad" draw:mime-type="image/jpeg"/>
</draw:frame>
<draw:frame draw:style-name="fr1" draw:name="Image64" text:anchor-type="as-char" svg:width="6.9236in" svg:height="5.1927in" draw:z-index="0">
<draw:image xlink:href="../Images/liveuamap/2023-05-14T02-53-32/22562676_1.jpg" xlink:type="simple" xlink:show="embed" xlink:actuate="onLoad" draw:mime-type="image/jpeg"/>
</draw:frame>
<draw:frame draw:style-name="fr1" draw:name="Image65" text:anchor-type="as-char" svg:width="6.9236in" svg:height="5.1927in" draw:z-index="0">
<draw:image xlink:href="../Images/liveuamap/2023-05-14T02-53-32/22562676_2.jpg" xlink:type="simple" xlink:show="embed" xlink:actuate="onLoad" draw:mime-type="image/jpeg"/>
</draw:frame>
新闻集链接：<text:a xlink:type="simple" xlink:href="https://liveuamap.com/en/2023/14-may-damage-to-private-residences-as-result-of-missile" text:style-name="Internet_20_link" text:visited-style-name="Visited_20_Internet_20_Link">
https://liveuamap.com/en/2023/14-may-damage-tomage-to-private-sidences-sisidences-as-result-fim-missile</text:a>
</text:p>
      <text:p text:style-name="P4">
News Source: <text:a xlink:type="simple" xlink:href="https://t.me/operativnoZSU/96230" text:style-name="Internet_20_link" text:visited-style-name="Visited_20_Internet_20_Link">
https://t.me/operativnoZSU/96230</text:a>
</text:p>
      <!--NEWS-->
      <text:h text:style-name="P10" text:outline-level="1">
<text:span text:style-name="T4">
由于炮击的结果</text:span>
</text:h>
      <text:p text:style-name="P4">
作者: liveuamap (Language: en)</text:p>
      <text:p text:style-name="P4">
时间: 2023-05-14T02:55:04</text:p>
      <text:p text:style-name="P4">
地点: Kurahove (Latitude:47.98467 Longtitude:37.28206)</text:p>
      <text:p text:style-name="P4">
视频: []</text:p>
      <text:p text:style-name="P4">
图片: ["<text:a xlink:type="simple" xlink:href="https://liveuamap.com/pics/2023/05/14/22562677_0.jpg" text:style-name="Internet_20_link" text:visited-style-name="Visited_20_Internet_20_Link">
22562677_0.jpg</text:a>
", "<text:a xlink:type="simple" xlink:href="https://liveuamap.com/pics/2023/05/14/22562677_1.jpg" text:style-name="Internet_20_link" text:visited-style-name="Visited_20_Internet_20_Link">
22562677_1.jpg</text:a>
"]</text:p>
      <text:p text:style-name="P4">
标签: ["Europe", "Central and Eastern Europe"]</text:p>
      <text:p text:style-name="P4">
Id: 22562677</text:p>
      <!--METADATA-->
      <text:p text:style-name="P4">
由于炮击的结果</text:p>
      <text:p text:style-name="P4">
<draw:frame draw:style-name="fr1" draw:name="Image66" text:anchor-type="as-char" svg:width="6.9236in" svg:height="9.231467in" draw:z-index="0">
<draw:image xlink:href="../Images/liveuamap/2023-05-14T02-55-04/22562677_0.jpg" xlink:type="simple" xlink:show="embed" xlink:actuate="onLoad" draw:mime-type="image/jpeg"/>
</draw:frame>
<draw:frame draw:style-name="fr1" draw:name="Image67" text:anchor-type="as-char" svg:width="6.9236in" svg:height="9.231467in" draw:z-index="0">
<draw:image xlink:href="../Images/liveuamap/2023-05-14T02-55-04/22562677_1.jpg" xlink:type="simple" xlink:show="embed" xlink:actuate="onLoad" draw:mime-type="image/jpeg"/>
</draw:frame>
新闻集链接：<text:a xlink:type="simple" xlink:href="https://liveuamap.com/en/2023/14-may-damage-in-kurakhove-as-result-of-shelling" text:style-name="Internet_20_link" text:visited-style-name="Visited_20_Internet_20_Link">
https://liveuamap.com/en/2023/14-may-damage-in-kurakhove-as-result-shelling</text:a>
</text:p>
      <text:p text:style-name="P4">
News Source: <text:a xlink:type="simple" xlink:href="https://t.me/itsdonetsk/74228" text:style-name="Internet_20_link" text:visited-style-name="Visited_20_Internet_20_Link">
https://t.me/itsdonetsk/74228</text:a>
</text:p>
      <!--NEWS-->
      <text:h text:style-name="P10" text:outline-level="1">
<text:span text:style-name="T4">
泽伦斯基总统已经到达柏林</text:span>
</text:h>
      <text:p text:style-name="P4">
作者: liveuamap (Language: en)</text:p>
      <text:p text:style-name="P4">
时间: 2023-05-14T02:55:54</text:p>
      <text:p text:style-name="P4">
地点: Berlin, Berlin (Latitude:52.50656 Longtitude:13.36122)</text:p>
      <text:p text:style-name="P4">
视频: []</text:p>
      <text:p text:style-name="P4">
图片: ["<text:a xlink:type="simple" xlink:href="https://liveuamap.com/pics/2023/05/14/22562678_0.jpg" text:style-name="Internet_20_link" text:visited-style-name="Visited_20_Internet_20_Link">
22562678_0.jpg</text:a>
"]</text:p>
      <text:p text:style-name="P4">
标签: ["Germany", "Weapons"]</text:p>
      <text:p text:style-name="P4">
Id: 22562678</text:p>
      <!--METADATA-->
      <text:p text:style-name="P4">
泽伦斯基总统已经到达柏林</text:p>
      <text:p text:style-name="P4">
<draw:frame draw:style-name="fr1" draw:name="Image68" text:anchor-type="as-char" svg:width="6.9236in" svg:height="3.894525in" draw:z-index="0">
<draw:image xlink:href="../Images/liveuamap/2023-05-14T02-55-54/22562678_0.jpg" xlink:type="simple" xlink:show="embed" xlink:actuate="onLoad" draw:mime-type="image/jpeg"/>
</draw:frame>
新闻收集链接：<text:a xlink:type="simple" xlink:href="https://liveuamap.com/en/2023/14-may-president-zelensky-has-arrived-in-berlin" text:style-name="Internet_20_link" text:visited-style-name="Visited_20_Internet_20_Link">
https://liveuamap.com/en/2023/14-may-presindent-zelensky-has-arerive-in-berlin</text:a>
</text:p>
      <text:p text:style-name="P4">
News Source: <text:a xlink:type="simple" xlink:href="https://t.me/censor_net/29306" text:style-name="Internet_20_link" text:visited-style-name="Visited_20_Internet_20_Link">
https://t.me/censor_net/29306</text:a>
</text:p>
      <!--NEWS-->
      <text:h text:style-name="P10" text:outline-level="1">
<text:span text:style-name="T4">
俄罗斯航空已经在基佐米和斯坦尼斯拉夫上丢了4枚导向炸弹</text:span>
</text:h>
      <text:p text:style-name="P4">
作者: liveuamap (Language: en)</text:p>
      <text:p text:style-name="P4">
时间: 2023-05-14T03:05:24</text:p>
      <text:p text:style-name="P4">
地点: Kherson (Latitude:46.56063 Longtitude:32.33585)</text:p>
      <text:p text:style-name="P4">
视频: []</text:p>
      <text:p text:style-name="P4">
图片: []</text:p>
      <text:p text:style-name="P4">
标签: ["Europe", "Central and Eastern Europe"]</text:p>
      <text:p text:style-name="P4">
Id: 22562681</text:p>
      <!--METADATA-->
      <text:p text:style-name="P4">
俄罗斯航空在基佐米和斯坦尼斯洛夫夜之夜丢下了4枚引导炸弹</text:p>
      <text:p text:style-name="P4">
新闻集链接：[https://liveuamap.com/en/2023/2023/14-may-russian-aviation-have-dropped-4---------------------------(https://liveuamap.com/en/2023/14-may-russian-aviation-have-dropped-4-guided-bombs-over)</text:p>
      <text:p text:style-name="P4">
News Source: <text:a xlink:type="simple" xlink:href="https://t.me/suspilnekherson/26164" text:style-name="Internet_20_link" text:visited-style-name="Visited_20_Internet_20_Link">
https://t.me/suspilnekherson/26164</text:a>
</text:p>
      <!--NEWS-->
      <text:h text:style-name="P10" text:outline-level="1">
<text:span text:style-name="T4">
Donetsk Oblast（09:22）。 红色警报：空中威胁。 警笛声。 立即掩盖！</text:span>
</text:h>
      <text:p text:style-name="P4">
作者: liveuamap (Language: en)</text:p>
      <text:p text:style-name="P4">
时间: 2023-05-14T03:23:00</text:p>
      <text:p text:style-name="P4">
地点: Donetsk Oblast (Latitude:48.72764 Longtitude:37.57833)</text:p>
      <text:p text:style-name="P4">
视频: []</text:p>
      <text:p text:style-name="P4">
图片: []</text:p>
      <text:p text:style-name="P4">
标签: ["Europe", "Central and Eastern Europe"]</text:p>
      <text:p text:style-name="P4">
Id: 22562684</text:p>
      <!--METADATA-->
      <text:p text:style-name="P4">
Donetsk Oblast(09:22). Red Alert: aerial threat. Sirens sounding. Take covernow!</text:p>
      <text:p text:style-name="P4">
News Collection Link: <text:a xlink:type="simple" xlink:href="https://liveuamap.com/en/2023/14-may-donetsk-oblast0922-red-alert-aerial-thg" text:style-name="Internet_20_link" text:visited-style-name="Visited_20_Internet_20_Link">
https://liveuamap.com/en/2023/14-may-donetsk-oblast0922-red-alert-aerial-thg</text:a>
</text:p>
      <text:p text:style-name="P4">
News Source: <text:a xlink:type="simple" xlink:href="https://t.me/air_alert_ua/45319" text:style-name="Internet_20_link" text:visited-style-name="Visited_20_Internet_20_Link">
https://t.me/air_alert_ua/45319</text:a>
</text:p>
      <!--NEWS-->
      <text:h text:style-name="P10" text:outline-level="1">
<text:span text:style-name="T4">
由于昨晚导弹罢工的结果，工业企业的损失</text:span>
</text:h>
      <text:p text:style-name="P4">
作者: liveuamap (Language: en)</text:p>
      <text:p text:style-name="P4">
时间: 2023-05-14T03:56:56</text:p>
      <text:p text:style-name="P4">
地点: Ternopil (Latitude:49.56698 Longtitude:25.59523)</text:p>
      <text:p text:style-name="P4">
视频: []</text:p>
      <text:p text:style-name="P4">
图片: ["<text:a xlink:type="simple" xlink:href="https://liveuamap.com/pics/2023/05/14/22562685_0.jpg" text:style-name="Internet_20_link" text:visited-style-name="Visited_20_Internet_20_Link">
22562685_0.jpg</text:a>
", "<text:a xlink:type="simple" xlink:href="https://liveuamap.com/pics/2023/05/14/22562685_1.jpg" text:style-name="Internet_20_link" text:visited-style-name="Visited_20_Internet_20_Link">
22562685_1.jpg</text:a>
", "<text:a xlink:type="simple" xlink:href="https://liveuamap.com/pics/2023/05/14/22562685_2.jpg" text:style-name="Internet_20_link" text:visited-style-name="Visited_20_Internet_20_Link">
22562685_2.jpg</text:a>
", "<text:a xlink:type="simple" xlink:href="https://liveuamap.com/pics/2023/05/14/22562685_3.jpg" text:style-name="Internet_20_link" text:visited-style-name="Visited_20_Internet_20_Link">
22562685_3.jpg</text:a>
", "<text:a xlink:type="simple" xlink:href="https://liveuamap.com/pics/2023/05/14/22562685_4.jpg" text:style-name="Internet_20_link" text:visited-style-name="Visited_20_Internet_20_Link">
22562685_4.jpg</text:a>
", "<text:a xlink:type="simple" xlink:href="https://liveuamap.com/pics/2023/05/14/22562685_5.jpg" text:style-name="Internet_20_link" text:visited-style-name="Visited_20_Internet_20_Link">
22562685_5.jpg</text:a>
", "<text:a xlink:type="simple" xlink:href="https://liveuamap.com/pics/2023/05/14/22562685_6.jpg" text:style-name="Internet_20_link" text:visited-style-name="Visited_20_Internet_20_Link">
22562685_6.jpg</text:a>
", "<text:a xlink:type="simple" xlink:href="https://liveuamap.com/pics/2023/05/14/22562685_7.jpg" text:style-name="Internet_20_link" text:visited-style-name="Visited_20_Internet_20_Link">
22562685_7.jpg</text:a>
", "<text:a xlink:type="simple" xlink:href="https://liveuamap.com/pics/2023/05/14/22562685_8.jpg" text:style-name="Internet_20_link" text:visited-style-name="Visited_20_Internet_20_Link">
22562685_8.jpg</text:a>
", "<text:a xlink:type="simple" xlink:href="https://liveuamap.com/pics/2023/05/14/22562685_9.jpg" text:style-name="Internet_20_link" text:visited-style-name="Visited_20_Internet_20_Link">
22562685_9.jpg</text:a>
"]</text:p>
      <text:p text:style-name="P4">
标签: ["Europe", "Central and Eastern Europe"]</text:p>
      <text:p text:style-name="P4">
Id: 22562685</text:p>
      <!--METADATA-->
      <text:p text:style-name="P4">
由于导弹罢工昨晚，工业企业的损坏</text:p>
      <text:p text:style-name="P4">
<draw:frame draw:style-name="fr1" draw:name="Image69" text:anchor-type="as-char" svg:width="6.9236in" svg:height="4.612849in" draw:z-index="0">
<draw:image xlink:href="../Images/liveuamap/2023-05-14T03-56-56/22562685_0.jpg" xlink:type="simple" xlink:show="embed" xlink:actuate="onLoad" draw:mime-type="image/jpeg"/>
</draw:frame>
<draw:frame draw:style-name="fr1" draw:name="Image70" text:anchor-type="as-char" svg:width="6.9236in" svg:height="4.612849in" draw:z-index="0">
<draw:image xlink:href="../Images/liveuamap/2023-05-14T03-56-56/22562685_1.jpg" xlink:type="simple" xlink:show="embed" xlink:actuate="onLoad" draw:mime-type="image/jpeg"/>
</draw:frame>
<draw:frame draw:style-name="fr1" draw:name="Image71" text:anchor-type="as-char" svg:width="6.9236in" svg:height="4.612849in" draw:z-index="0">
<draw:image xlink:href="../Images/liveuamap/2023-05-14T03-56-56/22562685_2.jpg" xlink:type="simple" xlink:show="embed" xlink:actuate="onLoad" draw:mime-type="image/jpeg"/>
</draw:frame>
<draw:frame draw:style-name="fr1" draw:name="Image72" text:anchor-type="as-char" svg:width="6.9236in" svg:height="4.612849in" draw:z-index="0">
<draw:image xlink:href="../Images/liveuamap/2023-05-14T03-56-56/22562685_3.jpg" xlink:type="simple" xlink:show="embed" xlink:actuate="onLoad" draw:mime-type="image/jpeg"/>
</draw:frame>
<draw:frame draw:style-name="fr1" draw:name="Image73" text:anchor-type="as-char" svg:width="6.9236in" svg:height="4.612849in" draw:z-index="0">
<draw:image xlink:href="../Images/liveuamap/2023-05-14T03-56-56/22562685_4.jpg" xlink:type="simple" xlink:show="embed" xlink:actuate="onLoad" draw:mime-type="image/jpeg"/>
</draw:frame>
<draw:frame draw:style-name="fr1" draw:name="Image74" text:anchor-type="as-char" svg:width="6.9236in" svg:height="4.612849in" draw:z-index="0">
<draw:image xlink:href="../Images/liveuamap/2023-05-14T03-56-56/22562685_5.jpg" xlink:type="simple" xlink:show="embed" xlink:actuate="onLoad" draw:mime-type="image/jpeg"/>
</draw:frame>
<draw:frame draw:style-name="fr1" draw:name="Image75" text:anchor-type="as-char" svg:width="6.9236in" svg:height="4.612849in" draw:z-index="0">
<draw:image xlink:href="../Images/liveuamap/2023-05-14T03-56-56/22562685_6.jpg" xlink:type="simple" xlink:show="embed" xlink:actuate="onLoad" draw:mime-type="image/jpeg"/>
</draw:frame>
<draw:frame draw:style-name="fr1" draw:name="Image76" text:anchor-type="as-char" svg:width="6.9236in" svg:height="4.612849in" draw:z-index="0">
<draw:image xlink:href="../Images/liveuamap/2023-05-14T03-56-56/22562685_7.jpg" xlink:type="simple" xlink:show="embed" xlink:actuate="onLoad" draw:mime-type="image/jpeg"/>
</draw:frame>
<draw:frame draw:style-name="fr1" draw:name="Image77" text:anchor-type="as-char" svg:width="6.9236in" svg:height="4.612849in" draw:z-index="0">
<draw:image xlink:href="../Images/liveuamap/2023-05-14T03-56-56/22562685_8.jpg" xlink:type="simple" xlink:show="embed" xlink:actuate="onLoad" draw:mime-type="image/jpeg"/>
</draw:frame>
<draw:frame draw:style-name="fr1" draw:name="Image78" text:anchor-type="as-char" svg:width="6.9236in" svg:height="4.612849in" draw:z-index="0">
<draw:image xlink:href="../Images/liveuamap/2023-05-14T03-56-56/22562685_9.jpg" xlink:type="simple" xlink:show="embed" xlink:actuate="onLoad" draw:mime-type="image/jpeg"/>
</draw:frame>
新闻集链接：<text:a xlink:type="simple" xlink:href="https://liveuamap.com/en/2023/14-may-damage-at-industrial-enterprise-in-ternopil-as-result" text:style-name="Internet_20_link" text:visited-style-name="Visited_20_Internet_20_Link">
https://liveuamap.com/en/2023/2023/14-may-damage-at-rustial-instrial-enterprise-in-ternopil-as-as-result</text:a>
</text:p>
      <text:p text:style-name="P4">
News Source: <text:a xlink:type="simple" xlink:href="https://t.me/bochkala_war/13161" text:style-name="Internet_20_link" text:visited-style-name="Visited_20_Internet_20_Link">
https://t.me/bochkala_war/13161</text:a>
</text:p>
      <!--NEWS-->
      <text:h text:style-name="P10" text:outline-level="1">
<text:span text:style-name="T4">
据报道爆炸机会</text:span>
</text:h>
      <text:p text:style-name="P4">
作者: liveuamap (Language: en)</text:p>
      <text:p text:style-name="P4">
时间: 2023-05-14T03:59:14</text:p>
      <text:p text:style-name="P4">
地点: Zaporizhiye (Latitude:47.20336 Longtitude:35.58025)</text:p>
      <text:p text:style-name="P4">
视频: []</text:p>
      <text:p text:style-name="P4">
图片: []</text:p>
      <text:p text:style-name="P4">
标签: ["Europe", "Central and Eastern Europe"]</text:p>
      <text:p text:style-name="P4">
Id: 22562686</text:p>
      <!--METADATA-->
      <text:p text:style-name="P4">
据报道爆炸机会</text:p>
      <text:p text:style-name="P4">
新闻集链接：[https://liveuamap.com/2223/14-moyloy-exploswer-ready-(https://liveuamap.com/en/2023/14-may-explosions-were-reported-in-molochansk-)</text:p>
      <text:p text:style-name="P4">
News Source: <text:a xlink:type="simple" xlink:href="https://t.me/info_zp/35565" text:style-name="Internet_20_link" text:visited-style-name="Visited_20_Internet_20_Link">
https://t.me/info_zp/35565</text:a>
</text:p>
      <!--NEWS-->
      <text:h text:style-name="P10" text:outline-level="1">
<text:span text:style-name="T4">
俄罗斯军队进行了4次导弹，79次空袭和99多个MLR炮击，发射...</text:span>
</text:h>
      <text:p text:style-name="P4">
作者: liveuamap (Language: en)</text:p>
      <text:p text:style-name="P4">
时间: 2023-05-14T04:41:00</text:p>
      <text:p text:style-name="P4">
地点: Mykolaiv, Mykolaivs'ka oblast (Latitude:46.96585 Longtitude:31.98618)</text:p>
      <text:p text:style-name="P4">
视频: []</text:p>
      <text:p text:style-name="P4">
图片: []</text:p>
      <text:p text:style-name="P4">
标签: ["Russia"]</text:p>
      <text:p text:style-name="P4">
Id: 22562781</text:p>
      <!--METADATA-->
      <text:p text:style-name="P4">
俄罗斯军队进行了4次导弹罢工，79次空袭和99多个炮击MLR，对乌克兰的定居点发射了23多个无人机，包括Ternopil，Mykolaiv和Kostiantynivka， -  Ukraine Armedforces of Ukraine的总计在早晨的报告中说</text:p>
      <text:p text:style-name="P4">
新闻集链接：<text:a xlink:type="simple" xlink:href="https://liveuamap.com/en/2023/14-may-russian-army-conducted-4-missile-strikes-79-airstrikes" text:style-name="Internet_20_link" text:visited-style-name="Visited_20_Internet_20_Link">
https://liveuamap.com/en/2023/14-may-russian-army-conducted-4-missile-strikes-79-</text:a>
</text:p>
      <text:p text:style-name="P4">
News Source: <text:a xlink:type="simple" xlink:href="https://t.me/lumsrc/4777" text:style-name="Internet_20_link" text:visited-style-name="Visited_20_Internet_20_Link">
https://t.me/lumsrc/4777</text:a>
</text:p>
      <!--NEWS-->
      <text:h text:style-name="P10" text:outline-level="1">
<text:span text:style-name="T4">
俄罗斯军队在Zolochiv一夜之间与S-300进行了导弹罢工</text:span>
</text:h>
      <text:p text:style-name="P4">
作者: liveuamap (Language: en)</text:p>
      <text:p text:style-name="P4">
时间: 2023-05-14T04:48:00</text:p>
      <text:p text:style-name="P4">
地点: Zolochiv (Latitude:50.28835 Longtitude:35.98949)</text:p>
      <text:p text:style-name="P4">
视频: []</text:p>
      <text:p text:style-name="P4">
图片: ["<text:a xlink:type="simple" xlink:href="https://liveuamap.com/pics/2023/05/14/22562787_0.png" text:style-name="Internet_20_link" text:visited-style-name="Visited_20_Internet_20_Link">
22562787_0.png</text:a>
"]</text:p>
      <text:p text:style-name="P4">
标签: ["Europe", "Central and Eastern Europe"]</text:p>
      <text:p text:style-name="P4">
Id: 22562787</text:p>
      <!--METADATA-->
      <text:p text:style-name="P4">
俄罗斯军队在Zolochiv一夜之间与S-300进行了导弹罢工</text:p>
      <text:p text:style-name="P4">
<draw:frame draw:style-name="fr1" draw:name="Image79" text:anchor-type="as-char" svg:width="6.9236in" svg:height="3.894525in" draw:z-index="0">
<draw:image xlink:href="../Images/liveuamap/2023-05-14T04-48-00/22562787_0.png" xlink:type="simple" xlink:show="embed" xlink:actuate="onLoad" draw:mime-type="image/png"/>
</draw:frame>
新闻集链接：<text:a xlink:type="simple" xlink:href="https://liveuamap.com/en/2023/14-may-russian-army-conducted-missile-strike-with-s300-at" text:style-name="Internet_20_link" text:visited-style-name="Visited_20_Internet_20_Link">
https://liveuamap.com/en/2023/14-may-russian-army-conducted-missile-strike-with-s300-at</text:a>
</text:p>
      <text:p text:style-name="P4">
News Source: <text:a xlink:type="simple" xlink:href="https://twitter.com/XAPKIB/status/1657653988358012928" text:style-name="Internet_20_link" text:visited-style-name="Visited_20_Internet_20_Link">
https://twitter.com/XAPKIB/status/1657653988358012928</text:a>
</text:p>
      <!--NEWS-->
      <text:h text:style-name="P10" text:outline-level="1">
<text:span text:style-name="T4">
俄罗斯部队在Lyman，Bakhmut，Avdiivka和Maryinka Directio进行进攻行动...</text:span>
</text:h>
      <text:p text:style-name="P4">
作者: liveuamap (Language: en)</text:p>
      <text:p text:style-name="P4">
时间: 2023-05-14T05:08:57</text:p>
      <text:p text:style-name="P4">
地点: Marinka, Donetsk Oblast (Latitude:47.94073 Longtitude:37.50149)</text:p>
      <text:p text:style-name="P4">
视频: []</text:p>
      <text:p text:style-name="P4">
图片: []</text:p>
      <text:p text:style-name="P4">
标签: ["Russia"]</text:p>
      <text:p text:style-name="P4">
Id: 22562757</text:p>
      <!--METADATA-->
      <text:p text:style-name="P4">
俄罗斯部队在莱曼，巴赫穆特，阿夫迪夫卡和玛丽卡执行进攻行动。 乌克兰捍卫者与安德鲁斯军队进行了57次战斗活动</text:p>
      <text:p text:style-name="P4">
新闻集链接：<text:a xlink:type="simple" xlink:href="https://liveuamap.com/en/2023/14-may-russian-forces-conducting-offensive-actions-at-lyman" text:style-name="Internet_20_link" text:visited-style-name="Visited_20_Internet_20_Link">
https://liveuamap.com/en/2023/14-may-russian-forces-conducting-contresident-actions-actions-actions-at-lyman</text:a>
</text:p>
      <text:p text:style-name="P4">
News Source: <text:a xlink:type="simple" xlink:href="https://t.me/lumsrc/4786" text:style-name="Internet_20_link" text:visited-style-name="Visited_20_Internet_20_Link">
https://t.me/lumsrc/4786</text:a>
</text:p>
      <!--NEWS-->
      <text:h text:style-name="P10" text:outline-level="1">
<text:span text:style-name="T4">
俄罗斯的职位被击中</text:span>
</text:h>
      <text:p text:style-name="P4">
作者: liveuamap (Language: en)</text:p>
      <text:p text:style-name="P4">
时间: 2023-05-14T05:16:00</text:p>
      <text:p text:style-name="P4">
地点: Zaporizhiye (Latitude:47.23356 Longtitude:35.71054)</text:p>
      <text:p text:style-name="P4">
视频: []</text:p>
      <text:p text:style-name="P4">
图片: []</text:p>
      <text:p text:style-name="P4">
标签: ["Europe", "Central and Eastern Europe"]</text:p>
      <text:p text:style-name="P4">
Id: 22562784</text:p>
      <!--METADATA-->
      <text:p text:style-name="P4">
俄罗斯的职位被击中</text:p>
      <text:p text:style-name="P4">
新闻集链接：<text:a xlink:type="simple" xlink:href="https://liveuamap.com/en/2023/14-may-russian-positions-were-hit-in-tokmak" text:style-name="Internet_20_link" text:visited-style-name="Visited_20_Internet_20_Link">
https://liveuamap.com/en/2023/14-may-russian-positions-were-were-hit-in-tokmak</text:a>
</text:p>
      <text:p text:style-name="P4">
News Source: <text:a xlink:type="simple" xlink:href="https://t.me/novosti_donbass24/47102" text:style-name="Internet_20_link" text:visited-style-name="Visited_20_Internet_20_Link">
https://t.me/novosti_donbass24/47102</text:a>
</text:p>
      <!--NEWS-->
      <text:h text:style-name="P10" text:outline-level="1">
<text:span text:style-name="T4">
在Kramatorsk报告了爆炸</text:span>
</text:h>
      <text:p text:style-name="P4">
作者: liveuamap (Language: en)</text:p>
      <text:p text:style-name="P4">
时间: 2023-05-14T05:18:00</text:p>
      <text:p text:style-name="P4">
地点: Donetsk Oblast (Latitude:48.73842 Longtitude:37.56809)</text:p>
      <text:p text:style-name="P4">
视频: []</text:p>
      <text:p text:style-name="P4">
图片: []</text:p>
      <text:p text:style-name="P4">
标签: ["Europe", "Central and Eastern Europe"]</text:p>
      <text:p text:style-name="P4">
Id: 22562785</text:p>
      <!--METADATA-->
      <text:p text:style-name="P4">
在Kramatorsk报告了爆炸</text:p>
      <text:p text:style-name="P4">
新闻集链接：<text:a xlink:type="simple" xlink:href="https://liveuamap.com/en/2023/14-may-explosions-were-reported-in-kramatorsk" text:style-name="Internet_20_link" text:visited-style-name="Visited_20_Internet_20_Link">
https://liveuamap.com/en/2023/14-may-explosions-were-reported-in-kramatorsk</text:a>
</text:p>
      <text:p text:style-name="P4">
News Source: <text:a xlink:type="simple" xlink:href="https://t.me/novosti_donbass24/47103" text:style-name="Internet_20_link" text:visited-style-name="Visited_20_Internet_20_Link">
https://t.me/novosti_donbass24/47103</text:a>
</text:p>
      <!--NEWS-->
      <text:h text:style-name="P10" text:outline-level="1">
<text:span text:style-name="T4">
乌克兰Zelensky总裁：感谢德国最大的军事援助套餐。</text:span>
</text:h>
      <text:p text:style-name="P4">
作者: liveuamap (Language: en)</text:p>
      <text:p text:style-name="P4">
时间: 2023-05-14T05:54:32</text:p>
      <text:p text:style-name="P4">
地点: Berlin, Berlin (Latitude:52.51946 Longtitude:13.36847)</text:p>
      <text:p text:style-name="P4">
视频: []</text:p>
      <text:p text:style-name="P4">
图片: []</text:p>
      <text:p text:style-name="P4">
标签: ["Germany", "Europe"]</text:p>
      <text:p text:style-name="P4">
Id: 22562788</text:p>
      <!--METADATA-->
      <text:p text:style-name="P4">
乌克兰Zelensky总裁：自全面的俄罗斯入侵开始以来，感谢德国为最大的军事援助包装。 德国空气防御系统，炮兵，坦克和步兵战车挽救了生命，使我们更接近胜利</text:p>
      <text:p text:style-name="P4">
新闻集链接：<text:a xlink:type="simple" xlink:href="https://liveuamap.com/en/2023/14-may-president-of-ukraine-zelensky-thank-you-to-germany" text:style-name="Internet_20_link" text:visited-style-name="Visited_20_Internet_20_Link">
https://liveuamap.com/en/2023/14-may-presindent-of-ukraine-zelensky-zelensky-thank-thank-you-to-germany</text:a>
</text:p>
      <text:p text:style-name="P4">
News Source: <text:a xlink:type="simple" xlink:href="https://t.me/espresotb/62548" text:style-name="Internet_20_link" text:visited-style-name="Visited_20_Internet_20_Link">
https://t.me/espresotb/62548</text:a>
</text:p>
      <!--NEWS-->
      <text:h text:style-name="P10" text:outline-level="1">
<text:span text:style-name="T4">
Zaporizka Oblast（12:59）。 红色警报：空中威胁。 警笛声。 立即掩盖！</text:span>
</text:h>
      <text:p text:style-name="P4">
作者: liveuamap (Language: en)</text:p>
      <text:p text:style-name="P4">
时间: 2023-05-14T07:00:00</text:p>
      <text:p text:style-name="P4">
地点: Zaporizka Oblast (Latitude:47.612021 Longtitude:35.765261)</text:p>
      <text:p text:style-name="P4">
视频: []</text:p>
      <text:p text:style-name="P4">
图片: []</text:p>
      <text:p text:style-name="P4">
标签: ["Europe", "Central and Eastern Europe"]</text:p>
      <text:p text:style-name="P4">
Id: 22562795</text:p>
      <!--METADATA-->
      <text:p text:style-name="P4">
Zaporizhzhia地区(12:59). Red Alert: aerial threat. Sirens sounding. Take covernow!</text:p>
      <text:p text:style-name="P4">
News Collection Link: <text:a xlink:type="simple" xlink:href="https://liveuamap.com/en/2023/14-may-zaporizka-oblast1259-red-alert-aerial-g" text:style-name="Internet_20_link" text:visited-style-name="Visited_20_Internet_20_Link">
https://liveuamap.com/en/2023/14-may-zaporizka-oblast1259-red-alert-aerial-g</text:a>
</text:p>
      <text:p text:style-name="P4">
News Source: <text:a xlink:type="simple" xlink:href="https://t.me/suspilnezaporizhzhya/12835" text:style-name="Internet_20_link" text:visited-style-name="Visited_20_Internet_20_Link">
https://t.me/suspilnezaporizhzhya/12835</text:a>
</text:p>
      <!--NEWS-->
      <text:h text:style-name="P10" text:outline-level="1">
<text:span text:style-name="T4">
Dnipro，Dnipropetrovsk地区，Kirovohrad地区（12:59）。 红色ALRT：空中tchretate。 警报器...</text:span>
</text:h>
      <text:p text:style-name="P4">
作者: liveuamap (Language: en)</text:p>
      <text:p text:style-name="P4">
时间: 2023-05-14T07:02:00</text:p>
      <text:p text:style-name="P4">
地点: Dnipro (Latitude:48.45873 Longtitude:35.03847)</text:p>
      <text:p text:style-name="P4">
视频: []</text:p>
      <text:p text:style-name="P4">
图片: []</text:p>
      <text:p text:style-name="P4">
标签: ["Europe", "Central and Eastern Europe"]</text:p>
      <text:p text:style-name="P4">
Id: 22562796</text:p>
      <!--METADATA-->
      <text:p text:style-name="P4">
Dnipro，Dnipropetrovsk地区，Kirovohrad地区(12:59). Red Alert: aerialthreat. Sirens sounding. Take cover now!</text:p>
      <text:p text:style-name="P4">
News Collection Link: <text:a xlink:type="simple" xlink:href="https://liveuamap.com/en/2023/14-may-dnipro-dnipropetrovska-oblast-kirovohrg" text:style-name="Internet_20_link" text:visited-style-name="Visited_20_Internet_20_Link">
https://liveuamap.com/en/2023/14-may-dnipro-dnipropetrovska-oblast-kirovohrg</text:a>
</text:p>
      <text:p text:style-name="P4">
News Source: <text:a xlink:type="simple" xlink:href="https://t.me/air_alert_ua/45325" text:style-name="Internet_20_link" text:visited-style-name="Visited_20_Internet_20_Link">
https://t.me/air_alert_ua/45325</text:a>
</text:p>
      <!--NEWS-->
      <text:h text:style-name="P10" text:outline-level="1">
<text:span text:style-name="T4">
Donetsk Oblast（13:03）。 红色警报：空中威胁。 警笛声。 立即掩盖！</text:span>
</text:h>
      <text:p text:style-name="P4">
作者: liveuamap (Language: en)</text:p>
      <text:p text:style-name="P4">
时间: 2023-05-14T07:04:00</text:p>
      <text:p text:style-name="P4">
地点: Donetsk Oblast (Latitude:48.7266 Longtitude:37.57799)</text:p>
      <text:p text:style-name="P4">
视频: []</text:p>
      <text:p text:style-name="P4">
图片: []</text:p>
      <text:p text:style-name="P4">
标签: ["Europe", "Central and Eastern Europe"]</text:p>
      <text:p text:style-name="P4">
Id: 22562797</text:p>
      <!--METADATA-->
      <text:p text:style-name="P4">
Donetsk Oblast(13:03). Red Alert: aerial threat. Sirens sounding. Take covernow!</text:p>
      <text:p text:style-name="P4">
News Collection Link: <text:a xlink:type="simple" xlink:href="https://liveuamap.com/en/2023/14-may-donetsk-oblast1303-red-alert-aerial-thg" text:style-name="Internet_20_link" text:visited-style-name="Visited_20_Internet_20_Link">
https://liveuamap.com/en/2023/14-may-donetsk-oblast1303-red-alert-aerial-thg</text:a>
</text:p>
      <text:p text:style-name="P4">
News Source: <text:a xlink:type="simple" xlink:href="https://t.me/air_alert_ua/45326" text:style-name="Internet_20_link" text:visited-style-name="Visited_20_Internet_20_Link">
https://t.me/air_alert_ua/45326</text:a>
</text:p>
      <!--NEWS-->
      <text:h text:style-name="P10" text:outline-level="1">
<text:span text:style-name="T4">
俄罗斯国防部证实了乌克兰的马卡罗夫上校和布罗夫科上校的死亡</text:span>
</text:h>
      <text:p text:style-name="P4">
作者: liveuamap (Language: en)</text:p>
      <text:p text:style-name="P4">
时间: 2023-05-14T07:07:00</text:p>
      <text:p text:style-name="P4">
地点: Bakhmut (Latitude:48.59092 Longtitude:37.99313)</text:p>
      <text:p text:style-name="P4">
视频: []</text:p>
      <text:p text:style-name="P4">
图片: []</text:p>
      <text:p text:style-name="P4">
标签: []</text:p>
      <text:p text:style-name="P4">
Id: 22562800</text:p>
      <!--METADATA-->
      <text:p text:style-name="P4">
俄罗斯国防部证实了马卡罗夫上校和布罗夫科因乌克兰上校的死亡</text:p>
      <text:p text:style-name="P4">
新闻集链接：<text:a xlink:type="simple" xlink:href="https://liveuamap.com/en/2023/14-may-russian-defense-ministry-confirms-death-of-colonel" text:style-name="Internet_20_link" text:visited-style-name="Visited_20_Internet_20_Link">
https://liveuamap.com/en/2023/14-may-russian-defense-ministry-confirms-death-colonel</text:a>
</text:p>
      <text:p text:style-name="P4">
News Source: <text:a xlink:type="simple" xlink:href="https://t.me/bbbreaking/155337" text:style-name="Internet_20_link" text:visited-style-name="Visited_20_Internet_20_Link">
https://t.me/bbbreaking/155337</text:a>
</text:p>
      <!--NEWS-->
      <text:h text:style-name="P10" text:outline-level="1">
<text:span text:style-name="T4">
Poltavska Oblast（13:15）。 红色警报：空中威胁。 警笛声。 立即掩盖！</text:span>
</text:h>
      <text:p text:style-name="P4">
作者: liveuamap (Language: en)</text:p>
      <text:p text:style-name="P4">
时间: 2023-05-14T07:16:00</text:p>
      <text:p text:style-name="P4">
地点: Poltavska Oblast (Latitude:49.47805 Longtitude:33.81861)</text:p>
      <text:p text:style-name="P4">
视频: []</text:p>
      <text:p text:style-name="P4">
图片: []</text:p>
      <text:p text:style-name="P4">
标签: ["Europe", "Central and Eastern Europe"]</text:p>
      <text:p text:style-name="P4">
Id: 22562798</text:p>
      <!--METADATA-->
      <text:p text:style-name="P4">
poltava(13:15). Red Alert: aerial threat. Sirens sounding. Take covernow!</text:p>
      <text:p text:style-name="P4">
News Collection Link: <text:a xlink:type="simple" xlink:href="https://liveuamap.com/en/2023/14-may-poltavska-oblast1315-red-alert-aerial-g" text:style-name="Internet_20_link" text:visited-style-name="Visited_20_Internet_20_Link">
https://liveuamap.com/en/2023/14-may-poltavska-oblast1315-red-alert-aerial-g</text:a>
</text:p>
      <text:p text:style-name="P4">
News Source: <text:a xlink:type="simple" xlink:href="https://t.me/suspilnepoltava/11139" text:style-name="Internet_20_link" text:visited-style-name="Visited_20_Internet_20_Link">
https://t.me/suspilnepoltava/11139</text:a>
</text:p>
      <!--NEWS-->
      <text:h text:style-name="P10" text:outline-level="1">
<text:span text:style-name="T4">
苏米地区，哈尔基夫地区，哈尔基夫地区（13:16）。 红色ALRT：空中tchretate。 警笛声。 ...</text:span>
</text:h>
      <text:p text:style-name="P4">
作者: liveuamap (Language: en)</text:p>
      <text:p text:style-name="P4">
时间: 2023-05-14T07:17:00</text:p>
      <text:p text:style-name="P4">
地点: Sumska Oblast (Latitude:51.00000000 Longtitude:34.00000000)</text:p>
      <text:p text:style-name="P4">
视频: []</text:p>
      <text:p text:style-name="P4">
图片: []</text:p>
      <text:p text:style-name="P4">
标签: ["Europe", "Central and Eastern Europe"]</text:p>
      <text:p text:style-name="P4">
Id: 22562799</text:p>
      <!--METADATA-->
      <text:p text:style-name="P4">
苏米地区，哈尔基夫地区哈尔基夫地区(13:16). Red Alert: aerial threat.Sirens sounding. Take cover now!</text:p>
      <text:p text:style-name="P4">
News Collection Link: <text:a xlink:type="simple" xlink:href="https://liveuamap.com/en/2023/14-may-sumska-oblast-kharkiv-kharkivska-oblasg" text:style-name="Internet_20_link" text:visited-style-name="Visited_20_Internet_20_Link">
https://liveuamap.com/en/2023/14-may-sumska-oblast-kharkiv-kharkivska-oblasg</text:a>
</text:p>
      <text:p text:style-name="P4">
News Source: <text:a xlink:type="simple" xlink:href="https://t.me/air_alert_ua/45329" text:style-name="Internet_20_link" text:visited-style-name="Visited_20_Internet_20_Link">
https://t.me/air_alert_ua/45329</text:a>
</text:p>
      <!--NEWS-->
      <text:h text:style-name="P10" text:outline-level="1">
<text:span text:style-name="T4">
Donetsk Oblast（14:13）。 红色警报：空中威胁。 警笛声。 立即掩盖！</text:span>
</text:h>
      <text:p text:style-name="P4">
作者: liveuamap (Language: en)</text:p>
      <text:p text:style-name="P4">
时间: 2023-05-14T08:14:00</text:p>
      <text:p text:style-name="P4">
地点: Donetsk Oblast (Latitude:48.728 Longtitude:37.57858)</text:p>
      <text:p text:style-name="P4">
视频: []</text:p>
      <text:p text:style-name="P4">
图片: []</text:p>
      <text:p text:style-name="P4">
标签: ["Europe", "Central and Eastern Europe"]</text:p>
      <text:p text:style-name="P4">
Id: 22562806</text:p>
      <!--METADATA-->
      <text:p text:style-name="P4">
Donetsk Oblast(14:13). Red Alert: aerial threat. Sirens sounding. Take covernow!</text:p>
      <text:p text:style-name="P4">
News Collection Link: <text:a xlink:type="simple" xlink:href="https://liveuamap.com/en/2023/14-may-donetsk-oblast1413-red-alert-aerial-thg" text:style-name="Internet_20_link" text:visited-style-name="Visited_20_Internet_20_Link">
https://liveuamap.com/en/2023/14-may-donetsk-oblast1413-red-alert-aerial-thg</text:a>
</text:p>
      <text:p text:style-name="P4">
News Source: <text:a xlink:type="simple" xlink:href="https://t.me/air_alert_ua/45337" text:style-name="Internet_20_link" text:visited-style-name="Visited_20_Internet_20_Link">
https://t.me/air_alert_ua/45337</text:a>
</text:p>
      <!--NEWS-->
      <text:h text:style-name="P10" text:outline-level="1">
<text:span text:style-name="T4">
2人因俄罗斯炮击而受伤</text:span>
</text:h>
      <text:p text:style-name="P4">
作者: liveuamap (Language: en)</text:p>
      <text:p text:style-name="P4">
时间: 2023-05-14T08:21:59</text:p>
      <text:p text:style-name="P4">
地点: Marhanets (Latitude:47.64916 Longtitude:34.647)</text:p>
      <text:p text:style-name="P4">
视频: []</text:p>
      <text:p text:style-name="P4">
图片: []</text:p>
      <text:p text:style-name="P4">
标签: ["Europe", "Central and Eastern Europe"]</text:p>
      <text:p text:style-name="P4">
Id: 22562815</text:p>
      <!--METADATA-->
      <text:p text:style-name="P4">
2人因俄罗斯炮击而受伤</text:p>
      <text:p text:style-name="P4">
新闻集链接：<text:a xlink:type="simple" xlink:href="https://liveuamap.com/en/2023/14-may-2-person-wounded-as-result-of-russian-shelling-in" text:style-name="Internet_20_link" text:visited-style-name="Visited_20_Internet_20_Link">
https://liveuamap.com/en/2023/2023/14-may-2-person-wounded-as-result-of-俄罗斯 - 苏格兰语</text:a>
</text:p>
      <text:p text:style-name="P4">
News Source: <text:a xlink:type="simple" xlink:href="https://t.me/dneproperatyv/62696" text:style-name="Internet_20_link" text:visited-style-name="Visited_20_Internet_20_Link">
https://t.me/dneproperatyv/62696</text:a>
</text:p>
      <!--NEWS-->
      <text:h text:style-name="P10" text:outline-level="1">
<text:span text:style-name="T4">
Donetsk Oblast（15:23）。 红色警报：空中威胁。 警笛声。 立即掩盖！</text:span>
</text:h>
      <text:p text:style-name="P4">
作者: liveuamap (Language: en)</text:p>
      <text:p text:style-name="P4">
时间: 2023-05-14T09:24:00</text:p>
      <text:p text:style-name="P4">
地点: Donetsk Oblast (Latitude:48.72779 Longtitude:37.5772)</text:p>
      <text:p text:style-name="P4">
视频: []</text:p>
      <text:p text:style-name="P4">
图片: []</text:p>
      <text:p text:style-name="P4">
标签: ["Europe", "Central and Eastern Europe"]</text:p>
      <text:p text:style-name="P4">
Id: 22562819</text:p>
      <!--METADATA-->
      <text:p text:style-name="P4">
Donetsk Oblast(15:23). Red Alert: aerial threat. Sirens sounding. Take covernow!</text:p>
      <text:p text:style-name="P4">
News Collection Link: <text:a xlink:type="simple" xlink:href="https://liveuamap.com/en/2023/14-may-donetsk-oblast1523-red-alert-aerial-thg" text:style-name="Internet_20_link" text:visited-style-name="Visited_20_Internet_20_Link">
https://liveuamap.com/en/2023/14-may-donetsk-oblast1523-red-alert-aerial-thg</text:a>
</text:p>
      <text:p text:style-name="P4">
News Source: <text:a xlink:type="simple" xlink:href="https://t.me/air_alert_ua/45339" text:style-name="Internet_20_link" text:visited-style-name="Visited_20_Internet_20_Link">
https://t.me/air_alert_ua/45339</text:a>
</text:p>
      <!--NEWS-->
      <text:h text:style-name="P10" text:outline-level="1">
<text:span text:style-name="T4">
2人因在哈尔基夫地区的斯塔特西村炮击而丧生</text:span>
</text:h>
      <text:p text:style-name="P4">
作者: liveuamap (Language: en)</text:p>
      <text:p text:style-name="P4">
时间: 2023-05-14T09:27:26</text:p>
      <text:p text:style-name="P4">
地点: Vovchansk (Latitude:50.23875 Longtitude:36.78102)</text:p>
      <text:p text:style-name="P4">
视频: []</text:p>
      <text:p text:style-name="P4">
图片: []</text:p>
      <text:p text:style-name="P4">
标签: ["Europe", "Central and Eastern Europe"]</text:p>
      <text:p text:style-name="P4">
Id: 22562820</text:p>
      <!--METADATA-->
      <text:p text:style-name="P4">
2人因在哈尔基夫地区的斯塔特西村炮击而丧生</text:p>
      <text:p text:style-name="P4">
新闻集链接：<text:a xlink:type="simple" xlink:href="https://liveuamap.com/en/2023/14-may-2-person-killed-as-result-of-shelling-in-starytsya" text:style-name="Internet_20_link" text:visited-style-name="Visited_20_Internet_20_Link">
https://liveuamap.com/en/2023/2023/14-may-2-person-kill-kill-kill-as-result-shelling-in--in--in-starytsya</text:a>
</text:p>
      <text:p text:style-name="P4">
News Source: <text:a xlink:type="simple" xlink:href="https://t.me/synegubov/6201" text:style-name="Internet_20_link" text:visited-style-name="Visited_20_Internet_20_Link">
https://t.me/synegubov/6201</text:a>
</text:p>
      <!--NEWS-->
      <text:h text:style-name="P10" text:outline-level="1">
<text:span text:style-name="T4">
无人机，来自黑海的“小口径”，飞机的火箭 - 空军讲述了俄罗斯联邦的夜间袭击</text:span>
</text:h>
      <text:p text:style-name="P4">
作者: Ukrinform (Person)</text:p>
      <text:p text:style-name="P4">
出版商: Укринформ (Organization)</text:p>
      <text:p text:style-name="P4">
出版时间: 2023-05-14T09:33:09+03:00</text:p>
      <text:p text:style-name="P4">
修改时间: 2023-05-14T09:33:09+03:00</text:p>
      <text:p text:style-name="P4">
描述: 5月14日晚上，俄罗斯入侵者从各个方向袭击了乌克兰，由Shock Grones Shahd-136/131，黑海船上的机口径导弹，有翼的导弹X-101/X-555/X-555/X-55 TU-95MC策略航空飞机。</text:p>
      <text:p text:style-name="P4">
图片: ["<text:a xlink:type="simple" xlink:href="https://static.ukrinform.com/photos/2017_11/thumb_files/630_360_1509493085-3383.jpg" text:style-name="Internet_20_link" text:visited-style-name="Visited_20_Internet_20_Link">
630_360_15094...</text:a>
"]</text:p>
      <text:p text:style-name="P4">
标签: ['Безпілотник', 'Ракета', 'Повітряні сили ЗСУ', 'Війна з росією']</text:p>
      <text:p text:style-name="P4">
类型: Article</text:p>
      <!--METADATA-->
      <text:p text:style-name="P4">
<draw:frame draw:style-name="fr1" draw:name="Image80" text:anchor-type="as-char" svg:width="6.9236in" svg:height="3.956343in" draw:z-index="0">
<draw:image xlink:href="../Images/yкринформ/2023-05-14T09-33-09-03-00/630_360_1509493085-3383.jpg" xlink:type="simple" xlink:show="embed" xlink:actuate="onLoad" draw:mime-type="image/jpeg"/>
</draw:frame>
5月14日晚上，俄罗斯入侵者以射门36/131的射击从各个方向袭击了乌克兰，黑海的船上的机口径导弹，有翼的导弹X-101/X-555/X-55从TU-95MM战略航空飞机，</text:p>
      <text:p text:style-name="P4">
正如乌克林福姆报道的那样，它在[]中报告(http://t.me/kpszsu/2515?fbclid=IwAR0_jVccjRLxWQjcOLwARRe6eJ_NyjFMrBsWXDadWZzYIRL98M6h-cG4CmA)乌克兰武装部队空军的指挥。</text:p>
      <text:p text:style-name="P4">
如消息中指出的那样，在空军的夜间袭击中<text:a xlink:type="simple" xlink:href="https://www.ukrinform.ua/tag-zsu" text:style-name="Internet_20_link" text:visited-style-name="Visited_20_Internet_20_Link">
</text:a>
销毁了三枚有翼的导弹和25架非统一飞机，其中包括18架SHAHD-136/131的冲击无人机，一种震动无人机类型的“柳叶刀”，两个无人机的手术性“ Orlan-10”，四个无人机(指定类型)，以及三个翼火箭-101/x-555/x-55。</text:p>
      <text:p text:style-name="P4">
“在5月13日和5月14日的一天开始时，战术飞机部队最多进行了五十架飞机，造成对敌人战斗机航空盖的火灾，”该指挥官强调。</text:p>
      <text:p text:style-name="P4">
<text:span text:style-name="T4">
另请阅读：</text:span>
 <text:a xlink:type="simple" xlink:href="https://www.ukrinform.ua/rubric-regions/3708909-na-ternopilsini-vnaslidok-raketnoi-ataki-rf-poskodzeni-budinki-ta-avtomobili.html" text:style-name="Internet_20_link" text:visited-style-name="Visited_20_Internet_20_Link">
<text:span text:style-name="T4">
 ternopil区域</text:span>
</text:a>
据报道，在5月14日晚上，乌克兰宣布了一个大规模的空气警报。</text:p>
      <text:p text:style-name="P4">
News Source: <text:a xlink:type="simple" xlink:href="https://www.ukrinform.ua/rubric-ato/3708931-droni-kalibri-z-cornogo-mora-raketi-z-litakiv-povitrani-sili-rozpovili-pro-nicnu-ataku-rf.html" text:style-name="Internet_20_link" text:visited-style-name="Visited_20_Internet_20_Link">
https://www.ukrinform.ua/rubric-ato/3708931-droni-kalibri-z-cornogo-mora-raketi-z-litakiv-povitrani-sili-rozpovili-pro-nicnu-ataku-rf.html</text:a>
</text:p>
      <!--NEWS-->
      <text:h text:style-name="P10" text:outline-level="1">
<text:span text:style-name="T4">
NHL：“西雅图”在史丹利杯的1/4决赛中与“达拉斯”系列级别升级</text:span>
</text:h>
      <text:p text:style-name="P4">
作者: Ukrinform (Person)</text:p>
      <text:p text:style-name="P4">
出版商: Укринформ (Organization)</text:p>
      <text:p text:style-name="P4">
出版时间: 2023-05-14T09:37:00+03:00</text:p>
      <text:p text:style-name="P4">
修改时间: 2023-05-14T09:37:00+03:00</text:p>
      <text:p text:style-name="P4">
描述: 在北美国家曲棍球联盟（NHL）中，斯坦利杯的四分之一决赛阶段还有另一场比赛。  - 乌克林。</text:p>
      <text:p text:style-name="P4">
图片: ["<text:a xlink:type="simple" xlink:href="https://static.ukrinform.com/photos/2023_05/thumb_files/630_360_1684045573-987.jpg" text:style-name="Internet_20_link" text:visited-style-name="Visited_20_Internet_20_Link">
630_360_16840...</text:a>
"]</text:p>
      <text:p text:style-name="P4">
标签: ['хокей', 'Кубок Стенлі', 'НХЛ']</text:p>
      <text:p text:style-name="P4">
类型: Article</text:p>
      <!--METADATA-->
      <text:p text:style-name="P4">
<draw:frame draw:style-name="fr1" draw:name="Image81" text:anchor-type="as-char" svg:width="6.9236in" svg:height="3.956343in" draw:z-index="0">
<draw:image xlink:href="../Images/yкринформ/2023-05-14T09-37-00-03-00/630_360_1684045573-987.jpg" xlink:type="simple" xlink:show="embed" xlink:actuate="onLoad" draw:mime-type="image/jpeg"/>
</draw:frame>
在北美国家曲棍球联盟(NHL)芬兰斯坦利杯的另一场比赛发生了。</text:p>
      <text:p text:style-name="P4">
气候承诺竞技场上的“西雅图”击败了“达拉斯” -6：3(2：1，2：1，2：1)比较系列中的帐户-3：3，传输乌克林形式。</text:p>
      <text:p text:style-name="P4">
西雅图的领导人 - 达拉斯的对抗将与埃德蒙顿夫妇在斯坦利杯的1/2决赛中见面 - 拉斯维加斯(系列账单-2：3).</text:p>
      <text:p text:style-name="P4">
<text:span text:style-name="T4">
Читайте також:</text:span>
 <text:a xlink:type="simple" xlink:href="https://www.ukrinform.ua/rubric-sports/3708608-nhl-florida-vigrala-seriu-plejoff-u-toronto.html" text:style-name="Internet_20_link" text:visited-style-name="Visited_20_Internet_20_Link">
 </text:a>
在另一个半决赛系列赛中，卡罗琳娜(Karolina)与佛罗里达赢得了四场胜利。</text:p>
      <text:p text:style-name="P4">
照片：盖蒂图像。</text:p>
      <text:p text:style-name="P4">
News Source: <text:a xlink:type="simple" xlink:href="https://www.ukrinform.ua/rubric-sports/3708933-nhl-sietl-zrivnav-rahunok-u-serii-z-dallasom-v-14-finalu-kubka-stenli.html" text:style-name="Internet_20_link" text:visited-style-name="Visited_20_Internet_20_Link">
https://www.ukrinform.ua/rubric-sports/3708933-nhl-sietl-zrivnav-rahunok-u-serii-z-dallasom-v-14-finalu-kubka-stenli.html</text:a>
</text:p>
      <!--NEWS-->
      <text:h text:style-name="P10" text:outline-level="1">
<text:span text:style-name="T4">
入侵者在苏米地区的晚上向两个社区开火</text:span>
</text:h>
      <text:p text:style-name="P4">
作者: Ukrinform (Person)</text:p>
      <text:p text:style-name="P4">
出版商: Укринформ (Organization)</text:p>
      <text:p text:style-name="P4">
出版时间: 2023-05-14T09:46:00+03:00</text:p>
      <text:p text:style-name="P4">
修改时间: 2023-05-14T09:46:00+03:00</text:p>
      <text:p text:style-name="P4">
描述: 俄罗斯联邦的军队在晚上向苏米地区的两个社区开火，这损害了传输线和CNAP。  - 乌克林。</text:p>
      <text:p text:style-name="P4">
图片: ["<text:a xlink:type="simple" xlink:href="https://static.ukrinform.com/photos/2023_03/thumb_files/630_360_1679917009-251.jpg" text:style-name="Internet_20_link" text:visited-style-name="Visited_20_Internet_20_Link">
630_360_16799...</text:a>
"]</text:p>
      <text:p text:style-name="P4">
标签: ['Обстріл', 'Сумщина', 'ЦНАП', 'Війна з росією']</text:p>
      <text:p text:style-name="P4">
类型: Article</text:p>
      <!--METADATA-->
      <text:p text:style-name="P4">
<draw:frame draw:style-name="fr1" draw:name="Image82" text:anchor-type="as-char" svg:width="6.9236in" svg:height="3.956343in" draw:z-index="0">
<draw:image xlink:href="../Images/yкринформ/2023-05-14T09-46-00-03-00/630_360_1679917009-251.jpg" xlink:type="simple" xlink:show="embed" xlink:actuate="onLoad" draw:mime-type="image/jpeg"/>
</draw:frame>
RFUNOCHI军队向Sumy地区的两个社区开火，损坏了电力传输和CNAP。</text:p>
      <text:p text:style-name="P4">
Sumy Ova在[]中报道了这一点(https://t.me/Sumy_news_ODA/16171)转移乌克林。</text:p>
      <text:p text:style-name="P4">
根据地区政府的说法，晚上，迫击炮袭击了霍斯卡戈甘(Hotinskagogan)，发生了3次爆炸。 炮击损坏了电气传输。 没有受害者通过。</text:p>
      <text:p text:style-name="P4">
此外，来自枪支炮兵入侵者<text:a xlink:type="simple" xlink:href="https://www.ukrinform.ua/tag-obstril" text:style-name="Internet_20_link" text:visited-style-name="Visited_20_Internet_20_Link">
</text:a>
Znob-Novgorod镇(2爆炸). Пошкоджень зазнала будівля Центрунадання адмінпослуг. Постраждалих немає.</text:p>
      <text:p text:style-name="P4">
<text:span text:style-name="T4">
Читайте також:</text:span>
 <text:a xlink:type="simple" xlink:href="https://www.ukrinform.ua/rubric-regions/3708914-na-zaporizzi-armia-rf-obstrilala-18-naselenih-punktiv-poranenij-colovik.html" text:style-name="Internet_20_link" text:visited-style-name="Visited_20_Internet_20_Link">
 <text:span text:style-name="T4">
обстріл</text:span>
 </text:a>
如报道，<text:a xlink:type="simple" xlink:href="https://www.ukrinform.ua/rubric-ato/3708931-droni-kalibri-z-cornogo-mora-raketi-z-litakiv-povitrani-sili-rozpovili-pro-nicnu-ataku-rf.html" text:style-name="Internet_20_link" text:visited-style-name="Visited_20_Internet_20_Link">
</text:a>
从冲击无人机SHAHD-136/131的不同方向上，黑海的船只的机口径导弹，有翼的导弹X-101/X-555/X-555/X-55的IDROPLITAKS战略航空公司TU-95MS。 乌克兰防守者摧毁了三个翼和25个敌人无人机。</text:p>
      <text:p text:style-name="P4">
News Source: <text:a xlink:type="simple" xlink:href="https://www.ukrinform.ua/rubric-ato/3708938-zagarbniki-vnoci-obstrilali-dvi-gromadi-na-sumsini.html" text:style-name="Internet_20_link" text:visited-style-name="Visited_20_Internet_20_Link">
https://www.ukrinform.ua/rubric-ato/3708938-zagarbniki-vnoci-obstrilali-dvi-gromadi-na-sumsini.html</text:a>
</text:p>
      <!--NEWS-->
      <text:h text:style-name="P10" text:outline-level="1">
<text:span text:style-name="T4">
乌克兰庆祝母亲节</text:span>
</text:h>
      <text:p text:style-name="P4">
作者: Ukrinform (Person)</text:p>
      <text:p text:style-name="P4">
出版商: Укринформ (Organization)</text:p>
      <text:p text:style-name="P4">
出版时间: 2023-05-14T10:00:00+03:00</text:p>
      <text:p text:style-name="P4">
修改时间: 2023-05-14T10:00:00+03:00</text:p>
      <text:p text:style-name="P4">
描述: 5月14日，星期日，在乌克兰举行了庆祝母亲节。  - 乌克林。</text:p>
      <text:p text:style-name="P4">
图片: ["<text:a xlink:type="simple" xlink:href="https://static.ukrinform.com/photos/2021_04/thumb_files/630_360_1618949928-580.jpg" text:style-name="Internet_20_link" text:visited-style-name="Visited_20_Internet_20_Link">
630_360_16189...</text:a>
"]</text:p>
      <text:p text:style-name="P4">
标签: ['День Матері', 'Свято', 'Україна']</text:p>
      <text:p text:style-name="P4">
类型: Article</text:p>
      <!--METADATA-->
      <text:p text:style-name="P4">
<draw:frame draw:style-name="fr1" draw:name="Image83" text:anchor-type="as-char" svg:width="6.9236in" svg:height="3.946452in" draw:z-index="0">
<draw:image xlink:href="../Images/yкринформ/2023-05-14T10-00-00-03-00/630_360_1618949928-580.jpg" xlink:type="simple" xlink:show="embed" xlink:actuate="onLoad" draw:mime-type="image/jpeg"/>
</draw:frame>
5月14日，星期日，在乌克兰举行了庆祝母亲节。</text:p>
      <text:p text:style-name="P4">
关于它报告了乌克林。</text:p>
      <text:p text:style-name="P4">
这个假期是根据1999年5月10日的总统法令建立的，并于5月的第二个星期日颁发。 伊维吉尼妇女的母亲 - 这一天迎接了预期的母亲。</text:p>
      <text:p text:style-name="P4">
在乌克兰妇女的母亲的那天，乌克兰奥利纳齐尔(Olenazelian)总统的妻子在<text:a xlink:type="simple" xlink:href="https://t.me/FirstLadyOfUkraine/3105" text:style-name="Internet_20_link" text:visited-style-name="Visited_20_Internet_20_Link">
</text:a>
Zelenska说：“乌克兰母亲的肩膀上太多了。</text:p>
      <text:p text:style-name="P4">
她强调说：“另一个乌克兰母亲，”她学会了住在一个外国，找到了幼儿园和学校，学会了理解儿童医生的语言。她发现自己的力量很小天。”</text:p>
      <text:p text:style-name="P4">
正如总统的妻子强调的那样：“另一位乌克兰母亲学会了穿孩子并遇到储藏室 - 这样婴儿甚至不知道自己没有在婴儿床上睡觉。她也竭尽所能让孩子记住孩子战争。”</text:p>
      <text:p text:style-name="P4">
Zelenska写道：“连续第二年，数以百万计的乌克兰母亲都令人难以置信。你们中的每个人 - 战争期间的人保持孩子的童年。”</text:p>
      <text:p text:style-name="P4">
乌克兰大都会Epiphanius的东正教教堂负责人敦促乌克兰人为母亲祈祷。</text:p>
      <text:p text:style-name="P4">
“每个人，无论您身在何处，都为您的母亲祈祷!为生计和那些现在生活在您的内心和记忆中的人，并以您的内心 - 永恒。愿主成为乌克兰的母亲!”(https://twitter.com/Epifaniy/status/1657617335526518784?s=20&amp;fbclid=IwAR2OfZ5U8vtAKPlAzm0oInmoYvx8hlJYE3V4TZT7kO_3e_tpEurdg_UOP7k)母亲节起源于美国。 1907年，成立母亲的费城的美国安娜·贾维斯(Anma Jarvis)发起了母亲的倡议。 第一个母亲节是1910年弗吉尼亚州的正式假期。 1914年，美国伍德罗·威尔逊(Us Woodro Wilson)宣布了5月的第二个星期日，所有美国母亲的民族圣荣誉。</text:p>
      <text:p text:style-name="P4">
第一次世界大战结束后，母亲节开始庆祝和一些欧洲国家。<text:span text:style-name="T4">
另请阅读：</text:span>
 <text:a xlink:type="simple" xlink:href="https://www.ukrinform.ua/rubric-kyiv/3708261-klicko-vruciv-vidznaki-materam-zagiblih-zahisnikiv.html" text:style-name="Internet_20_link" text:visited-style-name="Visited_20_Internet_20_Link">
</text:a>
随着苏联在乌克兰西部土地的建立，假期得到了晋升。 自1990年以来，由于非政府组织的努力，包括乌克兰妇女，母亲的假期才返回乌克兰。</text:p>
      <text:p text:style-name="P4">
News Source: <text:a xlink:type="simple" xlink:href="https://www.ukrinform.ua/rubric-society/3708939-v-ukraini-vidznacaetsa-den-materi.html" text:style-name="Internet_20_link" text:visited-style-name="Visited_20_Internet_20_Link">
https://www.ukrinform.ua/rubric-society/3708939-v-ukraini-vidznacaetsa-den-materi.html</text:a>
</text:p>
      <!--NEWS-->
      <text:h text:style-name="P10" text:outline-level="1">
<text:span text:style-name="T4">
俄罗斯已经在乌克兰杀死了481名儿童</text:span>
</text:h>
      <text:p text:style-name="P4">
作者: Ukrinform (Person)</text:p>
      <text:p text:style-name="P4">
出版商: Укринформ (Organization)</text:p>
      <text:p text:style-name="P4">
出版时间: 2023-05-14T10:05:00+03:00</text:p>
      <text:p text:style-name="P4">
修改时间: 2023-05-14T10:05:00+03:00</text:p>
      <text:p text:style-name="P4">
描述: 由于对俄罗斯军队的全面入侵，乌克兰有1452名儿童受伤，有481名儿童被杀。  - 乌克林。</text:p>
      <text:p text:style-name="P4">
图片: ["<text:a xlink:type="simple" xlink:href="https://static.ukrinform.com/photos/2023_04/thumb_files/630_360_1681205523-955.jpg" text:style-name="Internet_20_link" text:visited-style-name="Visited_20_Internet_20_Link">
630_360_16812...</text:a>
"]</text:p>
      <text:p text:style-name="P4">
标签: ['Діти', 'Загибель', 'Офіс генпрокурора', 'Війна з росією']</text:p>
      <text:p text:style-name="P4">
类型: Article</text:p>
      <!--METADATA-->
      <text:p text:style-name="P4">
<draw:frame draw:style-name="fr1" draw:name="Image84" text:anchor-type="as-char" svg:width="6.9236in" svg:height="3.956343in" draw:z-index="0">
<draw:image xlink:href="../Images/yкринформ/2023-05-14T10-05-00-03-00/630_360_1681205523-955.jpg" xlink:type="simple" xlink:show="embed" xlink:actuate="onLoad" draw:mime-type="image/jpeg"/>
</draw:frame>
由于俄罗斯军队的全面入侵，有1452多名儿童在乌克兰感到惊讶，有481名儿童被杀。</text:p>
      <text:p text:style-name="P4">
检察官办公室在[]中报告(https://www.facebook.com/pgo.gov.ua/posts/pfbid0DGyvQ3ks1ceya2thrBc8ceTPSH2jbhG38dLbfU9Z4M1yMWcTUY48pHErgRVnAy7Sl)，报道乌克林福姆。</text:p>
      <text:p text:style-name="P4">
“截至2023年5月14日上午，由于俄罗斯联邦的全面武装侵略，乌克兰没有1452名儿童受伤。根据少年检察官的官方信息481 [] <text:a xlink:type="simple" xlink:href="https://www.ukrinform.ua/tag-diti" text:style-name="Internet_20_link" text:visited-style-name="Visited_20_Internet_20_Link">
</text:a>
报告说：“有971多人因严重程度而被杀并受伤。”</text:p>
      <text:p text:style-name="P4">
注意，数字不是最终的。 目前，在其敌对行动，临时占据的髋部地区的敌对行动中正在进行工作。</text:p>
      <text:p text:style-name="P4">
<text:span text:style-name="T4">
另请阅读：</text:span>
 <text:a xlink:type="simple" xlink:href="https://www.ukrinform.ua/rubric-ato/3708109-rosiani-poranili-v-ukraini-968-ditej.html" text:style-name="Internet_20_link" text:visited-style-name="Visited_20_Internet_20_Link">
</text:a>
儿童在顿涅茨克地区受到最大的影响-458，哈尔基夫-277，基辅-128，Kherson -97，Zaporizhia -89，Mykolaivska -89 -89，Chernihiv -70，Dnipropetrovsk -69，Lugansk -66。</text:p>
      <text:p text:style-name="P4">
如报道，<text:a xlink:type="simple" xlink:href="https://www.ukrinform.ua/rubric-ato/3708755-rosiani-obstrilali-kostantinivku-zi-smerciv-dvoe-zagiblih-sered-nih-ditina.html" text:style-name="Internet_20_link" text:visited-style-name="Visited_20_Internet_20_Link">
</text:a>
。一个15岁的女孩在炮击中被杀。 两个15岁和16岁的孩子受伤。</text:p>
      <text:p text:style-name="P4">
同样在5月13日由于村庄的炮击。 哈尔基夫地区的房屋受到一个16岁男孩的伤害。</text:p>
      <text:p text:style-name="P4">
News Source: <text:a xlink:type="simple" xlink:href="https://www.ukrinform.ua/rubric-ato/3708942-rosia-vbila-v-ukraini-vze-481-ditinu.html" text:style-name="Internet_20_link" text:visited-style-name="Visited_20_Internet_20_Link">
https://www.ukrinform.ua/rubric-ato/3708942-rosia-vbila-v-ukraini-vze-481-ditinu.html</text:a>
</text:p>
      <!--NEWS-->
      <text:h text:style-name="P10" text:outline-level="1">
<text:span text:style-name="T4">
每天俄罗斯联邦的军队袭击了乌克兰的10个地区</text:span>
</text:h>
      <text:p text:style-name="P4">
作者: Ukrinform (Person)</text:p>
      <text:p text:style-name="P4">
出版商: Укринформ (Organization)</text:p>
      <text:p text:style-name="P4">
出版时间: 2023-05-14T10:16:00+03:00</text:p>
      <text:p text:style-name="P4">
修改时间: 2023-05-14T10:16:00+03:00</text:p>
      <text:p text:style-name="P4">
描述: 每天俄罗斯入侵者正在攻击乌克兰的十个地区，二手无人机，有翼的导弹，航空，重型火炮，迫击炮。  - 乌克林。</text:p>
      <text:p text:style-name="P4">
图片: ["<text:a xlink:type="simple" xlink:href="https://static.ukrinform.com/photos/2023_05/thumb_files/630_360_1684048460-638.jpg" text:style-name="Internet_20_link" text:visited-style-name="Visited_20_Internet_20_Link">
630_360_16840...</text:a>
", "<text:a xlink:type="simple" xlink:href="https://static.ukrinform.com/photos/2023_05/thumb_files/630_360_1684048692-2833.jpeg" text:style-name="Internet_20_link" text:visited-style-name="Visited_20_Internet_20_Link">
630_360_16840...</text:a>
", "<text:a xlink:type="simple" xlink:href="https://static.ukrinform.com/photos/2023_05/thumb_files/630_360_1684048692-7221.jpeg" text:style-name="Internet_20_link" text:visited-style-name="Visited_20_Internet_20_Link">
630_360_16840...</text:a>
", "<text:a xlink:type="simple" xlink:href="https://static.ukrinform.com/photos/2023_05/thumb_files/630_360_1684048692-5465.jpeg" text:style-name="Internet_20_link" text:visited-style-name="Visited_20_Internet_20_Link">
630_360_16840...</text:a>
", "<text:a xlink:type="simple" xlink:href="https://static.ukrinform.com/photos/2023_05/thumb_files/630_360_1684048692-7148.jpeg" text:style-name="Internet_20_link" text:visited-style-name="Visited_20_Internet_20_Link">
630_360_16840...</text:a>
", "<text:a xlink:type="simple" xlink:href="https://static.ukrinform.com/photos/2023_05/thumb_files/630_360_1684048693-4933.jpeg" text:style-name="Internet_20_link" text:visited-style-name="Visited_20_Internet_20_Link">
630_360_16840...</text:a>
", "<text:a xlink:type="simple" xlink:href="https://static.ukrinform.com/photos/2023_05/thumb_files/630_360_1684048692-3358.jpeg" text:style-name="Internet_20_link" text:visited-style-name="Visited_20_Internet_20_Link">
630_360_16840...</text:a>
"]</text:p>
      <text:p text:style-name="P4">
标签: ['Обстріл', 'Поранені', 'Загибель', 'Війна з росією']</text:p>
      <text:p text:style-name="P4">
类型: Article</text:p>
      <!--METADATA-->
      <text:p text:style-name="P4">
<draw:frame draw:style-name="fr1" draw:name="Image85" text:anchor-type="as-char" svg:width="6.9236in" svg:height="3.956343in" draw:z-index="0">
<draw:image xlink:href="../Images/yкринформ/2023-05-14T10-16-00-03-00/630_360_1684048460-638.jpg" xlink:type="simple" xlink:show="embed" xlink:actuate="onLoad" draw:mime-type="image/jpeg"/>
</draw:frame>
俄罗斯 - 绳索每天对乌克兰的十个地区发动袭击，使用了病变，有翼的导弹，航空，重型火炮，迫击炮。</text:p>
      <text:p text:style-name="P4">
根据乌克林福姆的说法，截至14日星期日9:00，区域军事行政部门的合并信息中报道了这一点。</text:p>
      <text:p text:style-name="P4">
昨晚，由于俄罗斯人的袭击，在特尔诺维尔地区，受到并发症的袭击，引起了大火。 两个人受伤(陶斯科伤口的烧伤). Їм надається допомога в лікарнях.</text:p>
      <text:p text:style-name="P4">
Вранці під час повітряної тривоги на Тернопільщині лунали вибухи. Внаслідокворожої атаки зруйновано й пошкоджено дачні будинки, торгово-офісне приміщеннята вантажні автомобілі. Постраждалих немає. Інформація уточнюється.</text:p>
      <text:p text:style-name="P4">
У Чернігівській області за добу війська рф 5 разів обстріляли з мінометів таартилерії Новгород-Сіверський район.</text:p>
      <text:p text:style-name="P4">
Також зафіксовано два удари дронів-камікадзе типу Shahed по Новгород-Сіверському району. Без жертв і руйнувань.</text:p>
      <text:p text:style-name="P4">
У Сумській області вчора упродовж дня росіяни здійснили шість обстрілівприкордоння. Зафіксовано 65 вибухів. Обстрілів зазнали Великописарівська,Есманська, Білопільська та Краснопільська громади.</text:p>
      <text:p text:style-name="P4">
У Хотінській громаді внаслідок мінометного обстрілу пошкоджено лініюелектропередач. Без постраждалих.</text:p>
      <text:p text:style-name="P4">
У Зноб-Новгородській громаді пошкоджено будівлю Центру надання адмінпослуг.</text:p>
      <text:p text:style-name="P4">
За добу ворог атакував 18 населених пунктів Запорізької області, зафіксовано95 ударів: 86 артобстрілів, два авіаційні, чотири - з РСЗВ, три атаки БПЛА.</text:p>
      <text:p text:style-name="P4">
Під ударом перебували на лінії фронту Новоданилівка, Гуляйполе, Оріхів,Ольгівське, Магдалинівка, Полтавка, Мала Токмачка, Залізничне.</text:p>
      <text:p text:style-name="P4">
Під час масованої атаки по прифронтовому Гуляйполю постраждав 64-річнийчоловік. Його евакуювали для лікування в обласний центр.</text:p>
      <text:p text:style-name="P4">
Зафіксовано 28 повідомлень про руйнування цивільних об'єктів.</text:p>
      <text:p text:style-name="P4">
<text:span text:style-name="T4">
Читайте також:</text:span>
 <text:a xlink:type="simple" xlink:href="https://www.ukrinform.ua/rubric-ato/3708942-rosia-vbila-v-ukraini-vze-481-ditinu.html" text:style-name="Internet_20_link" text:visited-style-name="Visited_20_Internet_20_Link">
 </text:a>
昨天，在Dnipropetrovsk地区，俄罗斯军队从尼科波尔的重型炮兵中击败。 在严重的情况下，一名57岁的男子因复苏而住院。</text:p>
      <text:p text:style-name="P4">
该市有两座高层建筑，五个私人房屋，几座农业建筑，一个车库，一个小巴和两条电力线。</text:p>
      <text:p text:style-name="P4">
到了晚上，俄罗斯人开枪射击了尼科波尔区的波克罗夫斯基社区。 损坏的物体基础架构和运输企业。在哈尔基夫地区的Zolochiv Bohodukhiv区镇，两枚导弹袭击了住房。 窗户被撞倒在房屋中，两个车库被摧毁。人民没有受伤。</text:p>
      <text:p text:style-name="P4">
白天，敌人开除了Pethatokrkivshchyna的边界和边境定居点。 俄罗斯人击中了一堆芽。</text:p>
      <text:p text:style-name="P4">
从迫击炮和炮兵中，侵略者向Udi，Kozach Lopan，Staritsa，Ogirtseve，House，Hatyshche，Pletenivka，Bochkovo，Bochkovo，Unterty和Budarka开火。</text:p>
      <text:p text:style-name="P4">
在库皮斯克的方向上，敌人在斯特尔马赫夫卡(Stelmakhivka)的Nomasyutivka，Novoselivsky和Eastern郊区进行了不成功的进攻行动。</text:p>
      <text:p text:style-name="P4">
入侵者在Vilshavka Vilsharivka定居点的地区引起了航空罢工。 敌人的炮兵和迫击炮炮击，两年，塔巴瓦卡和尼科波尔。</text:p>
      <text:p text:style-name="P4">
由于库平地区库平区的khatne村的炮击，私人住宅受到最低的破坏，发生了大火。 一名43岁的妇女因弹片伤而着迷。</text:p>
      <text:p text:style-name="P4">
由于炮击了奥吉尔特索村(Ogirtsevo)村庄，Chuguev区损坏了一座住宅大楼，一名61岁的男子被构架并被住院。</text:p>
      <text:p text:style-name="P4">
在卢汉斯克地区，俄罗斯人的努力未能成功，在Novoselivskyi附近以及沿Stelmachivka东部郊区的方向上发动攻击。</text:p>
      <text:p text:style-name="P4">
昨天，俄罗斯军队昨天在Bigorivka和Kreminna的地区进行了冲突。 在比格里维卡(Bigorivka)上，敌人造成了空军。 庇护所和Makeevka。</text:p>
      <text:p text:style-name="P4">
白天，敌人做了108个炮击(456壳).</text:p>
      <text:p text:style-name="P4">
У Донецькій області минулої доби війська рф обстріляли 12 населених пунктів:Курахове, Богоявленку, Торецьк, Костянтинівку, Времівку, Авдіївку, Дружківку,Північне, Нью-Йорк, Велику Новосілку, Вовченку, Бахмут.</text:p>
      <text:p text:style-name="P4">
Пошкоджено 61 житловий будинок (其中19公寓)，温暖的线路，两个市场，一辆汽车，一所学校，一家咖啡馆，一家koti植物，仓库，一家药房，两家商店，5辆民用车，一个博物馆，两个电力网，加油站，两个煤气管道，两个气管管道，一个公车站。</text:p>
      <text:p text:style-name="P4">
在顿涅茨克(Donetsk)，有7人被杀，16人受伤。昨天，由于奥查科夫(Ochakov)烧毁了住房的炮击，关键基础设施的对象受到损害。</text:p>
      <text:p text:style-name="P4">
同样昨天，敌人从Ochakiv社区水域的RSSV击中。</text:p>
      <text:p text:style-name="P4">
<text:span text:style-name="T4">
另请阅读：</text:span>
 <text:a xlink:type="simple" xlink:href="https://www.ukrinform.ua/rubric-ato/3708931-droni-kalibri-z-cornogo-mora-raketi-z-litakiv-povitrani-sili-rozpovili-pro-nicnu-ataku-rf.html" text:style-name="Internet_20_link" text:visited-style-name="Visited_20_Internet_20_Link">
</text:a>
在赫尔森地区，俄罗斯入侵者每天进行90次炮击(释放了434壳)，他们在赫尔森击败了两次(15个壳).</text:p>
      <text:p text:style-name="P4">
росіяни завдали авіаційного удару по Бериславу, в місті зниклоелектропостачання. Пошкоджені територія та будівлі філії Херсонгазу.</text:p>
      <text:p text:style-name="P4">
Також вчора агресори обстріляли село Червоний Маяк. Пошкоджено будівлю ліцею.</text:p>
      <text:p text:style-name="P4">
В селі Золота Балка Новоолександрівської громади поранено людину, руйнаційзазнали три будинки, один із них згорів.</text:p>
      <text:p text:style-name="P4">
Всього за добу на Херсонщині через російську агресію шестеро людей дісталипоранення.</text:p>
      <text:p text:style-name="P4">
News Source: <text:a xlink:type="simple" xlink:href="https://www.ukrinform.ua/rubric-regions/3708944-armia-rf-za-dobu-atakuvala-10-oblastej-ukraini.html" text:style-name="Internet_20_link" text:visited-style-name="Visited_20_Internet_20_Link">
https://www.ukrinform.ua/rubric-regions/3708944-armia-rf-za-dobu-atakuvala-10-oblastej-ukraini.html</text:a>
</text:p>
      <!--NEWS-->
      <text:h text:style-name="P10" text:outline-level="1">
<text:span text:style-name="T4">
德国宣布了一套新的军事援助，以支持乌克兰的数量约为2欧元。</text:span>
</text:h>
      <text:p text:style-name="P4">
作者: liveuamap (Language: en)</text:p>
      <text:p text:style-name="P4">
时间: 2023-05-14T10:25:50</text:p>
      <text:p text:style-name="P4">
地点: Berlin, Berlin (Latitude:52.518 Longtitude:13.36813)</text:p>
      <text:p text:style-name="P4">
视频: []</text:p>
      <text:p text:style-name="P4">
图片: ["<text:a xlink:type="simple" xlink:href="https://liveuamap.com/pics/2023/05/14/22562822_0.jpg" text:style-name="Internet_20_link" text:visited-style-name="Visited_20_Internet_20_Link">
22562822_0.jpg</text:a>
"]</text:p>
      <text:p text:style-name="P4">
标签: ["Germany", "Europe"]</text:p>
      <text:p text:style-name="P4">
Id: 22562822</text:p>
      <!--METADATA-->
      <text:p text:style-name="P4">
德国宣布了一套新的军事援助，以支持乌克兰约27亿欧元。 德国总理奥拉夫·索尔兹(Olaf Scholz)撰写了有关Thison Twitter的文章。 特别是，将发送到乌克兰</text:p>
      <text:p text:style-name="P4">
<draw:frame draw:style-name="fr1" draw:name="Image86" text:anchor-type="as-char" svg:width="6.9236in" svg:height="4.11303in" draw:z-index="0">
<draw:image xlink:href="../Images/liveuamap/2023-05-14T10-25-50/22562822_0.jpg" xlink:type="simple" xlink:show="embed" xlink:actuate="onLoad" draw:mime-type="image/jpeg"/>
</draw:frame>
新闻集链接：<text:a xlink:type="simple" xlink:href="https://liveuamap.com/en/2023/14-may-germany-announced-a-new-package-of-military-aid-to" text:style-name="Internet_20_link" text:visited-style-name="Visited_20_Internet_20_Link">
https://liveuamap.com/en/2023/2023/14-may-germany-announced-a-new-package-a-new-package-of-military-aid-to</text:a>
</text:p>
      <text:p text:style-name="P4">
News Source: <text:a xlink:type="simple" xlink:href="https://twitter.com/Flash_news_ua/status/1657752123096875010" text:style-name="Internet_20_link" text:visited-style-name="Visited_20_Internet_20_Link">
https://twitter.com/Flash_news_ua/status/1657752123096875010</text:a>
</text:p>
      <!--NEWS-->
      <text:h text:style-name="P10" text:outline-level="1">
<text:span text:style-name="T4">
第一联盟：奥伯隆将在特洛皮尔比赛，“波雷西”拿到“弗林特”</text:span>
</text:h>
      <text:p text:style-name="P4">
作者: Ukrinform (Person)</text:p>
      <text:p text:style-name="P4">
出版商: Укринформ (Organization)</text:p>
      <text:p text:style-name="P4">
出版时间: 2023-05-14T10:28:00+03:00</text:p>
      <text:p text:style-name="P4">
修改时间: 2023-05-14T10:28:00+03:00</text:p>
      <text:p text:style-name="P4">
描述: 5月14日星期日，乌克兰的第一场联赛冠军将在第二阶段第六轮的决赛中举行。  - 乌克林。</text:p>
      <text:p text:style-name="P4">
图片: ["<text:a xlink:type="simple" xlink:href="https://static.ukrinform.com/photos/2023_05/thumb_files/630_360_1683880830-628.jpeg" text:style-name="Internet_20_link" text:visited-style-name="Visited_20_Internet_20_Link">
630_360_16838...</text:a>
"]</text:p>
      <text:p text:style-name="P4">
标签: ['Футбол', 'перша ліга', 'Полісся']</text:p>
      <text:p text:style-name="P4">
类型: Article</text:p>
      <!--METADATA-->
      <text:p text:style-name="P4">
<draw:frame draw:style-name="fr1" draw:name="Image87" text:anchor-type="as-char" svg:width="6.9236in" svg:height="3.956343in" draw:z-index="0">
<draw:image xlink:href="../Images/yкринформ/2023-05-14T10-28-00-03-00/630_360_1683880830-628.jpeg" xlink:type="simple" xlink:show="embed" xlink:actuate="onLoad" draw:mime-type="image/jpeg"/>
</draw:frame>
5月14日星期日，乌克兰第一联盟队将举行第二阶段第六轮的决赛。</text:p>
      <text:p text:style-name="P4">
据乌克林福姆报道，在Zhytomyr的Polissya班级培训小组的领导人将带克雷明，Ternopil的Astolichna Obolon将与当地的“田野”会面。</text:p>
      <text:p text:style-name="P4">
在“震中”的前夕(Kamianets-Podilskyi)失去了LNZ(Cherkasy)-0：2和喀尔巴阡山脉(利沃夫)让位给冶金(Zaporizhzhia)-0：1。</text:p>
      <text:p text:style-name="P4">
领导人的情况：“波利斯亚” -25分，“奥伯隆-24，lnz -19，“ metallurg”  -  14，“喀尔巴阡山脉” -17。</text:p>
      <text:p text:style-name="P4">
<text:span text:style-name="T4">
另请阅读：</text:span>
 <text:a xlink:type="simple" xlink:href="https://www.ukrinform.ua/rubric-sports/3703160-persa-liga-polissa-vijslo-na-perse-misce-u-cempionskij-grupi.html" text:style-name="Internet_20_link" text:visited-style-name="Visited_20_Internet_20_Link">
<text:span text:style-name="T4">
 polesie </text:span>
</text:a>
在处理小组中，今天将演奏：“ Chernihiv -shvsm”  - “ Bukovina”(切尔尼维斯)，“ Skoruk”(tomakivka) - “ prykarpattya”(ivano-frankivsk).</text:p>
      <text:p text:style-name="P4">
Становище лідерів: «Прикарпаття» - 20 очок, «Чернігів-ШВСМ» - 18, «Скорук» -18, «Буковина» - 16...</text:p>
      <text:p text:style-name="P4">
Фото: pfl.ua.</text:p>
      <text:p text:style-name="P4">
News Source: <text:a xlink:type="simple" xlink:href="https://www.ukrinform.ua/rubric-sports/3708949-persa-liga-obolon-zigrae-u-ternopoli-polissa-prijmae-kremin.html" text:style-name="Internet_20_link" text:visited-style-name="Visited_20_Internet_20_Link">
https://www.ukrinform.ua/rubric-sports/3708949-persa-liga-obolon-zigrae-u-ternopoli-polissa-prijmae-kremin.html</text:a>
</text:p>
      <!--NEWS-->
      <text:h text:style-name="P10" text:outline-level="1">
<text:span text:style-name="T4">
在黑海 - 四个俄罗斯火箭发射器，有25个“口径”</text:span>
</text:h>
      <text:p text:style-name="P4">
作者: Ukrinform (Person)</text:p>
      <text:p text:style-name="P4">
出版商: Укринформ (Organization)</text:p>
      <text:p text:style-name="P4">
出版时间: 2023-05-14T10:34:00+03:00</text:p>
      <text:p text:style-name="P4">
修改时间: 2023-05-14T10:34:00+03:00</text:p>
      <text:p text:style-name="P4">
描述: 在黑海，俄罗斯联邦持有10艘船，其中包括4枚炮弹导弹，总凌空抽射高达25枚导弹。  - 乌克林。</text:p>
      <text:p text:style-name="P4">
图片: ["<text:a xlink:type="simple" xlink:href="https://static.ukrinform.com/photos/2016_02/thumb_files/630_360_1454993931-4329-korabli-rf-foto-topwarru.jpg" text:style-name="Internet_20_link" text:visited-style-name="Visited_20_Internet_20_Link">
630_360_14549...</text:a>
"]</text:p>
      <text:p text:style-name="P4">
标签: ['Ракета', ' Чорне море', 'Корабель', 'Війна з росією']</text:p>
      <text:p text:style-name="P4">
类型: Article</text:p>
      <!--METADATA-->
      <text:p text:style-name="P4">
<draw:frame draw:style-name="fr1" draw:name="Image88" text:anchor-type="as-char" svg:width="6.9236in" svg:height="3.956343in" draw:z-index="0">
<draw:image xlink:href="../Images/yкринформ/2023-05-14T10-34-00-03-00/630_360_1454993931-4329-korabli-rf-foto-topwarru.jpg" xlink:type="simple" xlink:show="embed" xlink:actuate="onLoad" draw:mime-type="image/jpeg"/>
</draw:frame>
在黑海中，俄罗斯联邦拥有10艘船，其中包括四枚载有25枚火箭的一般齐射。</text:p>
      <text:p text:style-name="P4">
根据乌克林福姆的说法，运营司令部“南”报告<text:a xlink:type="simple" xlink:href="https://www.facebook.com/OperationalCommandSouth/posts/pfbid0zifB1EXiHEfhhWDZ7KYmh1ufWXzrBJDXwAPy7gyy9uKDpB2osyRBrZ3LzvRNRNygl" text:style-name="Internet_20_link" text:visited-style-name="Visited_20_Internet_20_Link">
</text:a>
“在黑海中，一个由10个单位的船组继续进行，由Intermis Tarkhankut和Novorossiysk进行动作。避免使用4个火箭架，其中一辆是潜艇，最大设备最大设备高达25“ calibers”，这是消息读取的。</text:p>
      <text:p text:style-name="P4">
“部分 <text:a xlink:type="simple" xlink:href="https://www.ukrinform.ua/tag-raketa" text:style-name="Internet_20_link" text:visited-style-name="Visited_20_Internet_20_Link">
</text:a>
敌人在最黑暗的火箭袭击中释放，但火箭威胁的水平仍然很高，“ ok”南方。</text:p>
      <text:p text:style-name="P4">
<text:span text:style-name="T4">
另请阅读：</text:span>
 <text:a xlink:type="simple" xlink:href="https://www.ukrinform.ua/rubric-ato/3708931-droni-kalibri-z-cornogo-mora-raketi-z-litakiv-povitrani-sili-rozpovili-pro-nicnu-ataku-rf.html" text:style-name="Internet_20_link" text:visited-style-name="Visited_20_Internet_20_Link">
<text:span text:style-name="T4">
 calibers </text:span>
</text:a>
据乌克林福姆报道，在5月14日晚上，俄罗斯入侵者通过Shock Grones Shahd-136/131从不同方向袭击了乌克兰，黑海的船上的机械导弹，有翼的导弹X-101/X-555/X-555/X-55飞机飞机-95ms。 <text:a xlink:type="simple" xlink:href="https://www.ukrinform.ua/rubric-tourism/3708910-vnoci-sili-oboroni-znisili-25-rosijskih-bezpilotnikiv-ignat.html" text:style-name="Internet_20_link" text:visited-style-name="Visited_20_Internet_20_Link">
</text:a>
</text:p>
      <text:p text:style-name="P4">
News Source: <text:a xlink:type="simple" xlink:href="https://www.ukrinform.ua/rubric-ato/3708952-u-cornomu-mori-cotiri-rosijski-raketonosii-z-25-kalibrami.html" text:style-name="Internet_20_link" text:visited-style-name="Visited_20_Internet_20_Link">
https://www.ukrinform.ua/rubric-ato/3708952-u-cornomu-mori-cotiri-rosijski-raketonosii-z-25-kalibrami.html</text:a>
</text:p>
      <!--NEWS-->
      <text:h text:style-name="P10" text:outline-level="1">
<text:span text:style-name="T4">
Zelensky开始访问德国与Steinmeyer的会议</text:span>
</text:h>
      <text:p text:style-name="P4">
作者: Ukrinform (Person)</text:p>
      <text:p text:style-name="P4">
出版商: Укринформ (Organization)</text:p>
      <text:p text:style-name="P4">
出版时间: 2023-05-14T10:36:00+03:00</text:p>
      <text:p text:style-name="P4">
修改时间: 2023-05-14T10:36:00+03:00</text:p>
      <text:p text:style-name="P4">
描述: 乌克兰沃迪米尔·泽伦斯基（Ukraine Volodymyr Zelensky）总统开始访问德国，与联邦总统弗兰克·瓦尔特·斯坦米耶（Frank-Valter Steinmeyer）会面。  - 乌克林。</text:p>
      <text:p text:style-name="P4">
图片: ["<text:a xlink:type="simple" xlink:href="https://static.ukrinform.com/photos/2023_05/thumb_files/630_360_1684050629-588.jpg" text:style-name="Internet_20_link" text:visited-style-name="Visited_20_Internet_20_Link">
630_360_16840...</text:a>
", "<text:a xlink:type="simple" xlink:href="https://static.ukrinform.com/photos/2023_05/1684050622-196.jpg" text:style-name="Internet_20_link" text:visited-style-name="Visited_20_Internet_20_Link">
1684050622-19...</text:a>
", "<text:a xlink:type="simple" xlink:href="https://static.ukrinform.com/photos/2023_05/1684049196-372.jpg" text:style-name="Internet_20_link" text:visited-style-name="Visited_20_Internet_20_Link">
1684049196-37...</text:a>
", "<text:a xlink:type="simple" xlink:href="https://static.ukrinform.com/photos/2023_05/1684049185-713.jpg" text:style-name="Internet_20_link" text:visited-style-name="Visited_20_Internet_20_Link">
1684049185-71...</text:a>
", "<text:a xlink:type="simple" xlink:href="https://static.ukrinform.com/photos/2023_05/1684049175-893.jpg" text:style-name="Internet_20_link" text:visited-style-name="Visited_20_Internet_20_Link">
1684049175-89...</text:a>
"]</text:p>
      <text:p text:style-name="P4">
标签: ['Німеччина', 'Штайнмаєр', 'Зеленський']</text:p>
      <text:p text:style-name="P4">
类型: Article</text:p>
      <!--METADATA-->
      <text:p text:style-name="P4">
<draw:frame draw:style-name="fr1" draw:name="Image89" text:anchor-type="as-char" svg:width="6.9236in" svg:height="3.956343in" draw:z-index="0">
<draw:image xlink:href="../Images/yкринформ/2023-05-14T10-36-00-03-00/630_360_1684050629-588.jpg" xlink:type="simple" xlink:show="embed" xlink:actuate="onLoad" draw:mime-type="image/jpeg"/>
</draw:frame>
乌克兰沃迪米尔·泽伦斯基(Ukraine Volodymyr Zelensky)总统通过与柏林联邦总统弗兰克·瓦尔特·斯坦米耶(Frank-Walter Steinmeyer)会面开始访问德国。</text:p>
      <text:p text:style-name="P4">
这是乌克利福通讯员的报道。</text:p>
      <text:p text:style-name="P4">
<draw:frame draw:style-name="fr1" draw:name="Image90" text:anchor-type="as-char" svg:width="6.9236in" svg:height="4.615733in" draw:z-index="0">
<draw:image xlink:href="../Images/yкринформ/2023-05-14T10-36-00-03-00/1684050622-196.jpg" xlink:type="simple" xlink:show="embed" xlink:actuate="onLoad" draw:mime-type="image/jpeg"/>
</draw:frame>
还将与德国总理奥拉夫·索尔兹(Olaf Scholz)进行谈判。</text:p>
      <text:p text:style-name="P4">
下午，Scholt将保留Zelensky国际奖。 卡拉洛维克。</text:p>
      <text:p text:style-name="P4">
自战争开始以来，这是总统首次访问该国。 它通过了先例的安全措施：一切都被警察，狙击手，直升机的屋顶包围。</text:p>
      <text:p text:style-name="P4">
<draw:frame draw:style-name="fr1" draw:name="Image91" text:anchor-type="as-char" svg:width="6.9236in" svg:height="5.1927in" draw:z-index="0">
<draw:image xlink:href="../Images/yкринформ/2023-05-14T10-36-00-03-00/1684049196-372.jpg" xlink:type="simple" xlink:show="embed" xlink:actuate="onLoad" draw:mime-type="image/jpeg"/>
</draw:frame>
</text:p>
      <text:p text:style-name="P4">
<draw:frame draw:style-name="fr1" draw:name="Image92" text:anchor-type="as-char" svg:width="6.9236in" svg:height="5.1927in" draw:z-index="0">
<draw:image xlink:href="../Images/yкринформ/2023-05-14T10-36-00-03-00/1684049185-713.jpg" xlink:type="simple" xlink:show="embed" xlink:actuate="onLoad" draw:mime-type="image/jpeg"/>
</draw:frame>
</text:p>
      <text:p text:style-name="P4">
<draw:frame draw:style-name="fr1" draw:name="Image93" text:anchor-type="as-char" svg:width="6.9236in" svg:height="5.1927in" draw:z-index="0">
<draw:image xlink:href="../Images/yкринформ/2023-05-14T10-36-00-03-00/1684049175-893.jpg" xlink:type="simple" xlink:show="embed" xlink:actuate="onLoad" draw:mime-type="image/jpeg"/>
</draw:frame>
<text:span text:style-name="T4">
另请阅读：</text:span>
 <text:a xlink:type="simple" xlink:href="https://www.ukrinform.ua/rubric-ato/3708855-zelenskij-sogodni-u-rimi-domovilisa-pro-zbrou-j-ppo.html" text:style-name="Internet_20_link" text:visited-style-name="Visited_20_Internet_20_Link">
<text:span text:style-name="T4">
 Zelensky </text:span>
</text:a>
乌克兰领导人<text:a xlink:type="simple" xlink:href="https://www.ukrinform.ua/rubric-polytics/3708875-zelenskij-pribuv-z-vizitom-do-berlina.html" text:style-name="Internet_20_link" text:visited-style-name="Visited_20_Internet_20_Link">
</text:a>
从0.30的押韵。 国防部长的第二居住地，他从直升机上的贝尔机场(Ber Airport(https://www.bild.de/politik/inland/politik-inland/ukraine-selenskyj-kommt-nach-deutschland-unsere-eurofighter-schuetzen-ihn-83915732.bild.html?t_ref=https%3A%2F%2Fksion.ukrinform.com%2F)。</text:p>
      <text:p text:style-name="P4">
据报道，5月13日，沃迪米尔·泽伦斯基总统访问了这次访问。</text:p>
      <text:p text:style-name="P4">
<text:span text:style-name="T5">
foto：乌克林福姆，cerstin gammelin/@bprsprecherin</text:span>
</text:p>
      <text:p text:style-name="P4">
News Source: <text:a xlink:type="simple" xlink:href="https://www.ukrinform.ua/rubric-polytics/3708951-zelenskij-rozpocav-vizit-u-nimeccinu-zustriccu-zi-stajnmaerom.html" text:style-name="Internet_20_link" text:visited-style-name="Visited_20_Internet_20_Link">
https://www.ukrinform.ua/rubric-polytics/3708951-zelenskij-rozpocav-vizit-u-nimeccinu-zustriccu-zi-stajnmaerom.html</text:a>
</text:p>
      <!--NEWS-->
      <text:h text:style-name="P10" text:outline-level="1">
<text:span text:style-name="T4">
Ukrzaliznytsia完成了Khmelnytskyi俄罗斯联合会受损炮击的修复</text:span>
</text:h>
      <text:p text:style-name="P4">
作者: Ukrinform (Person)</text:p>
      <text:p text:style-name="P4">
出版商: Укринформ (Organization)</text:p>
      <text:p text:style-name="P4">
出版时间: 2023-05-14T11:02:00+03:00</text:p>
      <text:p text:style-name="P4">
修改时间: 2023-05-14T11:02:00+03:00</text:p>
      <text:p text:style-name="P4">
描述: 由于昨天在Khmelnytskyi进行了赛道炮击，铁路完成了损坏的维修工作，并等待了交通续签的许可证。  - 乌克林。</text:p>
      <text:p text:style-name="P4">
图片: ["<text:a xlink:type="simple" xlink:href="https://static.ukrinform.com/photos/2021_05/thumb_files/630_360_1621356893-315.jpg" text:style-name="Internet_20_link" text:visited-style-name="Visited_20_Internet_20_Link">
630_360_16213...</text:a>
"]</text:p>
      <text:p text:style-name="P4">
标签: ['Хмельниччина', 'Залізниця', 'Укрзалізниця', 'Ремонт']</text:p>
      <text:p text:style-name="P4">
类型: Article</text:p>
      <!--METADATA-->
      <text:p text:style-name="P4">
<draw:frame draw:style-name="fr1" draw:name="Image94" text:anchor-type="as-char" svg:width="6.9236in" svg:height="3.956343in" draw:z-index="0">
<draw:image xlink:href="../Images/yкринформ/2023-05-14T11-02-00-03-00/630_360_1621356893-315.jpg" xlink:type="simple" xlink:show="embed" xlink:actuate="onLoad" draw:mime-type="image/jpeg"/>
</draw:frame>
由于昨天在Khmelnytskyi的赛道，铁路完成了损坏的维修工作，并等待着续签交通的许可证。</text:p>
      <text:p text:style-name="P4">
据报道，关于它的电报报道了乌克西利兹尼特。</text:p>
      <text:p text:style-name="P4">
如前所述，今天的路线由火车№86lviv -Zaporozhye，№706Przemysl -Kyiv和№715Kiev -przemysl。</text:p>
      <text:p text:style-name="P4">
此外，Khmelnitsky的布交通 -  Vinnytsia -Kozyatyn 1，以及黑湖 -  Ternopil -Krasne。</text:p>
      <text:p text:style-name="P4">
UZ指出，来自黑湖事务的Khmelnytsky中央车站的公交棒将免费带到乘客，直到现场重建全部交通。</text:p>
      <text:p text:style-name="P4">
<text:span text:style-name="T4">
另请阅读：</text:span>
 <text:a xlink:type="simple" xlink:href="https://www.ukrinform.ua/rubric-regions/3708750-ataka-rf-na-hmelnickij-kilkist-poskodzenih-infrastrukturnih-obektiv-ide-na-sotni.html" text:style-name="Internet_20_link" text:visited-style-name="Visited_20_Internet_20_Link">
</text:a>
据该公司称，截至10:00，延迟了一个持久的时间表，延迟了13列的乌克兰兹尼尼特列车从66列。</text:p>
      <text:p text:style-name="P4">
正如乌克林福姆报道的那样，5月13日，俄罗斯人向赫梅尔尼特斯基开火。</text:p>
      <text:p text:style-name="P4">
Ukrzaliznytsia和Khmelnytsky地区军事管理<text:a xlink:type="simple" xlink:href="https://www.ukrinform.ua/rubric-regions/3708624-ukrzaliznica-zapustila-satli-i-avtobusi-u-mista-poizdi-do-akih-zapiznuutsa-cerez-ataku-droniv.html" text:style-name="Internet_20_link" text:visited-style-name="Visited_20_Internet_20_Link">
</text:a>
由于敌人的夜间进攻，火车迟到的目的地。  照片说明性_</text:p>
      <text:p text:style-name="P4">
News Source: <text:a xlink:type="simple" xlink:href="https://www.ukrinform.ua/rubric-regions/3708964-ukrzaliznica-zaversila-remont-poskodzenoi-obstrilom-rf-kolii-na-hmelniccini.html" text:style-name="Internet_20_link" text:visited-style-name="Visited_20_Internet_20_Link">
https://www.ukrinform.ua/rubric-regions/3708964-ukrzaliznica-zaversila-remont-poskodzenoi-obstrilom-rf-kolii-na-hmelniccini.html</text:a>
</text:p>
      <!--NEWS-->
      <text:h text:style-name="P10" text:outline-level="1">
<text:span text:style-name="T4">
乌克兰总统到达了与德国总理的会议</text:span>
</text:h>
      <text:p text:style-name="P4">
作者: Ukrinform (Person)</text:p>
      <text:p text:style-name="P4">
出版商: Укринформ (Organization)</text:p>
      <text:p text:style-name="P4">
出版时间: 2023-05-14T11:05:00+03:00</text:p>
      <text:p text:style-name="P4">
修改时间: 2023-05-14T11:05:00+03:00</text:p>
      <text:p text:style-name="P4">
描述: 乌克兰沃迪米尔·泽伦斯基总统到达柏林的联邦总理。  - 乌克林。</text:p>
      <text:p text:style-name="P4">
图片: ["<text:a xlink:type="simple" xlink:href="https://static.ukrinform.com/photos/2023_05/thumb_files/630_360_1684052622-498.jpg" text:style-name="Internet_20_link" text:visited-style-name="Visited_20_Internet_20_Link">
630_360_16840...</text:a>
", "<text:a xlink:type="simple" xlink:href="https://static.ukrinform.com/photos/2023_05/1684052702-154.jpg" text:style-name="Internet_20_link" text:visited-style-name="Visited_20_Internet_20_Link">
1684052702-15...</text:a>
", "<text:a xlink:type="simple" xlink:href="https://static.ukrinform.com/photos/2023_05/1684052622-472.jpg" text:style-name="Internet_20_link" text:visited-style-name="Visited_20_Internet_20_Link">
1684052622-47...</text:a>
", "<text:a xlink:type="simple" xlink:href="https://static.ukrinform.com/photos/2023_05/1684052621-964.jpg" text:style-name="Internet_20_link" text:visited-style-name="Visited_20_Internet_20_Link">
1684052621-96...</text:a>
"]</text:p>
      <text:p text:style-name="P4">
标签: ['Німеччина', 'Зеленський', 'Шольц']</text:p>
      <text:p text:style-name="P4">
类型: Article</text:p>
      <!--METADATA-->
      <text:p text:style-name="P4">
<draw:frame draw:style-name="fr1" draw:name="Image95" text:anchor-type="as-char" svg:width="6.9236in" svg:height="3.956343in" draw:z-index="0">
<draw:image xlink:href="../Images/yкринформ/2023-05-14T11-05-00-03-00/630_360_1684052622-498.jpg" xlink:type="simple" xlink:show="embed" xlink:actuate="onLoad" draw:mime-type="image/jpeg"/>
</draw:frame>
乌克兰沃罗迪米尔Zelenskyy总统到达联邦校长Uberlin。</text:p>
      <text:p text:style-name="P4">
这是乌克利福通讯员的报道。</text:p>
      <text:p text:style-name="P4">
乌克兰国家的负责人获得了军事荣誉。</text:p>
      <text:p text:style-name="P4">
会议仪式结束后，谈判将在狭窄而扩展的轨道上举行。 还计划了乌克兰Taphedral Chancellor的联合新闻发布会<text:a xlink:type="simple" xlink:href="https://www.ukrinform.ua/tag-solc" text:style-name="Internet_20_link" text:visited-style-name="Visited_20_Internet_20_Link">
</text:a>
</text:p>
      <text:p text:style-name="P4">
<draw:frame draw:style-name="fr1" draw:name="Image96" text:anchor-type="as-char" svg:width="6.9236in" svg:height="4.615733in" draw:z-index="0">
<draw:image xlink:href="../Images/yкринформ/2023-05-14T11-05-00-03-00/1684052702-154.jpg" xlink:type="simple" xlink:show="embed" xlink:actuate="onLoad" draw:mime-type="image/jpeg"/>
</draw:frame>
<draw:frame draw:style-name="fr1" draw:name="Image97" text:anchor-type="as-char" svg:width="6.9236in" svg:height="4.615733in" draw:z-index="0">
<draw:image xlink:href="../Images/yкринформ/2023-05-14T11-05-00-03-00/1684052622-472.jpg" xlink:type="simple" xlink:show="embed" xlink:actuate="onLoad" draw:mime-type="image/jpeg"/>
</draw:frame>
然后，他们将前往Aachen，乌克兰领导人将向大帝卡尔介绍。</text:p>
      <text:p text:style-name="P4">
<draw:frame draw:style-name="fr1" draw:name="Image98" text:anchor-type="as-char" svg:width="6.9236in" svg:height="4.609323in" draw:z-index="0">
<draw:image xlink:href="../Images/yкринформ/2023-05-14T11-05-00-03-00/1684052621-964.jpg" xlink:type="simple" xlink:show="embed" xlink:actuate="onLoad" draw:mime-type="image/jpeg"/>
</draw:frame>
<text:span text:style-name="T4">
另请阅读：</text:span>
 <text:a xlink:type="simple" xlink:href="https://www.ukrinform.ua/rubric-polytics/3708951-zelenskij-rozpocav-vizit-u-nimeccinu-zustriccu-zi-stajnmaerom.html" text:style-name="Internet_20_link" text:visited-style-name="Visited_20_Internet_20_Link">
<text:span text:style-name="T4">
 Zelensky </text:span>
</text:a>
此前，Zelensky会见了德国联邦总统Frank Valteromsteinmayer。</text:p>
      <text:p text:style-name="P4">
如报道，<text:a xlink:type="simple" xlink:href="https://www.ukrinform.ua/rubric-polytics/3708875-zelenskij-pribuv-z-vizitom-do-berlina.html" text:style-name="Internet_20_link" text:visited-style-name="Visited_20_Internet_20_Link">
</text:a>
这是他从一场全面战争开始时首次访问德国。 他通过了前所未有的安全措施。</text:p>
      <text:p text:style-name="P4">
News Source: <text:a xlink:type="simple" xlink:href="https://www.ukrinform.ua/rubric-polytics/3708967-zelenskij-pribuv-na-zustric-iz-kanclerom-frn.html" text:style-name="Internet_20_link" text:visited-style-name="Visited_20_Internet_20_Link">
https://www.ukrinform.ua/rubric-polytics/3708967-zelenskij-pribuv-na-zustric-iz-kanclerom-frn.html</text:a>
</text:p>
      <!--NEWS-->
      <text:h text:style-name="P10" text:outline-level="1">
<text:span text:style-name="T4">
七组和欧盟想禁止从俄罗斯到欧洲的天然气供应量</text:span>
</text:h>
      <text:p text:style-name="P4">
作者: Ukrinform (Person)</text:p>
      <text:p text:style-name="P4">
出版商: Укринформ (Organization)</text:p>
      <text:p text:style-name="P4">
出版时间: 2023-05-14T11:10:52+03:00</text:p>
      <text:p text:style-name="P4">
修改时间: 2023-05-14T11:10:52+03:00</text:p>
      <text:p text:style-name="P4">
描述: 七个州和欧盟的国家计划在俄罗斯联邦早些时候停止供应的路线上进口俄罗斯天然气。  - 乌克林。</text:p>
      <text:p text:style-name="P4">
图片: ["<text:a xlink:type="simple" xlink:href="https://static.ukrinform.com/photos/2018_08/thumb_files/630_360_1535565724-6095.jpg" text:style-name="Internet_20_link" text:visited-style-name="Visited_20_Internet_20_Link">
630_360_15355...</text:a>
"]</text:p>
      <text:p text:style-name="P4">
标签: ['Євросоюз', 'Газ', 'Велика сімка', 'росія']</text:p>
      <text:p text:style-name="P4">
类型: Article</text:p>
      <!--METADATA-->
      <text:p text:style-name="P4">
<draw:frame draw:style-name="fr1" draw:name="Image99" text:anchor-type="as-char" svg:width="6.9236in" svg:height="3.956343in" draw:z-index="0">
<draw:image xlink:href="../Images/yкринформ/2023-05-14T11-10-52-03-00/630_360_1535565724-6095.jpg" xlink:type="simple" xlink:show="embed" xlink:actuate="onLoad" draw:mime-type="image/jpeg"/>
</draw:frame>
七人一组和欧盟计划禁止在俄罗斯联邦早些时候停止供应的那些路线上进口俄罗斯天然气。</text:p>
      <text:p text:style-name="P4">
关于它报告<text:a xlink:type="simple" xlink:href="http://www.ft.com/content/3568257b-9ab9-43b0-be96-04828b375fa2" text:style-name="Internet_20_link" text:visited-style-name="Visited_20_Internet_20_Link">
</text:a>
，报道乌克林福姆。</text:p>
      <text:p text:style-name="P4">
如前所述，该决定最终应由G7领导人在下周的Vichiroshima峰会上做出。 它应该干扰恢复向波兰和德国等国家的俄罗斯管道天然气的供应，Imurf去年停止了供应。</text:p>
      <text:p text:style-name="P4">
G7声明指出，该集团将减少俄罗斯能源的使用，“包括不允许由于俄罗斯军事的能源而关闭的重新发现，至少在“解决冲突得到解决”之前。</text:p>
      <text:p text:style-name="P4">
据报纸报道，俄罗斯停止供应的石油管道，包括通往德国和波兰的德鲁兹巴石油管道的北部分支，也可能被封锁。</text:p>
      <text:p text:style-name="P4">
迄今为止，俄罗斯联邦在欧洲天然气进口中的份额已从10％的40％中降低。</text:p>
      <text:p text:style-name="P4">
<text:span text:style-name="T4">
另请阅读：</text:span>
 <text:a xlink:type="simple" xlink:href="https://www.ukrinform.ua/rubric-economy/3707501-tureccina-vidterminuvala-oplatu-za-rosijski-energonosii-zmi.html" text:style-name="Internet_20_link" text:visited-style-name="Visited_20_Internet_20_Link">
</text:a>
据乌克林福姆(Ukrinform)报道，欧盟正在针对俄罗斯联邦进行第11套制裁措施。欧盟成员国的代表无法在5月12日决定下周举行的另一场会议。</text:p>
      <text:p text:style-name="P4">
News Source: <text:a xlink:type="simple" xlink:href="https://www.ukrinform.ua/rubric-economy/3708962-grupa-semi-ta-es-hocut-zaboroniti-vidnovlenna-postavok-gazu-z-rosii-v-evropu-ft.html" text:style-name="Internet_20_link" text:visited-style-name="Visited_20_Internet_20_Link">
https://www.ukrinform.ua/rubric-economy/3708962-grupa-semi-ta-es-hocut-zaboroniti-vidnovlenna-postavok-gazu-z-rosii-v-evropu-ft.html</text:a>
</text:p>
      <!--NEWS-->
      <text:h text:style-name="P10" text:outline-level="1">
<text:span text:style-name="T4">
冠军联赛中的“国际米兰”和“米兰”将判断法国人</text:span>
</text:h>
      <text:p text:style-name="P4">
作者: Ukrinform (Person)</text:p>
      <text:p text:style-name="P4">
出版商: Укринформ (Organization)</text:p>
      <text:p text:style-name="P4">
出版时间: 2023-05-14T11:28:13+03:00</text:p>
      <text:p text:style-name="P4">
修改时间: 2023-05-14T11:28:13+03:00</text:p>
      <text:p text:style-name="P4">
描述: 欧洲冠军联赛将于5月16日星期二，第一场比赛将对2012/23欧洲欧洲冠军联赛的1/2总决赛进行。  - 乌克林。</text:p>
      <text:p text:style-name="P4">
图片: ["<text:a xlink:type="simple" xlink:href="https://static.ukrinform.com/photos/2023_05/thumb_files/630_360_1684052863-440.jpg" text:style-name="Internet_20_link" text:visited-style-name="Visited_20_Internet_20_Link">
630_360_16840...</text:a>
"]</text:p>
      <text:p text:style-name="P4">
标签: ['Футбол', 'Ліга чемпіонів', 'Мілан', 'Інтер Мілан']</text:p>
      <text:p text:style-name="P4">
类型: Article</text:p>
      <!--METADATA-->
      <text:p text:style-name="P4">
<draw:frame draw:style-name="fr1" draw:name="Image100" text:anchor-type="as-char" svg:width="6.9236in" svg:height="3.956343in" draw:z-index="0">
<draw:image xlink:href="../Images/yкринформ/2023-05-14T11-28-13-03-00/630_360_1684052863-440.jpg" xlink:type="simple" xlink:show="embed" xlink:actuate="onLoad" draw:mime-type="image/jpeg"/>
</draw:frame>
5月16日星期二，欧洲联盟的利兹奇基彭(UEFA Lizichampions)将对欧洲欧洲冠军联赛赛季的第1/2赛季决赛进行第一场比赛。</text:p>
      <text:p text:style-name="P4">
报道说，在米兰和米兰球员之间的朱塞佩梅尔兹体育场的决斗将由法国的法官大队提供。</text:p>
      <text:p text:style-name="P4">
Clemen Turpen的主要仲裁者将在Nicolas线上得到协助。 第四个裁判是斯蒂芬妮·弗拉帕尔(Stephanie Frapar)。</text:p>
      <text:p text:style-name="P4">
回想一下，在第一场比赛中，“米兰”丢失了“ Inter” -0：2。</text:p>
      <text:p text:style-name="P4">
<text:span text:style-name="T4">
另请阅读：</text:span>
 <text:a xlink:type="simple" xlink:href="https://www.ukrinform.ua/rubric-sports/3707502-milan-prograv-interu-persij-matc-12-finalu-ligi-cempioniv-uefa.html" text:style-name="Internet_20_link" text:visited-style-name="Visited_20_Internet_20_Link">
<text:span text:style-name="T4">
米兰</text:span>
</text:a>
在另一对半决赛夫妇曼彻斯特城的比赛中，这场比赛将于5月17日在曼彻斯特的竞技场“阿提哈德”举行。 Umadrid的第一场比赛以平局1：1结束。</text:p>
      <text:p text:style-name="P4">
欧洲冠军联赛决赛将于6月10日在伊斯坦布尔的阿塔图尔克奥林匹克体育场举行(火鸡).</text:p>
      <text:p text:style-name="P4">
Фото: globallookpress.com.</text:p>
      <text:p text:style-name="P4">
News Source: <text:a xlink:type="simple" xlink:href="https://www.ukrinform.ua/rubric-sports/3708969-inter-ta-milan-u-lizi-cempioniv-rozsudat-francuzi.html" text:style-name="Internet_20_link" text:visited-style-name="Visited_20_Internet_20_Link">
https://www.ukrinform.ua/rubric-sports/3708969-inter-ta-milan-u-lizi-cempioniv-rozsudat-francuzi.html</text:a>
</text:p>
      <!--NEWS-->
      <text:h text:style-name="P10" text:outline-level="1">
<text:span text:style-name="T4">
在布莱恩斯克地区，俄罗斯防空-Ignati</text:span>
</text:h>
      <text:p text:style-name="P4">
作者: Ukrinform (Person)</text:p>
      <text:p text:style-name="P4">
出版商: Укринформ (Organization)</text:p>
      <text:p text:style-name="P4">
出版时间: 2023-05-14T11:29:00+03:00</text:p>
      <text:p text:style-name="P4">
修改时间: 2023-05-14T11:29:00+03:00</text:p>
      <text:p text:style-name="P4">
描述: 俄罗斯防空卷入了布莱恩斯克地区的一次飞机失事。  - 乌克林。</text:p>
      <text:p text:style-name="P4">
图片: ["<text:a xlink:type="simple" xlink:href="https://static.ukrinform.com/photos/2023_03/thumb_files/630_360_1678116073-288.jpg" text:style-name="Internet_20_link" text:visited-style-name="Visited_20_Internet_20_Link">
630_360_16781...</text:a>
"]</text:p>
      <text:p text:style-name="P4">
标签: ['росія', 'Вертоліт', 'Повітряні сили ЗСУ', 'Винищувач', 'ППО', 'Єдині новини']</text:p>
      <text:p text:style-name="P4">
类型: Article</text:p>
      <!--METADATA-->
      <text:p text:style-name="P4">
<draw:frame draw:style-name="fr1" draw:name="Image101" text:anchor-type="as-char" svg:width="6.9236in" svg:height="3.956343in" draw:z-index="0">
<draw:image xlink:href="../Images/yкринформ/2023-05-14T11-29-00-03-00/630_360_1678116073-288.jpg" xlink:type="simple" xlink:show="embed" xlink:actuate="onLoad" draw:mime-type="image/jpeg"/>
</draw:frame>
布莱恩斯克地区的doaviakatastrophophy涉及俄罗斯防空。</text:p>
      <text:p text:style-name="P4">
乌克林福姆(Ukrinform)表示，乌克兰尤里伊·伊格纳特(Ukraine Yuriy Ignat)的武装部队发言人说，这在全国性的talemahon“ unin”中。</text:p>
      <text:p text:style-name="P4">
“订婚的热情群，冲击集团从布莱恩斯克地区的噪音中进行了乌克兰的攻击。他们每天都这样做。他们受到托管iabombs的管理。实际上，他们遇到了一些麻烦。</text:p>
      <text:p text:style-name="P4">
<text:span text:style-name="T4">
另请阅读：</text:span>
 <text:a xlink:type="simple" xlink:href="https://www.ukrinform.ua/rubric-ato/3708910-vnoci-sili-oboroni-znisili-25-rosijskih-bezpilotnikiv-ignat.html" text:style-name="Internet_20_link" text:visited-style-name="Visited_20_Internet_20_Link">
<text:span text:style-name="T4">
 ignati </text:span>
</text:a>
他在[]之前指出(https://www.ukrinform.ua/tag-katastrofa)萨玛夫参与其中。 “多雨的航空一天。他们承认，甚至有一个分析，他们是有罪的，他们将被释放的人，为此造成惩罚。</text:p>
      <text:p text:style-name="P4">
据报道，4月13日星期六，在布莱恩斯克地区的领土<text:a xlink:type="simple" xlink:href="https://www.ukrinform.ua/rubric-world/3708726-u-branskij-oblasti-vpali-dva-vertoloti-zmi.html" text:style-name="Internet_20_link" text:visited-style-name="Visited_20_Internet_20_Link">
</text:a>
</text:p>
      <text:p text:style-name="P4">
News Source: <text:a xlink:type="simple" xlink:href="https://www.ukrinform.ua/rubric-ato/3708972-do-aviakatastrof-u-branskij-oblasti-pricetna-rosijska-ppo-ignat.html" text:style-name="Internet_20_link" text:visited-style-name="Visited_20_Internet_20_Link">
https://www.ukrinform.ua/rubric-ato/3708972-do-aviakatastrof-u-branskij-oblasti-pricetna-rosijska-ppo-ignat.html</text:a>
</text:p>
      <!--NEWS-->
      <text:h text:style-name="P10" text:outline-level="1">
<text:span text:style-name="T4">
SpaceX推出了56个新的Starlink卫星</text:span>
</text:h>
      <text:p text:style-name="P4">
作者: Ukrinform (Person)</text:p>
      <text:p text:style-name="P4">
出版商: Укринформ (Organization)</text:p>
      <text:p text:style-name="P4">
出版时间: 2023-05-14T11:34:55+03:00</text:p>
      <text:p text:style-name="P4">
修改时间: 2023-05-14T11:34:55+03:00</text:p>
      <text:p text:style-name="P4">
描述: SpaceX在周日早上在轨道上推出了新的广播卫星星际链接，并在海上放了一枚火箭，作为最新成功任务的一部分。  - 乌克林。</text:p>
      <text:p text:style-name="P4">
图片: ["<text:a xlink:type="simple" xlink:href="https://static.ukrinform.com/photos/2019_11/thumb_files/630_360_1573465327-342.jpg" text:style-name="Internet_20_link" text:visited-style-name="Visited_20_Internet_20_Link">
630_360_15734...</text:a>
"]</text:p>
      <text:p text:style-name="P4">
标签: ['SpaceX', 'Технології', 'Starlink']</text:p>
      <text:p text:style-name="P4">
类型: Article</text:p>
      <!--METADATA-->
      <text:p text:style-name="P4">
<draw:frame draw:style-name="fr1" draw:name="Image102" text:anchor-type="as-char" svg:width="6.9236in" svg:height="3.956343in" draw:z-index="0">
<draw:image xlink:href="../Images/yкринформ/2023-05-14T11-34-55-03-00/630_360_1573465327-342.jpg" xlink:type="simple" xlink:show="embed" xlink:actuate="onLoad" draw:mime-type="image/jpeg"/>
</draw:frame>
SpaceX在早晨在轨道上推出了一条新的宽带卫星卫星，并在大海中放了一枚火箭，作为最后一次成功的任务的一部分。</text:p>
      <text:p text:style-name="P4">
正如乌克林福姆报道的那样，它报告了<text:a xlink:type="simple" xlink:href="http://www.space.com/spacex-starlink-launch-group-5-9" text:style-name="Internet_20_link" text:visited-style-name="Visited_20_Internet_20_Link">
</text:a>
。</text:p>
      <text:p text:style-name="P4">
周日05：03在佛罗里达州Cape Canaveral的Kennedy Izkosmic Center于周日05：03在Greenwich，猎鹰9火箭弹Starlink在佛罗里达州Cape Canaveral的Kennedy Izkosmic Center开设了肯尼迪Izkosmic中心(基辅时间08:03).</text:p>
      <text:p text:style-name="P4">
Перший ступінь Falcon 9 повернувся на Землю через 8,5 хвилин після старту іприземлився на безпілотний корабель SpaceX «Просто прочитай інструкцію», якийзнаходився в Атлантичному океані.</text:p>
      <text:p text:style-name="P4">
Це був 11-й запуск і посадка цього ракетоносія.</text:p>
      <text:p text:style-name="P4">
Верхній ступінь ракети переніс 56 супутників на низьку орбіту Землі. Усісупутники Starlink були розгорнуті приблизно за 65 хвилин після запуску.</text:p>
      <text:p text:style-name="P4">
Запуск 14 травня став 29-м польотом ракети Falcon 9 у 2023 році та 31-юорбітальною місією загалом для SpaceX цьогоріч. Наразі компанія <text:a xlink:type="simple" xlink:href="https://www.ukrinform.ua/tag-spacex" text:style-name="Internet_20_link" text:visited-style-name="Visited_20_Internet_20_Link">
</text:a>
推出了将近4400颗卫星，用于Starlink。</text:p>
      <text:p text:style-name="P4">
<text:span text:style-name="T4">
另请阅读：</text:span>
 <text:a xlink:type="simple" xlink:href="https://www.ukrinform.ua/rubric-technology/3702413-spacex-vivela-na-orbitu-dva-suputniki-zvazku-luksemburzkoi-kompanii-ses-sa.html" text:style-name="Internet_20_link" text:visited-style-name="Visited_20_Internet_20_Link">
<text:span text:style-name="T4">
 spacex </text:span>
</text:a>
正如Ukrinform报道的那样，周四SpaceX SpaceX Ilona Mask推出了51颗星条链接移动互联网。</text:p>
      <text:p text:style-name="P4">
News Source: <text:a xlink:type="simple" xlink:href="https://www.ukrinform.ua/rubric-technology/3708974-spacex-zapustila-na-orbitu-56-novih-suputnikiv-starlink.html" text:style-name="Internet_20_link" text:visited-style-name="Visited_20_Internet_20_Link">
https://www.ukrinform.ua/rubric-technology/3708974-spacex-zapustila-na-orbitu-56-novih-suputnikiv-starlink.html</text:a>
</text:p>
      <!--NEWS-->
      <text:h text:style-name="P10" text:outline-level="1">
<text:span text:style-name="T4">
在孟加拉国和缅甸，有40万人通过强大的旋风撤离</text:span>
</text:h>
      <text:p text:style-name="P4">
作者: Ukrinform (Person)</text:p>
      <text:p text:style-name="P4">
出版商: Укринформ (Organization)</text:p>
      <text:p text:style-name="P4">
出版时间: 2023-05-14T11:42:06+03:00</text:p>
      <text:p text:style-name="P4">
修改时间: 2023-05-14T11:42:06+03:00</text:p>
      <text:p text:style-name="P4">
描述: 周日，一场强有力的风暴在孟加拉国和缅甸海岸接近，迫使他在更安全的地方撤离数十万人。  - 乌克林。</text:p>
      <text:p text:style-name="P4">
图片: ["<text:a xlink:type="simple" xlink:href="https://static.ukrinform.com/photos/2023_05/thumb_files/630_360_1684053208-541.jpg" text:style-name="Internet_20_link" text:visited-style-name="Visited_20_Internet_20_Link">
630_360_16840...</text:a>
"]</text:p>
      <text:p text:style-name="P4">
标签: ['Бангладеш', 'Евакуація', 'Мʼянма', 'Циклон']</text:p>
      <text:p text:style-name="P4">
类型: Article</text:p>
      <!--METADATA-->
      <text:p text:style-name="P4">
<draw:frame draw:style-name="fr1" draw:name="Image103" text:anchor-type="as-char" svg:width="6.9236in" svg:height="3.956343in" draw:z-index="0">
<draw:image xlink:href="../Images/yкринформ/2023-05-14T11-42-06-03-00/630_360_1684053208-541.jpg" xlink:type="simple" xlink:show="embed" xlink:actuate="onLoad" draw:mime-type="image/jpeg"/>
</draw:frame>
强大的转子在周日接近孟加拉国和缅甸海岸，迫使撤离十万人到更安全的地方。</text:p>
      <text:p text:style-name="P4">
正如乌克林福姆报道的那样，它报告了<text:a xlink:type="simple" xlink:href="http://www.reuters.com/world/asia-pacific/powerful-cyclone-barrels-towards-myanmar-bangladesh-400000-evacuated-2023-05-14/" text:style-name="Internet_20_link" text:visited-style-name="Visited_20_Internet_20_Link">
</text:a>
。</text:p>
      <text:p text:style-name="P4">
孟加拉国拉赫曼(Miszhanur Ra​​hman)帮助的官方代表说：“生命救赎是我们的首要任务。” 目前，据报道，乌克兰危险地区的约300,000人被报道。</text:p>
      <text:p text:style-name="P4">
此外，联合国人道主义代表报告说，缅甸至少有1,100,000名rakhin居民搬到更安全的地区。</text:p>
      <text:p text:style-name="P4">
将风的Mokka旋风旋转至210 km/h，可能会导致海洋上升到4米，这将影响超过200万人，这将直接落在其路径上。</text:p>
      <text:p text:style-name="P4">
值得注意的是，来自危险地区的人们被组织起来，将船带到教育机构和修道院，现在被用作庇护所。</text:p>
      <text:p text:style-name="P4">
<text:span text:style-name="T4">
另请阅读：</text:span>
 <text:a xlink:type="simple" xlink:href="https://www.ukrinform.ua/rubric-world/3687382-na-pivdni-ssa-tornado-zabralo-zitta-23-osib.html" text:style-name="Internet_20_link" text:visited-style-name="Visited_20_Internet_20_Link">
</text:a>
正如乌克林福姆报道的，孟加拉国东南海岸和缅甸<text:a xlink:type="simple" xlink:href="https://www.ukrinform.ua/rubric-world/3708710-do-uzberezza-banglades-nablizaetsa-potuznij-ciklon-evakuuvali-tisaci-meskanciv.html" text:style-name="Internet_20_link" text:visited-style-name="Visited_20_Internet_20_Link">
</text:a>
<text:span text:style-name="T5">
zbed Hasanain Chowdhury / Nurfoto</text:span>
</text:p>
      <text:p text:style-name="P4">
News Source: <text:a xlink:type="simple" xlink:href="https://www.ukrinform.ua/rubric-world/3708976-u-banglades-ta-manmi-cerez-potuznij-ciklon-evakuuvali-ponad-400-tisac-ludej.html" text:style-name="Internet_20_link" text:visited-style-name="Visited_20_Internet_20_Link">
https://www.ukrinform.ua/rubric-world/3708976-u-banglades-ta-manmi-cerez-potuznij-ciklon-evakuuvali-ponad-400-tisac-ludej.html</text:a>
</text:p>
      <!--NEWS-->
      <text:h text:style-name="P10" text:outline-level="1">
<text:span text:style-name="T4">
赫森地区的五分之五人被杀，爆炸了</text:span>
</text:h>
      <text:p text:style-name="P4">
作者: Ukrinform (Person)</text:p>
      <text:p text:style-name="P4">
出版商: Укринформ (Organization)</text:p>
      <text:p text:style-name="P4">
出版时间: 2023-05-14T11:53:00+03:00</text:p>
      <text:p text:style-name="P4">
修改时间: 2023-05-14T11:53:00+03:00</text:p>
      <text:p text:style-name="P4">
描述: 在霍森地区的诺瓦沃山索夫社区的Myryubivka村，有5人被俄罗斯军队炸死。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Херсонщина', 'Вибух', 'Загибель']</text:p>
      <text:p text:style-name="P4">
类型: Article</text:p>
      <!--METADATA-->
      <text:p text:style-name="P4">
<draw:frame draw:style-name="fr1" draw:name="Image104" text:anchor-type="as-char" svg:width="6.9236in" svg:height="3.956343in" draw:z-index="0">
<draw:image xlink:href="../Images/yкринформ/2023-05-14T11-53-00-03-00/630_360_1669987737-966.jpg" xlink:type="simple" xlink:show="embed" xlink:actuate="onLoad" draw:mime-type="image/jpeg"/>
</draw:frame>
在赫尔森地区的诺维奥沃伦斯沃斯基社区村，俄罗斯军队在俄罗斯军队中杀死了五人。</text:p>
      <text:p text:style-name="P4">
正如乌克林福姆报道的那样，他在[]中报道(http://t.me/ermaka2022/2662?fbclid=IwAR2qttZiCeM93wdqT5oyjOVU94xtDmz6poJzMDcOCN7-jQ9_Oue6twYqDpQ)总统办公室主管Andriy Yermak。</text:p>
      <text:p text:style-name="P4">
他写道：“在赫尔森地区，由俄罗斯军队留下的爆炸物切断了五个居民的生命。”</text:p>
      <text:p text:style-name="P4">
根据耶尔马克(yermak)的说法，这场悲剧发生在Myrolyubivka村的一家农业企业之一。</text:p>
      <text:p text:style-name="P4">
“一种不寻常的弹丸爆炸。 最小的人被杀27，最年龄的人是68岁，” OP负责人强调。</text:p>
      <text:p text:style-name="P4">
<text:span text:style-name="T4">
另请阅读：</text:span>
 <text:a xlink:type="simple" xlink:href="https://www.ukrinform.ua/rubric-regions/3703718-na-harkivsini-pidirvalisa-u-poli-dvoe-mehanizatoriv.html" text:style-name="Internet_20_link" text:visited-style-name="Visited_20_Internet_20_Link">
<text:span text:style-name="T4">
排除</text:span>
</text:a>
正如乌克林福姆(乌克林(https://www.ukrinform.ua/rubric-regions/3707728-na-hersonsini-u-poli-pidirvavsa-na-mini-j-zaginuv-civilnij.html)一个当地居民，一个人死了。</text:p>
      <text:p text:style-name="P4">
News Source: <text:a xlink:type="simple" xlink:href="https://www.ukrinform.ua/rubric-regions/3708983-u-hersonskij-oblasti-zaginuli-patero-ludej-pidirvavsis-na-vibuhivci.html" text:style-name="Internet_20_link" text:visited-style-name="Visited_20_Internet_20_Link">
https://www.ukrinform.ua/rubric-regions/3708983-u-hersonskij-oblasti-zaginuli-patero-ludej-pidirvavsis-na-vibuhivci.html</text:a>
</text:p>
      <!--NEWS-->
      <text:h text:style-name="P10" text:outline-level="1">
<text:span text:style-name="T4">
赫森地区的五分之五人被杀，爆炸了</text:span>
</text:h>
      <text:p text:style-name="P4">
作者: Ukrinform (Person)</text:p>
      <text:p text:style-name="P4">
出版商: Укринформ (Organization)</text:p>
      <text:p text:style-name="P4">
出版时间: 2023-05-14T11:53:00+03:00</text:p>
      <text:p text:style-name="P4">
修改时间: 2023-05-14T11:53:00+03:00</text:p>
      <text:p text:style-name="P4">
描述: 在霍森地区的诺瓦沃山索夫社区的Myryubivka村，有5人被俄罗斯军队炸死。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Херсонщина', 'Вибух', 'Загибель']</text:p>
      <text:p text:style-name="P4">
类型: Article</text:p>
      <!--METADATA-->
      <text:p text:style-name="P4">
<draw:frame draw:style-name="fr1" draw:name="Image105" text:anchor-type="as-char" svg:width="6.9236in" svg:height="3.956343in" draw:z-index="0">
<draw:image xlink:href="../Images/yкринформ/2023-05-14T11-53-00-03-00/630_360_1669987737-966.jpg" xlink:type="simple" xlink:show="embed" xlink:actuate="onLoad" draw:mime-type="image/jpeg"/>
</draw:frame>
在赫尔森地区的诺维奥沃伦斯沃斯基社区村，俄罗斯军队在俄罗斯军队中杀死了五人。</text:p>
      <text:p text:style-name="P4">
正如乌克林福姆报道的那样，他在[]中报道(http://t.me/ermaka2022/2662?fbclid=IwAR2qttZiCeM93wdqT5oyjOVU94xtDmz6poJzMDcOCN7-jQ9_Oue6twYqDpQ)总统办公室主管Andriy Yermak。</text:p>
      <text:p text:style-name="P4">
他写道：“在赫尔森地区，由俄罗斯军队留下的爆炸物切断了五个居民的生命。”</text:p>
      <text:p text:style-name="P4">
根据耶尔马克(yermak)的说法，这场悲剧发生在Myrolyubivka村的一家农业企业之一。</text:p>
      <text:p text:style-name="P4">
“一种不寻常的弹丸爆炸。 最小的人被杀27，最年龄的人是68岁，” OP负责人强调。</text:p>
      <text:p text:style-name="P4">
<text:span text:style-name="T4">
另请阅读：</text:span>
 <text:a xlink:type="simple" xlink:href="https://www.ukrinform.ua/rubric-regions/3703718-na-harkivsini-pidirvalisa-u-poli-dvoe-mehanizatoriv.html" text:style-name="Internet_20_link" text:visited-style-name="Visited_20_Internet_20_Link">
<text:span text:style-name="T4">
排除</text:span>
</text:a>
正如乌克林福姆(乌克林(https://www.ukrinform.ua/rubric-regions/3707728-na-hersonsini-u-poli-pidirvavsa-na-mini-j-zaginuv-civilnij.html)一个当地居民，一个人死了。</text:p>
      <text:p text:style-name="P4">
News Source: <text:a xlink:type="simple" xlink:href="https://www.ukrinform.ua/rubric-regions/3708983-u-hersonskij-oblasti-zaginuli-patero-ludej-pidirvavsis-na-vibuhivci.html" text:style-name="Internet_20_link" text:visited-style-name="Visited_20_Internet_20_Link">
https://www.ukrinform.ua/rubric-regions/3708983-u-hersonskij-oblasti-zaginuli-patero-ludej-pidirvavsis-na-vibuhivci.html</text:a>
</text:p>
      <!--NEWS-->
      <text:h text:style-name="P10" text:outline-level="1">
<text:span text:style-name="T4">
英国情报对俄罗斯部队创建有能力的移动储备的能力感到怀疑</text:span>
</text:h>
      <text:p text:style-name="P4">
作者: Ukrinform (Person)</text:p>
      <text:p text:style-name="P4">
出版商: Укринформ (Organization)</text:p>
      <text:p text:style-name="P4">
出版时间: 2023-05-14T12:01:00+03:00</text:p>
      <text:p text:style-name="P4">
修改时间: 2023-05-14T12:01:00+03:00</text:p>
      <text:p text:style-name="P4">
描述: 在情报方面，英国认为，乌克兰的俄罗斯统一部队几乎无法为应对新挑战做出有能力的储备。  - 乌克林。</text:p>
      <text:p text:style-name="P4">
图片: ["<text:a xlink:type="simple" xlink:href="https://static.ukrinform.com/photos/2022_04/thumb_files/630_360_1650865010-808.jpg" text:style-name="Internet_20_link" text:visited-style-name="Visited_20_Internet_20_Link">
630_360_16508...</text:a>
"]</text:p>
      <text:p text:style-name="P4">
标签: ['Британія', 'Розвідка', 'Російські військові', 'Війна з росією']</text:p>
      <text:p text:style-name="P4">
类型: Article</text:p>
      <!--METADATA-->
      <text:p text:style-name="P4">
<draw:frame draw:style-name="fr1" draw:name="Image106" text:anchor-type="as-char" svg:width="6.9236in" svg:height="3.956343in" draw:z-index="0">
<draw:image xlink:href="../Images/yкринформ/2023-05-14T12-01-00-03-00/630_360_1650865010-808.jpg" xlink:type="simple" xlink:show="embed" xlink:actuate="onLoad" draw:mime-type="image/jpeg"/>
</draw:frame>
在英国情报中，据信，在乌克兰的俄罗斯统一部队不太可能为回应新俄罗斯做出反应。</text:p>
      <text:p text:style-name="P4">
关于<text:a xlink:type="simple" xlink:href="https://twitter.com/DefenceHQ/status/1657643236989517825" text:style-name="Internet_20_link" text:visited-style-name="Visited_20_Internet_20_Link">
</text:a>
报道说，英国国防部报道说。</text:p>
      <text:p text:style-name="P4">
据英国分析师称，俄罗斯联合组织的组织方式与446天前的入侵部队相同。</text:p>
      <text:p text:style-name="P4">
该情报说：“可能，它仍然由超过20万名军人组成，大约有70名战斗团，旅就分为五组。”</text:p>
      <text:p text:style-name="P4">
据她说，该组织仍在与有限的空中作战自由斗争。</text:p>
      <text:p text:style-name="P4">
同时，英国情报人员指出，去年2月，俄罗斯集团由[]组成(https://www.ukrinform.ua/tag-rosijski-vijskovi)，它在很大程度上配备了相当现代的运输和定期培训，计划复杂的联合运营。</text:p>
      <text:p text:style-name="P4">
如今，俄罗斯部队主要由训练有素的动员预备役人员组成，并且越来越依赖过时的设备，许多部队缺乏部队。 联合军队定期进行非常简单的步兵行动。</text:p>
      <text:p text:style-name="P4">
<text:span text:style-name="T4">
另请阅读：</text:span>
 <text:a xlink:type="simple" xlink:href="https://www.ukrinform.ua/rubric-regions/3708590-na-lugansinu-pribuli-rosijski-vijskovi-z-rozladami-psihiki.html" text:style-name="Internet_20_link" text:visited-style-name="Visited_20_Internet_20_Link">
<text:span text:style-name="T4">
俄罗斯</text:span>
 <text:span text:style-name="T4">
军事</text:span>
</text:a>
“重要的是，曼联部队不太可能能够呕吐一个有能力的移动储备来响应新的手术室。 在压力条件下，这种组织不太可能能够有效地沿1200公里的前线实现大规模的海军效应，”它将减少。</text:p>
      <text:p text:style-name="P4">
正如乌克林福姆报道的那样，早期的英国情报报道，第72个单独的步枪旅的单位四天为四天(74msbry)俄罗斯联邦从他们在南部弗兰齐巴穆特(Flanzibahmut)行动中的职位上没有组织<text:a xlink:type="simple" xlink:href="https://www.ukrinform.ua/rubric-ato/3708606-zsu-vdalos-vidtisnuti-voroga-na-pivdni-bahmuta-sonajmense-na-kilometr-rozvidka-britanii.html" text:style-name="Internet_20_link" text:visited-style-name="Visited_20_Internet_20_Link">
</text:a>
</text:p>
      <text:p text:style-name="P4">
News Source: <text:a xlink:type="simple" xlink:href="https://www.ukrinform.ua/rubric-ato/3708986-britanska-rozvidka-sumnivaetsa-u-zdatnosti-vijsk-rf-stvoriti-diezdatnij-mobilnij-rezerv.html" text:style-name="Internet_20_link" text:visited-style-name="Visited_20_Internet_20_Link">
https://www.ukrinform.ua/rubric-ato/3708986-britanska-rozvidka-sumnivaetsa-u-zdatnosti-vijsk-rf-stvoriti-diezdatnij-mobilnij-rezerv.html</text:a>
</text:p>
      <!--NEWS-->
      <text:h text:style-name="P10" text:outline-level="1">
<text:span text:style-name="T4">
英国情报对俄罗斯部队创建有能力的移动储备的能力感到怀疑</text:span>
</text:h>
      <text:p text:style-name="P4">
作者: Ukrinform (Person)</text:p>
      <text:p text:style-name="P4">
出版商: Укринформ (Organization)</text:p>
      <text:p text:style-name="P4">
出版时间: 2023-05-14T12:01:00+03:00</text:p>
      <text:p text:style-name="P4">
修改时间: 2023-05-14T12:01:00+03:00</text:p>
      <text:p text:style-name="P4">
描述: 在情报方面，英国认为，乌克兰的俄罗斯统一部队几乎无法为应对新挑战做出有能力的储备。  - 乌克林。</text:p>
      <text:p text:style-name="P4">
图片: ["<text:a xlink:type="simple" xlink:href="https://static.ukrinform.com/photos/2022_04/thumb_files/630_360_1650865010-808.jpg" text:style-name="Internet_20_link" text:visited-style-name="Visited_20_Internet_20_Link">
630_360_16508...</text:a>
"]</text:p>
      <text:p text:style-name="P4">
标签: ['Британія', 'Розвідка', 'Російські військові', 'Війна з росією']</text:p>
      <text:p text:style-name="P4">
类型: Article</text:p>
      <!--METADATA-->
      <text:p text:style-name="P4">
<draw:frame draw:style-name="fr1" draw:name="Image107" text:anchor-type="as-char" svg:width="6.9236in" svg:height="3.956343in" draw:z-index="0">
<draw:image xlink:href="../Images/yкринформ/2023-05-14T12-01-00-03-00/630_360_1650865010-808.jpg" xlink:type="simple" xlink:show="embed" xlink:actuate="onLoad" draw:mime-type="image/jpeg"/>
</draw:frame>
在英国情报中，据信，在乌克兰的俄罗斯统一部队不太可能为回应新俄罗斯做出反应。</text:p>
      <text:p text:style-name="P4">
关于<text:a xlink:type="simple" xlink:href="https://twitter.com/DefenceHQ/status/1657643236989517825" text:style-name="Internet_20_link" text:visited-style-name="Visited_20_Internet_20_Link">
</text:a>
报道说，英国国防部报道说。</text:p>
      <text:p text:style-name="P4">
据英国分析师称，俄罗斯联合组织的组织方式与446天前的入侵部队相同。</text:p>
      <text:p text:style-name="P4">
该情报说：“可能，它仍然由超过20万名军人组成，大约有70名战斗团，旅就分为五组。”</text:p>
      <text:p text:style-name="P4">
据她说，该组织仍在与有限的空中作战自由斗争。</text:p>
      <text:p text:style-name="P4">
同时，英国情报人员指出，去年2月，俄罗斯集团由[]组成(https://www.ukrinform.ua/tag-rosijski-vijskovi)，它在很大程度上配备了相当现代的运输和定期培训，计划复杂的联合运营。</text:p>
      <text:p text:style-name="P4">
如今，俄罗斯部队主要由训练有素的动员预备役人员组成，并且越来越依赖过时的设备，许多部队缺乏部队。 联合军队定期进行非常简单的步兵行动。</text:p>
      <text:p text:style-name="P4">
<text:span text:style-name="T4">
另请阅读：</text:span>
 <text:a xlink:type="simple" xlink:href="https://www.ukrinform.ua/rubric-regions/3708590-na-lugansinu-pribuli-rosijski-vijskovi-z-rozladami-psihiki.html" text:style-name="Internet_20_link" text:visited-style-name="Visited_20_Internet_20_Link">
<text:span text:style-name="T4">
俄罗斯</text:span>
 <text:span text:style-name="T4">
军事</text:span>
</text:a>
“重要的是，曼联部队不太可能能够呕吐一个有能力的移动储备来响应新的手术室。 在压力条件下，这种组织不太可能能够有效地沿1200公里的前线实现大规模的海军效应，”它将减少。</text:p>
      <text:p text:style-name="P4">
正如乌克林福姆报道的那样，早期的英国情报报道，第72个单独的步枪旅的单位四天为四天(74msbry)俄罗斯联邦从他们在南部弗兰齐巴穆特(Flanzibahmut)行动中的职位上没有组织<text:a xlink:type="simple" xlink:href="https://www.ukrinform.ua/rubric-ato/3708606-zsu-vdalos-vidtisnuti-voroga-na-pivdni-bahmuta-sonajmense-na-kilometr-rozvidka-britanii.html" text:style-name="Internet_20_link" text:visited-style-name="Visited_20_Internet_20_Link">
</text:a>
</text:p>
      <text:p text:style-name="P4">
News Source: <text:a xlink:type="simple" xlink:href="https://www.ukrinform.ua/rubric-ato/3708986-britanska-rozvidka-sumnivaetsa-u-zdatnosti-vijsk-rf-stvoriti-diezdatnij-mobilnij-rezerv.html" text:style-name="Internet_20_link" text:visited-style-name="Visited_20_Internet_20_Link">
https://www.ukrinform.ua/rubric-ato/3708986-britanska-rozvidka-sumnivaetsa-u-zdatnosti-vijsk-rf-stvoriti-diezdatnij-mobilnij-rezerv.html</text:a>
</text:p>
      <!--NEWS-->
      <text:h text:style-name="P10" text:outline-level="1">
<text:span text:style-name="T4">
俄罗斯将黑海的火箭载体数量减少到三个，总凌空-18个“小口径”</text:span>
</text:h>
      <text:p text:style-name="P4">
作者: Ukrinform (Person)</text:p>
      <text:p text:style-name="P4">
出版商: Укринформ (Organization)</text:p>
      <text:p text:style-name="P4">
出版时间: 2023-05-14T12:19:00+03:00</text:p>
      <text:p text:style-name="P4">
修改时间: 2023-05-14T12:19:00+03:00</text:p>
      <text:p text:style-name="P4">
描述: 俄罗斯在黑海中占据了11艘船，其中包括3枚口径有翼导弹的载体，总高达18枚火箭。  - 乌克林。</text:p>
      <text:p text:style-name="P4">
图片: ["<text:a xlink:type="simple" xlink:href="https://static.ukrinform.com/photos/2022_04/thumb_files/630_360_1649589346-626.png" text:style-name="Internet_20_link" text:visited-style-name="Visited_20_Internet_20_Link">
630_360_16495...</text:a>
"]</text:p>
      <text:p text:style-name="P4">
标签: ['Ракета', ' Чорне море', 'Корабель', 'Війна з росією']</text:p>
      <text:p text:style-name="P4">
类型: Article</text:p>
      <!--METADATA-->
      <text:p text:style-name="P4">
<draw:frame draw:style-name="fr1" draw:name="Image108" text:anchor-type="as-char" svg:width="6.9236in" svg:height="3.956343in" draw:z-index="0">
<draw:image xlink:href="../Images/yкринформ/2023-05-14T12-19-00-03-00/630_360_1649589346-626.png" xlink:type="simple" xlink:show="embed" xlink:actuate="onLoad" draw:mime-type="image/png"/>
</draw:frame>
黑海有11艘船，其中包括3枚口径有翼导弹的载体，总齐射为18枚导弹。</text:p>
      <text:p text:style-name="P4">
根据乌克林的说法，乌克兰武装部队在[]中报告(https://t.me/ukrainian_navy/3084)证词“在黑海，有11艘敌船，中等3架有翼的导弹“机芯”，总凌空抽射多达18枚火箭。”</text:p>
      <text:p text:style-name="P4">
在亚佐夫海，有两艘敌方舰队中的战斗税，中等大小的一辆碳载体，总凌空达8 <text:a xlink:type="simple" xlink:href="https://www.ukrinform.ua/tag-raketa" text:style-name="Internet_20_link" text:visited-style-name="Visited_20_Internet_20_Link">
</text:a>
地中海中最多有5艘敌船，其中两艘是“口径”载体，最多20枚火箭。</text:p>
      <text:p text:style-name="P4">
<text:span text:style-name="T4">
另请阅读：</text:span>
 <text:a xlink:type="simple" xlink:href="https://www.ukrinform.ua/rubric-ato/3708910-vnoci-sili-oboroni-znisili-25-rosijskih-bezpilotnikiv-ignat.html" text:style-name="Internet_20_link" text:visited-style-name="Visited_20_Internet_20_Link">
<text:span text:style-name="T4">
 ignati </text:span>
</text:a>
正如乌克林福姆报道的那样，5月14日上午在黑海进行战斗采矿，俄罗斯联邦持有10艘船，其中包括<text:a xlink:type="simple" xlink:href="https://www.ukrinform.ua/rubric-ato/3708952-u-cornomu-mori-cotiri-rosijski-raketonosii-z-25-kalibrami.html" text:style-name="Internet_20_link" text:visited-style-name="Visited_20_Internet_20_Link">
</text:a>
</text:p>
      <text:p text:style-name="P4">
News Source: <text:a xlink:type="simple" xlink:href="https://www.ukrinform.ua/rubric-ato/3708994-rosia-zmensila-kilkist-raketonosiiv-u-cornomu-mori-do-troh-zagalnij-zalp-18-kalibriv.html" text:style-name="Internet_20_link" text:visited-style-name="Visited_20_Internet_20_Link">
https://www.ukrinform.ua/rubric-ato/3708994-rosia-zmensila-kilkist-raketonosiiv-u-cornomu-mori-do-troh-zagalnij-zalp-18-kalibriv.html</text:a>
</text:p>
      <!--NEWS-->
      <text:h text:style-name="P10" text:outline-level="1">
<text:span text:style-name="T4">
Zelensky与Steinmeyer之间的强化合作讨论</text:span>
</text:h>
      <text:p text:style-name="P4">
作者: Ukrinform (Person)</text:p>
      <text:p text:style-name="P4">
出版商: Укринформ (Organization)</text:p>
      <text:p text:style-name="P4">
出版时间: 2023-05-14T12:21:00+03:00</text:p>
      <text:p text:style-name="P4">
修改时间: 2023-05-14T12:21:00+03:00</text:p>
      <text:p text:style-name="P4">
描述: 沃迪米尔Zelenskyy总统与德国联邦弗兰克·瓦尔特·斯坦米尔（Frank-Valter Steinmeyer）之间的密集合作讨论了。  - 乌克林。</text:p>
      <text:p text:style-name="P4">
图片: ["<text:a xlink:type="simple" xlink:href="https://static.ukrinform.com/photos/2023_05/thumb_files/630_360_1684050622-196.jpg" text:style-name="Internet_20_link" text:visited-style-name="Visited_20_Internet_20_Link">
630_360_16840...</text:a>
", "<text:a xlink:type="simple" xlink:href="https://static.ukrinform.com/photos/2023_05/1684050616-390.jpg" text:style-name="Internet_20_link" text:visited-style-name="Visited_20_Internet_20_Link">
1684050616-39...</text:a>
"]</text:p>
      <text:p text:style-name="P4">
标签: ['Німеччина', 'Штайнмаєр', 'Зеленський']</text:p>
      <text:p text:style-name="P4">
类型: Article</text:p>
      <!--METADATA-->
      <text:p text:style-name="P4">
<draw:frame draw:style-name="fr1" draw:name="Image109" text:anchor-type="as-char" svg:width="6.9236in" svg:height="3.956343in" draw:z-index="0">
<draw:image xlink:href="../Images/yкринформ/2023-05-14T12-21-00-03-00/630_360_1684050622-196.jpg" xlink:type="simple" xlink:show="embed" xlink:actuate="onLoad" draw:mime-type="image/jpeg"/>
</draw:frame>
Zelensky的总统鸿沟与德国联邦弗兰克·瓦尔特·斯坦米尔(弗兰克 - 瓦尔特·斯坦梅尔)之间的密集合作讨论了。</text:p>
      <text:p text:style-name="P4">
乌克兰国家的负责人在<text:a xlink:type="simple" xlink:href="https://t.me/V_Zelenskiy_official/6221" text:style-name="Internet_20_link" text:visited-style-name="Visited_20_Internet_20_Link">
</text:a>
据报道，在与德国同事举行了视频会议之后。</text:p>
      <text:p text:style-name="P4">
“第一次访问<text:a xlink:type="simple" xlink:href="https://www.ukrinform.ua/tag-nimeccina" text:style-name="Internet_20_link" text:visited-style-name="Visited_20_Internet_20_Link">
</text:a>
从完整的俄罗斯侵略开始。 我们已经讨论了德国与乌克兰之间污染合作的当前状况。 德国将在政治，军事和财务上继续支持乌克兰，直到预算为止。”泽伦斯基写道。</text:p>
      <text:p text:style-name="P4">
<text:span text:style-name="T5">
视频：<text:a xlink:type="simple" xlink:href="http://t.me/V_Zelenskiy_official/6221" text:style-name="Internet_20_link" text:visited-style-name="Visited_20_Internet_20_Link">
</text:a>
</text:span>
<draw:frame draw:style-name="fr1" draw:name="Image110" text:anchor-type="as-char" svg:width="6.9236in" svg:height="4.615733in" draw:z-index="0">
<draw:image xlink:href="../Images/yкринформ/2023-05-14T12-21-00-03-00/1684050616-390.jpg" xlink:type="simple" xlink:show="embed" xlink:actuate="onLoad" draw:mime-type="image/jpeg"/>
</draw:frame>
他还感谢德国“面对俄罗斯侵略性战争，给予了伟大的军事，经济和财政支持。”</text:p>
      <text:p text:style-name="P4">
<text:span text:style-name="T4">
另请阅读：</text:span>
 <text:a xlink:type="simple" xlink:href="https://www.ukrinform.ua/rubric-polytics/3708967-zelenskij-pribuv-na-zustric-iz-kanclerom-frn.html" text:style-name="Internet_20_link" text:visited-style-name="Visited_20_Internet_20_Link">
</text:a>
作为 <text:a xlink:type="simple" xlink:href="https://www.ukrinform.ua/rubric-polytics/3708951-zelenskij-rozpocav-vizit-u-nimeccinu-zustriccu-zi-stajnmaerom.html" text:style-name="Internet_20_link" text:visited-style-name="Visited_20_Internet_20_Link">
 </text:a>
。</text:p>
      <text:p text:style-name="P4">
<text:span text:style-name="T5">
foto：@bprsprecherin</text:span>
</text:p>
      <text:p text:style-name="P4">
News Source: <text:a xlink:type="simple" xlink:href="https://www.ukrinform.ua/rubric-polytics/3708995-zelenskij-obgovoriv-zi-stajnmaerom-intensivnu-spivpracu-miz-krainami.html" text:style-name="Internet_20_link" text:visited-style-name="Visited_20_Internet_20_Link">
https://www.ukrinform.ua/rubric-polytics/3708995-zelenskij-obgovoriv-zi-stajnmaerom-intensivnu-spivpracu-miz-krainami.html</text:a>
</text:p>
      <!--NEWS-->
      <text:h text:style-name="P10" text:outline-level="1">
<text:span text:style-name="T4">
Zelensky与Steinmeyer之间的强化合作讨论</text:span>
</text:h>
      <text:p text:style-name="P4">
作者: Ukrinform (Person)</text:p>
      <text:p text:style-name="P4">
出版商: Укринформ (Organization)</text:p>
      <text:p text:style-name="P4">
出版时间: 2023-05-14T12:21:00+03:00</text:p>
      <text:p text:style-name="P4">
修改时间: 2023-05-14T12:21:00+03:00</text:p>
      <text:p text:style-name="P4">
描述: 沃迪米尔Zelenskyy总统与德国联邦弗兰克·瓦尔特·斯坦米尔（Frank-Valter Steinmeyer）之间的密集合作讨论了。  - 乌克林。</text:p>
      <text:p text:style-name="P4">
图片: ["<text:a xlink:type="simple" xlink:href="https://static.ukrinform.com/photos/2023_05/thumb_files/630_360_1684050622-196.jpg" text:style-name="Internet_20_link" text:visited-style-name="Visited_20_Internet_20_Link">
630_360_16840...</text:a>
", "<text:a xlink:type="simple" xlink:href="https://static.ukrinform.com/photos/2023_05/1684050616-390.jpg" text:style-name="Internet_20_link" text:visited-style-name="Visited_20_Internet_20_Link">
1684050616-39...</text:a>
"]</text:p>
      <text:p text:style-name="P4">
标签: ['Німеччина', 'Штайнмаєр', 'Зеленський']</text:p>
      <text:p text:style-name="P4">
类型: Article</text:p>
      <!--METADATA-->
      <text:p text:style-name="P4">
<draw:frame draw:style-name="fr1" draw:name="Image111" text:anchor-type="as-char" svg:width="6.9236in" svg:height="3.956343in" draw:z-index="0">
<draw:image xlink:href="../Images/yкринформ/2023-05-14T12-21-00-03-00/630_360_1684050622-196.jpg" xlink:type="simple" xlink:show="embed" xlink:actuate="onLoad" draw:mime-type="image/jpeg"/>
</draw:frame>
Zelensky的总统鸿沟与德国联邦弗兰克·瓦尔特·斯坦米尔(弗兰克 - 瓦尔特·斯坦梅尔)之间的密集合作讨论了。</text:p>
      <text:p text:style-name="P4">
乌克兰国家的负责人在<text:a xlink:type="simple" xlink:href="https://t.me/V_Zelenskiy_official/6221" text:style-name="Internet_20_link" text:visited-style-name="Visited_20_Internet_20_Link">
</text:a>
据报道，在与德国同事举行了视频会议之后。</text:p>
      <text:p text:style-name="P4">
“第一次访问<text:a xlink:type="simple" xlink:href="https://www.ukrinform.ua/tag-nimeccina" text:style-name="Internet_20_link" text:visited-style-name="Visited_20_Internet_20_Link">
</text:a>
从完整的俄罗斯侵略开始。 我们已经讨论了德国与乌克兰之间污染合作的当前状况。 德国将在政治，军事和财务上继续支持乌克兰，直到预算为止。”泽伦斯基写道。</text:p>
      <text:p text:style-name="P4">
<text:span text:style-name="T5">
视频：<text:a xlink:type="simple" xlink:href="http://t.me/V_Zelenskiy_official/6221" text:style-name="Internet_20_link" text:visited-style-name="Visited_20_Internet_20_Link">
</text:a>
</text:span>
<draw:frame draw:style-name="fr1" draw:name="Image112" text:anchor-type="as-char" svg:width="6.9236in" svg:height="4.615733in" draw:z-index="0">
<draw:image xlink:href="../Images/yкринформ/2023-05-14T12-21-00-03-00/1684050616-390.jpg" xlink:type="simple" xlink:show="embed" xlink:actuate="onLoad" draw:mime-type="image/jpeg"/>
</draw:frame>
他还感谢德国“面对俄罗斯侵略性战争，给予了伟大的军事，经济和财政支持。”</text:p>
      <text:p text:style-name="P4">
<text:span text:style-name="T4">
另请阅读：</text:span>
 <text:a xlink:type="simple" xlink:href="https://www.ukrinform.ua/rubric-polytics/3708967-zelenskij-pribuv-na-zustric-iz-kanclerom-frn.html" text:style-name="Internet_20_link" text:visited-style-name="Visited_20_Internet_20_Link">
</text:a>
作为 <text:a xlink:type="simple" xlink:href="https://www.ukrinform.ua/rubric-polytics/3708951-zelenskij-rozpocav-vizit-u-nimeccinu-zustriccu-zi-stajnmaerom.html" text:style-name="Internet_20_link" text:visited-style-name="Visited_20_Internet_20_Link">
 </text:a>
。</text:p>
      <text:p text:style-name="P4">
<text:span text:style-name="T5">
foto：@bprsprecherin</text:span>
</text:p>
      <text:p text:style-name="P4">
News Source: <text:a xlink:type="simple" xlink:href="https://www.ukrinform.ua/rubric-polytics/3708995-zelenskij-obgovoriv-zi-stajnmaerom-intensivnu-spivpracu-miz-krainami.html" text:style-name="Internet_20_link" text:visited-style-name="Visited_20_Internet_20_Link">
https://www.ukrinform.ua/rubric-polytics/3708995-zelenskij-obgovoriv-zi-stajnmaerom-intensivnu-spivpracu-miz-krainami.html</text:a>
</text:p>
      <!--NEWS-->
      <text:h text:style-name="P10" text:outline-level="1">
<text:span text:style-name="T4">
卢汉斯克地区解放的村庄提供了药品，食品和卫生产品-OVA</text:span>
</text:h>
      <text:p text:style-name="P4">
作者: Ukrinform (Person)</text:p>
      <text:p text:style-name="P4">
出版商: Укринформ (Organization)</text:p>
      <text:p text:style-name="P4">
出版时间: 2023-05-14T12:28:00+03:00</text:p>
      <text:p text:style-name="P4">
修改时间: 2023-05-14T12:28:00+03:00</text:p>
      <text:p text:style-name="P4">
描述: 药物，食品和卫生产品被带到卢汉斯克地区的解放村庄。  - 乌克林。</text:p>
      <text:p text:style-name="P4">
图片: ["<text:a xlink:type="simple" xlink:href="https://static.ukrinform.com/photos/2023_05/thumb_files/630_360_1684056753-826.jpeg" text:style-name="Internet_20_link" text:visited-style-name="Visited_20_Internet_20_Link">
630_360_16840...</text:a>
", "<text:a xlink:type="simple" xlink:href="https://static.ukrinform.com/photos/2023_05/1684056633-414.jpeg" text:style-name="Internet_20_link" text:visited-style-name="Visited_20_Internet_20_Link">
1684056633-41...</text:a>
", "<text:a xlink:type="simple" xlink:href="https://static.ukrinform.com/photos/2023_05/1684056654-370.jpeg" text:style-name="Internet_20_link" text:visited-style-name="Visited_20_Internet_20_Link">
1684056654-37...</text:a>
"]</text:p>
      <text:p text:style-name="P4">
标签: ['Гуманітарна допомога', 'Луганщина']</text:p>
      <text:p text:style-name="P4">
类型: Article</text:p>
      <!--METADATA-->
      <text:p text:style-name="P4">
<draw:frame draw:style-name="fr1" draw:name="Image113" text:anchor-type="as-char" svg:width="6.9236in" svg:height="3.956343in" draw:z-index="0">
<draw:image xlink:href="../Images/yкринформ/2023-05-14T12-28-00-03-00/630_360_1684056753-826.jpeg" xlink:type="simple" xlink:show="embed" xlink:actuate="onLoad" draw:mime-type="image/jpeg"/>
</draw:frame>
卢汉斯克地区的休闲村提供了药品，食品和卫生产品。</text:p>
      <text:p text:style-name="P4">
这是由[] Ova Artem Lisogor的负责人报道的(https://t.me/luhanskaVTSA/10478)，报道乌克林福姆。</text:p>
      <text:p text:style-name="P4">
“对解放的村庄<text:a xlink:type="simple" xlink:href="https://www.ukrinform.ua/tag-lugansina" text:style-name="Internet_20_link" text:visited-style-name="Visited_20_Internet_20_Link">
</text:a>
他们交付了药物，食物和卫生产品，因为炮击密集，人们无法获得一次。” Lisogor写道。</text:p>
      <text:p text:style-name="P4">
据他说，5月13日，食品，100套药品，卫生和电池专门用于Krasnorichenskaya社区的村庄。</text:p>
      <text:p text:style-name="P4">
<draw:frame draw:style-name="fr1" draw:name="Image114" text:anchor-type="as-char" svg:width="6.9236in" svg:height="9.260405in" draw:z-index="0">
<draw:image xlink:href="../Images/yкринформ/2023-05-14T12-28-00-03-00/1684056633-414.jpeg" xlink:type="simple" xlink:show="embed" xlink:actuate="onLoad" draw:mime-type="image/jpeg"/>
</draw:frame>
<draw:frame draw:style-name="fr1" draw:name="Image115" text:anchor-type="as-char" svg:width="6.9236in" svg:height="9.260405in" draw:z-index="0">
<draw:image xlink:href="../Images/yкринформ/2023-05-14T12-28-00-03-00/1684056654-370.jpeg" xlink:type="simple" xlink:show="embed" xlink:actuate="onLoad" draw:mime-type="image/jpeg"/>
</draw:frame>
<text:span text:style-name="T4">
另请阅读：</text:span>
 <text:a xlink:type="simple" xlink:href="https://www.ukrinform.ua/rubric-regions/3708297-reintegracia-doneccini-i-lugansini-urad-shvaliv-postanovu-pro-persocergovi-kroki.html" text:style-name="Internet_20_link" text:visited-style-name="Visited_20_Internet_20_Link">
<text:span text:style-name="T4">
 luhansk地区</text:span>
</text:a>
目前，人道主义援助已经有时间吸引29名Makiivkit的居民，超过26人。 那么一切都将取决于安全状况。</text:p>
      <text:p text:style-name="P4">
据报道，在卢汉斯克地区的暂时捕获的领土上，法律已有生效，允许入侵者上法庭，要求确认市政财产授予无家可归的建筑物，建筑物，房屋，未完成建筑物的物体。</text:p>
      <text:p text:style-name="P4">
News Source: <text:a xlink:type="simple" xlink:href="https://www.ukrinform.ua/rubric-regions/3709002-do-zvilnenih-sil-lugansini-dostavili-liki-izu-ta-zasobi-gigieni-ova.html" text:style-name="Internet_20_link" text:visited-style-name="Visited_20_Internet_20_Link">
https://www.ukrinform.ua/rubric-regions/3709002-do-zvilnenih-sil-lugansini-dostavili-liki-izu-ta-zasobi-gigieni-ova.html</text:a>
</text:p>
      <!--NEWS-->
      <text:h text:style-name="P10" text:outline-level="1">
<text:span text:style-name="T4">
Eurovision-2023：瑞典首先，乌克兰第六</text:span>
</text:h>
      <text:p text:style-name="P4">
作者: Ukrinform (Person)</text:p>
      <text:p text:style-name="P4">
出版商: Укринформ (Organization)</text:p>
      <text:p text:style-name="P4">
出版时间: 2023-05-14T12:32:00+03:00</text:p>
      <text:p text:style-name="P4">
修改时间: 2023-05-14T12:32:00+03:00</text:p>
      <text:p text:style-name="P4">
描述: 第67首歌大赛“ Eurovision-2023”代表乌克兰在英国举行。</text:p>
      <text:p text:style-name="P4">
图片: ["<text:a xlink:type="simple" xlink:href="https://static.ukrinform.com/photos/2023_05/thumb_files/630_360_1684056736-673.jpg" text:style-name="Internet_20_link" text:visited-style-name="Visited_20_Internet_20_Link">
630_360_16840...</text:a>
", "<text:a xlink:type="simple" xlink:href="https://static.ukrinform.com/photos/2023_05/1684056682-816.jpg" text:style-name="Internet_20_link" text:visited-style-name="Visited_20_Internet_20_Link">
1684056682-81...</text:a>
"]</text:p>
      <text:p text:style-name="P4">
标签: None</text:p>
      <text:p text:style-name="P4">
类型: Article</text:p>
      <!--METADATA-->
      <text:p text:style-name="P4">
<draw:frame draw:style-name="fr1" draw:name="Image116" text:anchor-type="as-char" svg:width="6.9236in" svg:height="3.956343in" draw:z-index="0">
<draw:image xlink:href="../Images/yкринформ/2023-05-14T12-32-00-03-00/630_360_1684056736-673.jpg" xlink:type="simple" xlink:show="embed" xlink:actuate="onLoad" draw:mime-type="image/jpeg"/>
</draw:frame>
在英国举行的第67届歌曲大赛“ Eurovision-2023”乌克兰“乌克兰”，Eurovision-2022<draw:frame draw:style-name="fr1" draw:name="Image117" text:anchor-type="as-char" svg:width="2.333621in" svg:height="10.0in" draw:z-index="0">
<draw:image xlink:href="../Images/yкринформ/2023-05-14T12-32-00-03-00/1684056682-816.jpg" xlink:type="simple" xlink:show="embed" xlink:actuate="onLoad" draw:mime-type="image/jpeg"/>
</draw:frame>
根据媒体</text:p>
      <text:p text:style-name="P4">
News Source: <text:a xlink:type="simple" xlink:href="https://www.ukrinform.ua/rubric-culture/3708998-evrobacenna2023-svecia-na-persomu-misci-ukraina-na-sostomu.html" text:style-name="Internet_20_link" text:visited-style-name="Visited_20_Internet_20_Link">
https://www.ukrinform.ua/rubric-culture/3708998-evrobacenna2023-svecia-na-persomu-misci-ukraina-na-sostomu.html</text:a>
</text:p>
      <!--NEWS-->
      <text:h text:style-name="P10" text:outline-level="1">
<text:span text:style-name="T4">
Eurovision-2023：瑞典首先，乌克兰第六</text:span>
</text:h>
      <text:p text:style-name="P4">
作者: Ukrinform (Person)</text:p>
      <text:p text:style-name="P4">
出版商: Укринформ (Organization)</text:p>
      <text:p text:style-name="P4">
出版时间: 2023-05-14T12:32:00+03:00</text:p>
      <text:p text:style-name="P4">
修改时间: 2023-05-14T12:32:00+03:00</text:p>
      <text:p text:style-name="P4">
描述: 第67首歌大赛“ Eurovision-2023”代表乌克兰在英国举行。</text:p>
      <text:p text:style-name="P4">
图片: ["<text:a xlink:type="simple" xlink:href="https://static.ukrinform.com/photos/2023_05/thumb_files/630_360_1684056736-673.jpg" text:style-name="Internet_20_link" text:visited-style-name="Visited_20_Internet_20_Link">
630_360_16840...</text:a>
", "<text:a xlink:type="simple" xlink:href="https://static.ukrinform.com/photos/2023_05/1684056682-816.jpg" text:style-name="Internet_20_link" text:visited-style-name="Visited_20_Internet_20_Link">
1684056682-81...</text:a>
"]</text:p>
      <text:p text:style-name="P4">
标签: None</text:p>
      <text:p text:style-name="P4">
类型: Article</text:p>
      <!--METADATA-->
      <text:p text:style-name="P4">
<draw:frame draw:style-name="fr1" draw:name="Image118" text:anchor-type="as-char" svg:width="6.9236in" svg:height="3.956343in" draw:z-index="0">
<draw:image xlink:href="../Images/yкринформ/2023-05-14T12-32-00-03-00/630_360_1684056736-673.jpg" xlink:type="simple" xlink:show="embed" xlink:actuate="onLoad" draw:mime-type="image/jpeg"/>
</draw:frame>
在英国举行的第67届歌曲大赛“ Eurovision-2023”乌克兰“乌克兰”，Eurovision-2022<draw:frame draw:style-name="fr1" draw:name="Image119" text:anchor-type="as-char" svg:width="2.333621in" svg:height="10.0in" draw:z-index="0">
<draw:image xlink:href="../Images/yкринформ/2023-05-14T12-32-00-03-00/1684056682-816.jpg" xlink:type="simple" xlink:show="embed" xlink:actuate="onLoad" draw:mime-type="image/jpeg"/>
</draw:frame>
根据媒体</text:p>
      <text:p text:style-name="P4">
News Source: <text:a xlink:type="simple" xlink:href="https://www.ukrinform.ua/rubric-culture/3708998-evrobacenna2023-svecia-na-persomu-misci-ukraina-na-sostomu.html" text:style-name="Internet_20_link" text:visited-style-name="Visited_20_Internet_20_Link">
https://www.ukrinform.ua/rubric-culture/3708998-evrobacenna2023-svecia-na-persomu-misci-ukraina-na-sostomu.html</text:a>
</text:p>
      <!--NEWS-->
      <text:h text:style-name="P10" text:outline-level="1">
<text:span text:style-name="T4">
在基辅，每天的水位每天降低9厘米</text:span>
</text:h>
      <text:p text:style-name="P4">
作者: Ukrinform (Person)</text:p>
      <text:p text:style-name="P4">
出版商: Укринформ (Organization)</text:p>
      <text:p text:style-name="P4">
出版时间: 2023-05-14T12:41:00+03:00</text:p>
      <text:p text:style-name="P4">
修改时间: 2023-05-14T12:41:00+03:00</text:p>
      <text:p text:style-name="P4">
描述: 在基辅，截至5月14日，截至5月14日，与前一天相比，DNIEPER的水位减少了9厘米。  - 乌克林。</text:p>
      <text:p text:style-name="P4">
图片: ["<text:a xlink:type="simple" xlink:href="https://static.ukrinform.com/photos/2023_05/thumb_files/630_360_1683447052-872.jpg" text:style-name="Internet_20_link" text:visited-style-name="Visited_20_Internet_20_Link">
630_360_16834...</text:a>
"]</text:p>
      <text:p text:style-name="P4">
标签: ['Паводок', 'Вода', 'Київ']</text:p>
      <text:p text:style-name="P4">
类型: Article</text:p>
      <!--METADATA-->
      <text:p text:style-name="P4">
<draw:frame draw:style-name="fr1" draw:name="Image120" text:anchor-type="as-char" svg:width="6.9236in" svg:height="3.956343in" draw:z-index="0">
<draw:image xlink:href="../Images/yкринформ/2023-05-14T12-41-00-03-00/630_360_1683447052-872.jpg" xlink:type="simple" xlink:show="embed" xlink:actuate="onLoad" draw:mime-type="image/jpeg"/>
</draw:frame>
5月14日，星期日，在京维斯坦，与前一天相比，DNIEPER的水位为9厘米。</text:p>
      <text:p text:style-name="P4">
乌克林福姆(Ukrinform)表示，基辅市军事管理局在<text:a xlink:type="simple" xlink:href="http://t.me/VA_Kyiv/1692" text:style-name="Internet_20_link" text:visited-style-name="Visited_20_Internet_20_Link">
</text:a>
关于他的头popko。</text:p>
      <text:p text:style-name="P4">
“根据乌克里德顿中心(Ukrhydromet Center(根据波罗的海系统). Температура води +15ºС. У порівнянні з попереднім днем, рівеньводопілля в межах столиці зменшився на 9 см", — зазначив керівник КМВА.</text:p>
      <text:p text:style-name="P4">
За його даними, рівень небезпеки гідрологічних явищ залишається – І (黄色的).Станом на цей час аварійні підтоплення по Києву не зафіксовані.</text:p>
      <text:p text:style-name="P4">
Промислові об’єкти та житлові масиви столиці поза загрозою. Вода поступовозвільняє заплаву Дніпра у межах міста – затопленими залишаються менше ніждесять сантиметрів заплави.</text:p>
      <text:p text:style-name="P4">
<text:span text:style-name="T4">
Читайте також:</text:span>
 <text:a xlink:type="simple" xlink:href="https://www.ukrinform.ua/rubric-regions/3707781-na-kiivsini-do-15-travna-utrimaetsa-zatoplenna-zaplavnih-teritorij.html" text:style-name="Internet_20_link" text:visited-style-name="Visited_20_Internet_20_Link">
 </text:a>
据乌克林福姆报道，5月13日，首都固定了<text:a xlink:type="simple" xlink:href="https://www.ukrinform.ua/rubric-kyiv/3708648-u-kievi-riven-vodi-v-dnipri-za-dobu-pidnavsa-na-4-santimetri.html" text:style-name="Internet_20_link" text:visited-style-name="Visited_20_Internet_20_Link">
</text:a>
与前一天相比，在Dniep​​er四厘米中。</text:p>
      <text:p text:style-name="P4">
News Source: <text:a xlink:type="simple" xlink:href="https://www.ukrinform.ua/rubric-kyiv/3709003-u-kievi-riven-vodi-u-dnipri-za-dobu-zmensivsa-na-9-santimetriv.html" text:style-name="Internet_20_link" text:visited-style-name="Visited_20_Internet_20_Link">
https://www.ukrinform.ua/rubric-kyiv/3709003-u-kievi-riven-vodi-u-dnipri-za-dobu-zmensivsa-na-9-santimetriv.html</text:a>
</text:p>
      <!--NEWS-->
      <text:h text:style-name="P10" text:outline-level="1">
<text:span text:style-name="T4">
由于武装冲突，在苏丹，一位著名歌手被杀</text:span>
</text:h>
      <text:p text:style-name="P4">
作者: Ukrinform (Person)</text:p>
      <text:p text:style-name="P4">
出版商: Укринформ (Organization)</text:p>
      <text:p text:style-name="P4">
出版时间: 2023-05-14T12:59:00+03:00</text:p>
      <text:p text:style-name="P4">
修改时间: 2023-05-14T12:59:00+03:00</text:p>
      <text:p text:style-name="P4">
描述: 苏丹·苏登·加德德（Sudan Suden Gardud）最著名的歌手之一死于苏丹军队与军事化快速支持部队（RSF）之间的交火。  - 乌克林。</text:p>
      <text:p text:style-name="P4">
图片: ["<text:a xlink:type="simple" xlink:href="https://static.ukrinform.com/photos/2023_05/thumb_files/630_360_1684058336-328.jpg" text:style-name="Internet_20_link" text:visited-style-name="Visited_20_Internet_20_Link">
630_360_16840...</text:a>
", "<text:a xlink:type="simple" xlink:href="https://static.ukrinform.com/photos/2023_05/1684058366-603.jpg" text:style-name="Internet_20_link" text:visited-style-name="Visited_20_Internet_20_Link">
1684058366-60...</text:a>
"]</text:p>
      <text:p text:style-name="P4">
标签: ['Судан', 'Загибель', 'Військові', 'Сутички']</text:p>
      <text:p text:style-name="P4">
类型: Article</text:p>
      <!--METADATA-->
      <text:p text:style-name="P4">
<draw:frame draw:style-name="fr1" draw:name="Image121" text:anchor-type="as-char" svg:width="6.9236in" svg:height="3.956343in" draw:z-index="0">
<draw:image xlink:href="../Images/yкринформ/2023-05-14T12-59-00-03-00/630_360_1684058336-328.jpg" xlink:type="simple" xlink:show="embed" xlink:actuate="onLoad" draw:mime-type="image/jpeg"/>
</draw:frame>
一位熟悉的歌手Sudan Shaden Gardud是由于苏丹军队与快速支持的准军事部队之间的浪潮而在奥尔曼中丧生(RSF).</text:p>
      <text:p text:style-name="P4">
Про це повідомляє <text:a xlink:type="simple" xlink:href="http://www.bbc.com/news/world-africa-65585746" text:style-name="Internet_20_link" text:visited-style-name="Visited_20_Internet_20_Link">
 </text:a>
，报道乌克林福姆。</text:p>
      <text:p text:style-name="P4">
如图所述，这位37岁的Garduda住在Hashmab地区，RSF的存在在最后几天出现。 众所周知，该妇女受伤，后来死亡。</text:p>
      <text:p text:style-name="P4">
<draw:frame draw:style-name="fr1" draw:name="Image122" text:anchor-type="as-char" svg:width="6.9236in" svg:height="3.894525in" draw:z-index="0">
<draw:image xlink:href="../Images/yкринформ/2023-05-14T12-59-00-03-00/1684058366-603.jpg" xlink:type="simple" xlink:show="embed" xlink:actuate="onLoad" draw:mime-type="image/jpeg"/>
</draw:frame>
<text:span text:style-name="T5">
foto：Shaden Gardood/fb</text:span>
</text:p>
      <text:p text:style-name="P4">
这发生在星期五，当时交战苏丹团体被带到保护平民，尽管他们不同意终止居住。</text:p>
      <text:p text:style-name="P4">
在社交网络上广泛存在的视频中，Garduda说她正试图躲避炮击，并要求她15岁的儿子关闭窗户。</text:p>
      <text:p text:style-name="P4">
这位歌手在社交网络上定期谈论她所在地区的冲突和窒息，她的帖子​​反对战争。</text:p>
      <text:p text:style-name="P4">
在Facebook上的最后一篇文章中，她说：“我们被锁在房屋中25天……我们饿了，生活在极大的恐惧中。”</text:p>
      <text:p text:style-name="P4">
<text:span text:style-name="T4">
另请阅读：</text:span>
 <text:a xlink:type="simple" xlink:href="https://www.ukrinform.ua/rubric-world/3708397-v-oon-ocikuut-na-svidke-ponovlenna-peregovoriv-pro-pripinenna-vognu-u-sudani.html" text:style-name="Internet_20_link" text:visited-style-name="Visited_20_Internet_20_Link">
<text:span text:style-name="T4">
苏丹</text:span>
</text:a>
据报道，从4月15日起<text:a xlink:type="simple" xlink:href="https://www.ukrinform.ua/tag-sudan" text:style-name="Internet_20_link" text:visited-style-name="Visited_20_Internet_20_Link">
</text:a>
但是，图表中快速反应的力量是敌对行动。 该国周围的冲突过渡到民间统治。</text:p>
      <text:p text:style-name="P4">
News Source: <text:a xlink:type="simple" xlink:href="https://www.ukrinform.ua/rubric-world/3709007-u-sudani-vnaslidok-zbrojnih-suticok-zaginula-vidoma-spivacka.html" text:style-name="Internet_20_link" text:visited-style-name="Visited_20_Internet_20_Link">
https://www.ukrinform.ua/rubric-world/3709007-u-sudani-vnaslidok-zbrojnih-suticok-zaginula-vidoma-spivacka.html</text:a>
</text:p>
      <!--NEWS-->
      <text:h text:style-name="P10" text:outline-level="1">
<text:span text:style-name="T4">
90％的企业不在Zaporozhye的占领区 - 费多洛夫（Fedorov）</text:span>
</text:h>
      <text:p text:style-name="P4">
作者: Ukrinform (Person)</text:p>
      <text:p text:style-name="P4">
出版商: Укринформ (Organization)</text:p>
      <text:p text:style-name="P4">
出版时间: 2023-05-14T13:02:00+03:00</text:p>
      <text:p text:style-name="P4">
修改时间: 2023-05-14T13:02:00+03:00</text:p>
      <text:p text:style-name="P4">
描述: 在Zaporizhhya地区被占领的领土上，入侵者占领了所有企业，其中90％不起作用。  - 乌克林。</text:p>
      <text:p text:style-name="P4">
图片: ["<text:a xlink:type="simple" xlink:href="https://static.ukrinform.com/photos/2023_04/thumb_files/630_360_1681996461-700.jpg" text:style-name="Internet_20_link" text:visited-style-name="Visited_20_Internet_20_Link">
630_360_16819...</text:a>
"]</text:p>
      <text:p text:style-name="P4">
标签: ['Економіка', 'Федоров', 'Запоріжжя', 'Єдині новини']</text:p>
      <text:p text:style-name="P4">
类型: Article</text:p>
      <!--METADATA-->
      <text:p text:style-name="P4">
<draw:frame draw:style-name="fr1" draw:name="Image123" text:anchor-type="as-char" svg:width="6.9236in" svg:height="3.956343in" draw:z-index="0">
<draw:image xlink:href="../Images/yкринформ/2023-05-14T13-02-00-03-00/630_360_1681996461-700.jpg" xlink:type="simple" xlink:show="embed" xlink:actuate="onLoad" draw:mime-type="image/jpeg"/>
</draw:frame>
入侵者捕获了所有企业，其中90％不起作用。</text:p>
      <text:p text:style-name="P4">
乌克林福音通讯员报道，梅利托波利亚·费多罗夫市市长在乌克利福德通讯员报道说，这是在电视为“一新闻”的空中。</text:p>
      <text:p text:style-name="P4">
“ 90％的企业在被占领的领土上行不通。敌人只有少数企业被敌人俘虏，敌人在其上为军事设备放置了维修基地，或者制作了似乎一切正常的图片。所有企业都是。被捕，”费多洛夫说。</text:p>
      <text:p text:style-name="P4">
据他说，有一些企业抢劫的案例。 敌方存储设备，出口仓库。 作为Fedorov Navivhashnovna和Foundry的一个例子。 靠近<text:a xlink:type="simple" xlink:href="https://www.ukrinform.ua/tag-melitopol" text:style-name="Internet_20_link" text:visited-style-name="Visited_20_Internet_20_Link">
</text:a>
。 他说：“现在已经被掠夺了。”</text:p>
      <text:p text:style-name="P4">
<text:span text:style-name="T4">
另请阅读：</text:span>
 <text:a xlink:type="simple" xlink:href="https://www.ukrinform.ua/rubric-regions/3705113-na-okupovanih-teritoriah-zaporizza-zaboronili-prodaz-alkogolu.html" text:style-name="Internet_20_link" text:visited-style-name="Visited_20_Internet_20_Link">
<text:span text:style-name="T4">
 Zaporozhye </text:span>
</text:a>
据报道，俄罗斯联邦的军队一天在<text:a xlink:type="simple" xlink:href="https://www.ukrinform.ua/rubric-regions/3708914-na-zaporizzi-armia-rf-obstrilala-18-naselenih-punktiv-poranenij-colovik.html" text:style-name="Internet_20_link" text:visited-style-name="Visited_20_Internet_20_Link">
</text:a>
64岁的男人被困。</text:p>
      <text:p text:style-name="P4">
News Source: <text:a xlink:type="simple" xlink:href="https://www.ukrinform.ua/rubric-economy/3709009-na-okupovanij-castini-zaporizza-90-pidpriemstv-ne-pracuut-fedorov.html" text:style-name="Internet_20_link" text:visited-style-name="Visited_20_Internet_20_Link">
https://www.ukrinform.ua/rubric-economy/3709009-na-okupovanij-castini-zaporizza-90-pidpriemstv-ne-pracuut-fedorov.html</text:a>
</text:p>
      <!--NEWS-->
      <text:h text:style-name="P10" text:outline-level="1">
<text:span text:style-name="T4">
90％的企业不在Zaporozhye的占领区 - 费多洛夫（Fedorov）</text:span>
</text:h>
      <text:p text:style-name="P4">
作者: Ukrinform (Person)</text:p>
      <text:p text:style-name="P4">
出版商: Укринформ (Organization)</text:p>
      <text:p text:style-name="P4">
出版时间: 2023-05-14T13:02:00+03:00</text:p>
      <text:p text:style-name="P4">
修改时间: 2023-05-14T13:02:00+03:00</text:p>
      <text:p text:style-name="P4">
描述: 在Zaporizhhya地区被占领的领土上，入侵者占领了所有企业，其中90％不起作用。  - 乌克林。</text:p>
      <text:p text:style-name="P4">
图片: ["<text:a xlink:type="simple" xlink:href="https://static.ukrinform.com/photos/2023_04/thumb_files/630_360_1681996461-700.jpg" text:style-name="Internet_20_link" text:visited-style-name="Visited_20_Internet_20_Link">
630_360_16819...</text:a>
"]</text:p>
      <text:p text:style-name="P4">
标签: ['Економіка', 'Федоров', 'Запоріжжя', 'Єдині новини']</text:p>
      <text:p text:style-name="P4">
类型: Article</text:p>
      <!--METADATA-->
      <text:p text:style-name="P4">
<draw:frame draw:style-name="fr1" draw:name="Image124" text:anchor-type="as-char" svg:width="6.9236in" svg:height="3.956343in" draw:z-index="0">
<draw:image xlink:href="../Images/yкринформ/2023-05-14T13-02-00-03-00/630_360_1681996461-700.jpg" xlink:type="simple" xlink:show="embed" xlink:actuate="onLoad" draw:mime-type="image/jpeg"/>
</draw:frame>
入侵者捕获了所有企业，其中90％不起作用。</text:p>
      <text:p text:style-name="P4">
乌克林福音通讯员报道，梅利托波利亚·费多罗夫市市长在乌克利福德通讯员报道说，这是在电视为“一新闻”的空中。</text:p>
      <text:p text:style-name="P4">
“ 90％的企业在被占领的领土上行不通。敌人只有少数企业被敌人俘虏，敌人在其上为军事设备放置了维修基地，或者制作了似乎一切正常的图片。所有企业都是。被捕，”费多洛夫说。</text:p>
      <text:p text:style-name="P4">
据他说，有一些企业抢劫的案例。 敌方存储设备，出口仓库。 作为Fedorov Navivhashnovna和Foundry的一个例子。 靠近<text:a xlink:type="simple" xlink:href="https://www.ukrinform.ua/tag-melitopol" text:style-name="Internet_20_link" text:visited-style-name="Visited_20_Internet_20_Link">
</text:a>
。 他说：“现在已经被掠夺了。”</text:p>
      <text:p text:style-name="P4">
<text:span text:style-name="T4">
另请阅读：</text:span>
 <text:a xlink:type="simple" xlink:href="https://www.ukrinform.ua/rubric-regions/3705113-na-okupovanih-teritoriah-zaporizza-zaboronili-prodaz-alkogolu.html" text:style-name="Internet_20_link" text:visited-style-name="Visited_20_Internet_20_Link">
<text:span text:style-name="T4">
 Zaporozhye </text:span>
</text:a>
据报道，俄罗斯联邦的军队一天在<text:a xlink:type="simple" xlink:href="https://www.ukrinform.ua/rubric-regions/3708914-na-zaporizzi-armia-rf-obstrilala-18-naselenih-punktiv-poranenij-colovik.html" text:style-name="Internet_20_link" text:visited-style-name="Visited_20_Internet_20_Link">
</text:a>
64岁的男人被困。</text:p>
      <text:p text:style-name="P4">
News Source: <text:a xlink:type="simple" xlink:href="https://www.ukrinform.ua/rubric-economy/3709009-na-okupovanij-castini-zaporizza-90-pidpriemstv-ne-pracuut-fedorov.html" text:style-name="Internet_20_link" text:visited-style-name="Visited_20_Internet_20_Link">
https://www.ukrinform.ua/rubric-economy/3709009-na-okupovanij-castini-zaporizza-90-pidpriemstv-ne-pracuut-fedorov.html</text:a>
</text:p>
      <!--NEWS-->
      <text:h text:style-name="P10" text:outline-level="1">
<text:span text:style-name="T4">
Donetsk Oblast（19:03）。 红色警报：空中威胁。 警笛声。 立即掩盖！</text:span>
</text:h>
      <text:p text:style-name="P4">
作者: liveuamap (Language: en)</text:p>
      <text:p text:style-name="P4">
时间: 2023-05-14T13:05:00</text:p>
      <text:p text:style-name="P4">
地点: Donetsk Oblast (Latitude:48.72858 Longtitude:37.57692)</text:p>
      <text:p text:style-name="P4">
视频: []</text:p>
      <text:p text:style-name="P4">
图片: []</text:p>
      <text:p text:style-name="P4">
标签: ["Europe", "Central and Eastern Europe"]</text:p>
      <text:p text:style-name="P4">
Id: 22562850</text:p>
      <!--METADATA-->
      <text:p text:style-name="P4">
Donetsk Oblast(19:03). Red Alert: aerial threat. Sirens sounding. Take covernow!</text:p>
      <text:p text:style-name="P4">
News Collection Link: <text:a xlink:type="simple" xlink:href="https://liveuamap.com/en/2023/14-may-donetsk-oblast1903-red-alert-aerial-thg" text:style-name="Internet_20_link" text:visited-style-name="Visited_20_Internet_20_Link">
https://liveuamap.com/en/2023/14-may-donetsk-oblast1903-red-alert-aerial-thg</text:a>
</text:p>
      <text:p text:style-name="P4">
News Source: <text:a xlink:type="simple" xlink:href="https://t.me/air_alert_ua/45343" text:style-name="Internet_20_link" text:visited-style-name="Visited_20_Internet_20_Link">
https://t.me/air_alert_ua/45343</text:a>
</text:p>
      <!--NEWS-->
      <text:h text:style-name="P10" text:outline-level="1">
<text:span text:style-name="T4">
玛莎·科斯蒂克（Martha Kostyuk）将在罗马的WTA锦标赛连续两场比赛</text:span>
</text:h>
      <text:p text:style-name="P4">
作者: Ukrinform (Person)</text:p>
      <text:p text:style-name="P4">
出版商: Укринформ (Organization)</text:p>
      <text:p text:style-name="P4">
出版时间: 2023-05-14T13:18:23+03:00</text:p>
      <text:p text:style-name="P4">
修改时间: 2023-05-14T13:18:23+03:00</text:p>
      <text:p text:style-name="P4">
描述: 乌克兰Marta Kostyuk的第一个“球拍”继续在罗马（意大利）的Internazionali Bnl d'Atalia（WTA）（WTA）奖金（意大利），其奖金为350万美元 - 乌克林福姆（Ukrinform）。</text:p>
      <text:p text:style-name="P4">
图片: ["<text:a xlink:type="simple" xlink:href="https://static.ukrinform.com/photos/2023_05/thumb_files/630_360_1684059494-655.jpg" text:style-name="Internet_20_link" text:visited-style-name="Visited_20_Internet_20_Link">
630_360_16840...</text:a>
"]</text:p>
      <text:p text:style-name="P4">
标签: ['Теніс', 'Марта Костюк']</text:p>
      <text:p text:style-name="P4">
类型: Article</text:p>
      <!--METADATA-->
      <text:p text:style-name="P4">
<draw:frame draw:style-name="fr1" draw:name="Image125" text:anchor-type="as-char" svg:width="6.9236in" svg:height="3.956343in" draw:z-index="0">
<draw:image xlink:href="../Images/yкринформ/2023-05-14T13-18-23-03-00/630_360_1684059494-655.jpg" xlink:type="simple" xlink:show="embed" xlink:actuate="onLoad" draw:mime-type="image/jpeg"/>
</draw:frame>
乌克兰Marta Kostyuk的第一个“球拍”继续在女子Tenisa协会的土壤锦标赛上表现(WTA) - 意大利国际bnl-(意大利)拥有350万美元的资金。</text:p>
      <text:p text:style-name="P4">
在单个类别的第三个圈子中，在第32个Kostyuk下播种将与西班牙Paulo Badosa一起，在蒸汽网格的第二轮中，Elena-Gabriel Rose的飞机将与第三个数量的“播种”相遇(美国) -  Demi Vurs(荷兰)，报道乌克林福姆。</text:p>
      <text:p text:style-name="P4">
据报道，Lesya Tsurenko与来自波兰的世界IGA Schwontek的第一个“球拍”，Angelina Kalinina抵制了白俄罗斯维多利亚·阿扎伦科的比赛(14)和美国麦迪逊山羊(19).</text:p>
      <text:p text:style-name="P4">
<text:span text:style-name="T4">
Читайте також:</text:span>
 <text:a xlink:type="simple" xlink:href="https://www.ukrinform.ua/rubric-sports/3708381-ukrainka-kostuk-zdolala-lu-u-drugomu-koli-turniru-wta-1000-v-rimi.html" text:style-name="Internet_20_link" text:visited-style-name="Visited_20_Internet_20_Link">
 </text:a>
意大利首都的比赛将持续到5月21日。</text:p>
      <text:p text:style-name="P4">
照片：乌克兰的Getty Images/Global Images。</text:p>
      <text:p text:style-name="P4">
News Source: <text:a xlink:type="simple" xlink:href="https://www.ukrinform.ua/rubric-sports/3709015-marta-kostuk-zigrae-dva-matci-pospil-na-turniri-wta-u-rimi.html" text:style-name="Internet_20_link" text:visited-style-name="Visited_20_Internet_20_Link">
https://www.ukrinform.ua/rubric-sports/3709015-marta-kostuk-zigrae-dva-matci-pospil-na-turniri-wta-u-rimi.html</text:a>
</text:p>
      <!--NEWS-->
      <text:h text:style-name="P10" text:outline-level="1">
<text:span text:style-name="T4">
玛莎·科斯蒂克（Martha Kostyuk）将在罗马的WTA锦标赛连续两场比赛</text:span>
</text:h>
      <text:p text:style-name="P4">
作者: Ukrinform (Person)</text:p>
      <text:p text:style-name="P4">
出版商: Укринформ (Organization)</text:p>
      <text:p text:style-name="P4">
出版时间: 2023-05-14T13:18:23+03:00</text:p>
      <text:p text:style-name="P4">
修改时间: 2023-05-14T13:18:23+03:00</text:p>
      <text:p text:style-name="P4">
描述: 乌克兰Marta Kostyuk的第一个“球拍”继续在罗马（意大利）的Internazionali Bnl d'Atalia（WTA）（WTA）奖金（意大利），其奖金为350万美元 - 乌克林福姆（Ukrinform）。</text:p>
      <text:p text:style-name="P4">
图片: ["<text:a xlink:type="simple" xlink:href="https://static.ukrinform.com/photos/2023_05/thumb_files/630_360_1684059494-655.jpg" text:style-name="Internet_20_link" text:visited-style-name="Visited_20_Internet_20_Link">
630_360_16840...</text:a>
"]</text:p>
      <text:p text:style-name="P4">
标签: ['Теніс', 'Марта Костюк']</text:p>
      <text:p text:style-name="P4">
类型: Article</text:p>
      <!--METADATA-->
      <text:p text:style-name="P4">
<draw:frame draw:style-name="fr1" draw:name="Image126" text:anchor-type="as-char" svg:width="6.9236in" svg:height="3.956343in" draw:z-index="0">
<draw:image xlink:href="../Images/yкринформ/2023-05-14T13-18-23-03-00/630_360_1684059494-655.jpg" xlink:type="simple" xlink:show="embed" xlink:actuate="onLoad" draw:mime-type="image/jpeg"/>
</draw:frame>
乌克兰Marta Kostyuk的第一个“球拍”继续在女子Tenisa协会的土壤锦标赛上表现(WTA) - 意大利国际bnl-(意大利)拥有350万美元的资金。</text:p>
      <text:p text:style-name="P4">
在单个类别的第三个圈子中，在第32个Kostyuk下播种将与西班牙Paulo Badosa一起，在蒸汽网格的第二轮中，Elena-Gabriel Rose的飞机将与第三个数量的“播种”相遇(美国) -  Demi Vurs(荷兰)，报道乌克林福姆。</text:p>
      <text:p text:style-name="P4">
据报道，Lesya Tsurenko与来自波兰的世界IGA Schwontek的第一个“球拍”，Angelina Kalinina抵制了白俄罗斯维多利亚·阿扎伦科的比赛(14)和美国麦迪逊山羊(19).</text:p>
      <text:p text:style-name="P4">
<text:span text:style-name="T4">
Читайте також:</text:span>
 <text:a xlink:type="simple" xlink:href="https://www.ukrinform.ua/rubric-sports/3708381-ukrainka-kostuk-zdolala-lu-u-drugomu-koli-turniru-wta-1000-v-rimi.html" text:style-name="Internet_20_link" text:visited-style-name="Visited_20_Internet_20_Link">
 </text:a>
意大利首都的比赛将持续到5月21日。</text:p>
      <text:p text:style-name="P4">
照片：乌克兰的Getty Images/Global Images。</text:p>
      <text:p text:style-name="P4">
News Source: <text:a xlink:type="simple" xlink:href="https://www.ukrinform.ua/rubric-sports/3709015-marta-kostuk-zigrae-dva-matci-pospil-na-turniri-wta-u-rimi.html" text:style-name="Internet_20_link" text:visited-style-name="Visited_20_Internet_20_Link">
https://www.ukrinform.ua/rubric-sports/3709015-marta-kostuk-zigrae-dva-matci-pospil-na-turniri-wta-u-rimi.html</text:a>
</text:p>
      <!--NEWS-->
      <text:h text:style-name="P10" text:outline-level="1">
<text:span text:style-name="T4">
肖尔茨宣布将新的军事援助计划分配给乌克兰</text:span>
</text:h>
      <text:p text:style-name="P4">
作者: Ukrinform (Person)</text:p>
      <text:p text:style-name="P4">
出版商: Укринформ (Organization)</text:p>
      <text:p text:style-name="P4">
出版时间: 2023-05-14T13:19:00+03:00</text:p>
      <text:p text:style-name="P4">
修改时间: 2023-05-14T13:19:00+03:00</text:p>
      <text:p text:style-name="P4">
描述: 德国为乌克兰提供了一揽子价值27亿欧元的军事援助，这将有助于乌克兰人有效地抵御侵略者。  - 乌克林。</text:p>
      <text:p text:style-name="P4">
图片: ["<text:a xlink:type="simple" xlink:href="https://static.ukrinform.com/photos/2023_05/thumb_files/630_360_1684059939-177.jpg" text:style-name="Internet_20_link" text:visited-style-name="Visited_20_Internet_20_Link">
630_360_16840...</text:a>
"]</text:p>
      <text:p text:style-name="P4">
标签: ['Україна', 'Зброя', 'Шольц', 'Війна з росією']</text:p>
      <text:p text:style-name="P4">
类型: Article</text:p>
      <!--METADATA-->
      <text:p text:style-name="P4">
<draw:frame draw:style-name="fr1" draw:name="Image127" text:anchor-type="as-char" svg:width="6.9236in" svg:height="3.956343in" draw:z-index="0">
<draw:image xlink:href="../Images/yкринформ/2023-05-14T13-19-00-03-00/630_360_1684059939-177.jpg" xlink:type="simple" xlink:show="embed" xlink:actuate="onLoad" draw:mime-type="image/jpeg"/>
</draw:frame>
德国是价值27亿欧元的军事援助，这将有助于乌克兰人有效地抵御侵略者。</text:p>
      <text:p text:style-name="P4">
据《通讯》报道，这是由德国联邦总理Scholtz与乌克兰总统在柏林举行的Zelensky新闻发布会主席共同指出的。</text:p>
      <text:p text:style-name="P4">
“我们提供非常现代，非常有效，优质的武器，有助于捍卫自己……。 我们不停。 我们决定提供27亿欧元的新包装，”索尔兹说。</text:p>
      <text:p text:style-name="P4">
他指出，新套餐包括其他Marder步兵战机，豹子1坦克，Gepard Anti-Aircraft Complexs，Iris-T防空综合体等。</text:p>
      <text:p text:style-name="P4">
总的来说，据总理说<text:a xlink:type="simple" xlink:href="https://www.ukrinform.ua/tag-nimeccina" text:style-name="Internet_20_link" text:visited-style-name="Visited_20_Internet_20_Link">
</text:a>
在战争开始时，她提供了约170亿欧元的支持。 他承认，人道主义，财务，经济和军事支持将“根据需要”。</text:p>
      <text:p text:style-name="P4">
总理补充说，合作伙伴已经准备好长期支持乌克兰，这是莫斯科的信息。</text:p>
      <text:p text:style-name="P4">
他强调，俄罗斯应该从乌克兰领土上夺走其部队。</text:p>
      <text:p text:style-name="P4">
Scholtz还表示，德国与伴侣一起将照顾侵略者的鸟类。</text:p>
      <text:p text:style-name="P4">
总理说：“有罪应负责。”</text:p>
      <text:p text:style-name="P4">
他还强调，俄罗斯联邦普京·埃萨格拉兹(Putin Ezagraz)总统的帝国计划和思想所有人。</text:p>
      <text:p text:style-name="P4">
<text:span text:style-name="T5">
viso：<text:a xlink:type="simple" xlink:href="https://t.me/V_Zelenskiy_official/6224" text:style-name="Internet_20_link" text:visited-style-name="Visited_20_Internet_20_Link">
</text:a>
</text:span>
</text:p>
      <text:p text:style-name="P4">
Zelensky感谢德国的帮助。</text:p>
      <text:p text:style-name="P4">
“我感谢德国从全面的俄罗斯入侵开始时最大的军事援助计划。德国防空系统，炮兵，坦克和BMP挽救了乌克兰人的生命，并使我们更接近胜利。德国是一个可靠的盟友。我们带来了和平。总统写道<text:a xlink:type="simple" xlink:href="https://t.me/V_Zelenskiy_official/6222" text:style-name="Internet_20_link" text:visited-style-name="Visited_20_Internet_20_Link">
</text:a>
。</text:p>
      <text:p text:style-name="P4">
<text:span text:style-name="T4">
另请阅读：</text:span>
 <text:a xlink:type="simple" xlink:href="https://www.ukrinform.ua/rubric-ato/3707970-polsa-peredala-ukraini-vze-14-litakiv-mig29-i-ponad-300-tankiv.html" text:style-name="Internet_20_link" text:visited-style-name="Visited_20_Internet_20_Link">
</text:a>
据报道，乌克兰总统在崭新战争开始后首次访问德国。</text:p>
      <text:p text:style-name="P4">
News Source: <text:a xlink:type="simple" xlink:href="https://www.ukrinform.ua/rubric-ato/3709018-solc-ogolosiv-pro-vidilenna-ukraini-novogo-paketa-vijskovoi-dopomogi.html" text:style-name="Internet_20_link" text:visited-style-name="Visited_20_Internet_20_Link">
https://www.ukrinform.ua/rubric-ato/3709018-solc-ogolosiv-pro-vidilenna-ukraini-novogo-paketa-vijskovoi-dopomogi.html</text:a>
</text:p>
      <!--NEWS-->
      <text:h text:style-name="P10" text:outline-level="1">
<text:span text:style-name="T4">
Zelensky关于反对意义的要求数量的武器：“更多的访问和所有武器”</text:span>
</text:h>
      <text:p text:style-name="P4">
作者: Ukrinform (Person)</text:p>
      <text:p text:style-name="P4">
出版商: Укринформ (Organization)</text:p>
      <text:p text:style-name="P4">
出版时间: 2023-05-14T13:21:00+03:00</text:p>
      <text:p text:style-name="P4">
修改时间: 2023-05-14T13:21:00+03:00</text:p>
      <text:p text:style-name="P4">
描述: 沃迪米尔总统Zelenskyy说，为了积累促进乌克兰军队的必要武器，他必须进行多次访问。  - 乌克林。</text:p>
      <text:p text:style-name="P4">
图片: ["<text:a xlink:type="simple" xlink:href="https://static.ukrinform.com/photos/2023_05/thumb_files/630_360_1684060730-893.jpg" text:style-name="Internet_20_link" text:visited-style-name="Visited_20_Internet_20_Link">
630_360_16840...</text:a>
"]</text:p>
      <text:p text:style-name="P4">
标签: ['Зброя', 'Зеленський', 'Шольц', 'Війна з росією']</text:p>
      <text:p text:style-name="P4">
类型: Article</text:p>
      <!--METADATA-->
      <text:p text:style-name="P4">
<draw:frame draw:style-name="fr1" draw:name="Image128" text:anchor-type="as-char" svg:width="6.9236in" svg:height="3.956343in" draw:z-index="0">
<draw:image xlink:href="../Images/yкринформ/2023-05-14T13-21-00-03-00/630_360_1684060730-893.jpg" xlink:type="simple" xlink:show="embed" xlink:actuate="onLoad" draw:mime-type="image/jpeg"/>
</draw:frame>
总统洛奇·泽伦斯基(Lodge Zelensky)表示，为了积累促进乌克兰军队所需的武器数量，他还有更多访问。</text:p>
      <text:p text:style-name="P4">
他在与乌克利福德通讯员的德国Ovelaf Scholtz联邦总理Ovelaf Scholtz的新闻发布会上说。</text:p>
      <text:p text:style-name="P4">
当被问及乌克兰是否已收到<text:a xlink:type="simple" xlink:href="https://www.ukrinform.ua/tag-zbroa" text:style-name="Internet_20_link" text:visited-style-name="Visited_20_Internet_20_Link">
</text:a>
为了促进陆军前进，国家元首回答：“山和所有。”</text:p>
      <text:p text:style-name="P4">
<text:span text:style-name="T4">
另请阅读：</text:span>
 <text:a xlink:type="simple" xlink:href="https://www.ukrinform.ua/rubric-polytics/3708995-zelenskij-obgovoriv-zi-stajnmaerom-intensivnu-spivpracu-miz-krainami.html" text:style-name="Internet_20_link" text:visited-style-name="Visited_20_Internet_20_Link">
<text:span text:style-name="T4">
 Zelensky </text:span>
</text:a>
据报道，总统<text:a xlink:type="simple" xlink:href="https://www.ukrinform.ua/rubric-polytics/3708875-zelenskij-pribuv-z-vizitom-do-berlina.html" text:style-name="Internet_20_link" text:visited-style-name="Visited_20_Internet_20_Link">
</text:a>
在头部前夕，他访问了意大利。</text:p>
      <text:p text:style-name="P4">
News Source: <text:a xlink:type="simple" xlink:href="https://www.ukrinform.ua/rubric-ato/3709017-zelenskij-pro-neobhidnu-kilkist-zbroi-dla-kontrnastupu-se-kilka-vizitiv-i-vse.html" text:style-name="Internet_20_link" text:visited-style-name="Visited_20_Internet_20_Link">
https://www.ukrinform.ua/rubric-ato/3709017-zelenskij-pro-neobhidnu-kilkist-zbroi-dla-kontrnastupu-se-kilka-vizitiv-i-vse.html</text:a>
</text:p>
      <!--NEWS-->
      <text:h text:style-name="P10" text:outline-level="1">
<text:span text:style-name="T4">
Yermak与美国总统顾问讨论了前线</text:span>
</text:h>
      <text:p text:style-name="P4">
作者: Ukrinform (Person)</text:p>
      <text:p text:style-name="P4">
出版商: Укринформ (Organization)</text:p>
      <text:p text:style-name="P4">
出版时间: 2023-05-14T13:24:00+03:00</text:p>
      <text:p text:style-name="P4">
修改时间: 2023-05-14T13:24:00+03:00</text:p>
      <text:p text:style-name="P4">
描述: 总统办公室负责人安德里·耶尔马克（Andriy Yermak）与美国总统就国家安全杰克·沙利文（Jake Sullivan）进行了电话交谈，在此期间，他们讨论了乌克兰国防军对领土占领的当前局势以及当前的行动。  - 乌克林。</text:p>
      <text:p text:style-name="P4">
图片: ["<text:a xlink:type="simple" xlink:href="https://static.ukrinform.com/photos/2023_03/thumb_files/630_360_1678262274-371.jpeg" text:style-name="Internet_20_link" text:visited-style-name="Visited_20_Internet_20_Link">
630_360_16782...</text:a>
"]</text:p>
      <text:p text:style-name="P4">
标签: ['США', 'Єрмак', 'Офіс Президента', 'Війна з росією']</text:p>
      <text:p text:style-name="P4">
类型: Article</text:p>
      <!--METADATA-->
      <text:p text:style-name="P4">
<draw:frame draw:style-name="fr1" draw:name="Image129" text:anchor-type="as-char" svg:width="6.9236in" svg:height="3.956343in" draw:z-index="0">
<draw:image xlink:href="../Images/yкринформ/2023-05-14T13-24-00-03-00/630_360_1678262274-371.jpeg" xlink:type="simple" xlink:show="embed" xlink:actuate="onLoad" draw:mime-type="image/jpeg"/>
</draw:frame>
总统领导层安德里·耶尔马克(Andriy Yermak)与美国总统国家国家安全杰克·沙利文(Jake Sullivan)进行了电话交谈，在此期间，他们讨论了乌克兰在领土占领中的乌克兰siloborons的最新情况和当前行动。</text:p>
      <text:p text:style-name="P4">
关于它报告<text:a xlink:type="simple" xlink:href="https://www.president.gov.ua/news/u-mezhah-postijnogo-dialogu-iz-soyuznikami-andrij-yermak-u-r-82873" text:style-name="Internet_20_link" text:visited-style-name="Visited_20_Internet_20_Link">
</text:a>
，报道乌克林福姆。</text:p>
      <text:p text:style-name="P4">
“在意大利，在乌克兰官方代表团中，总统安德里·伊尔马克(Andriy Yermak)的负责人代表国务家元首与总统的叛徒进行了电话交谈<text:a xlink:type="simple" xlink:href="https://www.ukrinform.ua/tag-ssa" text:style-name="Internet_20_link" text:visited-style-name="Visited_20_Internet_20_Link">
</text:a>
杰克·沙利文(Jake Sullivan)关于问题安全。 声明说，在不断对话的框架内，美国方面被告知了那不勒斯与俄罗斯入侵者的当前局势以及乌克兰国防军扣除我们领土的当前行动。”</text:p>
      <text:p text:style-name="P4">
双方还讨论了在七组会议期间，确保乌克兰与俄罗斯侵略的统一和支持，该小组将于5月中旬在日本城市广岛举行。</text:p>
      <text:p text:style-name="P4">
<text:span text:style-name="T4">
另请阅读：</text:span>
 <text:a xlink:type="simple" xlink:href="https://www.ukrinform.ua/rubric-polytics/3705259-ermak-obgovoriv-iz-poslom-aponii-prodovzenna-spivpraci.html" text:style-name="Internet_20_link" text:visited-style-name="Visited_20_Internet_20_Link">
</text:a>
耶尔马克(Yermak)感谢美国方面的强大领导才能支持我们的国家并将公平的和平归还给欧洲大陆。</text:p>
      <text:p text:style-name="P4">
作为 <text:a xlink:type="simple" xlink:href="https://www.ukrinform.ua/rubric-polytics/3704059-ermak-obgovoriv-z-italijskim-ministrom-prodovzenna-pidtrimki-ukraini.html" text:style-name="Internet_20_link" text:visited-style-name="Visited_20_Internet_20_Link">
 </text:a>
办公室主席安德里·耶尔马克(Andriy Yermak)与企业部长安德里·耶尔马克(Andriy Yermak)和意大利阿道夫·乌尔索(Adolf Urso)的生产讨论了国家之间经济合作。</text:p>
      <text:p text:style-name="P4">
_foto：op _</text:p>
      <text:p text:style-name="P4">
News Source: <text:a xlink:type="simple" xlink:href="https://www.ukrinform.ua/rubric-polytics/3709020-ermak-obgovoriv-z-radnikom-prezidenta-ssa-situaciu-na-fronti.html" text:style-name="Internet_20_link" text:visited-style-name="Visited_20_Internet_20_Link">
https://www.ukrinform.ua/rubric-polytics/3709020-ermak-obgovoriv-z-radnikom-prezidenta-ssa-situaciu-na-fronti.html</text:a>
</text:p>
      <!--NEWS-->
      <text:h text:style-name="P10" text:outline-level="1">
<text:span text:style-name="T4">
恐怖分子解雇了布基纳法索的农民-33死亡</text:span>
</text:h>
      <text:p text:style-name="P4">
作者: Ukrinform (Person)</text:p>
      <text:p text:style-name="P4">
出版商: Укринформ (Organization)</text:p>
      <text:p text:style-name="P4">
出版时间: 2023-05-14T13:35:00+03:00</text:p>
      <text:p text:style-name="P4">
修改时间: 2023-05-14T13:35:00+03:00</text:p>
      <text:p text:style-name="P4">
描述: 武装人员向在布基纳 - 费索地区种植蔬菜的农民开火，造成至少33人。  - 乌克林。</text:p>
      <text:p text:style-name="P4">
图片: ["<text:a xlink:type="simple" xlink:href="https://static.ukrinform.com/photos/2023_05/thumb_files/630_360_1684061346-180.jpg" text:style-name="Internet_20_link" text:visited-style-name="Visited_20_Internet_20_Link">
630_360_16840...</text:a>
"]</text:p>
      <text:p text:style-name="P4">
标签: ['Тероризм', 'Загибель', 'Фермер', 'Буркіна-Фасо ']</text:p>
      <text:p text:style-name="P4">
类型: Article</text:p>
      <!--METADATA-->
      <text:p text:style-name="P4">
<draw:frame draw:style-name="fr1" draw:name="Image130" text:anchor-type="as-char" svg:width="6.9236in" svg:height="3.956343in" draw:z-index="0">
<draw:image xlink:href="../Images/yкринформ/2023-05-14T13-35-00-03-00/630_360_1684061346-180.jpg" xlink:type="simple" xlink:show="embed" xlink:actuate="onLoad" draw:mime-type="image/jpeg"/>
</draw:frame>
向在布基纳 - 弗索地区种植蔬菜的农民开火，至少造成33人。</text:p>
      <text:p text:style-name="P4">
正如乌克林福姆报道的那样，它报告了<text:a xlink:type="simple" xlink:href="https://www.24newshd.tv/14-May-2023/33-civilians-killed-in-burkina-faso-terrorist-attack" text:style-name="Internet_20_link" text:visited-style-name="Visited_20_Internet_20_Link">
</text:a>
。</text:p>
      <text:p text:style-name="P4">
州长巴巴·皮埃尔·巴辛(Babo Pierre Bassing)说，对农民的袭击发生在星期四晚上。</text:p>
      <text:p text:style-name="P4">
“穆克省谢里巴省的尤鲁村在伊瓦尔瓦尔恐怖袭击中怯ward。袭击者向沿河沿河农业的平民开除了袭击者。(https://www.ukrinform.ua/tag-zagibel)这是33个人。”他说。</text:p>
      <text:p text:style-name="P4">
当地消息人士还报告说，摩托车的武装攻击者向农民开火。</text:p>
      <text:p text:style-name="P4">
<text:span text:style-name="T4">
另请阅读：</text:span>
 <text:a xlink:type="simple" xlink:href="https://www.ukrinform.ua/rubric-world/3696714-u-burkinafaso-napali-na-vijskovih-40-vbitih-i-33-poranenih.html" text:style-name="Internet_20_link" text:visited-style-name="Visited_20_Internet_20_Link">
<text:span text:style-name="T4">
 burkina </text:span>
 <text:span text:style-name="T4">
 faso </text:span>
</text:a>
值得注意的是，自3月在13个地区中的8个地区以来，布基纳 - 弗索(Brkina-Faso)是一个共同的状态。</text:p>
      <text:p text:style-name="P4">
如报道<text:a xlink:type="simple" xlink:href="https://www.ukrinform.ua/rubric-world/3702070-u-burkinafaso-vnaslidok-napadu-na-vijskovij-zagin-zaginuli-33-soldati.html" text:style-name="Internet_20_link" text:visited-style-name="Visited_20_Internet_20_Link">
</text:a>
33名士兵在军事哨所的一个军事哨所被杀。</text:p>
      <text:p text:style-name="P4">
<text:span text:style-name="T5">
foto：dw</text:span>
</text:p>
      <text:p text:style-name="P4">
News Source: <text:a xlink:type="simple" xlink:href="https://www.ukrinform.ua/rubric-world/3709031-teroristi-obstrilali-fermeriv-u-burkinafaso-33-zagiblih.html" text:style-name="Internet_20_link" text:visited-style-name="Visited_20_Internet_20_Link">
https://www.ukrinform.ua/rubric-world/3709031-teroristi-obstrilali-fermeriv-u-burkinafaso-33-zagiblih.html</text:a>
</text:p>
      <!--NEWS-->
      <text:h text:style-name="P10" text:outline-level="1">
<text:span text:style-name="T4">
能源在赫尔森地区的两个定居点中恢复了光</text:span>
</text:h>
      <text:p text:style-name="P4">
作者: Ukrinform (Person)</text:p>
      <text:p text:style-name="P4">
出版商: Укринформ (Organization)</text:p>
      <text:p text:style-name="P4">
出版时间: 2023-05-14T13:41:00+03:00</text:p>
      <text:p text:style-name="P4">
修改时间: 2023-05-14T13:41:00+03:00</text:p>
      <text:p text:style-name="P4">
描述: 能源在赫尔森地区Bery​​slav区的两个定居点恢复了电源。  - 乌克林。</text:p>
      <text:p text:style-name="P4">
图片: ["<text:a xlink:type="simple" xlink:href="https://static.ukrinform.com/photos/2023_04/thumb_files/630_360_1682749637-690.jpg" text:style-name="Internet_20_link" text:visited-style-name="Visited_20_Internet_20_Link">
630_360_16827...</text:a>
"]</text:p>
      <text:p text:style-name="P4">
标签: ['Електроенергія', 'Херсонщина']</text:p>
      <text:p text:style-name="P4">
类型: Article</text:p>
      <!--METADATA-->
      <text:p text:style-name="P4">
<draw:frame draw:style-name="fr1" draw:name="Image131" text:anchor-type="as-char" svg:width="6.9236in" svg:height="3.956343in" draw:z-index="0">
<draw:image xlink:href="../Images/yкринформ/2023-05-14T13-41-00-03-00/630_360_1682749637-690.jpg" xlink:type="simple" xlink:show="embed" xlink:actuate="onLoad" draw:mime-type="image/jpeg"/>
</draw:frame>
电源已在Berislav区 - 教区地区的两个定居点提供。</text:p>
      <text:p text:style-name="P4">
这是由Kherson Ova在[]中报道的(https://t.me/khersonskaODA/5832)，报道乌克林福姆。</text:p>
      <text:p text:style-name="P4">
正如所指出的，在德米特伦科(Dmitrenko)村，14个订户，一个树林死亡 -  23个与网络相连。</text:p>
      <text:p text:style-name="P4">
这项工作涉及75人和29件设备。</text:p>
      <text:p text:style-name="P4">
根据OVA的说法，能源的最后一天进行了紧急恢复工程，以喂养Berislav，The Blesed，The Green Guy和Poskrovskoye的线路。</text:p>
      <text:p text:style-name="P4">
<text:span text:style-name="T4">
另请阅读：</text:span>
 <text:a xlink:type="simple" xlink:href="https://www.ukrinform.ua/rubric-ato/3708837-rosiani-za-dobu-obstrilali-cotiri-gromadi-sumsini-zagalom-65-vibuhiv.html" text:style-name="Internet_20_link" text:visited-style-name="Visited_20_Internet_20_Link">
<text:span text:style-name="T4">
 sumy region </text:span>
</text:a>
据报道，俄罗斯军队在过去的一天<text:a xlink:type="simple" xlink:href="https://www.ukrinform.ua/rubric-regions/3708904-vijska-rf-za-dobu-90-raziv-obstrilali-hersonsinu-poraneni-sestero-civilnih.html" text:style-name="Internet_20_link" text:visited-style-name="Visited_20_Internet_20_Link">
</text:a>
来自炮兵，RSSV，迫击炮，坦克，无人机和航空。</text:p>
      <text:p text:style-name="P4">
<text:span text:style-name="T5">
foto：oleg synigubov</text:span>
</text:p>
      <text:p text:style-name="P4">
News Source: <text:a xlink:type="simple" xlink:href="https://www.ukrinform.ua/rubric-vidbudova/3709028-energetiki-vidnovili-elektropostacanna-se-u-dvoh-naselenih-punktah-hersonsini.html" text:style-name="Internet_20_link" text:visited-style-name="Visited_20_Internet_20_Link">
https://www.ukrinform.ua/rubric-vidbudova/3709028-energetiki-vidnovili-elektropostacanna-se-u-dvoh-naselenih-punktah-hersonsini.html</text:a>
</text:p>
      <!--NEWS-->
      <text:h text:style-name="P10" text:outline-level="1">
<text:span text:style-name="T4">
今年已经有可能造成不可逆转的失败-Zelensky</text:span>
</text:h>
      <text:p text:style-name="P4">
作者: Ukrinform (Person)</text:p>
      <text:p text:style-name="P4">
出版商: Укринформ (Organization)</text:p>
      <text:p text:style-name="P4">
出版时间: 2023-05-14T13:43:01+03:00</text:p>
      <text:p text:style-name="P4">
修改时间: 2023-05-14T13:43:01+03:00</text:p>
      <text:p text:style-name="P4">
描述: 沃迪米尔总统Zelenskyy表示，今年有可能击败俄罗斯不可逆转。  - 乌克林。</text:p>
      <text:p text:style-name="P4">
图片: ["<text:a xlink:type="simple" xlink:href="https://static.ukrinform.com/photos/2023_05/thumb_files/630_360_1684060752-598.jpg" text:style-name="Internet_20_link" text:visited-style-name="Visited_20_Internet_20_Link">
630_360_16840...</text:a>
"]</text:p>
      <text:p text:style-name="P4">
标签: ['Зеленський', 'Шольц', 'Війна з росією']</text:p>
      <text:p text:style-name="P4">
类型: Article</text:p>
      <!--METADATA-->
      <text:p text:style-name="P4">
<draw:frame draw:style-name="fr1" draw:name="Image132" text:anchor-type="as-char" svg:width="6.9236in" svg:height="3.956343in" draw:z-index="0">
<draw:image xlink:href="../Images/yкринформ/2023-05-14T13-43-01-03-00/630_360_1684060752-598.jpg" xlink:type="simple" xlink:show="embed" xlink:actuate="onLoad" draw:mime-type="image/jpeg"/>
</draw:frame>
总统洛奇·泽伦斯基(Lodge Zelensky)表示，今年有可能击败俄罗斯人。</text:p>
      <text:p text:style-name="P4">
他在与联邦总理奥拉夫·索尔兹(Olaf Solz)的联合新闻发布会上说。</text:p>
      <text:p text:style-name="P4">
“现在是时候了。 我们所有人都希望这场战争最终结束，阿拉兹纳金公平与诚实的和平。 乌克兰和整个欧洲必须建立联系。 必须保证我们的安全和领土完整性以及欧洲所有民族的Tatertorial完整性的安全。 萨穆扎拉兹(Samuzaraz)是时候确定今年今年的时间。 总统说：“今年我们已经可以使侵略者击败不可逆转。”</text:p>
      <text:p text:style-name="P4">
此外，他感谢德国的帮助。</text:p>
      <ul>
        <li>
补充说：“为了和平，我们之间的合作越多，德国越多是保护和平的领导者，国际关系中的稳定就会越大。”(https://www.ukrinform.ua/tag-zelenskij)。</li>
      </ul>
      <text:p text:style-name="P4">
<text:span text:style-name="T4">
另请阅读：</text:span>
 <text:a xlink:type="simple" xlink:href="https://www.ukrinform.ua/rubric-ato/3709018-solc-ogolosiv-pro-vidilenna-ukraini-novogo-paketa-vijskovoi-dopomogi.html" text:style-name="Internet_20_link" text:visited-style-name="Visited_20_Internet_20_Link">
<text:span text:style-name="T4">
 sholc </text:span>
</text:a>
据报道，沃迪米尔·泽伦斯基总统将于5月14日与德国访问。 在国家元首前夕，访问了意大利。</text:p>
      <text:p text:style-name="P4">
News Source: <text:a xlink:type="simple" xlink:href="https://www.ukrinform.ua/rubric-ato/3709026-uze-cogoric-mozna-zavdati-rosii-nezvorotnoi-porazki-zelenskij.html" text:style-name="Internet_20_link" text:visited-style-name="Visited_20_Internet_20_Link">
https://www.ukrinform.ua/rubric-ato/3709026-uze-cogoric-mozna-zavdati-rosii-nezvorotnoi-porazki-zelenskij.html</text:a>
</text:p>
      <!--NEWS-->
      <text:h text:style-name="P10" text:outline-level="1">
<text:span text:style-name="T4">
Kharkiv，Kharkivska Oblast（19:47）。 红色警报：空中威胁。 警笛声。 立即掩盖！</text:span>
</text:h>
      <text:p text:style-name="P4">
作者: liveuamap (Language: en)</text:p>
      <text:p text:style-name="P4">
时间: 2023-05-14T13:47:00</text:p>
      <text:p text:style-name="P4">
地点: Kharkiv (Latitude:49.98064 Longtitude:36.25333)</text:p>
      <text:p text:style-name="P4">
视频: []</text:p>
      <text:p text:style-name="P4">
图片: []</text:p>
      <text:p text:style-name="P4">
标签: ["Europe", "Central and Eastern Europe"]</text:p>
      <text:p text:style-name="P4">
Id: 22562857</text:p>
      <!--METADATA-->
      <text:p text:style-name="P4">
哈尔基夫(Kharkiv)，哈尔基夫地区(19:47). Red Alert: aerial threat. Sirens sounding.Take cover now!</text:p>
      <text:p text:style-name="P4">
News Collection Link: <text:a xlink:type="simple" xlink:href="https://liveuamap.com/en/2023/14-may-kharkiv-kharkivska-oblast1947-red-alerg" text:style-name="Internet_20_link" text:visited-style-name="Visited_20_Internet_20_Link">
https://liveuamap.com/en/2023/14-may-kharkiv-kharkivska-oblast1947-red-alerg</text:a>
</text:p>
      <text:p text:style-name="P4">
News Source: <text:a xlink:type="simple" xlink:href="https://t.me/air_alert_ua/45345" text:style-name="Internet_20_link" text:visited-style-name="Visited_20_Internet_20_Link">
https://t.me/air_alert_ua/45345</text:a>
</text:p>
      <!--NEWS-->
      <text:h text:style-name="P10" text:outline-level="1">
<text:span text:style-name="T4">
英国在G7峰会上将呼吁加强乌克兰的支持</text:span>
</text:h>
      <text:p text:style-name="P4">
作者: Ukrinform (Person)</text:p>
      <text:p text:style-name="P4">
出版商: Укринформ (Organization)</text:p>
      <text:p text:style-name="P4">
出版时间: 2023-05-14T13:50:00+03:00</text:p>
      <text:p text:style-name="P4">
修改时间: 2023-05-14T13:50:00+03:00</text:p>
      <text:p text:style-name="P4">
描述: 英国总理瑞莎·萨纳克（Risha Sunak）将特别促进下周加强乌克兰的支持，冰岛的旅行和关键的全球挑战，包括非法移民。  - 乌克林。</text:p>
      <text:p text:style-name="P4">
图片: ["<text:a xlink:type="simple" xlink:href="https://static.ukrinform.com/photos/2022_11/thumb_files/630_360_1668506351-613.jpg" text:style-name="Internet_20_link" text:visited-style-name="Visited_20_Internet_20_Link">
630_360_16685...</text:a>
"]</text:p>
      <text:p text:style-name="P4">
标签: ['Британія', 'Україна', 'Велика сімка', 'Війна з росією']</text:p>
      <text:p text:style-name="P4">
类型: Article</text:p>
      <!--METADATA-->
      <text:p text:style-name="P4">
<draw:frame draw:style-name="fr1" draw:name="Image133" text:anchor-type="as-char" svg:width="6.9236in" svg:height="3.956343in" draw:z-index="0">
<draw:image xlink:href="../Images/yкринформ/2023-05-14T13-50-00-03-00/630_360_1668506351-613.jpg" xlink:type="simple" xlink:show="embed" xlink:actuate="onLoad" draw:mime-type="image/jpeg"/>
</draw:frame>
英国总理瑞莎·萨纳克(Risha Sunak)将在下周促进乌克兰的支持，特别是在前往日本和冰岛旅行期间，尤其是在加强乌克兰的支持并解决包括非法移民在内的关键全球挑战。</text:p>
      <text:p text:style-name="P4">
这报告了<text:a xlink:type="simple" xlink:href="https://www.gov.uk/government/news/pm-on-diplomatic-drive-to-push-uk-priorities-on-the-world-stage" text:style-name="Internet_20_link" text:visited-style-name="Visited_20_Internet_20_Link">
</text:a>
，报道乌克林福姆。</text:p>
      <text:p text:style-name="P4">
如前所述，在5月16日访问冰岛时<text:a xlink:type="simple" xlink:href="https://www.ukrinform.ua/tag-britania" text:style-name="Internet_20_link" text:visited-style-name="Visited_20_Internet_20_Link">
</text:a>
总理将参加欧洲理事会，该理事会将讨论反对俄罗斯的非法移民和安全威胁的斗争。</text:p>
      <text:p text:style-name="P4">
然后，Snak将去日本参加萨米峰会(G7)在广岛。 这将是英国总理本月的首次访问。</text:p>
      <text:p text:style-name="P4">
<text:span text:style-name="T4">
另请阅读：</text:span>
 <text:a xlink:type="simple" xlink:href="https://www.ukrinform.ua/rubric-ato/3708372-zelenskij-obgovoriv-iz-sunakom-oboronnu-spivpracu-i-podakuvav-za-storm-shadow.html" text:style-name="Internet_20_link" text:visited-style-name="Visited_20_Internet_20_Link">
<text:span text:style-name="T4">
 snak </text:span>
</text:a>
英国政府指出，在G7峰会上，将是英国对乌克兰的更大援助，这是“准备升级对俄罗斯的军事行动”。</text:p>
      <text:p text:style-name="P4">
据乌克林福姆报道，七个州和欧盟的州计划在俄罗斯联邦早些时候停止供应的那些路线上禁止进口汽车。</text:p>
      <text:p text:style-name="P4">
_foto：Getty Images _</text:p>
      <text:p text:style-name="P4">
News Source: <text:a xlink:type="simple" xlink:href="https://www.ukrinform.ua/rubric-polytics/3709035-britania-na-samiti-g7-zaklikatime-do-posilenna-pidtrimki-ukraini.html" text:style-name="Internet_20_link" text:visited-style-name="Visited_20_Internet_20_Link">
https://www.ukrinform.ua/rubric-polytics/3709035-britania-na-samiti-g7-zaklikatime-do-posilenna-pidtrimki-ukraini.html</text:a>
</text:p>
      <!--NEWS-->
      <text:h text:style-name="P10" text:outline-level="1">
<text:span text:style-name="T4">
Kramatorsk地区报道的暴力爆炸</text:span>
</text:h>
      <text:p text:style-name="P4">
作者: liveuamap (Language: en)</text:p>
      <text:p text:style-name="P4">
时间: 2023-05-14T13:53:39</text:p>
      <text:p text:style-name="P4">
地点: Donetsk Oblast (Latitude:48.73355 Longtitude:37.55367)</text:p>
      <text:p text:style-name="P4">
视频: []</text:p>
      <text:p text:style-name="P4">
图片: []</text:p>
      <text:p text:style-name="P4">
标签: []</text:p>
      <text:p text:style-name="P4">
Id: 22562859</text:p>
      <!--METADATA-->
      <text:p text:style-name="P4">
Kramatorsk地区报道的暴力爆炸</text:p>
      <text:p text:style-name="P4">
新闻集链接：<text:a xlink:type="simple" xlink:href="https://liveuamap.com/en/2023/14-may-violent-explosions-reported-in-kramatorsk-district" text:style-name="Internet_20_link" text:visited-style-name="Visited_20_Internet_20_Link">
https://liveuamap.com/en/2023/14-may-violent-explosions-reported-in-kramatorsk-district</text:a>
</text:p>
      <text:p text:style-name="P4">
News Source: <text:a xlink:type="simple" xlink:href="https://t.me/Donbas_Operativniy/39094" text:style-name="Internet_20_link" text:visited-style-name="Visited_20_Internet_20_Link">
https://t.me/Donbas_Operativniy/39094</text:a>
</text:p>
      <!--NEWS-->
      <text:h text:style-name="P10" text:outline-level="1">
<text:span text:style-name="T4">
乌克兰犹太教师Tsurkan赢得了欧洲杯的立陶宛舞台</text:span>
</text:h>
      <text:p text:style-name="P4">
作者: Ukrinform (Person)</text:p>
      <text:p text:style-name="P4">
出版商: Укринформ (Organization)</text:p>
      <text:p text:style-name="P4">
出版时间: 2023-05-14T13:54:00+03:00</text:p>
      <text:p text:style-name="P4">
修改时间: 2023-05-14T13:54:00+03:00</text:p>
      <text:p text:style-name="P4">
描述: 在考纳斯（立陶宛），欧洲犹太杯的下一阶段，来自16个国家的178名运动员的参与已经结束。  - 乌克林。</text:p>
      <text:p text:style-name="P4">
图片: ["<text:a xlink:type="simple" xlink:href="https://static.ukrinform.com/photos/2023_05/thumb_files/630_360_1684061618-939.jpeg" text:style-name="Internet_20_link" text:visited-style-name="Visited_20_Internet_20_Link">
630_360_16840...</text:a>
"]</text:p>
      <text:p text:style-name="P4">
标签: ['Дзюдо']</text:p>
      <text:p text:style-name="P4">
类型: Article</text:p>
      <!--METADATA-->
      <text:p text:style-name="P4">
<draw:frame draw:style-name="fr1" draw:name="Image134" text:anchor-type="as-char" svg:width="6.9236in" svg:height="3.956343in" draw:z-index="0">
<draw:image xlink:href="../Images/yкринформ/2023-05-14T13-54-00-03-00/630_360_1684061618-939.jpeg" xlink:type="simple" xlink:show="embed" xlink:actuate="onLoad" draw:mime-type="image/jpeg"/>
</draw:frame>
在考纳斯(立陶宛)欧洲杯的下一个阶段与犹太人一起参加了16个国家的178名运动员的参与。</text:p>
      <text:p text:style-name="P4">
正如官员通知<text:a xlink:type="simple" xlink:href="https://www.ijf.org/competition/2484/standings" text:style-name="Internet_20_link" text:visited-style-name="Visited_20_Internet_20_Link">
</text:a>
国际柔道联合会(IJF)乌克林福姆报告，乌克兰国家队获得了3个奖项。</text:p>
      <text:p text:style-name="P4">
比赛的获胜者是敖德萨·伊戈尔·库坎(Odessa Igor Tsurkan)，他在重量高达81公斤的体重类别中赢得了四场金牌冲突。</text:p>
      <text:p text:style-name="P4">
铜牌获得了Jan Raskin(66公斤)Ta Stanislaw Korchlauk(81公斤).</text:p>
      <text:p text:style-name="P4">
<text:span text:style-name="T4">
Читайте також:</text:span>
 <text:a xlink:type="simple" xlink:href="https://www.ukrinform.ua/rubric-sports/3705876-ukraina-bojkotue-cempionat-svitu-z-dzudo-cerez-vistup-rosian-ta-bilorusiv.html" text:style-name="Internet_20_link" text:visited-style-name="Visited_20_Internet_20_Link">
 <text:span text:style-name="T4">
дзюдо</text:span>
 </text:a>
欧洲杯大三的最后阶段将于5月20日至21日在Malase举行(西班牙).</text:p>
      <text:p text:style-name="P4">
Фото: ukrainejudo.com.</text:p>
      <text:p text:style-name="P4">
News Source: <text:a xlink:type="simple" xlink:href="https://www.ukrinform.ua/rubric-sports/3709033-ukrainskij-dzudoist-curkan-vigrav-litovskij-etap-kubka-evropi-sered-unioriv.html" text:style-name="Internet_20_link" text:visited-style-name="Visited_20_Internet_20_Link">
https://www.ukrinform.ua/rubric-sports/3709033-ukrainskij-dzudoist-curkan-vigrav-litovskij-etap-kubka-evropi-sered-unioriv.html</text:a>
</text:p>
      <!--NEWS-->
      <text:h text:style-name="P10" text:outline-level="1">
<text:span text:style-name="T4">
Sumy地区，Zaporizhhya地区，Dnipro，Dnipropetrovsk地区，Poltava地区（19:53）。 红色的 ...</text:span>
</text:h>
      <text:p text:style-name="P4">
作者: liveuamap (Language: en)</text:p>
      <text:p text:style-name="P4">
时间: 2023-05-14T13:54:00</text:p>
      <text:p text:style-name="P4">
地点: Sumska Oblast (Latitude:51.00015 Longtitude:33.99897)</text:p>
      <text:p text:style-name="P4">
视频: []</text:p>
      <text:p text:style-name="P4">
图片: []</text:p>
      <text:p text:style-name="P4">
标签: ["Europe", "Central and Eastern Europe"]</text:p>
      <text:p text:style-name="P4">
Id: 22562860</text:p>
      <!--METADATA-->
      <text:p text:style-name="P4">
Sumy地区，Zaporizhhya地区，Dnipro，Dnipropetrovsk地区，Poltava地区(19:53). Red Alert: aerial threat. Sirens sounding. Take cover now!</text:p>
      <text:p text:style-name="P4">
News Collection Link: <text:a xlink:type="simple" xlink:href="https://liveuamap.com/en/2023/14-may-sumska-oblast-zaporizka-oblast-dnipro-g" text:style-name="Internet_20_link" text:visited-style-name="Visited_20_Internet_20_Link">
https://liveuamap.com/en/2023/14-may-sumska-oblast-zaporizka-oblast-dnipro-g</text:a>
</text:p>
      <text:p text:style-name="P4">
News Source: <text:a xlink:type="simple" xlink:href="https://t.me/air_alert_ua/45349" text:style-name="Internet_20_link" text:visited-style-name="Visited_20_Internet_20_Link">
https://t.me/air_alert_ua/45349</text:a>
</text:p>
      <!--NEWS-->
      <text:h text:style-name="P10" text:outline-level="1">
<text:span text:style-name="T4">
在马其顿北部，乌克兰神父Alexei Morgul的记忆很荣幸</text:span>
</text:h>
      <text:p text:style-name="P4">
作者: Ukrinform (Person)</text:p>
      <text:p text:style-name="P4">
出版商: Укринформ (Organization)</text:p>
      <text:p text:style-name="P4">
出版时间: 2023-05-14T13:56:00+03:00</text:p>
      <text:p text:style-name="P4">
修改时间: 2023-05-14T13:56:00+03:00</text:p>
      <text:p text:style-name="P4">
描述: 5月13日，乌克兰驻马其顿北部的大使馆加入了纪念纪念乌克兰牧师阿列克谢·莫古尔（Alexei Morgul，1887- 1979年）的纪念措施，该措施在瓦拉多科市的皮拉瓦（Pirava）村举行。  - 乌克林。</text:p>
      <text:p text:style-name="P4">
图片: ["<text:a xlink:type="simple" xlink:href="https://static.ukrinform.com/photos/2023_05/thumb_files/630_360_1684061411-242.jpg" text:style-name="Internet_20_link" text:visited-style-name="Visited_20_Internet_20_Link">
630_360_16840...</text:a>
", "<text:a xlink:type="simple" xlink:href="https://static.ukrinform.com/photos/2023_05/1684061441-425.jpg" text:style-name="Internet_20_link" text:visited-style-name="Visited_20_Internet_20_Link">
1684061441-42...</text:a>
", "<text:a xlink:type="simple" xlink:href="https://static.ukrinform.com/photos/2023_05/1684061454-368.jpg" text:style-name="Internet_20_link" text:visited-style-name="Visited_20_Internet_20_Link">
1684061454-36...</text:a>
", "<text:a xlink:type="simple" xlink:href="https://static.ukrinform.com/photos/2023_05/1684061717-157.jpg" text:style-name="Internet_20_link" text:visited-style-name="Visited_20_Internet_20_Link">
1684061717-15...</text:a>
", "<text:a xlink:type="simple" xlink:href="https://static.ukrinform.com/photos/2023_05/1684061483-589.jpg" text:style-name="Internet_20_link" text:visited-style-name="Visited_20_Internet_20_Link">
1684061483-58...</text:a>
", "<text:a xlink:type="simple" xlink:href="https://static.ukrinform.com/photos/2023_05/1684061508-937.jpg" text:style-name="Internet_20_link" text:visited-style-name="Visited_20_Internet_20_Link">
1684061508-93...</text:a>
", "<text:a xlink:type="simple" xlink:href="https://static.ukrinform.com/photos/2023_05/1684061684-352.jpg" text:style-name="Internet_20_link" text:visited-style-name="Visited_20_Internet_20_Link">
1684061684-35...</text:a>
"]</text:p>
      <text:p text:style-name="P4">
标签: ['Церква', 'Діаспора', 'Посольство', 'Північна Македонія']</text:p>
      <text:p text:style-name="P4">
类型: Article</text:p>
      <!--METADATA-->
      <text:p text:style-name="P4">
<draw:frame draw:style-name="fr1" draw:name="Image135" text:anchor-type="as-char" svg:width="6.9236in" svg:height="3.956343in" draw:z-index="0">
<draw:image xlink:href="../Images/yкринформ/2023-05-14T13-56-00-03-00/630_360_1684061411-242.jpg" xlink:type="simple" xlink:show="embed" xlink:actuate="onLoad" draw:mime-type="image/jpeg"/>
</draw:frame>
5月13日，乌克兰大使馆在马其顿北部加入了乌克兰牧师阿列克谢·莫格尔的纪念措施(1887- 1979年)瓦拉多科市皮拉瓦(Pirava)村庄的Yakiviviva。</text:p>
      <text:p text:style-name="P4">
正如乌克林福姆报道的那样，据说<text:a xlink:type="simple" xlink:href="https://www.facebook.com/100064302084986/posts/pfbid0357t79eSrT6pU2Cq16wvbSK2vfz2SQchY5RGCsTMmpFNoH8R6ArcCpCrJXd7gKd4Yl/" text:style-name="Internet_20_link" text:visited-style-name="Visited_20_Internet_20_Link">
</text:a>
使馆。</text:p>
      <text:p text:style-name="P4">
<draw:frame draw:style-name="fr1" draw:name="Image136" text:anchor-type="as-char" svg:width="6.9236in" svg:height="5.1927in" draw:z-index="0">
<draw:image xlink:href="../Images/yкринформ/2023-05-14T13-56-00-03-00/1684061441-425.jpg" xlink:type="simple" xlink:show="embed" xlink:actuate="onLoad" draw:mime-type="image/jpeg"/>
</draw:frame>
根据乌克兰大使的说法，拉里萨·迪尔(Larisa dir)向亚历山大·古尔(Alexeimargul)的墓碑铺设了花朵，他一生都致力于上帝和人民的服务，他的妻子一直在流动，并感谢德拉吉神父对所有人的保养和维护，他们对所有人都对待了所有人的对待人民他的生命。</text:p>
      <text:p text:style-name="P4">
<draw:frame draw:style-name="fr1" draw:name="Image137" text:anchor-type="as-char" svg:width="6.9236in" svg:height="5.1927in" draw:z-index="0">
<draw:image xlink:href="../Images/yкринформ/2023-05-14T13-56-00-03-00/1684061454-368.jpg" xlink:type="simple" xlink:show="embed" xlink:actuate="onLoad" draw:mime-type="image/jpeg"/>
</draw:frame>
文凭被告知，由于乌克兰神职人员的迫害和身体处决，亚历克斯·莫古尔(Alexei Morgul)被迫离开他的祖国波兰，随着时间的流逝，他定居在马其顿土地上，在那里他执行了一项精神使命。</text:p>
      <text:p text:style-name="P4">
<draw:frame draw:style-name="fr1" draw:name="Image138" text:anchor-type="as-char" svg:width="6.9236in" svg:height="5.1927in" draw:z-index="0">
<draw:image xlink:href="../Images/yкринформ/2023-05-14T13-56-00-03-00/1684061717-157.jpg" xlink:type="simple" xlink:show="embed" xlink:actuate="onLoad" draw:mime-type="image/jpeg"/>
</draw:frame>
从1961年到1979年，他是圣乔治教堂的牧师，与妻子Tekla一起不仅尊重Selapirava的居民，而且享有周围村庄的尊重。 这些乌克兰人的记忆仍然生活在每年聚集以纪念自己的记忆的人们的心中。</text:p>
      <text:p text:style-name="P4">
<draw:frame draw:style-name="fr1" draw:name="Image139" text:anchor-type="as-char" svg:width="6.9236in" svg:height="5.1927in" draw:z-index="0">
<draw:image xlink:href="../Images/yкринформ/2023-05-14T13-56-00-03-00/1684061483-589.jpg" xlink:type="simple" xlink:show="embed" xlink:actuate="onLoad" draw:mime-type="image/jpeg"/>
</draw:frame>
“在圣乔治教堂(马其顿东正教教堂 - 俄亥俄州大主教)在乌克兰举行了祈祷服务，并为乌克兰士兵的追悼会举行了祈祷，捍卫乌克兰免受俄罗斯联邦州长的武装侵略性，”大使馆报道，并感谢大使馆的父亲。内心，精神的伟大，乌克兰的宏伟，乌克兰和款待的支持。</text:p>
      <text:p text:style-name="P4">
<draw:frame draw:style-name="fr1" draw:name="Image140" text:anchor-type="as-char" svg:width="6.9236in" svg:height="5.1927in" draw:z-index="0">
<draw:image xlink:href="../Images/yкринформ/2023-05-14T13-56-00-03-00/1684061508-937.jpg" xlink:type="simple" xlink:show="embed" xlink:actuate="onLoad" draw:mime-type="image/jpeg"/>
</draw:frame>
应当指出的是，在2019年，在大使馆的协助下，扎尔达教区，普拉维教堂和亲自德拉吉父亲德拉吉(Dragi)，这是一座纪念建筑，献给了乌克兰牧师亚历克斯·莫格尔(Alexei Morgul)。</text:p>
      <text:p text:style-name="P4">
<draw:frame draw:style-name="fr1" draw:name="Image141" text:anchor-type="as-char" svg:width="6.9236in" svg:height="5.1927in" draw:z-index="0">
<draw:image xlink:href="../Images/yкринформ/2023-05-14T13-56-00-03-00/1684061684-352.jpg" xlink:type="simple" xlink:show="embed" xlink:actuate="onLoad" draw:mime-type="image/jpeg"/>
</draw:frame>
</text:p>
      <text:p text:style-name="P4">
<text:span text:style-name="T5">
photo：乌克兰大使馆在北马其顿共和国 / Facebook</text:span>
</text:p>
      <text:p text:style-name="P4">
News Source: <text:a xlink:type="simple" xlink:href="https://www.ukrinform.ua/rubric-diaspora/3709030-u-pivnicnij-makedonii-vsanuvanna-pamat-ukrainskogo-svasennika-oleksia-morgula.html" text:style-name="Internet_20_link" text:visited-style-name="Visited_20_Internet_20_Link">
https://www.ukrinform.ua/rubric-diaspora/3709030-u-pivnicnij-makedonii-vsanuvanna-pamat-ukrainskogo-svasennika-oleksia-morgula.html</text:a>
</text:p>
      <!--NEWS-->
      <text:h text:style-name="P10" text:outline-level="1">
<text:span text:style-name="T4">
Kirovohradska Oblast（19:54）。 红色警报：空中威胁。 警笛声。 立即掩盖！</text:span>
</text:h>
      <text:p text:style-name="P4">
作者: liveuamap (Language: en)</text:p>
      <text:p text:style-name="P4">
时间: 2023-05-14T13:56:00</text:p>
      <text:p text:style-name="P4">
地点: Kirovohradska Oblast (Latitude:48.50000000 Longtitude:32.00000000)</text:p>
      <text:p text:style-name="P4">
视频: []</text:p>
      <text:p text:style-name="P4">
图片: []</text:p>
      <text:p text:style-name="P4">
标签: ["Europe", "Central and Eastern Europe"]</text:p>
      <text:p text:style-name="P4">
Id: 22562861</text:p>
      <!--METADATA-->
      <text:p text:style-name="P4">
Kirovohrad地区(19:54). Red Alert: aerial threat. Sirens sounding. Takecover now!</text:p>
      <text:p text:style-name="P4">
News Collection Link: <text:a xlink:type="simple" xlink:href="https://liveuamap.com/en/2023/14-may-kirovohradska-oblast1954-red-alert-aerg" text:style-name="Internet_20_link" text:visited-style-name="Visited_20_Internet_20_Link">
https://liveuamap.com/en/2023/14-may-kirovohradska-oblast1954-red-alert-aerg</text:a>
</text:p>
      <text:p text:style-name="P4">
News Source: <text:a xlink:type="simple" xlink:href="https://t.me/air_alert_ua/45350" text:style-name="Internet_20_link" text:visited-style-name="Visited_20_Internet_20_Link">
https://t.me/air_alert_ua/45350</text:a>
</text:p>
      <!--NEWS-->
      <text:h text:style-name="P10" text:outline-level="1">
<text:span text:style-name="T4">
俄罗斯意识到其在巴赫穆特（Bakhmut）领导下的两个上校死亡</text:span>
</text:h>
      <text:p text:style-name="P4">
作者: Ukrinform (Person)</text:p>
      <text:p text:style-name="P4">
出版商: Укринформ (Organization)</text:p>
      <text:p text:style-name="P4">
出版时间: 2023-05-14T14:00:00+03:00</text:p>
      <text:p text:style-name="P4">
修改时间: 2023-05-14T14:00:00+03:00</text:p>
      <text:p text:style-name="P4">
描述: 俄罗斯国防部承认在俄罗斯联邦武装部队的两个上校巴赫穆特地区的战斗中，乌克兰武装部队清算。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Бахмут', 'Загибель', 'Російські військові', 'Війна з росією']</text:p>
      <text:p text:style-name="P4">
类型: Article</text:p>
      <!--METADATA-->
      <text:p text:style-name="P4">
<draw:frame draw:style-name="fr1" draw:name="Image142" text:anchor-type="as-char" svg:width="6.9236in" svg:height="3.956343in" draw:z-index="0">
<draw:image xlink:href="../Images/yкринформ/2023-05-14T14-00-00-03-00/630_360_1680422407-224.png" xlink:type="simple" xlink:show="embed" xlink:actuate="onLoad" draw:mime-type="image/png"/>
</draw:frame>
俄罗斯国防部承认在俄罗斯联邦武装部队的两个上校巴赫穆特地区的战斗中清算了乌克兰武装部队。</text:p>
      <text:p text:style-name="P4">
根据乌克林福姆的说法，俄罗斯宣传机构Novosti在[]中报告(https://t.me/rian_ru/202691)参考俄罗斯联邦国防部。</text:p>
      <text:p text:style-name="P4">
“在反射攻击期间(该地区的武装部队<text:a xlink:type="simple" xlink:href="https://www.ukrinform.ua/tag-bahmut" text:style-name="Internet_20_link" text:visited-style-name="Visited_20_Internet_20_Link">
</text:a>
， - 命令。)消息说：“第四机动的步枪旅的指挥官维亚切斯拉夫马卡罗夫上校和军事政治机器人工人耶夫·布罗夫科(Yevhen Brovko)的陆军城堡指挥官。”</text:p>
      <text:p text:style-name="P4">
<text:span text:style-name="T4">
另请阅读：</text:span>
 <text:a xlink:type="simple" xlink:href="https://www.ukrinform.ua/rubric-ato/3708986-britanska-rozvidka-sumnivaetsa-u-zdatnosti-vijsk-rf-stvoriti-diezdatnij-mobilnij-rezerv.html" text:style-name="Internet_20_link" text:visited-style-name="Visited_20_Internet_20_Link">
<text:span text:style-name="T4">
英国</text:span>
</text:a>
正如乌克林福姆报道的那样，乌克兰军队逐渐在顿涅茨克地区的巴赫穆特(Bakhmut)进步，而<text:a xlink:type="simple" xlink:href="https://www.ukrinform.ua/rubric-ato/3708819-ukrainski-vijska-postupovo-prosuvautsa-u-peredmisti-bahmuta-e-vzati-u-polon-rosiani-malar.html" text:style-name="Internet_20_link" text:visited-style-name="Visited_20_Internet_20_Link">
</text:a>
</text:p>
      <text:p text:style-name="P4">
News Source: <text:a xlink:type="simple" xlink:href="https://www.ukrinform.ua/rubric-ato/3709037-rosia-viznala-zagibel-dvoh-svoih-polkovnikiv-pid-bahmutom.html" text:style-name="Internet_20_link" text:visited-style-name="Visited_20_Internet_20_Link">
https://www.ukrinform.ua/rubric-ato/3709037-rosia-viznala-zagibel-dvoh-svoih-polkovnikiv-pid-bahmutom.html</text:a>
</text:p>
      <!--NEWS-->
      <text:h text:style-name="P10" text:outline-level="1">
<text:span text:style-name="T4">
乌克兰指望德国航空联盟的支持-Zelensky</text:span>
</text:h>
      <text:p text:style-name="P4">
作者: Ukrinform (Person)</text:p>
      <text:p text:style-name="P4">
出版商: Укринформ (Organization)</text:p>
      <text:p text:style-name="P4">
出版时间: 2023-05-14T14:01:00+03:00</text:p>
      <text:p text:style-name="P4">
修改时间: 2023-05-14T14:01:00+03:00</text:p>
      <text:p text:style-name="P4">
描述: 乌克兰正在努力建立一个联盟，为其提供战斗机，并依靠德国在此问题上的支持。  - 乌克林。</text:p>
      <text:p text:style-name="P4">
图片: ["<text:a xlink:type="simple" xlink:href="https://static.ukrinform.com/photos/2023_05/thumb_files/630_360_1684062657-154.jpg" text:style-name="Internet_20_link" text:visited-style-name="Visited_20_Internet_20_Link">
630_360_16840...</text:a>
"]</text:p>
      <text:p text:style-name="P4">
标签: ['Літак', 'Німеччина', 'Зеленський', 'Війна з росією']</text:p>
      <text:p text:style-name="P4">
类型: Article</text:p>
      <!--METADATA-->
      <text:p text:style-name="P4">
<draw:frame draw:style-name="fr1" draw:name="Image143" text:anchor-type="as-char" svg:width="6.9236in" svg:height="3.956343in" draw:z-index="0">
<draw:image xlink:href="../Images/yкринформ/2023-05-14T14-01-00-03-00/630_360_1684062657-154.jpg" xlink:type="simple" xlink:show="embed" xlink:actuate="onLoad" draw:mime-type="image/jpeg"/>
</draw:frame>
乌克兰努力建立一个联盟，为其提供战斗机，并在此问题上计算德国的饮酒。</text:p>
      <text:p text:style-name="P4">
乌克林福音通讯员报道，总统沃迪米尔·泽伦斯基(Volodymyr Zelenskyy)在与德国联邦查理·奥拉夫·索尔茨(Charler Olaf Soltz)的新闻发布会上指出，这是乌克林福音通讯员的报道。</text:p>
      <text:p text:style-name="P4">
“我们现在正在努力建立一个战斗机联盟，部分原因是我在欧洲首都的访问旨在实现这一目标。 我认为我们会取得成功，”格拉瓦州立大学说。</text:p>
      <text:p text:style-name="P4">
<text:a xlink:type="simple" xlink:href="https://www.ukrinform.ua/tag-zelenskij" text:style-name="Internet_20_link" text:visited-style-name="Visited_20_Internet_20_Link">
</text:a>
他指出，他将与总理Scholtz讨论主题，并转向德国支持。</text:p>
      <text:p text:style-name="P4">
总统强调，这甚至不是俄罗斯航空的优势，乌克兰的任务是在领空中“强大”。</text:p>
      <text:p text:style-name="P4">
<text:span text:style-name="T4">
另请阅读：</text:span>
 <text:a xlink:type="simple" xlink:href="https://www.ukrinform.ua/rubric-ato/3709026-uze-cogoric-mozna-zavdati-rosii-nezvorotnoi-porazki-zelenskij.html" text:style-name="Internet_20_link" text:visited-style-name="Visited_20_Internet_20_Link">
<text:span text:style-name="T4">
 Zelensky </text:span>
</text:a>
据报道，沃迪米尔·泽伦斯基总统将于5月14日与德国访问。</text:p>
      <text:p text:style-name="P4">
News Source: <text:a xlink:type="simple" xlink:href="https://www.ukrinform.ua/rubric-ato/3709039-ukraina-rozrahovue-na-pidtrimku-nimeccinou-aviacijnoi-koalicii-zelenskij.html" text:style-name="Internet_20_link" text:visited-style-name="Visited_20_Internet_20_Link">
https://www.ukrinform.ua/rubric-ato/3709039-ukraina-rozrahovue-na-pidtrimku-nimeccinou-aviacijnoi-koalicii-zelenskij.html</text:a>
</text:p>
      <!--NEWS-->
      <text:h text:style-name="P10" text:outline-level="1">
<text:span text:style-name="T4">
在英国，乌克兰军队正在开火</text:span>
</text:h>
      <text:p text:style-name="P4">
作者: Ukrinform (Person)</text:p>
      <text:p text:style-name="P4">
出版商: Укринформ (Organization)</text:p>
      <text:p text:style-name="P4">
出版时间: 2023-05-14T14:03:00+03:00</text:p>
      <text:p text:style-name="P4">
修改时间: 2023-05-14T14:03:00+03:00</text:p>
      <text:p text:style-name="P4">
描述: 在英国，丹麦王国的讲师正在训练乌克兰军人在国防和进攻战斗中从小武器起火。  - 乌克林。</text:p>
      <text:p text:style-name="P4">
图片: ["<text:a xlink:type="simple" xlink:href="https://static.ukrinform.com/photos/2023_05/thumb_files/630_360_1684062119-9060.jpeg" text:style-name="Internet_20_link" text:visited-style-name="Visited_20_Internet_20_Link">
630_360_16840...</text:a>
", "<text:a xlink:type="simple" xlink:href="https://static.ukrinform.com/photos/2023_05/thumb_files/630_360_1684062119-7197.jpeg" text:style-name="Internet_20_link" text:visited-style-name="Visited_20_Internet_20_Link">
630_360_16840...</text:a>
", "<text:a xlink:type="simple" xlink:href="https://static.ukrinform.com/photos/2023_05/thumb_files/630_360_1684062119-3514.jpeg" text:style-name="Internet_20_link" text:visited-style-name="Visited_20_Internet_20_Link">
630_360_16840...</text:a>
", "<text:a xlink:type="simple" xlink:href="https://static.ukrinform.com/photos/2023_05/thumb_files/630_360_1684062119-2206.jpeg" text:style-name="Internet_20_link" text:visited-style-name="Visited_20_Internet_20_Link">
630_360_16840...</text:a>
", "<text:a xlink:type="simple" xlink:href="https://static.ukrinform.com/photos/2023_05/thumb_files/630_360_1684062119-9372.jpeg" text:style-name="Internet_20_link" text:visited-style-name="Visited_20_Internet_20_Link">
630_360_16840...</text:a>
", "<text:a xlink:type="simple" xlink:href="https://static.ukrinform.com/photos/2023_05/thumb_files/630_360_1684062119-4890.jpeg" text:style-name="Internet_20_link" text:visited-style-name="Visited_20_Internet_20_Link">
630_360_16840...</text:a>
", "<text:a xlink:type="simple" xlink:href="https://static.ukrinform.com/photos/2023_05/thumb_files/630_360_1684062120-6059.jpeg" text:style-name="Internet_20_link" text:visited-style-name="Visited_20_Internet_20_Link">
630_360_16840...</text:a>
"]</text:p>
      <text:p text:style-name="P4">
标签: ['Британія', 'Данія', 'Україна', 'Військові']</text:p>
      <text:p text:style-name="P4">
类型: Article</text:p>
      <!--METADATA-->
      <text:p text:style-name="P4">
<draw:frame draw:style-name="fr1" draw:name="Image144" text:anchor-type="as-char" svg:width="6.9236in" svg:height="3.956343in" draw:z-index="0">
<draw:image xlink:href="../Images/yкринформ/2023-05-14T14-03-00-03-00/630_360_1684062119-9060.jpeg" xlink:type="simple" xlink:show="embed" xlink:actuate="onLoad" draw:mime-type="image/jpeg"/>
</draw:frame>
丹麦王国的讲师正在训练乌克兰军事人员在防御进攻战斗中发射小武器。</text:p>
      <text:p text:style-name="P4">
根据乌克兰的说法，乌克兰武装部队的总参谋部在[]中报道(http://www.facebook.com/GeneralStaff.ua/posts/pfbid0wgq8gwQZcEePJhcfM9aFiiJnLNeHgLM6kixukfqRaHAGhWJy2zmTJkCL6PjMBbU5l).</text:p>
      <text:p text:style-name="P4">
Зокрема, українські захисники відпрацьовують ведення вогню бойовими двійкамита стрільби у складі відділення.</text:p>
      <text:p text:style-name="P4">
Заняття проходять за програмою базової загальновійськової підготовки особовогоскладу ЗСУ в межах багатонаціональної навчальної операції "Інтерфлекс". Такапідготовка дозволяє оволодіти бойовими навичками, підвищити безпеку та силидій <text:a xlink:type="simple" xlink:href="https://www.ukrinform.ua/tag-zsu" text:style-name="Internet_20_link" text:visited-style-name="Visited_20_Internet_20_Link">
 </text:a>
为了确保军事人员可以使用必要的战术知识来保护乌克兰。</text:p>
      <text:p text:style-name="P4">
“在丹麦武装部队的教练和讲师的专家指导下，乌克兰武装部队的新兵在日常条件下变得越来越准备，”  - 在总参谋部中说。</text:p>
      <text:p text:style-name="P4">
<draw:frame draw:style-name="fr1" draw:name="Image145" text:anchor-type="as-char" svg:width="6.9236in" svg:height="3.956343in" draw:z-index="0">
<draw:image xlink:href="../Images/yкринформ/2023-05-14T14-03-00-03-00/630_360_1684062119-7197.jpeg" xlink:type="simple" xlink:show="embed" xlink:actuate="onLoad" draw:mime-type="image/jpeg"/>
</draw:frame>
肥胖乌克兰军事作品火 /照片：武装部队将军<text:a xlink:type="simple" xlink:href="https://static.ukrinform.com/photos/2023_05/1684062119-7197.jpeg" text:style-name="Internet_20_link" text:visited-style-name="Visited_20_Internet_20_Link">
<draw:frame draw:style-name="fr1" draw:name="Image146" text:anchor-type="as-char" svg:width="6.9236in" svg:height="3.956343in" draw:z-index="0">
<draw:image xlink:href="../Images/yкринформ/2023-05-14T14-03-00-03-00/630_360_1684062119-7197.jpeg" xlink:type="simple" xlink:show="embed" xlink:actuate="onLoad" draw:mime-type="image/jpeg"/>
</draw:frame>
</text:a>
 <text:a xlink:type="simple" xlink:href="https://static.ukrinform.com/photos/2023_05/1684062119-3514.jpeg" text:style-name="Internet_20_link" text:visited-style-name="Visited_20_Internet_20_Link">
<draw:frame draw:style-name="fr1" draw:name="Image147" text:anchor-type="as-char" svg:width="6.9236in" svg:height="3.956343in" draw:z-index="0">
<draw:image xlink:href="../Images/yкринформ/2023-05-14T14-03-00-03-00/630_360_1684062119-3514.jpeg" xlink:type="simple" xlink:show="embed" xlink:actuate="onLoad" draw:mime-type="image/jpeg"/>
</draw:frame>
</text:a>
 <text:a xlink:type="simple" xlink:href="https://static.ukrinform.com/photos/2023_05/1684062119-9060.jpeg" text:style-name="Internet_20_link" text:visited-style-name="Visited_20_Internet_20_Link">
<draw:frame draw:style-name="fr1" draw:name="Image148" text:anchor-type="as-char" svg:width="6.9236in" svg:height="3.956343in" draw:z-index="0">
<draw:image xlink:href="../Images/yкринформ/2023-05-14T14-03-00-03-00/630_360_1684062119-9060.jpeg" xlink:type="simple" xlink:show="embed" xlink:actuate="onLoad" draw:mime-type="image/jpeg"/>
</draw:frame>
</text:a>
 <text:a xlink:type="simple" xlink:href="https://static.ukrinform.com/photos/2023_05/1684062119-2206.jpeg" text:style-name="Internet_20_link" text:visited-style-name="Visited_20_Internet_20_Link">
<draw:frame draw:style-name="fr1" draw:name="Image149" text:anchor-type="as-char" svg:width="6.9236in" svg:height="3.956343in" draw:z-index="0">
<draw:image xlink:href="../Images/yкринформ/2023-05-14T14-03-00-03-00/630_360_1684062119-2206.jpeg" xlink:type="simple" xlink:show="embed" xlink:actuate="onLoad" draw:mime-type="image/jpeg"/>
</draw:frame>
</text:a>
 <text:a xlink:type="simple" xlink:href="https://static.ukrinform.com/photos/2023_05/1684062119-9372.jpeg" text:style-name="Internet_20_link" text:visited-style-name="Visited_20_Internet_20_Link">
<draw:frame draw:style-name="fr1" draw:name="Image150" text:anchor-type="as-char" svg:width="6.9236in" svg:height="3.956343in" draw:z-index="0">
<draw:image xlink:href="../Images/yкринформ/2023-05-14T14-03-00-03-00/630_360_1684062119-9372.jpeg" xlink:type="simple" xlink:show="embed" xlink:actuate="onLoad" draw:mime-type="image/jpeg"/>
</draw:frame>
</text:a>
 <text:a xlink:type="simple" xlink:href="https://static.ukrinform.com/photos/2023_05/1684062119-4890.jpeg" text:style-name="Internet_20_link" text:visited-style-name="Visited_20_Internet_20_Link">
<draw:frame draw:style-name="fr1" draw:name="Image151" text:anchor-type="as-char" svg:width="6.9236in" svg:height="3.956343in" draw:z-index="0">
<draw:image xlink:href="../Images/yкринформ/2023-05-14T14-03-00-03-00/630_360_1684062119-4890.jpeg" xlink:type="simple" xlink:show="embed" xlink:actuate="onLoad" draw:mime-type="image/jpeg"/>
</draw:frame>
</text:a>
 <text:a xlink:type="simple" xlink:href="https://static.ukrinform.com/photos/2023_05/1684062120-6059.jpeg" text:style-name="Internet_20_link" text:visited-style-name="Visited_20_Internet_20_Link">
<draw:frame draw:style-name="fr1" draw:name="Image152" text:anchor-type="as-char" svg:width="6.9236in" svg:height="3.956343in" draw:z-index="0">
<draw:image xlink:href="../Images/yкринформ/2023-05-14T14-03-00-03-00/630_360_1684062120-6059.jpeg" xlink:type="simple" xlink:show="embed" xlink:actuate="onLoad" draw:mime-type="image/jpeg"/>
</draw:frame>
</text:a>
</text:p>
      <text:p text:style-name="P4">
正如乌克林福姆报道的那样，已经有1万多名乌克兰军人<text:a xlink:type="simple" xlink:href="https://www.ukrinform.ua/rubric-ato/3672756-u-britanii-projsli-navcanna-ponad-10-tisac-ukrainskih-vijskovih.html" text:style-name="Internet_20_link" text:visited-style-name="Visited_20_Internet_20_Link">
</text:a>
在英国，英国陆军和国际伙伴的武装力量。</text:p>
      <text:p text:style-name="P4">
News Source: <text:a xlink:type="simple" xlink:href="https://www.ukrinform.ua/rubric-ato/3709036-u-britanii-ukrainski-vijskovi-vidpracovuut-vedenna-vognu.html" text:style-name="Internet_20_link" text:visited-style-name="Visited_20_Internet_20_Link">
https://www.ukrinform.ua/rubric-ato/3709036-u-britanii-ukrainski-vijskovi-vidpracovuut-vedenna-vognu.html</text:a>
</text:p>
      <!--NEWS-->
      <text:h text:style-name="P10" text:outline-level="1">
<text:span text:style-name="T4">
乌克兰不攻击俄罗斯领土 - 总统</text:span>
</text:h>
      <text:p text:style-name="P4">
作者: Ukrinform (Person)</text:p>
      <text:p text:style-name="P4">
出版商: Укринформ (Organization)</text:p>
      <text:p text:style-name="P4">
出版时间: 2023-05-14T14:06:00+03:00</text:p>
      <text:p text:style-name="P4">
修改时间: 2023-05-14T14:06:00+03:00</text:p>
      <text:p text:style-name="P4">
描述: 乌克兰专注于解放其国际认可的侵略者，对俄罗斯的袭击不感兴趣。  - 乌克林。</text:p>
      <text:p text:style-name="P4">
图片: ["<text:a xlink:type="simple" xlink:href="https://static.ukrinform.com/photos/2023_05/thumb_files/630_360_1684061385-737.jpg" text:style-name="Internet_20_link" text:visited-style-name="Visited_20_Internet_20_Link">
630_360_16840...</text:a>
"]</text:p>
      <text:p text:style-name="P4">
标签: ['росія', 'Зеленський', 'Війна з росією', 'Контрнаступ']</text:p>
      <text:p text:style-name="P4">
类型: Article</text:p>
      <!--METADATA-->
      <text:p text:style-name="P4">
<draw:frame draw:style-name="fr1" draw:name="Image153" text:anchor-type="as-char" svg:width="6.9236in" svg:height="3.956343in" draw:z-index="0">
<draw:image xlink:href="../Images/yкринформ/2023-05-14T14-06-00-03-00/630_360_1684061385-737.jpg" xlink:type="simple" xlink:show="embed" xlink:actuate="onLoad" draw:mime-type="image/jpeg"/>
</draw:frame>
它是乌克兰人从入侵者中解放出国际公认的领土，对俄罗斯的袭击不感兴趣。</text:p>
      <text:p text:style-name="P4">
通讯员报告称，这是由沃迪米尔·泽伦斯基总统在与德国联邦查理·奥拉夫·舒尔茨在柏林的新闻发布会上指出的。</text:p>
      <text:p text:style-name="P4">
“至于俄罗斯领土的袭击，我们不会攻击俄罗斯领土。 我们解放了我们的法律土地。 我们在这个(Teritatorirf -ed的攻击。)他们不感兴趣，我们没有时间来做，我们没有武器的力量。”</text:p>
      <text:p text:style-name="P4">
他强调，乌克兰现在专注于准备<text:a xlink:type="simple" xlink:href="https://www.ukrinform.ua/tag-kontrnastup" text:style-name="Internet_20_link" text:visited-style-name="Visited_20_Internet_20_Link">
</text:a>
为了使自己的领土占领，国际法和法律有必要。</text:p>
      <text:p text:style-name="P4">
总统回答有关“可能渗透”到俄罗斯联邦领土的问题，他强调，如果他想去某个地方，他会正式这样做。</text:p>
      <text:p text:style-name="P4">
“至于穿透。 Zelensky说，当我想来某个地方，正式来，不要在任何地方“穿透”时，我作为乌克兰总统。</text:p>
      <text:p text:style-name="P4">
<text:span text:style-name="T4">
另请阅读：</text:span>
 <text:a xlink:type="simple" xlink:href="https://www.ukrinform.ua/rubric-ato/3709017-zelenskij-pro-neobhidnu-kilkist-zbroi-dla-kontrnastupu-se-kilka-vizitiv-i-vse.html" text:style-name="Internet_20_link" text:visited-style-name="Visited_20_Internet_20_Link">
<text:span text:style-name="T4">
 Zelensky </text:span>
</text:a>
此前，《华盛顿邮报》发表了一项材料，指出弗拉基米尔·泽伦斯基(Vladimir Zelensky)的居民据称曾提出要占领俄罗斯领土，以使莫斯科具有影响力，并打动将俄罗斯石油运送到匈牙利的刺激性俄罗斯。</text:p>
      <text:p text:style-name="P4">
<text:span text:style-name="T5">
viso：<text:a xlink:type="simple" xlink:href="https://t.me/V_Zelenskiy_official/6224" text:style-name="Internet_20_link" text:visited-style-name="Visited_20_Internet_20_Link">
</text:a>
</text:span>
</text:p>
      <text:p text:style-name="P4">
据报道，总统<text:a xlink:type="simple" xlink:href="https://www.ukrinform.ua/rubric-polytics/3708875-zelenskij-pribuv-z-vizitom-do-berlina.html" text:style-name="Internet_20_link" text:visited-style-name="Visited_20_Internet_20_Link">
</text:a>
他恢复意大利的前一天。</text:p>
      <text:p text:style-name="P4">
News Source: <text:a xlink:type="simple" xlink:href="https://www.ukrinform.ua/rubric-ato/3709034-ukraina-ne-atakue-rosijsku-teritoriu-prezident.html" text:style-name="Internet_20_link" text:visited-style-name="Visited_20_Internet_20_Link">
https://www.ukrinform.ua/rubric-ato/3709034-ukraina-ne-atakue-rosijsku-teritoriu-prezident.html</text:a>
</text:p>
      <!--NEWS-->
      <text:h text:style-name="P10" text:outline-level="1">
<text:span text:style-name="T4">
俄罗斯军队在Zaporizhzhya附近的村庄开火，受伤的妇女</text:span>
</text:h>
      <text:p text:style-name="P4">
作者: Ukrinform (Person)</text:p>
      <text:p text:style-name="P4">
出版商: Укринформ (Organization)</text:p>
      <text:p text:style-name="P4">
出版时间: 2023-05-14T14:17:00+03:00</text:p>
      <text:p text:style-name="P4">
修改时间: 2023-05-14T14:17:00+03:00</text:p>
      <text:p text:style-name="P4">
描述: 敌方炮兵袭击了Zaporizhzhya区的村庄，导致一名48岁的妇女。  - 乌克林。</text:p>
      <text:p text:style-name="P4">
图片: ["<text:a xlink:type="simple" xlink:href="https://static.ukrinform.com/photos/2023_05/thumb_files/630_360_1684062810-427.jpeg" text:style-name="Internet_20_link" text:visited-style-name="Visited_20_Internet_20_Link">
630_360_16840...</text:a>
", "<text:a xlink:type="simple" xlink:href="https://static.ukrinform.com/photos/2023_05/1684063106-424.jpeg" text:style-name="Internet_20_link" text:visited-style-name="Visited_20_Internet_20_Link">
1684063106-42...</text:a>
", "<text:a xlink:type="simple" xlink:href="https://static.ukrinform.com/photos/2023_05/1684062860-500.jpeg" text:style-name="Internet_20_link" text:visited-style-name="Visited_20_Internet_20_Link">
1684062860-50...</text:a>
", "<text:a xlink:type="simple" xlink:href="https://static.ukrinform.com/photos/2023_05/1684062837-209.jpeg" text:style-name="Internet_20_link" text:visited-style-name="Visited_20_Internet_20_Link">
1684062837-20...</text:a>
"]</text:p>
      <text:p text:style-name="P4">
标签: ['Обстріл', 'Поранені', 'Запоріжжя', 'Війна з росією']</text:p>
      <text:p text:style-name="P4">
类型: Article</text:p>
      <!--METADATA-->
      <text:p text:style-name="P4">
<draw:frame draw:style-name="fr1" draw:name="Image154" text:anchor-type="as-char" svg:width="6.9236in" svg:height="3.956343in" draw:z-index="0">
<draw:image xlink:href="../Images/yкринформ/2023-05-14T14-17-00-03-00/630_360_1684062810-427.jpeg" xlink:type="simple" xlink:show="embed" xlink:actuate="onLoad" draw:mime-type="image/jpeg"/>
</draw:frame>
名誉大炮袭击了Zaporizhzhya区的村庄，导致48岁的妇女受伤。</text:p>
      <text:p text:style-name="P4">
关于<text:a xlink:type="simple" xlink:href="https://t.me/zoda_gov_ua/18747" text:style-name="Internet_20_link" text:visited-style-name="Visited_20_Internet_20_Link">
</text:a>
乌克林福姆报道，通知戈洛瓦司岛地区军事管理局尤里·马拉什科(Yuri Malashko)。</text:p>
      <text:p text:style-name="P4">
“早晨，敌方炮兵袭击了Zaporizhhya区的村庄。在Novoyakovlivtsi，一栋房屋在Novayakovlivtsi被摧毁。</text:p>
      <text:p text:style-name="P4">
<draw:frame draw:style-name="fr1" draw:name="Image155" text:anchor-type="as-char" svg:width="6.9236in" svg:height="9.231467in" draw:z-index="0">
<draw:image xlink:href="../Images/yкринформ/2023-05-14T14-17-00-03-00/1684063106-424.jpeg" xlink:type="simple" xlink:show="embed" xlink:actuate="onLoad" draw:mime-type="image/jpeg"/>
</draw:frame>
<draw:frame draw:style-name="fr1" draw:name="Image156" text:anchor-type="as-char" svg:width="6.9236in" svg:height="9.231467in" draw:z-index="0">
<draw:image xlink:href="../Images/yкринформ/2023-05-14T14-17-00-03-00/1684062860-500.jpeg" xlink:type="simple" xlink:show="embed" xlink:actuate="onLoad" draw:mime-type="image/jpeg"/>
</draw:frame>
<text:span text:style-name="T4">
另请阅读：</text:span>
 <text:a xlink:type="simple" xlink:href="https://www.ukrinform.ua/rubric-ato/3708938-zagarbniki-vnoci-obstrilali-dvi-gromadi-na-sumsini.html" text:style-name="Internet_20_link" text:visited-style-name="Visited_20_Internet_20_Link">
<text:span text:style-name="T4">
射击</text:span>
</text:a>
</text:p>
      <text:p text:style-name="P4">
<draw:frame draw:style-name="fr1" draw:name="Image157" text:anchor-type="as-char" svg:width="6.9236in" svg:height="9.231467in" draw:z-index="0">
<draw:image xlink:href="../Images/yкринформ/2023-05-14T14-17-00-03-00/1684062837-209.jpeg" xlink:type="simple" xlink:show="embed" xlink:actuate="onLoad" draw:mime-type="image/jpeg"/>
</draw:frame>
</text:p>
      <text:p text:style-name="P4">
<text:a xlink:type="simple" xlink:href="https://www.ukrinform.ua/tag-obstril" text:style-name="Internet_20_link" text:visited-style-name="Visited_20_Internet_20_Link">
 </text:a>
它仍在进行中。 该信息已指定。</text:p>
      <text:p text:style-name="P4">
正如乌克林福姆报道的那样，俄罗斯联邦的军队在扎波罗兹地区的18个定居点开火<text:a xlink:type="simple" xlink:href="https://www.ukrinform.ua/rubric-regions/3708914-na-zaporizzi-armia-rf-obstrilala-18-naselenih-punktiv-poranenij-colovik.html" text:style-name="Internet_20_link" text:visited-style-name="Visited_20_Internet_20_Link">
</text:a>
<text:span text:style-name="T5">
foto：Telegram Yuri Malashko / Zaporizhhya地区军事管理</text:span>
</text:p>
      <text:p text:style-name="P4">
News Source: <text:a xlink:type="simple" xlink:href="https://www.ukrinform.ua/rubric-ato/3709042-vijska-rf-atakuvali-selo-poblizu-zaporizza-poranena-zinka.html" text:style-name="Internet_20_link" text:visited-style-name="Visited_20_Internet_20_Link">
https://www.ukrinform.ua/rubric-ato/3709042-vijska-rf-atakuvali-selo-poblizu-zaporizza-poranena-zinka.html</text:a>
</text:p>
      <!--NEWS-->
      <text:h text:style-name="P10" text:outline-level="1">
<text:span text:style-name="T4">
在赫尔森地区，一个男人通过敌人的炮击被杀</text:span>
</text:h>
      <text:p text:style-name="P4">
作者: Ukrinform (Person)</text:p>
      <text:p text:style-name="P4">
出版商: Укринформ (Organization)</text:p>
      <text:p text:style-name="P4">
出版时间: 2023-05-14T14:20:00+03:00</text:p>
      <text:p text:style-name="P4">
修改时间: 2023-05-14T14:20:00+03:00</text:p>
      <text:p text:style-name="P4">
描述: 由于俄罗斯人的袭击，一名男子周日在赫尔森的共和党村被杀。  - 乌克林。</text:p>
      <text:p text:style-name="P4">
图片: ["<text:a xlink:type="simple" xlink:href="https://static.ukrinform.com/photos/2021_04/thumb_files/630_360_1617451171-445.jpg" text:style-name="Internet_20_link" text:visited-style-name="Visited_20_Internet_20_Link">
630_360_16174...</text:a>
"]</text:p>
      <text:p text:style-name="P4">
标签: ['Херсонщина', 'Обстріл', 'Загибель', 'Війна з росією']</text:p>
      <text:p text:style-name="P4">
类型: Article</text:p>
      <!--METADATA-->
      <text:p text:style-name="P4">
<draw:frame draw:style-name="fr1" draw:name="Image158" text:anchor-type="as-char" svg:width="6.9236in" svg:height="3.956343in" draw:z-index="0">
<draw:image xlink:href="../Images/yкринформ/2023-05-14T14-20-00-03-00/630_360_1617451171-445.jpg" xlink:type="simple" xlink:show="embed" xlink:actuate="onLoad" draw:mime-type="image/jpeg"/>
</draw:frame>
此外，赫森地区的俄罗斯共和党人周日被俄罗斯人杀害。</text:p>
      <text:p text:style-name="P4">
这是由[]]的霍尔森·奥瓦尔·亚历山大·普罗普丁(Kherson Ova Alexander Proudin)负责人报告的。(https://t.me/olexandrprokudin/499)，报道乌克林福姆。</text:p>
      <text:p text:style-name="P4">
“俄罗斯炮兵袭击了共和党村的一栋住宅建筑。 经过 <text:a xlink:type="simple" xlink:href="https://www.ukrinform.ua/tag-obstril" text:style-name="Internet_20_link" text:visited-style-name="Visited_20_Internet_20_Link">
</text:a>
一个64岁的男人在自己的花园里遭受了致命的伤口。”</text:p>
      <text:p text:style-name="P4">
<text:span text:style-name="T4">
另请阅读：</text:span>
 <text:a xlink:type="simple" xlink:href="https://www.ukrinform.ua/rubric-regions/3708529-na-harkivsini-cerez-obstril-zaginuv-pracivnik-fermi-akogo-rosiani-katuvali-pid-cas-okupacii.html" text:style-name="Internet_20_link" text:visited-style-name="Visited_20_Internet_20_Link">
<text:span text:style-name="T4">
死</text:span>
</text:a>
据报道，在左翼俄罗斯军队炸药<text:a xlink:type="simple" xlink:href="https://www.ukrinform.ua/rubric-regions/3708983-u-hersonskij-oblasti-zaginuli-patero-ludej-pidirvavsis-na-vibuhivci.html" text:style-name="Internet_20_link" text:visited-style-name="Visited_20_Internet_20_Link">
</text:a>
 .</text:p>
      <text:p text:style-name="P4">
News Source: <text:a xlink:type="simple" xlink:href="https://www.ukrinform.ua/rubric-regions/3709045-na-hersonsini-cerez-vorozij-obstril-zaginuv-colovik.html" text:style-name="Internet_20_link" text:visited-style-name="Visited_20_Internet_20_Link">
https://www.ukrinform.ua/rubric-regions/3709045-na-hersonsini-cerez-vorozij-obstril-zaginuv-colovik.html</text:a>
</text:p>
      <!--NEWS-->
      <text:h text:style-name="P10" text:outline-level="1">
<text:span text:style-name="T4">
Zelensky相信反对意见的成功：“我们几乎为此做好了准备”</text:span>
</text:h>
      <text:p text:style-name="P4">
作者: Ukrinform (Person)</text:p>
      <text:p text:style-name="P4">
出版商: Укринформ (Organization)</text:p>
      <text:p text:style-name="P4">
出版时间: 2023-05-14T14:30:25+03:00</text:p>
      <text:p text:style-name="P4">
修改时间: 2023-05-14T14:30:25+03:00</text:p>
      <text:p text:style-name="P4">
描述: 沃迪米尔·泽伦斯基（Volodymyr Zelenskyy）总统相信未来对乌克兰部队的攻击性的成功。  - 乌克林。</text:p>
      <text:p text:style-name="P4">
图片: ["<text:a xlink:type="simple" xlink:href="https://static.ukrinform.com/photos/2023_05/thumb_files/630_360_1684061385-737.jpg" text:style-name="Internet_20_link" text:visited-style-name="Visited_20_Internet_20_Link">
630_360_16840...</text:a>
"]</text:p>
      <text:p text:style-name="P4">
标签: ['Україна', 'Зеленський', 'Війна з росією']</text:p>
      <text:p text:style-name="P4">
类型: Article</text:p>
      <!--METADATA-->
      <text:p text:style-name="P4">
<draw:frame draw:style-name="fr1" draw:name="Image159" text:anchor-type="as-char" svg:width="6.9236in" svg:height="3.956343in" draw:z-index="0">
<draw:image xlink:href="../Images/yкринформ/2023-05-14T14-30-25-03-00/630_360_1684061385-737.jpg" xlink:type="simple" xlink:show="embed" xlink:actuate="onLoad" draw:mime-type="image/jpeg"/>
</draw:frame>
总统洛奇·泽伦斯基(Lodge Zelensky)相信未来对乌克兰部队的攻击性的成功。</text:p>
      <text:p text:style-name="P4">
他在与乌克利福德通讯员的德国联邦总理Olafomsholtz的新闻发布会上说。</text:p>
      <text:p text:style-name="P4">
根据国家元首的说法，他相信反对意见，没有考虑“其他”。</text:p>
      <text:p text:style-name="P4">
“我们相信成功，尽管在我们这一边。 支持我们。 动机。 在我看来，我们几乎已经为这一成功做好了准备。”  - 强调<text:a xlink:type="simple" xlink:href="https://www.ukrinform.ua/tag-zelenskij" text:style-name="Internet_20_link" text:visited-style-name="Visited_20_Internet_20_Link">
</text:a>
。</text:p>
      <text:p text:style-name="P4">
同时，他建议，在缺乏成功的进攻行动的情况下，一些thecyraine并没有非常有力地帮助乌克兰，可以减少国防支持。</text:p>
      <text:p text:style-name="P4">
“如果进攻行动有风险(将要)支持支持并不是很成功，但似乎并不是一个普遍的意见。 格拉夫斯说：“有些州可能会考虑这一点，但在整个乌克兰的支持期间，它们不是很强大，最小化。”</text:p>
      <text:p text:style-name="P4">
<text:span text:style-name="T4">
另请阅读：</text:span>
 <text:a xlink:type="simple" xlink:href="https://www.ukrinform.ua/rubric-ato/3709039-ukraina-rozrahovue-na-pidtrimku-nimeccinou-aviacijnoi-koalicii-zelenskij.html" text:style-name="Internet_20_link" text:visited-style-name="Visited_20_Internet_20_Link">
<text:span text:style-name="T4">
联盟</text:span>
</text:a>
据报道，沃迪米尔·泽伦斯基总统将于5月14日与德国访问。</text:p>
      <text:p text:style-name="P4">
News Source: <text:a xlink:type="simple" xlink:href="https://www.ukrinform.ua/rubric-ato/3709048-zelenskij-virit-v-uspih-kontrnastupu-mi-majze-gotovi-do-cogo.html" text:style-name="Internet_20_link" text:visited-style-name="Visited_20_Internet_20_Link">
https://www.ukrinform.ua/rubric-ato/3709048-zelenskij-virit-v-uspih-kontrnastupu-mi-majze-gotovi-do-cogo.html</text:a>
</text:p>
      <!--NEWS-->
      <text:h text:style-name="P10" text:outline-level="1">
<text:span text:style-name="T4">
Navi在巴黎Majoor 2023年的睡衣上克服了忍者</text:span>
</text:h>
      <text:p text:style-name="P4">
作者: Ukrinform (Person)</text:p>
      <text:p text:style-name="P4">
出版商: Укринформ (Organization)</text:p>
      <text:p text:style-name="P4">
出版时间: 2023-05-14T14:35:06+03:00</text:p>
      <text:p text:style-name="P4">
修改时间: 2023-05-14T14:35:06+03:00</text:p>
      <text:p text:style-name="P4">
描述: 乌克兰队出生的球队在巴黎爆炸式2023年爆炸巴黎锦标赛上赢得了睡衣赢得了忍者。</text:p>
      <text:p text:style-name="P4">
图片: ["<text:a xlink:type="simple" xlink:href="https://static.ukrinform.com/photos/2023_05/thumb_files/630_360_1684064044-551.jpg" text:style-name="Internet_20_link" text:visited-style-name="Visited_20_Internet_20_Link">
630_360_16840...</text:a>
"]</text:p>
      <text:p text:style-name="P4">
标签: ['кіберспорт']</text:p>
      <text:p text:style-name="P4">
类型: Article</text:p>
      <!--METADATA-->
      <text:p text:style-name="P4">
<draw:frame draw:style-name="fr1" draw:name="Image160" text:anchor-type="as-char" svg:width="6.9236in" svg:height="3.956343in" draw:z-index="0">
<draw:image xlink:href="../Images/yкринформ/2023-05-14T14-35-06-03-00/630_360_1684064044-551.jpg" xlink:type="simple" xlink:show="embed" xlink:actuate="onLoad" draw:mime-type="image/jpeg"/>
</draw:frame>
乌克兰司令部出生于巴黎爆炸式巴黎爆炸巴黎锦标赛上的睡衣赢得了忍者。</text:p>
      <text:p text:style-name="P4">
据报道，今天5月14日，乌克兰网络体育俱乐部Navi在2023年的Blast Paris Major举行了传奇阶段的第三轮比赛。</text:p>
      <text:p text:style-name="P4">
Navi穿着睡衣赢得了忍者。 乌克兰队的得分为2-1，尼在乌克兰“ headtr1ck” -1-2。</text:p>
      <text:p text:style-name="P4">
Maincast进行了乌克兰官方语言广播。</text:p>
      <text:p text:style-name="P4">
乌克兰在2023年的爆炸Parismajor中排名第三。</text:p>
      <text:p text:style-name="P4">
处置和退出的比赛将以最佳O-3格式(其余的-best-o-1)进一步举行。 最好的8支球队将进入冠军。</text:p>
      <text:p text:style-name="P4">
<text:span text:style-name="T4">
另请阅读：</text:span>
 <text:a xlink:type="simple" xlink:href="https://www.ukrinform.ua/rubric-sports/3708810-navi-postupilisa-liquid-na-blast-paris-major-2023.html" text:style-name="Internet_20_link" text:visited-style-name="Visited_20_Internet_20_Link">
<text:span text:style-name="T4">
 navi </text:span>
</text:a>
据报道，传奇阶段将于5月13日至5月16日举行。</text:p>
      <text:p text:style-name="P4">
照片：Navi</text:p>
      <text:p text:style-name="P4">
News Source: <text:a xlink:type="simple" xlink:href="https://www.ukrinform.ua/rubric-sports/3709049-navi-zdolali-ninjas-in-pyjamas-na-blast-paris-major-2023.html" text:style-name="Internet_20_link" text:visited-style-name="Visited_20_Internet_20_Link">
https://www.ukrinform.ua/rubric-sports/3709049-navi-zdolali-ninjas-in-pyjamas-na-blast-paris-major-2023.html</text:a>
</text:p>
      <!--NEWS-->
      <text:h text:style-name="P10" text:outline-level="1">
<text:span text:style-name="T4">
在美国，数据泄漏了237,000名公务员</text:span>
</text:h>
      <text:p text:style-name="P4">
作者: Ukrinform (Person)</text:p>
      <text:p text:style-name="P4">
出版商: Укринформ (Organization)</text:p>
      <text:p text:style-name="P4">
出版时间: 2023-05-14T14:36:00+03:00</text:p>
      <text:p text:style-name="P4">
修改时间: 2023-05-14T14:36:00+03:00</text:p>
      <text:p text:style-name="P4">
描述: USDOT部门（USDOT）已泄露数据，从而在网络中获得了237,000名现任和前联邦政府工作人员的个人信息。  - 乌克林。</text:p>
      <text:p text:style-name="P4">
图片: ["<text:a xlink:type="simple" xlink:href="https://static.ukrinform.com/photos/2023_02/thumb_files/630_360_1676289684-442.jpg" text:style-name="Internet_20_link" text:visited-style-name="Visited_20_Internet_20_Link">
630_360_16762...</text:a>
"]</text:p>
      <text:p text:style-name="P4">
标签: ['США', 'Транспорт', 'Персональні дані', 'Витік']</text:p>
      <text:p text:style-name="P4">
类型: Article</text:p>
      <!--METADATA-->
      <text:p text:style-name="P4">
<draw:frame draw:style-name="fr1" draw:name="Image161" text:anchor-type="as-char" svg:width="6.9236in" svg:height="3.956343in" draw:z-index="0">
<draw:image xlink:href="../Images/yкринформ/2023-05-14T14-36-00-03-00/630_360_1676289684-442.jpg" xlink:type="simple" xlink:show="embed" xlink:actuate="onLoad" draw:mime-type="image/jpeg"/>
</draw:frame>
美国运输部(USDOT)数据泄漏，导致了23.7万现在的个人信息和联邦政府的前雇员。</text:p>
      <text:p text:style-name="P4">
关于它报告<text:a xlink:type="simple" xlink:href="https://www.reuters.com/world/us/data-237000-us-government-employees-breached-2023-05-12/" text:style-name="Internet_20_link" text:visited-style-name="Visited_20_Internet_20_Link">
</text:a>
，报道乌克林福姆。</text:p>
      <text:p text:style-name="P4">
断裂涉及公交运输处理系统，该系统已向州雇员偿还。</text:p>
      <text:p text:style-name="P4">
目前尚不清楚该信息是否用于犯罪目的。</text:p>
      <text:p text:style-name="P4">
美国运输和通信部表示，泄漏并不影响安全的破坏<text:a xlink:type="simple" xlink:href="https://www.ukrinform.ua/tag-transport" text:style-name="Internet_20_link" text:visited-style-name="Visited_20_Internet_20_Link">
</text:a>
。</text:p>
      <text:p text:style-name="P4">
没有报告谁可以为休息负责。</text:p>
      <text:p text:style-name="P4">
USDOT正在调查攻击并阻止对运输福利的访问，直到受到保护和恢复为止。</text:p>
      <text:p text:style-name="P4">
<text:span text:style-name="T4">
另请阅读：</text:span>
 <text:a xlink:type="simple" xlink:href="https://www.ukrinform.ua/rubric-technology/3623702-meta-ostrafuvali-na-277-miljoniv-za-vitik-danih-pro-koristuvaciv.html" text:style-name="Internet_20_link" text:visited-style-name="Visited_20_Internet_20_Link">
<text:span text:style-name="T4">
出口</text:span>
 <text:span text:style-name="T4">
数据</text:span>
</text:a>
据报道，据报道，在社交网络上，据称已提交了秘密文件，美国和北约计划对武装部队进行反攻击的计划是质量。</text:p>
      <text:p text:style-name="P4">
4月13日，一名21岁的美国空军官员杰克·图舍尔(Jack Tusheir)被拘留，并被指控癫痫发作，存储和传输秘密信息。</text:p>
      <text:p text:style-name="P4">
News Source: <text:a xlink:type="simple" xlink:href="https://www.ukrinform.ua/rubric-technology/3709050-u-ssa-stavsa-vitik-danih-237-tisac-derzsluzbovciv.html" text:style-name="Internet_20_link" text:visited-style-name="Visited_20_Internet_20_Link">
https://www.ukrinform.ua/rubric-technology/3709050-u-ssa-stavsa-vitik-danih-237-tisac-derzsluzbovciv.html</text:a>
</text:p>
      <!--NEWS-->
      <text:h text:style-name="P10" text:outline-level="1">
<text:span text:style-name="T4">
任何和平计划都应基于乌克兰的提议总统</text:span>
</text:h>
      <text:p text:style-name="P4">
作者: Ukrinform (Person)</text:p>
      <text:p text:style-name="P4">
出版商: Укринформ (Organization)</text:p>
      <text:p text:style-name="P4">
出版时间: 2023-05-14T14:37:16+03:00</text:p>
      <text:p text:style-name="P4">
修改时间: 2023-05-14T14:37:16+03:00</text:p>
      <text:p text:style-name="P4">
描述: 乌克兰对尽可能多的和平式有兴趣，但任何和平计划都应基于乌克兰的提议。  - 乌克林。</text:p>
      <text:p text:style-name="P4">
图片: ["<text:a xlink:type="simple" xlink:href="https://static.ukrinform.com/photos/2023_05/thumb_files/630_360_1684060752-598.jpg" text:style-name="Internet_20_link" text:visited-style-name="Visited_20_Internet_20_Link">
630_360_16840...</text:a>
"]</text:p>
      <text:p text:style-name="P4">
标签: ['Переговори', 'Зеленський', 'Війна з росією', 'Формула миру']</text:p>
      <text:p text:style-name="P4">
类型: Article</text:p>
      <!--METADATA-->
      <text:p text:style-name="P4">
<draw:frame draw:style-name="fr1" draw:name="Image162" text:anchor-type="as-char" svg:width="6.9236in" svg:height="3.956343in" draw:z-index="0">
<draw:image xlink:href="../Images/yкринформ/2023-05-14T14-37-16-03-00/630_360_1684060752-598.jpg" xlink:type="simple" xlink:show="embed" xlink:actuate="onLoad" draw:mime-type="image/jpeg"/>
</draw:frame>
乌克兰人参与了尽可能多的和平国家的参与，但任何和平计划都应基于乌克兰的建议。</text:p>
      <text:p text:style-name="P4">
乌克林福音通讯员报道，总统沃迪米尔·泽伦斯基(Volodymyr Zelenskyy)在与德国联邦查理·奥拉夫·索尔茨(Charler Olaf Soltz)的新闻发布会上指出，这是乌克林福音通讯员的报道。</text:p>
      <text:p text:style-name="P4">
“战争发生在我国的领土上，因此，任何和平计划都将基于乌克兰的建议。 这是我们明确的立场，这是乌克兰的计划。”国家元首说。</text:p>
      <text:p text:style-name="P4">
他回忆说，去年在印度尼西亚的G20峰会上提出了和平公式。</text:p>
      <text:p text:style-name="P4">
“至于其他想要表现并已经表现出某些举措的国家。 我们不需要许多不同的计划，因为我们有一个乌克兰，而战争是一项，纯粹是在我们的领土上。 因此，有必要基于我们的计划。”总统强调。</text:p>
      <text:p text:style-name="P4">
同时，他指出，乌克兰有兴趣在和平公式的第一个公式中成为尽可能多的国家，该公式的工作被举行。</text:p>
      <text:p text:style-name="P4">
总统补充说：“我们已经准备好讨论任何建议，但只有在我们的网站上。”</text:p>
      <text:p text:style-name="P4">
<text:span text:style-name="T4">
另请阅读：</text:span>
 <text:a xlink:type="simple" xlink:href="https://www.ukrinform.ua/rubric-ato/3709026-uze-cogoric-mozna-zavdati-rosii-nezvorotnoi-porazki-zelenskij.html" text:style-name="Internet_20_link" text:visited-style-name="Visited_20_Internet_20_Link">
<text:span text:style-name="T4">
 Zelensky </text:span>
</text:a>
据报道，沃迪米尔·泽伦斯基总统将于5月14日与德国访问。</text:p>
      <text:p text:style-name="P4">
2022年11月<text:a xlink:type="simple" xlink:href="https://www.ukrinform.ua/tag-zelenskij" text:style-name="Internet_20_link" text:visited-style-name="Visited_20_Internet_20_Link">
</text:a>
提出了乌克兰和平的公式。 特别是，它是关于提供辐射，核，食品，能源安全，释放所有伊斯特囚犯的释放，联合国宪章的实施以及乌克兰的领土完整性和世界秩序的恢复，俄罗斯军队的撤离以及终止战斗人员，司法归来，对灭绝的反对，缺乏升级。</text:p>
      <text:p text:style-name="P4">
News Source: <text:a xlink:type="simple" xlink:href="https://www.ukrinform.ua/rubric-ato/3709051-budakij-plan-sodo-miru-mae-bazuvatisa-na-propoziciah-ukraini-prezident.html" text:style-name="Internet_20_link" text:visited-style-name="Visited_20_Internet_20_Link">
https://www.ukrinform.ua/rubric-ato/3709051-budakij-plan-sodo-miru-mae-bazuvatisa-na-propoziciah-ukraini-prezident.html</text:a>
</text:p>
      <!--NEWS-->
      <text:h text:style-name="P10" text:outline-level="1">
<text:span text:style-name="T4">
Lukashenko没有出现在信仰旗帜当天的庆祝活动中</text:span>
</text:h>
      <text:p text:style-name="P4">
作者: Ukrinform (Person)</text:p>
      <text:p text:style-name="P4">
出版商: Укринформ (Organization)</text:p>
      <text:p text:style-name="P4">
出版时间: 2023-05-14T14:47:06+03:00</text:p>
      <text:p text:style-name="P4">
修改时间: 2023-05-14T14:47:06+03:00</text:p>
      <text:p text:style-name="P4">
描述: 在白俄罗斯，亚历山大·卢卡申科（Alexander Lukashenko）在有关他的病的谣言的背景下，在旗日庆祝活动时没有出现在庆祝活动中。  - 乌克林。</text:p>
      <text:p text:style-name="P4">
图片: ["<text:a xlink:type="simple" xlink:href="https://static.ukrinform.com/photos/2020_06/thumb_files/630_360_1593093042-925.jpg" text:style-name="Internet_20_link" text:visited-style-name="Visited_20_Internet_20_Link">
630_360_15930...</text:a>
"]</text:p>
      <text:p text:style-name="P4">
标签: ['білорусь', 'лукашенко', 'Свято', "Здоров'я"]</text:p>
      <text:p text:style-name="P4">
类型: Article</text:p>
      <!--METADATA-->
      <text:p text:style-name="P4">
<draw:frame draw:style-name="fr1" draw:name="Image163" text:anchor-type="as-char" svg:width="6.9236in" svg:height="3.956343in" draw:z-index="0">
<draw:image xlink:href="../Images/yкринформ/2023-05-14T14-47-06-03-00/630_360_1593093042-925.jpg" xlink:type="simple" xlink:show="embed" xlink:actuate="onLoad" draw:mime-type="image/jpeg"/>
</draw:frame>
在Belarusiolexander Lukashenko，在关于他的病的谣言的背景下，没有出现在旗帜，标志和国歌之际的庆祝活动中。</text:p>
      <text:p text:style-name="P4">
关于它报告了版本<text:a xlink:type="simple" xlink:href="http://z3rk4l0.xyz/news/economics/39094.html" text:style-name="Internet_20_link" text:visited-style-name="Visited_20_Internet_20_Link">
</text:a>
，乌克林通讯员报告。</text:p>
      <text:p text:style-name="P4">
声明说：“今天，5月14日，当局庆祝了州旗，标志和国歌。明斯克举行了尊敬国家符号的庄严仪式，但卢卡申科没有再次在公开场合出现。”</text:p>
      <text:p text:style-name="P4">
值得注意的是，罗马戈洛夫琴科总理在仪式上讲话。</text:p>
      <text:p text:style-name="P4">
根据出版物，<text:a xlink:type="simple" xlink:href="https://www.ukrinform.ua/tag-lukasenko" text:style-name="Internet_20_link" text:visited-style-name="Visited_20_Internet_20_Link">
</text:a>
第五天不在公​​共场所。</text:p>
      <text:p text:style-name="P4">
他的状况或下落一无所知。</text:p>
      <text:p text:style-name="P4">
<text:span text:style-name="T4">
另请阅读：</text:span>
 <text:a xlink:type="simple" xlink:href="https://www.ukrinform.ua/rubric-world/3701674-pare-privitala-order-mks-na-arest-putina-ta-zaklikala-pokarati-takoz-lukasenka.html" text:style-name="Internet_20_link" text:visited-style-name="Visited_20_Internet_20_Link">
<text:span text:style-name="T4">
 lukashenko </text:span>
</text:a>
据报道，据报道，在莫斯科胜利日游行后不久，<text:a xlink:type="simple" xlink:href="https://www.ukrinform.ua/rubric-world/3707006-pisla-paradu-v-moskvi-lukasenko-terminovo-povernuvsa-do-minska-pidozruut-problemi-zi-zdorovam.html" text:style-name="Internet_20_link" text:visited-style-name="Visited_20_Internet_20_Link">
</text:a>
. За деякими даними, до аеропорту його супроводжувала машина швидкої допомоги.</text:p>
      <text:p text:style-name="P4">
Під час параду на його руці можна було побачити бинт. Деякі експерти вважають,що це схоже на пов'язку після застосування катетера.</text:p>
      <text:p text:style-name="P4">
News Source: <text:a xlink:type="simple" xlink:href="https://www.ukrinform.ua/rubric-world/3709057-lukasenko-ne-zavivsa-na-urocistostah-do-dna-prapora-bilorusi.html" text:style-name="Internet_20_link" text:visited-style-name="Visited_20_Internet_20_Link">
https://www.ukrinform.ua/rubric-world/3709057-lukasenko-ne-zavivsa-na-urocistostah-do-dna-prapora-bilorusi.html</text:a>
</text:p>
      <!--NEWS-->
      <text:h text:style-name="P10" text:outline-level="1">
<text:span text:style-name="T4">
波兰将于5月15日获得第一批HIMAR -Blaschak</text:span>
</text:h>
      <text:p text:style-name="P4">
作者: Ukrinform (Person)</text:p>
      <text:p text:style-name="P4">
出版商: Укринформ (Organization)</text:p>
      <text:p text:style-name="P4">
出版时间: 2023-05-14T14:53:15+03:00</text:p>
      <text:p text:style-name="P4">
修改时间: 2023-05-14T14:53:15+03:00</text:p>
      <text:p text:style-name="P4">
描述: 波兰将于5月15日收到首批开始安装的HIMAR。  - 乌克林。</text:p>
      <text:p text:style-name="P4">
图片: ["<text:a xlink:type="simple" xlink:href="https://static.ukrinform.com/photos/2022_06/thumb_files/630_360_1654111321-363.jpg" text:style-name="Internet_20_link" text:visited-style-name="Visited_20_Internet_20_Link">
630_360_16541...</text:a>
"]</text:p>
      <text:p text:style-name="P4">
标签: ['Міноборони', 'Польща', 'HIMARS']</text:p>
      <text:p text:style-name="P4">
类型: Article</text:p>
      <!--METADATA-->
      <text:p text:style-name="P4">
<draw:frame draw:style-name="fr1" draw:name="Image164" text:anchor-type="as-char" svg:width="6.9236in" svg:height="3.956343in" draw:z-index="0">
<draw:image xlink:href="../Images/yкринформ/2023-05-14T14-53-15-03-00/630_360_1654111321-363.jpg" xlink:type="simple" xlink:show="embed" xlink:actuate="onLoad" draw:mime-type="image/jpeg"/>
</draw:frame>
波兰将于5月15日举行第一批HIMARS开始安装。</text:p>
      <text:p text:style-name="P4">
在周日的执政党大会“权利是正确的”下(pis)波兰国防部长马里乌斯·布拉斯查克(Mariusz Blaschak)在乌克林福德通讯员的报道中说，维塞勒米尔在华沙说。</text:p>
      <text:p text:style-name="P4">
“明天，第一个Himars发射套装将在<text:a xlink:type="simple" xlink:href="https://www.ukrinform.ua/tag-polsa" text:style-name="Internet_20_link" text:visited-style-name="Visited_20_Internet_20_Link">
</text:a>
”， -  Blaschak说。</text:p>
      <text:p text:style-name="P4">
根据波兰国防部的说法，HIMARS的正式演讲仪式将在运输飞机的第一基地举行。</text:p>
      <text:p text:style-name="P4">
波兰在2019年在2019年购买了20个HIMARS综合大楼，其中包括18次培训，以4.14亿美元的价格购买了培训。 随后，波兰向美国上诉购买了484枚此类导弹，并从美国获得同意。最高购买成本估计为100亿美元。</text:p>
      <text:p text:style-name="P4">
第一批HIMARS发射器将于今年驻扎在波兰东北部的15大机械化武装部队的武器，与俄罗斯联邦和白俄罗斯的Kaliningrad地区的边界附近。</text:p>
      <text:p text:style-name="P4">
<text:span text:style-name="T4">
另请阅读：</text:span>
 <text:a xlink:type="simple" xlink:href="https://www.ukrinform.ua/rubric-ato/3700884-hab-dla-remontu-ukrainskih-leopard-2-zapracue-u-polsi-v-travni-blasak.html" text:style-name="Internet_20_link" text:visited-style-name="Visited_20_Internet_20_Link">
<text:span text:style-name="T4">
樱桃</text:span>
</text:a>
据报道，Viceremier-Minister，国防部长Polandarius Blaschak表示，今年将在波兰建立中央服务和M142 HIMARS火炮系统的生产。</text:p>
      <text:p text:style-name="P4">
News Source: <text:a xlink:type="simple" xlink:href="https://www.ukrinform.ua/rubric-world/3709059-polsa-otrimae-persi-himars-15-travna-blasak.html" text:style-name="Internet_20_link" text:visited-style-name="Visited_20_Internet_20_Link">
https://www.ukrinform.ua/rubric-world/3709059-polsa-otrimae-persi-himars-15-travna-blasak.html</text:a>
</text:p>
      <!--NEWS-->
      <text:h text:style-name="P10" text:outline-level="1">
<text:span text:style-name="T4">
在尼古拉夫，公用事业消除了俄罗斯炮击的后果</text:span>
</text:h>
      <text:p text:style-name="P4">
作者: Ukrinform (Person)</text:p>
      <text:p text:style-name="P4">
出版商: Укринформ (Organization)</text:p>
      <text:p text:style-name="P4">
出版时间: 2023-05-14T14:55:00+03:00</text:p>
      <text:p text:style-name="P4">
修改时间: 2023-05-14T14:55:00+03:00</text:p>
      <text:p text:style-name="P4">
描述: 在尼古拉夫，公用事业继续消除俄罗斯炮击的后果。  - 乌克林。</text:p>
      <text:p text:style-name="P4">
图片: ["<text:a xlink:type="simple" xlink:href="https://static.ukrinform.com/photos/2023_05/thumb_files/630_360_1684065157-268.jpg" text:style-name="Internet_20_link" text:visited-style-name="Visited_20_Internet_20_Link">
630_360_16840...</text:a>
"]</text:p>
      <text:p text:style-name="P4">
标签: ['Миколаїв', 'Обстріл', 'Ремонт', 'Відбудова']</text:p>
      <text:p text:style-name="P4">
类型: Article</text:p>
      <!--METADATA-->
      <text:p text:style-name="P4">
<draw:frame draw:style-name="fr1" draw:name="Image165" text:anchor-type="as-char" svg:width="6.9236in" svg:height="3.956343in" draw:z-index="0">
<draw:image xlink:href="../Images/yкринформ/2023-05-14T14-55-00-03-00/630_360_1684065157-268.jpg" xlink:type="simple" xlink:show="embed" xlink:actuate="onLoad" draw:mime-type="image/jpeg"/>
</draw:frame>
市政公用事业继续消除俄罗斯的后果。</text:p>
      <text:p text:style-name="P4">
市长亚历山大·森基维奇(Alexander Senkevich)在[]中报告了这一点。(https://t.me/senkevichonline/4457)，报道乌克林福姆。</text:p>
      <text:p text:style-name="P4">
“今天，我们的公用事业继续消除俄罗斯的后果<text:a xlink:type="simple" xlink:href="https://www.ukrinform.ua/tag-obstril" text:style-name="Internet_20_link" text:visited-style-name="Visited_20_Internet_20_Link">
</text:a>
。 KP“飞行员”旅是四座高层建筑的缝制窗户，” Senkevich写道。</text:p>
      <text:p text:style-name="P4">
据他说，KP“ Parks”和“ Elu Highways”的员工取出了实用的垃圾和碎片。 将来，他们将取消人们进行公寓的碎片。</text:p>
      <text:p text:style-name="P4">
昨天，维修人员使用了150个OCB植物，并发行了1000平方米的电影。 电力和供水恢复到建筑物。 只有水路从入口处保留水。</text:p>
      <text:p text:style-name="P4">
*!(https://www.ukrinform.ua/rubric-vidbudova/3709028-energetiki-vidnovili-elektropostacanna-se-u-dvoh-naselenih-punktah-hersonsini.html)天然气工人还会在几天内解决自己的地区。</text:p>
      <text:p text:style-name="P4">
据报道，5月13日晚上<text:a xlink:type="simple" xlink:href="https://www.ukrinform.ua/rubric-ato/3708584-obstril-mikolaeva-zagarbniki-zastosuvali-bezpilotniki-postrazdali-troe-civilnih.html" text:style-name="Internet_20_link" text:visited-style-name="Visited_20_Internet_20_Link">
</text:a>
 - 面包店，幼儿园被摧毁，有8层损坏了8层。 三人受伤。</text:p>
      <text:p text:style-name="P4">
<text:span text:style-name="T5">
foto：Alexander Senkevich / Telegram</text:span>
</text:p>
      <text:p text:style-name="P4">
News Source: <text:a xlink:type="simple" xlink:href="https://www.ukrinform.ua/rubric-vidbudova/3709060-u-mikolaevi-komunalniki-likvidovuut-naslidki-rosijskih-obstriliv.html" text:style-name="Internet_20_link" text:visited-style-name="Visited_20_Internet_20_Link">
https://www.ukrinform.ua/rubric-vidbudova/3709060-u-mikolaevi-komunalniki-likvidovuut-naslidki-rosijskih-obstriliv.html</text:a>
</text:p>
      <!--NEWS-->
      <text:h text:style-name="P10" text:outline-level="1">
<text:span text:style-name="T4">
UPL：Zorya击败了Metalist，LVIV Lyudic</text:span>
</text:h>
      <text:p text:style-name="P4">
作者: Ukrinform (Person)</text:p>
      <text:p text:style-name="P4">
出版商: Укринформ (Organization)</text:p>
      <text:p text:style-name="P4">
出版时间: 2023-05-14T14:59:00+03:00</text:p>
      <text:p text:style-name="P4">
修改时间: 2023-05-14T14:59:00+03:00</text:p>
      <text:p text:style-name="P4">
描述: 主要联赛足球冠军已完成接下来的26轮。  - 乌克林。</text:p>
      <text:p text:style-name="P4">
图片: ["<text:a xlink:type="simple" xlink:href="https://static.ukrinform.com/photos/2017_05/thumb_files/630_360_1495778321-5364.jpg" text:style-name="Internet_20_link" text:visited-style-name="Visited_20_Internet_20_Link">
630_360_14957...</text:a>
"]</text:p>
      <text:p text:style-name="P4">
标签: ['Футбол', "Прем'єр-ліга"]</text:p>
      <text:p text:style-name="P4">
类型: Article</text:p>
      <!--METADATA-->
      <text:p text:style-name="P4">
<draw:frame draw:style-name="fr1" draw:name="Image166" text:anchor-type="as-char" svg:width="6.9236in" svg:height="3.956343in" draw:z-index="0">
<draw:image xlink:href="../Images/yкринформ/2023-05-14T14-59-00-03-00/630_360_1495778321-5364.jpg" xlink:type="simple" xlink:show="embed" xlink:actuate="onLoad" draw:mime-type="image/jpeg"/>
</draw:frame>
英超球队的乌克兰足球中心在第26轮结束。</text:p>
      <text:p text:style-name="P4">
Uzhgorod的Kharkiv“ Metalist”在平行比赛中击败了Lugansk“ Dawn” -0：5和“ Lviv”，“ Vorskli”  -  0：2，据报道。</text:p>
      <text:p text:style-name="P4">
Zorya在第一分钟的名义所有者Mizyuk的后卫中获胜，并得分(10)，Yevgenashkhov(21)，Maxim Imerekov(27)和弗拉基米尔·布拉兹卡(Vladimir Brazhka)(85). На 33-й хвилинізустрічі Сергій Булеца (“星星”)没有意识到罚款。 由于中场球员Yegor Demchenko的去除，在第31分钟，金属主义者仍留在少数群体中。</text:p>
      <text:p text:style-name="P4">
沃斯克利的成功带来了11米标记的目标(56)和亚历山大·斯凯利(Alexander Sklyar)的有效打击(90+1).</text:p>
      <text:p text:style-name="P4">
У неділю також грають рівненський «Верес» та харківський «Металіст 1925»,криворізький «Кривбас» та львівський «Рух».</text:p>
      <text:p text:style-name="P4">
Програму туру у понеділок, 15 травня, завершать поєдинки закарпатського«Миная» та «Дніпра-1» (13.00)，Kovalivsky“ Kolos”和“ Alexandria”(15.00).</text:p>
      <text:p text:style-name="P4">
<text:span text:style-name="T5">
Результати попередніх матчів туру:</text:span>
</text:p>
      <text:p text:style-name="P4">
«Динамо» (基辅)-Chernomorets(odesa)-2：3</text:p>
      <text:p text:style-name="P4">
插入(彼得罗娃)-Shakhtar(顿涅茨克)-0：2。</text:p>
      <text:p text:style-name="P4">
<text:span text:style-name="T4">
另请阅读：</text:span>
 <text:a xlink:type="simple" xlink:href="https://www.ukrinform.ua/rubric-sports/3708746-dinamo-progralo-cornomorcu-na-stari-26go-turu-upl.html" text:style-name="Internet_20_link" text:visited-style-name="Visited_20_Internet_20_Link">
</text:a>
Shakhtar是UPL积分榜的领导者，获得63分(26场比赛后)然后-dnipro -1-58(25)，Zorya -58(26)，«dynamo»-50(26)，亚历山大-39(25)，Vorskla -33(26)，“ kolos” -33(25)，“ Kryvbas” -32(25)...</text:p>
      <text:p text:style-name="P4">
News Source: <text:a xlink:type="simple" xlink:href="https://www.ukrinform.ua/rubric-sports/3709063-upl-zora-rozgromila-metalist-lviv-postupivsa-vorskli.html" text:style-name="Internet_20_link" text:visited-style-name="Visited_20_Internet_20_Link">
https://www.ukrinform.ua/rubric-sports/3709063-upl-zora-rozgromila-metalist-lviv-postupivsa-vorskli.html</text:a>
</text:p>
      <!--NEWS-->
      <text:h text:style-name="P10" text:outline-level="1">
<text:span text:style-name="T4">
在俄罗斯togliatti中，植物正在燃烧</text:span>
</text:h>
      <text:p text:style-name="P4">
作者: Ukrinform (Person)</text:p>
      <text:p text:style-name="P4">
出版商: Укринформ (Organization)</text:p>
      <text:p text:style-name="P4">
出版时间: 2023-05-14T15:05:00+03:00</text:p>
      <text:p text:style-name="P4">
修改时间: 2023-05-14T15:05:00+03:00</text:p>
      <text:p text:style-name="P4">
描述: 在萨马拉地区的俄罗斯城市Togliatti，在工厂生产金属门的火灾。  - 乌克林。</text:p>
      <text:p text:style-name="P4">
图片: ["<text:a xlink:type="simple" xlink:href="https://static.ukrinform.com/photos/2018_05/thumb_files/630_360_1526257016-6927.jpg" text:style-name="Internet_20_link" text:visited-style-name="Visited_20_Internet_20_Link">
630_360_15262...</text:a>
"]</text:p>
      <text:p text:style-name="P4">
标签: ['Пожежа', 'Завод', 'росія']</text:p>
      <text:p text:style-name="P4">
类型: Article</text:p>
      <!--METADATA-->
      <text:p text:style-name="P4">
<draw:frame draw:style-name="fr1" draw:name="Image167" text:anchor-type="as-char" svg:width="6.9236in" svg:height="3.956343in" draw:z-index="0">
<draw:image xlink:href="../Images/yкринформ/2023-05-14T15-05-00-03-00/630_360_1526257016-6927.jpg" xlink:type="simple" xlink:show="embed" xlink:actuate="onLoad" draw:mime-type="image/jpeg"/>
</draw:frame>
萨马拉(Samara)地区的乌罗西亚城市Togliatti。在工厂发生了大火，金属门被分解。</text:p>
      <text:p text:style-name="P4">
关于它报告<text:a xlink:type="simple" xlink:href="https://meduza.io/news/2023/05/14/v-tolyatti-proizoshel-krupnyy-pozhar-na-zavode-po-proizvodstvu-dverey-vlasti-zayavili-chto-kontsentratsiya-vrednyh-veschestv-v-vozduhe-v-norme" text:style-name="Internet_20_link" text:visited-style-name="Visited_20_Internet_20_Link">
</text:a>
，报告通讯员。</text:p>
      <text:p text:style-name="P4">
<text:a xlink:type="simple" xlink:href="https://www.ukrinform.ua/tag-pozeza" text:style-name="Internet_20_link" text:visited-style-name="Visited_20_Internet_20_Link">
</text:a>
它起源于5月13日傍晚的绘画店。 在不到两个小时的时间内，大火覆盖了20,000平方米。 建筑物的屋顶在五千平方米的区域倒塌。</text:p>
      <text:p text:style-name="P4">
根据紧急情况，5月6日，救援人员于5月14日访问了公开燃烧。 300多人和69个单位被扑灭，包括两辆消防列车。</text:p>
      <text:p text:style-name="P4">
13人被撤离商店。 受害者或死亡没有报告。</text:p>
      <text:p text:style-name="P4">
<text:span text:style-name="T4">
另请阅读：</text:span>
 <text:a xlink:type="simple" xlink:href="https://www.ukrinform.ua/rubric-world/3708747-u-centri-moskvi-gorit-gotel-interkontinental.html" text:style-name="Internet_20_link" text:visited-style-name="Visited_20_Internet_20_Link">
<text:span text:style-name="T4">
酒店</text:span>
</text:a>
火灾的初步原因称为违反技术过程。检察官办公室被检查。</text:p>
      <text:p text:style-name="P4">
据报道，5月12日，莫斯科和莫斯科发生了大火。 <text:a xlink:type="simple" xlink:href="https://www.ukrinform.ua/rubric-world/3708130-u-moskvi-goriv-zavod-de-vigotovlaut-dviguni-dla-migiv.html" text:style-name="Internet_20_link" text:visited-style-name="Visited_20_Internet_20_Link">
</text:a>
他们。 切尼霍夫(Chernyshov)，可以制造军用飞机的发动机。 在莫斯科市Dzerzhinsky，燃烧了一个大型的露天仓库，其中包含使用的轮胎。</text:p>
      <text:p text:style-name="P4">
News Source: <text:a xlink:type="simple" xlink:href="https://www.ukrinform.ua/rubric-world/3709066-u-rosijskomu-tolatti-goriv-zavod.html" text:style-name="Internet_20_link" text:visited-style-name="Visited_20_Internet_20_Link">
https://www.ukrinform.ua/rubric-world/3709066-u-rosijskomu-tolatti-goriv-zavod.html</text:a>
</text:p>
      <!--NEWS-->
      <text:h text:style-name="P10" text:outline-level="1">
<text:span text:style-name="T4">
乌克兰Zelensky总统已抵达巴黎</text:span>
</text:h>
      <text:p text:style-name="P4">
作者: liveuamap (Language: en)</text:p>
      <text:p text:style-name="P4">
时间: 2023-05-14T15:19:04</text:p>
      <text:p text:style-name="P4">
地点: Paris, Île-de-France (Latitude:48.86578 Longtitude:2.30731)</text:p>
      <text:p text:style-name="P4">
视频: []</text:p>
      <text:p text:style-name="P4">
图片: []</text:p>
      <text:p text:style-name="P4">
标签: ["Europe", "France"]</text:p>
      <text:p text:style-name="P4">
Id: 22562866</text:p>
      <!--METADATA-->
      <text:p text:style-name="P4">
乌克兰Zelensky总统已抵达巴黎</text:p>
      <text:p text:style-name="P4">
新闻集链接：<text:a xlink:type="simple" xlink:href="https://liveuamap.com/en/2023/14-may-president-of-ukraine-zelensky-has-arrived-in-paris" text:style-name="Internet_20_link" text:visited-style-name="Visited_20_Internet_20_Link">
https://liveuamap.com/en/2023/2023/14-may-presindent-of-ukraine-zelensky-has-has-arrive-in-paris</text:a>
</text:p>
      <text:p text:style-name="P4">
News Source: <text:a xlink:type="simple" xlink:href="https://t.me/V_Zelenskiy_official/6227" text:style-name="Internet_20_link" text:visited-style-name="Visited_20_Internet_20_Link">
https://t.me/V_Zelenskiy_official/6227</text:a>
</text:p>
      <!--NEWS-->
      <text:h text:style-name="P10" text:outline-level="1">
<text:span text:style-name="T4">
1人因在Zaporizhzhia地区的Primorske村庄炮击而丧生，另外有5人...</text:span>
</text:h>
      <text:p text:style-name="P4">
作者: liveuamap (Language: en)</text:p>
      <text:p text:style-name="P4">
时间: 2023-05-14T15:22:59</text:p>
      <text:p text:style-name="P4">
地点: Zaporizhia (Latitude:47.62271 Longtitude:35.28566)</text:p>
      <text:p text:style-name="P4">
视频: []</text:p>
      <text:p text:style-name="P4">
图片: []</text:p>
      <text:p text:style-name="P4">
标签: ["Europe", "Central and Eastern Europe"]</text:p>
      <text:p text:style-name="P4">
Id: 22562867</text:p>
      <!--METADATA-->
      <text:p text:style-name="P4">
1人因在Zaporizhzhiagion的Primorske村炮击而丧生，5人受伤</text:p>
      <text:p text:style-name="P4">
新闻集链接：<text:a xlink:type="simple" xlink:href="https://liveuamap.com/en/2023/14-may-1-person-killed-as-result-of-shelling-in-primorske" text:style-name="Internet_20_link" text:visited-style-name="Visited_20_Internet_20_Link">
https://liveuamap.com/en/2023/14-may-1-person-kill-kill-kill-kill-as-result-shelling-inlellin-primorske</text:a>
</text:p>
      <text:p text:style-name="P4">
News Source: <text:a xlink:type="simple" xlink:href="https://t.me/suspilnenews/20737" text:style-name="Internet_20_link" text:visited-style-name="Visited_20_Internet_20_Link">
https://t.me/suspilnenews/20737</text:a>
</text:p>
      <!--NEWS-->
      <text:h text:style-name="P10" text:outline-level="1">
<text:span text:style-name="T4">
西亚托去中国讨论了在乌克兰解决战争的计划</text:span>
</text:h>
      <text:p text:style-name="P4">
作者: Ukrinform (Person)</text:p>
      <text:p text:style-name="P4">
出版商: Укринформ (Organization)</text:p>
      <text:p text:style-name="P4">
出版时间: 2023-05-14T15:25:00+03:00</text:p>
      <text:p text:style-name="P4">
修改时间: 2023-05-14T15:25:00+03:00</text:p>
      <text:p text:style-name="P4">
描述: 匈牙利的外交部长和外国经济关系彼得·西亚托（Peter Siyarto）前往中国讨论了乌克兰局势和平解决的计划。  - 乌克林。</text:p>
      <text:p text:style-name="P4">
图片: ["<text:a xlink:type="simple" xlink:href="https://static.ukrinform.com/photos/2015_10/thumb_files/630_360_1443904567-5893.jpg" text:style-name="Internet_20_link" text:visited-style-name="Visited_20_Internet_20_Link">
630_360_14439...</text:a>
"]</text:p>
      <text:p text:style-name="P4">
标签: ['Китай', 'Угорщина', 'Україна', 'Війна з росією']</text:p>
      <text:p text:style-name="P4">
类型: Article</text:p>
      <!--METADATA-->
      <text:p text:style-name="P4">
<draw:frame draw:style-name="fr1" draw:name="Image168" text:anchor-type="as-char" svg:width="6.9236in" svg:height="3.956343in" draw:z-index="0">
<draw:image xlink:href="../Images/yкринформ/2023-05-14T15-25-00-03-00/630_360_1443904567-5893.jpg" xlink:type="simple" xlink:show="embed" xlink:actuate="onLoad" draw:mime-type="image/jpeg"/>
</draw:frame>
匈牙利法律和外国经济关系部长彼得·赛马尔托(Peter Syarthorto)在中国讨论了和平解决乌克兰局势的计划。</text:p>
      <text:p text:style-name="P4">
关于它报告<text:a xlink:type="simple" xlink:href="https://report.az/ru/drugie-strany/glava-mid-vengrii-napravilsya-v-kitaj-obsudit-plan-uregulirovaniya-konflikta-v-ukraine/" text:style-name="Internet_20_link" text:visited-style-name="Visited_20_Internet_20_Link">
</text:a>
乌克林福姆报道，匈牙利外交部关于社会网络的职位。</text:p>
      <text:p text:style-name="P4">
“在战争附近，有一场战争，欧洲被军事精神病所掩盖；</text:p>
      <text:p text:style-name="P4">
他解释说<text:a xlink:type="simple" xlink:href="https://www.ukrinform.ua/tag-ugorsina" text:style-name="Internet_20_link" text:visited-style-name="Visited_20_Internet_20_Link">
</text:a>
支持中国和平计划的原因有两个：它存在并旨在达到形象。  作为 <text:a xlink:type="simple" xlink:href="https://www.ukrinform.ua/rubric-world/3705472-glava-mzs-ugorsini-poskandaliv-z-poslom-ssa-zvinuvativsi-jogo-v-propagandi-vijni.html" text:style-name="Internet_20_link" text:visited-style-name="Visited_20_Internet_20_Link">
 </text:a>
与整个欧洲不同，匈牙利正在与俄罗斯联邦(匈牙利法学部长)一起玩，彼得·萨托(Peter Siarto)指责美国驻匈牙利驻匈牙利大使进行战争宣传。</text:p>
      <text:p text:style-name="P4">
4月，在匈牙利议会中，执政党“ Fidez”的支持者没有投票选出，如果他考虑匈牙利，国际刑事法院支持俄罗斯总统弗拉基米尔·普京的扣押和转让。</text:p>
      <text:p text:style-name="P4">
<text:span text:style-name="T4">
另请阅读：</text:span>
 <text:a xlink:type="simple" xlink:href="https://www.ukrinform.ua/rubric-economy/3700867-ugorsina-viznacila-umovi-tranzitu-zaboronenoi-dla-importu-ukrainskoi-agroprodukcii.html" text:style-name="Internet_20_link" text:visited-style-name="Visited_20_Internet_20_Link">
<text:span text:style-name="T4">
匈牙利</text:span>
</text:a>
匈牙利总理维克多·奥尔班(Viktor Orban)在2月底在下届议会开幕时，在那里他在乌克兰对面的俄罗斯战争中表达了许多矛盾的叙述。 他特别说，战争“对乌克兰人，俄罗斯人，匈牙利人民不利，对欧洲有害，而且越来越明显的是，它对世界有害”，但匈牙利人认为应该将其远离它。</text:p>
      <text:p text:style-name="P4">
根据奥尔班(Orban)的说法，他通过西方领导人的​​汇编支持中国在乌克兰的“和平计划”。</text:p>
      <text:p text:style-name="P4">
奥班还将匈牙利通货膨胀的过失转化为欧盟制裁政策造成的。</text:p>
      <text:p text:style-name="P4">
News Source: <text:a xlink:type="simple" xlink:href="https://www.ukrinform.ua/rubric-polytics/3709076-sijarto-virusiv-do-kitau-sob-obgovoriti-plan-ureguluvanna-vijni-v-ukraini.html" text:style-name="Internet_20_link" text:visited-style-name="Visited_20_Internet_20_Link">
https://www.ukrinform.ua/rubric-polytics/3709076-sijarto-virusiv-do-kitau-sob-obgovoriti-plan-ureguluvanna-vijni-v-ukraini.html</text:a>
</text:p>
      <!--NEWS-->
      <text:h text:style-name="P10" text:outline-level="1">
<text:span text:style-name="T4">
由于对锰社区的敌意炮击，两个人受伤</text:span>
</text:h>
      <text:p text:style-name="P4">
作者: Ukrinform (Person)</text:p>
      <text:p text:style-name="P4">
出版商: Укринформ (Organization)</text:p>
      <text:p text:style-name="P4">
出版时间: 2023-05-14T15:32:00+03:00</text:p>
      <text:p text:style-name="P4">
修改时间: 2023-05-14T15:32:00+03:00</text:p>
      <text:p text:style-name="P4">
描述: 下午，俄罗斯人在Dnipropetrovsk开了锰社区 - 两个人处于温和状态。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Дніпропетровщина', 'Обстріл', 'Поранені', 'Війна з росією']</text:p>
      <text:p text:style-name="P4">
类型: Article</text:p>
      <!--METADATA-->
      <text:p text:style-name="P4">
<draw:frame draw:style-name="fr1" draw:name="Image169" text:anchor-type="as-char" svg:width="6.9236in" svg:height="3.956343in" draw:z-index="0">
<draw:image xlink:href="../Images/yкринформ/2023-05-14T15-32-00-03-00/630_360_1654768443-794.jpg" xlink:type="simple" xlink:show="embed" xlink:actuate="onLoad" draw:mime-type="image/jpeg"/>
</draw:frame>
无辜者向Dnipropetrovsk的锰社区开火 - 两个人处于温和状态。</text:p>
      <text:p text:style-name="P4">
关于它在[]中报告(https://t.me/dnipropetrovskaODA/4619)乌克林福姆报道，首席Pro -Propetrovsk地区政府Sergei Lisak报道。</text:p>
      <text:p text:style-name="P4">
“两个人<text:a xlink:type="simple" xlink:href="https://www.ukrinform.ua/tag-poraneni" text:style-name="Internet_20_link" text:visited-style-name="Visited_20_Internet_20_Link">
</text:a>
尼科波尔区锰社区的敌人。 在那里，赛车手亲吻了大炮，”消息。</text:p>
      <text:p text:style-name="P4">
根据利萨克(Lisak)的说法，有38岁的男人和一名妇女患有矿山，挫伤和碎片病变。 他们处于平均身高状态。</text:p>
      <text:p text:style-name="P4">
<text:span text:style-name="T4">
另请阅读：</text:span>
 <text:a xlink:type="simple" xlink:href="https://www.ukrinform.ua/rubric-regions/3709045-na-hersonsini-cerez-vorozij-obstril-zaginuv-colovik.html" text:style-name="Internet_20_link" text:visited-style-name="Visited_20_Internet_20_Link">
<text:span text:style-name="T4">
射击</text:span>
</text:a>
现在澄清了攻击的后果。</text:p>
      <text:p text:style-name="P4">
据报道，5月14日晚上<text:a xlink:type="simple" xlink:href="https://www.ukrinform.ua/rubric-ato/3708899-unoci-vorog-z-vazkoi-artilerii-obstrilav-gromadu-v-nikopolskomu-rajoni.html" text:style-name="Internet_20_link" text:visited-style-name="Visited_20_Internet_20_Link">
</text:a>
Itrandrapract条目的基础设施的损害。</text:p>
      <text:p text:style-name="P4">
News Source: <text:a xlink:type="simple" xlink:href="https://www.ukrinform.ua/rubric-ato/3709078-unaslidok-vorozogo-obstrilu-marganeckoi-gromadi-poraneni-dvoe-ludej.html" text:style-name="Internet_20_link" text:visited-style-name="Visited_20_Internet_20_Link">
https://www.ukrinform.ua/rubric-ato/3709078-unaslidok-vorozogo-obstrilu-marganeckoi-gromadi-poraneni-dvoe-ludej.html</text:a>
</text:p>
      <!--NEWS-->
      <text:h text:style-name="P10" text:outline-level="1">
<text:span text:style-name="T4">
从6月1日起，乌克兰将在乌克兰工作。</text:span>
</text:h>
      <text:p text:style-name="P4">
作者: Ukrinform (Person)</text:p>
      <text:p text:style-name="P4">
出版商: Укринформ (Organization)</text:p>
      <text:p text:style-name="P4">
出版时间: 2023-05-14T15:38:00+03:00</text:p>
      <text:p text:style-name="P4">
修改时间: 2023-05-14T15:38:00+03:00</text:p>
      <text:p text:style-name="P4">
描述: 在乌克兰，自6月1日以来，将启动电子记录票和木材原始证书。  - 乌克林。</text:p>
      <text:p text:style-name="P4">
图片: ["<text:a xlink:type="simple" xlink:href="https://static.ukrinform.com/photos/2016_11/thumb_files/630_360_1478998706-9112.jpg" text:style-name="Internet_20_link" text:visited-style-name="Visited_20_Internet_20_Link">
630_360_14789...</text:a>
"]</text:p>
      <text:p text:style-name="P4">
标签: ['Е-квиток', 'Ліс', 'Деревина']</text:p>
      <text:p text:style-name="P4">
类型: Article</text:p>
      <!--METADATA-->
      <text:p text:style-name="P4">
<draw:frame draw:style-name="fr1" draw:name="Image170" text:anchor-type="as-char" svg:width="6.9236in" svg:height="3.956343in" draw:z-index="0">
<draw:image xlink:href="../Images/yкринформ/2023-05-14T15-38-00-03-00/630_360_1478998706-9112.jpg" xlink:type="simple" xlink:show="embed" xlink:actuate="onLoad" draw:mime-type="image/jpeg"/>
</draw:frame>
6月1日，将于6月1日启动电子记录票和木材提案证书。</text:p>
      <text:p text:style-name="P4">
关于<text:a xlink:type="simple" xlink:href="https://www.facebook.com/permalink.php" text:style-name="Internet_20_link" text:visited-style-name="Visited_20_Internet_20_Link">
</text:a>
报道说，乌克兰森林的首席执行官尤里·博洛克霍夫茨(Yuri Bolokhovets)报道说。</text:p>
      <text:p text:style-name="P4">
“政府已通过一项法令，该法令发起了塔斯特式的电子记录票[] <text:a xlink:type="simple" xlink:href="https://www.ukrinform.ua/tag-derevina" text:style-name="Internet_20_link" text:visited-style-name="Visited_20_Internet_20_Link">
</text:a>
。 我们的国家林业机构团队工作了两年。”验证说。</text:p>
      <text:p text:style-name="P4">
这些变化将于6月1日生效。</text:p>
      <text:p text:style-name="P4">
根据国有企业的负责人的说法，随着电子污染票的引入，在文档的存在期间缺乏腐败风险。</text:p>
      <text:p text:style-name="P4">
将为计划收获的每个区域提供电子票，并包含有关所有类型的伐木的信息。 它将用于所有森林用户。 SE“乌克兰森林”也包括使用此服务。</text:p>
      <text:p text:style-name="P4">
<text:span text:style-name="T4">
另请阅读：</text:span>
 <text:a xlink:type="simple" xlink:href="https://www.ukrinform.ua/rubric-economy/3707984-v-ukraini-perevikonali-plan-posadki-derev-za-programou-zelena-kraina.html" text:style-name="Internet_20_link" text:visited-style-name="Visited_20_Internet_20_Link">
</text:a>
电子固定票将自动输入国家企业“林业创新和分析中心”站点的地点，并在木材的电子债券系统中，这将创建一个单个电子数据库。</text:p>
      <text:p text:style-name="P4">
正如Bolokhovets强调的那样，可以在线获得录原票和契据证书。</text:p>
      <text:p text:style-name="P4">
如报道，<text:a xlink:type="simple" xlink:href="https://www.ukrinform.ua/rubric-economy/3708383-kabmin-zaprovadzue-elektronnij-lisorubnij-kvitok.html" text:style-name="Internet_20_link" text:visited-style-name="Visited_20_Internet_20_Link">
</text:a>
从6月1日的介绍中，以电子形式的乌克兰在伐木票的介绍中。</text:p>
      <text:p text:style-name="P4">
News Source: <text:a xlink:type="simple" xlink:href="https://www.ukrinform.ua/rubric-economy/3709081-iz-1-cervna-v-ukraini-zapracue-elektronnij-lisorubnij-kvitok.html" text:style-name="Internet_20_link" text:visited-style-name="Visited_20_Internet_20_Link">
https://www.ukrinform.ua/rubric-economy/3709081-iz-1-cervna-v-ukraini-zapracue-elektronnij-lisorubnij-kvitok.html</text:a>
</text:p>
      <!--NEWS-->
      <text:h text:style-name="P10" text:outline-level="1">
<text:span text:style-name="T4">
乌克兰Zelensky总统与总理Scholz会面，并参观了乌克兰部队训练...</text:span>
</text:h>
      <text:p text:style-name="P4">
作者: liveuamap (Language: en)</text:p>
      <text:p text:style-name="P4">
时间: 2023-05-14T15:41:01</text:p>
      <text:p text:style-name="P4">
地点: Aachen,Nordrhein-Westfalen (Latitude:50.77266 Longtitude:6.0868)</text:p>
      <text:p text:style-name="P4">
视频: []</text:p>
      <text:p text:style-name="P4">
图片: []</text:p>
      <text:p text:style-name="P4">
标签: ["Europe", "Germany"]</text:p>
      <text:p text:style-name="P4">
Id: 22562869</text:p>
      <!--METADATA-->
      <text:p text:style-name="P4">
乌克兰Zelensky总统会见了Scholz总理，并访问</text:p>
      <text:p text:style-name="P4">
新闻集链接：<text:a xlink:type="simple" xlink:href="https://liveuamap.com/en/2023/14-may-president-of-ukraine-zelensky-met-with-chancellor" text:style-name="Internet_20_link" text:visited-style-name="Visited_20_Internet_20_Link">
https://liveuamap.com/en/2023/14-may-presindent-of-ukraine-zelensky-met-met-with-chancellor</text:a>
</text:p>
      <text:p text:style-name="P4">
News Source: <text:a xlink:type="simple" xlink:href="https://t.me/V_Zelenskiy_official/6228" text:style-name="Internet_20_link" text:visited-style-name="Visited_20_Internet_20_Link">
https://t.me/V_Zelenskiy_official/6228</text:a>
</text:p>
      <!--NEWS-->
      <text:h text:style-name="P10" text:outline-level="1">
<text:span text:style-name="T4">
Zaporizka Oblast（21:42）。 红色警报：空中威胁。 警笛声。 立即掩盖！</text:span>
</text:h>
      <text:p text:style-name="P4">
作者: liveuamap (Language: en)</text:p>
      <text:p text:style-name="P4">
时间: 2023-05-14T15:43:00</text:p>
      <text:p text:style-name="P4">
地点: Zaporizka Oblast (Latitude:47.612541 Longtitude:35.764721)</text:p>
      <text:p text:style-name="P4">
视频: []</text:p>
      <text:p text:style-name="P4">
图片: []</text:p>
      <text:p text:style-name="P4">
标签: ["Europe", "Central and Eastern Europe"]</text:p>
      <text:p text:style-name="P4">
Id: 22562870</text:p>
      <!--METADATA-->
      <text:p text:style-name="P4">
Zaporizhzhia地区(21:42). Red Alert: aerial threat. Sirens sounding. Take covernow!</text:p>
      <text:p text:style-name="P4">
News Collection Link: <text:a xlink:type="simple" xlink:href="https://liveuamap.com/en/2023/14-may-zaporizka-oblast2142-red-alert-aerial-g" text:style-name="Internet_20_link" text:visited-style-name="Visited_20_Internet_20_Link">
https://liveuamap.com/en/2023/14-may-zaporizka-oblast2142-red-alert-aerial-g</text:a>
</text:p>
      <text:p text:style-name="P4">
News Source: <text:a xlink:type="simple" xlink:href="https://t.me/air_alert_ua/45358" text:style-name="Internet_20_link" text:visited-style-name="Visited_20_Internet_20_Link">
https://t.me/air_alert_ua/45358</text:a>
</text:p>
      <!--NEWS-->
      <text:h text:style-name="P10" text:outline-level="1">
<text:span text:style-name="T4">
母亲的力量和无限的爱增强了精神并使胜利更加接近-Knyazevich</text:span>
</text:h>
      <text:p text:style-name="P4">
作者: Ukrinform (Person)</text:p>
      <text:p text:style-name="P4">
出版商: Укринформ (Organization)</text:p>
      <text:p text:style-name="P4">
出版时间: 2023-05-14T15:45:00+03:00</text:p>
      <text:p text:style-name="P4">
修改时间: 2023-05-14T15:45:00+03:00</text:p>
      <text:p text:style-name="P4">
描述: 母亲一生的爱伴随着我们，并保护我们，在战争期间，母亲的力量和稳定增强了精神，并带来了敌人的胜利。  - 乌克林。</text:p>
      <text:p text:style-name="P4">
图片: ["<text:a xlink:type="simple" xlink:href="https://static.ukrinform.com/photos/2021_08/thumb_files/630_360_1628524332-395.jpg" text:style-name="Internet_20_link" text:visited-style-name="Visited_20_Internet_20_Link">
630_360_16285...</text:a>
"]</text:p>
      <text:p text:style-name="P4">
标签: ['День Матері', 'Свято', 'Орден Святого Пантелеймона']</text:p>
      <text:p text:style-name="P4">
类型: Article</text:p>
      <!--METADATA-->
      <text:p text:style-name="P4">
<draw:frame draw:style-name="fr1" draw:name="Image171" text:anchor-type="as-char" svg:width="6.9236in" svg:height="3.956343in" draw:z-index="0">
<draw:image xlink:href="../Images/yкринформ/2023-05-14T15-45-00-03-00/630_360_1628524332-395.jpg" xlink:type="simple" xlink:show="embed" xlink:actuate="onLoad" draw:mime-type="image/jpeg"/>
</draw:frame>
我们一生的情人伴随并保护我们，在战争期间，母亲的力量加强了圣灵，并带来了敌人的胜利。</text:p>
      <text:p text:style-name="P4">
在乌克林福姆提供的母亲之际，泰米尔萨萨萨州“圣潘特利蒙勋章”的泰米洛萨萨“命令”泰米尔萨萨罗州“圣潘特利蒙”的专业精神的主席强调了这一点。</text:p>
      <text:p text:style-name="P4">
“正是母亲开始每一生的生活 - 来自一个载着我们的人，珍惜进入世界的人。无论我们是小还是成年人，我们都在Chidalko附近，母亲的爱总是对我们的灵感来源。在那里。在世界上没有其他榜样。除了母亲对孩子的爱之外，无条件和坚定不移。她加强了我们，即使在最困难的时期也保护我们。”</text:p>
      <text:p text:style-name="P4">
他回忆说，在乌克兰，母亲长期以来一直被认为是人类，辛勤工作，善良和奉献精神的海岸。</text:p>
      <text:p text:style-name="P4">
乌克兰乌克兰的母亲 - 女性处于特殊位置，乌克兰的母亲是非永恒性格的驱动力和支持，他们的爱与关怀远远超出了他们的孩子。”</text:p>
      <text:p text:style-name="P4">
<text:span text:style-name="T4">
另请阅读：</text:span>
 <text:a xlink:type="simple" xlink:href="https://www.ukrinform.ua/rubric-society/3708939-v-ukraini-vidznacaetsa-den-materi.html" text:style-name="Internet_20_link" text:visited-style-name="Visited_20_Internet_20_Link">
<text:span text:style-name="T4">
天</text:span>
 <text:span text:style-name="T4">
 </text:span>
母亲**</text:a>
据他说，捍卫者，捍卫者，军事医生，执法人员，救援人员和志愿者的母亲以信仰和希望的儿子和女儿的回家生活。 许多妈妈在火箭袭击和轰炸中失去了孩子或孩子受伤。 许多妇女正在放弃家园，有时没有最后一点可以使孩子免于爆炸和炮击。</text:p>
      <text:p text:style-name="P4">
受人尊敬的理事会主席还指出了乌克兰军事人员，如今将母亲的职责与该国的服务相结合：“乌克兰类型的婆婆，试图保护自己的子女，家人，他们的家人，他们的岳母家，他们的家，他们的家人，他们的家，他们的家，他们的家人，他们的家，他们的家人，他们的家人。</text:p>
      <text:p text:style-name="P4">
“特殊的感激和对堕落英雄的母亲的尊重。我们非常感谢军队为保护我们国家而制作的一个巨大的自我牺牲，我们感谢您感谢您的勇敢乌克兰儿子和勇敢的乌克兰儿子和女儿，乌克兰的真正爱国者，”克尼兹维奇强调。<text:span text:style-name="T4">
另请阅读：</text:span>
 <text:a xlink:type="simple" xlink:href="https://www.ukrinform.ua/rubric-society/3709084-naev-privitav-bagatoditnu-oficerku-z-dnem-materi.html" text:style-name="Internet_20_link" text:visited-style-name="Visited_20_Internet_20_Link">
<text:span text:style-name="T4">
 naev </text:span>
</text:a>
自2009年以来，每年都在运作以支持医生的社会重要行动，该命令是为了支持医生而采取社会重要行动的公共计划。 公共倡议的受人尊敬的理事会包括知名的医生，企业家，公共，宗教和文化人物。 理事会的负责人是医疗保健vasyl knyazevich的卓越。</text:p>
      <text:p text:style-name="P4">
自2009年以来，圣潘特利蒙(St. Panteleimon)的命令命令一直是乌克兰的专业和阿斯纳德取向，从事乌克卢加(Ugaluga)卫生保健的人文和贵族活动。 演讲发生在8月9日，即圣烈士和治疗师Panteleimon的那天。</text:p>
      <text:p text:style-name="P4">
News Source: <text:a xlink:type="simple" xlink:href="https://www.ukrinform.ua/rubric-society/3709086-sila-i-bezmezna-lubov-materiv-zmicnuut-duh-i-nablizaut-peremogu-knazevic.html" text:style-name="Internet_20_link" text:visited-style-name="Visited_20_Internet_20_Link">
https://www.ukrinform.ua/rubric-society/3709086-sila-i-bezmezna-lubov-materiv-zmicnuut-duh-i-nablizaut-peremogu-knazevic.html</text:a>
</text:p>
      <!--NEWS-->
      <text:h text:style-name="P10" text:outline-level="1">
<text:span text:style-name="T4">
Tsurenko让位在罗马的WTA锦标赛上世界上第一个“球拍”</text:span>
</text:h>
      <text:p text:style-name="P4">
作者: Ukrinform (Person)</text:p>
      <text:p text:style-name="P4">
出版商: Укринформ (Organization)</text:p>
      <text:p text:style-name="P4">
出版时间: 2023-05-14T15:51:00+03:00</text:p>
      <text:p text:style-name="P4">
修改时间: 2023-05-14T15:51:00+03:00</text:p>
      <text:p text:style-name="P4">
描述: 乌克兰人的莱斯娅·库伦科（Lesya Tsurenko）在罗马（意大利）的Internazionali bnl d'Italia -Interazionali bnl d'Italia享有声望的土壤锦标赛中完成了表演，并获得了350万美元的奖金 - 乌克利福姆。</text:p>
      <text:p text:style-name="P4">
图片: ["<text:a xlink:type="simple" xlink:href="https://static.ukrinform.com/photos/2023_05/thumb_files/630_360_1684068610-535.jpg" text:style-name="Internet_20_link" text:visited-style-name="Visited_20_Internet_20_Link">
630_360_16840...</text:a>
"]</text:p>
      <text:p text:style-name="P4">
标签: ['Цуренко', 'Теніс']</text:p>
      <text:p text:style-name="P4">
类型: Article</text:p>
      <!--METADATA-->
      <text:p text:style-name="P4">
<draw:frame draw:style-name="fr1" draw:name="Image172" text:anchor-type="as-char" svg:width="6.9236in" svg:height="3.956343in" draw:z-index="0">
<draw:image xlink:href="../Images/yкринформ/2023-05-14T15-51-00-03-00/630_360_1684068610-535.jpg" xlink:type="simple" xlink:show="embed" xlink:actuate="onLoad" draw:mime-type="image/jpeg"/>
</draw:frame>
乌克兰Tsurenko在享有声望的土壤锦标赛网球协会上完成了表演(WTA) - 意大利国际bnl-(意大利)奖金350万美元。</text:p>
      <text:p text:style-name="P4">
据报道，在第三节比赛中，图伦科被波兰的世界上第一个“球拍”击败-2：6，0：6。</text:p>
      <text:p text:style-name="P4">
网球运动员在球场上度过了1小时20分钟。</text:p>
      <text:p text:style-name="P4">
<text:span text:style-name="T4">
另请阅读：</text:span>
 <text:a xlink:type="simple" xlink:href="https://www.ukrinform.ua/rubric-sports/3708640-curenko-uperse-zdobula-ponad-20-peremog-za-sezon-pered-rolan-garros.html" text:style-name="Internet_20_link" text:visited-style-name="Visited_20_Internet_20_Link">
</text:a>
罗马的比赛将持续到5月21日。</text:p>
      <text:p text:style-name="P4">
去年，Internazionali Bnl d'Italia赢得了Schwontek。</text:p>
      <text:p text:style-name="P4">
照片：盖蒂图像。</text:p>
      <text:p text:style-name="P4">
News Source: <text:a xlink:type="simple" xlink:href="https://www.ukrinform.ua/rubric-sports/3709088-curenko-postupilasa-persij-raketci-svitu-na-turniri-wta-u-rimi.html" text:style-name="Internet_20_link" text:visited-style-name="Visited_20_Internet_20_Link">
https://www.ukrinform.ua/rubric-sports/3709088-curenko-postupilasa-persij-raketci-svitu-na-turniri-wta-u-rimi.html</text:a>
</text:p>
      <!--NEWS-->
      <text:h text:style-name="P10" text:outline-level="1">
<text:span text:style-name="T4">
纳粹政权的方法与俄罗斯入侵者的暴行相同 - 外交部</text:span>
</text:h>
      <text:p text:style-name="P4">
作者: Ukrinform (Person)</text:p>
      <text:p text:style-name="P4">
出版商: Укринформ (Organization)</text:p>
      <text:p text:style-name="P4">
出版时间: 2023-05-14T15:56:19+03:00</text:p>
      <text:p text:style-name="P4">
修改时间: 2023-05-14T15:56:19+03:00</text:p>
      <text:p text:style-name="P4">
描述: 第二次世界大战期间纳粹政权使用的野蛮方法与俄罗斯入侵者在乌克兰犯下的暴行相同。  - 乌克林。</text:p>
      <text:p text:style-name="P4">
图片: ["<text:a xlink:type="simple" xlink:href="https://static.ukrinform.com/photos/2018_10/thumb_files/630_360_1538641801-667.jpg" text:style-name="Internet_20_link" text:visited-style-name="Visited_20_Internet_20_Link">
630_360_15386...</text:a>
"]</text:p>
      <text:p text:style-name="P4">
标签: ['МЗС', 'росія', 'Праведники світу']</text:p>
      <text:p text:style-name="P4">
类型: Article</text:p>
      <!--METADATA-->
      <text:p text:style-name="P4">
<draw:frame draw:style-name="fr1" draw:name="Image173" text:anchor-type="as-char" svg:width="6.9236in" svg:height="3.956343in" draw:z-index="0">
<draw:image xlink:href="../Images/yкринформ/2023-05-14T15-56-19-03-00/630_360_1538641801-667.jpg" xlink:type="simple" xlink:show="embed" xlink:actuate="onLoad" draw:mime-type="image/jpeg"/>
</draw:frame>
第二次世界大战期间纳粹政权使用的野蛮仪表与乌克兰俄罗斯入侵者现在犯下的暴行相同。</text:p>
      <text:p text:style-name="P4">
这在[]中指出(http://mfa.gov.ua/news/komentar-mzs-ukrayini-do-dnya-pamyati-ukrayinciv-yaki-ryatuvali-yevreyiv-pid-chas-drugoyi-svitovoyi-vijni)乌克林福姆报道，乌克兰人在纪念乌克兰人的那天外交部，第二次世界大战期间救出了犹太人。</text:p>
      <text:p text:style-name="P4">
“根据以色列国的数量，大屠杀的犹太人世界义人的头衔，乌克兰在波兰，荷兰和法国排名第四。为牺牲和人类的荣誉，我们强调，我们强调这一点纳粹政权使用的野蛮方法与俄罗斯入侵者今天在乌克兰土地上犯下的暴行相同。”(https://www.ukrinform.ua/tag-mzs)。</text:p>
      <text:p text:style-name="P4">
外交政策部强调，在英雄抵抗俄罗斯入侵者的背景下，克里姆林宫关于乌克兰“无效”的叙述特别愤世嫉俗。</text:p>
      <text:p text:style-name="P4">
“在希特勒对自由欧洲的侵略期间，国际团结的代价在乌克兰正在进行的武装入侵的背景下都非常高 - 这是人民，国家和人民安全的未来。在获得世界上义人的奖牌上。“挽救一个生命的人拯救了整个世界。外交部说：“侵占积极的方案。</text:p>
      <text:p text:style-name="P4">
<text:span text:style-name="T4">
另请阅读：</text:span>
 <text:a xlink:type="simple" xlink:href="https://www.ukrinform.ua/rubric-regions/3708431-v-odesi-vidznacili-den-pravednikiv-narodiv-svitu.html" text:style-name="Internet_20_link" text:visited-style-name="Visited_20_Internet_20_Link">
<text:span text:style-name="T4">
正义</text:span>
</text:a>
乌克兰外交官敦促国际社会为对乌克兰人民的种族灭绝战争的早期起诉，俄罗斯在乌克兰领土上犯下的反人格和战争罪的罪行，为乌克兰人民，反人格和战争罪的罪行造成最大数量。</text:p>
      <text:p text:style-name="P4">
乌克兰人在第二次世界大战期间救出犹太人的纪念日将于5月14日庆祝。</text:p>
      <text:p text:style-name="P4">
News Source: <text:a xlink:type="simple" xlink:href="https://www.ukrinform.ua/rubric-polytics/3709089-metodi-nacistskogo-rezimu-totozni-zvirstvam-rosijskih-zagarbnikiv-mzs.html" text:style-name="Internet_20_link" text:visited-style-name="Visited_20_Internet_20_Link">
https://www.ukrinform.ua/rubric-polytics/3709089-metodi-nacistskogo-rezimu-totozni-zvirstvam-rosijskih-zagarbnikiv-mzs.html</text:a>
</text:p>
      <!--NEWS-->
      <text:h text:style-name="P10" text:outline-level="1">
<text:span text:style-name="T4">
“希瑟”在足球英超联赛的比赛中击败了金属主义者1925</text:span>
</text:h>
      <text:p text:style-name="P4">
作者: Ukrinform (Person)</text:p>
      <text:p text:style-name="P4">
出版商: Укринформ (Organization)</text:p>
      <text:p text:style-name="P4">
出版时间: 2023-05-14T16:00:00+03:00</text:p>
      <text:p text:style-name="P4">
修改时间: 2023-05-14T16:00:00+03:00</text:p>
      <text:p text:style-name="P4">
描述: 英超球队中的乌克兰足球冠军将继续第26轮。  - 乌克林。</text:p>
      <text:p text:style-name="P4">
图片: ["<text:a xlink:type="simple" xlink:href="https://static.ukrinform.com/photos/2023_05/thumb_files/630_360_1684069319-537.jpg" text:style-name="Internet_20_link" text:visited-style-name="Visited_20_Internet_20_Link">
630_360_16840...</text:a>
"]</text:p>
      <text:p text:style-name="P4">
标签: ['Футбол', 'Металіст-1925', "Прем'єр-ліга", 'Верес']</text:p>
      <text:p text:style-name="P4">
类型: Article</text:p>
      <!--METADATA-->
      <text:p text:style-name="P4">
<draw:frame draw:style-name="fr1" draw:name="Image174" text:anchor-type="as-char" svg:width="6.9236in" svg:height="3.956343in" draw:z-index="0">
<draw:image xlink:href="../Images/yкринформ/2023-05-14T16-00-00-03-00/630_360_1684069319-537.jpg" xlink:type="simple" xlink:show="embed" xlink:actuate="onLoad" draw:mime-type="image/jpeg"/>
</draw:frame>
英超球队中的乌克兰足球中心继续进行26次获得比赛。</text:p>
      <text:p text:style-name="P4">
报道乌克林福姆报道，里文(Rivne)在其领域中的“ veres”最少播放了哈尔基夫(Kharkiv)“金属主义者1925” -1：0。</text:p>
      <text:p text:style-name="P4">
第49分钟的决定性球由“希瑟”中场球员帕西奇的中场球员得分。</text:p>
      <text:p text:style-name="P4">
周日还扮演Kryvyi Rih Kryvbas和Lviv运动。</text:p>
      <text:p text:style-name="P4">
5月15日星期一的巡回演出计划将由跨汽车“ Minai”和“ Dnipro-1”的战斗完成(13.00)，Kovalivsky“ Kolos”和“ Alexandria”(15.00).</text:p>
      <text:p text:style-name="P4">
<text:span text:style-name="T5">
Результати попередніх матчів туру:</text:span>
</text:p>
      <text:p text:style-name="P4">
«Динамо» (基辅)-Chernomorets(odesa)-2：3</text:p>
      <text:p text:style-name="P4">
插入(彼得罗娃)-Shakhtar(顿涅茨克)-0：2</text:p>
      <text:p text:style-name="P4">
金属主义者(哈尔基夫) - “黎明”(卢甘斯克)-0：5</text:p>
      <text:p text:style-name="P4">
“ LVIV”  - “ Vorskla”(poltava)-0：2。</text:p>
      <text:p text:style-name="P4">
<text:span text:style-name="T4">
另请阅读：</text:span>
 <text:a xlink:type="simple" xlink:href="https://www.ukrinform.ua/rubric-sports/3708680-futbolnomu-klubu-dinamo-kiiv-vipovnilosa-96-rokiv.html" text:style-name="Internet_20_link" text:visited-style-name="Visited_20_Internet_20_Link">
<text:span text:style-name="T4">
足球</text:span>
</text:a>
Shakhtar是UPL积分榜的领导者，获得63分(26场比赛后)然后-dnipro -1-58(25)，Zorya -58(26)，«dynamo»-50(26)，亚历山大-39(25)，Vorskla -33(26)，“ kolos” -33(25)，“ Kryvbas” -32(25)...</text:p>
      <text:p text:style-name="P4">
Фото: ФК «Верес».</text:p>
      <text:p text:style-name="P4">
News Source: <text:a xlink:type="simple" xlink:href="https://www.ukrinform.ua/rubric-sports/3709091-veres-obigrav-metalist-1925-u-matci-futbolnoi-premerligi.html" text:style-name="Internet_20_link" text:visited-style-name="Visited_20_Internet_20_Link">
https://www.ukrinform.ua/rubric-sports/3709091-veres-obigrav-metalist-1925-u-matci-futbolnoi-premerligi.html</text:a>
</text:p>
      <!--NEWS-->
      <text:h text:style-name="P10" text:outline-level="1">
<text:span text:style-name="T4">
Zaluzhny感谢乌克兰捍卫者的母亲</text:span>
</text:h>
      <text:p text:style-name="P4">
作者: Ukrinform (Person)</text:p>
      <text:p text:style-name="P4">
出版商: Укринформ (Organization)</text:p>
      <text:p text:style-name="P4">
出版时间: 2023-05-14T16:06:59+03:00</text:p>
      <text:p text:style-name="P4">
修改时间: 2023-05-14T16:06:59+03:00</text:p>
      <text:p text:style-name="P4">
描述: 在母亲节之际，乌克兰瓦莱里·扎卢兹尼（Ukraine Valery Zaluzhny）武装部队的指挥官 - 主持人对乌克兰捍卫者的母亲表示感谢。  - 乌克林。</text:p>
      <text:p text:style-name="P4">
图片: ["<text:a xlink:type="simple" xlink:href="https://static.ukrinform.com/photos/2023_02/thumb_files/630_360_1676531523-210.png" text:style-name="Internet_20_link" text:visited-style-name="Visited_20_Internet_20_Link">
630_360_16765...</text:a>
"]</text:p>
      <text:p text:style-name="P4">
标签: ['День Матері', 'Валерій Залужний']</text:p>
      <text:p text:style-name="P4">
类型: Article</text:p>
      <!--METADATA-->
      <text:p text:style-name="P4">
<draw:frame draw:style-name="fr1" draw:name="Image175" text:anchor-type="as-char" svg:width="6.9236in" svg:height="3.956343in" draw:z-index="0">
<draw:image xlink:href="../Images/yкринформ/2023-05-14T16-06-59-03-00/630_360_1676531523-210.png" xlink:type="simple" xlink:show="embed" xlink:actuate="onLoad" draw:mime-type="image/png"/>
</draw:frame>
在母亲节之际，乌克兰瓦莱里·扎卢兹尼(Ukraine Valery Zaluzhny)的武装部队的指挥官 - 对乌克兰捍卫者的母亲表示感谢。</text:p>
      <text:p text:style-name="P4">
正如乌克林福姆报道的那样，他在[]中撰写了有关它的文章(http://t.me/CinCAFU/497)。</text:p>
      <text:p text:style-name="P4">
“我钦佩乌克兰母亲精神的英雄主义和力量。天空对他们的孩子的奉献精神。今天，您的信仰，爱心和支持生活在我们士兵的心中，” Zaluzhny。</text:p>
      <text:p text:style-name="P4">
指挥官-in -chief <text:a xlink:type="simple" xlink:href="https://www.ukrinform.ua/tag-zsu" text:style-name="Internet_20_link" text:visited-style-name="Visited_20_Internet_20_Link">
</text:a>
他向伊利亚(Ilya)的荣誉屈服于乌克兰母亲，他们的儿子和女儿捍卫乌克兰。</text:p>
      <text:p text:style-name="P4">
他说：“感谢您所做的一切来取得我们的胜利。”</text:p>
      <text:p text:style-name="P4">
<text:span text:style-name="T4">
另请阅读：</text:span>
 <text:a xlink:type="simple" xlink:href="https://www.ukrinform.ua/rubric-society/3709084-naev-privitav-bagatoditnu-oficerku-z-dnem-materi.html" text:style-name="Internet_20_link" text:visited-style-name="Visited_20_Internet_20_Link">
<text:span text:style-name="T4">
 naev </text:span>
</text:a>
正如乌克林福姆(Ukrinform)报道的，5月14日星期日在乌克兰庆祝<text:a xlink:type="simple" xlink:href="https://www.ukrinform.ua/rubric-society/3708939-v-ukraini-vidznacaetsa-den-materi.html" text:style-name="Internet_20_link" text:visited-style-name="Visited_20_Internet_20_Link">
</text:a>
。 假期是根据1999年5月10日的总统法令建立的。 五月的第二个星期日都会庆祝。</text:p>
      <text:p text:style-name="P4">
News Source: <text:a xlink:type="simple" xlink:href="https://www.ukrinform.ua/rubric-society/3709094-zaluznij-podakuvav-materam-zahisnikiv-ukraini.html" text:style-name="Internet_20_link" text:visited-style-name="Visited_20_Internet_20_Link">
https://www.ukrinform.ua/rubric-society/3709094-zaluznij-podakuvav-materam-zahisnikiv-ukraini.html</text:a>
</text:p>
      <!--NEWS-->
      <text:h text:style-name="P10" text:outline-level="1">
<text:span text:style-name="T4">
在Schebekine区炮击后发生火灾</text:span>
</text:h>
      <text:p text:style-name="P4">
作者: liveuamap (Language: en)</text:p>
      <text:p text:style-name="P4">
时间: 2023-05-14T16:11:29</text:p>
      <text:p text:style-name="P4">
地点: Belgorod (Latitude:50.40633 Longtitude:36.89449)</text:p>
      <text:p text:style-name="P4">
视频: []</text:p>
      <text:p text:style-name="P4">
图片: ["<text:a xlink:type="simple" xlink:href="https://liveuamap.com/pics/2023/05/14/22562871_0.jpg" text:style-name="Internet_20_link" text:visited-style-name="Visited_20_Internet_20_Link">
22562871_0.jpg</text:a>
"]</text:p>
      <text:p text:style-name="P4">
标签: ["Russia", "Central and Eastern Europe"]</text:p>
      <text:p text:style-name="P4">
Id: 22562871</text:p>
      <!--METADATA-->
      <text:p text:style-name="P4">
在Schebekine区炮击后发生火灾</text:p>
      <text:p text:style-name="P4">
<draw:frame draw:style-name="fr1" draw:name="Image176" text:anchor-type="as-char" svg:width="6.9236in" svg:height="5.313863in" draw:z-index="0">
<draw:image xlink:href="../Images/liveuamap/2023-05-14T16-11-29/22562871_0.jpg" xlink:type="simple" xlink:show="embed" xlink:actuate="onLoad" draw:mime-type="image/jpeg"/>
</draw:frame>
新闻集链接：<text:a xlink:type="simple" xlink:href="https://liveuamap.com/en/2023/14-may-fire-after-shelling-in-schebekine-district" text:style-name="Internet_20_link" text:visited-style-name="Visited_20_Internet_20_Link">
https://liveuamap.com/en/2023/2023/14-may-fire-fire-after-shelling-in-schebekine-district</text:a>
</text:p>
      <text:p text:style-name="P4">
News Source: <text:a xlink:type="simple" xlink:href="https://t.me/belgorod_informant/4144" text:style-name="Internet_20_link" text:visited-style-name="Visited_20_Internet_20_Link">
https://t.me/belgorod_informant/4144</text:a>
</text:p>
      <!--NEWS-->
      <text:h text:style-name="P10" text:outline-level="1">
<text:span text:style-name="T4">
在泰国有议会选举</text:span>
</text:h>
      <text:p text:style-name="P4">
作者: Ukrinform (Person)</text:p>
      <text:p text:style-name="P4">
出版商: Укринформ (Organization)</text:p>
      <text:p text:style-name="P4">
出版时间: 2023-05-14T16:18:00+03:00</text:p>
      <text:p text:style-name="P4">
修改时间: 2023-05-14T16:18:00+03:00</text:p>
      <text:p text:style-name="P4">
描述: 5月14日，星期日，在泰国，议会选举进行了投票。  - 乌克林。</text:p>
      <text:p text:style-name="P4">
图片: ["<text:a xlink:type="simple" xlink:href="https://static.ukrinform.com/photos/2023_05/thumb_files/630_360_1684070177-491.jpg" text:style-name="Internet_20_link" text:visited-style-name="Visited_20_Internet_20_Link">
630_360_16840...</text:a>
", "<text:a xlink:type="simple" xlink:href="https://static.ukrinform.com/photos/2023_05/1684070177-794.jpg" text:style-name="Internet_20_link" text:visited-style-name="Visited_20_Internet_20_Link">
1684070177-79...</text:a>
", "<text:a xlink:type="simple" xlink:href="https://static.ukrinform.com/photos/2023_05/1684070177-809.jpg" text:style-name="Internet_20_link" text:visited-style-name="Visited_20_Internet_20_Link">
1684070177-80...</text:a>
"]</text:p>
      <text:p text:style-name="P4">
标签: ['Парламент', 'Таїланд', 'Вибори']</text:p>
      <text:p text:style-name="P4">
类型: Article</text:p>
      <!--METADATA-->
      <text:p text:style-name="P4">
<draw:frame draw:style-name="fr1" draw:name="Image177" text:anchor-type="as-char" svg:width="6.9236in" svg:height="3.956343in" draw:z-index="0">
<draw:image xlink:href="../Images/yкринформ/2023-05-14T16-18-00-03-00/630_360_1684070177-491.jpg" xlink:type="simple" xlink:show="embed" xlink:actuate="onLoad" draw:mime-type="image/jpeg"/>
</draw:frame>
5月14日，星期日，议会选举中有一票。</text:p>
      <text:p text:style-name="P4">
关于它报告<text:a xlink:type="simple" xlink:href="https://www.bbc.com/news/world-asia-65567781" text:style-name="Internet_20_link" text:visited-style-name="Visited_20_Internet_20_Link">
</text:a>
，报道乌克林福姆。  投票从当地时间上午8点开始，当时9.5万<text:a xlink:type="simple" xlink:href="https://www.ukrinform.ua/tag-vibori" text:style-name="Internet_20_link" text:visited-style-name="Visited_20_Internet_20_Link">
</text:a>
部分。</text:p>
      <text:p text:style-name="P4">
<draw:frame draw:style-name="fr1" draw:name="Image178" text:anchor-type="as-char" svg:width="6.9236in" svg:height="3.894525in" draw:z-index="0">
<draw:image xlink:href="../Images/yкринформ/2023-05-14T16-18-00-03-00/1684070177-794.jpg" xlink:type="simple" xlink:show="embed" xlink:actuate="onLoad" draw:mime-type="image/jpeg"/>
</draw:frame>
约有5000万选民必须选出500名较低派律师的成员。 大约有200万人提早投票。</text:p>
      <text:p text:style-name="P4">
<draw:frame draw:style-name="fr1" draw:name="Image179" text:anchor-type="as-char" svg:width="6.9236in" svg:height="3.894525in" draw:z-index="0">
<draw:image xlink:href="../Images/yкринформ/2023-05-14T16-18-00-03-00/1684070177-809.jpg" xlink:type="simple" xlink:show="embed" xlink:actuate="onLoad" draw:mime-type="image/jpeg"/>
</draw:frame>
选举种族中有近70个政党。</text:p>
      <text:p text:style-name="P4">
目前，由前总理塔马克林·奇卡纳(Taxin Chicina)的女儿领导的泰国党在2006年因政变而流离失所。 被驱逐者的所有指控在2008年在Exile，London和Dubai否认。</text:p>
      <text:p text:style-name="P4">
<text:span text:style-name="T4">
另请阅读：</text:span>
 <text:a xlink:type="simple" xlink:href="https://www.ukrinform.ua/rubric-world/3708924-u-tureccini-prohodat-prezidentski-j-parlamentski-vibori.html" text:style-name="Internet_20_link" text:visited-style-name="Visited_20_Internet_20_Link">
<text:span text:style-name="T4">
选举</text:span>
</text:a>
2019年，选举在泰国举行，但没有一方获得投票。</text:p>
      <text:p text:style-name="P4">
据乌克林福姆报道，土耳其周日对选举总统和第28届会议的议会进行了投票。</text:p>
      <text:p text:style-name="P4">
_foto：Getty Images _</text:p>
      <text:p text:style-name="P4">
News Source: <text:a xlink:type="simple" xlink:href="https://www.ukrinform.ua/rubric-world/3709097-u-tailandi-prohodat-parlamentski-vibori.html" text:style-name="Internet_20_link" text:visited-style-name="Visited_20_Internet_20_Link">
https://www.ukrinform.ua/rubric-world/3709097-u-tailandi-prohodat-parlamentski-vibori.html</text:a>
</text:p>
      <!--NEWS-->
      <text:h text:style-name="P10" text:outline-level="1">
<text:span text:style-name="T4">
入侵者解雇了Zaporizhzhia地区的村庄，受伤了-Yermak</text:span>
</text:h>
      <text:p text:style-name="P4">
作者: Ukrinform (Person)</text:p>
      <text:p text:style-name="P4">
出版商: Укринформ (Organization)</text:p>
      <text:p text:style-name="P4">
出版时间: 2023-05-14T16:23:00+03:00</text:p>
      <text:p text:style-name="P4">
修改时间: 2023-05-14T16:23:00+03:00</text:p>
      <text:p text:style-name="P4">
描述: 俄罗斯军队向Zaporizhhya地区Primorskoe村开火。  - 乌克林。</text:p>
      <text:p text:style-name="P4">
图片: ["<text:a xlink:type="simple" xlink:href="https://static.ukrinform.com/photos/2023_05/thumb_files/630_360_1684077431-134.jpg" text:style-name="Internet_20_link" text:visited-style-name="Visited_20_Internet_20_Link">
630_360_16840...</text:a>
"]</text:p>
      <text:p text:style-name="P4">
标签: ['Обстріл', 'Поранені', 'Єрмак', 'Запоріжжя']</text:p>
      <text:p text:style-name="P4">
类型: Article</text:p>
      <!--METADATA-->
      <text:p text:style-name="P4">
<draw:frame draw:style-name="fr1" draw:name="Image180" text:anchor-type="as-char" svg:width="6.9236in" svg:height="3.956343in" draw:z-index="0">
<draw:image xlink:href="../Images/yкринформ/2023-05-14T16-23-00-03-00/630_360_1684077431-134.jpg" xlink:type="simple" xlink:show="embed" xlink:actuate="onLoad" draw:mime-type="image/jpeg"/>
</draw:frame>
Ruskivska解雇了Zaporizhzhya地区的Primorskoye村。</text:p>
      <text:p text:style-name="P4">
总统办公室主管Andriy Yermak报告了这一点<text:a xlink:type="simple" xlink:href="https://t.me/ermaka2022/2665" text:style-name="Internet_20_link" text:visited-style-name="Visited_20_Internet_20_Link">
</text:a>
。</text:p>
      <text:p text:style-name="P4">
“俄罗斯人正在解雇Zaporozhye地区。 后果 <text:a xlink:type="simple" xlink:href="https://www.ukrinform.ua/tag-obstril" text:style-name="Internet_20_link" text:visited-style-name="Visited_20_Internet_20_Link">
</text:a>
Primorskoe村的“毕业生”受害者。 敌人撞到了私人房屋。”耶尔马克说。</text:p>
      <text:p text:style-name="P4">
另外，据他说，俄罗斯人正在开火。 Op说：“众所周知，三名平民和一名救护车司机受伤。”</text:p>
      <text:p text:style-name="P4">
<text:span text:style-name="T4">
另请阅读：</text:span>
 <text:a xlink:type="simple" xlink:href="https://www.ukrinform.ua/rubric-ato/3709042-vijska-rf-atakuvali-selo-poblizu-zaporizza-poranena-zinka.html" text:style-name="Internet_20_link" text:visited-style-name="Visited_20_Internet_20_Link">
<text:span text:style-name="T4">
受伤</text:span>
</text:a>
“由于对Primorsky的袭击，有受害者。在直接击中，一名30岁男子受伤，现在重重。三人受伤，其中一个7岁的女孩，”  - ”  - Zaporizhzhya ova Yuri Malashko的书面负责人(https://t.me/zoda_gov_ua/18751)。</text:p>
      <text:p text:style-name="P4">
所有受害者迅速被带到了地区中心的医疗机构。</text:p>
      <text:p text:style-name="P4">
此外，敌人击中了Gulyaypol。 打击接近医疗机构。 有破坏。</text:p>
      <text:p text:style-name="P4">
如报道<text:a xlink:type="simple" xlink:href="https://www.ukrinform.ua/rubric-regions/3708914-na-zaporizzi-armia-rf-obstrilala-18-naselenih-punktiv-poranenij-colovik.html" text:style-name="Internet_20_link" text:visited-style-name="Visited_20_Internet_20_Link">
</text:a>
，俄罗斯联邦的军队在Zaporizhhya地区的18个定居点开火了一天，一名64岁的男子受伤。</text:p>
      <text:p text:style-name="P4">
<text:span text:style-name="T5">
foto：Yuri Malashko / Telegram</text:span>
</text:p>
      <text:p text:style-name="P4">
News Source: <text:a xlink:type="simple" xlink:href="https://www.ukrinform.ua/rubric-ato/3709099-rosiani-obstrilali-selo-u-zaporizkij-oblasti-e-poraneni-ermak.html" text:style-name="Internet_20_link" text:visited-style-name="Visited_20_Internet_20_Link">
https://www.ukrinform.ua/rubric-ato/3709099-rosiani-obstrilali-selo-u-zaporizkij-oblasti-e-poraneni-ermak.html</text:a>
</text:p>
      <!--NEWS-->
      <text:h text:style-name="P10" text:outline-level="1">
<text:span text:style-name="T4">
在被占领的Melitopol的咖啡馆里，女孩扔了俄罗斯三色</text:span>
</text:h>
      <text:p text:style-name="P4">
作者: Ukrinform (Person)</text:p>
      <text:p text:style-name="P4">
出版商: Укринформ (Organization)</text:p>
      <text:p text:style-name="P4">
出版时间: 2023-05-14T16:29:00+03:00</text:p>
      <text:p text:style-name="P4">
修改时间: 2023-05-14T16:29:00+03:00</text:p>
      <text:p text:style-name="P4">
描述: 在暂时占领的梅利托波尔（Melitopol）中，女孩扔了一个俄罗斯三色。 入侵者使她道歉。  - 乌克林。</text:p>
      <text:p text:style-name="P4">
图片: ["<text:a xlink:type="simple" xlink:href="https://static.ukrinform.com/photos/2023_05/thumb_files/630_360_1684071850-414.jpg" text:style-name="Internet_20_link" text:visited-style-name="Visited_20_Internet_20_Link">
630_360_16840...</text:a>
"]</text:p>
      <text:p text:style-name="P4">
标签: ['Мелітополь', 'Прапор', 'Війна з росією', 'Кафе']</text:p>
      <text:p text:style-name="P4">
类型: Article</text:p>
      <!--METADATA-->
      <text:p text:style-name="P4">
<draw:frame draw:style-name="fr1" draw:name="Image181" text:anchor-type="as-char" svg:width="6.9236in" svg:height="3.956343in" draw:z-index="0">
<draw:image xlink:href="../Images/yкринформ/2023-05-14T16-29-00-03-00/630_360_1684071850-414.jpg" xlink:type="simple" xlink:show="embed" xlink:actuate="onLoad" draw:mime-type="image/jpeg"/>
</draw:frame>
被占领的梅利托波尔定居，女孩挫败了俄罗斯三色。</text:p>
      <text:p text:style-name="P4">
关于<text:a xlink:type="simple" xlink:href="https://t.me/ivan_fedorov_melitopol/1967" text:style-name="Internet_20_link" text:visited-style-name="Visited_20_Internet_20_Link">
</text:a>
乌克林福姆报道说，梅利托波尔·伊万·费多罗夫(Melitopol Ivan Fedorov)的城市主席报道。</text:p>
      <text:p text:style-name="P4">
“ <text:a xlink:type="simple" xlink:href="https://www.ukrinform.ua/tag-prapor" text:style-name="Internet_20_link" text:visited-style-name="Visited_20_Internet_20_Link">
</text:a>
城市居民的侵略者国家在其中一家咖啡馆的场所。 占用者的手册传达了“他们需要的地方”的记录。 这个女孩已经被迫向相机道歉是监狱，”  - 帖子写道。</text:p>
      <text:p text:style-name="P4">
<text:span text:style-name="T5">
viso：<text:a xlink:type="simple" xlink:href="http://t.me/ivan_fedorov_melitopol/1967" text:style-name="Internet_20_link" text:visited-style-name="Visited_20_Internet_20_Link">
</text:a>
</text:span>
</text:p>
      <text:p text:style-name="P4">
他还出版了一段有关它的视频。</text:p>
      <text:p text:style-name="P4">
<text:span text:style-name="T4">
另请阅读：</text:span>
 <text:a xlink:type="simple" xlink:href="https://www.ukrinform.ua/rubric-regions/3708417-u-melitopoli-bila-pidizdu-pidirvali-kolaboranta.html" text:style-name="Internet_20_link" text:visited-style-name="Visited_20_Internet_20_Link">
<text:span text:style-name="T4">
 melitopoli </text:span>
</text:a>
Fedorov补充说，这不是第一次，从事占领的人们以自己的方式表现出俄罗斯联邦的象征意义。</text:p>
      <text:p text:style-name="P4">
News Source: <text:a xlink:type="simple" xlink:href="https://www.ukrinform.ua/rubric-regions/3709108-u-kafe-okupovanogo-melitopola-divcina-zirvala-rosijskij-trikolor.html" text:style-name="Internet_20_link" text:visited-style-name="Visited_20_Internet_20_Link">
https://www.ukrinform.ua/rubric-regions/3709108-u-kafe-okupovanogo-melitopola-divcina-zirvala-rosijskij-trikolor.html</text:a>
</text:p>
      <!--NEWS-->
      <text:h text:style-name="P10" text:outline-level="1">
<text:span text:style-name="T4">
俄罗斯人在哈尔基夫地区开了一个村庄 - 两人死亡</text:span>
</text:h>
      <text:p text:style-name="P4">
作者: Ukrinform (Person)</text:p>
      <text:p text:style-name="P4">
出版商: Укринформ (Organization)</text:p>
      <text:p text:style-name="P4">
出版时间: 2023-05-14T16:39:00+03:00</text:p>
      <text:p text:style-name="P4">
修改时间: 2023-05-14T16:39:00+03:00</text:p>
      <text:p text:style-name="P4">
描述: 俄罗斯人在哈尔基夫地区开了一个村庄，导致两人丧生。  - 乌克林。</text:p>
      <text:p text:style-name="P4">
图片: ["<text:a xlink:type="simple" xlink:href="https://static.ukrinform.com/photos/2021_04/thumb_files/630_360_1617451420-842.jpg" text:style-name="Internet_20_link" text:visited-style-name="Visited_20_Internet_20_Link">
630_360_16174...</text:a>
"]</text:p>
      <text:p text:style-name="P4">
标签: ['Обстріл', 'Загибель', 'Харківщина', 'Війна з росією']</text:p>
      <text:p text:style-name="P4">
类型: Article</text:p>
      <!--METADATA-->
      <text:p text:style-name="P4">
<draw:frame draw:style-name="fr1" draw:name="Image182" text:anchor-type="as-char" svg:width="6.9236in" svg:height="3.956343in" draw:z-index="0">
<draw:image xlink:href="../Images/yкринформ/2023-05-14T16-39-00-03-00/630_360_1617451420-842.jpg" xlink:type="simple" xlink:show="embed" xlink:actuate="onLoad" draw:mime-type="image/jpeg"/>
</draw:frame>
哈尔基夫地区的俄罗斯村庄被摧毁，导致两人丧生。</text:p>
      <text:p text:style-name="P4">
这是由Kharkiv Ova Oleg Synigubov的负责人在[]中报道的。(https://t.me/synegubov/6201)，报道乌克林福姆。</text:p>
      <text:p text:style-name="P4">
“占领者又是<text:a xlink:type="simple" xlink:href="https://www.ukrinform.ua/tag-obstril" text:style-name="Internet_20_link" text:visited-style-name="Visited_20_Internet_20_Link">
</text:a>
哈尔基夫地区平民房屋。</text:p>
      <text:p text:style-name="P4">
今天，在打击下是村庄。 Chuguev区的年龄较大。 不幸的是，两名平民第一次被杀：一名59岁的妇女和一个65岁的男人。”</text:p>
      <text:p text:style-name="P4">
<text:span text:style-name="T4">
另请阅读：</text:span>
 <text:a xlink:type="simple" xlink:href="https://www.ukrinform.ua/rubric-regions/3709045-na-hersonsini-cerez-vorozij-obstril-zaginuv-colovik.html" text:style-name="Internet_20_link" text:visited-style-name="Visited_20_Internet_20_Link">
<text:span text:style-name="T4">
射击</text:span>
</text:a>
据报道，俄罗斯人在哈尔基夫地区的库皮斯克塔德沃克(Kharkiv)地区的RSSU“ Smerch”袭击。</text:p>
      <text:p text:style-name="P4">
News Source: <text:a xlink:type="simple" xlink:href="https://www.ukrinform.ua/rubric-ato/3709103-rosiani-obstrilali-selo-na-harkivsini-dvoe-zagiblih.html" text:style-name="Internet_20_link" text:visited-style-name="Visited_20_Internet_20_Link">
https://www.ukrinform.ua/rubric-ato/3709103-rosiani-obstrilali-selo-na-harkivsini-dvoe-zagiblih.html</text:a>
</text:p>
      <!--NEWS-->
      <text:h text:style-name="P10" text:outline-level="1">
<text:span text:style-name="T4">
反对党“ Shor” Eugenia Hutsul的候选人赢得了...</text:span>
</text:h>
      <text:p text:style-name="P4">
作者: liveuamap (Language: en)</text:p>
      <text:p text:style-name="P4">
时间: 2023-05-14T16:49:30</text:p>
      <text:p text:style-name="P4">
地点: Gagauzia (Latitude:46.04193 Longtitude:28.83694)</text:p>
      <text:p text:style-name="P4">
视频: []</text:p>
      <text:p text:style-name="P4">
图片: []</text:p>
      <text:p text:style-name="P4">
标签: ["Moldova", "Balkans"]</text:p>
      <text:p text:style-name="P4">
Id: 22562872</text:p>
      <!--METADATA-->
      <text:p text:style-name="P4">
反对党“ Shor” Eugenia Hutsul的候选人赢得了摩尔多瓦Gagauz Automony的主管的选举</text:p>
      <text:p text:style-name="P4">
新闻集链接：<text:a xlink:type="simple" xlink:href="https://moldova.liveuamap.com/en/2023/14-may-candidate-from-the-opposition-party-shor-eugenia-hutsul" text:style-name="Internet_20_link" text:visited-style-name="Visited_20_Internet_20_Link">
https://moldova.liveuamap.com/en/2023/14-may-candidate-from-the-poposition-party-party-shor-eugenia-hutsul</text:a>
</text:p>
      <text:p text:style-name="P4">
News Source: <text:a xlink:type="simple" xlink:href="https://t.me/tass_agency/191915" text:style-name="Internet_20_link" text:visited-style-name="Visited_20_Internet_20_Link">
https://t.me/tass_agency/191915</text:a>
</text:p>
      <!--NEWS-->
      <text:h text:style-name="P10" text:outline-level="1">
<text:span text:style-name="T4">
Kalinina将在罗马的WTA锦标赛上与美国公开赛决赛选手一起比赛</text:span>
</text:h>
      <text:p text:style-name="P4">
作者: Ukrinform (Person)</text:p>
      <text:p text:style-name="P4">
出版商: Укринформ (Organization)</text:p>
      <text:p text:style-name="P4">
出版时间: 2023-05-14T16:51:05+03:00</text:p>
      <text:p text:style-name="P4">
修改时间: 2023-05-14T16:51:05+03:00</text:p>
      <text:p text:style-name="P4">
描述: 第19个非政府组织第19个性质数字将成为乌克兰安吉丽娜·卡利尼纳第二个“球拍”的竞争对手，这是妇女网球协会（WTA）的第四个赛季 - 意大利 - 意大利（意大利）。 - 乌克林。</text:p>
      <text:p text:style-name="P4">
图片: ["<text:a xlink:type="simple" xlink:href="https://static.ukrinform.com/photos/2023_04/thumb_files/630_360_1681713960-551.jpg" text:style-name="Internet_20_link" text:visited-style-name="Visited_20_Internet_20_Link">
630_360_16817...</text:a>
"]</text:p>
      <text:p text:style-name="P4">
标签: ['Теніс', 'Ангеліна Калініна']</text:p>
      <text:p text:style-name="P4">
类型: Article</text:p>
      <!--METADATA-->
      <text:p text:style-name="P4">
<draw:frame draw:style-name="fr1" draw:name="Image183" text:anchor-type="as-char" svg:width="6.9236in" svg:height="3.956343in" draw:z-index="0">
<draw:image xlink:href="../Images/yкринформ/2023-05-14T16-51-05-03-00/630_360_1681713960-551.jpg" xlink:type="simple" xlink:show="embed" xlink:actuate="onLoad" draw:mime-type="image/jpeg"/>
</draw:frame>
第19个非政府组织Madisson山羊号将成为第四个圈子中乌克兰安吉丽娜·卡利尼娜第二个“球拍”的竞争对手(WTA) - 意大利国际bnl-(意大利)奖金350万美元。</text:p>
      <text:p text:style-name="P4">
乌克林福姆报道，在山羊比赛的第三轮比赛中，她赢得了Belaruska Victoria Azarenko的第14个“播种数字”的技术胜利，后者拒绝继续进行Vitaliy Capital的表现。</text:p>
      <text:p text:style-name="P4">
应当指出的是，2017年的山羊进入了纽约公开赛的决赛。</text:p>
      <text:p text:style-name="P4">
<text:span text:style-name="T4">
另请阅读：</text:span>
 <text:a xlink:type="simple" xlink:href="https://www.ukrinform.ua/rubric-sports/3708015-kalinina-zigrae-z-cempionkou-australian-open-na-turniri-wta-v-rimi.html" text:style-name="Internet_20_link" text:visited-style-name="Visited_20_Internet_20_Link">
<text:span text:style-name="T4">
 kalinina </text:span>
</text:a>
罗马的比赛将持续到5月21日。</text:p>
      <text:p text:style-name="P4">
在照片中：Angelina Kalinina(盖蒂图像).</text:p>
      <text:p text:style-name="P4">
News Source: <text:a xlink:type="simple" xlink:href="https://www.ukrinform.ua/rubric-sports/3709111-kalinina-zigrae-z-finalistkou-us-open-na-turniri-wta-v-rimi.html" text:style-name="Internet_20_link" text:visited-style-name="Visited_20_Internet_20_Link">
https://www.ukrinform.ua/rubric-sports/3709111-kalinina-zigrae-z-finalistkou-us-open-na-turniri-wta-v-rimi.html</text:a>
</text:p>
      <!--NEWS-->
      <text:h text:style-name="P10" text:outline-level="1">
<text:span text:style-name="T4">
Chernomorsk港口已准备好转移给特许权</text:span>
</text:h>
      <text:p text:style-name="P4">
作者: Ukrinform (Person)</text:p>
      <text:p text:style-name="P4">
出版商: Укринформ (Organization)</text:p>
      <text:p text:style-name="P4">
出版时间: 2023-05-14T16:54:22+03:00</text:p>
      <text:p text:style-name="P4">
修改时间: 2023-05-14T16:54:22+03:00</text:p>
      <text:p text:style-name="P4">
描述: 国防部为转移到海事商业港口“ Chernomorsk”的特许权码头做准备。  - 乌克林。</text:p>
      <text:p text:style-name="P4">
图片: ["<text:a xlink:type="simple" xlink:href="https://static.ukrinform.com/photos/2018_04/thumb_files/630_360_1523024741-7401.jpg" text:style-name="Internet_20_link" text:visited-style-name="Visited_20_Internet_20_Link">
630_360_15230...</text:a>
"]</text:p>
      <text:p text:style-name="P4">
标签: ['Концесія', 'Порт «Чорноморськ» ']</text:p>
      <text:p text:style-name="P4">
类型: Article</text:p>
      <!--METADATA-->
      <text:p text:style-name="P4">
<draw:frame draw:style-name="fr1" draw:name="Image184" text:anchor-type="as-char" svg:width="6.9236in" svg:height="3.956343in" draw:z-index="0">
<draw:image xlink:href="../Images/yкринформ/2023-05-14T16-54-22-03-00/630_360_1523024741-7401.jpg" xlink:type="simple" xlink:show="embed" xlink:actuate="onLoad" draw:mime-type="image/jpeg"/>
</draw:frame>
国防部为转移到切尔诺莫斯克海事贸易的特许权码头做准备。</text:p>
      <text:p text:style-name="P4">
这是由社区发展部的新闻服务，<text:a xlink:type="simple" xlink:href="http://www.facebook.com/Ministry.for.restoration/posts/pfbid036fmAdgEULfezo3Z2ZQP6pgUukJgkMEvxYuB74d4qdC7LaeDQDhZjEC3T8kxjR9iRl" text:style-name="Internet_20_link" text:visited-style-name="Visited_20_Internet_20_Link">
</text:a>
，报道乌克林福姆。</text:p>
      <text:p text:style-name="P4">
“黑海的港口航站楼正准备转移到特许权。 计划转移第一个，容器和第五端子。 这个过程甚至进行了全面的入侵<text:a xlink:type="simple" xlink:href="https://www.ukrinform.ua/tag-rosia" text:style-name="Internet_20_link" text:visited-style-name="Visited_20_Internet_20_Link">
</text:a>
，现在该部正在恢复它。”消息写道。</text:p>
      <text:p text:style-name="P4">
第一阶段将发展一个技术和经济理由，该理由是全球基础设施基金的专业人士； 欧洲重建与发展银行和国际金融公司将协调专家和顾问。</text:p>
      <text:p text:style-name="P4">
下一个阶段是在那些想要获得切尔诺诺姆斯克港口的人中举行竞争。</text:p>
      <text:p text:style-name="P4">
随着港口向私人合作伙伴的管理转移，乌克兰将每年对预算缴纳的特许权捐款和稳定的税款。私人合作伙伴关系将导致大量投资，优化运输的物流并提高服务质量。</text:p>
      <text:p text:style-name="P4">
国防部提醒乌克兰已经拥有将Portova基础设施转移给特许经验的经验。 特别是，在2021年，乌克兰州海港的基础设施部被传输给州的私人合作伙伴，霍尔森州和奥尔比亚·海港的州立风格公司。入侵俄罗斯。</text:p>
      <text:p text:style-name="P4">
<text:span text:style-name="T4">
另请阅读：</text:span>
 <text:a xlink:type="simple" xlink:href="https://www.ukrinform.ua/rubric-regions/3708500-kim-nazvav-najbilsu-problemu-dla-biznesu-mikolaivsini.html" text:style-name="Internet_20_link" text:visited-style-name="Visited_20_Internet_20_Link">
</text:a>
据报道，公私伙伴关系的发展是对乌克兰经济的有效恢复之一。 据施密历称，我们已经采用了现代立法来拥有数百个强大的让步项目。</text:p>
      <text:p text:style-name="P4">
News Source: <text:a xlink:type="simple" xlink:href="https://www.ukrinform.ua/rubric-economy/3709112-port-cornomorsk-gotuut-do-peredaci-u-koncesiu.html" text:style-name="Internet_20_link" text:visited-style-name="Visited_20_Internet_20_Link">
https://www.ukrinform.ua/rubric-economy/3709112-port-cornomorsk-gotuut-do-peredaci-u-koncesiu.html</text:a>
</text:p>
      <!--NEWS-->
      <text:h text:style-name="P10" text:outline-level="1">
<text:span text:style-name="T4">
乌克兰准备了第一个恢复近180亿份项目的项目清单</text:span>
</text:h>
      <text:p text:style-name="P4">
作者: Ukrinform (Person)</text:p>
      <text:p text:style-name="P4">
出版商: Укринформ (Organization)</text:p>
      <text:p text:style-name="P4">
出版时间: 2023-05-14T17:03:00+03:00</text:p>
      <text:p text:style-name="P4">
修改时间: 2023-05-14T17:03:00+03:00</text:p>
      <text:p text:style-name="P4">
描述: 机构间工作组已列出了具有初步优先级的项目清单，以分配资金以从基金中恢复，以消除武装侵略的后果。  - 乌克林。</text:p>
      <text:p text:style-name="P4">
图片: ["<text:a xlink:type="simple" xlink:href="https://static.ukrinform.com/photos/2021_04/thumb_files/630_360_1617369105-115.jpg" text:style-name="Internet_20_link" text:visited-style-name="Visited_20_Internet_20_Link">
630_360_16173...</text:a>
"]</text:p>
      <text:p text:style-name="P4">
标签: ['Війна з росією', 'Відбудова']</text:p>
      <text:p text:style-name="P4">
类型: Article</text:p>
      <!--METADATA-->
      <text:p text:style-name="P4">
<draw:frame draw:style-name="fr1" draw:name="Image185" text:anchor-type="as-char" svg:width="6.9236in" svg:height="3.956343in" draw:z-index="0">
<draw:image xlink:href="../Images/yкринформ/2023-05-14T17-03-00-03-00/630_360_1617369105-115.jpg" xlink:type="simple" xlink:show="embed" xlink:actuate="onLoad" draw:mime-type="image/jpeg"/>
</draw:frame>
机构间小组已列出了一系列具有初步优先级的项目清单，以取消资金以从基金中恢复，以消除武装侵略的后果。</text:p>
      <text:p text:style-name="P4">
这是由社区发展部的新闻服务，<text:a xlink:type="simple" xlink:href="https://www.facebook.com/Ministry.for.restoration/posts/pfbid02UbJ8fKsWwGBvG2kotfKqf9jYpw6dJ4tWXrufQLohF9A2vr4nW55qjHnUEwx5GnV9l" text:style-name="Internet_20_link" text:visited-style-name="Visited_20_Internet_20_Link">
</text:a>
，报道乌克林福姆。</text:p>
      <text:p text:style-name="P4">
“在会议期间，机构间工作组考虑了377个资金的第一批项目，牺牲了清算基金179亿美元的牺牲，当地自治政府的亚能力以及中央机构的本机构。</text:p>
      <text:p text:style-name="P4">
有人强调，根据项目的审查结果，该项目的工作组具有初步优先级，该项目将提交给乌克兰部长的内阁。 最终项目清单将由律师批准有关提交文件的申请人修订结果的批准。</text:p>
      <text:p text:style-name="P4">
批准的项目将获得基金的资金，以消除武装侵略的后果。</text:p>
      <text:p text:style-name="P4">
目前，更新机构团队以及续签服务，执行当局的代表进行对象，研究所有可用文档并处理相关机制和条款<text:a xlink:type="simple" xlink:href="https://www.ukrinform.ua/rubric-vidbudova" text:style-name="Internet_20_link" text:visited-style-name="Visited_20_Internet_20_Link">
</text:a>
机构间工作组的以下会议将在在线模式下播放，可供公众观看。</text:p>
      <text:p text:style-name="P4">
<text:span text:style-name="T4">
另请阅读：</text:span>
 <text:a xlink:type="simple" xlink:href="https://www.ukrinform.ua/rubric-vidbudova/3708336-smigal-doruciv-utvoriti-u-nizci-ministerstv-ta-ova-posadi-zastupnikiv-z-pitan-vidnovlenna.html" text:style-name="Internet_20_link" text:visited-style-name="Visited_20_Internet_20_Link">
<text:span text:style-name="T4">
恢复</text:span>
</text:a>
如报道，<text:a xlink:type="simple" xlink:href="https://www.ukrinform.ua/rubric-uarazom/3596484-v-ukraini-stvorat-fond-likvidacii-naslidkiv-zbrojnoi-agresii-rada-uhvalila-zakon.html" text:style-name="Internet_20_link" text:visited-style-name="Visited_20_Internet_20_Link">
</text:a>
国家预算的特别基金。建议该基金的资金针对公共建筑物的建设，民用保护的保护结构，重建，重大维修对象基础设施以及对内部流离失所者的住房和住房的住房，以及失去的人敌对行动的结果。 2023年，取消武装侵略捍卫者基金的预算获得了525亿美元的批准。</text:p>
      <text:p text:style-name="P4">
News Source: <text:a xlink:type="simple" xlink:href="https://www.ukrinform.ua/rubric-vidbudova/3709118-v-ukraini-pidgotuvali-persij-perelik-proektiv-dla-vidnovlenna-na-majze-18-milardiv.html" text:style-name="Internet_20_link" text:visited-style-name="Visited_20_Internet_20_Link">
https://www.ukrinform.ua/rubric-vidbudova/3709118-v-ukraini-pidgotuvali-persij-perelik-proektiv-dla-vidnovlenna-na-majze-18-milardiv.html</text:a>
</text:p>
      <!--NEWS-->
      <text:h text:style-name="P10" text:outline-level="1">
<text:span text:style-name="T4">
Zelensky会见了德国安全机柜的成员</text:span>
</text:h>
      <text:p text:style-name="P4">
作者: Ukrinform (Person)</text:p>
      <text:p text:style-name="P4">
出版商: Укринформ (Organization)</text:p>
      <text:p text:style-name="P4">
出版时间: 2023-05-14T17:07:00+03:00</text:p>
      <text:p text:style-name="P4">
修改时间: 2023-05-14T17:07:00+03:00</text:p>
      <text:p text:style-name="P4">
描述: 沃迪米尔总统Zelenskyy会见了德国安全柜的成员。  - 乌克林。</text:p>
      <text:p text:style-name="P4">
图片: ["<text:a xlink:type="simple" xlink:href="https://static.ukrinform.com/photos/2023_05/thumb_files/630_360_1684073196-620.jpeg" text:style-name="Internet_20_link" text:visited-style-name="Visited_20_Internet_20_Link">
630_360_16840...</text:a>
"]</text:p>
      <text:p text:style-name="P4">
标签: ['Німеччина', 'Зеленський', 'Безпека', 'Війна з росією']</text:p>
      <text:p text:style-name="P4">
类型: Article</text:p>
      <!--METADATA-->
      <text:p text:style-name="P4">
<draw:frame draw:style-name="fr1" draw:name="Image186" text:anchor-type="as-char" svg:width="6.9236in" svg:height="3.956343in" draw:z-index="0">
<draw:image xlink:href="../Images/yкринформ/2023-05-14T17-07-00-03-00/630_360_1684073196-620.jpeg" xlink:type="simple" xlink:show="embed" xlink:actuate="onLoad" draw:mime-type="image/jpeg"/>
</draw:frame>
总统神泽伦斯基(Zelensky)与内阁成员举行了关于尼米奇安全的会议。</text:p>
      <text:p text:style-name="P4">
在会议之前，总理Olaf Scholtz也参加了会议，加入了德国经济与气候保护部长Robert Gabec，法律事务部长Annalen Berbok，国防部长Boris Pistorius，Finans Christian Lindner部长，经济经济有限公司的部长 - 操作和开发，报告乌克林福姆，参考<text:a xlink:type="simple" xlink:href="https://www.president.gov.ua/news/prezident-ukrayini-zustrivsya-z-chlenami-kabinetu-z-pitan-be-82889" text:style-name="Internet_20_link" text:visited-style-name="Visited_20_Internet_20_Link">
</text:a>
Zelensky尤其强调，这种会议的形式是独特的，并且完全与我们国家之间达到的高度相互作用相对应。</text:p>
      <text:p text:style-name="P4">
他对德国政府和每位官员对乌克兰的官方全面援助表示感谢，从全面的俄罗斯侵略开始。</text:p>
      <text:p text:style-name="P4">
<text:span text:style-name="T4">
另请阅读：</text:span>
 <text:a xlink:type="simple" xlink:href="https://www.ukrinform.ua/rubric-ato/3709026-uze-cogoric-mozna-zavdati-rosii-nezvorotnoi-porazki-zelenskij.html" text:style-name="Internet_20_link" text:visited-style-name="Visited_20_Internet_20_Link">
<text:span text:style-name="T4">
 Zelensky </text:span>
</text:a>
乌克兰国家负责人熟悉了德国安全柜的成员以及乌克兰国防军的第一次需求之后，乌克兰国家的负责人宣布有必要消除对乌克兰供应的限制和红线所有类型的武器。</text:p>
      <text:p text:style-name="P4">
与联邦总理交谈<text:a xlink:type="simple" xlink:href="https://www.ukrinform.ua/tag-zelenskij" text:style-name="Internet_20_link" text:visited-style-name="Visited_20_Internet_20_Link">
</text:a>
他指出了双边关系的根本性新本质。</text:p>
      <text:p text:style-name="P4">
“从去年2月24日起，正如您所说的那样，“时代的变化”，我们国家之间的关系发生了根本性的变化。 从提供乌克兰人道主义援助，到获得防空，火炮，战斗坦克的BMPTA的最现代手段，”他强调。</text:p>
      <text:p text:style-name="P4">
Zelensky感谢总理在这些转型中的个人角色，以及德国领导和空中联盟的希望。</text:p>
      <text:p text:style-name="P4">
国家元首还赞扬了联邦政府在2032年以170亿欧元的总金额购买军事设备和设备的决定。</text:p>
      <text:p text:style-name="P4">
<text:span text:style-name="T4">
另请阅读：</text:span>
 <text:a xlink:type="simple" xlink:href="https://www.ukrinform.ua/rubric-ato/3709039-ukraina-rozrahovue-na-pidtrimku-nimeccinou-aviacijnoi-koalicii-zelenskij.html" text:style-name="Internet_20_link" text:visited-style-name="Visited_20_Internet_20_Link">
<text:span text:style-name="T4">
 Zelensky </text:span>
</text:a>
</text:p>
      <text:p text:style-name="P4">
这是关于国际舞台上的关键合作领域，尤其是德国的和平与和平和和平的组织，援助在乌克兰的ta鸟计划黑海谷物倡议的实施。</text:p>
      <text:p text:style-name="P4">
如报道，<text:a xlink:type="simple" xlink:href="https://www.ukrinform.ua/rubric-polytics/3708995-zelenskij-obgovoriv-zi-stajnmaerom-intensivnu-spivpracu-miz-krainami.html" text:style-name="Internet_20_link" text:visited-style-name="Visited_20_Internet_20_Link">
</text:a>
_foto：op _</text:p>
      <text:p text:style-name="P4">
News Source: <text:a xlink:type="simple" xlink:href="https://www.ukrinform.ua/rubric-polytics/3709120-zelenskij-zustrivsa-z-clenami-kabinetu-z-pitan-bezpeki-frn.html" text:style-name="Internet_20_link" text:visited-style-name="Visited_20_Internet_20_Link">
https://www.ukrinform.ua/rubric-polytics/3709120-zelenskij-zustrivsa-z-clenami-kabinetu-z-pitan-bezpeki-frn.html</text:a>
</text:p>
      <!--NEWS-->
      <text:h text:style-name="P10" text:outline-level="1">
<text:span text:style-name="T4">
关于乌克兰军事情报的纪录片周期的项目参加了MKIP竞赛</text:span>
</text:h>
      <text:p text:style-name="P4">
作者: Ukrinform (Person)</text:p>
      <text:p text:style-name="P4">
出版商: Укринформ (Organization)</text:p>
      <text:p text:style-name="P4">
出版时间: 2023-05-14T17:07:46+03:00</text:p>
      <text:p text:style-name="P4">
修改时间: 2023-05-14T17:07:46+03:00</text:p>
      <text:p text:style-name="P4">
描述: 关于纪录片电影的项目，讲述了乌克兰国防部“俄罗斯飞行员的拉力”，“战争对士兵”和“外国军团”的特殊行动的特殊行动文化部和信息政策。  - 乌克林。</text:p>
      <text:p text:style-name="P4">
图片: ["<text:a xlink:type="simple" xlink:href="https://static.ukrinform.com/photos/2022_03/thumb_files/630_360_1646152322-572.jpg" text:style-name="Internet_20_link" text:visited-style-name="Visited_20_Internet_20_Link">
630_360_16461...</text:a>
"]</text:p>
      <text:p text:style-name="P4">
标签: ['Міноборони', 'Розвідка', 'МКІП ']</text:p>
      <text:p text:style-name="P4">
类型: Article</text:p>
      <!--METADATA-->
      <text:p text:style-name="P4">
<draw:frame draw:style-name="fr1" draw:name="Image187" text:anchor-type="as-char" svg:width="6.9236in" svg:height="3.956343in" draw:z-index="0">
<draw:image xlink:href="../Images/yкринформ/2023-05-14T17-07-46-03-00/630_360_1646152322-572.jpg" xlink:type="simple" xlink:show="embed" xlink:actuate="onLoad" draw:mime-type="image/jpeg"/>
</draw:frame>
项目 - 纪录片电影三部曲关于乌克兰国防部“俄罗斯嫁妆飞行员”，“迪纳尔战争”和“外交军团”和“外交军团”的战士特殊行动的特殊行动文化和侵犯政策。</text:p>
      <text:p text:style-name="P4">
正如乌克林福姆报道的那样，GUR MOU在[]中报告(http://t.me/DIUkraine/2308)。</text:p>
      <text:p text:style-name="P4">
“在整个俄罗斯 - 乌克兰战争时期，在遭到殴打的飞行员中，飞行员是空中战斗的独特员工。 我们如何抵抗飞机飞机，不允许穆斯科维在乌克兰的天空中统治？ 为什么俄罗斯飞行员感到这么不受惩罚？”</text:p>
      <text:p text:style-name="P4">
如前所述，乌克兰天空捍卫者的作品的印象将分享敌对的飞行员 - 进攻者 - 他们的审讯视频将首次出版。</text:p>
      <text:p text:style-name="P4">
在“战争中的战争”中，将详细介绍乌克兰河乌克兰的雄伟和象征性河水之间大胆的秘密秘密。 在纪录片中：Zaporozhye Tacherson地区的战斗作品发作； 哥萨克在左DNIEPER Shore锻造方面的经验； 在水下和空中行动。</text:p>
      <text:p text:style-name="P4">
这部电影“外国军团”将讲述所有星球上勇敢和自由的人的故事，这些星球在2022年2月24日之后来到乌克兰，并与乌克兰人一起使用武器。</text:p>
      <text:p text:style-name="P4">
“这些战士是谁？ 其中有多少？ 他们为什么帮助我们有自己的生命危险？ 他们在乌克兰在侵略性俄罗斯方面的胜利中的作用是什么？ 在信息中，关键的 - 创建外国志愿者和参与的著名战斗的创建 - 在有关乌克兰国防部的电影三部曲中的最后一部电影中”。</text:p>
      <text:p text:style-name="P4">
要求古尔(Gur)支持乌克兰军事情报的纪录周期项目<text:a xlink:type="simple" xlink:href="http://docs.google.com/forms/d/1vIjh0xnQL63dXthHUZdadM2NC6Y_BsFdUDOtylde6p0/viewform" text:style-name="Internet_20_link" text:visited-style-name="Visited_20_Internet_20_Link">
</text:a>
.</text:p>
      <text:p text:style-name="P4">
«Водночас ми наголошуємо, що кожна з воєнних історій, покладених в основуконкурсних кінопроектів, заслуговують на екранізацію заради збереження пам’ятіпро звитяжні дії українського війська у війні за Свободу та Незалежність», -сказано в повідомленні.</text:p>
      <text:p text:style-name="P4">
<text:span text:style-name="T4">
Читайте також:</text:span>
 <text:a xlink:type="simple" xlink:href="https://www.ukrinform.ua/rubric-culture/3685716-v-ukraini-vidbuvsa-pokaz-drugogo-filmu-trilogii-pro-gur-bitva-za-ostriv-zmiinij-more.html" text:style-name="Internet_20_link" text:visited-style-name="Visited_20_Internet_20_Link">
 <text:span text:style-name="T4">
Україні</text:span>
 <text:span text:style-name="T4">
відбувся</text:span>
 <text:span text:style-name="T4">
показ</text:span>
 <text:span text:style-name="T4">
другого</text:span>
 <text:span text:style-name="T4">
фільму</text:span>
<text:span text:style-name="T4">
трилогії</text:span>
 <text:span text:style-name="T4">
про</text:span>
 <text:span text:style-name="T4">
ГУР</text:span>
 <text:span text:style-name="T4">
Битва</text:span>
 <text:span text:style-name="T4">
острів</text:span>
 <text:span text:style-name="T4">
Зміїний</text:span>
 <text:span text:style-name="T4">
Море</text:span>
</text:a>
</text:p>
      <text:p text:style-name="P4">
News Source: <text:a xlink:type="simple" xlink:href="https://www.ukrinform.ua/rubric-culture/3709119-proekt-dokumentalnogo-ciklu-pro-voennu-rozvidku-ukraini-bere-ucast-u-konkursi-mkip.html" text:style-name="Internet_20_link" text:visited-style-name="Visited_20_Internet_20_Link">
https://www.ukrinform.ua/rubric-culture/3709119-proekt-dokumentalnogo-ciklu-pro-voennu-rozvidku-ukraini-bere-ucast-u-konkursi-mkip.html</text:a>
</text:p>
      <!--NEWS-->
      <text:h text:style-name="P10" text:outline-level="1">
<text:span text:style-name="T4">
UPL：“ Kryvbas”通过罚款击败“运动”的胜利</text:span>
</text:h>
      <text:p text:style-name="P4">
作者: Ukrinform (Person)</text:p>
      <text:p text:style-name="P4">
出版商: Укринформ (Organization)</text:p>
      <text:p text:style-name="P4">
出版时间: 2023-05-14T17:15:00+03:00</text:p>
      <text:p text:style-name="P4">
修改时间: 2023-05-14T17:15:00+03:00</text:p>
      <text:p text:style-name="P4">
描述: 英超球队中的乌克兰足球冠军将继续第26轮。  - 乌克林。</text:p>
      <text:p text:style-name="P4">
图片: ["<text:a xlink:type="simple" xlink:href="https://static.ukrinform.com/photos/2023_05/thumb_files/630_360_1684073878-702.jpg" text:style-name="Internet_20_link" text:visited-style-name="Visited_20_Internet_20_Link">
630_360_16840...</text:a>
"]</text:p>
      <text:p text:style-name="P4">
标签: ['Футбол', "Прем'єр-ліга"]</text:p>
      <text:p text:style-name="P4">
类型: Article</text:p>
      <!--METADATA-->
      <text:p text:style-name="P4">
<draw:frame draw:style-name="fr1" draw:name="Image188" text:anchor-type="as-char" svg:width="6.9236in" svg:height="3.956343in" draw:z-index="0">
<draw:image xlink:href="../Images/yкринформ/2023-05-14T17-15-00-03-00/630_360_1684073878-702.jpg" xlink:type="simple" xlink:show="embed" xlink:actuate="onLoad" draw:mime-type="image/jpeg"/>
</draw:frame>
英超球队中的乌克兰足球中心继续进行26次获得比赛。</text:p>
      <text:p text:style-name="P4">
乌克林福姆报道，在主场比赛结束时，Kryvyi Rih Kryvbas撕毁了Ulivoyan的胜利-1：0。</text:p>
      <text:p text:style-name="P4">
第90分钟的唯一球是Rift Kapych Bosnian中场Rift Kapic得分。</text:p>
      <text:p text:style-name="P4">
5月15日星期一的巡回演出计划将由跨汽车“ Minai”和“ Dnipro-1”的战斗完成(13.00)，Kovalivsky“ Kolos”和“ Alexandria”(15.00).</text:p>
      <text:p text:style-name="P4">
<text:span text:style-name="T5">
Результати попередніх матчів туру:</text:span>
</text:p>
      <text:p text:style-name="P4">
«Динамо» (基辅)-Chernomorets(odesa)-2：3</text:p>
      <text:p text:style-name="P4">
插入(彼得罗娃)-Shakhtar(顿涅茨克)-0：2</text:p>
      <text:p text:style-name="P4">
金属主义者(哈尔基夫) - “黎明”(卢甘斯克)-0：5</text:p>
      <text:p text:style-name="P4">
“ LVIV”  - “ Vorskla”(poltava)-0：2</text:p>
      <text:p text:style-name="P4">
“希瑟”(里文) - 金属主义者1925(哈尔基夫)-1：0。</text:p>
      <text:p text:style-name="P4">
<text:span text:style-name="T4">
另请阅读：</text:span>
 <text:a xlink:type="simple" xlink:href="https://www.ukrinform.ua/rubric-sports/3708498-armolenko-dublem-zaversiv-sribnij-sezon-u-cempionati-oae.html" text:style-name="Internet_20_link" text:visited-style-name="Visited_20_Internet_20_Link">
</text:a>
Shakhtar是UPL积分榜的领导者，获得63分(26场比赛后)然后-dnipro -1-58(25)，Zorya -58(26)，«dynamo»-50(26)，亚历山大-39(25)，“ Kryvbas” -35(26)，Vorskla -33(26)，“ kolos” -33(25)...</text:p>
      <text:p text:style-name="P4">
Фото: ФК «Кривбас».</text:p>
      <text:p text:style-name="P4">
News Source: <text:a xlink:type="simple" xlink:href="https://www.ukrinform.ua/rubric-sports/3709121-upl-krivbas-zavdaki-penalti-virvav-peremogu-nad-ruhom.html" text:style-name="Internet_20_link" text:visited-style-name="Visited_20_Internet_20_Link">
https://www.ukrinform.ua/rubric-sports/3709121-upl-krivbas-zavdaki-penalti-virvav-peremogu-nad-ruhom.html</text:a>
</text:p>
      <!--NEWS-->
      <text:h text:style-name="P10" text:outline-level="1">
<text:span text:style-name="T4">
乌克兰对俄罗斯的支持和压力：基辅和柏林签署了联合声明</text:span>
</text:h>
      <text:p text:style-name="P4">
作者: Ukrinform (Person)</text:p>
      <text:p text:style-name="P4">
出版商: Укринформ (Organization)</text:p>
      <text:p text:style-name="P4">
出版时间: 2023-05-14T17:23:22+03:00</text:p>
      <text:p text:style-name="P4">
修改时间: 2023-05-14T17:23:22+03:00</text:p>
      <text:p text:style-name="P4">
描述: 柏林联邦共和国联邦共和国的沃罗迪米尔·泽伦斯基总统和总理签署了乌克兰支持和对俄罗斯联邦的压力的联合宣言。  - 乌克林。</text:p>
      <text:p text:style-name="P4">
图片: ["<text:a xlink:type="simple" xlink:href="https://static.ukrinform.com/photos/2016_07/thumb_files/630_360_1468231008-9837.jpg" text:style-name="Internet_20_link" text:visited-style-name="Visited_20_Internet_20_Link">
630_360_14682...</text:a>
"]</text:p>
      <text:p text:style-name="P4">
标签: ['Німеччина', 'Україна', 'Війна з росією', 'Формула миру']</text:p>
      <text:p text:style-name="P4">
类型: Article</text:p>
      <!--METADATA-->
      <text:p text:style-name="P4">
<draw:frame draw:style-name="fr1" draw:name="Image189" text:anchor-type="as-char" svg:width="6.9236in" svg:height="3.956343in" draw:z-index="0">
<draw:image xlink:href="../Images/yкринформ/2023-05-14T17-23-22-03-00/630_360_1468231008-9837.jpg" xlink:type="simple" xlink:show="embed" xlink:actuate="onLoad" draw:mime-type="image/jpeg"/>
</draw:frame>
总统洛尔迪尔·泽伦斯基(Lordir Zelensky)和柏林联邦共和国联邦共和国的总理赞同乌克兰支持和对俄罗斯联邦的压力的联合宣言。</text:p>
      <text:p text:style-name="P4">
该文档的文本发表在<text:a xlink:type="simple" xlink:href="http://www.president.gov.ua/news/spilna-deklaraciya-ukrayini-ta-nimechchini-82893" text:style-name="Internet_20_link" text:visited-style-name="Visited_20_Internet_20_Link">
</text:a>
，报道乌克林福姆。</text:p>
      <text:p text:style-name="P4">
声明说：“德国将尽可能多地继续对乌克兰进行政治，金融，人道主义和军事支持 - 按照个人的秩序以及欧盟内部的国际合作，G7，北约，联合国和其他格式。”</text:p>
      <text:p text:style-name="P4">
还指出<text:a xlink:type="simple" xlink:href="https://www.ukrinform.ua/tag-nimeccina" text:style-name="Internet_20_link" text:visited-style-name="Visited_20_Internet_20_Link">
</text:a>
支持乌克兰建立公平和可持续的和平，并准备与乌克兰合作，以确保国际参与乌克兰和平与全球和平峰会的实施。</text:p>
      <text:p text:style-name="P4">
乌克兰和德国强调了坚定的奉献者对俄罗斯侵害战争犯下的战争罪行和其他暴行的参考。</text:p>
      <text:p text:style-name="P4">
这也表明需要维持和加强集体压力，以及那些通过进一步制裁支持其军事努力的人。</text:p>
      <text:p text:style-name="P4">
此外，德国宣布支持乌克兰在改革和遵守开始谈判加入欧盟所需的要求。</text:p>
      <text:p text:style-name="P4">
“德国支持乌克兰委员会 - 北约作为一个平台，以进一步展示和扩大北约和乌克兰之间的伙伴关系，这是由布加勒斯特宣言定义的，从而促进了我们的联合线，以确保欧洲 - 大西洋和平，稳定与安全。维尔纽斯(Vilnius)在2023年7月。”宣言说。</text:p>
      <text:p text:style-name="P4">
<text:span text:style-name="T4">
另请阅读：</text:span>
 <text:a xlink:type="simple" xlink:href="https://www.ukrinform.ua/rubric-ato/3709039-ukraina-rozrahovue-na-pidtrimku-nimeccinou-aviacijnoi-koalicii-zelenskij.html" text:style-name="Internet_20_link" text:visited-style-name="Visited_20_Internet_20_Link">
<text:span text:style-name="T4">
德国</text:span>
</text:a>
据报道，沃迪米尔·泽伦斯基总统将于5月14日与德国访问。</text:p>
      <text:p text:style-name="P4">
News Source: <text:a xlink:type="simple" xlink:href="https://www.ukrinform.ua/rubric-polytics/3709124-pidtrimka-ukraini-i-tisk-na-rosiu-kiiv-i-berlin-pidpisali-spilnu-deklaraciu.html" text:style-name="Internet_20_link" text:visited-style-name="Visited_20_Internet_20_Link">
https://www.ukrinform.ua/rubric-polytics/3709124-pidtrimka-ukraini-i-tisk-na-rosiu-kiiv-i-berlin-pidpisali-spilnu-deklaraciu.html</text:a>
</text:p>
      <!--NEWS-->
      <text:h text:style-name="P10" text:outline-level="1">
<text:span text:style-name="T4">
内塔尼亚加说，以色列在天然气中摧毁了整个伊斯兰圣战的顶部</text:span>
</text:h>
      <text:p text:style-name="P4">
作者: Ukrinform (Person)</text:p>
      <text:p text:style-name="P4">
出版商: Укринформ (Organization)</text:p>
      <text:p text:style-name="P4">
出版时间: 2023-05-14T17:32:00+03:00</text:p>
      <text:p text:style-name="P4">
修改时间: 2023-05-14T17:32:00+03:00</text:p>
      <text:p text:style-name="P4">
描述: 以色列总理本杰明·内塔尼亚加（Benjamin Netanyaga）在最近与加沙部门的一个恐怖组织的冲突中向该国的安全部队表示祝贺，宣布消除了伊斯兰圣战的顶部。  - 乌克林。</text:p>
      <text:p text:style-name="P4">
图片: ["<text:a xlink:type="simple" xlink:href="https://static.ukrinform.com/photos/2019_08/thumb_files/630_360_1566212734-7954.jpeg" text:style-name="Internet_20_link" text:visited-style-name="Visited_20_Internet_20_Link">
630_360_15662...</text:a>
"]</text:p>
      <text:p text:style-name="P4">
标签: ['Ізраїль', 'Нетаньягу', 'Сектор Гази']</text:p>
      <text:p text:style-name="P4">
类型: Article</text:p>
      <!--METADATA-->
      <text:p text:style-name="P4">
<draw:frame draw:style-name="fr1" draw:name="Image190" text:anchor-type="as-char" svg:width="6.9236in" svg:height="3.956343in" draw:z-index="0">
<draw:image xlink:href="../Images/yкринформ/2023-05-14T17-32-00-03-00/630_360_1566212734-7954.jpeg" xlink:type="simple" xlink:show="embed" xlink:actuate="onLoad" draw:mime-type="image/jpeg"/>
</draw:frame>
以色列总理本杰明·内塔尼亚加(Benjamin Netanyaga)在最近与加沙部门的一个恐怖组织的冲突中向该国的安全部队表示祝贺，宣布消除了伊斯兰圣战的顶部。</text:p>
      <text:p text:style-name="P4">
正如乌克林福姆报道的那样，它报告了<text:a xlink:type="simple" xlink:href="https://www.timesofisrael.com/well-done-netanyahu-hails-idf-shin-bet-performance-in-gaza-operation/" text:style-name="Internet_20_link" text:visited-style-name="Visited_20_Internet_20_Link">
</text:a>
</text:p>
      <text:p text:style-name="P4">
<text:a xlink:type="simple" xlink:href="https://www.ukrinform.ua/tag-izrail" text:style-name="Internet_20_link" text:visited-style-name="Visited_20_Internet_20_Link">
 </text:a>
巴勒斯坦的“伊斯兰圣战”在将近五天后于周六晚上就停火达成了一项协议，在此期间，由于一系列空袭，沙特哈尔摧毁了伊斯兰圣战的高级管理层的很大一部分。</text:p>
      <text:p text:style-name="P4">
<text:span text:style-name="T4">
另请阅读：</text:span>
 <text:a xlink:type="simple" xlink:href="https://www.ukrinform.ua/rubric-world/3706635-izrail-znisiv-kilkoh-komandiriv-islamskogo-dzihadu-v-gazi.html" text:style-name="Internet_20_link" text:visited-style-name="Visited_20_Internet_20_Link">
</text:a>
“这项行动真的很完美。通过完全令人惊讶和持续的倡议，我们消除了整个伊斯兰圣战的顶峰，摧毁了17个命令的伊斯兰圣战中心，消除了数十名恐怖分子，在火箭的存储场所发射，中断了反坦克支队和许多。</text:p>
      <text:p text:style-name="P4">
正如乌克林福姆报道的<text:a xlink:type="simple" xlink:href="https://www.ukrinform.ua/rubric-world/3708859-izrail-ta-palestinci-domovilisa-pro-pripinenna-vognu.html" text:style-name="Internet_20_link" text:visited-style-name="Visited_20_Internet_20_Link">
</text:a>
</text:p>
      <text:p text:style-name="P4">
News Source: <text:a xlink:type="simple" xlink:href="https://www.ukrinform.ua/rubric-world/3709125-netanagu-zaaviv-so-izrail-znisiv-u-gazi-vsu-verhivku-islamskogo-dzihadu.html" text:style-name="Internet_20_link" text:visited-style-name="Visited_20_Internet_20_Link">
https://www.ukrinform.ua/rubric-world/3709125-netanagu-zaaviv-so-izrail-znisiv-u-gazi-vsu-verhivku-islamskogo-dzihadu.html</text:a>
</text:p>
      <!--NEWS-->
      <text:h text:style-name="P10" text:outline-level="1">
<text:span text:style-name="T4">
乌克兰“ Mavka”将在奥地利电影院展出</text:span>
</text:h>
      <text:p text:style-name="P4">
作者: Ukrinform (Person)</text:p>
      <text:p text:style-name="P4">
出版商: Укринформ (Organization)</text:p>
      <text:p text:style-name="P4">
出版时间: 2023-05-14T18:13:00+03:00</text:p>
      <text:p text:style-name="P4">
修改时间: 2023-05-14T18:13:00+03:00</text:p>
      <text:p text:style-name="P4">
描述: 动画电影“Mavka。ForestSong”将在奥地利电影院看。  - 乌克林。</text:p>
      <text:p text:style-name="P4">
图片: ["<text:a xlink:type="simple" xlink:href="https://static.ukrinform.com/photos/2023_05/thumb_files/630_360_1684077055-424.png" text:style-name="Internet_20_link" text:visited-style-name="Visited_20_Internet_20_Link">
630_360_16840...</text:a>
"]</text:p>
      <text:p text:style-name="P4">
标签: ['Австрія', 'Кінотеатр', 'Мультфільм «Мавка»']</text:p>
      <text:p text:style-name="P4">
类型: Article</text:p>
      <!--METADATA-->
      <text:p text:style-name="P4">
<draw:frame draw:style-name="fr1" draw:name="Image191" text:anchor-type="as-char" svg:width="6.9236in" svg:height="3.956343in" draw:z-index="0">
<draw:image xlink:href="../Images/yкринформ/2023-05-14T18-13-00-03-00/630_360_1684077055-424.png" xlink:type="simple" xlink:show="embed" xlink:actuate="onLoad" draw:mime-type="image/png"/>
</draw:frame>
动画电影“Mavka。ForestSong”将在电影院中看到。</text:p>
      <text:p text:style-name="P4">
据乌克林福音通讯员称，这些节目将在奥地利第二大电影院网络<text:a xlink:type="simple" xlink:href="https://www.megaplex.at/film/gasometer/mavka" text:style-name="Internet_20_link" text:visited-style-name="Visited_20_Internet_20_Link">
</text:a>
.</text:p>
      <text:p text:style-name="P4">
Показ "Мавки" українською мовою вже розпочався у кінотеатрах мережі у Відні(气级scn)，圣佩尔滕(St.Pölten&amp;Imax&amp;4dx)，打磨(加上)和因斯布鲁克(大都会电影院). З 8 червня український <text:a xlink:type="simple" xlink:href="https://www.ukrinform.ua/tag-multik" text:style-name="Internet_20_link" text:visited-style-name="Visited_20_Internet_20_Link">
</text:a>
你可以用德语看到。</text:p>
      <text:p text:style-name="P4">
正如报道的那样，动画电影《马夫卡》。 森林歌曲»国家信条和美国国际发展机构(你说).Кінотеатральну дистрибуцію в Україні здійснює FILM.UA Distribution таKinomania Film Distribution.</text:p>
      <text:p text:style-name="P4">
В українському прокаті стрічка зібрала понад 141 млн гривень.</text:p>
      <text:p text:style-name="P4">
<text:span text:style-name="T4">
Читайте також:</text:span>
 <text:a xlink:type="simple" xlink:href="https://www.ukrinform.ua/rubric-culture/3702428-u-kievi-prezentuvali-vistavu-mavka-sou-za-motivami-multfilmu.html" text:style-name="Internet_20_link" text:visited-style-name="Visited_20_Internet_20_Link">
 <text:span text:style-name="T4">
Мавка</text:span>
 </text:a>
</text:p>
      <text:p text:style-name="P4">
<text:a xlink:type="simple" xlink:href="https://www.ukrinform.ua/rubric-culture/3707755-mavka-lisova-pisna-stala-odnim-iz-najkrasih-filmiv-tizna-u-rumunskomu-prokati-derzkino.html" text:style-name="Internet_20_link" text:visited-style-name="Visited_20_Internet_20_Link">
 </text:a>
“Mavka。LisovaSong”成为本周最好的电影之一。</text:p>
      <text:p text:style-name="P4">
在法国，卡通<text:a xlink:type="simple" xlink:href="https://www.ukrinform.ua/rubric-culture/3706342-multfilm-mavka-lisova-pisna-zibrav-u-francii-ponad-35-miljona.html" text:style-name="Internet_20_link" text:visited-style-name="Visited_20_Internet_20_Link">
</text:a>
。</text:p>
      <text:p text:style-name="P4">
在西班牙租赁的第一周“ mavka” <text:a xlink:type="simple" xlink:href="https://www.ukrinform.ua/rubric-culture/3703846-v-ispanii-multfilm-mavka-lisova-pisna-za-persij-tizden-prokatu-zibrav-ponad-3215-tisaci.html" text:style-name="Internet_20_link" text:visited-style-name="Visited_20_Internet_20_Link">
</text:a>
。 她被击中了周末最成功的五部电影。</text:p>
      <text:p text:style-name="P4">
5月，该动画片将在大屏幕上出现乌克兰人<text:a xlink:type="simple" xlink:href="https://www.ukrinform.ua/tag-ssa" text:style-name="Internet_20_link" text:visited-style-name="Visited_20_Internet_20_Link">
</text:a>
和加拿大。</text:p>
      <text:p text:style-name="P4">
News Source: <text:a xlink:type="simple" xlink:href="https://www.ukrinform.ua/rubric-culture/3709133-ukrainsku-mavku-pokazut-u-kinoteatrah-avstrii.html" text:style-name="Internet_20_link" text:visited-style-name="Visited_20_Internet_20_Link">
https://www.ukrinform.ua/rubric-culture/3709133-ukrainsku-mavku-pokazut-u-kinoteatrah-avstrii.html</text:a>
</text:p>
      <!--NEWS-->
      <text:h text:style-name="P10" text:outline-level="1">
<text:span text:style-name="T4">
在巴赫穆特（Bakhmut）的方向上，乌克兰军队继续前进 - 画家</text:span>
</text:h>
      <text:p text:style-name="P4">
作者: Ukrinform (Person)</text:p>
      <text:p text:style-name="P4">
出版商: Укринформ (Organization)</text:p>
      <text:p text:style-name="P4">
出版时间: 2023-05-14T18:22:14+03:00</text:p>
      <text:p text:style-name="P4">
修改时间: 2023-05-14T18:22:14+03:00</text:p>
      <text:p text:style-name="P4">
描述: 在郊区地区的巴赫穆特（Bakhmut）方向上，乌克兰军队继续前进。  - 乌克林。</text:p>
      <text:p text:style-name="P4">
图片: ["<text:a xlink:type="simple" xlink:href="https://static.ukrinform.com/photos/2023_02/thumb_files/630_360_1677152977-764.jpg" text:style-name="Internet_20_link" text:visited-style-name="Visited_20_Internet_20_Link">
630_360_16771...</text:a>
"]</text:p>
      <text:p text:style-name="P4">
标签: ['Бахмут', 'Міноборони', 'ЗСУ', 'Війна з росією']</text:p>
      <text:p text:style-name="P4">
类型: Article</text:p>
      <!--METADATA-->
      <text:p text:style-name="P4">
<draw:frame draw:style-name="fr1" draw:name="Image192" text:anchor-type="as-char" svg:width="6.9236in" svg:height="3.956343in" draw:z-index="0">
<draw:image xlink:href="../Images/yкринформ/2023-05-14T18-22-14-03-00/630_360_1677152977-764.jpg" xlink:type="simple" xlink:show="embed" xlink:actuate="onLoad" draw:mime-type="image/jpeg"/>
</draw:frame>
乌克兰军队郊区郊区的纳巴穆特(Nabakhmut)方向继续前进。</text:p>
      <text:p text:style-name="P4">
根据乌克林福姆的说法，国防部副部长安娜·马里亚尔(Anna Malyar)报告了这一点<text:a xlink:type="simple" xlink:href="http://t.me/annamaliar/737" text:style-name="Internet_20_link" text:visited-style-name="Visited_20_Internet_20_Link">
</text:a>
。</text:p>
      <text:p text:style-name="P4">
“我们继续朝着郊区的郊区沿巴赫穆特方向前进。我们的部队占领了巴赫穆特北部和南部的十多个敌人位置，并清理了伊万诺夫斯基森林地区的大片地区，” - 说。</text:p>
      <text:p text:style-name="P4">
她说，另外，由来自不同地区的敌方士兵俘虏。</text:p>
      <text:p text:style-name="P4">
“与所有情况相反。 当令人难以置信的时候。 谁知道真实的，现在已经存在，了解情况的所有严重性。 这是1米的任务为10公里。 我们在互际机会方面的工作。 他们坚定，果断和专业的行动。”  - 说。</text:p>
      <text:p text:style-name="P4">
副部长强调，巴赫穆特非常热。 她说：“敌人聚集了塔穆西部队，并试图移动，摧毁了他的道路上的一切，都有不断的战斗。”</text:p>
      <text:p text:style-name="P4">
这位画家强调，乌克兰武装部队的陆军指挥官亚历山大·西尔斯基(Alexander Sirsky)上校控制了局势，分析，计划，做出决定。</text:p>
      <text:p text:style-name="P4">
“正如应该是一位真正的战斗将军，在最热的时刻与一支军队。 他们实施了操作的一般概念，”  - 说。</text:p>
      <text:p text:style-name="P4">
根据她的说法，由于“对敌人行动的命令和瞬时反应进行了深思熟虑，我们的战士的稳定和勇气，到目前为止，前业力学者无法围绕城市并取得了很高的胜利这个方向。”</text:p>
      <text:p text:style-name="P4">
<text:span text:style-name="T4">
另请阅读：</text:span>
 <text:a xlink:type="simple" xlink:href="https://www.ukrinform.ua/rubric-ato/3709037-rosia-viznala-zagibel-dvoh-svoih-polkovnikiv-pid-bahmutom.html" text:style-name="Internet_20_link" text:visited-style-name="Visited_20_Internet_20_Link">
<text:span text:style-name="T4">
 bakhmut </text:span>
</text:a>
根据乌克林福姆的说法，根据武装部队的总参谋长，乌克兰捍卫者在巴赫穆特纳普里姆卡(Bakhmut Napryamka)采取了防御和进攻行动。</text:p>
      <text:p text:style-name="P4">
News Source: <text:a xlink:type="simple" xlink:href="https://www.ukrinform.ua/rubric-ato/3709135-na-bahmutskomu-napramku-ukrainski-vijskovi-prodovzuut-ruhatis-vpered-malar.html" text:style-name="Internet_20_link" text:visited-style-name="Visited_20_Internet_20_Link">
https://www.ukrinform.ua/rubric-ato/3709135-na-bahmutskomu-napramku-ukrainski-vijskovi-prodovzuut-ruhatis-vpered-malar.html</text:a>
</text:p>
      <!--NEWS-->
      <text:h text:style-name="P10" text:outline-level="1">
<text:span text:style-name="T4">
俄罗斯联邦已转移到与挪威和芬兰16战略轰炸机的边界 - 媒体</text:span>
</text:h>
      <text:p text:style-name="P4">
作者: Ukrinform (Person)</text:p>
      <text:p text:style-name="P4">
出版商: Укринформ (Organization)</text:p>
      <text:p text:style-name="P4">
出版时间: 2023-05-14T18:28:00+03:00</text:p>
      <text:p text:style-name="P4">
修改时间: 2023-05-14T18:28:00+03:00</text:p>
      <text:p text:style-name="P4">
描述: 俄罗斯在空军基地距芬兰和挪威16架战略轰炸机启动了200公里。  - 乌克林。</text:p>
      <text:p text:style-name="P4">
图片: ["<text:a xlink:type="simple" xlink:href="https://static.ukrinform.com/photos/2023_05/thumb_files/630_360_1684077928-897.jpg" text:style-name="Internet_20_link" text:visited-style-name="Visited_20_Internet_20_Link">
630_360_16840...</text:a>
", "<text:a xlink:type="simple" xlink:href="https://static.ukrinform.com/photos/2023_05/1684077928-490.jpeg" text:style-name="Internet_20_link" text:visited-style-name="Visited_20_Internet_20_Link">
1684077928-49...</text:a>
"]</text:p>
      <text:p text:style-name="P4">
标签: ['Фінляндія', 'Літак', 'Норвегія', 'Російська авіація']</text:p>
      <text:p text:style-name="P4">
类型: Article</text:p>
      <!--METADATA-->
      <text:p text:style-name="P4">
<draw:frame draw:style-name="fr1" draw:name="Image193" text:anchor-type="as-char" svg:width="6.9236in" svg:height="3.956343in" draw:z-index="0">
<draw:image xlink:href="../Images/yкринформ/2023-05-14T18-28-00-03-00/630_360_1684077928-897.jpg" xlink:type="simple" xlink:show="embed" xlink:actuate="onLoad" draw:mime-type="image/jpeg"/>
</draw:frame>
俄罗斯已经蔓延到距芬兰塔诺威(Finland Tanorway)16个战略轰炸机的鹿空军基地上。</text:p>
      <text:p text:style-name="P4">
关于它报告<text:a xlink:type="simple" xlink:href="https://thebarentsobserver.com/ru/bezopasnost/2023/05/na-kolskom-poluostrove-razvernuty-16-strategicheskih-bombardirovshchikov" text:style-name="Internet_20_link" text:visited-style-name="Visited_20_Internet_20_Link">
</text:a>
，报道乌克林福姆。</text:p>
      <text:p text:style-name="P4">
值得注意的是，Nedesey Park通常提供3500 m长的跑道(https://www.ukrinform.ua/tag-litak)AN-12。 去年，将气盒添加到了一个高级农场的角色中。</text:p>
      <text:p text:style-name="P4">
<draw:frame draw:style-name="fr1" draw:name="Image194" text:anchor-type="as-char" svg:width="6.9236in" svg:height="3.897987in" draw:z-index="0">
<draw:image xlink:href="../Images/yкринформ/2023-05-14T18-28-00-03-00/1684077928-490.jpeg" xlink:type="simple" xlink:show="embed" xlink:actuate="onLoad" draw:mime-type="image/jpeg"/>
</draw:frame>
前四个战略性TU-160轰炸机于8月到达，到10月，有超过10辆TU-95和TU-160。 现在部署在Polar中的战略起泡者以前是萨拉托夫附近的Wengels。 但是在去年12月，与乌克兰边界有600公里的脆弱性。 然后有两个TU-95受伤。</text:p>
      <text:p text:style-name="P4">
5月13日，两名俄罗斯战斗人员在距乌克兰边境约40公里的布莱恩斯克地区坠毁。 同一天，MI-8落在地面上。 这些飞机和直升机是否被撞倒仍然不知道。</text:p>
      <text:p text:style-name="P4">
本周拍摄的奥伦尼(Oleni)的新卫星图像清楚地表明，俄罗斯战略航空的力量不仅是因为该国从乌克兰(Ukraine)撤离该国的国家。 该出版物写道，跑道沿线使用停车场。 在南部，有DVATA-160，而14个TU-95占据了其余的停车场，适用于大型飞机。</text:p>
      <text:p text:style-name="P4">
“飞机可以很快升入空中。 这意味着，在挪威，ta富度将更少的时间在战斗机的空气中升起，以识别空域附近的孔。</text:p>
      <text:p text:style-name="P4">
4月底，北约筹集了两架F-35，与七架俄罗斯飞机遇见，其中包括两架TU-160，这些飞机位于挪威Finnommark以北的国际空间。</text:p>
      <text:p text:style-name="P4">
<text:span text:style-name="T4">
另请阅读：</text:span>
 <text:a xlink:type="simple" xlink:href="https://www.ukrinform.ua/rubric-world/3698209-amerikanski-vinisuvaci-perehopili-strategicni-bombarduvalniki-rf-bila-alaski.html" text:style-name="Internet_20_link" text:visited-style-name="Visited_20_Internet_20_Link">
<text:span text:style-name="T4">
轰炸机</text:span>
</text:a>
</text:p>
      <text:p text:style-name="P4">
还据报道，驻扎在奥伦尼亚的战略轰炸机与有翼的乌克兰炮击。</text:p>
      <text:p text:style-name="P4">
一位监视俄罗斯战略航空行动的无线电外科医生上周，来自Hena的飞机几乎每天都飞过。 Zebula在穆尔曼斯克地区领空的两次训练航班，以及Ibojiv离开，乌克兰的目标打击任务。</text:p>
      <text:p text:style-name="P4">
News Source: <text:a xlink:type="simple" xlink:href="https://www.ukrinform.ua/rubric-world/3709137-rf-perekinula-na-kordon-iz-norvegieu-ta-finlandieu-16-strategicnih-bombarduvalnikiv-zmi.html" text:style-name="Internet_20_link" text:visited-style-name="Visited_20_Internet_20_Link">
https://www.ukrinform.ua/rubric-world/3709137-rf-perekinula-na-kordon-iz-norvegieu-ta-finlandieu-16-strategicnih-bombarduvalnikiv-zmi.html</text:a>
</text:p>
      <!--NEWS-->
      <text:h text:style-name="P10" text:outline-level="1">
<text:span text:style-name="T4">
爆炸后的卢汉斯克地区，俄罗斯人再次关闭移动互联网</text:span>
</text:h>
      <text:p text:style-name="P4">
作者: Ukrinform (Person)</text:p>
      <text:p text:style-name="P4">
出版商: Укринформ (Organization)</text:p>
      <text:p text:style-name="P4">
出版时间: 2023-05-14T18:31:34+03:00</text:p>
      <text:p text:style-name="P4">
修改时间: 2023-05-14T18:31:34+03:00</text:p>
      <text:p text:style-name="P4">
描述: 在卢汉斯地区，“棉花”俄罗斯入侵者再次关闭移动互联网。  - 乌克林。</text:p>
      <text:p text:style-name="P4">
图片: ["<text:a xlink:type="simple" xlink:href="https://static.ukrinform.com/photos/2023_02/thumb_files/630_360_1676289052-114.jpg" text:style-name="Internet_20_link" text:visited-style-name="Visited_20_Internet_20_Link">
630_360_16762...</text:a>
"]</text:p>
      <text:p text:style-name="P4">
标签: ['Інтернет', 'Луганщина', 'Вибух']</text:p>
      <text:p text:style-name="P4">
类型: Article</text:p>
      <!--METADATA-->
      <text:p text:style-name="P4">
<draw:frame draw:style-name="fr1" draw:name="Image195" text:anchor-type="as-char" svg:width="6.9236in" svg:height="3.956343in" draw:z-index="0">
<draw:image xlink:href="../Images/yкринформ/2023-05-14T18-31-34-03-00/630_360_1676289052-114.jpg" xlink:type="simple" xlink:show="embed" xlink:actuate="onLoad" draw:mime-type="image/jpeg"/>
</draw:frame>
“棉花”俄罗斯入侵者再次断开移动互联网之后的Naulganschyna。</text:p>
      <text:p text:style-name="P4">
Lugansk Ova在[]中报道了这一点(https://t.me/luhanskaVTSA/10490)乌克林福姆报道，罗马·弗拉森科(Roman Vlasenko)是Severodonetsk负责人的转介。</text:p>
      <text:p text:style-name="P4">
“在[]中'棉花'之后(https://www.ukrinform.ua/tag-luhansk)入侵者正在重新制定移动互联网，因为他们担心当地人在告知俄罗斯军队的部署地点。 但是我们仍然保留信息，”弗拉森科说。</text:p>
      <text:p text:style-name="P4">
他还指出，Severodonetsk垃圾要么没有出口，要么仅在城市的尽头，此外，这座城市的水处境不好。</text:p>
      <text:p text:style-name="P4">
<text:span text:style-name="T4">
另请阅读：</text:span>
 <text:a xlink:type="simple" xlink:href="https://www.ukrinform.ua/rubric-regions/3708590-na-lugansinu-pribuli-rosijski-vijskovi-z-rozladami-psihiki.html" text:style-name="Internet_20_link" text:visited-style-name="Visited_20_Internet_20_Link">
<text:span text:style-name="T4">
 luhansk地区</text:span>
</text:a>
据报道，在卢汉斯克地区的暂时捕获的领土上，法律已有生效，允许入侵者上法庭，要求确认市政财产授予无家可归的建筑物，建筑物，房屋，未完成建筑物的物体。</text:p>
      <text:p text:style-name="P4">
News Source: <text:a xlink:type="simple" xlink:href="https://www.ukrinform.ua/rubric-regions/3709138-na-lugansini-pisla-vibuhiv-rosiani-znovu-vidklucaut-mobilnij-internet.html" text:style-name="Internet_20_link" text:visited-style-name="Visited_20_Internet_20_Link">
https://www.ukrinform.ua/rubric-regions/3709138-na-lugansini-pisla-vibuhiv-rosiani-znovu-vidklucaut-mobilnij-internet.html</text:a>
</text:p>
      <!--NEWS-->
      <text:h text:style-name="P10" text:outline-level="1">
<text:span text:style-name="T4">
Vuchich说，执政的塞尔维亚进步党领袖的职位</text:span>
</text:h>
      <text:p text:style-name="P4">
作者: Ukrinform (Person)</text:p>
      <text:p text:style-name="P4">
出版商: Укринформ (Organization)</text:p>
      <text:p text:style-name="P4">
出版时间: 2023-05-14T18:34:00+03:00</text:p>
      <text:p text:style-name="P4">
修改时间: 2023-05-14T18:34:00+03:00</text:p>
      <text:p text:style-name="P4">
描述: 塞尔维亚总统亚历山大·沃基奇（Aleksandar Vuchich）告诉记者，他将很快从执政的塞尔维亚进步党（SPP）的领导人任职。  - 乌克林。</text:p>
      <text:p text:style-name="P4">
图片: ["<text:a xlink:type="simple" xlink:href="https://static.ukrinform.com/photos/2023_05/thumb_files/630_360_1684078338-923.jpg" text:style-name="Internet_20_link" text:visited-style-name="Visited_20_Internet_20_Link">
630_360_16840...</text:a>
"]</text:p>
      <text:p text:style-name="P4">
标签: ['Президент', 'Сербія', 'Відставка', 'Вучич']</text:p>
      <text:p text:style-name="P4">
类型: Article</text:p>
      <!--METADATA-->
      <text:p text:style-name="P4">
<draw:frame draw:style-name="fr1" draw:name="Image196" text:anchor-type="as-char" svg:width="6.9236in" svg:height="3.956343in" draw:z-index="0">
<draw:image xlink:href="../Images/yкринформ/2023-05-14T18-34-00-03-00/630_360_1684078338-923.jpg" xlink:type="simple" xlink:show="embed" xlink:actuate="onLoad" draw:mime-type="image/jpeg"/>
</draw:frame>
总统Aleksandar Vuchich告诉记者，他将很快从执政的塞尔维亚进步党领导人的抵抗中辞职(spp).</text:p>
      <text:p text:style-name="P4">
Про це повідомляє <text:a xlink:type="simple" xlink:href="https://www.novinite.com/articles/220098/Vucic+announced+that+he+will+Step+Down+as+the+Leader+of+the+ruling+Serbian+Progressive+Party" text:style-name="Internet_20_link" text:visited-style-name="Visited_20_Internet_20_Link">
</text:a>
，报道乌克林福姆。</text:p>
      <text:p text:style-name="P4">
值得注意的是，党代表大会定于5月26日举行。</text:p>
      <text:p text:style-name="P4">
沃基奇说：“几天后，我将不会成为政党的负责人……我在这个伟大的国会上解释了一切。”</text:p>
      <text:p text:style-name="P4">
据他说，国会应该成为历史上最大的人<text:a xlink:type="simple" xlink:href="https://www.ukrinform.ua/tag-serbia" text:style-name="Internet_20_link" text:visited-style-name="Visited_20_Internet_20_Link">
</text:a>
并为该国政党做出重要决定。</text:p>
      <text:p text:style-name="P4">
<text:span text:style-name="T4">
另请阅读：</text:span>
 <text:a xlink:type="simple" xlink:href="https://www.ukrinform.ua/rubric-world/3704812-pisla-strilanini-u-skoli-prezident-serbii-proponue-kriminalnu-vidpovidalnist-iz-12-rokiv.html" text:style-name="Internet_20_link" text:visited-style-name="Visited_20_Internet_20_Link">
</text:a>
自2012年以来，Vuchich一直领导塞尔维亚进步党。 2014  -  2017年，他赢得了塞尔维亚总理的职位。 自2017年以来，他一直担任塞尔维亚总裁。</text:p>
      <text:p text:style-name="P4">
<text:span text:style-name="T5">
foto：www.novinite.com</text:span>
</text:p>
      <text:p text:style-name="P4">
News Source: <text:a xlink:type="simple" xlink:href="https://www.ukrinform.ua/rubric-world/3709139-vucic-zaaviv-so-zalisit-post-lidera-pravlacoi-serbskoi-progresivnoi-partii.html" text:style-name="Internet_20_link" text:visited-style-name="Visited_20_Internet_20_Link">
https://www.ukrinform.ua/rubric-world/3709139-vucic-zaaviv-so-zalisit-post-lidera-pravlacoi-serbskoi-progresivnoi-partii.html</text:a>
</text:p>
      <!--NEWS-->
      <text:h text:style-name="P10" text:outline-level="1">
<text:span text:style-name="T4">
Kostyuk在罗马举行的一次出院锦标赛WTA中完成了表演</text:span>
</text:h>
      <text:p text:style-name="P4">
作者: Ukrinform (Person)</text:p>
      <text:p text:style-name="P4">
出版商: Укринформ (Organization)</text:p>
      <text:p text:style-name="P4">
出版时间: 2023-05-14T18:36:00+03:00</text:p>
      <text:p text:style-name="P4">
修改时间: 2023-05-14T18:36:00+03:00</text:p>
      <text:p text:style-name="P4">
描述: 乌克兰人让位于西班牙人保利·巴多西（Pauli Badosi）。  - 乌克林。</text:p>
      <text:p text:style-name="P4">
图片: ["<text:a xlink:type="simple" xlink:href="https://static.ukrinform.com/photos/2023_05/thumb_files/630_360_1684078530-721.jpg" text:style-name="Internet_20_link" text:visited-style-name="Visited_20_Internet_20_Link">
630_360_16840...</text:a>
"]</text:p>
      <text:p text:style-name="P4">
标签: ['Теніс', 'Марта Костюк']</text:p>
      <text:p text:style-name="P4">
类型: Article</text:p>
      <!--METADATA-->
      <text:p text:style-name="P4">
<draw:frame draw:style-name="fr1" draw:name="Image197" text:anchor-type="as-char" svg:width="6.9236in" svg:height="3.956343in" draw:z-index="0">
<draw:image xlink:href="../Images/yкринформ/2023-05-14T18-36-00-03-00/630_360_1684078530-721.jpg" xlink:type="simple" xlink:show="embed" xlink:actuate="onLoad" draw:mime-type="image/jpeg"/>
</draw:frame>
乌克兰西班牙人Pauli Badosi。</text:p>
      <text:p text:style-name="P4">
乌克兰Marta Kostyuk的第一个球拍(№40wta)失去西班牙人保利·巴多西(Pauli Badosi)(№35wta)在意大利的WTA 1000的第三个圈中-4：6，2：6，报告。</text:p>
      <text:p text:style-name="P4">
比赛持续了1小时32分钟。 Kostyuk曾经服役，犯了9个双重错误，并使用了4/10个兄弟</text:p>
      <text:p text:style-name="P4">
巴多斯在与科斯蒂克的个人会议上领导-3：0。</text:p>
      <text:p text:style-name="P4">
乌克兰人将在罗马的演讲中与Rumanka Elena-Gabriela Rusa一起演奏。 在第二轮中，他们将与“播种” Deser Kravchik的第三个房间见面(美国) -  Demi Vurs(荷兰).</text:p>
      <text:p text:style-name="P4">
<text:span text:style-name="T4">
Читайте також:</text:span>
 <text:a xlink:type="simple" xlink:href="https://www.ukrinform.ua/rubric-sports/3709088-curenko-postupilasa-persij-raketci-svitu-na-turniri-wta-u-rimi.html" text:style-name="Internet_20_link" text:visited-style-name="Visited_20_Internet_20_Link">
 <text:span text:style-name="T4">
Цуренко</text:span>
 </text:a>
正如乌克林福姆报道的那样，在罗马的第三个比赛中，Tsurenko遭受了来自波兰Igi Schwontek世界的第一个“球拍”。</text:p>
      <text:p text:style-name="P4">
照片：btu.org.ua</text:p>
      <text:p text:style-name="P4">
News Source: <text:a xlink:type="simple" xlink:href="https://www.ukrinform.ua/rubric-sports/3709140-kostuk-zaversila-vistupi-na-turniri-wta-u-rimi.html" text:style-name="Internet_20_link" text:visited-style-name="Visited_20_Internet_20_Link">
https://www.ukrinform.ua/rubric-sports/3709140-kostuk-zaversila-vistupi-na-turniri-wta-u-rimi.html</text:a>
</text:p>
      <!--NEWS-->
      <text:h text:style-name="P10" text:outline-level="1">
<text:span text:style-name="T4">
巴赫穆特（Bakhmut）的鬼魂摧毁了一群俄罗斯军队</text:span>
</text:h>
      <text:p text:style-name="P4">
作者: Ukrinform (Person)</text:p>
      <text:p text:style-name="P4">
出版商: Укринформ (Organization)</text:p>
      <text:p text:style-name="P4">
出版时间: 2023-05-14T18:41:00+03:00</text:p>
      <text:p text:style-name="P4">
修改时间: 2023-05-14T18:41:00+03:00</text:p>
      <text:p text:style-name="P4">
描述: 乌克兰武装部队特种作战部队的狙击手被顿涅茨克地区巴赫穆特地区的一群入侵者淘汰。  - 乌克林。</text:p>
      <text:p text:style-name="P4">
图片: ["<text:a xlink:type="simple" xlink:href="https://static.ukrinform.com/photos/2023_05/thumb_files/630_360_1684078865-830.jpg" text:style-name="Internet_20_link" text:visited-style-name="Visited_20_Internet_20_Link">
630_360_16840...</text:a>
"]</text:p>
      <text:p text:style-name="P4">
标签: ['Бахмут', 'Снайпер', 'Російські військові', 'Війна з росією']</text:p>
      <text:p text:style-name="P4">
类型: Article</text:p>
      <!--METADATA-->
      <text:p text:style-name="P4">
<draw:frame draw:style-name="fr1" draw:name="Image198" text:anchor-type="as-char" svg:width="6.9236in" svg:height="3.956343in" draw:z-index="0">
<draw:image xlink:href="../Images/yкринформ/2023-05-14T18-41-00-03-00/630_360_1684078865-830.jpg" xlink:type="simple" xlink:show="embed" xlink:actuate="onLoad" draw:mime-type="image/jpeg"/>
</draw:frame>
乌克兰武装部队特种作战的狙击手被顿涅茨克地区巴赫穆特地区的一群俄罗斯入侵所取消。</text:p>
      <text:p text:style-name="P4">
根据乌克林福姆的说法，在[]中报道的特种作战部队的新闻服务部队(https://t.me/ukr_sof/544)。</text:p>
      <text:p text:style-name="P4">
“在巴赫穆特地区，特殊行动力量的狙击手揭示了积累<text:a xlink:type="simple" xlink:href="https://www.ukrinform.ua/tag-rosijski-vijskovi" text:style-name="Internet_20_link" text:visited-style-name="Visited_20_Internet_20_Link">
</text:a>
。 大火的结果是，将12个目标处置了，” SCO指出。</text:p>
      <text:p text:style-name="P4">
<text:span text:style-name="T4">
另请阅读：</text:span>
 <text:a xlink:type="simple" xlink:href="https://www.ukrinform.ua/rubric-ato/3708404-specpriznacenci-sbu-znisili-rosijskij-grad-za-dopomogou-drona.html" text:style-name="Internet_20_link" text:visited-style-name="Visited_20_Internet_20_Link">
<text:span text:style-name="T4">
被摧毁</text:span>
</text:a>
根据乌克林的说法，根据乌克兰国防部的说法，国防军在巴赫穆特郊区被晋升，捍卫者也被从波洛尼乌斯军队手中夺走。</text:p>
      <text:p text:style-name="P4">
News Source: <text:a xlink:type="simple" xlink:href="https://www.ukrinform.ua/rubric-ato/3709141-prividi-bahmuta-znisili-grupu-rosijskih-vijskovih.html" text:style-name="Internet_20_link" text:visited-style-name="Visited_20_Internet_20_Link">
https://www.ukrinform.ua/rubric-ato/3709141-prividi-bahmuta-znisili-grupu-rosijskih-vijskovih.html</text:a>
</text:p>
      <!--NEWS-->
      <text:h text:style-name="P10" text:outline-level="1">
<text:span text:style-name="T4">
APL：“人城”返回了埃弗顿·米科伦科（Everton Mykolenko）的唯一领导者</text:span>
</text:h>
      <text:p text:style-name="P4">
作者: Ukrinform (Person)</text:p>
      <text:p text:style-name="P4">
出版商: Укринформ (Organization)</text:p>
      <text:p text:style-name="P4">
出版时间: 2023-05-14T18:49:00+03:00</text:p>
      <text:p text:style-name="P4">
修改时间: 2023-05-14T18:49:00+03:00</text:p>
      <text:p text:style-name="P4">
描述: 第36轮足球冠军的下一场比赛是在英超联赛（APL）举行的。  - 乌克林。</text:p>
      <text:p text:style-name="P4">
图片: ["<text:a xlink:type="simple" xlink:href="https://static.ukrinform.com/photos/2023_05/thumb_files/630_360_1684079437-384.jpg" text:style-name="Internet_20_link" text:visited-style-name="Visited_20_Internet_20_Link">
630_360_16840...</text:a>
"]</text:p>
      <text:p text:style-name="P4">
标签: ['Футбол', 'Манчестер Сіті', 'Віталій Миколенко', 'Евертон']</text:p>
      <text:p text:style-name="P4">
类型: Article</text:p>
      <!--METADATA-->
      <text:p text:style-name="P4">
<draw:frame draw:style-name="fr1" draw:name="Image199" text:anchor-type="as-char" svg:width="6.9236in" svg:height="3.956343in" draw:z-index="0">
<draw:image xlink:href="../Images/yкринформ/2023-05-14T18-49-00-03-00/630_360_1684079437-384.jpg" xlink:type="simple" xlink:show="embed" xlink:actuate="onLoad" draw:mime-type="image/jpeg"/>
</draw:frame>
旺利乌斯超级联赛(超级联赛)足球学者的第36轮定期比赛。</text:p>
      <text:p text:style-name="P4">
据乌克林福姆报道，曼彻斯特城以3-0击败埃弗顿访问了古迪森公园，并回到了冠军的唯一领导人。</text:p>
      <text:p text:style-name="P4">
“当地人”的胜利带来了双重Ilki Gundogan(37，51-A分钟)和荷兰霍林(39).</text:p>
      <text:p text:style-name="P4">
Український захисник Віталій Миколенко не грав через травму внутрішньоїповерхні стегна.</text:p>
      <text:p text:style-name="P4">
<text:span text:style-name="T4">
Читайте також:</text:span>
 <text:a xlink:type="simple" xlink:href="https://www.ukrinform.ua/rubric-sports/3706492-apl-everton-z-mikolenkom-rozgromiv-brajton.html" text:style-name="Internet_20_link" text:visited-style-name="Visited_20_Internet_20_Link">
 <text:span text:style-name="T4">
АПЛ</text:span>
 </text:a>
在曼城资产中 -  85分。 APL排名中的第二个是阿森纳(82)，今天与布莱顿一起玩。 埃弗顿(32眼镜) - 在第17位。</text:p>
      <text:p text:style-name="P4">
照片：法新社。</text:p>
      <text:p text:style-name="P4">
News Source: <text:a xlink:type="simple" xlink:href="https://www.ukrinform.ua/rubric-sports/3709143-apl-man-siti-povernuvsa-v-odnoosibni-lideri-obigravsi-everton-mikolenka.html" text:style-name="Internet_20_link" text:visited-style-name="Visited_20_Internet_20_Link">
https://www.ukrinform.ua/rubric-sports/3709143-apl-man-siti-povernuvsa-v-odnoosibni-lideri-obigravsi-everton-mikolenka.html</text:a>
</text:p>
      <!--NEWS-->
      <text:h text:style-name="P10" text:outline-level="1">
<text:span text:style-name="T4">
乌克兰在军刀上的女性击剑 - 警察舞台的获胜者</text:span>
</text:h>
      <text:p text:style-name="P4">
作者: Ukrinform (Person)</text:p>
      <text:p text:style-name="P4">
出版商: Укринформ (Organization)</text:p>
      <text:p text:style-name="P4">
出版时间: 2023-05-14T18:51:26+03:00</text:p>
      <text:p text:style-name="P4">
修改时间: 2023-05-14T18:51:26+03:00</text:p>
      <text:p text:style-name="P4">
描述: 这是自2016年以来的第一个，是世界杯舞台上国家队的金牌。  - 乌克林。</text:p>
      <text:p text:style-name="P4">
图片: ["<text:a xlink:type="simple" xlink:href="https://static.ukrinform.com/photos/2023_05/thumb_files/630_360_1684079382-297.jpg" text:style-name="Internet_20_link" text:visited-style-name="Visited_20_Internet_20_Link">
630_360_16840...</text:a>
"]</text:p>
      <text:p text:style-name="P4">
标签: ['Фехтування', 'Харлан']</text:p>
      <text:p text:style-name="P4">
类型: Article</text:p>
      <!--METADATA-->
      <text:p text:style-name="P4">
<draw:frame draw:style-name="fr1" draw:name="Image200" text:anchor-type="as-char" svg:width="6.9236in" svg:height="3.956343in" draw:z-index="0">
<draw:image xlink:href="../Images/yкринформ/2023-05-14T18-51-26-03-00/630_360_1684079382-297.jpg" xlink:type="simple" xlink:show="embed" xlink:actuate="onLoad" draw:mime-type="image/jpeg"/>
</draw:frame>
这是自2016年世界杯上国家队“黄金”以来的第一个。</text:p>
      <text:p text:style-name="P4">
Olga Harlan，Alina Komashun，Olena Kravatskaya和Yuliabakastova的国家队赢得了在乔治亚人巴图姆举行的击剑世界杯，<text:a xlink:type="simple" xlink:href="https://www.nffu.org.ua/competition/2023_14_05_wc_sabre_w_batumi_teamgold/" text:style-name="Internet_20_link" text:visited-style-name="Visited_20_Internet_20_Link">
</text:a>
乌克林福姆报道，乌克兰围栏的新闻服务。</text:p>
      <text:p text:style-name="P4">
这一开始也是2024年奥运会的第一届资格赛。</text:p>
      <text:p text:style-name="P4">
乌克兰队在进入决赛的路上克服了四个竞争对手 - 阿尔及利亚，第一批法国，阿塞拜疆和意大利。 在争取黄金的斗争中，乌克兰的枪支与来自美国的竞争对手，得分为45:42。</text:p>
      <text:p text:style-name="P4">
奥尔加·哈兰(Olga Harlan)在五场比赛中并没有输掉任何一轮比赛，每场比赛至少有5分。</text:p>
      <text:p text:style-name="P4">
自2016年1月以来，乌克兰女子国家队首次赢得了佩剑世界杯。 从那以后，乌克兰人在2016年11月和2019年5月两次释放了决赛，两次输给了意大利人。</text:p>
      <text:p text:style-name="P4">
乌克兰将在2024年奥运会上的纳沙维亚女队中领导资格选择。 在世界上排名将排名第11位。</text:p>
      <text:p text:style-name="P4">
<text:span text:style-name="T4">
另请阅读：</text:span>
 <text:a xlink:type="simple" xlink:href="https://www.ukrinform.ua/rubric-sports/3704699-ukrainci-vizmut-ucast-u-dvoh-turnirah-z-fehtuvanna-cerez-nedopusk-atletiv-z-rf-i-bilorusi.html" text:style-name="Internet_20_link" text:visited-style-name="Visited_20_Internet_20_Link">
</text:a>
正如乌克林福姆报道的那样，哈兰在个人第一感的1/4决赛中被击败，让位于匈牙利的安娜·马顿 -  5:15。</text:p>
      <text:p text:style-name="P4">
照片：nffu.org.ua</text:p>
      <text:p text:style-name="P4">
News Source: <text:a xlink:type="simple" xlink:href="https://www.ukrinform.ua/rubric-sports/3709144-zinoca-zbirna-ukraini-z-fehtuvanna-na-sablah-peremozec-etapu-ks.html" text:style-name="Internet_20_link" text:visited-style-name="Visited_20_Internet_20_Link">
https://www.ukrinform.ua/rubric-sports/3709144-zinoca-zbirna-ukraini-z-fehtuvanna-na-sablah-peremozec-etapu-ks.html</text:a>
</text:p>
      <!--NEWS-->
      <text:h text:style-name="P10" text:outline-level="1">
<text:span text:style-name="T4">
北约的爱沙尼亚从14,000次军事训练开始</text:span>
</text:h>
      <text:p text:style-name="P4">
作者: Ukrinform (Person)</text:p>
      <text:p text:style-name="P4">
出版商: Укринформ (Organization)</text:p>
      <text:p text:style-name="P4">
出版时间: 2023-05-14T18:52:00+03:00</text:p>
      <text:p text:style-name="P4">
修改时间: 2023-05-14T18:52:00+03:00</text:p>
      <text:p text:style-name="P4">
描述: 爱沙尼亚开始了北约“春季风暴”（“春季风暴”）的最大年度军事演习，其中有140万名军人参加。  - 乌克林。</text:p>
      <text:p text:style-name="P4">
图片: ["<text:a xlink:type="simple" xlink:href="https://static.ukrinform.com/photos/2023_05/thumb_files/630_360_1684079246-208.jpg" text:style-name="Internet_20_link" text:visited-style-name="Visited_20_Internet_20_Link">
630_360_16840...</text:a>
"]</text:p>
      <text:p text:style-name="P4">
标签: ['Естонія', 'НАТО', 'Військові навчання']</text:p>
      <text:p text:style-name="P4">
类型: Article</text:p>
      <!--METADATA-->
      <text:p text:style-name="P4">
<draw:frame draw:style-name="fr1" draw:name="Image201" text:anchor-type="as-char" svg:width="6.9236in" svg:height="3.956343in" draw:z-index="0">
<draw:image xlink:href="../Images/yкринформ/2023-05-14T18-52-00-03-00/630_360_1684079246-208.jpg" xlink:type="simple" xlink:show="embed" xlink:actuate="onLoad" draw:mime-type="image/jpeg"/>
</draw:frame>
爱沙尼亚是北约最伟大的北约军事演习“春季风暴”(“春天”)随着14,000多名军人的参与。</text:p>
      <text:p text:style-name="P4">
正如乌克林福姆报道的那样，这有报道<text:a xlink:type="simple" xlink:href="http://www.gov.uk/government/news/1500-uk-troops-join-major-nato-exercise-amid-expanded-uk-deployment-to-estonia" text:style-name="Internet_20_link" text:visited-style-name="Visited_20_Internet_20_Link">
</text:a>
。</text:p>
      <text:p text:style-name="P4">
该消息写道：“ 1,500多名英国军人以及来自北约联盟成员国的数千名军人将参加爱沙尼亚的大型培训。”</text:p>
      <text:p text:style-name="P4">
值得注意的是，春季风暴的训练是北约北约高级战斗小组(包括英国和法国)的最大的年度军事训练。 来自11个国家的14,000多名军人将参加<text:a xlink:type="simple" xlink:href="https://www.ukrinform.ua/tag-nato" text:style-name="Internet_20_link" text:visited-style-name="Visited_20_Internet_20_Link">
</text:a>
。</text:p>
      <text:p text:style-name="P4">
英国国防部表示，今年在爱沙尼亚的演习是“爱沙尼亚旅的第一次部署，其中涉及比以前部署时多的军事人员更多。”</text:p>
      <text:p text:style-name="P4">
“散布在综合体和多样化的爱沙尼亚地形上，陆地单位将发生现实的战斗场景，包括在战trench攻击，侦察任务和轻型派对战术中，以及包括装甲车以及所有军事战斗。</text:p>
      <text:p text:style-name="P4">
除了将于5月15日开始两周的练习的地面元素外，英国空军军人还将进行训练，以侦察不连续的互动，海上步兵的单位将在岸上训练岸上的释放”检查英国的能力。</text:p>
      <text:p text:style-name="P4">
英国国防部长本·沃尔斯(Ben Volles)指出，春季风暴盟友的培训表明了我们与合作伙伴的运营兼容性和我们对北约联盟的共同奉献的实力。”</text:p>
      <text:p text:style-name="P4">
他补充说：“尽管俄罗斯军队继续非法入侵乌克兰，但威胁着欧洲，英国和我们的盟友的稳定，建议支持乌克兰并保护我们的伊斯沃博达的共同价值观。”</text:p>
      <text:p text:style-name="P4">
<text:span text:style-name="T4">
另请阅读：</text:span>
 <text:a xlink:type="simple" xlink:href="https://www.ukrinform.ua/rubric-world/3708559-u-rumunii-zaversilis-navcanna-nato-dacian-spring-2023.html" text:style-name="Internet_20_link" text:visited-style-name="Visited_20_Internet_20_Link">
<text:span text:style-name="T4">
培训</text:span>
 <text:span text:style-name="T4">
北约</text:span>
</text:a>
</text:p>
      <text:p text:style-name="P4">
<text:span text:style-name="T5">
foto：国防部爱沙尼亚</text:span>
</text:p>
      <text:p text:style-name="P4">
News Source: <text:a xlink:type="simple" xlink:href="https://www.ukrinform.ua/rubric-world/3709145-v-estonii-rozpocinautsa-navcanna-nato-za-ucasti-14-tisac-vijskovih.html" text:style-name="Internet_20_link" text:visited-style-name="Visited_20_Internet_20_Link">
https://www.ukrinform.ua/rubric-world/3709145-v-estonii-rozpocinautsa-navcanna-nato-za-ucasti-14-tisac-vijskovih.html</text:a>
</text:p>
      <!--NEWS-->
      <text:h text:style-name="P10" text:outline-level="1">
<text:span text:style-name="T4">
在皮罗戈夫的博物馆里庆祝母亲节</text:span>
</text:h>
      <text:p text:style-name="P4">
作者: Ukrinform (Person)</text:p>
      <text:p text:style-name="P4">
出版商: Укринформ (Organization)</text:p>
      <text:p text:style-name="P4">
出版时间: 2023-05-14T19:05:00+03:00</text:p>
      <text:p text:style-name="P4">
修改时间: 2023-05-14T19:05:00+03:00</text:p>
      <text:p text:style-name="P4">
描述: 国家民间建筑博物馆和乌克兰生活博物馆发生在皮罗戈夫（Pirogov），这是一项文化和教育活动“乌克兰是一个顽强的家庭”，致力于母亲节和家庭日。  - 乌克林。</text:p>
      <text:p text:style-name="P4">
图片: ["<text:a xlink:type="simple" xlink:href="https://static.ukrinform.com/photos/2023_05/thumb_files/630_360_1684080087-3488.jpeg" text:style-name="Internet_20_link" text:visited-style-name="Visited_20_Internet_20_Link">
630_360_16840...</text:a>
", "<text:a xlink:type="simple" xlink:href="https://static.ukrinform.com/photos/2023_05/thumb_files/630_360_1684080085-7846.jpeg" text:style-name="Internet_20_link" text:visited-style-name="Visited_20_Internet_20_Link">
630_360_16840...</text:a>
", "<text:a xlink:type="simple" xlink:href="https://static.ukrinform.com/photos/2023_05/thumb_files/630_360_1684080085-5535.jpeg" text:style-name="Internet_20_link" text:visited-style-name="Visited_20_Internet_20_Link">
630_360_16840...</text:a>
", "<text:a xlink:type="simple" xlink:href="https://static.ukrinform.com/photos/2023_05/thumb_files/630_360_1684080085-7530.jpeg" text:style-name="Internet_20_link" text:visited-style-name="Visited_20_Internet_20_Link">
630_360_16840...</text:a>
", "<text:a xlink:type="simple" xlink:href="https://static.ukrinform.com/photos/2023_05/thumb_files/630_360_1684080085-1712.jpeg" text:style-name="Internet_20_link" text:visited-style-name="Visited_20_Internet_20_Link">
630_360_16840...</text:a>
", "<text:a xlink:type="simple" xlink:href="https://static.ukrinform.com/photos/2023_05/thumb_files/630_360_1684080085-9543.jpeg" text:style-name="Internet_20_link" text:visited-style-name="Visited_20_Internet_20_Link">
630_360_16840...</text:a>
", "<text:a xlink:type="simple" xlink:href="https://static.ukrinform.com/photos/2023_05/thumb_files/630_360_1684080085-6742.jpeg" text:style-name="Internet_20_link" text:visited-style-name="Visited_20_Internet_20_Link">
630_360_16840...</text:a>
", "<text:a xlink:type="simple" xlink:href="https://static.ukrinform.com/photos/2023_05/thumb_files/630_360_1684080087-6223.jpeg" text:style-name="Internet_20_link" text:visited-style-name="Visited_20_Internet_20_Link">
630_360_16840...</text:a>
", "<text:a xlink:type="simple" xlink:href="https://static.ukrinform.com/photos/2023_05/thumb_files/630_360_1684080087-6748.jpeg" text:style-name="Internet_20_link" text:visited-style-name="Visited_20_Internet_20_Link">
630_360_16840...</text:a>
", "<text:a xlink:type="simple" xlink:href="https://static.ukrinform.com/photos/2023_05/thumb_files/630_360_1684080087-4232.jpeg" text:style-name="Internet_20_link" text:visited-style-name="Visited_20_Internet_20_Link">
630_360_16840...</text:a>
", "<text:a xlink:type="simple" xlink:href="https://static.ukrinform.com/photos/2023_05/thumb_files/630_360_1684080088-5964.jpeg" text:style-name="Internet_20_link" text:visited-style-name="Visited_20_Internet_20_Link">
630_360_16840...</text:a>
", "<text:a xlink:type="simple" xlink:href="https://static.ukrinform.com/photos/2023_05/thumb_files/630_360_1684080088-5242.jpeg" text:style-name="Internet_20_link" text:visited-style-name="Visited_20_Internet_20_Link">
630_360_16840...</text:a>
", "<text:a xlink:type="simple" xlink:href="https://static.ukrinform.com/photos/2023_05/thumb_files/630_360_1684080088-6342.jpeg" text:style-name="Internet_20_link" text:visited-style-name="Visited_20_Internet_20_Link">
630_360_16840...</text:a>
"]</text:p>
      <text:p text:style-name="P4">
标签: ['День Матері', 'Свято', 'Музей у Пирогові']</text:p>
      <text:p text:style-name="P4">
类型: Article</text:p>
      <!--METADATA-->
      <text:p text:style-name="P4">
<draw:frame draw:style-name="fr1" draw:name="Image202" text:anchor-type="as-char" svg:width="6.9236in" svg:height="3.956343in" draw:z-index="0">
<draw:image xlink:href="../Images/yкринформ/2023-05-14T19-05-00-03-00/630_360_1684080087-3488.jpeg" xlink:type="simple" xlink:show="embed" xlink:actuate="onLoad" draw:mime-type="image/jpeg"/>
</draw:frame>
乌克兰在皮罗戈夫(Pirogov)的乌克兰民间建筑和生活博物馆举办了一个文化和教育活动“乌克兰 - 一个坚不可摧的家庭”，致力于当天和家庭日。</text:p>
      <text:p text:style-name="P4">
这是乌克利福通讯员的报道。</text:p>
      <text:p text:style-name="P4">
“我们想证明<text:a xlink:type="simple" xlink:href="https://www.ukrinform.ua/tag-ukraina" text:style-name="Internet_20_link" text:visited-style-name="Visited_20_Internet_20_Link">
</text:a>
\是唯一具有共同愿望的家庭。 今天，我们将签署今天的旗帜，我们将向我们的战斗人员，尤其是前线的人传递给我们的战斗人员，并以我们在家中等待我们相信他们并做的所有人的愿望国际女性女性纳塔利娅·费多尔丘克(Natalia Fedorchuk)运动的负责人说。庆祝活动始于一系列的研讨会“为伊塔特妈妈创造礼物”，其中游客可以从Foamiran制作向日葵，绘制T恤和掌握传统刺绣技术和Vytinanka。</text:p>
      <text:p text:style-name="P4">
“我喜欢创造性的氛围。我非常喜欢大师班，因为有一种方法可以传达我的知识。此外，随着人们的情绪无法工作，每个人都从微笑着，快乐 - 很昂贵，这很昂贵，”  - Foamyran Flowers的工匠说。</text:p>
      <text:p text:style-name="P4">
在进行创意手工艺品之后，博物馆的客人听了伊琳娜·马特斯科(Irina Matsko)的童话“妈妈的心”，由演员奥斯塔普·斯特卡(Ostap Stupka)阅读，并在萨什卡吉他的陪同下读了。</text:p>
      <text:p text:style-name="P4">
<text:span text:style-name="T4">
另请阅读：</text:span>
 <text:a xlink:type="simple" xlink:href="https://www.ukrinform.ua/rubric-society/3709086-sila-i-bezmezna-lubov-materiv-zmicnuut-duh-i-nablizaut-peremogu-knazevic.html" text:style-name="Internet_20_link" text:visited-style-name="Visited_20_Internet_20_Link">
</text:a>
“今天，我想向所有儿子现在保护我们和我们的机会的母亲表示感谢和荣誉。我低头屈服于那些在这场可怕的战争中失去孩子的timmaters。我感谢所有的母亲博物馆的首席执行官说，他们给了他们的生活。我鄙视那些在那儿的人，“钟摆”允许自己这句话“我们仍然穿着”  - 它导航并破坏了母亲的概念。”在Pirogov Oksanastarak -Zayakel中。</text:p>
      <text:p text:style-name="P4">
同时，在活动期间，一个猛烈的闪存暴民开始了更多。 它是由国内运动员进行的 - 自由风格的战斗机Valery Andriysev，Bogdan Yadov和Georgy Zantarai。</text:p>
      <text:p text:style-name="P4">
“根据心理学家的建议，体育锻炼改善了情绪和动力。这项倡议得到了国家奥林匹克委员会的基辅分部的支持。我们的奥林匹克运动员开发了一套。</text:p>
      <text:p text:style-name="P4">
<text:span text:style-name="T4">
另请阅读：</text:span>
 <text:a xlink:type="simple" xlink:href="https://www.ukrinform.ua/rubric-society/3709094-zaluznij-podakuvav-materam-zahisnikiv-ukraini.html" text:style-name="Internet_20_link" text:visited-style-name="Visited_20_Internet_20_Link">
<text:span text:style-name="T4">
 Zaluzhni </text:span>
</text:a>
该活动继续进行音乐会计划，该节目由Bakhmut，Zaporozhye和Luhansk地区，音乐和舞蹈乐队的军事和转会儿童参加。</text:p>
      <text:p text:style-name="P4">
假日 - 国家民间建筑和生活博物馆是由乌克兰国际妇女运动“为家庭价值观”组织的，在乌克兰国家奥运会委员会的基夫市分支机构和乌克兰青年和体育委员会的协助下。5月15日庆祝国际家庭日。</text:p>
      <text:p text:style-name="P4">
News Source: <text:a xlink:type="simple" xlink:href="https://www.ukrinform.ua/rubric-society/3709148-u-muzei-v-pirogovi-vidsvatkuvali-den-materi.html" text:style-name="Internet_20_link" text:visited-style-name="Visited_20_Internet_20_Link">
https://www.ukrinform.ua/rubric-society/3709148-u-muzei-v-pirogovi-vidsvatkuvali-den-materi.html</text:a>
</text:p>
      <!--NEWS-->
      <text:h text:style-name="P10" text:outline-level="1">
<text:span text:style-name="T4">
在暖气季节，乌克兰的安全水平将少得多-DTEK</text:span>
</text:h>
      <text:p text:style-name="P4">
作者: Ukrinform (Person)</text:p>
      <text:p text:style-name="P4">
出版商: Укринформ (Organization)</text:p>
      <text:p text:style-name="P4">
出版时间: 2023-05-14T19:06:00+03:00</text:p>
      <text:p text:style-name="P4">
修改时间: 2023-05-14T19:06:00+03:00</text:p>
      <text:p text:style-name="P4">
描述: 在下一个暖气季节，乌克兰电力系统的安全幅度要小得多。 有必要显着加速维修工作的速度，以免返回电力关闭。  - 乌克林。</text:p>
      <text:p text:style-name="P4">
图片: ["<text:a xlink:type="simple" xlink:href="https://static.ukrinform.com/photos/2023_05/thumb_files/630_360_1684080122-846.jpg" text:style-name="Internet_20_link" text:visited-style-name="Visited_20_Internet_20_Link">
630_360_16840...</text:a>
"]</text:p>
      <text:p text:style-name="P4">
标签: ['ДТЕК', 'Опалення', 'Опалювальний сезон', 'Єдині новини']</text:p>
      <text:p text:style-name="P4">
类型: Article</text:p>
      <!--METADATA-->
      <text:p text:style-name="P4">
<draw:frame draw:style-name="fr1" draw:name="Image203" text:anchor-type="as-char" svg:width="6.9236in" svg:height="3.946335in" draw:z-index="0">
<draw:image xlink:href="../Images/yкринформ/2023-05-14T19-06-00-03-00/630_360_1684080122-846.jpg" xlink:type="simple" xlink:show="embed" xlink:actuate="onLoad" draw:mime-type="image/jpeg"/>
</draw:frame>
乌克兰电力系统的实力将较小。 有必要显着加快维修工作的速度，以便不关闭电力。</text:p>
      <text:p text:style-name="P4">
根据乌克林福姆的说法，德米特里·萨卡鲁克(Dmitry Sakharuk)的执行董事DTEK强调了这一空气的全国马拉松“ Unin”。</text:p>
      <text:p text:style-name="P4">
“维修活动目前正在进行中。 四个核电单元已经在维修中，第五个已经翻新。 因此，在6月至7月，乌克兰可能面临不足<text:a xlink:type="simple" xlink:href="https://www.ukrinform.ua/tag-elektroenergia" text:style-name="Internet_20_link" text:visited-style-name="Visited_20_Internet_20_Link">
</text:a>
，这将与欧盟国家的进口相交，就像一月至2月一样。 因此，夏天不会有“光的迷”，这是DTEK代表保证。</text:p>
      <text:p text:style-name="P4">
取而代之的是，它可以预测新的暖气季节的开始，乌克兰将以较小的可用能力进入。</text:p>
      <text:p text:style-name="P4">
“现在，我们已经损坏了热生成的75％。 只有我们公司需要维修9个电源单元，总容量为1.5 gw。 关于分销网络，我们公司再次损坏了将近12,000公里的线路，需要准备将近4000种分销变电站。 因此，现在可能不关闭，而是在冬天关闭。”萨哈鲁克警告说。</text:p>
      <text:p text:style-name="P4">
<text:span text:style-name="T4">
另请阅读：</text:span>
 <text:a xlink:type="simple" xlink:href="https://www.ukrinform.ua/rubric-economy/3697441-za-opaluvalnij-sezon-ukraina-vikoristala-ponad-800-tisac-tonn-vugilla.html" text:style-name="Internet_20_link" text:visited-style-name="Visited_20_Internet_20_Link">
<text:span text:style-name="T4">
加热</text:span>
 <text:span text:style-name="T4">
 </text:span>
季节**</text:a>
他强调，现在有必要显着加速维修工作，以增加资金，以避免将来的加热系统问题。</text:p>
      <text:p text:style-name="P4">
“维修活动的融资是当局和公司的重要共同点。 我会说一项至关重要的任务。 当然，公司正在进行当前的维修，但这些作品的数量却是巨大的。 速度取决于财务范围。 任何公司都不提供此类资金，而不仅仅是我们的资金。 不幸的是，考虑到现有的维修工作率，我不能说我们将在下一个暖气季节做好100％的准备。 有必要进行管理，”萨哈鲁克说。</text:p>
      <text:p text:style-name="P4">
作为 <text:a xlink:type="simple" xlink:href="https://www.ukrinform.ua/rubric-economy/3704600-ekspert-prognozue-deficit-v-energosistemi-u-lipniserpni.html" text:style-name="Internet_20_link" text:visited-style-name="Visited_20_Internet_20_Link">
 </text:a>
，在7月至8月，能源系统中可能发生电力缺陷，这将导致乌克兰增加能源进口。</text:p>
      <text:p text:style-name="P4">
News Source: <text:a xlink:type="simple" xlink:href="https://www.ukrinform.ua/rubric-economy/3709149-v-opaluvalnij-sezon-ukraina-zajde-zi-znacno-mensim-zapasom-micnosti-dtek.html" text:style-name="Internet_20_link" text:visited-style-name="Visited_20_Internet_20_Link">
https://www.ukrinform.ua/rubric-economy/3709149-v-opaluvalnij-sezon-ukraina-zajde-zi-znacno-mensim-zapasom-micnosti-dtek.html</text:a>
</text:p>
      <!--NEWS-->
      <text:h text:style-name="P10" text:outline-level="1">
<text:span text:style-name="T4">
敌人解雇了库拉霍夫，三人受伤</text:span>
</text:h>
      <text:p text:style-name="P4">
作者: Ukrinform (Person)</text:p>
      <text:p text:style-name="P4">
出版商: Укринформ (Organization)</text:p>
      <text:p text:style-name="P4">
出版时间: 2023-05-14T19:09:00+03:00</text:p>
      <text:p text:style-name="P4">
修改时间: 2023-05-14T19:09:00+03:00</text:p>
      <text:p text:style-name="P4">
描述: 在顿涅茨克地区，俄罗斯库拉霍夫部队受伤了三人。  - 乌克林。</text:p>
      <text:p text:style-name="P4">
图片: ["<text:a xlink:type="simple" xlink:href="https://static.ukrinform.com/photos/2023_05/thumb_files/630_360_1684080512-726.jpg" text:style-name="Internet_20_link" text:visited-style-name="Visited_20_Internet_20_Link">
630_360_16840...</text:a>
"]</text:p>
      <text:p text:style-name="P4">
标签: ['Донеччина', 'Обстріл', 'Поранені', 'Війна з росією']</text:p>
      <text:p text:style-name="P4">
类型: Article</text:p>
      <!--METADATA-->
      <text:p text:style-name="P4">
<draw:frame draw:style-name="fr1" draw:name="Image204" text:anchor-type="as-char" svg:width="6.9236in" svg:height="3.956343in" draw:z-index="0">
<draw:image xlink:href="../Images/yкринформ/2023-05-14T19-09-00-03-00/630_360_1684080512-726.jpg" xlink:type="simple" xlink:show="embed" xlink:actuate="onLoad" draw:mime-type="image/jpeg"/>
</draw:frame>
由于俄罗斯对库拉科夫受伤人民的炮击，在乌丹特地区。</text:p>
      <text:p text:style-name="P4">
根据乌克林福姆(Ukrinform)的说法，顿涅茨克(Donetsk(http://t.me/pavlokyrylenko_donoda/7960)。</text:p>
      <text:p text:style-name="P4">
“包括未成年人在内的三名受伤是今天[]的结果(https://www.ukrinform.ua/tag-obstril)库拉科夫。 俄罗斯人使用了“飓风” -5座高层建筑物和3座私人房屋遭到破坏。 此外，热源网络已被杀死。”基里伦科说。</text:p>
      <text:p text:style-name="P4">
救援人员和警察当场工作。</text:p>
      <text:p text:style-name="P4">
基里伦科说：“只要积极的战斗正在进行，所有平民就必须离开顿涅茨克地区。疏散挽救了生命。”</text:p>
      <text:p text:style-name="P4">
<text:span text:style-name="T4">
另请阅读：</text:span>
 <text:a xlink:type="simple" xlink:href="https://www.ukrinform.ua/rubric-ato/3709103-rosiani-obstrilali-selo-na-harkivsini-dvoe-zagiblih.html" text:style-name="Internet_20_link" text:visited-style-name="Visited_20_Internet_20_Link">
<text:span text:style-name="T4">
射击</text:span>
</text:a>
据乌克林福姆(Ukrinform)称，过去一天的俄罗斯入侵者5月13日杀死了顿涅茨克地区的居民，并在16日受伤。</text:p>
      <text:p text:style-name="P4">
News Source: <text:a xlink:type="simple" xlink:href="https://www.ukrinform.ua/rubric-ato/3709152-vorog-obstrilav-kurahove-troe-poranenih.html" text:style-name="Internet_20_link" text:visited-style-name="Visited_20_Internet_20_Link">
https://www.ukrinform.ua/rubric-ato/3709152-vorog-obstrilav-kurahove-troe-poranenih.html</text:a>
</text:p>
      <!--NEWS-->
      <text:h text:style-name="P10" text:outline-level="1">
<text:span text:style-name="T4">
乌克兰可以指望欧洲的支持-Scholtz</text:span>
</text:h>
      <text:p text:style-name="P4">
作者: Ukrinform (Person)</text:p>
      <text:p text:style-name="P4">
出版商: Укринформ (Organization)</text:p>
      <text:p text:style-name="P4">
出版时间: 2023-05-14T19:15:05+03:00</text:p>
      <text:p text:style-name="P4">
修改时间: 2023-05-14T19:15:05+03:00</text:p>
      <text:p text:style-name="P4">
描述: 乌克兰是欧洲，可以依靠欧洲伙伴的支持。  - 乌克林。</text:p>
      <text:p text:style-name="P4">
图片: ["<text:a xlink:type="simple" xlink:href="https://static.ukrinform.com/photos/2023_05/thumb_files/630_360_1684080599-368.jpg" text:style-name="Internet_20_link" text:visited-style-name="Visited_20_Internet_20_Link">
630_360_16840...</text:a>
"]</text:p>
      <text:p text:style-name="P4">
标签: ['Премія', 'Україна', 'Зеленський', 'Шольц']</text:p>
      <text:p text:style-name="P4">
类型: Article</text:p>
      <!--METADATA-->
      <text:p text:style-name="P4">
<draw:frame draw:style-name="fr1" draw:name="Image205" text:anchor-type="as-char" svg:width="6.9236in" svg:height="3.956343in" draw:z-index="0">
<draw:image xlink:href="../Images/yкринформ/2023-05-14T19-15-05-03-00/630_360_1684080599-368.jpg" xlink:type="simple" xlink:show="embed" xlink:actuate="onLoad" draw:mime-type="image/jpeg"/>
</draw:frame>
乌克兰是欧洲，可以依靠欧洲伙伴的支持。</text:p>
      <text:p text:style-name="P4">
乌克利·普曼(Ukrinform)的通讯员报道，在5月14日，德国总理奥拉夫·索尔茨(Olaf Sholtz)在乌克兰乌克兰·沃罗迪·莫洛塞伦斯基(Ukraine Volodymyruselensky)的演讲中说，这是5月14日的乌克兰代表通讯员的报道。</text:p>
      <text:p text:style-name="P4">
“战争表明乌克兰是欧洲家庭的一部分，”  - 强调。 他保证，去年夏天给予教育前景的诺言，乌克兰可以完全依靠欧洲女士，无论是人道主义，金融还是武装支持。</text:p>
      <text:p text:style-name="P4">
苏尔茨强调说，根据俄罗斯总统普京的说法，乌克兰人和俄罗斯人不是一个人。 乌克兰人是一个具有令人难以置信的文化，传统和身份文化的人。 他们自己定义了自己的欧洲。 总理说，俄罗斯战争使乌克兰成为了塔索克国家的政治国家，其不可逆转的愿望成为欧洲国家。 用言语，如果普京希望分散乌克兰的注意力，那么他的坦克，无人机，火箭，他就会相反。</text:p>
      <text:p text:style-name="P4">
总理还补充说，欧洲对乌克兰人民也非常感谢他的总统。 乌克兰为欧洲捍卫的原则辩护。</text:p>
      <text:p text:style-name="P4">
攻击后立即<text:a xlink:type="simple" xlink:href="https://www.ukrinform.ua/tag-rosia" text:style-name="Internet_20_link" text:visited-style-name="Visited_20_Internet_20_Link">
</text:a>
乌克兰很明显，乌克兰人民不会在俄罗斯暴力之前弯腰，它将与残酷的俄罗斯侵略作斗争。</text:p>
      <text:p text:style-name="P4">
“我们站在一起，我们的历史将持续……俄罗斯积极的战争使欧盟和乌克兰从来没有团结在一起。 我们在乌克兰方面保持着团结……欧洲站在一起。”他强调。</text:p>
      <text:p text:style-name="P4">
Scholtz提出了一个非常合理的决定，要求授予总统和全部-Norode，因为他们在2022年2月24日运作。 欧洲民主社区钦佩并屈服于他的领导人乌克兰人民的勇气，强调了德国总理，他在乌克兰人的讲话结束了：“乌克兰在这里，乌克兰是欧洲。 荣耀乌克兰!”</text:p>
      <text:p text:style-name="P4">
没有仪式为前几年的一些获奖者，特别是立陶宛的曝光，达利亚·格里巴斯卡亚(Dalia Grybauskaya)，白俄罗斯反对派Svetlanatykhanovskaya的领导人，欧洲欧洲议会马丁·舒尔茨(Martin Schultz)等人的专家。</text:p>
      <text:p text:style-name="P4">
<text:span text:style-name="T4">
另请阅读：</text:span>
 <text:a xlink:type="simple" xlink:href="https://www.ukrinform.ua/rubric-polytics/3709124-pidtrimka-ukraini-i-tisk-na-rosiu-kiiv-i-berlin-pidpisali-spilnu-deklaraciu.html" text:style-name="Internet_20_link" text:visited-style-name="Visited_20_Internet_20_Link">
</text:a>
</text:p>
      <text:p text:style-name="P4">
除Scholz外，演讲是由波兰Mateusz Moravetsky的欧洲委员会主席Ursula Von der Liaen Ipremier发表的。</text:p>
      <text:p text:style-name="P4">
在仪式上，米罗斯拉夫·斯科里克(Miroslav Skoryk)和瓦伦蒂娜·西尔维斯特罗夫(Valentina Silvestrov)的音乐，谢尔盖·扎丹(Sergei Zhadan)的诗歌。</text:p>
      <text:p text:style-name="P4">
News Source: <text:a xlink:type="simple" xlink:href="https://www.ukrinform.ua/rubric-polytics/3709154-ukraina-moze-rozrahovuvati-na-pidtrimku-evropi-solc.html" text:style-name="Internet_20_link" text:visited-style-name="Visited_20_Internet_20_Link">
https://www.ukrinform.ua/rubric-polytics/3709154-ukraina-moze-rozrahovuvati-na-pidtrimku-evropi-solc.html</text:a>
</text:p>
      <!--NEWS-->
      <text:h text:style-name="P10" text:outline-level="1">
<text:span text:style-name="T4">
在每天的四个方向上 - 大约30次战斗冲突</text:span>
</text:h>
      <text:p text:style-name="P4">
作者: Ukrinform (Person)</text:p>
      <text:p text:style-name="P4">
出版商: Укринформ (Organization)</text:p>
      <text:p text:style-name="P4">
出版时间: 2023-05-14T19:16:00+03:00</text:p>
      <text:p text:style-name="P4">
修改时间: 2023-05-14T19:16:00+03:00</text:p>
      <text:p text:style-name="P4">
描述: 在利曼，巴赫穆特，阿夫迪夫和马林斯克发生了大约30次战斗冲突。  - 乌克林。</text:p>
      <text:p text:style-name="P4">
图片: ["<text:a xlink:type="simple" xlink:href="https://static.ukrinform.com/photos/2023_05/thumb_files/630_360_1684080577-971.jpg" text:style-name="Internet_20_link" text:visited-style-name="Visited_20_Internet_20_Link">
630_360_16840...</text:a>
"]</text:p>
      <text:p text:style-name="P4">
标签: ['Бахмут', 'Генштаб', 'ЗСУ', 'Війна з росією']</text:p>
      <text:p text:style-name="P4">
类型: Article</text:p>
      <!--METADATA-->
      <text:p text:style-name="P4">
<draw:frame draw:style-name="fr1" draw:name="Image206" text:anchor-type="as-char" svg:width="6.9236in" svg:height="3.956343in" draw:z-index="0">
<draw:image xlink:href="../Images/yкринформ/2023-05-14T19-16-00-03-00/630_360_1684080577-971.jpg" xlink:type="simple" xlink:show="embed" xlink:actuate="onLoad" draw:mime-type="image/jpeg"/>
</draw:frame>
Nalimansk，Bakhmut，Avdiiv和Marinsky的指示发生了大约30次战斗冲突。</text:p>
      <text:p text:style-name="P4">
根据乌克兰的说法，乌克兰武装部队的总参谋部在[]中报道(https://www.facebook.com/GeneralStaff.ua/posts/pfbid02ynGiLKQtMwJHCzeQhAuXSv8nG7U2KDiE9RKWvRUpAVD4ARfEQeJRNjQFTz7271Dvl)截至5月14日18:00发布了及时信息。</text:p>
      <text:p text:style-name="P4">
在上述方向<text:a xlink:type="simple" xlink:href="https://www.ukrinform.ua/tag-rosijski-vijskovi" text:style-name="Internet_20_link" text:visited-style-name="Visited_20_Internet_20_Link">
</text:a>
继续专注于基本努力。 顿涅茨克地区的巴赫穆特(Bakhmut)和马林卡(Marinka)留在战斗的中心。</text:p>
      <text:p text:style-name="P4">
在白天，入侵者总共制造了6枚火箭和27架飞机骇客，以及大约20个国防军储层的火箭发射器和乌克兰定居点的火箭发射器。 敌人尤其是在哈尔基夫地区的哈尔基夫和Zolochiv村袭击。</text:p>
      <text:p text:style-name="P4">
由于敌对袭击，平民，破坏和损害受到私人住宅，其他平民和行政基础设施的影响。</text:p>
      <text:p text:style-name="P4">
总参谋部强调，整个乌克兰领土上的导弹和航空前锋的可能性仍然很高。</text:p>
      <text:p text:style-name="P4">
总体而言，乌克兰航空每天在俄罗斯军队的个人员工和军事装备集中的领域中进行了12次搏动。</text:p>
      <text:p text:style-name="P4">
乌克兰的捍卫者当今摧毁了两架娱乐无人机，例如Orlan-10和One-Supercam。</text:p>
      <text:p text:style-name="P4">
<text:span text:style-name="T4">
另请阅读：</text:span>
 <text:a xlink:type="simple" xlink:href="https://www.ukrinform.ua/rubric-ato/3709135-na-bahmutskomu-napramku-ukrainski-vijskovi-prodovzuut-ruhatis-vpered-malar.html" text:style-name="Internet_20_link" text:visited-style-name="Visited_20_Internet_20_Link">
<text:span text:style-name="T4">
画家</text:span>
</text:a>
火箭部队的部队和武装部队的炮兵袭击了行政点，六个活力集中的领域，两个炮兵部队处于火灾位置以及入侵者的另一个重要目的。</text:p>
      <text:p text:style-name="P4">
在<text:span text:style-name="T4">
 volynskyi </text:span>
和<text:span text:style-name="T4">
 polissya </text:span>
方向上，操作情况没有发生重大变化，没有检测到进攻群体形成的迹象。</text:p>
      <text:p text:style-name="P4">
在<text:span text:style-name="T4">
 Siverskyi </text:span>
和<text:span text:style-name="T4">
 Slobozhansky </text:span>
俄罗斯的指示继续在与乌克兰边境地区保留军事存在。 Chernihiv地区的Mountwide，Leonivka和Popivka，Sumy地区，Oleksandrivka和Staritsa Kharkiv地区遭受了来自俄罗斯人的炮兵的武器。在<text:span text:style-name="T4">
 Liman </text:span>
俄罗斯军队的进攻行动之日，方向并没有从Yampol，Bigorivka，Verkhnamun和有争议的地区的航空中击中。 在炮火中，敌人被卢甘斯克地区的Makeevka警告，Bigorivka，Verkhnamyanskoye，Berestovo，Donetsk地区的争端。</text:p>
      <text:p text:style-name="P4">
在<text:span text:style-name="T4">
巴赫穆茨基</text:span>
俄罗斯军队继续采取进攻行动，巴赫穆特市正在进行激烈的战斗。 在预集中期间，不成功的进攻行动不成功，朝着Grigorivka，Bogdanivka和预测的方向前进。</text:p>
      <text:p text:style-name="P4">
在伊万诺夫斯基和乌特基基地区，从航空入侵者中遭到殴打。 Grigorivka，Bogdanivka，Bakhmut，Ivanivske，Yar，Red，Konstantinovka，Konstantinovka，友谊，North，Toretsk和Donetsk地区的Shuma受伤。</text:p>
      <text:p text:style-name="P4">
在<text:span text:style-name="T4">
 avdiivskyi上</text:span>
俄罗斯军队的方向袭击了该地区的比赛和Avdiivka，在Steppe，Lastokne，Avdiivka，Tonny，Netaylovo，Pervomaisko，Pervomaisko和Donetsk地区的Karlovka开火。</text:p>
      <text:p text:style-name="P4">
在<text:span text:style-name="T4">
 Marinski </text:span>
国防部的方向反映了Marinka地区的众多攻击。 Krasnogorivka，St. George，Marinka，Venta和Donetsk地区的Novomikhailivka是敌人。</text:p>
      <text:p text:style-name="P4">
在<text:span text:style-name="T4">
 shakhtar </text:span>
中，俄罗斯军队在进攻行动的那天未能解决，而是击中碳上的虫子，诺维克兰特·塔普拉克斯(Novoukrainets Taprachists)。</text:p>
      <text:p text:style-name="P4">
在<text:span text:style-name="T4">
 zaporizhzhya </text:span>
和<text:span text:style-name="T4">
 kherson </text:span>
俄罗斯军队的指示继续了瓦利奥伦。 敌人从航空中击败了基佐米斯和斯坦尼斯拉夫·赫森地区的地区。 同时，入侵者以大约30个定居点开火。</text:p>
      <text:p text:style-name="P4">
特别是，在敌对大火的情况下，弗雷米夫卡(Vremivka)和顿涅斯克地区的诺维波尔(Novopol)，加利亚波尔(Gulyaipole)，铁路，怀特(White)，马拉·托克马克(Mala Tokmachka)和卡米安斯克(Kamianske Zaporizhzhya)地区，Dnipropetrovsk地区的Nikopol，Kherson，Kherson，Kherson，Kherson，Golden Balka，Vesele，Vesele，Vesele，Lviv，Lviv，Antonivka，Antonivka，Antonivka，dnipro。</text:p>
      <text:p text:style-name="P4">
已经确定，俄罗斯国防部继续采取措施融合了长期武装部队“ DNR”的恐怖主义形成的非法武装部队。</text:p>
      <text:p text:style-name="P4">
<text:span text:style-name="T4">
另请阅读：</text:span>
 <text:a xlink:type="simple" xlink:href="https://www.ukrinform.ua/rubric-ato/3709141-prividi-bahmuta-znisili-grupu-rosijskih-vijskovih.html" text:style-name="Internet_20_link" text:visited-style-name="Visited_20_Internet_20_Link">
<text:span text:style-name="T4">
鬼</text:span>
</text:a>
</text:p>
      <text:p text:style-name="P4">
那些拒绝的人将在高级单位的攻击行动中被送往前线最危险的地区。</text:p>
      <text:p text:style-name="P4">
如报道<text:a xlink:type="simple" xlink:href="https://www.ukrinform.ua/rubric-ato/3708931-droni-kalibri-z-cornogo-mora-raketi-z-litakiv-povitrani-sili-rozpovili-pro-nicnu-ataku-rf.html" text:style-name="Internet_20_link" text:visited-style-name="Visited_20_Internet_20_Link">
</text:a>
在5月14日晚上，俄罗斯入侵者袭击了各种存储无人机SHAHD-136/131的乌克兰，以及火箭“ Calibre” TAH-101/X-555/X-55。</text:p>
      <text:p text:style-name="P4">
武装部队的武装部队被三枚导弹和25架无人飞机摧毁。</text:p>
      <text:p text:style-name="P4">
News Source: <text:a xlink:type="simple" xlink:href="https://www.ukrinform.ua/rubric-ato/3709155-na-cotiroh-napramkah-frontu-za-dobu-blizko-30-bojovih-zitknen.html" text:style-name="Internet_20_link" text:visited-style-name="Visited_20_Internet_20_Link">
https://www.ukrinform.ua/rubric-ato/3709155-na-cotiroh-napramkah-frontu-za-dobu-blizko-30-bojovih-zitknen.html</text:a>
</text:p>
      <!--NEWS-->
      <text:h text:style-name="P10" text:outline-level="1">
<text:span text:style-name="T4">
特卢加（Terluga）赢得了空手道总理的胜利</text:span>
</text:h>
      <text:p text:style-name="P4">
作者: Ukrinform (Person)</text:p>
      <text:p text:style-name="P4">
出版商: Укринформ (Organization)</text:p>
      <text:p text:style-name="P4">
出版时间: 2023-05-14T19:17:01+03:00</text:p>
      <text:p text:style-name="P4">
修改时间: 2023-05-14T19:17:01+03:00</text:p>
      <text:p text:style-name="P4">
描述: 另一个乌克兰赢得了铜牌。  - 乌克林。</text:p>
      <text:p text:style-name="P4">
图片: ["<text:a xlink:type="simple" xlink:href="https://static.ukrinform.com/photos/2023_05/thumb_files/630_360_1684080918-356.jpg" text:style-name="Internet_20_link" text:visited-style-name="Visited_20_Internet_20_Link">
630_360_16840...</text:a>
"]</text:p>
      <text:p text:style-name="P4">
标签: ['карате']</text:p>
      <text:p text:style-name="P4">
类型: Article</text:p>
      <!--METADATA-->
      <text:p text:style-name="P4">
<draw:frame draw:style-name="fr1" draw:name="Image207" text:anchor-type="as-char" svg:width="6.9236in" svg:height="3.956343in" draw:z-index="0">
<draw:image xlink:href="../Images/yкринформ/2023-05-14T19-17-01-03-00/630_360_1684080918-356.jpg" xlink:type="simple" xlink:show="embed" xlink:actuate="onLoad" draw:mime-type="image/jpeg"/>
</draw:frame>
另外一位乌克兰赢得了铜牌。</text:p>
      <text:p text:style-name="P4">
乌克兰人报道，特利古(Terligu)在2023年首次赢得了空手道英超联赛阶段。</text:p>
      <text:p text:style-name="P4">
在最高55公斤重的体重类别的决定性战斗中，乌克兰人赢得了2：1美国三一艾伦。</text:p>
      <text:p text:style-name="P4">
在第一轮比赛中，当归4-0的当归赢得了意大利Anitupitzaglia和Jordana Manzur Lin的代表，从而赢得了他的团队。 与日本Airi Airi的四分之一决赛的比赛结束了(0：0)但是，Terluga遵循法官的决定。 Upinals乌克兰人克服了中国台北的竞争对手Ku 6：0。</text:p>
      <text:p text:style-name="P4">
对于Terluga来说，这是职业生涯中英超锦标赛的第19局决赛。</text:p>
      <text:p text:style-name="P4">
Elina Selmeyev获得了乌克兰的另一枚奖牌 - 重量高达68公斤的收购。 在对决的第三名中，她克服了克罗地亚的Sadia Bechirovich(4：0).</text:p>
      <text:p text:style-name="P4">
Для Селємєнєвої, яка народилася у 2003 році, це друга в кар’єрі медальтурнірів Karate 1 Premier League.</text:p>
      <text:p text:style-name="P4">
<text:span text:style-name="T4">
Читайте також:</text:span>
 <text:a xlink:type="simple" xlink:href="https://www.ukrinform.ua/rubric-sports/3691216-ukrainci-zibrali-vagomu-kolekciu-nagorod-evropejskih-persostej-z-karate.html" text:style-name="Internet_20_link" text:visited-style-name="Visited_20_Internet_20_Link">
 <text:span text:style-name="T4">
карате</text:span>
 </text:a>
正如乌克林福姆(Ukrinform(空手道1青年联盟).</text:p>
      <text:p text:style-name="P4">
Фото: Getty Images</text:p>
      <text:p text:style-name="P4">
News Source: <text:a xlink:type="simple" xlink:href="https://www.ukrinform.ua/rubric-sports/3709156-terluga-vigrala-etap-premerligi-z-karate.html" text:style-name="Internet_20_link" text:visited-style-name="Visited_20_Internet_20_Link">
https://www.ukrinform.ua/rubric-sports/3709156-terluga-vigrala-etap-premerligi-z-karate.html</text:a>
</text:p>
      <!--NEWS-->
      <text:h text:style-name="P10" text:outline-level="1">
<text:span text:style-name="T4">
Zelensky认为，乌克兰与一支名为“普京”的团队进行谈判没有意义</text:span>
</text:h>
      <text:p text:style-name="P4">
作者: Ukrinform (Person)</text:p>
      <text:p text:style-name="P4">
出版商: Укринформ (Organization)</text:p>
      <text:p text:style-name="P4">
出版时间: 2023-05-14T19:26:00+03:00</text:p>
      <text:p text:style-name="P4">
修改时间: 2023-05-14T19:26:00+03:00</text:p>
      <text:p text:style-name="P4">
描述: 乌克兰沃迪米尔·泽伦斯基总统表示，不可能与俄罗斯总统弗拉基米尔·普京及其环境进行谈判，因此与他们进行谈判是没有意义的。  - 乌克林。</text:p>
      <text:p text:style-name="P4">
图片: ["<text:a xlink:type="simple" xlink:href="https://static.ukrinform.com/photos/2023_05/thumb_files/630_360_1684081333-734.jpg" text:style-name="Internet_20_link" text:visited-style-name="Visited_20_Internet_20_Link">
630_360_16840...</text:a>
"]</text:p>
      <text:p text:style-name="P4">
标签: ['Переговори', 'путін', 'Зеленський', 'Війна з росією']</text:p>
      <text:p text:style-name="P4">
类型: Article</text:p>
      <!--METADATA-->
      <text:p text:style-name="P4">
<draw:frame draw:style-name="fr1" draw:name="Image208" text:anchor-type="as-char" svg:width="6.9236in" svg:height="3.956343in" draw:z-index="0">
<draw:image xlink:href="../Images/yкринформ/2023-05-14T19-26-00-03-00/630_360_1684081333-734.jpg" xlink:type="simple" xlink:show="embed" xlink:actuate="onLoad" draw:mime-type="image/jpeg"/>
</draw:frame>
乌克兰沃迪米尔·泽伦斯基总统表示，不可能与俄罗斯总统弗拉基米特汀及其随行人员进行谈判，因此毫无意义。</text:p>
      <text:p text:style-name="P4">
他在一次采访中说了这一点<text:a xlink:type="simple" xlink:href="https://www.washingtonpost.com/world/2023/05/13/zelensky-washington-post-interview-transcript/" text:style-name="Internet_20_link" text:visited-style-name="Visited_20_Internet_20_Link">
</text:a>
。</text:p>
      <text:p text:style-name="P4">
“看，我们正在与其他普京打交道。 这是完全不同的米饭。 普京并不孤单，普京有环境。 他们做出了适当的解决方案。 2019年，他们的集体生物 - 由普京领导的克里姆林宫说：“是的，我们可能会找到外交解决方案。” 我很隐藏。 在2020年或2021年，所有这些集体的头脑都发明了某些东西，但没有与我们进行对话，也没有在2019年做我们同意的一切。” Zelensky说。</text:p>
      <text:p text:style-name="P4">
据他说，不能说<text:a xlink:type="simple" xlink:href="https://www.ukrinform.ua/tag-putin" text:style-name="Internet_20_link" text:visited-style-name="Visited_20_Internet_20_Link">
</text:a>
他开始了一场针对乌克兰的全面战争，他的环境也是一种责任。</text:p>
      <text:p text:style-name="P4">
“他们(普京的环境 -  ed。)他们承担着巨大的集体责任。 所以我只是不准备和他说话。 我还没有准备好与这个团队交谈。 不是因为某人固执，而是因为他们选择了乌克兰的破坏是一场全面的战争。 因此，我们不能释放责任。 有一个集体，它负责Zagarbnitsky的战争 - 一场完整的，充满努力的战争，渴望摧毁所有生命，” Zelensky说。</text:p>
      <text:p text:style-name="P4">
他强调说，普京和他的随行人员不仅得到了乌克兰的保证，而且还保证了所有领导人都不会入侵。</text:p>
      <text:p text:style-name="P4">
<text:span text:style-name="T4">
另请阅读：</text:span>
 <text:a xlink:type="simple" xlink:href="https://www.ukrinform.ua/rubric-ato/3708845-akso-putin-zastosue-adernu-zbrou-nastupnogo-dna-jogo-ne-bude-zelenskij.html" text:style-name="Internet_20_link" text:visited-style-name="Visited_20_Internet_20_Link">
<text:span text:style-name="T4">
 putin </text:span>
</text:a>
“他们承诺 - 不仅 - 乌克兰，而且所有领导人都不会入侵。 也就是说，我们正在与一个人打交道，一方面与之谈判是不可能的，因为他们不会同意。 没有意义。 另一方面，这些桅杆是杀手和恐怖分子，因此我们不能简单地屈服于他们的要求。因此，在战争开始时，当我们被置于最后通术时。 就这样。 总统说，我相信与这个名为“普京”的团队谈判没有意义。μ：埃德·拉姆(Ed Ram)为《华盛顿邮报》</text:p>
      <text:p text:style-name="P4">
News Source: <text:a xlink:type="simple" xlink:href="https://www.ukrinform.ua/rubric-polytics/3709163-zelenskij-vvazae-so-ukraini-nemae-sensu-vesti-peregovori-z-kolektivom-pid-nazvou-putin.html" text:style-name="Internet_20_link" text:visited-style-name="Visited_20_Internet_20_Link">
https://www.ukrinform.ua/rubric-polytics/3709163-zelenskij-vvazae-so-ukraini-nemae-sensu-vesti-peregovori-z-kolektivom-pid-nazvou-putin.html</text:a>
</text:p>
      <!--NEWS-->
      <text:h text:style-name="P10" text:outline-level="1">
<text:span text:style-name="T4">
乌克兰总统今天可以来法国 - 媒体</text:span>
</text:h>
      <text:p text:style-name="P4">
作者: Ukrinform (Person)</text:p>
      <text:p text:style-name="P4">
出版商: Укринформ (Organization)</text:p>
      <text:p text:style-name="P4">
出版时间: 2023-05-14T19:40:00+03:00</text:p>
      <text:p text:style-name="P4">
修改时间: 2023-05-14T19:40:00+03:00</text:p>
      <text:p text:style-name="P4">
描述: 据法国媒体报道，访问德国后的周日，乌克兰沃迪米尔·泽伦斯基总统可能抵达巴黎。  - 乌克林。</text:p>
      <text:p text:style-name="P4">
图片: ["<text:a xlink:type="simple" xlink:href="https://static.ukrinform.com/photos/2023_04/thumb_files/630_360_1682063024-559.jpeg" text:style-name="Internet_20_link" text:visited-style-name="Visited_20_Internet_20_Link">
630_360_16820...</text:a>
"]</text:p>
      <text:p text:style-name="P4">
标签: ['Франція', 'Президент', 'Візит', 'Зеленський']</text:p>
      <text:p text:style-name="P4">
类型: Article</text:p>
      <!--METADATA-->
      <text:p text:style-name="P4">
<draw:frame draw:style-name="fr1" draw:name="Image209" text:anchor-type="as-char" svg:width="6.9236in" svg:height="3.956343in" draw:z-index="0">
<draw:image xlink:href="../Images/yкринформ/2023-05-14T19-40-00-03-00/630_360_1682063024-559.jpeg" xlink:type="simple" xlink:show="embed" xlink:actuate="onLoad" draw:mime-type="image/jpeg"/>
</draw:frame>
根据法国媒体报道，访问德国后的周日，乌克兰沃迪米尔·泽伦斯基总统可以来到巴黎。</text:p>
      <text:p text:style-name="P4">
关于IT报告乌克林福姆，参考<text:a xlink:type="simple" xlink:href="https://www.france24.com/en/europe/20230514-%F0%9F%94%B4-live-zelensky-in-berlin-to-meet-german-leaders-discuss-arms-deliveries" text:style-name="Internet_20_link" text:visited-style-name="Visited_20_Internet_20_Link">
</text:a>
。</text:p>
      <text:p text:style-name="P4">
声明说：“预计乌克兰沃迪米尔Zelenskyy总统将于周日抵达巴黎。BFMTV，Le Figaro和Agence Francepresse已将其告知。”</text:p>
      <text:p text:style-name="P4">
据勒菲加罗(Le Figaro)称，总理将在Zelensky机场开会<text:a xlink:type="simple" xlink:href="https://www.ukrinform.ua/tag-francia" text:style-name="Internet_20_link" text:visited-style-name="Visited_20_Internet_20_Link">
</text:a>
伊丽莎白·伯恩(Elizabeth Bourne)和法国大臣卡特林·科隆(Catrin Colonna)。 据媒体报道，巴黎的会议将与法国伊曼纽尔·穆克龙(France Emmanuelmmacron)总统会面。</text:p>
      <text:p text:style-name="P4">
法国总统办公室没有对Zelensky的媒体报​​道进行正式评论。</text:p>
      <text:p text:style-name="P4">
如报道<text:a xlink:type="simple" xlink:href="https://www.ukrinform.ua/rubric-polytics/3708875-zelenskij-pribuv-z-vizitom-do-berlina.html" text:style-name="Internet_20_link" text:visited-style-name="Visited_20_Internet_20_Link">
</text:a>
，乌克兰沃迪米尔·泽伦斯基(Ukraine Volodymyr Zelensky)的总裁在周日晚上开发了他从意大利抵达的德国首都。</text:p>
      <text:p text:style-name="P4">
_foto：op _</text:p>
      <text:p text:style-name="P4">
News Source: <text:a xlink:type="simple" xlink:href="https://www.ukrinform.ua/rubric-polytics/3709166-prezident-ukraini-sogodni-moze-pributi-do-francii-zmi.html" text:style-name="Internet_20_link" text:visited-style-name="Visited_20_Internet_20_Link">
https://www.ukrinform.ua/rubric-polytics/3709166-prezident-ukraini-sogodni-moze-pributi-do-francii-zmi.html</text:a>
</text:p>
      <!--NEWS-->
      <text:h text:style-name="P10" text:outline-level="1">
<text:span text:style-name="T4">
没有理性的原因为什么我们的战士仍然不在北约-Zelensky</text:span>
</text:h>
      <text:p text:style-name="P4">
作者: Ukrinform (Person)</text:p>
      <text:p text:style-name="P4">
出版商: Укринформ (Organization)</text:p>
      <text:p text:style-name="P4">
出版时间: 2023-05-14T20:00:00+03:00</text:p>
      <text:p text:style-name="P4">
修改时间: 2023-05-14T20:00:00+03:00</text:p>
      <text:p text:style-name="P4">
描述: 总统沃迪米尔·泽伦斯基（Volodymyr Zelenskyy）坚信，没有理性的理由拒绝在北约加入乌克兰会员，并坚持接受联盟的承认。  - 乌克林。</text:p>
      <text:p text:style-name="P4">
图片: ["<text:a xlink:type="simple" xlink:href="https://static.ukrinform.com/photos/2023_04/thumb_files/630_360_1680700924-201.jpg" text:style-name="Internet_20_link" text:visited-style-name="Visited_20_Internet_20_Link">
630_360_16807...</text:a>
"]</text:p>
      <text:p text:style-name="P4">
标签: ['НАТО', 'Військові', 'Зеленський', 'Війна з росією']</text:p>
      <text:p text:style-name="P4">
类型: Article</text:p>
      <!--METADATA-->
      <text:p text:style-name="P4">
<draw:frame draw:style-name="fr1" draw:name="Image210" text:anchor-type="as-char" svg:width="6.9236in" svg:height="3.956343in" draw:z-index="0">
<draw:image xlink:href="../Images/yкринформ/2023-05-14T20-00-00-03-00/630_360_1680700924-201.jpg" xlink:type="simple" xlink:show="embed" xlink:actuate="onLoad" draw:mime-type="image/jpeg"/>
</draw:frame>
总统神圣泽伦斯基坚信乌克兰在北约没有理性的理由，并坚持采用联盟的算法。</text:p>
      <text:p text:style-name="P4">
他在乌克兰代表记者报道的国际奖的国际奖的国际奖的国际奖的国际奖的国际奖的仪式上的演讲中说了这一点。</text:p>
      <text:p text:style-name="P4">
“没有理性的理由为什么我们为我们的共同自由而为我们的共同价值观而为我们的共同自由而战的战士并不是一个与所有其他战士的组织一起<text:a xlink:type="simple" xlink:href="https://www.ukrinform.ua/tag-nato" text:style-name="Internet_20_link" text:visited-style-name="Visited_20_Internet_20_Link">
</text:a>
。 如果您判断我们行动的果实，乌克兰已经在联盟中，但是尚未做出决定。 值得做出决定，值得定义算法 - 它激发了我们的士兵，这很重要。” Zelensky说。</text:p>
      <text:p text:style-name="P4">
<text:span text:style-name="T5">
viso：<text:a xlink:type="simple" xlink:href="https://t.me/verkhovnaradaukrainy/50593" text:style-name="Internet_20_link" text:visited-style-name="Visited_20_Internet_20_Link">
</text:a>
</text:span>
 _ viso：op _</text:p>
      <text:p text:style-name="P4">
总统强调，除了加强乌克兰勇气的整个欧洲 - 大西洋之外，乌克兰加入联盟的加入还将带来另一个历史结果。</text:p>
      <text:p text:style-name="P4">
“北约在我们东部边界乌克兰旗帜旁边的旗帜将成为一座城堡，这是一座强大的城堡，将使俄罗斯帝国主义持续下去。 过去没有归还的过去，因为如果没有控制乌克兰俄罗斯帝国主义，”国家负责人强调。</text:p>
      <text:p text:style-name="P4">
<text:span text:style-name="T4">
另请阅读：</text:span>
 <text:a xlink:type="simple" xlink:href="https://www.ukrinform.ua/rubric-world/3709145-v-estonii-rozpocinautsa-navcanna-nato-za-ucasti-14-tisac-vijskovih.html" text:style-name="Internet_20_link" text:visited-style-name="Visited_20_Internet_20_Link">
<text:span text:style-name="T4">
北约</text:span>
</text:a>
同时，他补充说，如果没有乌克兰的会员资格，欧洲就不不能是“完美的”。</text:p>
      <text:p text:style-name="P4">
作为 <text:a xlink:type="simple" xlink:href="https://www.ukrinform.ua/rubric-polytics/3708875-zelenskij-pribuv-z-vizitom-do-berlina.html" text:style-name="Internet_20_link" text:visited-style-name="Visited_20_Internet_20_Link">
 </text:a>
，沃迪米尔·Zelenskyy总统将于5月14日访问德国。</text:p>
      <text:p text:style-name="P4">
_foto：op _</text:p>
      <text:p text:style-name="P4">
News Source: <text:a xlink:type="simple" xlink:href="https://www.ukrinform.ua/rubric-polytics/3709172-nemae-zodnoi-racionalnoi-pricini-comu-nasi-voini-dosi-ne-v-nato-zelenskij.html" text:style-name="Internet_20_link" text:visited-style-name="Visited_20_Internet_20_Link">
https://www.ukrinform.ua/rubric-polytics/3709172-nemae-zodnoi-racionalnoi-pricini-comu-nasi-voini-dosi-ne-v-nato-zelenskij.html</text:a>
</text:p>
      <!--NEWS-->
      <text:h text:style-name="P10" text:outline-level="1">
<text:span text:style-name="T4">
历史上第一次在UPL出来的“ Polesie”</text:span>
</text:h>
      <text:p text:style-name="P4">
作者: Ukrinform (Person)</text:p>
      <text:p text:style-name="P4">
出版商: Укринформ (Organization)</text:p>
      <text:p text:style-name="P4">
出版时间: 2023-05-14T20:03:23+03:00</text:p>
      <text:p text:style-name="P4">
修改时间: 2023-05-14T20:03:23+03:00</text:p>
      <text:p text:style-name="P4">
描述: 团队在课堂上增加了。  - 乌克林。</text:p>
      <text:p text:style-name="P4">
图片: ["<text:a xlink:type="simple" xlink:href="https://static.ukrinform.com/photos/2023_05/thumb_files/630_360_1684083709-113.jpg" text:style-name="Internet_20_link" text:visited-style-name="Visited_20_Internet_20_Link">
630_360_16840...</text:a>
"]</text:p>
      <text:p text:style-name="P4">
标签: ['Футбол', "Прем'єр-ліга", 'перша ліга', 'Полісся']</text:p>
      <text:p text:style-name="P4">
类型: Article</text:p>
      <!--METADATA-->
      <text:p text:style-name="P4">
<draw:frame draw:style-name="fr1" draw:name="Image211" text:anchor-type="as-char" svg:width="6.9236in" svg:height="3.956343in" draw:z-index="0">
<draw:image xlink:href="../Images/yкринформ/2023-05-14T20-03-23-03-00/630_360_1684083709-113.jpg" xlink:type="simple" xlink:show="embed" xlink:actuate="onLoad" draw:mime-type="image/jpeg"/>
</draw:frame>
团队在课堂上增加了。</text:p>
      <text:p text:style-name="P4">
乌克林福姆报道，冠军小组中的第一联盟“波利西亚”以5-0的比分击败了“克雷敏”，并保证了其释放到UPL。</text:p>
      <text:p text:style-name="P4">
现在，第三名的优势是在终点线之前2轮的9分。 Kalitvintsev的指挥官将不再低于第二位。</text:p>
      <text:p text:style-name="P4">
对于Zhytomyr俱乐部，这是该国精英部门的首次亮相。 Polissya的职业水平在2017年恢复了，此后该团队在2005年被解散。</text:p>
      <text:p text:style-name="P4">
在争取3-4个位置和到达UPL的过渡匹配中(19分)，Metalurg Zaporozhye(17)，“喀尔巴阡山脉”(17)和“震中”(12).</text:p>
      <text:p text:style-name="P4">
<text:span text:style-name="T4">
Читайте також:</text:span>
 <text:a xlink:type="simple" xlink:href="https://www.ukrinform.ua/rubric-sports/3708949-persa-liga-obolon-zigrae-u-ternopoli-polissa-prijmae-kremin.html" text:style-name="Internet_20_link" text:visited-style-name="Visited_20_Internet_20_Link">
 <text:span text:style-name="T4">
Оболонь</text:span>
 </text:a>
正如乌克林福姆(Ukrinform)早些时候报道的那样，Obolon保证了UPL的位置。</text:p>
      <text:p text:style-name="P4">
照片：polissyafc.com</text:p>
      <text:p text:style-name="P4">
News Source: <text:a xlink:type="simple" xlink:href="https://www.ukrinform.ua/rubric-sports/3709173-polissa-vperse-v-istorii-vijslo-v-upl.html" text:style-name="Internet_20_link" text:visited-style-name="Visited_20_Internet_20_Link">
https://www.ukrinform.ua/rubric-sports/3709173-polissa-vperse-v-istorii-vijslo-v-upl.html</text:a>
</text:p>
      <!--NEWS-->
      <text:h text:style-name="P10" text:outline-level="1">
<text:span text:style-name="T4">
Zavatskaya在马德里的ITF锦标赛资格中赢得了俄罗斯人</text:span>
</text:h>
      <text:p text:style-name="P4">
作者: Ukrinform (Person)</text:p>
      <text:p text:style-name="P4">
出版商: Укринформ (Organization)</text:p>
      <text:p text:style-name="P4">
出版时间: 2023-05-14T20:09:11+03:00</text:p>
      <text:p text:style-name="P4">
修改时间: 2023-05-14T20:09:11+03:00</text:p>
      <text:p text:style-name="P4">
描述: 乌克兰人只投了两场比赛。  - 乌克林。</text:p>
      <text:p text:style-name="P4">
图片: ["<text:a xlink:type="simple" xlink:href="https://static.ukrinform.com/photos/2023_05/thumb_files/630_360_1684084089-379.jpg" text:style-name="Internet_20_link" text:visited-style-name="Visited_20_Internet_20_Link">
630_360_16840...</text:a>
"]</text:p>
      <text:p text:style-name="P4">
标签: ['Теніс']</text:p>
      <text:p text:style-name="P4">
类型: Article</text:p>
      <!--METADATA-->
      <text:p text:style-name="P4">
<draw:frame draw:style-name="fr1" draw:name="Image212" text:anchor-type="as-char" svg:width="6.9236in" svg:height="3.956343in" draw:z-index="0">
<draw:image xlink:href="../Images/yкринформ/2023-05-14T20-09-11-03-00/630_360_1684084089-379.jpg" xlink:type="simple" xlink:show="embed" xlink:actuate="onLoad" draw:mime-type="image/jpeg"/>
</draw:frame>
乌克兰人只有两场比赛。</text:p>
      <text:p text:style-name="P4">
katarina Zavatskaya乌克兰触手(№287WTA)乌克林福姆报道，她在马德里赢得了1万名ITF的首批床垫资格。</text:p>
      <text:p text:style-name="P4">
在选拔赛的首发决斗中，收到第三个接收者播种人数的乌克兰人与安娜·塞梅诺瓦(Anna Semenova)一起弄清楚-6：2，6：0。</text:p>
      <text:p text:style-name="P4">
在下一轮比赛中，Zavatskaya将与英国的第11个播种Emiliepleton竞争(№420wta).</text:p>
      <text:p text:style-name="P4">
<text:span text:style-name="T4">
Читайте також:</text:span>
 <text:a xlink:type="simple" xlink:href="https://www.ukrinform.ua/rubric-sports/3709140-kostuk-zaversila-vistupi-na-turniri-wta-u-rimi.html" text:style-name="Internet_20_link" text:visited-style-name="Visited_20_Internet_20_Link">
 <text:span text:style-name="T4">
Костюк</text:span>
 </text:a>
正如乌克林福姆报道的那样，科斯蒂克与罗马尼亚埃琳娜·加布里埃拉·鲁丝(Romanian Elena-Gabriela Ruse(美国) -  Demi Vurs(荷兰).</text:p>
      <text:p text:style-name="P4">
Фото: btu.org.ua</text:p>
      <text:p text:style-name="P4">
News Source: <text:a xlink:type="simple" xlink:href="https://www.ukrinform.ua/rubric-sports/3709174-zavacka-peremogla-rosianku-u-kvalifikacii-turniru-itf-u-madridi.html" text:style-name="Internet_20_link" text:visited-style-name="Visited_20_Internet_20_Link">
https://www.ukrinform.ua/rubric-sports/3709174-zavacka-peremogla-rosianku-u-kvalifikacii-turniru-itf-u-madridi.html</text:a>
</text:p>
      <!--NEWS-->
      <text:h text:style-name="P10" text:outline-level="1">
<text:span text:style-name="T4">
母亲的爱是所有善良和纯洁的来源-Zelensky</text:span>
</text:h>
      <text:p text:style-name="P4">
作者: Ukrinform (Person)</text:p>
      <text:p text:style-name="P4">
出版商: Укринформ (Organization)</text:p>
      <text:p text:style-name="P4">
出版时间: 2023-05-14T20:10:00+03:00</text:p>
      <text:p text:style-name="P4">
修改时间: 2023-05-14T20:10:00+03:00</text:p>
      <text:p text:style-name="P4">
描述: 母亲的爱是世界上所有善良和纯洁的来源。  - 乌克林。</text:p>
      <text:p text:style-name="P4">
图片: ["<text:a xlink:type="simple" xlink:href="https://static.ukrinform.com/photos/2023_02/thumb_files/630_360_1677220159-612.png" text:style-name="Internet_20_link" text:visited-style-name="Visited_20_Internet_20_Link">
630_360_16772...</text:a>
"]</text:p>
      <text:p text:style-name="P4">
标签: ['День Матері', 'Свято', 'Зеленський']</text:p>
      <text:p text:style-name="P4">
类型: Article</text:p>
      <!--METADATA-->
      <text:p text:style-name="P4">
<draw:frame draw:style-name="fr1" draw:name="Image213" text:anchor-type="as-char" svg:width="6.9236in" svg:height="3.956343in" draw:z-index="0">
<draw:image xlink:href="../Images/yкринформ/2023-05-14T20-10-00-03-00/630_360_1677220159-612.png" xlink:type="simple" xlink:show="embed" xlink:actuate="onLoad" draw:mime-type="image/png"/>
</draw:frame>
母亲的爱是世界上所有善良和纯洁的来源。</text:p>
      <text:p text:style-name="P4">
根据乌克林福姆的说法，沃迪米尔Zelenskyy总统在[]中写道(https://t.me/V_Zelenskiy_official/6226)。</text:p>
      <text:p text:style-name="P4">
“今天，我们祝贺地球上的所有母亲的生活和未来。 他们不仅值得今天，而且每天都值得。 由于我们充满了武力，我们被我们最疯狂的梦想和最雄心勃勃的目标所囚禁。” Zelensky说。</text:p>
      <text:p text:style-name="P4">
总统还强调说：“孕产妇的爱是无条件的，世界上存在的所有善良和纯洁的eorl。 每个母亲都应该得到。 今天和永远。”</text:p>
      <text:p text:style-name="P4">
据乌克林福姆报道，今年5月14日星期日在乌克兰举行了庆祝<text:a xlink:type="simple" xlink:href="https://www.ukrinform.ua/rubric-society/3708939-v-ukraini-vidznacaetsa-den-materi.html" text:style-name="Internet_20_link" text:visited-style-name="Visited_20_Internet_20_Link">
</text:a>
。</text:p>
      <text:p text:style-name="P4">
<text:span text:style-name="T4">
另请阅读：</text:span>
 <text:a xlink:type="simple" xlink:href="https://www.ukrinform.ua/rubric-society/3709094-zaluznij-podakuvav-materam-zahisnikiv-ukraini.html" text:style-name="Internet_20_link" text:visited-style-name="Visited_20_Internet_20_Link">
<text:span text:style-name="T4">
 Zaluzhni </text:span>
 <text:span text:style-name="T4">
 </text:span>
谢谢<text:span text:style-name="T4">
 </text:span>
母亲<text:span text:style-name="T4">
 </text:span>
 <text:span text:style-name="T4">
 </text:span>
乌克兰的后卫<text:span text:style-name="T4">
 </text:span>
</text:a>
这个假期是根据1999年5月10日的总统法令建立的，并于5月的第二个星期日颁发。</text:p>
      <text:p text:style-name="P4">
_foto：op _</text:p>
      <text:p text:style-name="P4">
News Source: <text:a xlink:type="simple" xlink:href="https://www.ukrinform.ua/rubric-society/3709175-materinska-lubov-e-dzerelom-usogo-dobrogo-i-cistogo-zelenskij.html" text:style-name="Internet_20_link" text:visited-style-name="Visited_20_Internet_20_Link">
https://www.ukrinform.ua/rubric-society/3709175-materinska-lubov-e-dzerelom-usogo-dobrogo-i-cistogo-zelenskij.html</text:a>
</text:p>
      <!--NEWS-->
      <text:h text:style-name="P10" text:outline-level="1">
<text:span text:style-name="T4">
总统讲述了为乌克兰准备反对意见的</text:span>
</text:h>
      <text:p text:style-name="P4">
作者: Ukrinform (Person)</text:p>
      <text:p text:style-name="P4">
出版商: Укринформ (Organization)</text:p>
      <text:p text:style-name="P4">
出版时间: 2023-05-14T20:16:00+03:00</text:p>
      <text:p text:style-name="P4">
修改时间: 2023-05-14T20:16:00+03:00</text:p>
      <text:p text:style-name="P4">
描述: 沃迪米尔总统Zelenskyy表示，乌克兰将准备在武器完成和良好的天气状况后开始反击。  - 乌克林。</text:p>
      <text:p text:style-name="P4">
图片: ["<text:a xlink:type="simple" xlink:href="https://static.ukrinform.com/photos/2023_02/thumb_files/630_360_1675430025-335.jpeg" text:style-name="Internet_20_link" text:visited-style-name="Visited_20_Internet_20_Link">
630_360_16754...</text:a>
"]</text:p>
      <text:p text:style-name="P4">
标签: ['ЗСУ', 'Зеленський', 'Війна з росією', 'Контрнаступ']</text:p>
      <text:p text:style-name="P4">
类型: Article</text:p>
      <!--METADATA-->
      <text:p text:style-name="P4">
<draw:frame draw:style-name="fr1" draw:name="Image214" text:anchor-type="as-char" svg:width="6.9236in" svg:height="3.956343in" draw:z-index="0">
<draw:image xlink:href="../Images/yкринформ/2023-05-14T20-16-00-03-00/630_360_1675430025-335.jpeg" xlink:type="simple" xlink:show="embed" xlink:actuate="onLoad" draw:mime-type="image/jpeg"/>
</draw:frame>
总统Zelensky说，乌克兰将准备在武器供应和有利的天气状况完成后开始反击。</text:p>
      <text:p text:style-name="P4">
他在一次采访中说了这一点<text:a xlink:type="simple" xlink:href="https://www.washingtonpost.com/world/2023/05/13/zelensky-washington-post-interview-transcript/" text:style-name="Internet_20_link" text:visited-style-name="Visited_20_Internet_20_Link">
</text:a>
。</text:p>
      <text:p text:style-name="P4">
“首先，我们几个月都不会计划反对意见。 对我们来说，这是一个优先事项，因此我们必须提前准备计划……强调许多方向。 当然，第一个问题是弹药。 我之所以这样说，不是因为我想抱怨，而是因为它是一种资源，而这是不可能的。 但是我想清楚地说，没有这种资源，对国家的辩护是不可能的。”他说。</text:p>
      <text:p text:style-name="P4">
Zelensky强调，这不仅是反对意见的问题。 问题是要举行反对意见，不要丢失我们拥有的领土。</text:p>
      <text:p text:style-name="P4">
“尽管更强壮 - 我认为我们比[]更有动力(https://www.ukrinform.ua/tag-rosia)。 但是，我们都必须准备，提供武器和有动力的人，以免失去人。 因此，我们最重要的是为已经制定的计划提供资源。 老实说，天气也受到天气的影响。 这是一个绝对的事实，因为例如，土地必须适合我们的武器。 我们没有如此广泛的装甲车。”泽伦斯基说。</text:p>
      <text:p text:style-name="P4">
据他说，对于乌克兰的军事政治指挥，图案的任务之一是最大程度地减少人类损失。 “我们在战争开始乃至战争之前的主要策略 - 那不是一种策略，而是我通往人们的方式 - 我们必须控制整个领土，而是为了节省尽可能多的人的脚手架。 在战争期间，我们的策略发生了变化……我们知道，尽管有反对意见，但我们将做到这一点 - 米普文正在最大程度地减少损失。 因此，当我们说有必要时，我们需要所有允许我们保护人的一切 - 炮兵系统和长枪炮兵。”总统说。</text:p>
      <text:p text:style-name="P4">
他补充说，乌克兰将在武器完成后准备好起一个反对性的。 “一旦我们的合作伙伴预计武器的供应，我们就可以随着天气变化的程度准备反对意见的武器。 目标是没有变化的 - 我们领土的占领。” Zelensky说。<text:span text:style-name="T4">
另请阅读：</text:span>
 <text:a xlink:type="simple" xlink:href="https://www.ukrinform.ua/rubric-polytics/3709172-nemae-zodnoi-racionalnoi-pricini-comu-nasi-voini-dosi-ne-v-nato-zelenskij.html" text:style-name="Internet_20_link" text:visited-style-name="Visited_20_Internet_20_Link">
<text:span text:style-name="T4">
北约</text:span>
</text:a>
他还强调了现代航空的必要性，以完全解放乌克兰领土。 “现在我们迷失在天空中。 我们总是说俄罗斯联邦的力量大于俄罗斯联邦的力量。 我相信我们也受到俄罗斯的动力。 在战场上，我们在地球上展示了他们的能力。 但是我们绝对是聪明的人。 如果它们在天空中具有绝对的优势，那就这样了。 并且我们的伙伴关系做到了。 我们想获得他们的支持，以给我们一个战斗机样本，通常是F-16。 还有其他战斗机，欧洲战斗机等。 错误名称。 我们与每个人一起在这一领域中获得一些东西。” Zemnsky说。</text:p>
      <text:p text:style-name="P4">
如报道<text:a xlink:type="simple" xlink:href="https://www.ukrinform.ua/rubric-ato/3709048-zelenskij-virit-v-uspih-kontrnastupu-mi-majze-gotovi-do-cogo.html" text:style-name="Internet_20_link" text:visited-style-name="Visited_20_Internet_20_Link">
</text:a>
在与德国联邦总理奥拉夫·索尔兹(Olaf Solz)的新闻发布会上，总统弗拉基米尔·泽伦斯基(Vladimir Zelensky)辩称，他相信未来对乌克兰部队的反对意见。</text:p>
      <text:p text:style-name="P4">
_foto：op _</text:p>
      <text:p text:style-name="P4">
News Source: <text:a xlink:type="simple" xlink:href="https://www.ukrinform.ua/rubric-ato/3709177-prezident-rozpoviv-pro-pidgotovku-ukraini-do-kontrnastupu.html" text:style-name="Internet_20_link" text:visited-style-name="Visited_20_Internet_20_Link">
https://www.ukrinform.ua/rubric-ato/3709177-prezident-rozpoviv-pro-pidgotovku-ukraini-do-kontrnastupu.html</text:a>
</text:p>
      <!--NEWS-->
      <text:h text:style-name="P10" text:outline-level="1">
<text:span text:style-name="T4">
在土耳其，总统大选的结果开始</text:span>
</text:h>
      <text:p text:style-name="P4">
作者: Ukrinform (Person)</text:p>
      <text:p text:style-name="P4">
出版商: Укринформ (Organization)</text:p>
      <text:p text:style-name="P4">
出版时间: 2023-05-14T20:22:00+03:00</text:p>
      <text:p text:style-name="P4">
修改时间: 2023-05-14T20:22:00+03:00</text:p>
      <text:p text:style-name="P4">
描述: 截至19.30，当地时间开放了30.15％的选举箱子，有53.62％的选民投票赞成土耳其台湾埃尔多安（Taiipa Erdogan），反对派领导人凯马尔·基利西洛格鲁（Kemal Kilicilloglu）获得了40.42％的收益，因为候选人是从正确的联盟中获得的候选人。  - 乌克林。</text:p>
      <text:p text:style-name="P4">
图片: ["<text:a xlink:type="simple" xlink:href="https://static.ukrinform.com/photos/2023_05/thumb_files/630_360_1684055025-294.jpg" text:style-name="Internet_20_link" text:visited-style-name="Visited_20_Internet_20_Link">
630_360_16840...</text:a>
"]</text:p>
      <text:p text:style-name="P4">
标签: ['Ердоган', 'Туреччина', 'Вибори Президента']</text:p>
      <text:p text:style-name="P4">
类型: Article</text:p>
      <!--METADATA-->
      <text:p text:style-name="P4">
<draw:frame draw:style-name="fr1" draw:name="Image215" text:anchor-type="as-char" svg:width="6.9236in" svg:height="3.956343in" draw:z-index="0">
<draw:image xlink:href="../Images/yкринформ/2023-05-14T20-22-00-03-00/630_360_1684055025-294.jpg" xlink:type="simple" xlink:show="embed" xlink:actuate="onLoad" draw:mime-type="image/jpeg"/>
</draw:frame>
截至19.30，当地时间开放了30.15％的选举箱子，有53.62％的选民投票赞成总统台湾埃尔多安(Taiipa Erdogan)，反对派Kilicilloglu的领导人获得了收益。</text:p>
      <text:p text:style-name="P4">
关于它报告了乌克林福姆，参考了高级邪恶委员会的数据，该委员会持有<text:a xlink:type="simple" xlink:href="https://secim.aa.com.tr/" text:style-name="Internet_20_link" text:visited-style-name="Visited_20_Internet_20_Link">
</text:a>
在在线模式下。</text:p>
      <text:p text:style-name="P4">
这表明总统<text:a xlink:type="simple" xlink:href="https://www.ukrinform.ua/tag-erdogan" text:style-name="Internet_20_link" text:visited-style-name="Visited_20_Internet_20_Link">
</text:a>
赢得B54省(在大多数情况下，它是该国的中部，北部，部分南部和西部省份)，在27个省崎(在东部，西部部分在南部). Столична провінція Анкара наразі демонструє більшупідтримку Кілічдароглу, Стамбул - Ердогану.</text:p>
      <text:p text:style-name="P4">
<text:span text:style-name="T4">
Читайте також:</text:span>
 <text:a xlink:type="simple" xlink:href="https://www.ukrinform.ua/rubric-world/3708140-trimajte-ruki-podali-vid-tureccini-golovnij-supernik-erdogana-zvernuvsa-do-rosian.html" text:style-name="Internet_20_link" text:visited-style-name="Visited_20_Internet_20_Link">
 <text:span text:style-name="T4">
Ердоган</text:span>
 </text:a>
如报道<text:a xlink:type="simple" xlink:href="https://www.ukrinform.ua/rubric-world/3708924-u-tureccini-prohodat-prezidentski-j-parlamentski-vibori.html" text:style-name="Internet_20_link" text:visited-style-name="Visited_20_Internet_20_Link">
</text:a>
在土耳其，总统和议会选举进行了投票，选举区警察于上午8点开放，投票持续到17日。 由于选举箱子在18.30开放时，结果在线结果。</text:p>
      <text:p text:style-name="P4">
<text:span text:style-name="T5">
foto：aa</text:span>
</text:p>
      <text:p text:style-name="P4">
News Source: <text:a xlink:type="simple" xlink:href="https://www.ukrinform.ua/rubric-world/3709178-u-tureccini-pocali-opriludnuvati-rezultati-prezidentskih-peregoniv.html" text:style-name="Internet_20_link" text:visited-style-name="Visited_20_Internet_20_Link">
https://www.ukrinform.ua/rubric-world/3709178-u-tureccini-pocali-opriludnuvati-rezultati-prezidentskih-peregoniv.html</text:a>
</text:p>
      <!--NEWS-->
      <text:h text:style-name="P10" text:outline-level="1">
<text:span text:style-name="T4">
俄罗斯在地缘政治上失去了战争 - 马克龙</text:span>
</text:h>
      <text:p text:style-name="P4">
作者: Ukrinform (Person)</text:p>
      <text:p text:style-name="P4">
出版商: Укринформ (Organization)</text:p>
      <text:p text:style-name="P4">
出版时间: 2023-05-14T20:31:00+03:00</text:p>
      <text:p text:style-name="P4">
修改时间: 2023-05-14T20:31:00+03:00</text:p>
      <text:p text:style-name="P4">
描述: 法国总统伊曼纽尔·马克龙（Emmanuel Macron）认为，俄罗斯已经在乌克兰“失去”了一场战争，并成为中国。  - 乌克林。</text:p>
      <text:p text:style-name="P4">
图片: ["<text:a xlink:type="simple" xlink:href="https://static.ukrinform.com/photos/2022_04/thumb_files/630_360_1650825731-530.jpg" text:style-name="Internet_20_link" text:visited-style-name="Visited_20_Internet_20_Link">
630_360_16508...</text:a>
"]</text:p>
      <text:p text:style-name="P4">
标签: ['Китай', 'Макрон', 'Україна', 'Війна з росією']</text:p>
      <text:p text:style-name="P4">
类型: Article</text:p>
      <!--METADATA-->
      <text:p text:style-name="P4">
<draw:frame draw:style-name="fr1" draw:name="Image216" text:anchor-type="as-char" svg:width="6.9236in" svg:height="3.956343in" draw:z-index="0">
<draw:image xlink:href="../Images/yкринформ/2023-05-14T20-31-00-03-00/630_360_1650825731-530.jpg" xlink:type="simple" xlink:show="embed" xlink:actuate="onLoad" draw:mime-type="image/jpeg"/>
</draw:frame>
伊曼纽尔·马克龙(Emmanuel Macron)总统认为，俄罗斯已经在乌克兰“失去”战争，成为中国。</text:p>
      <text:p text:style-name="P4">
关于它报告<text:a xlink:type="simple" xlink:href="https://www.theguardian.com/world/live/2023/may/14/russia-ukraine-war-live-zelenskiy-arrives-in-berlin-after-germany-announces-further-27bn-of-military-aid#top-of-blog" text:style-name="Internet_20_link" text:visited-style-name="Visited_20_Internet_20_Link">
</text:a>
，报道乌克林福姆。</text:p>
      <text:p text:style-name="P4">
“事实上，它进入了中国从属的形式并失去了当天的机会，这是至关重要的，因为这促使瑞典和芬兰的决定加入北约……两年前是无法想象的。在接受意见的采访中报纸。</text:p>
      <text:p text:style-name="P4">
他强调，为了<text:a xlink:type="simple" xlink:href="https://www.ukrinform.ua/tag-rosia" text:style-name="Internet_20_link" text:visited-style-name="Visited_20_Internet_20_Link">
</text:a>
它已经失去了战争，乌克兰需要在将来反对意见。</text:p>
      <text:p text:style-name="P4">
“让我们澄清一下，俄罗斯不应该用军事手段赢得这场战争。 汤穆维德(Thomuwid)取决于如何帮助乌克兰人的反对意见，如何准备不可避免地会消失的谈判中的安全保证问题。”他说。</text:p>
      <text:p text:style-name="P4">
马克龙还指出，欧洲安全建筑将不得不捍卫乌克兰。</text:p>
      <text:p text:style-name="P4">
<text:span text:style-name="T4">
另请阅读：</text:span>
 <text:a xlink:type="simple" xlink:href="https://www.ukrinform.ua/rubric-world/3707343-kitaj-mae-dati-rosii-zrozumiti-so-vona-zajsla-u-gluhij-kut-glava-mzs-francii.html" text:style-name="Internet_20_link" text:visited-style-name="Visited_20_Internet_20_Link">
</text:a>
“我一直说，最终，欧洲安全建筑将不得不捍卫乌克兰。 他说，但这也应涉及非危险和恢复稳定的力量平衡，但在我们到达之前，还有很多步骤要采取很多步骤。”</text:p>
      <text:p text:style-name="P4">
如报道<text:a xlink:type="simple" xlink:href="https://www.ukrinform.ua/rubric-polytics/3709166-prezident-ukraini-sogodni-moze-pributi-do-francii-zmi.html" text:style-name="Internet_20_link" text:visited-style-name="Visited_20_Internet_20_Link">
</text:a>
早些时候，法国人报道说，乌克兰沃迪米尔·泽伦斯基(Volodymyr Zelensky)的总统可以在访问结束后周日抵达巴黎。</text:p>
      <text:p text:style-name="P4">
News Source: <text:a xlink:type="simple" xlink:href="https://www.ukrinform.ua/rubric-polytics/3709179-rosia-geopoliticno-vze-prograla-vijnu-makron.html" text:style-name="Internet_20_link" text:visited-style-name="Visited_20_Internet_20_Link">
https://www.ukrinform.ua/rubric-polytics/3709179-rosia-geopoliticno-vze-prograla-vijnu-makron.html</text:a>
</text:p>
      <!--NEWS-->
      <text:h text:style-name="P10" text:outline-level="1">
<text:span text:style-name="T4">
Zelensky敦促欧洲在帮助乌克兰武器方面具有决定性</text:span>
</text:h>
      <text:p text:style-name="P4">
作者: Ukrinform (Person)</text:p>
      <text:p text:style-name="P4">
出版商: Укринформ (Organization)</text:p>
      <text:p text:style-name="P4">
出版时间: 2023-05-14T20:39:00+03:00</text:p>
      <text:p text:style-name="P4">
修改时间: 2023-05-14T20:39:00+03:00</text:p>
      <text:p text:style-name="P4">
描述: 沃迪米尔总统Zelenskyy认为，现在正在决定俄罗斯将完成什么，并要求欧洲人坚定而果断地向乌克兰提供武器。  - 乌克林。</text:p>
      <text:p text:style-name="P4">
图片: ["<text:a xlink:type="simple" xlink:href="https://static.ukrinform.com/photos/2023_02/thumb_files/630_360_1676391357-711.jpeg" text:style-name="Internet_20_link" text:visited-style-name="Visited_20_Internet_20_Link">
630_360_16763...</text:a>
"]</text:p>
      <text:p text:style-name="P4">
标签: ['Європа', 'Україна', 'Зброя', 'Зеленський']</text:p>
      <text:p text:style-name="P4">
类型: Article</text:p>
      <!--METADATA-->
      <text:p text:style-name="P4">
<draw:frame draw:style-name="fr1" draw:name="Image217" text:anchor-type="as-char" svg:width="6.9236in" svg:height="3.956343in" draw:z-index="0">
<draw:image xlink:href="../Images/yкринформ/2023-05-14T20-39-00-03-00/630_360_1676391357-711.jpeg" xlink:type="simple" xlink:show="embed" xlink:actuate="onLoad" draw:mime-type="image/jpeg"/>
</draw:frame>
总统洛里尔·泽伦斯基(Lordir Zelensky)认为，现在正在决定俄罗斯的终结，并敦促欧洲人在乌克兰的武器中坚定而果断。</text:p>
      <text:p text:style-name="P4">
他在向他和整个国际奖的整个乌克兰人民颁发的仪式上的演讲中说，以卡尔大帝的名字命名。</text:p>
      <text:p text:style-name="P4">
“我梦想成为欧洲冠军。 我知道乌克兰人可以赢。 我将与我们一起赢得乌克兰人。 提及时间和现在决定这场战争的结局以及[]的最后一次侵略是否会(https://www.ukrinform.ua/tag-evropa)。 这一切都取决于我们与您的团结，与您的速度，在我们的胜利之路上。 所以我今天对你的主要吸引力吗？ 卡尔大卡尔将被赢得胜利!”泽伦斯基说。</text:p>
      <text:p text:style-name="P4">
<text:span text:style-name="T5">
viso：<text:a xlink:type="simple" xlink:href="https://t.me/verkhovnaradaukrainy/50593" text:style-name="Internet_20_link" text:visited-style-name="Visited_20_Internet_20_Link">
</text:a>
</text:span>
 _ viso：op _</text:p>
      <text:p text:style-name="P4">
他强调，乌克兰人能够赢得胜利，并且已经接近了这一胜利，阿夫塞达(Avsyuda)，蓝色和黄色的旗帜返回了解放的土地，杰沃普(Jevrop)返回。</text:p>
      <text:p text:style-name="P4">
<text:span text:style-name="T4">
另请阅读：</text:span>
 <text:a xlink:type="simple" xlink:href="https://www.ukrinform.ua/rubric-polytics/3709172-nemae-zodnoi-racionalnoi-pricini-comu-nasi-voini-dosi-ne-v-nato-zelenskij.html" text:style-name="Internet_20_link" text:visited-style-name="Visited_20_Internet_20_Link">
<text:span text:style-name="T4">
北约</text:span>
</text:a>
同时，总统强调乌克兰需要武器。</text:p>
      <text:p text:style-name="P4">
“事实是，我们的人民的自由是通过我们的士兵和武器(包括您的武器)的勇气来确保俄罗斯试图奴役的事实 - 每个帮助我们捍卫自己的人。 现在只有武器才能阻止这一死亡。 这就是为什么它坚定地坚定地为乌克兰士兵提供武器的坚定而果断。”泽伦斯基说。</text:p>
      <text:p text:style-name="P4">
作为 <text:a xlink:type="simple" xlink:href="https://www.ukrinform.ua/rubric-polytics/3708875-zelenskij-pribuv-z-vizitom-do-berlina.html" text:style-name="Internet_20_link" text:visited-style-name="Visited_20_Internet_20_Link">
 </text:a>
，沃迪米尔·Zelenskyy总统将于5月14日访问德国。</text:p>
      <text:p text:style-name="P4">
_foto：op _</text:p>
      <text:p text:style-name="P4">
News Source: <text:a xlink:type="simple" xlink:href="https://www.ukrinform.ua/rubric-ato/3709181-zelenskij-zaklikav-evropu-buti-risucimi-u-dopomozi-ukraini-zbroeu.html" text:style-name="Internet_20_link" text:visited-style-name="Visited_20_Internet_20_Link">
https://www.ukrinform.ua/rubric-ato/3709181-zelenskij-zaklikav-evropu-buti-risucimi-u-dopomozi-ukraini-zbroeu.html</text:a>
</text:p>
      <!--NEWS-->
      <text:h text:style-name="P10" text:outline-level="1">
<text:span text:style-name="T4">
在俄罗斯联邦的杜马州，杜马证实了卢卡申科的健康问题</text:span>
</text:h>
      <text:p text:style-name="P4">
作者: Ukrinform (Person)</text:p>
      <text:p text:style-name="P4">
出版商: Укринформ (Organization)</text:p>
      <text:p text:style-name="P4">
出版时间: 2023-05-14T20:50:00+03:00</text:p>
      <text:p text:style-name="P4">
修改时间: 2023-05-14T20:50:00+03:00</text:p>
      <text:p text:style-name="P4">
描述: 俄罗斯俄罗斯杜马州杜马委员会的第一任副主席康斯坦丁·扎图林说，白俄罗斯亚历山大·卢卡申科总统病了。  - 乌克林。</text:p>
      <text:p text:style-name="P4">
图片: ["<text:a xlink:type="simple" xlink:href="https://static.ukrinform.com/photos/2023_05/thumb_files/630_360_1684086380-208.jpg" text:style-name="Internet_20_link" text:visited-style-name="Visited_20_Internet_20_Link">
630_360_16840...</text:a>
"]</text:p>
      <text:p text:style-name="P4">
标签: ['білорусь', 'лукашенко', 'Держдума РФ', 'Хвороба']</text:p>
      <text:p text:style-name="P4">
类型: Article</text:p>
      <!--METADATA-->
      <text:p text:style-name="P4">
<draw:frame draw:style-name="fr1" draw:name="Image218" text:anchor-type="as-char" svg:width="6.9236in" svg:height="3.946452in" draw:z-index="0">
<draw:image xlink:href="../Images/yкринформ/2023-05-14T20-50-00-03-00/630_360_1684086380-208.jpg" xlink:type="simple" xlink:show="embed" xlink:actuate="onLoad" draw:mime-type="image/jpeg"/>
</draw:frame>
俄罗斯杜马州杜马委员会的第一任副主席Konstantin Zatululin认为白俄罗斯亚历山大·卢卡申科总统病了。</text:p>
      <text:p text:style-name="P4">
Zatulin报告了这一点<text:a xlink:type="simple" xlink:href="https://t.me/pdmnews/59236" text:style-name="Internet_20_link" text:visited-style-name="Visited_20_Internet_20_Link">
</text:a>
，报道乌克林福姆。</text:p>
      <text:p text:style-name="P4">
Zatulin说他知道自己病了<text:a xlink:type="simple" xlink:href="https://www.ukrinform.ua/tag-lukasenko" text:style-name="Internet_20_link" text:visited-style-name="Visited_20_Internet_20_Link">
</text:a>
，但没有命名诊断。</text:p>
      <text:p text:style-name="P4">
“那里没有什么是超自然的，这不是卷轴。 只有一个人生病了。尽管这个人生病了，但他考虑了获得莫斯科的责任，然后在晚上他参加了明斯克的活动。 大概需要休息 - 仅此而已。”代理人说。</text:p>
      <text:p text:style-name="P4">
卢卡申科(Lukashenko)上次出现在5月9日 - 早晨，他在莫斯科的一个邪恶广场的游行中，回到了莫斯科的明斯克。 白俄罗斯媒体对Lukashenko的不健康外观及其无法步行到达亚历山大花园的注意力：它被汽车铺设了鲜花。</text:p>
      <text:p text:style-name="P4">
5月9日在莫斯科游行后不久，<text:a xlink:type="simple" xlink:href="https://www.ukrinform.ua/rubric-world/3707006-pisla-paradu-v-moskvi-lukasenko-terminovo-povernuvsa-do-minska-pidozruut-problemi-zi-zdorovam.html" text:style-name="Internet_20_link" text:visited-style-name="Visited_20_Internet_20_Link">
</text:a>
. За деякими даними, до аеропорту його супроводжувала машина швидкої допомоги.</text:p>
      <text:p text:style-name="P4">
<text:span text:style-name="T4">
Читайте також:</text:span>
 <text:a xlink:type="simple" xlink:href="https://www.ukrinform.ua/rubric-world/3703882-putina-lukasenka-ta-insih-diktatoriv-ne-zaprosili-na-koronaciu-carlza-iii-zmi.html" text:style-name="Internet_20_link" text:visited-style-name="Visited_20_Internet_20_Link">
 <text:span text:style-name="T4">
лукашенка</text:span>
 </text:a>
在他手上的游行中，人们可以看到绷带。 一些专家认为，使用导管后，它类似于敷料。</text:p>
      <text:p text:style-name="P4">
5月14日，关于疾病的谣言的背景<text:a xlink:type="simple" xlink:href="https://www.ukrinform.ua/rubric-world/3709057-lukasenko-ne-zavivsa-na-urocistostah-do-dna-prapora-bilorusi.html" text:style-name="Internet_20_link" text:visited-style-name="Visited_20_Internet_20_Link">
</text:a>
，徽章和赞美诗。</text:p>
      <text:p text:style-name="P4">
因此，Lukashenko在第五天没有出现在公共场所中。关于他的状况或居住地，尚不清楚。</text:p>
      <text:p text:style-name="P4">
News Source: <text:a xlink:type="simple" xlink:href="https://www.ukrinform.ua/rubric-world/3709184-u-derzdumi-rf-pidtverdili-problemi-zi-zdorovam-lukasenka.html" text:style-name="Internet_20_link" text:visited-style-name="Visited_20_Internet_20_Link">
https://www.ukrinform.ua/rubric-world/3709184-u-derzdumi-rf-pidtverdili-problemi-zi-zdorovam-lukasenka.html</text:a>
</text:p>
      <!--NEWS-->
      <text:h text:style-name="P10" text:outline-level="1">
<text:span text:style-name="T4">
在Kherson Air Defense，三架俄罗斯无人机被摧毁</text:span>
</text:h>
      <text:p text:style-name="P4">
作者: Ukrinform (Person)</text:p>
      <text:p text:style-name="P4">
出版商: Укринформ (Organization)</text:p>
      <text:p text:style-name="P4">
出版时间: 2023-05-14T20:53:00+03:00</text:p>
      <text:p text:style-name="P4">
修改时间: 2023-05-14T20:53:00+03:00</text:p>
      <text:p text:style-name="P4">
描述: 5月14日，星期日，在赫尔森地区，三辆俄罗斯无人驾驶飞机被空中国防军摧毁。  - 乌克林。</text:p>
      <text:p text:style-name="P4">
图片: ["<text:a xlink:type="simple" xlink:href="https://static.ukrinform.com/photos/2019_06/thumb_files/630_360_1560689258-427.jpg" text:style-name="Internet_20_link" text:visited-style-name="Visited_20_Internet_20_Link">
630_360_15606...</text:a>
"]</text:p>
      <text:p text:style-name="P4">
标签: ['Безпілотник', 'Херсонщина', 'Війна з росією', 'ППО']</text:p>
      <text:p text:style-name="P4">
类型: Article</text:p>
      <!--METADATA-->
      <text:p text:style-name="P4">
<draw:frame draw:style-name="fr1" draw:name="Image219" text:anchor-type="as-char" svg:width="6.9236in" svg:height="3.956343in" draw:z-index="0">
<draw:image xlink:href="../Images/yкринформ/2023-05-14T20-53-00-03-00/630_360_1560689258-427.jpg" xlink:type="simple" xlink:show="embed" xlink:actuate="onLoad" draw:mime-type="image/jpeg"/>
</draw:frame>
乌森地区5月14日，星期日，空中国防军摧毁了俄罗斯无人驾驶飞机。</text:p>
      <text:p text:style-name="P4">
根据乌克林福姆的说法，南空气司令部报告了<text:a xlink:type="simple" xlink:href="https://www.facebook.com/PvKPivden/posts/pfbid0bUTfiXy3Q9apyLxuwab9Thbbj1pJ2r2vyaMjF7vrDUCbuUFvWdZYpd4v5d6JZCbvl" text:style-name="Internet_20_link" text:visited-style-name="Visited_20_Internet_20_Link">
</text:a>
.</text:p>
      <text:p text:style-name="P4">
"14 травня 2023 року на Херсонщині силами та засобами протиповітряної оборониповітряного командування "Південь" знищено 3 російські <text:a xlink:type="simple" xlink:href="https://www.ukrinform.ua/tag-bezpilotnik" text:style-name="Internet_20_link" text:visited-style-name="Visited_20_Internet_20_Link">
</text:a>
：2邮件读取，2次Orlan -10侦察无人机和一台Zala型无人机。</text:p>
      <text:p text:style-name="P4">
<text:span text:style-name="T4">
另请阅读：</text:span>
 <text:a xlink:type="simple" xlink:href="https://www.ukrinform.ua/rubric-ato/3708910-vnoci-sili-oboroni-znisili-25-rosijskih-bezpilotnikiv-ignat.html" text:style-name="Internet_20_link" text:visited-style-name="Visited_20_Internet_20_Link">
<text:span text:style-name="T4">
无人机</text:span>
</text:a>
如报道<text:a xlink:type="simple" xlink:href="https://www.ukrinform.ua/rubric-ato/3708931-droni-kalibri-z-cornogo-mora-raketi-z-litakiv-povitrani-sili-rozpovili-pro-nicnu-ataku-rf.html" text:style-name="Internet_20_link" text:visited-style-name="Visited_20_Internet_20_Link">
</text:a>
5月14日晚上，俄罗斯入侵者袭击了Shahd-136/131的各种存储无人机，训练大海船只的机口径导弹，有翼的导弹X-101/X-555/X-55，来自TU的飞机-95MC战略流离失所。</text:p>
      <text:p text:style-name="P4">
News Source: <text:a xlink:type="simple" xlink:href="https://www.ukrinform.ua/rubric-ato/3709187-na-hersonsini-ppo-znisila-tri-rosijski-bezpilotniki.html" text:style-name="Internet_20_link" text:visited-style-name="Visited_20_Internet_20_Link">
https://www.ukrinform.ua/rubric-ato/3709187-na-hersonsini-ppo-znisila-tri-rosijski-bezpilotniki.html</text:a>
</text:p>
      <!--NEWS-->
      <text:h text:style-name="P10" text:outline-level="1">
<text:span text:style-name="T4">
在总统大选中打开了一半的选举箱子后，埃尔多安（Erdogan）领导</text:span>
</text:h>
      <text:p text:style-name="P4">
作者: Ukrinform (Person)</text:p>
      <text:p text:style-name="P4">
出版商: Укринформ (Organization)</text:p>
      <text:p text:style-name="P4">
出版时间: 2023-05-14T20:57:00+03:00</text:p>
      <text:p text:style-name="P4">
修改时间: 2023-05-14T20:57:00+03:00</text:p>
      <text:p text:style-name="P4">
描述: 截至20.30，当地时间开放了一半的选举箱子（与基辅相同），有52.03％的选民投票赞成土耳其台湾埃尔多安。33％。  - 乌克林。</text:p>
      <text:p text:style-name="P4">
图片: ["<text:a xlink:type="simple" xlink:href="https://static.ukrinform.com/photos/2022_08/thumb_files/630_360_1660844667-375.jpg" text:style-name="Internet_20_link" text:visited-style-name="Visited_20_Internet_20_Link">
630_360_16608...</text:a>
"]</text:p>
      <text:p text:style-name="P4">
标签: ['Ердоган', 'Туреччина', 'Вибори Президента']</text:p>
      <text:p text:style-name="P4">
类型: Article</text:p>
      <!--METADATA-->
      <text:p text:style-name="P4">
<draw:frame draw:style-name="fr1" draw:name="Image220" text:anchor-type="as-char" svg:width="6.9236in" svg:height="3.956343in" draw:z-index="0">
<draw:image xlink:href="../Images/yкринформ/2023-05-14T20-57-00-03-00/630_360_1660844667-375.jpg" xlink:type="simple" xlink:show="embed" xlink:actuate="onLoad" draw:mime-type="image/jpeg"/>
</draw:frame>
截至20.30当地时间(基辅也是如此)一半的振动被打开了，有52.03％的选民投票赞成土耳其台湾埃尔多安(Taiipa Erdogan)，以反对派领导人凯马尔·基利西洛格(Kemal Kilicilloglu)为42.11％，因为辛南·奥根(Sinan Ogan)祖先已故联盟的候选人-5.33％。</text:p>
      <text:p text:style-name="P4">
关于它报告了乌克林福姆，参考了高级邪恶委员会的数据，该委员会持有机构“ <text:a xlink:type="simple" xlink:href="https://secim.aa.com.tr/" text:style-name="Internet_20_link" text:visited-style-name="Visited_20_Internet_20_Link">
</text:a>
”在线模式下。</text:p>
      <text:p text:style-name="P4">
这表明总统<text:a xlink:type="simple" xlink:href="https://www.ukrinform.ua/tag-erdogan" text:style-name="Internet_20_link" text:visited-style-name="Visited_20_Internet_20_Link">
</text:a>
赢得B54省(在大多数情况下，它是该国的中部，北部，部分南部和西部省份)，27个省的Kilicilloglu(在东部，西部部分在南部). Столична провінція Анкара наразі демонструє більшупідтримку Кілічдароглу, Стамбул - Ердогану.</text:p>
      <text:p text:style-name="P4">
<text:span text:style-name="T4">
Читайте також:</text:span>
 <text:a xlink:type="simple" xlink:href="https://www.ukrinform.ua/rubric-world/3709178-u-tureccini-pocali-opriludnuvati-rezultati-prezidentskih-peregoniv.html" text:style-name="Internet_20_link" text:visited-style-name="Visited_20_Internet_20_Link">
 <text:span text:style-name="T4">
Туреччині</text:span>
 </text:a>
如报道<text:a xlink:type="simple" xlink:href="https://www.ukrinform.ua/rubric-world/3708924-u-tureccini-prohodat-prezidentski-j-parlamentski-vibori.html" text:style-name="Internet_20_link" text:visited-style-name="Visited_20_Internet_20_Link">
</text:a>
在土耳其，总统和议会选举进行了投票，选举区警察于上午8点开放，投票持续到17日。 由于选举箱子在18.30开放时，结果在线结果。</text:p>
      <text:p text:style-name="P4">
News Source: <text:a xlink:type="simple" xlink:href="https://www.ukrinform.ua/rubric-world/3709188-pisla-vidkritta-polovini-viborcih-skrin-u-prezidentskih-peregonah-lidirue-erdogan.html" text:style-name="Internet_20_link" text:visited-style-name="Visited_20_Internet_20_Link">
https://www.ukrinform.ua/rubric-world/3709188-pisla-vidkritta-polovini-viborcih-skrin-u-prezidentskih-peregonah-lidirue-erdogan.html</text:a>
</text:p>
      <!--NEWS-->
      <text:h text:style-name="P10" text:outline-level="1">
<text:span text:style-name="T4">
APL：阿森纳被布莱顿击败</text:span>
</text:h>
      <text:p text:style-name="P4">
作者: Ukrinform (Person)</text:p>
      <text:p text:style-name="P4">
出版商: Укринформ (Organization)</text:p>
      <text:p text:style-name="P4">
出版时间: 2023-05-14T21:01:29+03:00</text:p>
      <text:p text:style-name="P4">
修改时间: 2023-05-14T21:01:29+03:00</text:p>
      <text:p text:style-name="P4">
描述: Zinchenko没有进入游戏申请。  - 乌克林。</text:p>
      <text:p text:style-name="P4">
图片: ["<text:a xlink:type="simple" xlink:href="https://static.ukrinform.com/photos/2023_05/thumb_files/630_360_1684086854-506.jpg" text:style-name="Internet_20_link" text:visited-style-name="Visited_20_Internet_20_Link">
630_360_16840...</text:a>
"]</text:p>
      <text:p text:style-name="P4">
标签: ['Арсенал', 'Футбол', 'АПЛ']</text:p>
      <text:p text:style-name="P4">
类型: Article</text:p>
      <!--METADATA-->
      <text:p text:style-name="P4">
<draw:frame draw:style-name="fr1" draw:name="Image221" text:anchor-type="as-char" svg:width="6.9236in" svg:height="3.956343in" draw:z-index="0">
<draw:image xlink:href="../Images/yкринформ/2023-05-14T21-01-29-03-00/630_360_1684086854-506.jpg" xlink:type="simple" xlink:show="embed" xlink:actuate="onLoad" draw:mime-type="image/jpeg"/>
</draw:frame>
Zinchenko进入了游戏申请。</text:p>
      <text:p text:style-name="P4">
据报道，在APL第36轮的主场比赛中，阿森纳输给了布莱顿0：3。</text:p>
      <text:p text:style-name="P4">
来宾在下半场花费了所有目标。 在第51分钟，会议得分为Enquico，并总结了由Nazamine出版的UNDA进行的球的对抗，以及在偏移时间的摘要的目标。</text:p>
      <text:p text:style-name="P4">
Zinchenko没有进入游戏申请，更早的后卫被诊断出有伤害，这不允许乌克兰人在本赛季结束前打球。</text:p>
      <text:p text:style-name="P4">
“枪手”在APL中排名第二：领导者“ Manchestersti”的滞后是四分。 同时，“当地人”在下一个曲目上的胜利将带来“城市”冠军冠军。 布莱顿爬到了店面。</text:p>
      <text:p text:style-name="P4">
阿森纳将于5月20日与诺丁汉森林(Nottingham Forest)出发。 布莱顿将早些时候与纽卡斯尔进行比赛。</text:p>
      <text:p text:style-name="P4">
<text:span text:style-name="T4">
另请阅读：</text:span>
 <text:a xlink:type="simple" xlink:href="https://www.ukrinform.ua/rubric-sports/3709143-apl-man-siti-povernuvsa-v-odnoosibni-lideri-obigravsi-everton-mikolenka.html" text:style-name="Internet_20_link" text:visited-style-name="Visited_20_Internet_20_Link">
</text:a>
正如乌克林福姆报道的那样，曼彻斯特城是对利物浦“埃弗顿”以3-0计数的访问。</text:p>
      <text:p text:style-name="P4">
照片：盖蒂图像</text:p>
      <text:p text:style-name="P4">
News Source: <text:a xlink:type="simple" xlink:href="https://www.ukrinform.ua/rubric-sports/3709189-apl-arsenal-rozgromno-postupivsa-brajtonu.html" text:style-name="Internet_20_link" text:visited-style-name="Visited_20_Internet_20_Link">
https://www.ukrinform.ua/rubric-sports/3709189-apl-arsenal-rozgromno-postupivsa-brajtonu.html</text:a>
</text:p>
      <!--NEWS-->
      <text:h text:style-name="P10" text:outline-level="1">
<text:span text:style-name="T4">
摩拉维斯基：欧洲将与乌克兰完全合并为欧盟的正式成员</text:span>
</text:h>
      <text:p text:style-name="P4">
作者: Ukrinform (Person)</text:p>
      <text:p text:style-name="P4">
出版商: Укринформ (Organization)</text:p>
      <text:p text:style-name="P4">
出版时间: 2023-05-14T21:07:00+03:00</text:p>
      <text:p text:style-name="P4">
修改时间: 2023-05-14T21:07:00+03:00</text:p>
      <text:p text:style-name="P4">
描述: 在乌克兰加入欧盟的情况下，欧洲只会完全团结起来。 乌克兰现在正在争取欧洲价值观并站在善良的一边，因此欧洲必须在与俄罗斯的战争中无条件地支持乌克兰人。  - 乌克林。</text:p>
      <text:p text:style-name="P4">
图片: ["<text:a xlink:type="simple" xlink:href="https://static.ukrinform.com/photos/2021_09/thumb_files/630_360_1632404103-972.jpg" text:style-name="Internet_20_link" text:visited-style-name="Visited_20_Internet_20_Link">
630_360_16324...</text:a>
"]</text:p>
      <text:p text:style-name="P4">
标签: ['Європа', 'Премія', 'Моравецький', 'Зеленський']</text:p>
      <text:p text:style-name="P4">
类型: Article</text:p>
      <!--METADATA-->
      <text:p text:style-name="P4">
<draw:frame draw:style-name="fr1" draw:name="Image222" text:anchor-type="as-char" svg:width="6.9236in" svg:height="3.956343in" draw:z-index="0">
<draw:image xlink:href="../Images/yкринформ/2023-05-14T21-07-00-03-00/630_360_1632404103-972.jpg" xlink:type="simple" xlink:show="embed" xlink:actuate="onLoad" draw:mime-type="image/jpeg"/>
</draw:frame>
仅在乌克兰加入欧盟的情况下，欧洲才会团结起来。 乌克兰阿扎拉兹(Azaraz)争取欧洲价值观，并站在善良的一边，因此欧洲在与俄罗斯的战争中无条件地支持乌克兰人。</text:p>
      <text:p text:style-name="P4">
乌克林堡报道，在乌克兰沃迪米尔·泽伦斯基(Volodymyr Zelensky)的总统裁决中，卡尔·阿坎尼(Aacheni)的欧洲欧洲优点奖在周日表示。</text:p>
      <text:p text:style-name="P4">
“今天的仪式是乌克兰与欧洲家庭逐步方法的另一个象征。 <text:a xlink:type="simple" xlink:href="https://www.ukrinform.ua/tag-evropa" text:style-name="Internet_20_link" text:visited-style-name="Visited_20_Internet_20_Link">
</text:a>
当乌克兰将成为其正式成员时，它将完全团结起来。”摩拉维茨基强调。</text:p>
      <text:p text:style-name="P4">
_video：op _</text:p>
      <text:p text:style-name="P4">
他强调：“只要乌克兰为我们的自由而击败欧洲的内心。”</text:p>
      <text:p text:style-name="P4">
根据波兰的首映式，欧洲人文主义经常参加几个Zocompromis，和解，甚至与魔鬼的契约。”</text:p>
      <text:p text:style-name="P4">
“这是一个糟糕的解决方案，因为它只会继续从独裁者那里得到压力的人的苦难。 曾经是与希特勒在一起的，所以现在有Zuputinbm-首先是佐治亚州，然后是2014年与克里米亚的情况，”</text:p>
      <text:p text:style-name="P4">
他强调，欧洲仍然很大，可以达成共识，而不是在俄罗斯新imperia的勒索上。</text:p>
      <text:p text:style-name="P4">
乌克兰的波兰总理称乌克兰的俄罗斯侵略性“与邪恶的善良”，看起来像弗拉基米尔·泽伦斯基(Vladimir Zelensky)和乌克兰的所有捍卫者。”</text:p>
      <text:p text:style-name="P4">
他强调，欧盟应该抵消俄罗斯，因为它否认欧洲欧洲欧洲裔欧洲价值观。</text:p>
      <text:p text:style-name="P4">
波兰政府的负责人提醒，成千上万的乌克兰儿童被绑架了，不能忘记。</text:p>
      <text:p text:style-name="P4">
他强调，欧盟现在是一项考验，应该被历史上复杂的讲座所记住：“还为时不晚。”</text:p>
      <text:p text:style-name="P4">
“让我们今天给获得获得者不仅仅是奖励 - 让我们给弗拉基米拉纳什的全力支持。 只有这样，我们才能加强欧洲的和平与安全。”摩拉维茨基强调。</text:p>
      <text:p text:style-name="P4">
据波兰总理称，俄罗斯对乌克兰的侵略也是全球欧洲，尽管许多人害怕承认这场战争与所有 - 欧洲欧洲人有关。</text:p>
      <text:p text:style-name="P4">
“这将对欧洲居住在我们的孩子中的决定性影响：欧洲是否会失去恢复的所有自由工作，还是欧洲的所有工作。 也许这是我们生活中最重要的任务和检查。”摩拉维茨基强调。“让我们坚持他们的辩护，让我们支持自由，乌克兰，欧洲。”  - 总结了听众的掌声。</text:p>
      <text:p text:style-name="P4">
根据该机构的说法，该奖项的一些获奖者在仪式上出席了会议，特别是立陶宛的Expream，Dalia Gribauskaya，领导人Kababilus反对派Svetlana Tikhanovskaya，Martinshulz欧洲议会的专家。</text:p>
      <text:p text:style-name="P4">
<text:span text:style-name="T4">
另请阅读：</text:span>
 <text:a xlink:type="simple" xlink:href="https://www.ukrinform.ua/rubric-ato/3709181-zelenskij-zaklikav-evropu-buti-risucimi-u-dopomozi-ukraini-zbroeu.html" text:style-name="Internet_20_link" text:visited-style-name="Visited_20_Internet_20_Link">
<text:span text:style-name="T4">
欧洲</text:span>
</text:a>
自1950年以来，卡尔每年都会获得更大的国际奖项，这对欧洲做出了巨大贡献。 2023年获得了Volodymyr Zelensky和乌克兰人民。</text:p>
      <text:p text:style-name="P4">
除了莫拉维斯基(Moravetsky)外，演讲是由欧盟委员会主席Ursula Von Derlyen和德国总理Olaf Soltz发表的。</text:p>
      <text:p text:style-name="P4">
在仪式上，听到乌克兰作曲家米罗斯拉夫·斯科里克(Miroslav Skoryk)的音乐听到了塔夫列宁·西尔维斯特罗夫(Tavlenin Silvestrov)的声音，并演奏了谢尔盖·扎丹(Sergei Zhadan)的诗歌。</text:p>
      <text:p text:style-name="P4">
<text:span text:style-name="T5">
照片：PAP</text:span>
</text:p>
      <text:p text:style-name="P4">
News Source: <text:a xlink:type="simple" xlink:href="https://www.ukrinform.ua/rubric-polytics/3709190-moraveckij-evropa-bude-povnistu-obednana-lise-z-ukrainou-ak-povnopravnim-clenom-es.html" text:style-name="Internet_20_link" text:visited-style-name="Visited_20_Internet_20_Link">
https://www.ukrinform.ua/rubric-polytics/3709190-moraveckij-evropa-bude-povnistu-obednana-lise-z-ukrainou-ak-povnopravnim-clenom-es.html</text:a>
</text:p>
      <!--NEWS-->
      <text:h text:style-name="P10" text:outline-level="1">
<text:span text:style-name="T4">
Podolyak预测俄罗斯军队的灾难性事件</text:span>
</text:h>
      <text:p text:style-name="P4">
作者: Ukrinform (Person)</text:p>
      <text:p text:style-name="P4">
出版商: Укринформ (Organization)</text:p>
      <text:p text:style-name="P4">
出版时间: 2023-05-14T21:29:00+03:00</text:p>
      <text:p text:style-name="P4">
修改时间: 2023-05-14T21:29:00+03:00</text:p>
      <text:p text:style-name="P4">
描述: 总统办公室主席Mikhail Podolyak的顾问坚信俄罗斯军队正在等待“灾难性事件”，并预测温泉和夏季。  - 乌克林。</text:p>
      <text:p text:style-name="P4">
图片: ["<text:a xlink:type="simple" xlink:href="https://static.ukrinform.com/photos/2022_11/thumb_files/630_360_1669378255-230.jpg" text:style-name="Internet_20_link" text:visited-style-name="Visited_20_Internet_20_Link">
630_360_16693...</text:a>
"]</text:p>
      <text:p text:style-name="P4">
标签: ['Російські військові', 'Подоляк', 'Війна з росією', 'Контрнаступ']</text:p>
      <text:p text:style-name="P4">
类型: Article</text:p>
      <!--METADATA-->
      <text:p text:style-name="P4">
<draw:frame draw:style-name="fr1" draw:name="Image223" text:anchor-type="as-char" svg:width="6.9236in" svg:height="3.956343in" draw:z-index="0">
<draw:image xlink:href="../Images/yкринформ/2023-05-14T21-29-00-03-00/630_360_1669378255-230.jpg" xlink:type="simple" xlink:show="embed" xlink:actuate="onLoad" draw:mime-type="image/jpeg"/>
</draw:frame>
总统顾问Mikhail Podolyak坚信俄罗斯军队是“灾难性事件”，并预测了春季和夏季的温泉季节。</text:p>
      <text:p text:style-name="P4">
他在接受德语版的采访中说明了这一点<text:a xlink:type="simple" xlink:href="http://www.bild.de/bild-plus/politik/ausland/politik-inland/selenskyj-vertrauter-erklaert-ukraine-offensive-katastrophale-ereignisse-kommen-83915520.bild.html" text:style-name="Internet_20_link" text:visited-style-name="Visited_20_Internet_20_Link">
</text:a>
，报道乌克林福姆。</text:p>
      <text:p text:style-name="P4">
Podolyak说：“我认为我们将看到灾难性的事件将袭击俄罗斯军队。它将被迫很快离开被占领的领土。”</text:p>
      <text:p text:style-name="P4">
他回忆说，一些暂时捕获的领土已经开始撤离当地政府。</text:p>
      <text:p text:style-name="P4">
“我认为，这将是一个温泉和夏季。 俄罗斯军队的力量神话终于被摧毁了。</text:p>
      <text:p text:style-name="P4">
回答巴赫穆特局势的问题以及武装部队的预期矛盾，<text:a xlink:type="simple" xlink:href="https://www.ukrinform.ua/tag-podolak" text:style-name="Internet_20_link" text:visited-style-name="Visited_20_Internet_20_Link">
</text:a>
他解释说她已经暴露了这项计划。 但是，这并不意味着Bakhmut将于明天发布。 Podolyak的基础将继续进行，并将继续破坏俄罗斯的战斗能力。 他说，预期的反攻性不是今天最终结束明天结束的事件，而是“许多股票，数十股和数百个行动，其中一些已经被举行。”</text:p>
      <text:p text:style-name="P4">
<text:span text:style-name="T4">
另请阅读：</text:span>
 <text:a xlink:type="simple" xlink:href="https://www.ukrinform.ua/rubric-ato/3709048-zelenskij-virit-v-uspih-kontrnastupu-mi-majze-gotovi-do-cogo.html" text:style-name="Internet_20_link" text:visited-style-name="Visited_20_Internet_20_Link">
<text:span text:style-name="T4">
 Countercree </text:span>
</text:a>
例如，他提高了俄罗斯后方安全性的炮击强度，以及顿涅茨克地区不同地区的当地小幅进步。</text:p>
      <text:p text:style-name="P4">
乌克兰进攻的目标是，OP代表称需要在地方一级享受几项战术胜利，这将逐渐导致更大的目的：完全解放了在乌克​​兰领土上的所有人。</text:p>
      <text:p text:style-name="P4">
“乌克兰的任何部分仍在俄罗斯的控制之下，都意味着双胞胎：一段时间后，如果俄罗斯联邦积累了新资源，战争将恢复。 其次，俄罗斯本身将不会有政治精英续约。 报仇，扩张主义和沙文主义的情绪将继续蓬勃发展和发展。 这就是我们将释放整个领土的地方。” Podolyak强调。</text:p>
      <text:p text:style-name="P4">
<text:span text:style-name="T4">
另请阅读：</text:span>
 <text:a xlink:type="simple" xlink:href="https://www.ukrinform.ua/rubric-polytics/3706486-rosia-otrimae-sans-na-zmini-tilki-v-razi-porazki-podolak.html" text:style-name="Internet_20_link" text:visited-style-name="Visited_20_Internet_20_Link">
<text:span text:style-name="T4">
 podolyak </text:span>
</text:a>
</text:p>
      <text:p text:style-name="P4">
“这个套餐表明，俄罗斯政权对整个世界的危险程度以及如何测试这场战争的想法有根本的变化。”  -  OP主管顾问说。 他补充说，关于乌克兰未来支持的陈述表明，德国和其他伙伴“选择了自己的实验”。</text:p>
      <text:p text:style-name="P4">
我们将提醒我们，今天，德国总理奥拉夫·舒尔茨(Olaf Scholtz)在与乌克兰弗拉基米尔·泽伦斯基(Ukraine Vladimir Zelensky)总统的新闻发布会上宣布了一套新的军事援助，此前在柏林进行了谈判。</text:p>
      <text:p text:style-name="P4">
News Source: <text:a xlink:type="simple" xlink:href="https://www.ukrinform.ua/rubric-ato/3709194-podolak-prognozue-katastroficni-podii-dla-rosijskoi-armii.html" text:style-name="Internet_20_link" text:visited-style-name="Visited_20_Internet_20_Link">
https://www.ukrinform.ua/rubric-ato/3709194-podolak-prognozue-katastroficni-podii-dla-rosijskoi-armii.html</text:a>
</text:p>
      <!--NEWS-->
      <text:h text:style-name="P10" text:outline-level="1">
<text:span text:style-name="T4">
法国总统办公室确认Zelensky的访问</text:span>
</text:h>
      <text:p text:style-name="P4">
作者: Ukrinform (Person)</text:p>
      <text:p text:style-name="P4">
出版商: Укринформ (Organization)</text:p>
      <text:p text:style-name="P4">
出版时间: 2023-05-14T21:41:00+03:00</text:p>
      <text:p text:style-name="P4">
修改时间: 2023-05-14T21:41:00+03:00</text:p>
      <text:p text:style-name="P4">
描述: 在法国总统伊曼纽尔·马克龙（Emmanuel Macron）的办公室中，确认了乌克兰领导人弗拉基米尔·泽伦斯基（Vladimir Zelensky）的访问。  - 乌克林。</text:p>
      <text:p text:style-name="P4">
图片: ["<text:a xlink:type="simple" xlink:href="https://static.ukrinform.com/photos/2023_02/thumb_files/630_360_1675929931-588.jpg" text:style-name="Internet_20_link" text:visited-style-name="Visited_20_Internet_20_Link">
630_360_16759...</text:a>
"]</text:p>
      <text:p text:style-name="P4">
标签: ['Франція', 'Макрон', 'Візит', 'Зеленський']</text:p>
      <text:p text:style-name="P4">
类型: Article</text:p>
      <!--METADATA-->
      <text:p text:style-name="P4">
<draw:frame draw:style-name="fr1" draw:name="Image224" text:anchor-type="as-char" svg:width="6.9236in" svg:height="3.956343in" draw:z-index="0">
<draw:image xlink:href="../Images/yкринформ/2023-05-14T21-41-00-03-00/630_360_1675929931-588.jpg" xlink:type="simple" xlink:show="embed" xlink:actuate="onLoad" draw:mime-type="image/jpeg"/>
</draw:frame>
法国办公室伊曼纽尔·马克龙(Emmanuel Macron)证实了乌克兰领导人泽伦斯基(Zelensky)的访问。</text:p>
      <text:p text:style-name="P4">
关于它报告<text:a xlink:type="simple" xlink:href="http://edition.cnn.com/europe/live-news/russia-ukraine-war-news-05-14-23/h_5f44cce8656fded3e33c77b04de910af" text:style-name="Internet_20_link" text:visited-style-name="Visited_20_Internet_20_Link">
</text:a>
据报道，关于宫殿的声明。</text:p>
      <text:p text:style-name="P4">
值得注意的是，Zelensky将于周日在以利沙普拉斯(Elisha Plaus)访问巴黎。将与伊曼纽尔·马克龙(Emmanuel Macron)共进晚餐。</text:p>
      <text:p text:style-name="P4">
该声明说：“这种观点的交流将使他们能够继续并加深2月8日在巴黎和自那时以来常规电话交流的邮政对话。”</text:p>
      <text:p text:style-name="P4">
值得注意的是，在会议上<text:a xlink:type="simple" xlink:href="https://www.ukrinform.ua/tag-makron" text:style-name="Internet_20_link" text:visited-style-name="Visited_20_Internet_20_Link">
</text:a>
“将确认法国和欧洲在续签乌克兰及其基本利益方面对法国和欧洲的不断变化的支持。”</text:p>
      <text:p text:style-name="P4">
“因此，对今天晚上的讨论将集中在法国对乌克兰的紧急军事和人道主义需求中的支持上。两位总统还将讨论返回欧洲的长期前景，特别是根据法国总统提出的和平计划，“ Elysee Palace。</text:p>
      <text:p text:style-name="P4">
<text:span text:style-name="T4">
另请阅读：</text:span>
 <text:a xlink:type="simple" xlink:href="https://www.ukrinform.ua/rubric-polytics/3709179-rosia-geopoliticno-vze-prograla-vijnu-makron.html" text:style-name="Internet_20_link" text:visited-style-name="Visited_20_Internet_20_Link">
<text:span text:style-name="T4">
 MACRON </text:span>
</text:a>
正如乌克林福姆(Ukrinform)报道的那样，法国媒体写道，沃尔迪米尔·泽伦斯基(Volodymyr Zelenskyy Unedilile)在完成他对德国的访问后可能会来到巴黎。</text:p>
      <text:p text:style-name="P4">
据勒·费加罗(Le Figaro)称，乌克兰总统机场将由法国总理伊丽莎白·伯恩(Elizabeth Bourne)和外交大臣卡特林·科隆(Katrin Kolons)会面。</text:p>
      <text:p text:style-name="P4">
_foto：op _</text:p>
      <text:p text:style-name="P4">
News Source: <text:a xlink:type="simple" xlink:href="https://www.ukrinform.ua/rubric-polytics/3709198-v-ofisi-prezidenta-francii-pidtverdili-vizit-zelenskogo.html" text:style-name="Internet_20_link" text:visited-style-name="Visited_20_Internet_20_Link">
https://www.ukrinform.ua/rubric-polytics/3709198-v-ofisi-prezidenta-francii-pidtverdili-vizit-zelenskogo.html</text:a>
</text:p>
      <!--NEWS-->
      <text:h text:style-name="P10" text:outline-level="1">
<text:span text:style-name="T4">
穿过Vinnitsa，Khmelnitsky和Ternopil的火车仍在绕行</text:span>
</text:h>
      <text:p text:style-name="P4">
作者: Ukrinform (Person)</text:p>
      <text:p text:style-name="P4">
出版商: Укринформ (Organization)</text:p>
      <text:p text:style-name="P4">
出版时间: 2023-05-14T21:48:00+03:00</text:p>
      <text:p text:style-name="P4">
修改时间: 2023-05-14T21:48:00+03:00</text:p>
      <text:p text:style-name="P4">
描述: 尽管正在消除Podilsky地区炮击的后果的工作，但前往Vinnitsa，Khmelnytsky和Ternopil的火车将绕道而行。  - 乌克林。</text:p>
      <text:p text:style-name="P4">
图片: ["<text:a xlink:type="simple" xlink:href="https://static.ukrinform.com/photos/2023_03/thumb_files/630_360_1678016225-648.jpg" text:style-name="Internet_20_link" text:visited-style-name="Visited_20_Internet_20_Link">
630_360_16780...</text:a>
"]</text:p>
      <text:p text:style-name="P4">
标签: ['Обстріл', 'Потяг', 'Транспорт', 'Укрзалізниця']</text:p>
      <text:p text:style-name="P4">
类型: Article</text:p>
      <!--METADATA-->
      <text:p text:style-name="P4">
<draw:frame draw:style-name="fr1" draw:name="Image225" text:anchor-type="as-char" svg:width="6.9236in" svg:height="3.956343in" draw:z-index="0">
<draw:image xlink:href="../Images/yкринформ/2023-05-14T21-48-00-03-00/630_360_1678016225-648.jpg" xlink:type="simple" xlink:show="embed" xlink:actuate="onLoad" draw:mime-type="image/jpeg"/>
</draw:frame>
他们将离开工作，以消除Podilskyi地区的炮击后果，该地区穿过Vinnitsa，Khmelnitsky和Ternopil的火车将在绕道而行。</text:p>
      <text:p text:style-name="P4">
这是由JSC“ Ukrzaliznytsya”的新闻服务报告的<text:a xlink:type="simple" xlink:href="https://t.me/UkrzalInfo/4423" text:style-name="Internet_20_link" text:visited-style-name="Visited_20_Internet_20_Link">
</text:a>
，报道乌克林福姆。</text:p>
      <text:p text:style-name="P4">
“截至5月14日，航班<text:a xlink:type="simple" xlink:href="https://www.ukrinform.ua/tag-ukrzaliznica" text:style-name="Internet_20_link" text:visited-style-name="Visited_20_Internet_20_Link">
</text:a>
传统上，波迪尔斯基地区通过Vinnitsa，Khmelnytsky和Ternopil离开，由于该地区周六炮击的后果的一致性，继续陷入绕道。”</text:p>
      <text:p text:style-name="P4">
连接的续签将在赫梅尔尼特斯基地区军事政府授予适当许可后立即进行。 轨道维修现已完成。</text:p>
      <text:p text:style-name="P4">
为了在Vinnitsa -Khmelnytsky -Ternopil交付乘客，这是郊区火车的布料，约会大约一次。</text:p>
      <text:p text:style-name="P4">
<text:span text:style-name="T4">
另请阅读：</text:span>
 <text:a xlink:type="simple" xlink:href="https://www.ukrinform.ua/rubric-regions/3708964-ukrzaliznica-zaversila-remont-poskodzenoi-obstrilom-rf-kolii-na-hmelniccini.html" text:style-name="Internet_20_link" text:visited-style-name="Visited_20_Internet_20_Link">
<text:span text:style-name="T4">
 ukrzaliznytsia </text:span>
</text:a>
如果由于任何出纳员的票务路线的变化而无法乘飞机。</text:p>
      <text:p text:style-name="P4">
据报道，5月13日，俄罗斯人向Khmelnytskyi开火。(https://www.ukrinform.ua/rubric-regions/3708624-ukrzaliznica-zapustila-satli-i-avtobusi-u-mista-poizdi-do-akih-zapiznuutsa-cerez-ataku-droniv.html)火车迟到的目的地的目的地。</text:p>
      <text:p text:style-name="P4">
News Source: <text:a xlink:type="simple" xlink:href="https://www.ukrinform.ua/rubric-regions/3709208-potagi-cerez-vinnicu-hmelnickij-ta-ternopil-poki-kursuvatimut-v-obizd.html" text:style-name="Internet_20_link" text:visited-style-name="Visited_20_Internet_20_Link">
https://www.ukrinform.ua/rubric-regions/3709208-potagi-cerez-vinnicu-hmelnickij-ta-ternopil-poki-kursuvatimut-v-obizd.html</text:a>
</text:p>
      <!--NEWS-->
      <text:h text:style-name="P10" text:outline-level="1">
<text:span text:style-name="T4">
在医院的Zaporozhye，一个男人死于敌对炮击</text:span>
</text:h>
      <text:p text:style-name="P4">
作者: Ukrinform (Person)</text:p>
      <text:p text:style-name="P4">
出版商: Укринформ (Organization)</text:p>
      <text:p text:style-name="P4">
出版时间: 2023-05-14T22:01:00+03:00</text:p>
      <text:p text:style-name="P4">
修改时间: 2023-05-14T22:01:00+03:00</text:p>
      <text:p text:style-name="P4">
描述: 由于Zaporozhye附近的Primorskoe村进行了炮击，有6人受伤。 一名男子在医院死亡。  - 乌克林。</text:p>
      <text:p text:style-name="P4">
图片: ["<text:a xlink:type="simple" xlink:href="https://static.ukrinform.com/photos/2019_10/thumb_files/630_360_1572005821-673.jpg" text:style-name="Internet_20_link" text:visited-style-name="Visited_20_Internet_20_Link">
630_360_15720...</text:a>
"]</text:p>
      <text:p text:style-name="P4">
标签: ['Обстріл', 'Смерть', 'Запоріжжя', 'Війна з росією']</text:p>
      <text:p text:style-name="P4">
类型: Article</text:p>
      <!--METADATA-->
      <text:p text:style-name="P4">
<draw:frame draw:style-name="fr1" draw:name="Image226" text:anchor-type="as-char" svg:width="6.9236in" svg:height="3.956343in" draw:z-index="0">
<draw:image xlink:href="../Images/yкринформ/2023-05-14T22-01-00-03-00/630_360_1572005821-673.jpg" xlink:type="simple" xlink:show="embed" xlink:actuate="onLoad" draw:mime-type="image/jpeg"/>
</draw:frame>
Zaporozhye附近Primorskoe村的城市射击受到6人的伤害。 一名男子在医院死亡。</text:p>
      <text:p text:style-name="P4">
关于<text:a xlink:type="simple" xlink:href="https://t.me/zoda_gov_ua/18759" text:style-name="Internet_20_link" text:visited-style-name="Visited_20_Internet_20_Link">
</text:a>
乌克林福姆报道说，Zaporizhhzhya Ovayuri Malashko的负责人报道。</text:p>
      <text:p text:style-name="P4">
“由于敌对炮击，有6名当地人受伤，其中一个小婴儿。一个24岁的家伙处于极为严重的状态<text:a xlink:type="simple" xlink:href="https://www.ukrinform.ua/tag-smert" text:style-name="Internet_20_link" text:visited-style-name="Visited_20_Internet_20_Link">
</text:a>
在医院，”他写道。</text:p>
      <text:p text:style-name="P4">
根据OVA的负责人的说法，一名30岁男子仍然处于严重状态。 三个，包括孩子 - 中等。 一名受害者得到了协助。</text:p>
      <text:p text:style-name="P4">
<text:span text:style-name="T4">
另请阅读：</text:span>
 <text:a xlink:type="simple" xlink:href="https://www.ukrinform.ua/rubric-regions/3709045-na-hersonsini-cerez-vorozij-obstril-zaginuv-colovik.html" text:style-name="Internet_20_link" text:visited-style-name="Visited_20_Internet_20_Link">
<text:span text:style-name="T4">
死</text:span>
</text:a>
前 <text:a xlink:type="simple" xlink:href="https://www.ukrinform.ua/rubric-ato/3709099-rosiani-obstrilali-selo-u-zaporizkij-oblasti-e-poraneni-ermak.html" text:style-name="Internet_20_link" text:visited-style-name="Visited_20_Internet_20_Link">
 </text:a>
敌人从毕业生袭击了村庄。 受害者中有一名救护车司机。</text:p>
      <text:p text:style-name="P4">
News Source: <text:a xlink:type="simple" xlink:href="https://www.ukrinform.ua/rubric-regions/3709203-u-zaporizzi-v-likarni-pomer-colovik-akij-postrazdav-vid-vorozogo-obstrilu.html" text:style-name="Internet_20_link" text:visited-style-name="Visited_20_Internet_20_Link">
https://www.ukrinform.ua/rubric-regions/3709203-u-zaporizzi-v-likarni-pomer-colovik-akij-postrazdav-vid-vorozogo-obstrilu.html</text:a>
</text:p>
      <!--NEWS-->
      <text:h text:style-name="P10" text:outline-level="1">
<text:span text:style-name="T4">
Nadiya Kichenok无法闯入罗马比赛WTA的配对四分之一决赛</text:span>
</text:h>
      <text:p text:style-name="P4">
作者: Ukrinform (Person)</text:p>
      <text:p text:style-name="P4">
出版商: Укринформ (Organization)</text:p>
      <text:p text:style-name="P4">
出版时间: 2023-05-14T22:02:00+03:00</text:p>
      <text:p text:style-name="P4">
修改时间: 2023-05-14T22:02:00+03:00</text:p>
      <text:p text:style-name="P4">
描述: 乌克兰在第二轮完成了斗争。  - 乌克林。</text:p>
      <text:p text:style-name="P4">
图片: ["<text:a xlink:type="simple" xlink:href="https://static.ukrinform.com/photos/2023_05/thumb_files/630_360_1684090873-674.jpg" text:style-name="Internet_20_link" text:visited-style-name="Visited_20_Internet_20_Link">
630_360_16840...</text:a>
"]</text:p>
      <text:p text:style-name="P4">
标签: ['Теніс']</text:p>
      <text:p text:style-name="P4">
类型: Article</text:p>
      <!--METADATA-->
      <text:p text:style-name="P4">
<draw:frame draw:style-name="fr1" draw:name="Image227" text:anchor-type="as-char" svg:width="6.9236in" svg:height="3.956343in" draw:z-index="0">
<draw:image xlink:href="../Images/yкринформ/2023-05-14T22-02-00-03-00/630_360_1684090873-674.jpg" xlink:type="simple" xlink:show="embed" xlink:actuate="onLoad" draw:mime-type="image/jpeg"/>
</draw:frame>
乌克兰在第二轮比赛中是一场斗争。</text:p>
      <text:p text:style-name="P4">
乌克兰网球运动员Nadiya Kichenok在罗马的WTA 1000系列中完成了配对类别的表演(意大利)，报道乌克林福姆。</text:p>
      <text:p text:style-name="P4">
在第二个比赛中，乌克兰人与金伯利·齐默尔曼(Kimberley Zimmermann)一起(比利时)丢失的双打玛丽亚·博兹科夫(Maria Bozkov) /贝塔尼·马特克(Betani Mattek)(捷克共和国 /美国)，-4：6.2：6。 比赛持续了1小时19分钟。 乌克兰贝尔吉亚人的二人组为整场比赛提供了四局。</text:p>
      <text:p text:style-name="P4">
Bauzkov和Mattek-Sends将在下一轮中与获胜者Lyudmila Kichenok / Alona Ostapenko-Magda Linett / Market Windrouzhov竞争。</text:p>
      <text:p text:style-name="P4">
<text:span text:style-name="T4">
另请阅读：</text:span>
 <text:a xlink:type="simple" xlink:href="https://www.ukrinform.ua/rubric-sports/3709140-kostuk-zaversila-vistupi-na-turniri-wta-u-rimi.html" text:style-name="Internet_20_link" text:visited-style-name="Visited_20_Internet_20_Link">
<text:span text:style-name="T4">
 kostyuk </text:span>
</text:a>
正如乌克林福姆(Ukrinform)报道的玛莎·科斯蒂克(Martha Kostyuk(美国) -  Demi Vurs(荷兰).</text:p>
      <text:p text:style-name="P4">
Фото: btu.org.ua</text:p>
      <text:p text:style-name="P4">
News Source: <text:a xlink:type="simple" xlink:href="https://www.ukrinform.ua/rubric-sports/3709202-nadia-kicenok-ne-zmogla-probitisa-v-parnij-cvertfinal-turniru-wta-u-rimi.html" text:style-name="Internet_20_link" text:visited-style-name="Visited_20_Internet_20_Link">
https://www.ukrinform.ua/rubric-sports/3709202-nadia-kicenok-ne-zmogla-probitisa-v-parnij-cvertfinal-turniru-wta-u-rimi.html</text:a>
</text:p>
      <!--NEWS-->
      <text:h text:style-name="P10" text:outline-level="1">
<text:span text:style-name="T4">
Zelensky-关于与Macron会面：让我们讨论双边关系的最重要点</text:span>
</text:h>
      <text:p text:style-name="P4">
作者: Ukrinform (Person)</text:p>
      <text:p text:style-name="P4">
出版商: Укринформ (Organization)</text:p>
      <text:p text:style-name="P4">
出版时间: 2023-05-14T22:12:00+03:00</text:p>
      <text:p text:style-name="P4">
修改时间: 2023-05-14T22:12:00+03:00</text:p>
      <text:p text:style-name="P4">
描述: 乌克兰和法国总统将在巴黎会议期间讨论双边关系的最重要问题。  - 乌克林。</text:p>
      <text:p text:style-name="P4">
图片: ["<text:a xlink:type="simple" xlink:href="https://static.ukrinform.com/photos/2023_02/thumb_files/630_360_1675929931-702.jpg" text:style-name="Internet_20_link" text:visited-style-name="Visited_20_Internet_20_Link">
630_360_16759...</text:a>
"]</text:p>
      <text:p text:style-name="P4">
标签: ['Франція', 'Макрон', 'Переговори', 'Візит', 'Зеленський']</text:p>
      <text:p text:style-name="P4">
类型: Article</text:p>
      <!--METADATA-->
      <text:p text:style-name="P4">
<draw:frame draw:style-name="fr1" draw:name="Image228" text:anchor-type="as-char" svg:width="6.9236in" svg:height="3.956343in" draw:z-index="0">
<draw:image xlink:href="../Images/yкринформ/2023-05-14T22-12-00-03-00/630_360_1675929931-702.jpg" xlink:type="simple" xlink:show="embed" xlink:actuate="onLoad" draw:mime-type="image/jpeg"/>
</draw:frame>
乌克兰和法国总统将在巴黎举行的一次会议期间讨论两个关系的最重要问题。</text:p>
      <text:p text:style-name="P4">
根据乌克林福姆的说法，Volodymyr Zelenskyy在[]中报道了(http://t.me/V_Zelenskiy_official/6227)。</text:p>
      <text:p text:style-name="P4">
“巴黎。 每次访问，乌克兰的防御和进攻机会都会增加。 与[]连接(https://www.ukrinform.ua/tag-evropa)它正在增长，俄罗斯对俄罗斯的Atyisk正在增加。 我会见我的朋友伊曼纽尔。 讨论了双边关系的最重要一点。”乌克兰总统说。</text:p>
      <text:p text:style-name="P4">
<text:span text:style-name="T4">
另请阅读：</text:span>
 <text:a xlink:type="simple" xlink:href="https://www.ukrinform.ua/rubric-polytics/3709179-rosia-geopoliticno-vze-prograla-vijnu-makron.html" text:style-name="Internet_20_link" text:visited-style-name="Visited_20_Internet_20_Link">
<text:span text:style-name="T4">
 MACRON </text:span>
</text:a>
正如乌克林福姆报道的法国总统办公室<text:a xlink:type="simple" xlink:href="http://www.ukrinform.ua/rubric-polytics/3709198-v-ofisi-prezidenta-francii-pidtverdili-vizit-zelenskogo.html" text:style-name="Internet_20_link" text:visited-style-name="Visited_20_Internet_20_Link">
</text:a>
乌克兰领导人弗拉基米尔·泽伦斯基。</text:p>
      <text:p text:style-name="P4">
_foto：op _</text:p>
      <text:p text:style-name="P4">
News Source: <text:a xlink:type="simple" xlink:href="https://www.ukrinform.ua/rubric-polytics/3709205-zelenskij-pro-zustric-z-makronom-obgovorimo-najvazlivisi-punkti-dvostoronnih-vidnosin.html" text:style-name="Internet_20_link" text:visited-style-name="Visited_20_Internet_20_Link">
https://www.ukrinform.ua/rubric-polytics/3709205-zelenskij-pro-zustric-z-makronom-obgovorimo-najvazlivisi-punkti-dvostoronnih-vidnosin.html</text:a>
</text:p>
      <!--NEWS-->
      <text:h text:style-name="P10" text:outline-level="1">
<text:span text:style-name="T4">
通过Podilsky地区的炮击，延迟了四列火车</text:span>
</text:h>
      <text:p text:style-name="P4">
作者: Ukrinform (Person)</text:p>
      <text:p text:style-name="P4">
出版商: Укринформ (Organization)</text:p>
      <text:p text:style-name="P4">
出版时间: 2023-05-14T22:15:00+03:00</text:p>
      <text:p text:style-name="P4">
修改时间: 2023-05-14T22:15:00+03:00</text:p>
      <text:p text:style-name="P4">
描述: 截至晚上9:00，乌克兰兹尼尼（Ukrzaliznytsya）的78次飞行中有四次被推迟到波多尔斯克地区。  - 乌克林。</text:p>
      <text:p text:style-name="P4">
图片: ["<text:a xlink:type="simple" xlink:href="https://static.ukrinform.com/photos/2018_09/thumb_files/630_360_1538046946-1722.jpeg" text:style-name="Internet_20_link" text:visited-style-name="Visited_20_Internet_20_Link">
630_360_15380...</text:a>
"]</text:p>
      <text:p text:style-name="P4">
标签: ['Обстріл', 'Потяг', 'Транспорт', 'Укрзалізниця']</text:p>
      <text:p text:style-name="P4">
类型: Article</text:p>
      <!--METADATA-->
      <text:p text:style-name="P4">
<draw:frame draw:style-name="fr1" draw:name="Image229" text:anchor-type="as-char" svg:width="6.9236in" svg:height="3.956343in" draw:z-index="0">
<draw:image xlink:href="../Images/yкринформ/2023-05-14T22-15-00-03-00/630_360_1538046946-1722.jpeg" xlink:type="simple" xlink:show="embed" xlink:actuate="onLoad" draw:mime-type="image/jpeg"/>
</draw:frame>
21:00的状态继续徘徊在乌克兰兹尼尼特(Ukrzaliznytsia)的78次飞行中，该州将通过Podilsky地区安排。</text:p>
      <text:p text:style-name="P4">
根据Ukrinform的说法，JSC“ Ukrzaliznytsya”的新闻服务报告(https://t.me/UkrzalInfo/4423)。</text:p>
      <text:p text:style-name="P4">
“截至周日21:00，除了传统延迟<text:a xlink:type="simple" xlink:href="https://www.ukrinform.ua/tag-potag" text:style-name="Internet_20_link" text:visited-style-name="Visited_20_Internet_20_Link">
</text:a>
从布达佩斯开始，由于匈牙利的大规模重建，在78架中只有4次飞行超过一个小时，”</text:p>
      <text:p text:style-name="P4">
根据UZ的说法，目前观察到下一个航班：</text:p>
      <text:p text:style-name="P4">
№59/60 Chop -Kyiv(+3：41);</text:p>
      <text:p text:style-name="P4">
№57/58 Vorokhta -Kyiv(+2：26);</text:p>
      <text:p text:style-name="P4">
№55/56 Kyiv -Yaremche(+2：00);</text:p>
      <text:p text:style-name="P4">
№85/86 LVIV- Zaporozhye(+1：31).</text:p>
      <text:p text:style-name="P4">
Час затримки рейсу №749/750 Будапешт – Келеті – Київ-Пас. становить вже майже12 годин.</text:p>
      <text:p text:style-name="P4">
<text:span text:style-name="T4">
Читайте також:</text:span>
 <text:a xlink:type="simple" xlink:href="https://www.ukrinform.ua/rubric-regions/3708964-ukrzaliznica-zaversila-remont-poskodzenoi-obstrilom-rf-kolii-na-hmelniccini.html" text:style-name="Internet_20_link" text:visited-style-name="Visited_20_Internet_20_Link">
 <text:span text:style-name="T4">
Укрзалізниця</text:span>
 </text:a>
可以遵循有关火车运动的及时信息<text:a xlink:type="simple" xlink:href="https://uz-vezemo.uz.gov.ua/delayform" text:style-name="Internet_20_link" text:visited-style-name="Visited_20_Internet_20_Link">
</text:a>
。</text:p>
      <text:p text:style-name="P4">
据报道，5月13日，俄罗斯人向Khmelnytskyi开火。(https://www.ukrinform.ua/rubric-regions/3708624-ukrzaliznica-zapustila-satli-i-avtobusi-u-mista-poizdi-do-akih-zapiznuutsa-cerez-ataku-droniv.html) .</text:p>
      <text:p text:style-name="P4">
News Source: <text:a xlink:type="simple" xlink:href="https://www.ukrinform.ua/rubric-regions/3709206-vnaslidok-obstriliv-podilskogo-regionu-zatrimuutsa-cotiri-poizdi.html" text:style-name="Internet_20_link" text:visited-style-name="Visited_20_Internet_20_Link">
https://www.ukrinform.ua/rubric-regions/3709206-vnaslidok-obstriliv-podilskogo-regionu-zatrimuutsa-cotiri-poizdi.html</text:a>
</text:p>
      <!--NEWS-->
      <text:h text:style-name="P10" text:outline-level="1">
<text:span text:style-name="T4">
乌克兰总统飞往法国</text:span>
</text:h>
      <text:p text:style-name="P4">
作者: Ukrinform (Person)</text:p>
      <text:p text:style-name="P4">
出版商: Укринформ (Organization)</text:p>
      <text:p text:style-name="P4">
出版时间: 2023-05-14T22:27:00+03:00</text:p>
      <text:p text:style-name="P4">
修改时间: 2023-05-14T22:27:00+03:00</text:p>
      <text:p text:style-name="P4">
描述: 这架飞机与乌克兰弗拉基米尔·泽伦斯基（Vladimir Zelensky）总统降落在法国。  - 乌克林。</text:p>
      <text:p text:style-name="P4">
图片: ["<text:a xlink:type="simple" xlink:href="https://static.ukrinform.com/photos/2023_05/thumb_files/630_360_1684099642-863.jpg" text:style-name="Internet_20_link" text:visited-style-name="Visited_20_Internet_20_Link">
630_360_16840...</text:a>
"]</text:p>
      <text:p text:style-name="P4">
标签: ['Франція', 'Візит', 'Зеленський']</text:p>
      <text:p text:style-name="P4">
类型: Article</text:p>
      <!--METADATA-->
      <text:p text:style-name="P4">
<draw:frame draw:style-name="fr1" draw:name="Image230" text:anchor-type="as-char" svg:width="6.9236in" svg:height="3.956343in" draw:z-index="0">
<draw:image xlink:href="../Images/yкринформ/2023-05-14T22-27-00-03-00/630_360_1684099642-863.jpg" xlink:type="simple" xlink:show="embed" xlink:actuate="onLoad" draw:mime-type="image/jpeg"/>
</draw:frame>
乌克兰沃迪米尔·泽伦斯基总统的飞机降落在法国。</text:p>
      <text:p text:style-name="P4">
关于它在[]中报告了Franceinfo(https://twitter.com/franceinfo)，报道乌克林福姆。</text:p>
      <text:p text:style-name="P4">
“在第一次访问三个月后，沃尔迪米尔·泽伦斯基(Volodymyr Zelenskyy)返回了放屁，”该帖子写道。</text:p>
      <text:p text:style-name="P4">
值得注意的是，乌克兰总统的飞机降落在机场。</text:p>
      <text:p text:style-name="P4">
<text:span text:style-name="T5">
viso：<text:a xlink:type="simple" xlink:href="https://www.president.gov.ua/" text:style-name="Internet_20_link" text:visited-style-name="Visited_20_Internet_20_Link">
</text:a>
</text:span>
</text:p>
      <text:p text:style-name="P4">
正如乌克林福姆报道的那样，法国总统伊曼纽尔·麦克罗纳(Emmanuel Macrona)办公室证实了乌克兰领导人的访问<text:a xlink:type="simple" xlink:href="https://www.ukrinform.ua/tag-zelenskij" text:style-name="Internet_20_link" text:visited-style-name="Visited_20_Internet_20_Link">
</text:a>
。</text:p>
      <text:p text:style-name="P4">
<text:span text:style-name="T4">
另请阅读：</text:span>
 <text:a xlink:type="simple" xlink:href="https://www.ukrinform.ua/rubric-polytics/3709205-zelenskij-pro-zustric-z-makronom-obgovorimo-najvazlivisi-punkti-dvostoronnih-vidnosin.html" text:style-name="Internet_20_link" text:visited-style-name="Visited_20_Internet_20_Link">
<text:span text:style-name="T4">
 MACRON </text:span>
</text:a>
预计将在Zelensky和Emmanuel Macron参加的工作晚餐将在Elysee Palace举行。</text:p>
      <text:p text:style-name="P4">
_foto：op _</text:p>
      <text:p text:style-name="P4">
News Source: <text:a xlink:type="simple" xlink:href="https://www.ukrinform.ua/rubric-polytics/3709210-prezident-ukraini-priletiv-do-francii.html" text:style-name="Internet_20_link" text:visited-style-name="Visited_20_Internet_20_Link">
https://www.ukrinform.ua/rubric-polytics/3709210-prezident-ukraini-priletiv-do-francii.html</text:a>
</text:p>
      <!--NEWS-->
      <text:h text:style-name="P10" text:outline-level="1">
<text:span text:style-name="T4">
在德国，Zelensky参观了亚兴的军事基地，乌克兰战士在那里训练</text:span>
</text:h>
      <text:p text:style-name="P4">
作者: Ukrinform (Person)</text:p>
      <text:p text:style-name="P4">
出版商: Укринформ (Organization)</text:p>
      <text:p text:style-name="P4">
出版时间: 2023-05-14T22:42:00+03:00</text:p>
      <text:p text:style-name="P4">
修改时间: 2023-05-14T22:42:00+03:00</text:p>
      <text:p text:style-name="P4">
描述: 在德国逗留期间，沃迪米尔·泽伦斯基（Volodymyr Zelenskyy）拜访了乌克兰军人接受培训的军事基地。  - 乌克林。</text:p>
      <text:p text:style-name="P4">
图片: ["<text:a xlink:type="simple" xlink:href="https://static.ukrinform.com/photos/2023_05/thumb_files/630_360_1684093280-488.jpeg" text:style-name="Internet_20_link" text:visited-style-name="Visited_20_Internet_20_Link">
630_360_16840...</text:a>
", "<text:a xlink:type="simple" xlink:href="https://static.ukrinform.com/photos/2023_05/1684093281-835.jpeg" text:style-name="Internet_20_link" text:visited-style-name="Visited_20_Internet_20_Link">
1684093281-83...</text:a>
"]</text:p>
      <text:p text:style-name="P4">
标签: ['Німеччина', 'Візит', 'Військові', 'Зеленський']</text:p>
      <text:p text:style-name="P4">
类型: Article</text:p>
      <!--METADATA-->
      <text:p text:style-name="P4">
<draw:frame draw:style-name="fr1" draw:name="Image231" text:anchor-type="as-char" svg:width="6.9236in" svg:height="3.956343in" draw:z-index="0">
<draw:image xlink:href="../Images/yкринформ/2023-05-14T22-42-00-03-00/630_360_1684093280-488.jpeg" xlink:type="simple" xlink:show="embed" xlink:actuate="onLoad" draw:mime-type="image/jpeg"/>
</draw:frame>
在德国逗留期间，沃迪米尔·泽伦斯基(Volodymyr Zelenskyy)总统参观了乌克兰军人接受培训的军事巴索。</text:p>
      <text:p text:style-name="P4">
正如乌克林福姆报道的那样，它报告了<text:a xlink:type="simple" xlink:href="https://www.president.gov.ua/news/volodimir-zelenskij-vidvidav-vijskovu-bazu-v-nimechchini-ta-82905" text:style-name="Internet_20_link" text:visited-style-name="Visited_20_Internet_20_Link">
</text:a>
。</text:p>
      <text:p text:style-name="P4">
“在对德国正式访问的框架内，乌克兰沃迪米尔·泽伦斯基总统在亚兴建立了军事基地，乌克兰培训正在接受培训<text:a xlink:type="simple" xlink:href="https://www.ukrinform.ua/tag-vijskovi" text:style-name="Internet_20_link" text:visited-style-name="Visited_20_Internet_20_Link">
</text:a>
。</text:p>
      <text:p text:style-name="P4">
该消息写道：“德国奥拉夫·索尔茨(Olaf Soltz)的州和联邦总理与在联邦军学习的乌克兰战士进行了交谈。”</text:p>
      <text:p text:style-name="P4">
<draw:frame draw:style-name="fr1" draw:name="Image232" text:anchor-type="as-char" svg:width="6.9236in" svg:height="4.617948in" draw:z-index="0">
<draw:image xlink:href="../Images/yкринформ/2023-05-14T22-42-00-03-00/1684093281-835.jpeg" xlink:type="simple" xlink:show="embed" xlink:actuate="onLoad" draw:mime-type="image/jpeg"/>
</draw:frame>
根据总统办公室的说法，泽伦斯基和舒尔茨熟悉教学，还检查了德国军事设备的样本，乌克兰军人正在培训并提供给乌克兰。</text:p>
      <text:p text:style-name="P4">
总统感谢德国联邦总理支持乌克兰军队的训练城市。</text:p>
      <text:p text:style-name="P4">
<text:span text:style-name="T4">
另请阅读：</text:span>
 <text:a xlink:type="simple" xlink:href="https://www.ukrinform.ua/rubric-ato/3709181-zelenskij-zaklikav-evropu-buti-risucimi-u-dopomozi-ukraini-zbroeu.html" text:style-name="Internet_20_link" text:visited-style-name="Visited_20_Internet_20_Link">
<text:span text:style-name="T4">
 Zelensky </text:span>
</text:a>
此外，Volodymyr Zelensky通过III学位的“成熟”命令授予乌克兰士兵。</text:p>
      <text:p text:style-name="P4">
作为 <text:a xlink:type="simple" xlink:href="https://www.ukrinform.ua/rubric-polytics/3708875-zelenskij-pribuv-z-vizitom-do-berlina.html" text:style-name="Internet_20_link" text:visited-style-name="Visited_20_Internet_20_Link">
 </text:a>
，沃迪米尔·泽伦斯基总统于5月14日访问了德国。 在国家元首前夕，访问了意大利。</text:p>
      <text:p text:style-name="P4">
_foto：op _</text:p>
      <text:p text:style-name="P4">
News Source: <text:a xlink:type="simple" xlink:href="https://www.ukrinform.ua/rubric-ato/3709211-zelenskij-vidvidav-vijskovu-bazu-v-nimeckomu-aaheni-de-trenuut-ukrainskih-bijciv.html" text:style-name="Internet_20_link" text:visited-style-name="Visited_20_Internet_20_Link">
https://www.ukrinform.ua/rubric-ato/3709211-zelenskij-vidvidav-vijskovu-bazu-v-nimeckomu-aaheni-de-trenuut-ukrainskih-bijciv.html</text:a>
</text:p>
      <!--NEWS-->
      <text:h text:style-name="P10" text:outline-level="1">
<text:span text:style-name="T4">
Kostyuk完成了罗马WTA锦标赛的蒸汽排放的斗争</text:span>
</text:h>
      <text:p text:style-name="P4">
作者: Ukrinform (Person)</text:p>
      <text:p text:style-name="P4">
出版商: Укринформ (Organization)</text:p>
      <text:p text:style-name="P4">
出版时间: 2023-05-14T23:01:00+03:00</text:p>
      <text:p text:style-name="P4">
修改时间: 2023-05-14T23:01:00+03:00</text:p>
      <text:p text:style-name="P4">
描述: 乌克兰人无法进入配对的四分之一决赛。  - 乌克林。</text:p>
      <text:p text:style-name="P4">
图片: ["<text:a xlink:type="simple" xlink:href="https://static.ukrinform.com/photos/2023_05/thumb_files/630_360_1684094450-278.jpg" text:style-name="Internet_20_link" text:visited-style-name="Visited_20_Internet_20_Link">
630_360_16840...</text:a>
"]</text:p>
      <text:p text:style-name="P4">
标签: ['Теніс', 'Марта Костюк']</text:p>
      <text:p text:style-name="P4">
类型: Article</text:p>
      <!--METADATA-->
      <text:p text:style-name="P4">
<draw:frame draw:style-name="fr1" draw:name="Image233" text:anchor-type="as-char" svg:width="6.9236in" svg:height="3.956343in" draw:z-index="0">
<draw:image xlink:href="../Images/yкринформ/2023-05-14T23-01-00-03-00/630_360_1684094450-278.jpg" xlink:type="simple" xlink:show="embed" xlink:actuate="onLoad" draw:mime-type="image/jpeg"/>
</draw:frame>
乌克兰人能够进入配对的四分之一决赛。</text:p>
      <text:p text:style-name="P4">
乌克兰网球运动员Marta Kostyuk在罗马的WTA 1000系列中完成了配对类别的表演(意大利)，报道乌克林福姆。</text:p>
      <text:p text:style-name="P4">
在第二轮比赛中，乌克兰与罗马尼亚的Elena-Gabriela Rusa一起写道了Tandem Desire Kravchik / Demi Smo。(美国 /荷兰)，0：6，1：6。垫子持续了1小时7分钟。</text:p>
      <text:p text:style-name="P4">
在下一轮比赛中，欲望克拉夫奇克(Kravchyk)和黛咪·斯库尔(Demi Schors)将与尼克斯克 /尼诺米亚 - 艾克里 /卡托的获胜者对抗。</text:p>
      <text:p text:style-name="P4">
<text:span text:style-name="T4">
另请阅读：</text:span>
 <text:a xlink:type="simple" xlink:href="https://www.ukrinform.ua/rubric-sports/3709140-kostuk-zaversila-vistupi-na-turniri-wta-u-rimi.html" text:style-name="Internet_20_link" text:visited-style-name="Visited_20_Internet_20_Link">
<text:span text:style-name="T4">
 kostyuk </text:span>
</text:a>
正如乌克林福姆报道的那样，今天5月14日，玛莎完成了罗马的WTA 1000表演 - 在第三轮比赛中，来自西班牙的巴多西基地输给了保利·巴达斯。</text:p>
      <text:p text:style-name="P4">
照片：btu.org.ua</text:p>
      <text:p text:style-name="P4">
News Source: <text:a xlink:type="simple" xlink:href="https://www.ukrinform.ua/rubric-sports/3709216-kostuk-zaversila-borotbu-v-parnomu-rozradi-turniru-wta-v-rimi.html" text:style-name="Internet_20_link" text:visited-style-name="Visited_20_Internet_20_Link">
https://www.ukrinform.ua/rubric-sports/3709216-kostuk-zaversila-borotbu-v-parnomu-rozradi-turniru-wta-v-rimi.html</text:a>
</text:p>
      <!--NEWS-->
      <text:h text:style-name="P10" text:outline-level="1">
<text:span text:style-name="T4">
阿塞拜疆和亚美尼亚领导人同意恢复边界谈判</text:span>
</text:h>
      <text:p text:style-name="P4">
作者: Ukrinform (Person)</text:p>
      <text:p text:style-name="P4">
出版商: Укринформ (Organization)</text:p>
      <text:p text:style-name="P4">
出版时间: 2023-05-14T23:06:00+03:00</text:p>
      <text:p text:style-name="P4">
修改时间: 2023-05-14T23:06:00+03:00</text:p>
      <text:p text:style-name="P4">
描述: 在通过欧盟举行的布鲁塞尔会议上，阿塞拜疆和亚美尼亚的领导人同意恢复边境划界的谈判，并继续寻找使双边关系正常化的方法。  - 乌克林。</text:p>
      <text:p text:style-name="P4">
图片: ["<text:a xlink:type="simple" xlink:href="https://static.ukrinform.com/photos/2023_05/thumb_files/630_360_1684095176-373.jpg" text:style-name="Internet_20_link" text:visited-style-name="Visited_20_Internet_20_Link">
630_360_16840...</text:a>
"]</text:p>
      <text:p text:style-name="P4">
标签: ['Алієв', 'Азербайджан', 'Вірменія', 'Пашинян', 'Мішель']</text:p>
      <text:p text:style-name="P4">
类型: Article</text:p>
      <!--METADATA-->
      <text:p text:style-name="P4">
<draw:frame draw:style-name="fr1" draw:name="Image234" text:anchor-type="as-char" svg:width="6.9236in" svg:height="3.956343in" draw:z-index="0">
<draw:image xlink:href="../Images/yкринформ/2023-05-14T23-06-00-03-00/630_360_1684095176-373.jpg" xlink:type="simple" xlink:show="embed" xlink:actuate="onLoad" draw:mime-type="image/jpeg"/>
</draw:frame>
在通过欧盟进行的布鲁塞尔期间，阿塞拜疆伊维尔梅尼亚的领导人同意恢复有关边界界定界定的谈判，以寻求寻求使双边关系正常化的方法。</text:p>
      <text:p text:style-name="P4">
根据乌克林福姆的说法，这是会议的结果<text:a xlink:type="simple" xlink:href="http://www.consilium.europa.eu/en/press/press-releases/2023/05/14/press-remarks-by-president-charles-michel-following-the-trilateral-meeting-with-president-aliyev-of-azerbaijan-and-prime-minister-pashinyan-of-armenia/" text:style-name="Internet_20_link" text:visited-style-name="Visited_20_Internet_20_Link">
</text:a>
欧洲理事会主席查尔斯·米歇尔(Charles Michelle)。</text:p>
      <text:p text:style-name="P4">
“我很高兴今天在布鲁塞尔举行的第一次会议上接受阿里耶夫总统和总理帕什尼。 我们的交流(想法)他很坦率，开放和定向。 他们专注于渠道的进步，以使亚美尼亚和阿塞拜疆之间的关系正常化。 领导人表示希望在北高加索地区达成和平。”他说。</text:p>
      <text:p text:style-name="P4">
据急诊室总统称，美国当事各方举行的和平谈判的积极成果现在应该为亚美尼亚和阿塞拜疆签署一项广泛的和平协议的新动力。</text:p>
      <text:p text:style-name="P4">
在边界问题中，两个国家达成了进一步的步骤，尤其是在此问题上进行双边谈判。 双方已经确认了对SO称为Almaty声明的认可，该声明证实了亚美尼亚的领土完整性(29,800平方英尺。 政府)和阿塞拜疆(86,600平方). Уточнена делімітація кордонів буде визначена шляхом переговорів.</text:p>
      <text:p text:style-name="P4">
<text:span text:style-name="T4">
Читайте також:</text:span>
 <text:a xlink:type="simple" xlink:href="https://www.ukrinform.ua/rubric-world/3702605-virmenia-ta-azerbajdzan-provedut-peregovori-sodo-mirnogo-vreguluvanna-u-vasingtoni.html" text:style-name="Internet_20_link" text:visited-style-name="Visited_20_Internet_20_Link">
 </text:a>
谈判参与者还讨论了该地区解锁运输和经济联系的问题，尤其是穿越纳基凡凡市的铁路续约。 亚美尼亚和阿塞拜疆领导人同意成立一个联合工作组，以确定这种组合的续订条件和条件。 他们还同意协助世界海关组织进行这项工作。“我们继续对生活在外部和卡拉巴赫自治区的亚美尼亚人的权利和安全性交流。 我打了电话 <text:a xlink:type="simple" xlink:href="https://www.ukrinform.ua/tag-azerbajdzan" text:style-name="Internet_20_link" text:visited-style-name="Visited_20_Internet_20_Link">
</text:a>
加入日中积极的日子，以确保与国际社会的密切互动，以确保该人口的权利和安全。”米歇尔写道。</text:p>
      <text:p text:style-name="P4">
<text:span text:style-name="T4">
另请阅读：</text:span>
 <text:a xlink:type="simple" xlink:href="https://www.ukrinform.ua/rubric-world/3697703-pasinan-zaaviv-so-gotovij-viznati-nagirnij-karabah-teritorieu-azerbajdzanu.html" text:style-name="Internet_20_link" text:visited-style-name="Visited_20_Internet_20_Link">
<text:span text:style-name="T4">
 karabakh </text:span>
</text:a>
他敦促当事方避免敌对的言论，以揭示善意，以实现双方都可以相互接受的决定。</text:p>
      <text:p text:style-name="P4">
正如预期的那样，下一次会议将于7月在布鲁塞尔举行。</text:p>
      <text:p text:style-name="P4">
众所周知，亚美尼亚和阿塞拜疆在贵族卡尔巴赫周围的领土冲突已经持续了几十年。 最后一个大规模的武装人员发生在2020年9月，并于当年11月就休战达成了一致。</text:p>
      <text:p text:style-name="P4">
<text:span text:style-name="T5">
foto：Media.az</text:span>
</text:p>
      <text:p text:style-name="P4">
News Source: <text:a xlink:type="simple" xlink:href="https://www.ukrinform.ua/rubric-world/3709218-lideri-azerbajdzanu-j-virmenii-pogodilisa-vidnoviti-peregovori-pro-kordoni.html" text:style-name="Internet_20_link" text:visited-style-name="Visited_20_Internet_20_Link">
https://www.ukrinform.ua/rubric-world/3709218-lideri-azerbajdzanu-j-virmenii-pogodilisa-vidnoviti-peregovori-pro-kordoni.html</text:a>
</text:p>
      <!--NEWS-->
      <text:h text:style-name="P10" text:outline-level="1">
<text:span text:style-name="T4">
菲格诺德提前荷兰冠军</text:span>
</text:h>
      <text:p text:style-name="P4">
作者: Ukrinform (Person)</text:p>
      <text:p text:style-name="P4">
出版商: Укринформ (Organization)</text:p>
      <text:p text:style-name="P4">
出版时间: 2023-05-14T23:10:39+03:00</text:p>
      <text:p text:style-name="P4">
修改时间: 2023-05-14T23:10:39+03:00</text:p>
      <text:p text:style-name="P4">
描述: 这个标题是俱乐部历史上的第16名。  - 乌克林。</text:p>
      <text:p text:style-name="P4">
图片: ["<text:a xlink:type="simple" xlink:href="https://static.ukrinform.com/photos/2023_05/thumb_files/630_360_1684094974-996.jpg" text:style-name="Internet_20_link" text:visited-style-name="Visited_20_Internet_20_Link">
630_360_16840...</text:a>
"]</text:p>
      <text:p text:style-name="P4">
标签: ['Футбол']</text:p>
      <text:p text:style-name="P4">
类型: Article</text:p>
      <!--METADATA-->
      <text:p text:style-name="P4">
<draw:frame draw:style-name="fr1" draw:name="Image235" text:anchor-type="as-char" svg:width="6.9236in" svg:height="3.956343in" draw:z-index="0">
<draw:image xlink:href="../Images/yкринформ/2023-05-14T23-10-39-03-00/630_360_1684094974-996.jpg" xlink:type="simple" xlink:show="embed" xlink:actuate="onLoad" draw:mime-type="image/jpeg"/>
</draw:frame>
这个标题是俱乐部历史上的第16名。</text:p>
      <text:p text:style-name="P4">
报道说，在Equaivisi第32轮比赛中，“菲纳德”在主场被“ Gou Enge Iglz” -3-0击败。</text:p>
      <text:p text:style-name="P4">
业主被带到IDRSSEY，HIMENES和IGOR PAYHAU的目标。</text:p>
      <text:p text:style-name="P4">
菲格诺德在本赛季结束前的两轮比赛中成为该国的冠军。 总的来说，这个标题是俱乐部历史上的第16位，仅在XXI世纪第二。(在2016/17赛季的冠军之后).</text:p>
      <text:p text:style-name="P4">
«Феєнорд» випереджає «ПСВ» на 8 очок. Завершить сезон команда Арне Слотаматчами з «Емменом» та «Вітессом».</text:p>
      <text:p text:style-name="P4">
<text:span text:style-name="T4">
Читайте також:</text:span>
 <text:a xlink:type="simple" xlink:href="https://www.ukrinform.ua/rubric-sports/3709189-apl-arsenal-rozgromno-postupivsa-brajtonu.html" text:style-name="Internet_20_link" text:visited-style-name="Visited_20_Internet_20_Link">
 <text:span text:style-name="T4">
Арсена</text:span>
 </text:a>
正如乌克林福姆报道的，阿森纳在APL失去布莱顿的第36轮比赛中</text:p>
      <text:p text:style-name="P4">
照片：盖蒂图像</text:p>
      <text:p text:style-name="P4">
News Source: <text:a xlink:type="simple" xlink:href="https://www.ukrinform.ua/rubric-sports/3709217-feenord-dostrokovo-stav-cempionom-niderlandiv.html" text:style-name="Internet_20_link" text:visited-style-name="Visited_20_Internet_20_Link">
https://www.ukrinform.ua/rubric-sports/3709217-feenord-dostrokovo-stav-cempionom-niderlandiv.html</text:a>
</text:p>
      <!--NEWS-->
      <text:h text:style-name="P10" text:outline-level="1">
<text:span text:style-name="T4">
敌人八次在苏米地区边界开火，总共109个“到达”</text:span>
</text:h>
      <text:p text:style-name="P4">
作者: Ukrinform (Person)</text:p>
      <text:p text:style-name="P4">
出版商: Укринформ (Organization)</text:p>
      <text:p text:style-name="P4">
出版时间: 2023-05-14T23:31:00+03:00</text:p>
      <text:p text:style-name="P4">
修改时间: 2023-05-14T23:31:00+03:00</text:p>
      <text:p text:style-name="P4">
描述: 5月14日星期日，俄罗斯军队对苏米地区的边境社区造成了八次炮击。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Війна з росією']</text:p>
      <text:p text:style-name="P4">
类型: Article</text:p>
      <!--METADATA-->
      <text:p text:style-name="P4">
<draw:frame draw:style-name="fr1" draw:name="Image236" text:anchor-type="as-char" svg:width="6.9236in" svg:height="3.956343in" draw:z-index="0">
<draw:image xlink:href="../Images/yкринформ/2023-05-14T23-31-00-03-00/630_360_1479558145-5682.jpg" xlink:type="simple" xlink:show="embed" xlink:actuate="onLoad" draw:mime-type="image/jpeg"/>
</draw:frame>
5月14日，星期日，Ruskivska对边境社区进行了八次炮击。</text:p>
      <text:p text:style-name="P4">
根据乌克林福姆的说法，苏米地区军事行政部门报告了<text:a xlink:type="simple" xlink:href="http://t.me/Sumy_news_ODA/16174" text:style-name="Internet_20_link" text:visited-style-name="Visited_20_Internet_20_Link">
</text:a>
。</text:p>
      <text:p text:style-name="P4">
“白天，俄罗斯人对边境社区进行了8次炮击。 有109次爆炸已记录。 Yunakovskaya和Belopilsk社区的定居点一直在炮击。”</text:p>
      <text:p text:style-name="P4">
在Belopil社区，来自迫击炮的敌人释放了32矿。 还有社区<text:a xlink:type="simple" xlink:href="https://www.ukrinform.ua/tag-obstril" text:style-name="Internet_20_link" text:visited-style-name="Visited_20_Internet_20_Link">
</text:a>
手榴弹发射器发生了59次爆炸。</text:p>
      <text:p text:style-name="P4">
<text:span text:style-name="T4">
另请阅读：</text:span>
 <text:a xlink:type="simple" xlink:href="https://www.ukrinform.ua/rubric-ato/3708007-vprodovz-dna-rosiani-zdijsnili-17-obstriliv-prikordonnih-gromad-sumsini-ova.html" text:style-name="Internet_20_link" text:visited-style-name="Visited_20_Internet_20_Link">
<text:span text:style-name="T4">
 sumy region </text:span>
</text:a>
年轻的社区被炮兵从炮兵发射(十次爆炸)并改变(八个“到达”).</text:p>
      <text:p text:style-name="P4">
«Попередньо – без втрат», - зазначили в ОВА.</text:p>
      <text:p text:style-name="P4">
Як повідомляв Укрінформ, армія рф уночі <text:a xlink:type="simple" xlink:href="http://www.ukrinform.ua/rubric-ato/3708938-zagarbniki-vnoci-obstrilali-dvi-gromadi-na-sumsini.html" text:style-name="Internet_20_link" text:visited-style-name="Visited_20_Internet_20_Link">
 </text:a>
Usuma地区，损坏了传输线和CNAP。</text:p>
      <text:p text:style-name="P4">
News Source: <text:a xlink:type="simple" xlink:href="https://www.ukrinform.ua/rubric-ato/3709220-vorog-za-den-visim-raziv-obstrilav-prikordonna-sumsini-zagalom-109-prilotiv.html" text:style-name="Internet_20_link" text:visited-style-name="Visited_20_Internet_20_Link">
https://www.ukrinform.ua/rubric-ato/3709220-vorog-za-den-visim-raziv-obstrilav-prikordonna-sumsini-zagalom-109-prilotiv.html</text:a>
</text:p>
      <!--NEWS-->
      <text:h text:style-name="P10" text:outline-level="1">
<text:span text:style-name="T4">
Zelensky在以利沙宫遇见了马克龙</text:span>
</text:h>
      <text:p text:style-name="P4">
作者: Ukrinform (Person)</text:p>
      <text:p text:style-name="P4">
出版商: Укринформ (Organization)</text:p>
      <text:p text:style-name="P4">
出版时间: 2023-05-14T23:42:00+03:00</text:p>
      <text:p text:style-name="P4">
修改时间: 2023-05-14T23:42:00+03:00</text:p>
      <text:p text:style-name="P4">
描述: Volodymyr Zelensky会见了法国总统Emmanuel Macron。  - 乌克林。</text:p>
      <text:p text:style-name="P4">
图片: ["<text:a xlink:type="simple" xlink:href="https://static.ukrinform.com/photos/2023_05/thumb_files/630_360_1684098093-903.jpg" text:style-name="Internet_20_link" text:visited-style-name="Visited_20_Internet_20_Link">
630_360_16840...</text:a>
", "<text:a xlink:type="simple" xlink:href="https://static.ukrinform.com/photos/2023_05/thumb_files/630_360_1684099860-4823.jpeg" text:style-name="Internet_20_link" text:visited-style-name="Visited_20_Internet_20_Link">
630_360_16840...</text:a>
", "<text:a xlink:type="simple" xlink:href="https://static.ukrinform.com/photos/2023_05/thumb_files/630_360_1684099860-3793.jpeg" text:style-name="Internet_20_link" text:visited-style-name="Visited_20_Internet_20_Link">
630_360_16840...</text:a>
", "<text:a xlink:type="simple" xlink:href="https://static.ukrinform.com/photos/2023_05/thumb_files/630_360_1684099860-2329.jpeg" text:style-name="Internet_20_link" text:visited-style-name="Visited_20_Internet_20_Link">
630_360_16840...</text:a>
", "<text:a xlink:type="simple" xlink:href="https://static.ukrinform.com/photos/2023_05/thumb_files/630_360_1684099860-6703.jpeg" text:style-name="Internet_20_link" text:visited-style-name="Visited_20_Internet_20_Link">
630_360_16840...</text:a>
", "<text:a xlink:type="simple" xlink:href="https://static.ukrinform.com/photos/2023_05/thumb_files/630_360_1684099860-9861.jpeg" text:style-name="Internet_20_link" text:visited-style-name="Visited_20_Internet_20_Link">
630_360_16840...</text:a>
", "<text:a xlink:type="simple" xlink:href="https://static.ukrinform.com/photos/2023_05/thumb_files/630_360_1684099860-4362.jpeg" text:style-name="Internet_20_link" text:visited-style-name="Visited_20_Internet_20_Link">
630_360_16840...</text:a>
", "<text:a xlink:type="simple" xlink:href="https://static.ukrinform.com/photos/2023_05/thumb_files/630_360_1684099861-3760.jpeg" text:style-name="Internet_20_link" text:visited-style-name="Visited_20_Internet_20_Link">
630_360_16840...</text:a>
", "<text:a xlink:type="simple" xlink:href="https://static.ukrinform.com/photos/2023_05/thumb_files/630_360_1684099861-1188.jpeg" text:style-name="Internet_20_link" text:visited-style-name="Visited_20_Internet_20_Link">
630_360_16840...</text:a>
"]</text:p>
      <text:p text:style-name="P4">
标签: ['Франція', 'Макрон', 'Візит', 'Зеленський']</text:p>
      <text:p text:style-name="P4">
类型: Article</text:p>
      <!--METADATA-->
      <text:p text:style-name="P4">
<draw:frame draw:style-name="fr1" draw:name="Image237" text:anchor-type="as-char" svg:width="6.9236in" svg:height="3.956343in" draw:z-index="0">
<draw:image xlink:href="../Images/yкринформ/2023-05-14T23-42-00-03-00/630_360_1684098093-903.jpg" xlink:type="simple" xlink:show="embed" xlink:actuate="onLoad" draw:mime-type="image/jpeg"/>
</draw:frame>
Volodymyrzelensky会见了法国总统Emmanuel Macron。</text:p>
      <text:p text:style-name="P4">
根据乌克林福姆的说法，乌克兰领导人到达以利沙·帕拉萨(Elisha Palaza)的视频发表在<text:a xlink:type="simple" xlink:href="https://twitter.com/BFMTV/status/1657831170208415747" text:style-name="Internet_20_link" text:visited-style-name="Visited_20_Internet_20_Link">
</text:a>
法国电视频道BFM电视。</text:p>
      <text:p text:style-name="P4">
邮报写道：“伊曼纽尔·马克龙(Emmanuel Macron)接受了乌克兰沃迪米尔·泽伦斯基宫(Ukraine Volodymyr Zelensky Palace)的总统。”</text:p>
      <text:p text:style-name="P4">
<text:span text:style-name="T5">
viso：<text:a xlink:type="simple" xlink:href="https://www.president.gov.ua/" text:style-name="Internet_20_link" text:visited-style-name="Visited_20_Internet_20_Link">
</text:a>
</text:span>
</text:p>
      <text:p text:style-name="P4">
Volodymyr Zelensky在电报中说：“乌克兰和法国共同保护欧洲的良心和安全!每天我们为塔加的所有乌克兰人带来和平。”</text:p>
      <text:p text:style-name="P4">
<draw:frame draw:style-name="fr1" draw:name="Image238" text:anchor-type="as-char" svg:width="6.9236in" svg:height="3.956343in" draw:z-index="0">
<draw:image xlink:href="../Images/yкринформ/2023-05-14T23-42-00-03-00/630_360_1684099860-4823.jpeg" xlink:type="simple" xlink:show="embed" xlink:actuate="onLoad" draw:mime-type="image/jpeg"/>
</draw:frame>
Zelensky访问法国 /照片：总统办公室<text:a xlink:type="simple" xlink:href="https://static.ukrinform.com/photos/2023_05/1684099860-4823.jpeg" text:style-name="Internet_20_link" text:visited-style-name="Visited_20_Internet_20_Link">
<draw:frame draw:style-name="fr1" draw:name="Image239" text:anchor-type="as-char" svg:width="6.9236in" svg:height="3.956343in" draw:z-index="0">
<draw:image xlink:href="../Images/yкринформ/2023-05-14T23-42-00-03-00/630_360_1684099860-4823.jpeg" xlink:type="simple" xlink:show="embed" xlink:actuate="onLoad" draw:mime-type="image/jpeg"/>
</draw:frame>
</text:a>
 <text:a xlink:type="simple" xlink:href="https://static.ukrinform.com/photos/2023_05/1684099860-3793.jpeg" text:style-name="Internet_20_link" text:visited-style-name="Visited_20_Internet_20_Link">
<draw:frame draw:style-name="fr1" draw:name="Image240" text:anchor-type="as-char" svg:width="6.9236in" svg:height="3.956343in" draw:z-index="0">
<draw:image xlink:href="../Images/yкринформ/2023-05-14T23-42-00-03-00/630_360_1684099860-3793.jpeg" xlink:type="simple" xlink:show="embed" xlink:actuate="onLoad" draw:mime-type="image/jpeg"/>
</draw:frame>
</text:a>
 <text:a xlink:type="simple" xlink:href="https://static.ukrinform.com/photos/2023_05/1684099860-2329.jpeg" text:style-name="Internet_20_link" text:visited-style-name="Visited_20_Internet_20_Link">
<draw:frame draw:style-name="fr1" draw:name="Image241" text:anchor-type="as-char" svg:width="6.9236in" svg:height="3.956343in" draw:z-index="0">
<draw:image xlink:href="../Images/yкринформ/2023-05-14T23-42-00-03-00/630_360_1684099860-2329.jpeg" xlink:type="simple" xlink:show="embed" xlink:actuate="onLoad" draw:mime-type="image/jpeg"/>
</draw:frame>
</text:a>
 <text:a xlink:type="simple" xlink:href="https://static.ukrinform.com/photos/2023_05/1684099860-6703.jpeg" text:style-name="Internet_20_link" text:visited-style-name="Visited_20_Internet_20_Link">
<draw:frame draw:style-name="fr1" draw:name="Image242" text:anchor-type="as-char" svg:width="6.9236in" svg:height="3.956343in" draw:z-index="0">
<draw:image xlink:href="../Images/yкринформ/2023-05-14T23-42-00-03-00/630_360_1684099860-6703.jpeg" xlink:type="simple" xlink:show="embed" xlink:actuate="onLoad" draw:mime-type="image/jpeg"/>
</draw:frame>
</text:a>
 <text:a xlink:type="simple" xlink:href="https://static.ukrinform.com/photos/2023_05/1684099860-9861.jpeg" text:style-name="Internet_20_link" text:visited-style-name="Visited_20_Internet_20_Link">
<draw:frame draw:style-name="fr1" draw:name="Image243" text:anchor-type="as-char" svg:width="6.9236in" svg:height="3.956343in" draw:z-index="0">
<draw:image xlink:href="../Images/yкринформ/2023-05-14T23-42-00-03-00/630_360_1684099860-9861.jpeg" xlink:type="simple" xlink:show="embed" xlink:actuate="onLoad" draw:mime-type="image/jpeg"/>
</draw:frame>
</text:a>
 <text:a xlink:type="simple" xlink:href="https://static.ukrinform.com/photos/2023_05/1684099860-4362.jpeg" text:style-name="Internet_20_link" text:visited-style-name="Visited_20_Internet_20_Link">
<draw:frame draw:style-name="fr1" draw:name="Image244" text:anchor-type="as-char" svg:width="6.9236in" svg:height="3.956343in" draw:z-index="0">
<draw:image xlink:href="../Images/yкринформ/2023-05-14T23-42-00-03-00/630_360_1684099860-4362.jpeg" xlink:type="simple" xlink:show="embed" xlink:actuate="onLoad" draw:mime-type="image/jpeg"/>
</draw:frame>
</text:a>
 <text:a xlink:type="simple" xlink:href="https://static.ukrinform.com/photos/2023_05/1684099861-3760.jpeg" text:style-name="Internet_20_link" text:visited-style-name="Visited_20_Internet_20_Link">
<draw:frame draw:style-name="fr1" draw:name="Image245" text:anchor-type="as-char" svg:width="6.9236in" svg:height="3.956343in" draw:z-index="0">
<draw:image xlink:href="../Images/yкринформ/2023-05-14T23-42-00-03-00/630_360_1684099861-3760.jpeg" xlink:type="simple" xlink:show="embed" xlink:actuate="onLoad" draw:mime-type="image/jpeg"/>
</draw:frame>
</text:a>
 <text:a xlink:type="simple" xlink:href="https://static.ukrinform.com/photos/2023_05/1684099861-1188.jpeg" text:style-name="Internet_20_link" text:visited-style-name="Visited_20_Internet_20_Link">
<draw:frame draw:style-name="fr1" draw:name="Image246" text:anchor-type="as-char" svg:width="6.9236in" svg:height="3.956343in" draw:z-index="0">
<draw:image xlink:href="../Images/yкринформ/2023-05-14T23-42-00-03-00/630_360_1684099861-1188.jpeg" xlink:type="simple" xlink:show="embed" xlink:actuate="onLoad" draw:mime-type="image/jpeg"/>
</draw:frame>
</text:a>
据报道，泽伦斯基总统于周日从德国到达巴黎，在那里应该与伊曼纽尔·马克龙(Emmanuel Macron)举行晚宴。</text:p>
      <text:p text:style-name="P4">
<text:span text:style-name="T4">
另请阅读：</text:span>
 <text:a xlink:type="simple" xlink:href="https://www.ukrinform.ua/rubric-polytics/3709205-zelenskij-pro-zustric-z-makronom-obgovorimo-najvazlivisi-punkti-dvostoronnih-vidnosin.html" text:style-name="Internet_20_link" text:visited-style-name="Visited_20_Internet_20_Link">
<text:span text:style-name="T4">
 Zelensky </text:span>
</text:a>
宫殿被告知在Elysee宫殿，在会议上<text:a xlink:type="simple" xlink:href="https://www.ukrinform.ua/tag-makron" text:style-name="Internet_20_link" text:visited-style-name="Visited_20_Internet_20_Link">
</text:a>
“将确认法国和欧洲在续签乌克兰的合法权利和保护其肥沃的利益方面的不断变化的支持。”_foto：op _</text:p>
      <text:p text:style-name="P4">
News Source: <text:a xlink:type="simple" xlink:href="https://www.ukrinform.ua/rubric-polytics/3709222-zelenskij-zustrivsa-z-makronom-u-elisejskomu-palaci.html" text:style-name="Internet_20_link" text:visited-style-name="Visited_20_Internet_20_Link">
https://www.ukrinform.ua/rubric-polytics/3709222-zelenskij-zustrivsa-z-makronom-u-elisejskomu-palaci.html</text:a>
</text:p>
      <!--NEWS-->
      <text:h text:style-name="P10" text:outline-level="1">
<text:span text:style-name="T4">
俄罗斯联邦现任总统将他的国家隔离在克里姆林宫-Volodymyr Zelenskyy</text:span>
</text:h>
      <text:p text:style-name="P4">
作者: ['АРМІЯINFORM']</text:p>
      <text:p text:style-name="P4">
时间: 2023-05-14T33:00:00-04:00</text:p>
      <text:p text:style-name="P4">
描述: 乌克兰总统沃罗迪米尔·泽伦斯基（Volodymyr Zelensky），钦尼·莱德·德尔扎维（Chinniy Lider derzhavi Agresor）...与乌克兰2022年的战争，与乌克兰的最新新闻战争，今天与乌克兰2022年的新闻战争，乌克兰和俄罗斯与俄罗斯之间以及乌克兰在乌克兰之间发动战争这将是不久的</text:p>
      <text:p text:style-name="P4">
图片: ['<text:a xlink:type="simple" xlink:href="https://armyinform.com.ua/wp-content/uploads/2023/05/aa4f67fb00603a221ac625cbbc0d3b6d_1684009913_extra_large.jpeg" text:style-name="Internet_20_link" text:visited-style-name="Visited_20_Internet_20_Link">
aa4f67fb00603a221ac625cbbc0d3b6d_1684009913_extra_large.jpeg</text:a>
']</text:p>
      <text:p text:style-name="P4">
标签: ['ВОЛОДИМИР ЗЕЛЕНСЬКИЙ', 'ІТАЛІЯ']</text:p>
      <text:p text:style-name="P4">
类别: News</text:p>
      <!--METADATA-->
      <text:p text:style-name="P4">
<draw:frame draw:style-name="fr1" draw:name="Image247" text:anchor-type="as-char" svg:width="6.9236in" svg:height="4.617948in" draw:z-index="0">
<draw:image xlink:href="../Images/AРМІЯINFORM/2023-05-14T33-00-00-04-00/aa4f67fb00603a221ac625cbbc0d3b6d_1684009913_extra_large.jpeg" xlink:type="simple" xlink:show="embed" xlink:actuate="onLoad" draw:mime-type="image/jpeg"/>
</draw:frame>
乌克兰沃迪米尔·泽伦斯基总统坚信，侵略者国家现任领导人弗拉基米尔·普京(Vladimir Putin)的住所担任总统，其政策越来越多地隔离了所需世界的俄罗斯联盟。 乌克兰国家的负责人在对意大利的正式访问期间采访了意大利媒体的代表时说。</text:p>
      <text:p text:style-name="P4">
“目前，俄罗斯与文明世界有联系。 今天是孤立的。 在克里姆林宫的存在下，他孤立了人，他的经济，他的历史和语言。 他们积累的一切都是冬天。 这消除了我们的关系，因为他以他的侵略性，无端的战争来到我们这里。</text:p>
      <text:p text:style-name="P4">
乌克兰总统表达了他的信念，即俄罗斯领导人对人民无动于衷 - 不仅是乌克兰人，而且对他的国家的公民都无动于衷，这就是为什么自从这一Zaporbnitsa开始以来就一直要求来到乌克兰土地的俄罗斯军队的原因。</text:p>
      <text:p text:style-name="P4">
“他没有强大的军队。 他有数百万他投掷的人。 而且他有很多苏联技术。”国家负责人说。</text:p>
      <text:p text:style-name="P4">
Volodymyr Zelensky指出，克里姆林宫对他在乌克兰的行动的理由较小。 俄罗斯现任总统不太认为是社会，商业甚至环境。</text:p>
      <text:p text:style-name="P4">
“他答应了他们快速胜利，没有胜利。 一切都是全面的，没有人与这些人进行交流，认真的业务来自俄罗斯联邦，欧洲和世界上建立俄罗斯有伙伴关系的企业，不想签订联合合同。 所有这些都会影响许多人，他们不想要它，因为他们每天都有困难……这是孤立的，”  - 说。</text:p>
      <text:p text:style-name="P4">
同时，根据弗拉基米尔·泽伦斯基(Vladimir Zelensky)的说法，俄罗斯社会在苏联之下具有传染性，并且还没有准备好再次实现视觉效果，因此它将敦促俄罗斯联邦总统。</text:p>
      <text:p text:style-name="P4">
“每天在州内的心情都在恶化。 他们会按下它。”乌克兰总统说。</text:p>
      <text:p text:style-name="P4">
国家元首强调，乌克兰在将敌人从其领土推动时即将取得胜利。 他特别指出，我们的国家正在为反对意见做准备。</text:p>
      <text:p text:style-name="P4">
“我们正在非常重视。 非常严重的步骤将是必须的。 我知道我们都是有动力的 - 不仅是那些了解所有这些想法的人，而且是我们的人民，” Volodymyr Zelenskyy补充说。总统强调，乌克兰人民相信胜利，第一个重要的报价很快就会出现。</text:p>
      <text:p text:style-name="P4">
<text:span text:style-name="T4">
资料来源：</text:span>
 <text:a xlink:type="simple" xlink:href="https://armyinform.com.ua/reformator/president.gov.ua/news/chinnij-prezident-rf-izolyuye-svoyu-krayinu-svoyeyu-prisutni-82861" text:style-name="Internet_20_link" text:visited-style-name="Visited_20_Internet_20_Link">
总统办公室</text:a>
</text:p>
      <text:p text:style-name="P4">
News Source: <text:a xlink:type="simple" xlink:href="https://armyinform.com.ua/2023/05/14/chynnyj-prezydent-rf-izolyuye-svoyu-krayinu-svoyeyu-prysutnistyu-v-kremli-volodymyr-zelenskyj/" text:style-name="Internet_20_link" text:visited-style-name="Visited_20_Internet_20_Link">
https://armyinform.com.ua/2023/05/14/chynnyj-prezydent-rf-izolyuye-svoyu-krayinu-svoyeyu-prysutnistyu-v-kremli-volodymyr-zelenskyj/</text:a>
</text:p>
      <!--NEWS-->
      <text:h text:style-name="P10" text:outline-level="1">
<text:span text:style-name="T4">
与乌克兰诗人和后卫瓦莱里亚·苏波迪纳（Valeria Subotina）举行的创意会议在基辅电影院举行</text:span>
</text:h>
      <text:p text:style-name="P4">
作者: ['Оксана Іванець']</text:p>
      <text:p text:style-name="P4">
时间: 2023-05-14T34:00:00-04:00</text:p>
      <text:p text:style-name="P4">
描述: 10 kvistnaya zakhisnitsya azovstal mariupol valeria subotin（karpilenko）在伪“ nava”上，何时，何时，何时，何时，何时，何时，何时，何时，何时，2022年与乌克兰的战争将在不久的将来与乌克兰进行战争，与乌克兰的战争，今天的乌克兰新闻，乌克兰乌克兰媒体的新闻在俄罗斯</text:p>
      <text:p text:style-name="P4">
图片: ['<text:a xlink:type="simple" xlink:href="https://armyinform.com.ua/wp-content/uploads/2023/05/photo_5404773273645993931_y.jpg" text:style-name="Internet_20_link" text:visited-style-name="Visited_20_Internet_20_Link">
photo_5404773273645993931_y.jpg</text:a>
', '<text:a xlink:type="simple" xlink:href="https://armyinform.com.ua/wp-content/uploads/2023/05/photo_5404773273645993933_y-150x150.jpg" text:style-name="Internet_20_link" text:visited-style-name="Visited_20_Internet_20_Link">
photo_5404773273645993933_y-150x150.jpg</text:a>
', '<text:a xlink:type="simple" xlink:href="https://armyinform.com.ua/wp-content/uploads/2023/05/photo_5404773273645993934_y-150x150.jpg" text:style-name="Internet_20_link" text:visited-style-name="Visited_20_Internet_20_Link">
photo_5404773273645993934_y-150x150.jpg</text:a>
', '<text:a xlink:type="simple" xlink:href="https://armyinform.com.ua/wp-content/uploads/2023/05/photo_5404773273645993935_y-150x150.jpg" text:style-name="Internet_20_link" text:visited-style-name="Visited_20_Internet_20_Link">
photo_5404773273645993935_y-150x150.jpg</text:a>
', '<text:a xlink:type="simple" xlink:href="https://armyinform.com.ua/wp-content/uploads/2023/05/photo_5404773273645993936_y-150x150.jpg" text:style-name="Internet_20_link" text:visited-style-name="Visited_20_Internet_20_Link">
photo_5404773273645993936_y-150x150.jpg</text:a>
', '<text:a xlink:type="simple" xlink:href="https://armyinform.com.ua/wp-content/uploads/2023/05/photo_5404773273645993937_y-150x150.jpg" text:style-name="Internet_20_link" text:visited-style-name="Visited_20_Internet_20_Link">
photo_5404773273645993937_y-150x150.jpg</text:a>
', '<text:a xlink:type="simple" xlink:href="https://armyinform.com.ua/wp-content/uploads/2023/05/photo_5404773273645993938_y-150x150.jpg" text:style-name="Internet_20_link" text:visited-style-name="Visited_20_Internet_20_Link">
photo_5404773273645993938_y-150x150.jpg</text:a>
', '<text:a xlink:type="simple" xlink:href="https://armyinform.com.ua/wp-content/uploads/2023/05/photo_5404773273645993939_y-150x150.jpg" text:style-name="Internet_20_link" text:visited-style-name="Visited_20_Internet_20_Link">
photo_5404773273645993939_y-150x150.jpg</text:a>
', '<text:a xlink:type="simple" xlink:href="https://armyinform.com.ua/wp-content/uploads/2023/05/photo_5404773273645993940_y-150x150.jpg" text:style-name="Internet_20_link" text:visited-style-name="Visited_20_Internet_20_Link">
photo_5404773273645993940_y-150x150.jpg</text:a>
', '<text:a xlink:type="simple" xlink:href="https://armyinform.com.ua/wp-content/uploads/2023/05/photo_5404773273645993933_y-1-150x150.jpg" text:style-name="Internet_20_link" text:visited-style-name="Visited_20_Internet_20_Link">
photo_5404773273645993933_y-1-150x150.jpg</text:a>
']</text:p>
      <text:p text:style-name="P4">
标签: ['ЗУСТРІЧ']</text:p>
      <text:p text:style-name="P4">
类别: News</text:p>
      <!--METADATA-->
      <text:p text:style-name="P4">
<draw:frame draw:style-name="fr1" draw:name="Image248" text:anchor-type="as-char" svg:width="6.9236in" svg:height="3.900295in" draw:z-index="0">
<draw:image xlink:href="../Images/AРМІЯINFORM/2023-05-14T34-00-00-04-00/photo_5404773273645993931_y.jpg" xlink:type="simple" xlink:show="embed" xlink:actuate="onLoad" draw:mime-type="image/jpeg"/>
</draw:frame>
4月10日，Azovstal和Mariupol Valery Subotin的捍卫者(卡尔伦科)在交换空白时，纳瓦的海军中殿从俄罗斯被囚禁回家。 根据俄罗斯酒吧的说法，阿佐夫军团的一名女服务员花了327天。</text:p>
      <text:p text:style-name="P4">
今天，诗人首先向公众与读者进行交流。 它的创意之夜致力于从囚禁中返回瓦莱里亚(Valeria)，以及“鲜花和武器”的收藏，在暂时占领的野马中燃烧的循环被女孩的母亲-in -law -law -lyudmila subotina谴责。</text:p>
      <text:p text:style-name="P4">
该活动是由诗人的朋友，熟人，姐妹和兄弟参加的。 在现场，他们分享了将它们与纳瓦(Nava)结合在一起的生活故事，并从收藏中赋予了她诗歌。 还有一些献给瓦莱里亚及其男人的人，乌克兰安德里·苏伯丁的国家边境警卫队的官员，他们为阿佐夫的首都而战，他自己的作品 - 对这对夫妻的热爱是许多艺术家的灵感。</text:p>
      <text:p text:style-name="P4">
<text:a xlink:type="simple" xlink:href="https://armyinform.com.ua/wp-content/uploads/2023/05/photo_5404773273645993933_y.jpg" text:style-name="Internet_20_link" text:visited-style-name="Visited_20_Internet_20_Link">
!(Images/AРМІЯINFORM/2023-05-14T34-00-00-04-00/photo_5404773273645993933_y-150x150.jpg)</text:a>
</text:p>
      <text:p text:style-name="P4">
<text:a xlink:type="simple" xlink:href="https://armyinform.com.ua/wp-content/uploads/2023/05/photo_5404773273645993934_y.jpg" text:style-name="Internet_20_link" text:visited-style-name="Visited_20_Internet_20_Link">
<draw:frame draw:style-name="fr1" draw:name="Image249" text:anchor-type="as-char" svg:width="6.9236in" svg:height="6.9236in" draw:z-index="0">
<draw:image xlink:href="../Images/AРМІЯINFORM/2023-05-14T34-00-00-04-00/photo_5404773273645993934_y-150x150.jpg" xlink:type="simple" xlink:show="embed" xlink:actuate="onLoad" draw:mime-type="image/jpeg"/>
</draw:frame>
</text:a>
</text:p>
      <text:p text:style-name="P4">
<text:a xlink:type="simple" xlink:href="https://armyinform.com.ua/wp-content/uploads/2023/05/photo_5404773273645993935_y.jpg" text:style-name="Internet_20_link" text:visited-style-name="Visited_20_Internet_20_Link">
<draw:frame draw:style-name="fr1" draw:name="Image250" text:anchor-type="as-char" svg:width="6.9236in" svg:height="6.9236in" draw:z-index="0">
<draw:image xlink:href="../Images/AРМІЯINFORM/2023-05-14T34-00-00-04-00/photo_5404773273645993935_y-150x150.jpg" xlink:type="simple" xlink:show="embed" xlink:actuate="onLoad" draw:mime-type="image/jpeg"/>
</draw:frame>
</text:a>
</text:p>
      <text:p text:style-name="P4">
<text:a xlink:type="simple" xlink:href="https://armyinform.com.ua/wp-content/uploads/2023/05/photo_5404773273645993936_y.jpg" text:style-name="Internet_20_link" text:visited-style-name="Visited_20_Internet_20_Link">
<draw:frame draw:style-name="fr1" draw:name="Image251" text:anchor-type="as-char" svg:width="6.9236in" svg:height="6.9236in" draw:z-index="0">
<draw:image xlink:href="../Images/AРМІЯINFORM/2023-05-14T34-00-00-04-00/photo_5404773273645993936_y-150x150.jpg" xlink:type="simple" xlink:show="embed" xlink:actuate="onLoad" draw:mime-type="image/jpeg"/>
</draw:frame>
</text:a>
</text:p>
      <text:p text:style-name="P4">
<text:a xlink:type="simple" xlink:href="https://armyinform.com.ua/wp-content/uploads/2023/05/photo_5404773273645993937_y.jpg" text:style-name="Internet_20_link" text:visited-style-name="Visited_20_Internet_20_Link">
<draw:frame draw:style-name="fr1" draw:name="Image252" text:anchor-type="as-char" svg:width="6.9236in" svg:height="6.9236in" draw:z-index="0">
<draw:image xlink:href="../Images/AРМІЯINFORM/2023-05-14T34-00-00-04-00/photo_5404773273645993937_y-150x150.jpg" xlink:type="simple" xlink:show="embed" xlink:actuate="onLoad" draw:mime-type="image/jpeg"/>
</draw:frame>
</text:a>
</text:p>
      <text:p text:style-name="P4">
<text:a xlink:type="simple" xlink:href="https://armyinform.com.ua/wp-content/uploads/2023/05/photo_5404773273645993938_y.jpg" text:style-name="Internet_20_link" text:visited-style-name="Visited_20_Internet_20_Link">
<draw:frame draw:style-name="fr1" draw:name="Image253" text:anchor-type="as-char" svg:width="6.9236in" svg:height="6.9236in" draw:z-index="0">
<draw:image xlink:href="../Images/AРМІЯINFORM/2023-05-14T34-00-00-04-00/photo_5404773273645993938_y-150x150.jpg" xlink:type="simple" xlink:show="embed" xlink:actuate="onLoad" draw:mime-type="image/jpeg"/>
</draw:frame>
</text:a>
</text:p>
      <text:p text:style-name="P4">
<text:a xlink:type="simple" xlink:href="https://armyinform.com.ua/wp-content/uploads/2023/05/photo_5404773273645993939_y.jpg" text:style-name="Internet_20_link" text:visited-style-name="Visited_20_Internet_20_Link">
<draw:frame draw:style-name="fr1" draw:name="Image254" text:anchor-type="as-char" svg:width="6.9236in" svg:height="6.9236in" draw:z-index="0">
<draw:image xlink:href="../Images/AРМІЯINFORM/2023-05-14T34-00-00-04-00/photo_5404773273645993939_y-150x150.jpg" xlink:type="simple" xlink:show="embed" xlink:actuate="onLoad" draw:mime-type="image/jpeg"/>
</draw:frame>
</text:a>
</text:p>
      <text:p text:style-name="P4">
<text:a xlink:type="simple" xlink:href="https://armyinform.com.ua/wp-content/uploads/2023/05/photo_5404773273645993940_y.jpg" text:style-name="Internet_20_link" text:visited-style-name="Visited_20_Internet_20_Link">
<draw:frame draw:style-name="fr1" draw:name="Image255" text:anchor-type="as-char" svg:width="6.9236in" svg:height="6.9236in" draw:z-index="0">
<draw:image xlink:href="../Images/AРМІЯINFORM/2023-05-14T34-00-00-04-00/photo_5404773273645993940_y-150x150.jpg" xlink:type="simple" xlink:show="embed" xlink:actuate="onLoad" draw:mime-type="image/jpeg"/>
</draw:frame>
</text:a>
</text:p>
      <text:p text:style-name="P4">
同样在此期间，NAUL诗歌的歌曲是由演员军事服务员Dmitrylinartovich演奏的，Grigory Skovoroda的作品和Vasyl Stus-Lyrnyk iBandurist taras kompanichenko以及歌曲“亲吻我为我for Me for Me for Fielwell''，”缅甸的后面和“胜利”。</text:p>
      <text:p text:style-name="P4">
瓦莱里亚(Valeria)本人读了三首诗。 一个关于玛丽波尔，另一个是在晚上前夕放置的，这个女孩致力于目前被俄罗斯被囚禁的兄弟。 第三首诗是为了记忆她的男人的记忆，瓦莱里(Valery)于5月5日与她结婚。 在2022年5月7日的两天内，安德烈·苏博丁上尉没有从战斗任务中返回。 他的身体仍然没有被埋葬了……</text:p>
      <text:p text:style-name="P4">
在傍晚时分，瓦莱·苏伯汀(Valery Subotin)强调，乌克兰社会会记得那些仍处于俄罗斯囚禁的人，并使他们有可能将他们从那里拉出来。</text:p>
      <ul>
        <li>
在囚禁中，您可以与任何信息隔绝。 因此，不可能确切知道您是为自己而战还是等待您。 但是，所有漫长的人都知道：您不会在那里有多少，乌克兰无法打扰您，例如朋友和亲戚。 但是，离开那里并确保它是多么重要!诗人说。</li>
      </ul>
      <text:p text:style-name="P4">
News Source: <text:a xlink:type="simple" xlink:href="https://armyinform.com.ua/2023/05/14/v-kyyivskomu-budynku-kino-vidbulasya-tvorcha-zustrich-z-ukrayinskoyu-poetesoyu-ta-zahysnyczeyu-valeriyeyu-subotinoyu/" text:style-name="Internet_20_link" text:visited-style-name="Visited_20_Internet_20_Link">
https://armyinform.com.ua/2023/05/14/v-kyyivskomu-budynku-kino-vidbulasya-tvorcha-zustrich-z-ukrayinskoyu-poetesoyu-ta-zahysnyczeyu-valeriyeyu-subotinoyu/</text:a>
</text:p>
      <!--NEWS-->
      <text:h text:style-name="P10" text:outline-level="1">
<text:span text:style-name="T4">
SBU宣布怀疑Balakliya的前职业“指挥官”，后者折磨了该市的居民</text:span>
</text:h>
      <text:p text:style-name="P4">
作者: ['АРМІЯINFORM']</text:p>
      <text:p text:style-name="P4">
时间: 2023-05-14T35:00:00-04:00</text:p>
      <text:p text:style-name="P4">
描述: Bezpeques的服务系统地在Rosiyki Pay上有效，Yaki是由Meni的尼基出版的...与乌克兰2022年的战争，与乌克兰与乌克兰的最新新闻，与乌克兰的新闻，与乌克兰2022年的新闻战争，今天将在今天，将有乌克兰和俄罗斯之间的战争以及2022年与乌克兰的战争是一年在俄罗斯的乌克兰媒体</text:p>
      <text:p text:style-name="P4">
图片: ['<text:a xlink:type="simple" xlink:href="https://armyinform.com.ua/wp-content/uploads/2023/02/i75_articleimage_203629.webp" text:style-name="Internet_20_link" text:visited-style-name="Visited_20_Internet_20_Link">
i75_articleimage_203629.webp</text:a>
']</text:p>
      <text:p text:style-name="P4">
标签: ['ПІДОЗРА', 'СБУ']</text:p>
      <text:p text:style-name="P4">
类别: News</text:p>
      <!--METADATA-->
      <text:p text:style-name="P4">
<draw:frame draw:style-name="fr1" draw:name="Image256" text:anchor-type="as-char" svg:width="6.9236in" svg:height="3.952222in" draw:z-index="0">
<draw:image xlink:href="../ConvertedIMGs/AРМІЯINFORM/2023-05-14T35-00-00-04-00/i75_articleimage_203629.png" xlink:type="simple" xlink:show="embed" xlink:actuate="onLoad" draw:mime-type="image/png"/>
</draw:frame>
说明性照片</text:p>
      <text:p text:style-name="P4">
安全局系统地暴露了在乌克兰暂时俘虏的地区犯下军队的俄罗斯入侵者。</text:p>
      <text:p text:style-name="P4">
由于调查行动，建立了在哈尔基夫地区占领期间参与国内镇压平民的另一名入侵者的身份。</text:p>
      <text:p text:style-name="P4">
参与俄罗斯联邦武装部队Kaliningrad Garrison军事指挥官的人员，目前的“花岗岩”是在全面入侵的开始时，包括在东方阵线上加入占领组织。</text:p>
      <text:p text:style-name="P4">
去年三月，他热情地来到了巴拉克利亚(Balakliya)，并奉献了俄罗斯军队和L/DNR战斗人员联合行动的协调，以在该市传播克里姆林宫政权。</text:p>
      <text:p text:style-name="P4">
后来他被任命为“指挥官”。 在这个“位置”中，占据了当地人的非法拘留。</text:p>
      <text:p text:style-name="P4">
根据花岗岩的命令，乌克兰人被带到由侵略者创建的卡蒂夫尼，并在警察局被俘虏的建筑物中制成。</text:p>
      <text:p text:style-name="P4">
在那里，人们遭受了酷刑，并且很长一段时间都没有食物。 一些受害者仍然被认为失踪了。</text:p>
      <text:p text:style-name="P4">
据报道，花岗岩亲自使用心理和身体暴力，威胁谋杀，并强迫将其亲戚驱逐出俄罗斯联邦。</text:p>
      <text:p text:style-name="P4">
在解放城市期间，占领“指挥官”逃往俄罗斯联邦，那里被掩盖了正义。</text:p>
      <text:p text:style-name="P4">
根据收集的证据，安全局的调查人员告诉他，涉嫌艺术的第2部分。 28和艺术的第1部分。 乌克兰《刑法》的438(违反一群人事先阴谋所犯下的战争法律和习俗).</text:p>
      <text:p text:style-name="P4">
Тривають комплексні заходи для притягнення зловмисника до відповідальності.</text:p>
      <text:p text:style-name="P4">
Розслідування проводили співробітники СБУ в Харківській області запроцесуального керівництва обласної прокуратури.</text:p>
      <text:p text:style-name="P4">
<text:span text:style-name="T4">
Джерело:</text:span>
 <text:a xlink:type="simple" xlink:href="https://ssu.gov.ua/novyny/sbu-oholosyla-pro-pidozru-kolyshnomu-okupatsiinomu-komendantu-balaklii-yakyi-katuvav-meshkantsiv-mista" text:style-name="Internet_20_link" text:visited-style-name="Visited_20_Internet_20_Link">
Служба безпеки України</text:a>
</text:p>
      <text:p text:style-name="P4">
News Source: <text:a xlink:type="simple" xlink:href="https://armyinform.com.ua/2023/05/14/sbu-ogolosyla-pro-pidozru-kolyshnomu-okupaczijnomu-komendantu-balakliyi-yakyj-katuvav-meshkancziv-mista/" text:style-name="Internet_20_link" text:visited-style-name="Visited_20_Internet_20_Link">
https://armyinform.com.ua/2023/05/14/sbu-ogolosyla-pro-pidozru-kolyshnomu-okupaczijnomu-komendantu-balakliyi-yakyj-katuvav-meshkancziv-mista/</text:a>
</text:p>
      <!--NEWS-->
      <text:h text:style-name="P10" text:outline-level="1">
<text:span text:style-name="T4">
105个无人机将从德国政府那里获得乌克兰侦察兵</text:span>
</text:h>
      <text:p text:style-name="P4">
作者: ['АРМІЯINFORM']</text:p>
      <text:p text:style-name="P4">
时间: 2023-05-14T36:00:00-04:00</text:p>
      <text:p text:style-name="P4">
描述: 乌克兰的媒体Otkhadov 105 Bezpilotnitvyv Vector在Mazh Minth的合同中...与乌克兰2022年的战争，与乌克兰的最新新闻，今天与乌克兰的新闻，与乌克兰的新闻进行战争，今天与乌克兰的新闻战争最后一次，乌克兰和俄罗斯之间的战争将是一场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5/20230131-01.jpg" text:style-name="Internet_20_link" text:visited-style-name="Visited_20_Internet_20_Link">
20230131-01.jpg</text:a>
']</text:p>
      <text:p text:style-name="P4">
标签: ['STOPRUSSIA', 'АГРЕСІЯ РФ', 'ВТОРГНЕННЯ РФ', 'ГОЛОВНЕ УПРАВЛІННЯ РОЗВІДКИ МО УКРАЇНИ', 'ГУР МО УКРАЇНИ']</text:p>
      <text:p text:style-name="P4">
类别: News</text:p>
      <!--METADATA-->
      <text:p text:style-name="P4">
<draw:frame draw:style-name="fr1" draw:name="Image257" text:anchor-type="as-char" svg:width="6.9236in" svg:height="3.892602in" draw:z-index="0">
<draw:image xlink:href="../Images/AРМІЯINFORM/2023-05-14T36-00-00-04-00/20230131-01.jpg" xlink:type="simple" xlink:show="embed" xlink:actuate="onLoad" draw:mime-type="image/jpeg"/>
</draw:frame>
乌克兰情报将在乌克兰国防服务框架内通过德国无人机系统GmbH无人机获得105个矢量无人机。</text:p>
      <text:p text:style-name="P4">
关于它<text:a xlink:type="simple" xlink:href="https://gur.gov.ua/content/105-bpla-zi-shtuchnym-intelektom-dlia-voiennoi-rozvidky-ukrainy.html" text:style-name="Internet_20_link" text:visited-style-name="Visited_20_Internet_20_Link">
报告</text:a>
乌克兰国防智力局主要局。</text:p>
      <text:p text:style-name="P4">
“这是由德国联邦共和国融资的乌克兰军队的第二个矢量无人机。 2022年8月，乌克兰下令33种同一车型的德国无人机，他们在战场上提出了高效率。 为了开始使用矢量无人机长时间：组装形式的“鸟”的翼展为2.8米。</text:p>
      <text:p text:style-name="P4">
Vava Vector配备了电流和红外传感器，可以检测敌人的目标，并且无人机的牢固结构抵消了天气因素。 速度 - 高达72 km/h。 一次航班的持续时间为1220分钟。 得益于受保护的矢量数据传输渠道在战斗任务中，它能够实时广播视频到陆上站。非增强的人工智能用于分析的扩展功能：构建 - 中算法允许您自动识别同一时间的对象传输至关重要的智能。消息。</text:p>
      <text:p text:style-name="P4">
乌克兰国防部智力局主要委员会的战士表达了德国人民对下一项重要贡献的灵活性，这增强了乌克兰军队的奇特学优势。</text:p>
      <text:p text:style-name="P4">
News Source: <text:a xlink:type="simple" xlink:href="https://armyinform.com.ua/2023/05/14/105-bpla-otrymayut-ukrayinski-rozvidnyky-vid-nimeczkogo-uryadu/" text:style-name="Internet_20_link" text:visited-style-name="Visited_20_Internet_20_Link">
https://armyinform.com.ua/2023/05/14/105-bpla-otrymayut-ukrayinski-rozvidnyky-vid-nimeczkogo-uryadu/</text:a>
</text:p>
      <!--NEWS-->
      <text:h text:style-name="P10" text:outline-level="1">
<text:span text:style-name="T4">
乌克兰的胜利不仅是所有被占领领土的解放，而且是对乌克兰总统的所有杀手的公平判决</text:span>
</text:h>
      <text:p text:style-name="P4">
作者: ['АРМІЯINFORM']</text:p>
      <text:p text:style-name="P4">
时间: 2023-05-14T37:00:00-04:00</text:p>
      <text:p text:style-name="P4">
描述: 乌克兰人的Peremoga-不是Rosiyki Pay的Zvilnnnya的谎言 - 自己的劳动...与乌克兰2022年的战争，与乌克兰的最新新闻，《与乌克兰的新闻战争》，今天与乌克兰2022年的新闻战争，乌克兰之间的战争，将在乌克兰之间发动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5/df14b6f60f69bd113570e3de4b455a49_1684009913_extra_large.jpeg" text:style-name="Internet_20_link" text:visited-style-name="Visited_20_Internet_20_Link">
df14b6f60f69bd113570e3de4b455a49_1684009913_extra_large.jpeg</text:a>
']</text:p>
      <text:p text:style-name="P4">
标签: ['ВОЛОДИМИР ЗЕЛЕНСЬКИЙ', 'ІТАЛІЯ']</text:p>
      <text:p text:style-name="P4">
类别: News</text:p>
      <!--METADATA-->
      <text:p text:style-name="P4">
<draw:frame draw:style-name="fr1" draw:name="Image258" text:anchor-type="as-char" svg:width="6.9236in" svg:height="4.617948in" draw:z-index="0">
<draw:image xlink:href="../Images/AРМІЯINFORM/2023-05-14T37-00-00-04-00/df14b6f60f69bd113570e3de4b455a49_1684009913_extra_large.jpeg" xlink:type="simple" xlink:show="embed" xlink:actuate="onLoad" draw:mime-type="image/jpeg"/>
</draw:frame>
乌克兰的胜利不仅是俄罗斯入侵者对所有领土的解放，而且是将侵略罪的罪行造成对我们国家的罪行，以使所有有罪的责任。 这是由弗拉基米尔塞尔斯基总统在意大利官方名片中接受意大利媒体代表采访时所说的。</text:p>
      <text:p text:style-name="P4">
在回答这个问题时，乌克兰国家负责人指出，乌克兰领土的唯一安抚化之一对于那些失去了孩子的公民来说是不够的。</text:p>
      <text:p text:style-name="P4">
“我认识那些说，向我讲话的人，”我以某种方式授予了他们的孩子……他们说：“我们非常问你：不仅是我们的祖国。 提升。 那些下订单的人应该回答。 我们要法院。 它是由法院设计的 - 我们希望真正的正义。 我们要求它，我们不会入睡。” 这些是掩盖自己的小孩的老人，他们为国家而死。”他说。</text:p>
      <text:p text:style-name="P4">
因此，根据弗拉基米尔·泽伦斯基(Vladimir Zelensky)的说法，对于这些人和乌克兰总统而言，胜利不仅是领土的回归。</text:p>
      <text:p text:style-name="P4">
“我们是一个文明的国家，我们想要和平，但只是和平。 对杀手是正确的，诚实的句子。”总统强调。</text:p>
      <text:p text:style-name="P4">
他还指出，俄罗斯联邦的侵略可能会有所不同 - 不仅在外观上，而且在包括能量在内的勒索。 国家元首表示，在战争中失去乌克兰的情况下，俄罗斯侵略将继续解决北约和欧盟，然后公共国家将不得不将其子女和父母送入战争。</text:p>
      <text:p text:style-name="P4">
“我已经准备好进行务实的对话。 我认为您的社会应该准备好知道：最好帮助乌克兰，” Volodymyr Zelenskyy说。</text:p>
      <text:p text:style-name="P4">
<text:span text:style-name="T4">
资料来源：</text:span>
 <text:a xlink:type="simple" xlink:href="https://www.president.gov.ua/news/peremoga-ukrayini-ce-ne-lishe-zvilnennya-vsih-okupovanih-ter-82865" text:style-name="Internet_20_link" text:visited-style-name="Visited_20_Internet_20_Link">
总统办公室</text:a>
</text:p>
      <text:p text:style-name="P4">
News Source: <text:a xlink:type="simple" xlink:href="https://armyinform.com.ua/2023/05/14/peremoga-ukrayiny-cze-ne-lyshe-zvilnennya-vsih-okupovanyh-terytorij-a-j-spravedlyvi-vyroky-vsim-ubyvczyam-prezydent-ukrayiny/" text:style-name="Internet_20_link" text:visited-style-name="Visited_20_Internet_20_Link">
https://armyinform.com.ua/2023/05/14/peremoga-ukrayiny-cze-ne-lyshe-zvilnennya-vsih-okupovanyh-terytorij-a-j-spravedlyvi-vyroky-vsim-ubyvczyam-prezydent-ukrayiny/</text:a>
</text:p>
      <!--NEWS-->
      <text:h text:style-name="P10" text:outline-level="1">
<text:span text:style-name="T4">
是否通过对货币援助IDP进行“行动”来改变注册地点</text:span>
</text:h>
      <text:p text:style-name="P4">
作者: ['Іветта Василенко']</text:p>
      <text:p text:style-name="P4">
时间: 2023-05-14T38:00:00-04:00</text:p>
      <text:p text:style-name="P4">
描述: 个人转移的Intranshno，通过门户网站“ DIA”，纳达利的垃圾到姐妹蛇的垃圾，与乌克兰2022年的战争，与乌克兰的最新新闻战争，《与乌克兰的新闻》，与乌克兰的新闻战争，与乌克兰2022年的新闻战争，这是今天的最后一场，乌克兰与俄罗斯之间会发生战争，何时，何时，何时，何时，何时，何时，何时，何时，何时，何时，何时，何时，何时，何时，何时与乌克兰战争在2022年在不久的将来与乌克兰的战争，与乌克兰的战争，今天的乌克兰新闻，乌克兰的新闻，乌克兰媒体的俄罗斯媒体</text:p>
      <text:p text:style-name="P4">
图片: ['<text:a xlink:type="simple" xlink:href="https://armyinform.com.ua/wp-content/uploads/2021/11/5ncmojeg50czm07tphknalblebeajfzo-968x500-1-1.jpg" text:style-name="Internet_20_link" text:visited-style-name="Visited_20_Internet_20_Link">
5ncmojeg50czm07tphknalblebeajfzo-968x500-1-1.jpg</text:a>
']</text:p>
      <text:p text:style-name="P4">
标签: ['ВПО', 'ГРОШОВА ДОПОМОГА']</text:p>
      <text:p text:style-name="P4">
类别: News</text:p>
      <!--METADATA-->
      <text:p text:style-name="P4">
<draw:frame draw:style-name="fr1" draw:name="Image259" text:anchor-type="as-char" svg:width="6.9236in" svg:height="3.57624in" draw:z-index="0">
<draw:image xlink:href="../Images/AРМІЯINFORM/2023-05-14T38-00-00-04-00/5ncmojeg50czm07tphknalblebeajfzo-968x500-1-1.jpg" xlink:type="simple" xlink:show="embed" xlink:actuate="onLoad" draw:mime-type="image/jpeg"/>
</draw:frame>
说明性照片</text:p>
      <text:p text:style-name="P4">
尽管通过动作门户更改了注册地位，但内部流离失所者仍将继续获得每月现金援助。 重要的是，流离失所的人应联系社会保障当局。 这样的<text:a xlink:type="simple" xlink:href="https://www.facebook.com/MLSP.gov.ua/posts/pfbid0cL9biaAzcQivSg1dpz8ZBhqE8JRxcXT1D796kqTBT2hJwq1KnhZjx3PQEvJ31kt3l" text:style-name="Internet_20_link" text:visited-style-name="Visited_20_Internet_20_Link">
澄清</text:a>
社会政策部提供。</text:p>
      <text:p text:style-name="P4">
这是关于什么？ 如果乌克兰公民为来自该州内部流离失所者的人提供货币援助，并通过申请“行动”申请了实际居住地，则他的付款将存储，也没有存储其他验证流程。</text:p>
      <text:p text:style-name="P4">
这种援助将继续，而无需与社会保护当局进行额外联系。 如果公民还有其他付款请求，那么，当然，您应该在新居住地的地址与社会保障机构联系。</text:p>
      <text:p text:style-name="P4">
应该提醒的是，从2023年1月底开始，大约有500万个内部流离失所者注册。</text:p>
      <text:p text:style-name="P4">
获得现金援助的权利是以下公民类别：</text:p>
      <ul>
        <li>
          <text:p text:style-name="P4">
离开了所在地区清单中的定居点的人(保存了)敌对行动或俄罗斯联邦暂时占领；</text:p>
        </li>
        <li>
          <text:p text:style-name="P4">
不可用或被摧毁的住房并于2022年5月20日提交的人申请相应损失的赔偿申请，尤其是通过门户“行动”；</text:p>
        </li>
        <li>
          <text:p text:style-name="P4">
通过战斗书籍，恐怖行为，由俄罗斯联邦的侵略造成的纪录片证实了地方当局的纪录片确认事实；</text:p>
        </li>
        <li>
          <text:p text:style-name="P4">
截至2022年2月24日，每月收到目标IDP的人以支付居住费用；</text:p>
        </li>
        <li>
          <text:p text:style-name="P4">
从临时占领的终端领土中重新居住的人，在2022年2月24日之后进行了敌对行动。</text:p>
        </li>
      </ul>
      <text:p text:style-name="P4">
您可以获取IDP证书，并通过行动“行动”申请财政援助。 此外，内部流离失所者可以求助于CNAP或村庄执行机构，定居点，市议会的社会保护部门。</text:p>
      <text:p text:style-name="P4">
向该州流离失所者的每月财政援助付款是：儿童和残疾人的3000份Hryvnias和所有其他人的Hryvnias。</text:p>
      <text:p text:style-name="P4">
<text:span text:style-name="T5">
照片说明性</text:span>
</text:p>
      <text:p text:style-name="P4">
News Source: <text:a xlink:type="simple" xlink:href="https://armyinform.com.ua/2023/05/14/chy-vplyvaye-zmina-misczya-reyestracziyi-cherez-diyu-na-groshovu-dopomogu-vpo/" text:style-name="Internet_20_link" text:visited-style-name="Visited_20_Internet_20_Link">
https://armyinform.com.ua/2023/05/14/chy-vplyvaye-zmina-misczya-reyestracziyi-cherez-diyu-na-groshovu-dopomogu-vpo/</text:a>
</text:p>
      <!--NEWS-->
      <text:h text:style-name="P10" text:outline-level="1">
<text:span text:style-name="T4">
在国际军事朝圣中，第一次在乌克兰安娜·马利亚（Anna Malyar）祈祷</text:span>
</text:h>
      <text:p text:style-name="P4">
作者: ['АРМІЯINFORM']</text:p>
      <text:p text:style-name="P4">
时间: 2023-05-14T39:00:00-04:00</text:p>
      <text:p text:style-name="P4">
描述: Upersher Vissysovis Kaplani Zbroin，父亲Rostislav父亲Tyslas，Vasil神父...与乌克兰2022年的战争，与乌克兰的最新消息，今天与乌克兰的新闻，今天与乌克兰2022年的新闻战争，乌克兰和俄罗斯之间的战争将在乌克兰和俄罗斯之间发生战争与乌克兰的战争将是不久的</text:p>
      <text:p text:style-name="P4">
图片: ['<text:a xlink:type="simple" xlink:href="https://armyinform.com.ua/wp-content/uploads/2023/05/photo_5404413510005410340.jpg" text:style-name="Internet_20_link" text:visited-style-name="Visited_20_Internet_20_Link">
photo_5404413510005410340.jpg</text:a>
']</text:p>
      <text:p text:style-name="P4">
标签: ['ВІЙСЬКОВІ КАПЕЛАНИ', 'ГАННА МАЛЯР']</text:p>
      <text:p text:style-name="P4">
类别: News</text:p>
      <!--METADATA-->
      <text:p text:style-name="P4">
<draw:frame draw:style-name="fr1" draw:name="Image260" text:anchor-type="as-char" svg:width="6.9236in" svg:height="4.370522in" draw:z-index="0">
<draw:image xlink:href="../Images/AРМІЯINFORM/2023-05-14T39-00-00-04-00/photo_5404413510005410340.jpg" xlink:type="simple" xlink:show="embed" xlink:actuate="onLoad" draw:mime-type="image/jpeg"/>
</draw:frame>
乌克兰武装部队的军事牧师是第63届国际军事朝圣之际，乌克兰的武装部队Rostislav Vysokan vysokan Vasyl Bodnar神父，阅读“维尔京，维尔京”……乌克兰人。 关于这个<text:a xlink:type="simple" xlink:href="https://t.me/annamaliar/735" text:style-name="Internet_20_link" text:visited-style-name="Visited_20_Internet_20_Link">
被引用</text:a>
在安娜画家的电报中。</text:p>
      <text:p text:style-name="P4">
现在，法国城市卢尔达(Lurda)正在进行弥撒，来自38个国家 /地区的1.4万名军人和军事牧师的参与。</text:p>
      <text:p text:style-name="P4">
News Source: <text:a xlink:type="simple" xlink:href="https://armyinform.com.ua/2023/05/14/na-mizhnarodnomu-vijskovomu-palomnycztvi-vpershe-molylysya-ukrayinskoyu-movoyu-ganna-malyar/" text:style-name="Internet_20_link" text:visited-style-name="Visited_20_Internet_20_Link">
https://armyinform.com.ua/2023/05/14/na-mizhnarodnomu-vijskovomu-palomnycztvi-vpershe-molylysya-ukrayinskoyu-movoyu-ganna-malyar/</text:a>
</text:p>
      <!--NEWS-->
      <text:h text:style-name="P10" text:outline-level="1">
<text:span text:style-name="T4">
在监狱中服刑的占领者着迷于他签订合同-Gur</text:span>
</text:h>
      <text:p text:style-name="P4">
作者: ['АРМІЯINFORM']</text:p>
      <text:p text:style-name="P4">
时间: 2023-05-14T40:00:00-04:00</text:p>
      <text:p text:style-name="P4">
描述: https://youtu.be/vkrdby9157w俄罗斯联合会的glumadian，Yaky Pokaranni在Mixy Pozbalann上...与乌克兰2022年战争，与乌克兰与乌克兰的最新消息交战，今天与乌克兰的最新消息，今天与乌克兰的战争，今天将有一场乌克兰的战争，今天将会有一场乌克兰与俄罗斯，俄罗斯与俄罗斯之间的战争是在2022年与乌克兰战争时，是否会在不久的将来与乌克兰进行战争，乌克兰与乌克兰的战争，今天的乌克兰新闻，乌克兰的新闻，乌克兰的乌克兰媒体新闻</text:p>
      <text:p text:style-name="P4">
图片: []</text:p>
      <text:p text:style-name="P4">
标签: ['STOPRUSSIA', 'АГРЕСІЯ РФ', 'ВІЙНА', 'ВТОРГНЕННЯ РФ', 'ГУР МО УКРАЇНИ']</text:p>
      <text:p text:style-name="P4">
类别: News</text:p>
      <!--METADATA-->
      <text:p text:style-name="P4">
俄罗斯联邦的公民在RFF领土的监狱中受到惩罚，被动员并参与对乌克兰乌克兰·阿夫迪夫斯基的方向进行武装侵略。</text:p>
      <text:p text:style-name="P4">
“俄罗斯的Osssii *Banny合同，已签署，现在是不可能的。 野性是为我写的，”占用者摇了摇。</text:p>
      <text:p text:style-name="P4">
他还告诉他，一旦动员了300,000，就会立即开始一场真正的战争，而不是这样的特殊行动。 他根本不想生命的居住者，也不认为他可以被杀死。</text:p>
      <text:p text:style-name="P4">
资料来源：<text:a xlink:type="simple" xlink:href="https://gur.gov.ua/content/kontrakt-podpysal-a-teper-vylezty-ne-mohu.html" text:style-name="Internet_20_link" text:visited-style-name="Visited_20_Internet_20_Link">
乌克兰国防部情报局主要局长</text:a>
</text:p>
      <text:p text:style-name="P4">
News Source: <text:a xlink:type="simple" xlink:href="https://armyinform.com.ua/2023/05/14/okupant-yakyj-prohodyv-pokarannya-u-misczyah-pozbavlennya-voli-bidkayetsya-shho-za-nogo-pidpysaly-kontrakt-gur/" text:style-name="Internet_20_link" text:visited-style-name="Visited_20_Internet_20_Link">
https://armyinform.com.ua/2023/05/14/okupant-yakyj-prohodyv-pokarannya-u-misczyah-pozbavlennya-voli-bidkayetsya-shho-za-nogo-pidpysaly-kontrakt-gur/</text:a>
</text:p>
      <!--NEWS-->
      <text:h text:style-name="P10" text:outline-level="1">
<text:span text:style-name="T4">
乌克兰广播电视和电视，用于Zaporozhye前线领土的居民</text:span>
</text:h>
      <text:p text:style-name="P4">
作者: ['АРМІЯINFORM']</text:p>
      <text:p text:style-name="P4">
时间: 2023-05-14T41:00:00-04:00</text:p>
      <text:p text:style-name="P4">
描述: 关于乌克兰电信电台的Rospovis，在oporitoriye teriteriyuzhzhiy上...与乌克兰2022年的战争，与乌克兰的最新新闻，《今日新闻》，《新闻战》，今天与乌克兰2022年上次与乌克兰的新闻战争，将在乌克兰和俄罗斯和俄罗斯之间发生战争，以及何时与乌克兰的战争， 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5/tzd0uhje67d26ikgjc6s.w695.jpg" text:style-name="Internet_20_link" text:visited-style-name="Visited_20_Internet_20_Link">
tzd0uhje67d26ikgjc6s.w695.jpg</text:a>
']</text:p>
      <text:p text:style-name="P4">
标签: ['ЗАПОРІЖЖЯ', 'РАДІО', 'ТЕЛЕБАЧЕННЯ']</text:p>
      <text:p text:style-name="P4">
类别: News</text:p>
      <!--METADATA-->
      <text:p text:style-name="P4">
<draw:frame draw:style-name="fr1" draw:name="Image261" text:anchor-type="as-char" svg:width="6.9236in" svg:height="3.885186in" draw:z-index="0">
<draw:image xlink:href="../Images/AРМІЯINFORM/2023-05-14T41-00-00-04-00/tzd0uhje67d26ikgjc6s.w695.jpg" xlink:type="simple" xlink:show="embed" xlink:actuate="onLoad" draw:mime-type="image/jpeg"/>
</draw:frame>
说明性照片</text:p>
      <text:p text:style-name="P4">
我们谈论乌克兰电视台和一线领土上的广播。 关于它<text:a xlink:type="simple" xlink:href="https://minre.gov.ua/2023/05/13/ukrayinske-radio-i-tb-dlya-meshkancziv-pryfrontovyh-terytorij-zaporizhzhya/" text:style-name="Internet_20_link" text:visited-style-name="Visited_20_Internet_20_Link">
报告</text:a>
乌克兰暂时占领领土的重新融入部。</text:p>
      <text:p text:style-name="P4">
T2电视信号来自Zaporozhye中的传输站(Radiius -55公里)和Novomykolaivtsi(半径25公里).</text:p>
      <text:p text:style-name="P4">
У радіусі 50 км від Запоріжжя можна слухати: Радіо Еммануїл (69.92 MHz)， 收音机(71.5 MHz)， 文化(87.8 MHz)，FM军队(91.2 MHz)，星期五广播(94.1 MHz)，电台NV(102.7 MHz)，乌克兰广播电台(103.7 MHz)， 射线(106,2mg)， 格式(88.3 MHz)，复古FM(107 MHz).</text:p>
      <text:p text:style-name="P4">
У Новомиколаївці й прилеглих районах у радіусі 25 км можна приймати сигналрадіостанції Українське радіо (103.7 MHz).</text:p>
      <text:p text:style-name="P4">
News Source: <text:a xlink:type="simple" xlink:href="https://armyinform.com.ua/2023/05/14/ukrayinske-radio-i-tb-dlya-meshkancziv-pryfrontovyh-terytorij-zaporizhzhya/" text:style-name="Internet_20_link" text:visited-style-name="Visited_20_Internet_20_Link">
https://armyinform.com.ua/2023/05/14/ukrayinske-radio-i-tb-dlya-meshkancziv-pryfrontovyh-terytorij-zaporizhzhya/</text:a>
</text:p>
      <!--NEWS-->
      <text:h text:style-name="P10" text:outline-level="1">
<text:span text:style-name="T4">
芬兰已将12栋移动房屋交给了生活中的脆弱团体</text:span>
</text:h>
      <text:p text:style-name="P4">
作者: ['АРМІЯINFORM']</text:p>
      <text:p text:style-name="P4">
时间: 2023-05-14T42:00:00-04:00</text:p>
      <text:p text:style-name="P4">
描述: Fisnlandi为了调整Mintyki Rosvitka Gromad，乌克兰的Teritanian Tom Okrostructure ...与乌克兰2022年的战争，与乌克兰与乌克兰的最新新闻，与乌克兰的最新新闻进行战争，与乌克兰2022年最后一次与乌克兰的新闻战争，乌克兰和俄罗斯和俄罗斯和俄罗斯和俄罗斯之间的战争将会当他们在2022年与乌克兰进行战争时，无论是否有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2/08/fztcfnhx0aaijgg.jpg" text:style-name="Internet_20_link" text:visited-style-name="Visited_20_Internet_20_Link">
fztcfnhx0aaijgg.jpg</text:a>
']</text:p>
      <text:p text:style-name="P4">
标签: ['МОДУЛЬНІ БУДИНОЧКИ', 'ФІНЛЯНДІЯ']</text:p>
      <text:p text:style-name="P4">
类别: News</text:p>
      <!--METADATA-->
      <text:p text:style-name="P4">
<draw:frame draw:style-name="fr1" draw:name="Image262" text:anchor-type="as-char" svg:width="6.9236in" svg:height="3.894525in" draw:z-index="0">
<draw:image xlink:href="../Images/AРМІЯINFORM/2023-05-14T42-00-00-04-00/fztcfnhx0aaijgg.jpg" xlink:type="simple" xlink:show="embed" xlink:actuate="onLoad" draw:mime-type="image/jpeg"/>
</draw:frame>
芬兰在社区发展部的协助下，乌克兰的Tainfrastructure领土将12个移动建筑转移到了基辅地区的欧丁。 关于它<text:a xlink:type="simple" xlink:href="https://www.kmu.gov.ua/news/finliandiia-peredala-12-mobilnykh-budynochkiv-dlia-prozhyvannia-sotsialno-vrazlyvykh-hrup-naselennia" text:style-name="Internet_20_link" text:visited-style-name="Visited_20_Internet_20_Link">
报告</text:a>
政府门户。</text:p>
      <text:p text:style-name="P4">
他们将能够居住大家庭，受害者家庭，残疾人，社会工作者，军事和其他社会脆弱人群的家庭。</text:p>
      <text:p text:style-name="P4">
“失去住房的乌克兰人的提供是我们部的优先事项之一。 在这里，我们与国际合作伙伴合作进行临时决策和长期住房。 包括通过住房恢复计划。 我感谢芬兰的帮助，我们希望只促进我们的合作。</text:p>
      <text:p text:style-name="P4">
每个房屋都是为3套公寓设计的，每个公寓的面积为27-28kV。 仪表。 他们可以在每个人中安顿4个人。 定居的人数总数为144人。</text:p>
      <text:p text:style-name="P4">
每个公寓都有一个走廊，一个浴室，一个厨房，两个住宅房间。</text:p>
      <text:p text:style-name="P4">
水和光线连接到每个房屋。 该镇也由电源-2发电机保护。</text:p>
      <text:p text:style-name="P4">
移动建筑本身位于行人的一个疗养院，其他重要的社交遗址以及到基辅的街头领土上。</text:p>
      <text:p text:style-name="P4">
News Source: <text:a xlink:type="simple" xlink:href="https://armyinform.com.ua/2023/05/14/finlyandiya-peredala-12-mobilnyh-budynochkiv-dlya-prozhyvannya-soczialno-vrazlyvyh-grup-naselennya/" text:style-name="Internet_20_link" text:visited-style-name="Visited_20_Internet_20_Link">
https://armyinform.com.ua/2023/05/14/finlyandiya-peredala-12-mobilnyh-budynochkiv-dlya-prozhyvannya-soczialno-vrazlyvyh-grup-naselennya/</text:a>
</text:p>
      <!--NEWS-->
      <text:h text:style-name="P10" text:outline-level="1">
<text:span text:style-name="T4">
我们的后卫摧毁了18个无人机SHAHD-136/131</text:span>
</text:h>
      <text:p text:style-name="P4">
作者: ['АРМІЯINFORM']</text:p>
      <text:p text:style-name="P4">
时间: 2023-05-14T43:00:00-04:00</text:p>
      <text:p text:style-name="P4">
描述: 由Rosiyska Federals粘贴，对Teritors施加了虫膜的影响...与乌克兰2022年的战争，与乌克兰的最新新闻战争，今天与乌克兰2022年的新闻战争，乌克兰和俄罗斯之间以及俄罗斯之间的战争将发生他们说，与乌克兰在2022年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3/shahed-geran-1.jpg" text:style-name="Internet_20_link" text:visited-style-name="Visited_20_Internet_20_Link">
shahed-geran-1.jpg</text:a>
']</text:p>
      <text:p text:style-name="P4">
标签: ['STOPRUSSIA', 'АГРЕСІЯ РФ', 'БПЛА', 'ВТОРГНЕННЯ РФ', 'ХРОНІКА ОБОРОНИ', 'ШАХЕДИ']</text:p>
      <text:p text:style-name="P4">
类别: News</text:p>
      <!--METADATA-->
      <text:p text:style-name="P4">
<draw:frame draw:style-name="fr1" draw:name="Image263" text:anchor-type="as-char" svg:width="6.9236in" svg:height="4.260133in" draw:z-index="0">
<draw:image xlink:href="../Images/AРМІЯINFORM/2023-05-14T43-00-00-04-00/shahed-geran-1.jpg" xlink:type="simple" xlink:show="embed" xlink:actuate="onLoad" draw:mime-type="image/jpeg"/>
</draw:frame>
<text:span text:style-name="T4">
🔥俄罗斯入侵的情况</text:span>
</text:p>
      <text:p text:style-name="P4">
最后一天，俄罗斯联邦通过应用伊朗冲击无人机无人机SHAHD-136/131击中了下一个巨大的打击。</text:p>
      <text:p text:style-name="P4">
关于它<text:a xlink:type="simple" xlink:href="https://www.facebook.com/GeneralStaff.ua/posts/pfbid06tm48EqygNAMAbMTYKm24SKyVKLZ8pwZ4vE2gLuwTfSEfEeFkTwm1qSDhpp88ezjl" text:style-name="Internet_20_link" text:visited-style-name="Visited_20_Internet_20_Link">
报告</text:a>
武装部队的总人员。</text:p>
      <text:p text:style-name="P4">
“根据指定的信息，23个中的18个被我们的捍卫者摧毁。 大约50座高层建筑，私人建筑，文化和医疗机构被爆炸浪损坏。</text:p>
      <text:p text:style-name="P4">
该消息写道：“平民中有30多人受伤。</text:p>
      <text:p text:style-name="P4">
值得注意的是，在最后一天，敌人击中了4次导弹罢工，包括特尔诺维尔和米科洛夫城市，导致中年受伤的中年公民受伤，损害了一座多层建筑和其他平民基础设施。</text:p>
      <text:p text:style-name="P4">
News Source: <text:a xlink:type="simple" xlink:href="https://armyinform.com.ua/2023/05/14/nashi-zahysnyky-znyshhyly-18-bpla-shahed-136-131/" text:style-name="Internet_20_link" text:visited-style-name="Visited_20_Internet_20_Link">
https://armyinform.com.ua/2023/05/14/nashi-zahysnyky-znyshhyly-18-bpla-shahed-136-131/</text:a>
</text:p>
      <!--NEWS-->
      <text:h text:style-name="P10" text:outline-level="1">
<text:span text:style-name="T4">
国防军在占用者的重点领域打了10次跳动</text:span>
</text:h>
      <text:p text:style-name="P4">
作者: ['АРМІЯINFORM']</text:p>
      <text:p text:style-name="P4">
时间: 2023-05-14T44:00:00-04:00</text:p>
      <text:p text:style-name="P4">
描述: 关于ZSU总部的谷物，在他的Ram Raskoy Zvevnini上。 “阿维亚西亚部队……与乌克兰2022年的战争，与乌克兰的最新新闻，今天与乌克兰的新闻战争，今天的最后一场战争，今天的最后一次战争将在乌克兰和俄罗斯之间发生战争，何时在2022年与乌克兰的战争将是，他们将与乌克兰发生战争，在不久的将来，他们说，今天与乌克兰的战争，今天的乌克兰新闻，乌克兰新闻，乌克兰媒体在俄罗斯</text:p>
      <text:p text:style-name="P4">
图片: ['<text:a xlink:type="simple" xlink:href="https://armyinform.com.ua/wp-content/uploads/2022/07/241886_zsu_generalstaff.ua_.png" text:style-name="Internet_20_link" text:visited-style-name="Visited_20_Internet_20_Link">
241886_zsu_generalstaff.ua_.png</text:a>
']</text:p>
      <text:p text:style-name="P4">
标签: ['STOPRUSSIA', 'АГРЕСІЯ РФ', 'ВІЙНА', 'ВТОРГНЕННЯ РФ']</text:p>
      <text:p text:style-name="P4">
类别: News</text:p>
      <!--METADATA-->
      <text:p text:style-name="P4">
<draw:frame draw:style-name="fr1" draw:name="Image264" text:anchor-type="as-char" svg:width="6.9236in" svg:height="3.606042in" draw:z-index="0">
<draw:image xlink:href="../Images/AРМІЯINFORM/2023-05-14T44-00-00-04-00/241886_zsu_generalstaff.ua_.png" xlink:type="simple" xlink:show="embed" xlink:actuate="onLoad" draw:mime-type="image/png"/>
</draw:frame>
<text:span text:style-name="T4">
🔥俄罗斯入侵的情况</text:span>
</text:p>
      <text:p text:style-name="P4">
关于它<text:a xlink:type="simple" xlink:href="https://www.facebook.com/GeneralStaff.ua/posts/pfbid06tm48EqygNAMAbMTYKm24SKyVKLZ8pwZ4vE2gLuwTfSEfEeFkTwm1qSDhpp88ezjl" text:style-name="Internet_20_link" text:visited-style-name="Visited_20_Internet_20_Link">
报告</text:a>
武装部队的总人员在早上摘要中。</text:p>
      <text:p text:style-name="P4">
“每天的国防军航空在敌人的个人工作人员和军事装备集中的领域进行了10次节拍，并在敌对的飞行导弹综合大楼中进行了4杆。 我们的防守者还杀死了3种敌人无人机类型“ Orlan-10”，被摧毁了2架Zala侦察无人机，4枚柳叶刀弹药和5个未指定类型的类型。</text:p>
      <text:p text:style-name="P4">
值得注意的是，火箭部队和炮兵部门影响了四个生命部队，射击火力部署的反应性系统，消防部署，2个防空手段，2个弹药仓库以及敌方广播的2个站点。</text:p>
      <text:p text:style-name="P4">
News Source: <text:a xlink:type="simple" xlink:href="https://armyinform.com.ua/2023/05/14/syly-oborony-zavdaly-10-udariv-po-rajonah-zoseredzhennya-okupantiv-ta-znyshhyly-2-rozviduvalnyh-bpla/" text:style-name="Internet_20_link" text:visited-style-name="Visited_20_Internet_20_Link">
https://armyinform.com.ua/2023/05/14/syly-oborony-zavdaly-10-udariv-po-rajonah-zoseredzhennya-okupantiv-ta-znyshhyly-2-rozviduvalnyh-bpla/</text:a>
</text:p>
      <!--NEWS-->
      <text:h text:style-name="P10" text:outline-level="1">
<text:span text:style-name="T4">
57次战斗冲突发生在利曼，巴赫穆特，阿夫迪夫和马林斯卡亚方向</text:span>
</text:h>
      <text:p text:style-name="P4">
作者: ['АРМІЯINFORM']</text:p>
      <text:p text:style-name="P4">
时间: 2023-05-14T45:00:00-04:00</text:p>
      <text:p text:style-name="P4">
描述: 敌人是Zoedzhuvati Major Zuill在Bakhmutsky的Limansky上的Zo.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zsu.jpg" text:style-name="Internet_20_link" text:visited-style-name="Visited_20_Internet_20_Link">
zsu.jpg</text:a>
']</text:p>
      <text:p text:style-name="P4">
标签: ['STOPRUSSIA', 'БАХМУТ', 'ВІЙНА', 'ВТОРГНЕННЯ РФ']</text:p>
      <text:p text:style-name="P4">
类别: News</text:p>
      <!--METADATA-->
      <text:p text:style-name="P4">
<draw:frame draw:style-name="fr1" draw:name="Image265" text:anchor-type="as-char" svg:width="6.9236in" svg:height="3.894525in" draw:z-index="0">
<draw:image xlink:href="../Images/AРМІЯINFORM/2023-05-14T45-00-00-04-00/zsu.jpg" xlink:type="simple" xlink:show="embed" xlink:actuate="onLoad" draw:mime-type="image/jpeg"/>
</draw:frame>
<text:span text:style-name="T4">
🔥俄罗斯入侵的情况</text:span>
</text:p>
      <text:p text:style-name="P4">
敌人继续专注于对莱曼，巴赫穆特，阿维迪夫和玛丽斯基的指示的主要努力。 过去，在过去的这些区域中，总共发生了57场战斗。</text:p>
      <text:p text:style-name="P4">
关于它<text:a xlink:type="simple" xlink:href="https://www.facebook.com/GeneralStaff.ua/posts/pfbid06tm48EqygNAMAbMTYKm24SKyVKLZ8pwZ4vE2gLuwTfSEfEeFkTwm1qSDhpp88ezjl" text:style-name="Internet_20_link" text:visited-style-name="Visited_20_Internet_20_Link">
报告</text:a>
武装部队的总人员。</text:p>
      <text:p text:style-name="P4">
“在巴赫穆特的方向上，敌人继续采取进攻行动。 巴赫穆特正在进行加权战。 此外，在白天，敌人在定居点，Bogdanivka，Chrome，Bakhmut和White Gora的方向上进行了连续的连续行动。 敌人在Putivstyutinske，Novomarkovo，Grigorivka，Bakhmut，Bakhmut，Ivanivske，Kurdyumivka Tapovnichny的定居点中引起了空袭。 都淋索μu可бл бemuthout，др -班，¼E -班，歇斯 - ¼E -денене，cinthomeрd -ц -донец -都цц都»， -   -   - й都йй都»й都告。</text:p>
      <text:p text:style-name="P4">
值得注意的是，在马林因斯基方向上，国防军的部队反映了在马林加市敌人袭击的数量。 同时，敌对的射击是乔治卡(Georgiyivka)和顿涅茨克(Donetsk)地区的胜利。</text:p>
      <text:p text:style-name="P4">
News Source: <text:a xlink:type="simple" xlink:href="https://armyinform.com.ua/2023/05/14/57-bojovyh-zitknen-vidbulosya-na-lymanskomu-bahmutskomu-avdiyivskomu-ta-maryinskomu-napryamkah/" text:style-name="Internet_20_link" text:visited-style-name="Visited_20_Internet_20_Link">
https://armyinform.com.ua/2023/05/14/57-bojovyh-zitknen-vidbulosya-na-lymanskomu-bahmutskomu-avdiyivskomu-ta-maryinskomu-napryamkah/</text:a>
</text:p>
      <!--NEWS-->
      <text:h text:style-name="P10" text:outline-level="1">
<text:span text:style-name="T4">
在卢汉斯克地区，占领者组织了俄罗斯联邦囚犯的另外800名新兵的培训</text:span>
</text:h>
      <text:p text:style-name="P4">
作者: ['АРМІЯINFORM']</text:p>
      <text:p text:style-name="P4">
时间: 2023-05-14T46:00:00-04:00</text:p>
      <text:p text:style-name="P4">
描述: 关于ZSU的总部。 “我的反对者把它交给了波波夫尼瓦蒂……与乌克兰2022年的战争，与乌克兰的战争是今天的最新消息，今天与乌克兰2022年的新闻战是今天的最后一场，乌克兰和俄罗斯，俄罗斯和俄罗斯和俄罗斯之间的战争是否会发生。他们说，与乌克兰与乌克兰的战争将在不久的将来与乌克兰发生战争时，他们说，与乌克兰与乌克兰的战争今天，今天的乌克兰新闻，乌克兰的新闻，乌克兰媒体在俄罗斯的乌克兰新闻</text:p>
      <text:p text:style-name="P4">
图片: ['<text:a xlink:type="simple" xlink:href="https://armyinform.com.ua/wp-content/uploads/2023/03/okupanty-strilby.jpg" text:style-name="Internet_20_link" text:visited-style-name="Visited_20_Internet_20_Link">
okupanty-strilby.jpg</text:a>
']</text:p>
      <text:p text:style-name="P4">
标签: ['STOPRUSSIA', 'АГРЕСІЯ РФ', 'ВІЙНА', 'ВТОРГНЕННЯ РФ']</text:p>
      <text:p text:style-name="P4">
类别: News</text:p>
      <!--METADATA-->
      <text:p text:style-name="P4">
<draw:frame draw:style-name="fr1" draw:name="Image266" text:anchor-type="as-char" svg:width="6.9236in" svg:height="4.33302in" draw:z-index="0">
<draw:image xlink:href="../Images/AРМІЯINFORM/2023-05-14T46-00-00-04-00/okupanty-strilby.jpg" xlink:type="simple" xlink:show="embed" xlink:actuate="onLoad" draw:mime-type="image/jpeg"/>
</draw:frame>
说明性照片<text:span text:style-name="T4">
🔥俄罗斯入侵的情况</text:span>
</text:p>
      <text:p text:style-name="P4">
关于它<text:a xlink:type="simple" xlink:href="https://www.facebook.com/GeneralStaff.ua/posts/pfbid06tm48EqygNAMAbMTYKm24SKyVKLZ8pwZ4vE2gLuwTfSEfEeFkTwm1qSDhpp88ezjl" text:style-name="Internet_20_link" text:visited-style-name="Visited_20_Internet_20_Link">
报告</text:a>
武装部队的总人员。</text:p>
      <text:p text:style-name="P4">
“敌人仍然试图补充他在俄罗斯联邦执行囚犯的权力方面的损失。 最近因4周的课程训练而闻名，有200名此类人到暂时占领的角质卢汉斯克地区的一个敌人的野战训练营的到来。 到本月底，预计将有多达250名记录的人。</text:p>
      <text:p text:style-name="P4">
同样在定居点，卢汉斯克地区的莫扎基夫卡地区，他们还占领了多达800名新来的俄罗斯囚犯的准备。</text:p>
      <text:p text:style-name="P4">
同时，在Zaporizhhya地区的Novopetrivka定居地区，军事训练的Polyraitoria最近从Wagner Pecs出版的俄罗斯囚犯仓库中到达了大约400名妇女，”消息写道。</text:p>
      <text:p text:style-name="P4">
值得注意的是，被定罪的准备工作将需要几周。 在不久的将来，预计俄罗斯罪犯组成的400名雇佣军预计将进行军事训练。</text:p>
      <text:p text:style-name="P4">
News Source: <text:a xlink:type="simple" xlink:href="https://armyinform.com.ua/2023/05/14/na-luganshhyni-okupanty-organizuvaly-pidgotovku-shhe-800-novobrancziv-z-chysla-uvyaznenyh-osib-z-rf/" text:style-name="Internet_20_link" text:visited-style-name="Visited_20_Internet_20_Link">
https://armyinform.com.ua/2023/05/14/na-luganshhyni-okupanty-organizuvaly-pidgotovku-shhe-800-novobrancziv-z-chysla-uvyaznenyh-osib-z-rf/</text:a>
</text:p>
      <!--NEWS-->
      <text:h text:style-name="P10" text:outline-level="1">
<text:span text:style-name="T4">
每天敌人的损失：已消除了600多名入侵者，21个Artsystem和31个无人机被摧毁</text:span>
</text:h>
      <text:p text:style-name="P4">
作者: ['АРМІЯINFORM']</text:p>
      <text:p text:style-name="P4">
时间: 2023-05-14T47:00:00-04:00</text:p>
      <text:p text:style-name="P4">
描述: Zagalni Boyov，在02/24/22到05/14/23 Orintovo成为：...与乌克兰2022的战争，与乌克兰与乌克兰的战争，今天与乌克兰的最新消息，今天与乌克兰2022年的新闻战争，今天与乌克兰2022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photo_2023-05-14_08-07-38-scaled.jpg" text:style-name="Internet_20_link" text:visited-style-name="Visited_20_Internet_20_Link">
photo_2023-05-14_08-07-38-scaled.jpg</text:a>
']</text:p>
      <text:p text:style-name="P4">
标签: ['STOPRUSSIA', 'ВТОРГНЕННЯ РФ', 'ВТРАТИ ВОРОГА', 'ГЕНЕРАЛЬНИЙ ШТАБ ЗС УКРАЇНИ']</text:p>
      <text:p text:style-name="P4">
类别: News</text:p>
      <!--METADATA-->
      <text:p text:style-name="P4">
<draw:frame draw:style-name="fr1" draw:name="Image267" text:anchor-type="as-char" svg:width="6.9236in" svg:height="6.992836in" draw:z-index="0">
<draw:image xlink:href="../Images/AРМІЯINFORM/2023-05-14T47-00-00-04-00/photo_2023-05-14_08-07-38-scaled.jpg" xlink:type="simple" xlink:show="embed" xlink:actuate="onLoad" draw:mime-type="image/jpeg"/>
</draw:frame>
从24.02.22到14.05.23的敌人的总损失将是定向的：</text:p>
      <text:p text:style-name="P4">
<text:span text:style-name="T4">
<text:span text:style-name="T5">
人员</text:span>
*  -  198880(+620)淘汰的人</text:span>
<text:span text:style-name="T5">
坦克</text:span>
<text:span text:style-name="T5">
 -3756(+5)单位，</text:span>
<text:span text:style-name="T4">
战斗装甲车</text:span>
 -7325(+18)<text:span text:style-name="T4">
<text:span text:style-name="T5">
炮兵系统</text:span>
<text:span text:style-name="T5">
 -3116(+21)</text:span>
 </text:span>
 rszv <text:span text:style-name="T4">
 -562(+1)</text:span>
<text:span text:style-name="T5">
防空</text:span>
<text:span text:style-name="T5">
 -314(+0)</text:span>
<text:span text:style-name="T4">
飞机</text:span>
 -308(+0)<text:span text:style-name="T4">
<text:span text:style-name="T5">
直升机</text:span>
* -294(+0)</text:span>
<text:span text:style-name="T5">
无人机手术战术水平</text:span>
<text:span text:style-name="T5">
 -2696(+31)</text:span>
<text:span text:style-name="T4">
有翼导弹</text:span>
 -970(+0)<text:span text:style-name="T4">
<text:span text:style-name="T5">
船 /船</text:span>
*  -  18(+0)</text:span>
<text:span text:style-name="T5">
汽车设备和坦克</text:span>
<text:span text:style-name="T5">
 -6018(+7)</text:span>
<text:span text:style-name="T4">
特殊技术</text:span>
 -404(+2)<text:span text:style-name="T4">
资料来源：</text:span>
 _ <text:a xlink:type="simple" xlink:href="https://www.facebook.com/GeneralStaff.ua/posts/pfbid0ZQDjFQ1BGE5nm1f1YyLSW89nNDiDZUqta7PFd5mbREM66hoDKPM7L4Wgpv5YgGYhl" text:style-name="Internet_20_link" text:visited-style-name="Visited_20_Internet_20_Link">
截至6月14日，乌克兰武装部队的总参谋部。</text:a>
_</text:p>
      <text:p text:style-name="P4">
News Source: <text:a xlink:type="simple" xlink:href="https://armyinform.com.ua/2023/05/14/vtraty-voroga-za-dobu-likvidovano-bvlshe-600-okupantiv-znyshheno-21-artsystemu-i-31-bpla/" text:style-name="Internet_20_link" text:visited-style-name="Visited_20_Internet_20_Link">
https://armyinform.com.ua/2023/05/14/vtraty-voroga-za-dobu-likvidovano-bvlshe-600-okupantiv-znyshheno-21-artsystemu-i-31-bpla/</text:a>
</text:p>
      <!--NEWS-->
      <text:h text:style-name="P10" text:outline-level="1">
<text:span text:style-name="T4">
占领者使用的策略散布了我们防空的注意力-NATALIA HUMENIUK</text:span>
</text:h>
      <text:p text:style-name="P4">
作者: ['Віктор Шубец']</text:p>
      <text:p text:style-name="P4">
时间: 2023-05-14T48:00:00-04:00</text:p>
      <text:p text:style-name="P4">
描述:  -  Vorog在Chorny Moris的Rocket（Rocket）出现的情况下，由Kilkiy（Kilkiy）与乌克兰2022年的战争，与乌克兰的最新新闻，今天与乌克兰的新闻战争，今天与乌克兰2022年的战争，乌克兰和乌克兰之间的战争将在乌克兰和乌克兰之间发生。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2/10/nataliya-gumenyuk-herson-2.jpg" text:style-name="Internet_20_link" text:visited-style-name="Visited_20_Internet_20_Link">
nataliya-gumenyuk-herson-2.jpg</text:a>
']</text:p>
      <text:p text:style-name="P4">
标签: ['STOPRUSSIA', 'АГРЕСІЯ РФ', 'ВТОРГНЕННЯ РФ', 'НАТАЛІЯ ГУМЕНЮК', 'ТЕЛЕМАРАФОН "ЄДИНІ НОВИНИ"']</text:p>
      <text:p text:style-name="P4">
类别: News</text:p>
      <!--METADATA-->
      <text:p text:style-name="P4">
<draw:frame draw:style-name="fr1" draw:name="Image268" text:anchor-type="as-char" svg:width="6.9236in" svg:height="3.896563in" draw:z-index="0">
<draw:image xlink:href="../Images/AРМІЯINFORM/2023-05-14T48-00-00-04-00/nataliya-gumenyuk-herson-2.jpg" xlink:type="simple" xlink:show="embed" xlink:actuate="onLoad" draw:mime-type="image/jpeg"/>
</draw:frame>
 - 敌人增加了在黑海中火箭架的存在，将火箭载体的生长增加到四个，其中一个在水下。 Telelorphone Vefiri说：“ <text:a xlink:type="simple" xlink:href="https://youtu.be/WY8sDvZdWEA" text:style-name="Internet_20_link" text:visited-style-name="Visited_20_Internet_20_Link">
唯一的消息</text:a>
»主要协调乌克兰南部队长1Rorra Natalia Humeniuk的国防军中心。</text:p>
      <text:p text:style-name="P4">
她还指出，占用者使用的策略是散布任何防空的注意力，试图同时使用空气，IMO射击发射器和无人机-Kamikadze和侦察无人机。 经常使用的敌机与我们在前面的活动和种族主义者的失败有关。</text:p>
      <text:p text:style-name="P4">
News Source: <text:a xlink:type="simple" xlink:href="https://armyinform.com.ua/2023/05/14/okupanty-vykorystovuyut-taktyku-rozsiyuvannya-uvagy-nashoyi-protypovitryanoyi-oborony-nataliya-gumenyuk/" text:style-name="Internet_20_link" text:visited-style-name="Visited_20_Internet_20_Link">
https://armyinform.com.ua/2023/05/14/okupanty-vykorystovuyut-taktyku-rozsiyuvannya-uvagy-nashoyi-protypovitryanoyi-oborony-nataliya-gumenyuk/</text:a>
</text:p>
      <!--NEWS-->
      <text:h text:style-name="P10" text:outline-level="1">
<text:span text:style-name="T4">
在乌克兰沉默的时刻</text:span>
</text:h>
      <text:p text:style-name="P4">
作者: ['АРМІЯINFORM']</text:p>
      <text:p text:style-name="P4">
时间: 2023-05-14T49: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69" text:anchor-type="as-char" svg:width="6.9236in" svg:height="3.895992in" draw:z-index="0">
<draw:image xlink:href="../Images/AРМІЯINFORM/2023-05-14T49-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14/v-ukrayini-hvylyna-movchannya/" text:style-name="Internet_20_link" text:visited-style-name="Visited_20_Internet_20_Link">
https://armyinform.com.ua/2023/05/14/v-ukrayini-hvylyna-movchannya/</text:a>
</text:p>
      <!--NEWS-->
      <text:h text:style-name="P10" text:outline-level="1">
<text:span text:style-name="T4">
到了晚上，俄罗斯人袭击了特尔诺比尔地区的平民</text:span>
</text:h>
      <text:p text:style-name="P4">
作者: ['АРМІЯINFORM']</text:p>
      <text:p text:style-name="P4">
时间: 2023-05-14T50:00:00-04:00</text:p>
      <text:p text:style-name="P4">
描述: vnochi 14年龄的海豚袭击了Ternopilshchini Tsiville。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2022-10-18-raketnyj-obstril-zhytomyra.jpg" text:style-name="Internet_20_link" text:visited-style-name="Visited_20_Internet_20_Link">
2022-10-18-raketnyj-obstril-zhytomyra.jpg</text:a>
']</text:p>
      <text:p text:style-name="P4">
标签: ['STOPRUSSIA', 'ВОЄННІ ЗЛОЧИНИ ЗС РФ', 'ВТОРГНЕННЯ РФ', 'ТЕРНОПІЛЬ']</text:p>
      <text:p text:style-name="P4">
类别: News</text:p>
      <!--METADATA-->
      <text:p text:style-name="P4">
<draw:frame draw:style-name="fr1" draw:name="Image270" text:anchor-type="as-char" svg:width="6.9236in" svg:height="3.893007in" draw:z-index="0">
<draw:image xlink:href="../Images/AРМІЯINFORM/2023-05-14T50-00-00-04-00/2022-10-18-raketnyj-obstril-zhytomyra.jpg" xlink:type="simple" xlink:show="embed" xlink:actuate="onLoad" draw:mime-type="image/jpeg"/>
</draw:frame>
5月14日晚上，入侵者袭击了特尔诺维尔地区的平民物体。</text:p>
      <text:p text:style-name="P4">
关于它<text:a xlink:type="simple" xlink:href="https://t.me/ternopilskaODA/3432" text:style-name="Internet_20_link" text:visited-style-name="Visited_20_Internet_20_Link">
报告</text:a>
Ternopil vladimir Trush的负责人。</text:p>
      <text:p text:style-name="P4">
据他说，“到达”记录为0 5:00。</text:p>
      <text:p text:style-name="P4">
“专家到达现场，并记录了两座十二座避暑别墅的摧毁。 立即听到现场发生的大火。 民事贸易和经济商店以及9辆卡车也被火箭火箭弹损坏。”他告知。</text:p>
      <text:p text:style-name="P4">
该官员还报告说，目前没有受害者。</text:p>
      <text:p text:style-name="P4">
专家在现场工作。 我要求不处理最终结论的损害。”他补充说。</text:p>
      <text:p text:style-name="P4">
News Source: <text:a xlink:type="simple" xlink:href="https://armyinform.com.ua/2023/05/14/vnochi-rosiyany-zavdaly-udariv-po-czyvilnym-obyektam-na-ternopilshhyni/" text:style-name="Internet_20_link" text:visited-style-name="Visited_20_Internet_20_Link">
https://armyinform.com.ua/2023/05/14/vnochi-rosiyany-zavdaly-udariv-po-czyvilnym-obyektam-na-ternopilshhyni/</text:a>
</text:p>
      <!--NEWS-->
      <text:h text:style-name="P10" text:outline-level="1">
<text:span text:style-name="T4">
25架无人机和三枚有翼的敌军 - 武装部队的武装部队被摧毁</text:span>
</text:h>
      <text:p text:style-name="P4">
作者: ['АРМІЯINFORM']</text:p>
      <text:p text:style-name="P4">
时间: 2023-05-14T51:00:00-04:00</text:p>
      <text:p text:style-name="P4">
描述: 第14次受伤的最后攻击是三枚弯曲的导弹，其中包括25条未发出的25条线...与乌克兰2022的战争，与乌克兰的战争是今天的最新消息，今天与乌克兰2022年的新闻战，今天将有乌克兰与俄罗斯之间的战争，以及2022年与乌克兰的战争，这将是与否，他们说，在不久的将来，将与乌克兰发生战争，他们说，与乌克兰的战争，今天的乌克兰新闻，乌克兰的新闻，乌克兰媒体的新闻在俄罗斯</text:p>
      <text:p text:style-name="P4">
图片: ['<text:a xlink:type="simple" xlink:href="https://armyinform.com.ua/wp-content/uploads/2023/05/raketnyj-udar.jpg" text:style-name="Internet_20_link" text:visited-style-name="Visited_20_Internet_20_Link">
raketnyj-udar.jpg</text:a>
', '<text:a xlink:type="simple" xlink:href="https://armyinform.com.ua/wp-content/uploads/2023/05/347086780_758870325646225_2450440937850483061_n-1.jpg" text:style-name="Internet_20_link" text:visited-style-name="Visited_20_Internet_20_Link">
347086780_758870325646225_2450440937850483061_n-1.jpg</text:a>
']</text:p>
      <text:p text:style-name="P4">
标签: ['STOPRUSSIA', 'ВОЄННІ ЗЛОЧИНИ ЗС РФ', 'ВТОРГНЕННЯ РФ', 'ГЕНЕРАЛЬНИЙ ШТАБ ЗСУ']</text:p>
      <text:p text:style-name="P4">
类别: News</text:p>
      <!--METADATA-->
      <text:p text:style-name="P4">
<draw:frame draw:style-name="fr1" draw:name="Image271" text:anchor-type="as-char" svg:width="6.9236in" svg:height="3.893007in" draw:z-index="0">
<draw:image xlink:href="../Images/AРМІЯINFORM/2023-05-14T51-00-00-04-00/raketnyj-udar.jpg" xlink:type="simple" xlink:show="embed" xlink:actuate="onLoad" draw:mime-type="image/jpeg"/>
</draw:frame>
在夜间袭击中，5月14日，三只有翼火箭和25个无人驾驶 - 塞夫人被摧毁。</text:p>
      <text:p text:style-name="P4">
关于它<text:a xlink:type="simple" xlink:href="https://www.facebook.com/GeneralStaff.ua/posts/pfbid0uoWcW4vAJqE1h6ZNGVDL8VdxenNicJzFMkvaS246JJLkdKL5N3DsCAdLidZVzunXl" text:style-name="Internet_20_link" text:visited-style-name="Visited_20_Internet_20_Link">
报告</text:a>
武装部队的总人员。</text:p>
      <text:p text:style-name="P4">
消息指出：“在2023年5月14日晚上，乌克兰的俄罗斯居民来自不同方向的震惊无人机Shahd-136/131，来自黑海的船只的机械电导，有翼的导弹x-101/x-555/x幻灯片TU-95MC战略航空的-55。</text:p>
      <text:p text:style-name="P4">
在夜间袭击中，三枚有翼的导弹和25辆无人驾驶飞机被摧毁：</text:p>
      <text:p text:style-name="P4">
-18 Shahed-136/131的冲击无人机;</text:p>
      <ul>
        <li>
          <text:p text:style-name="P4">
一种冲击无人机类型的“柳叶刀”；</text:p>
        </li>
        <li>
          <text:p text:style-name="P4">
两个无人机的行动性级别“ Orlan-10”；</text:p>
        </li>
        <li>
          <text:p text:style-name="P4">
四个无人机(指定类型);</text:p>
        </li>
        <li>
          <text:p text:style-name="P4">
三翼导弹X-101/X-555/X-55。</text:p>
        </li>
      </ul>
      <text:p text:style-name="P4">
在5月13日的一天和5月14日的一天开始时，战术飞机部队最多进行了五十架飞机，造成对敌方战斗机航空盖的火灾。”</text:p>
      <text:p text:style-name="P4">
<draw:frame draw:style-name="fr1" draw:name="Image272" text:anchor-type="as-char" svg:width="6.9236in" svg:height="6.9236in" draw:z-index="0">
<draw:image xlink:href="../Images/AРМІЯINFORM/2023-05-14T51-00-00-04-00/347086780_758870325646225_2450440937850483061_n-1.jpg" xlink:type="simple" xlink:show="embed" xlink:actuate="onLoad" draw:mime-type="image/jpeg"/>
</draw:frame>
</text:p>
      <text:p text:style-name="P4">
News Source: <text:a xlink:type="simple" xlink:href="https://armyinform.com.ua/2023/05/14/znyshheno-25-bpla-ta-try-krylati-rakety-protyvnyka-gsh-zsu/" text:style-name="Internet_20_link" text:visited-style-name="Visited_20_Internet_20_Link">
https://armyinform.com.ua/2023/05/14/znyshheno-25-bpla-ta-try-krylati-rakety-protyvnyka-gsh-zsu/</text:a>
</text:p>
      <!--NEWS-->
      <text:h text:style-name="P10" text:outline-level="1">
<text:span text:style-name="T4">
今天在乌克兰庆祝母亲节</text:span>
</text:h>
      <text:p text:style-name="P4">
作者: ['Антон Печерський']</text:p>
      <text:p text:style-name="P4">
时间: 2023-05-14T52:00:00-04:00</text:p>
      <text:p text:style-name="P4">
描述: 母亲。 一个简单的单词，这个词是温暖的产卵，niszhnistya s love’y。 与Pershoy，...与乌克兰2022年的战争，与乌克兰的最新新闻战争，与乌克兰的新闻战争，2022年，今天的最后一次战争将在乌克兰和俄罗斯之间发生战争，当2022年与乌克兰的战争将是，会有吗，将在不久的将来与乌克兰发生战争，这是与乌克兰的战争，今天的乌克兰新闻，乌克兰的新闻，乌克兰媒体在俄罗斯</text:p>
      <text:p text:style-name="P4">
图片: ['<text:a xlink:type="simple" xlink:href="https://armyinform.com.ua/wp-content/uploads/2023/05/photo_2023-05-14_11-48-21.jpg" text:style-name="Internet_20_link" text:visited-style-name="Visited_20_Internet_20_Link">
photo_2023-05-14_11-48-21.jpg</text:a>
', '<text:a xlink:type="simple" xlink:href="https://armyinform.com.ua/wp-content/uploads/2023/05/photo_2023-05-14_11-48-21-2.jpg" text:style-name="Internet_20_link" text:visited-style-name="Visited_20_Internet_20_Link">
photo_2023-05-14_11-48-21-2.jpg</text:a>
']</text:p>
      <text:p text:style-name="P4">
标签: ['ДЕНЬ МАТЕРІ', 'ЗБРОЙНІ СИЛИ УКРАЇНИ']</text:p>
      <text:p text:style-name="P4">
类别: News</text:p>
      <!--METADATA-->
      <text:p text:style-name="P4">
<draw:frame draw:style-name="fr1" draw:name="Image273" text:anchor-type="as-char" svg:width="6.9236in" svg:height="4.332834in" draw:z-index="0">
<draw:image xlink:href="../Images/AРМІЯINFORM/2023-05-14T52-00-00-04-00/photo_2023-05-14_11-48-21.jpg" xlink:type="simple" xlink:show="embed" xlink:actuate="onLoad" draw:mime-type="image/jpeg"/>
</draw:frame>
母亲。 这是一个简单的短词，充满温暖，温柔和爱。</text:p>
      <text:p text:style-name="P4">
从第一个呼吸开始，乍一看，从第一个单词和第一步开始，妈妈是一生中最亲近，最亲爱的人。</text:p>
      <text:p text:style-name="P4">
妈妈是第一助手。 妈妈是最明智的顾问。 妈妈是最好的朋友。</text:p>
      <text:p text:style-name="P4">
<draw:frame draw:style-name="fr1" draw:name="Image274" text:anchor-type="as-char" svg:width="6.9236in" svg:height="3.893377in" draw:z-index="0">
<draw:image xlink:href="../Images/AРМІЯINFORM/2023-05-14T52-00-00-04-00/photo_2023-05-14_11-48-21-2.jpg" xlink:type="simple" xlink:show="embed" xlink:actuate="onLoad" draw:mime-type="image/jpeg"/>
</draw:frame>
我们感谢所有给我们生命的妈妈，抚养并教会了我们最重要的。</text:p>
      <text:p text:style-name="P4">
在母亲节和总是 - 我们喜欢，荣幸和感谢。</text:p>
      <text:p text:style-name="P4">
我非常感谢您的能力。 并感谢您理解他们甚至在书中没有解释的那些东西。</text:p>
      <text:p text:style-name="P4">
愿守护天使总是在你旁边，我会在这里徘徊在这里...(Kuzma Scriabin)</text:p>
      <text:p text:style-name="P4">
News Source: <text:a xlink:type="simple" xlink:href="https://armyinform.com.ua/2023/05/14/sogodni-v-ukrayini-vidznachayut-den-materi/" text:style-name="Internet_20_link" text:visited-style-name="Visited_20_Internet_20_Link">
https://armyinform.com.ua/2023/05/14/sogodni-v-ukrayini-vidznachayut-den-materi/</text:a>
</text:p>
      <!--NEWS-->
      <text:h text:style-name="P10" text:outline-level="1">
<text:span text:style-name="T4">
昨天在俄罗斯是“黑色航空节” -Yuri Ignat</text:span>
</text:h>
      <text:p text:style-name="P4">
作者: ['Андрій Агєєв']</text:p>
      <text:p text:style-name="P4">
时间: 2023-05-14T53:00:00-04:00</text:p>
      <text:p text:style-name="P4">
描述: “ Chornoy Day of the Rosiysko aviacia”被称为13 Rosisyan的伤害...与乌克兰2022年的战争，与乌克兰的最新新闻，今天与乌克兰的新闻，乌克兰2022年的新闻战争，乌克兰和俄罗斯之间的战争以及何时会发生战争与乌克兰的战争将是不久的</text:p>
      <text:p text:style-name="P4">
图片: ['<text:a xlink:type="simple" xlink:href="https://armyinform.com.ua/wp-content/uploads/2023/02/photo_2023-02-11_15-50-42.jpg" text:style-name="Internet_20_link" text:visited-style-name="Visited_20_Internet_20_Link">
photo_2023-02-11_15-50-42.jpg</text:a>
']</text:p>
      <text:p text:style-name="P4">
标签: ['STOPRUSSIA', 'ВТОРГНЕННЯ РФ', 'ВТРАТИ ВОЄННОЇ ТЕХНІКИ ЗС РФ', 'ЮРІЙ ІГНАТ']</text:p>
      <text:p text:style-name="P4">
类别: News</text:p>
      <!--METADATA-->
      <text:p text:style-name="P4">
<draw:frame draw:style-name="fr1" draw:name="Image275" text:anchor-type="as-char" svg:width="6.9236in" svg:height="4.869599in" draw:z-index="0">
<draw:image xlink:href="../Images/AРМІЯINFORM/2023-05-14T53-00-00-04-00/photo_2023-02-11_15-50-42.jpg" xlink:type="simple" xlink:show="embed" xlink:actuate="onLoad" draw:mime-type="image/jpeg"/>
</draw:frame>
5月13日，“俄罗斯航空的黑日”被命名，俄罗斯人在众多的爪子中，由于布莱恩斯克地区的五架伊格里科特飞机的五架战斗飞机的下降，尤里·尤里·伊格纳特(Igelicopter Fircraft)说，Yuriy Yuriy Ignat上校是由武装的单一新闻播出的。乌克兰部队。</text:p>
      <ul>
        <li>
战斗机和直升机的罢工小组从布莱恩斯克地区的飞机场升入空中，打算轰炸乌克兰北部地区。 但是，他们没有履行战斗任务，而是回到了盆地机场。 目前，在俄罗斯，恐慌，他们正在寻找这种“手势会”的罪行 - 伊格纳蒂强调。</li>
      </ul>
      <text:p text:style-name="P4">
关于乌克兰航空以及对敌人的风暴阴影/头皮的翅膀土地的使用，他指出，乌克兰飞行员在使用反拉迪奥-8888888888888方面取得了成功的经验。</text:p>
      <ul>
        <li>
在2023年5月14日晚上，俄罗斯入侵者袭击了Shahd-136/131的各种冲击无人机袭击乌克兰，来自教育海的船只的机口径，有翼的导弹X-101/X-555/X-555/X-55来自战略硬件飞机TU-95MC的飞机。 尤里·伊格纳蒂(Yuri Ignati)说，在夜间袭击中，三架有翼火箭和25架非航向飞机被摧毁。</li>
      </ul>
      <text:p text:style-name="P4">
News Source: <text:a xlink:type="simple" xlink:href="https://armyinform.com.ua/2023/05/14/na-rosiyi-vchora-buv-chornyj-den-aviacziyi-yurij-ignat/" text:style-name="Internet_20_link" text:visited-style-name="Visited_20_Internet_20_Link">
https://armyinform.com.ua/2023/05/14/na-rosiyi-vchora-buv-chornyj-den-aviacziyi-yurij-ignat/</text:a>
</text:p>
      <!--NEWS-->
      <text:h text:style-name="P10" text:outline-level="1">
<text:span text:style-name="T4">
481由于俄罗斯联邦的武装侵略，该孩​​子在乌克兰被杀</text:span>
</text:h>
      <text:p text:style-name="P4">
作者: ['АРМІЯINFORM']</text:p>
      <text:p text:style-name="P4">
时间: 2023-05-14T54:00:00-04:00</text:p>
      <text:p text:style-name="P4">
描述: 伤口14的村庄，受伤的2023年，比NISZH 1452，迪蒂尼（Ditini）投入了乌克兰的村庄。 ，乌克兰和俄罗斯之间会发生战争，当与2022年的战争时，乌克兰是否会在不久的将来与乌克兰发生战争，他们说，与乌克兰的战争，今天的乌克兰新闻，乌克兰新闻，乌克兰新闻在俄罗斯的乌克兰媒体</text:p>
      <text:p text:style-name="P4">
图片: ['<text:a xlink:type="simple" xlink:href="https://armyinform.com.ua/wp-content/uploads/2023/05/347001586_1959750521057006_2897514003909729962_n.jpg" text:style-name="Internet_20_link" text:visited-style-name="Visited_20_Internet_20_Link">
347001586_1959750521057006_2897514003909729962_n.jpg</text:a>
']</text:p>
      <text:p text:style-name="P4">
标签: ['STOPRUSSIA', 'ВОЄННІ ЗЛОЧИНИ ЗС РФ', 'ВТОРГНЕННЯ РФ', 'ОФІС ГЕНЕРАЛЬНОГО ПРОКУРОРА']</text:p>
      <text:p text:style-name="P4">
类别: News</text:p>
      <!--METADATA-->
      <text:p text:style-name="P4">
<draw:frame draw:style-name="fr1" draw:name="Image276" text:anchor-type="as-char" svg:width="6.9236in" svg:height="4.661891in" draw:z-index="0">
<draw:image xlink:href="../Images/AРМІЯINFORM/2023-05-14T54-00-00-04-00/347001586_1959750521057006_2897514003909729962_n.jpg" xlink:type="simple" xlink:show="embed" xlink:actuate="onLoad" draw:mime-type="image/jpeg"/>
</draw:frame>
截至2023年5月14日上午，由于俄罗斯联邦的全面武装侵略，乌克兰有1452多名儿童受伤。</text:p>
      <text:p text:style-name="P4">
关于它<text:a xlink:type="simple" xlink:href="https://www.facebook.com/pgo.gov.ua/posts/pfbid0DGyvQ3ks1ceya2thrBc8ceTPSH2jbhG38dLbfU9Z4M1yMWcTUY48pHErgRVnAy7Sl" text:style-name="Internet_20_link" text:visited-style-name="Visited_20_Internet_20_Link">
告知</text:a>
检察长办公室。</text:p>
      <text:p text:style-name="P4">
“根据少年检察官的官方信息，有481名儿童被杀，971人受伤的严重程度不同。 这些数字不是最终的。 在暂时占领的释放领土上，他们在战斗场所安装的长期工作。”该消息写道。</text:p>
      <text:p text:style-name="P4">
还指出，儿童在顿涅茨克地区受到最大影响-458，Kharkiv -277，Kyiv -128，Kherson，Kherson -97，Zaporizhia -89，Mykolaivskaya -89 -89，Chernihiv -70，Dnipropetrovsk -69，Lugansk -69，Lugansk -66。</text:p>
      <text:p text:style-name="P4">
执法人员还报告说，5月13日，一名15岁的女孩被顿涅茨克地区的康斯坦蒂尼诺夫卡的敌人杀死。 15岁和16岁的两个孩子受伤。 5月13日，通过对村庄的炮击。 一个16岁的家伙在哈尔基夫地区受伤。</text:p>
      <text:p text:style-name="P4">
News Source: <text:a xlink:type="simple" xlink:href="https://armyinform.com.ua/2023/05/14/481-dytyna-zagynula-v-ukrayini-vnaslidok-zbrojnoyi-agresiyi-rf/" text:style-name="Internet_20_link" text:visited-style-name="Visited_20_Internet_20_Link">
https://armyinform.com.ua/2023/05/14/481-dytyna-zagynula-v-ukrayini-vnaslidok-zbrojnoyi-agresiyi-rf/</text:a>
</text:p>
      <!--NEWS-->
      <text:h text:style-name="P10" text:outline-level="1">
<text:span text:style-name="T4">
检察官办公室捕获了哈尔基夫夜开火的效果</text:span>
</text:h>
      <text:p text:style-name="P4">
作者: ['АРМІЯINFORM']</text:p>
      <text:p text:style-name="P4">
时间: 2023-05-14T55:00:00-04:00</text:p>
      <text:p text:style-name="P4">
描述: Kharkivskoi检察官律师事务所Rosodovy Rosslijilisnduvannya Rosodovn，与2022年与乌克兰的战争，与乌克兰的最新新闻，今天与乌克兰的最新新闻，今天与乌克兰2022年的新闻战争，乌克兰和俄罗斯之间的战争将在乌克兰和乌克兰之间发生战争，将在2022年与乌克兰战争。不，他们会在不久的将来与乌克兰发动战争，他们说，今天与乌克兰的战争，今天的乌克兰新闻，乌克兰的新闻，乌克兰媒体的俄罗斯媒体</text:p>
      <text:p text:style-name="P4">
图片: ['<text:a xlink:type="simple" xlink:href="https://armyinform.com.ua/wp-content/uploads/2023/05/photo_2023-05-14_09-40-22.jpg" text:style-name="Internet_20_link" text:visited-style-name="Visited_20_Internet_20_Link">
photo_2023-05-14_09-40-22.jpg</text:a>
', '<text:a xlink:type="simple" xlink:href="https://armyinform.com.ua/wp-content/uploads/2023/05/photo_2023-05-14_09-40-23-150x150.jpg" text:style-name="Internet_20_link" text:visited-style-name="Visited_20_Internet_20_Link">
photo_2023-05-14_09-40-23-150x150.jpg</text:a>
', '<text:a xlink:type="simple" xlink:href="https://armyinform.com.ua/wp-content/uploads/2023/05/photo_2023-05-14_09-40-24-150x150.jpg" text:style-name="Internet_20_link" text:visited-style-name="Visited_20_Internet_20_Link">
photo_2023-05-14_09-40-24-150x150.jpg</text:a>
', '<text:a xlink:type="simple" xlink:href="https://armyinform.com.ua/wp-content/uploads/2023/05/photo_2023-05-14_09-40-25-150x150.jpg" text:style-name="Internet_20_link" text:visited-style-name="Visited_20_Internet_20_Link">
photo_2023-05-14_09-40-25-150x150.jpg</text:a>
', '<text:a xlink:type="simple" xlink:href="https://armyinform.com.ua/wp-content/uploads/2023/05/photo_2023-05-14_09-40-26-150x150.jpg" text:style-name="Internet_20_link" text:visited-style-name="Visited_20_Internet_20_Link">
photo_2023-05-14_09-40-26-150x150.jpg</text:a>
']</text:p>
      <text:p text:style-name="P4">
标签: ['STOPRUSSIA', 'ВОЄННІ ЗЛОЧИНИ ЗС РФ', 'ВТОРГНЕННЯ РФ', 'ХАРКІВ']</text:p>
      <text:p text:style-name="P4">
类别: News</text:p>
      <!--METADATA-->
      <text:p text:style-name="P4">
<draw:frame draw:style-name="fr1" draw:name="Image277" text:anchor-type="as-char" svg:width="6.9236in" svg:height="5.971605in" draw:z-index="0">
<draw:image xlink:href="../Images/AРМІЯINFORM/2023-05-14T55-00-00-04-00/photo_2023-05-14_09-40-22.jpg" xlink:type="simple" xlink:show="embed" xlink:actuate="onLoad" draw:mime-type="image/jpeg"/>
</draw:frame>
哈尔基夫地区检察官办公室的执法人员在5月14日进行的有关夜敌人受损的夜间敌人损害的后果开始了审判前调查。</text:p>
      <text:p text:style-name="P4">
关于它<text:a xlink:type="simple" xlink:href="https://t.me/prokuratura_kharkiv/9055" text:style-name="Internet_20_link" text:visited-style-name="Visited_20_Internet_20_Link">
报告</text:a>
哈尔基夫地区检察官办公室。</text:p>
      <text:p text:style-name="P4">
“执法人员记录了夜敌人对哈尔基夫的影响。 诺沃巴瓦地区检察官哈尔基夫办公室的节日领导人是刑事诉讼中的预审调查(艺术的第1部分。 乌克兰《刑法》的438)»， - 证词读取。</text:p>
      <text:p text:style-name="P4">
<text:a xlink:type="simple" xlink:href="https://armyinform.com.ua/wp-content/uploads/2023/05/photo_2023-05-14_09-40-23.jpg" text:style-name="Internet_20_link" text:visited-style-name="Visited_20_Internet_20_Link">
!(Images/AРМІЯINFORM/2023-05-14T55-00-00-04-00/photo_2023-05-14_09-40-23-150x150.jpg)</text:a>
</text:p>
      <text:p text:style-name="P4">
<text:a xlink:type="simple" xlink:href="https://armyinform.com.ua/wp-content/uploads/2023/05/photo_2023-05-14_09-40-24.jpg" text:style-name="Internet_20_link" text:visited-style-name="Visited_20_Internet_20_Link">
<draw:frame draw:style-name="fr1" draw:name="Image278" text:anchor-type="as-char" svg:width="6.9236in" svg:height="6.9236in" draw:z-index="0">
<draw:image xlink:href="../Images/AРМІЯINFORM/2023-05-14T55-00-00-04-00/photo_2023-05-14_09-40-24-150x150.jpg" xlink:type="simple" xlink:show="embed" xlink:actuate="onLoad" draw:mime-type="image/jpeg"/>
</draw:frame>
</text:a>
</text:p>
      <text:p text:style-name="P4">
<text:a xlink:type="simple" xlink:href="https://armyinform.com.ua/wp-content/uploads/2023/05/photo_2023-05-14_09-40-25.jpg" text:style-name="Internet_20_link" text:visited-style-name="Visited_20_Internet_20_Link">
<draw:frame draw:style-name="fr1" draw:name="Image279" text:anchor-type="as-char" svg:width="6.9236in" svg:height="6.9236in" draw:z-index="0">
<draw:image xlink:href="../Images/AРМІЯINFORM/2023-05-14T55-00-00-04-00/photo_2023-05-14_09-40-25-150x150.jpg" xlink:type="simple" xlink:show="embed" xlink:actuate="onLoad" draw:mime-type="image/jpeg"/>
</draw:frame>
</text:a>
</text:p>
      <text:p text:style-name="P4">
<text:a xlink:type="simple" xlink:href="https://armyinform.com.ua/wp-content/uploads/2023/05/photo_2023-05-14_09-40-26.jpg" text:style-name="Internet_20_link" text:visited-style-name="Visited_20_Internet_20_Link">
<draw:frame draw:style-name="fr1" draw:name="Image280" text:anchor-type="as-char" svg:width="6.9236in" svg:height="6.9236in" draw:z-index="0">
<draw:image xlink:href="../Images/AРМІЯINFORM/2023-05-14T55-00-00-04-00/photo_2023-05-14_09-40-26-150x150.jpg" xlink:type="simple" xlink:show="embed" xlink:actuate="onLoad" draw:mime-type="image/jpeg"/>
</draw:frame>
</text:a>
根据调查，在5月14日晚上，俄罗斯军方在哈尔基夫的诺沃巴瓦尔区造成了火箭发射器。 私人住房大楼，宿舍和运输基础设施受到损害。 值得注意的是，俄罗斯联邦的武装侵略的后果与哈尔基夫地区的Gunp的副总裁1RUP№3一起记录了检察官。</text:p>
      <text:p text:style-name="P4">
News Source: <text:a xlink:type="simple" xlink:href="https://armyinform.com.ua/2023/05/14/prokuratura-fiksuye-naslidky-nichnogo-obstrilu-harkova-rashystamy/" text:style-name="Internet_20_link" text:visited-style-name="Visited_20_Internet_20_Link">
https://armyinform.com.ua/2023/05/14/prokuratura-fiksuye-naslidky-nichnogo-obstrilu-harkova-rashystamy/</text:a>
</text:p>
      <!--NEWS-->
      <text:h text:style-name="P10" text:outline-level="1">
<text:span text:style-name="T4">
南部的5个无人机，郁金香砂浆和5个BBM敌人被摧毁</text:span>
</text:h>
      <text:p text:style-name="P4">
作者: ['АРМІЯINFORM']</text:p>
      <text:p text:style-name="P4">
时间: 2023-05-14T56:00:00-04:00</text:p>
      <text:p text:style-name="P4">
描述: 对于Pivdni上的Doba，乌克兰的辩护是由16个Poppuntiv，5个无人机，一个自动化的Munet闻到的...与乌克兰2022年的战争，与乌克兰与乌克兰的最新新闻，今天与乌克兰2022年的新闻战争，今天将有今天，将会有乌克兰与俄罗斯之间的战争，以及何时，何时，何时，何时，何时，何时，何时，何时，何时，何时，何时，2022年与乌克兰的战争将在不久的将来与乌克兰发生战争，与乌克兰的战争，今天的乌克兰新闻，乌克兰的乌克兰新闻在乌克兰媒体上</text:p>
      <text:p text:style-name="P4">
图片: ['<text:a xlink:type="simple" xlink:href="https://armyinform.com.ua/wp-content/uploads/2023/05/artyleriya.jpg" text:style-name="Internet_20_link" text:visited-style-name="Visited_20_Internet_20_Link">
artyleriya.jpg</text:a>
']</text:p>
      <text:p text:style-name="P4">
标签: ['STOPRUSSIA', 'ВОЄННІ ЗЛОЧИНИ ЗС РФ', 'ВТОРГНЕННЯ РФ', 'ОК «ПІВДЕНЬ»']</text:p>
      <text:p text:style-name="P4">
类别: News</text:p>
      <!--METADATA-->
      <text:p text:style-name="P4">
<draw:frame draw:style-name="fr1" draw:name="Image281" text:anchor-type="as-char" svg:width="6.9236in" svg:height="4.615733in" draw:z-index="0">
<draw:image xlink:href="../Images/AРМІЯINFORM/2023-05-14T56-00-00-04-00/artyleriya.jpg" xlink:type="simple" xlink:show="embed" xlink:actuate="onLoad" draw:mime-type="image/jpeg"/>
</draw:frame>
在乌克兰国防军南部的白天，16名入侵者，5个无人机，一种自我推广的迫击炮“郁金香”和其他敌方技术。</text:p>
      <text:p text:style-name="P4">
关于它<text:a xlink:type="simple" xlink:href="https://www.facebook.com/OperationalCommandSouth/posts/pfbid0zifB1EXiHEfhhWDZ7KYmh1ufWXzrBJDXwAPy7gyy9uKDpB2osyRBrZ3LzvRNRNygl" text:style-name="Internet_20_link" text:visited-style-name="Visited_20_Internet_20_Link">
报告</text:a>
好南方。</text:p>
      <text:p text:style-name="P4">
“我们的火箭厂单位执行火灾任务，使敌人在人事16种族主义者中失去了敌人，5种无人语striking and Operative and Optricative类型的设备，5辆可燃工具，自我推荐的砂浆“郁金香” ，2枪。 此外，消息说：“此外，4个弹药I2 CCTV摄像机已被破坏。”</text:p>
      <text:p text:style-name="P4">
值得注意的是，敌人不会放弃边境和深部区域的攻击。 特别是，“晚上再次袭击了Stanislav 4管理的航空炸弹。 没有人类损失。 Uijah Chornobayivka由一架冲击无人机执导。 人们没有受伤。第3天后昨天袭击了Tokarivka。 没有损失。”</text:p>
      <text:p text:style-name="P4">
“敌人袭击了炮兵，迫击炮和RSZV的86倍，并再次返回了无人机手榴弹袭击的袭击。 他对和平人民释放了390多个贝壳。 由于炮击，5名和1名平民丧生，奥查科夫社区中关键基础设施的对象受到损害，赫尔森地区的赫尔森右岸被摧毁，并损坏了十个私人庭院，私人庭院和多个地方。建筑物受伤。</text:p>
      <text:p text:style-name="P4">
还据报道，我们的航空被卡科夫斯基区的敌人活着的沉默而震惊。</text:p>
      <text:p text:style-name="P4">
News Source: <text:a xlink:type="simple" xlink:href="https://armyinform.com.ua/2023/05/14/na-pivdni-znyshheno-5-bpla-samohidnyj-minomet-tyulpan-ta-5-bbm-protyvnyka/" text:style-name="Internet_20_link" text:visited-style-name="Visited_20_Internet_20_Link">
https://armyinform.com.ua/2023/05/14/na-pivdni-znyshheno-5-bpla-samohidnyj-minomet-tyulpan-ta-5-bbm-protyvnyka/</text:a>
</text:p>
      <!--NEWS-->
      <text:h text:style-name="P10" text:outline-level="1">
<text:span text:style-name="T4">
纳夫将军向乌克兰人表示祝贺</text:span>
</text:h>
      <text:p text:style-name="P4">
作者: ['АРМІЯINFORM']</text:p>
      <text:p text:style-name="P4">
时间: 2023-05-14T57:00:00-04:00</text:p>
      <text:p text:style-name="P4">
描述: 妈妈... tse -nidorozhcha，在我们皮肤的人身上那个naitsynnish。 de b mi没有欺负...与乌克兰2022年的战争，与乌克兰的战争是今天的最新消息，与乌克兰2022年的新闻战是今天的最后一场新闻，乌克兰和俄罗斯之间以及俄罗斯和俄罗斯之间的战争是否会发生，2022年与乌克兰的战争将是不久的</text:p>
      <text:p text:style-name="P4">
图片: ['<text:a xlink:type="simple" xlink:href="https://armyinform.com.ua/wp-content/uploads/2023/05/svyatogirsk-golovna.jpg" text:style-name="Internet_20_link" text:visited-style-name="Visited_20_Internet_20_Link">
svyatogirsk-golovna.jpg</text:a>
']</text:p>
      <text:p text:style-name="P4">
标签: ['ДЕНЬ МАТЕРІ', 'КОМАНДУВАЧ ОБ’ЄДНАНИХ СИЛ ЗС УКРАЇНИ', 'СЕРГІЙ НАЄВ']</text:p>
      <text:p text:style-name="P4">
类别: News</text:p>
      <!--METADATA-->
      <text:p text:style-name="P4">
<draw:frame draw:style-name="fr1" draw:name="Image282" text:anchor-type="as-char" svg:width="6.9236in" svg:height="4.615733in" draw:z-index="0">
<draw:image xlink:href="../Images/AРМІЯINFORM/2023-05-14T57-00-00-04-00/svyatogirsk-golovna.jpg" xlink:type="simple" xlink:show="embed" xlink:actuate="onLoad" draw:mime-type="image/jpeg"/>
</draw:frame>
妈妈……这对我们每个人来说都是世界上最昂贵，最有价值的人。 无论它在哪里，无论它是什么，无论命运被扔掉的地方，什么都没有被我们抛弃 - 我们知道，母亲的内心在感受到一切并了解一切。对那些推动真实，忠实的儿子和Donoxvoy Mossorland的母亲表示感谢，今天，手里拿着武器勇于保护俄罗斯侵略者的祖国。 我为您的经历和非呼吸而低调，抚养爱国者，他们的努力甚至昂贵的生活，创造了我们国家的最新历史。 照顾您是我们的职责和荣誉问题。</text:p>
      <text:p text:style-name="P4">
来源：(https://armyinform.com.ua/reformator/script%20async%20src=%22https:/telegram.org/js/telegram-widget.js?22%22%20data-telegram-post=%22SerhiyNaiev/54%22%20data-width=%22100%25%22%3e%3c/script)</text:p>
      <text:p text:style-name="P4">
News Source: <text:a xlink:type="simple" xlink:href="https://armyinform.com.ua/2023/05/14/general-lejtenant-nayev-pryvitav-ukrayincziv-iz-dnem-materi/" text:style-name="Internet_20_link" text:visited-style-name="Visited_20_Internet_20_Link">
https://armyinform.com.ua/2023/05/14/general-lejtenant-nayev-pryvitav-ukrayincziv-iz-dnem-materi/</text:a>
</text:p>
      <!--NEWS-->
      <text:h text:style-name="P10" text:outline-level="1">
<text:span text:style-name="T4">
在黑海，有4个火箭发射器的俄罗斯联邦武装部队，其中一个是水下</text:span>
</text:h>
      <text:p text:style-name="P4">
作者: ['АРМІЯINFORM']</text:p>
      <text:p text:style-name="P4">
时间: 2023-05-14T58:00:00-04:00</text:p>
      <text:p text:style-name="P4">
描述: 从chorny早晨，俄罗斯联合会的4导弹，是Pidvvnians之一，最大的...与乌克兰2022年的战争，与乌克兰的最新新闻，今天与乌克兰的新闻战争，与乌克兰2022年最后一次战争，乌克兰之间会发生战争和俄罗斯以及战争。在2022年与乌克兰进行战争，这将是与否，他们会在不久的将来与乌克兰发生战争，他们说，今天与乌克兰的战争，今天的乌克兰新闻，乌克兰媒体在俄罗斯的乌克兰新闻</text:p>
      <text:p text:style-name="P4">
图片: ['<text:a xlink:type="simple" xlink:href="https://armyinform.com.ua/wp-content/uploads/2022/10/rosijskyj-korabel-raketonosij.jpg" text:style-name="Internet_20_link" text:visited-style-name="Visited_20_Internet_20_Link">
rosijskyj-korabel-raketonosij.jpg</text:a>
']</text:p>
      <text:p text:style-name="P4">
标签: ['STOPRUSSIA', 'ВТОРГНЕННЯ РФ', 'КАЛІБР', 'ОК «ПІВДЕНЬ»', 'ЧОРНЕ МОРЕ']</text:p>
      <text:p text:style-name="P4">
类别: News</text:p>
      <!--METADATA-->
      <text:p text:style-name="P4">
<draw:frame draw:style-name="fr1" draw:name="Image283" text:anchor-type="as-char" svg:width="6.9236in" svg:height="4.615733in" draw:z-index="0">
<draw:image xlink:href="../Images/AРМІЯINFORM/2023-05-14T58-00-00-04-00/rosijskyj-korabel-raketonosij.jpg" xlink:type="simple" xlink:show="embed" xlink:actuate="onLoad" draw:mime-type="image/jpeg"/>
</draw:frame>
说明性照片</text:p>
      <text:p text:style-name="P4">
在黑海中，是俄罗斯联邦武装部队的4个火箭发射器，其中一个是水下，最大设备 - 最高25个“卡利盘”。</text:p>
      <text:p text:style-name="P4">
关于它<text:a xlink:type="simple" xlink:href="https://www.facebook.com/OperationalCommandSouth/posts/pfbid0zifB1EXiHEfhhWDZ7KYmh1ufWXzrBJDXwAPy7gyy9uKDpB2osyRBrZ3LzvRNRNygl" text:style-name="Internet_20_link" text:visited-style-name="Visited_20_Internet_20_Link">
报告</text:a>
好南方。</text:p>
      <text:p text:style-name="P4">
“在黑海，一个由10个单位组成的船集团继续进行动作，与塔克汉库特(Tarkhankut)和诺诺罗斯(Novorossiysk)一起进行。 避免使用4个火箭架，其中之一是水下，最大设备最多25个口径。 消息写道：“一些火箭已在夜间火箭袭击中释放。”</text:p>
      <text:p text:style-name="P4">
“因此，火箭威胁的水平仍然很高。 不要忽略有关空气焦虑的警告，要集中和负责。”  - 在南方南部打电话。</text:p>
      <text:p text:style-name="P4">
News Source: <text:a xlink:type="simple" xlink:href="https://armyinform.com.ua/2023/05/14/u-chornomu-mori-perebuvaye-4-raketonosiyi-zs-rf-odyn-z-yakyh-pidvodnyj/" text:style-name="Internet_20_link" text:visited-style-name="Visited_20_Internet_20_Link">
https://armyinform.com.ua/2023/05/14/u-chornomu-mori-perebuvaye-4-raketonosiyi-zs-rf-odyn-z-yakyh-pidvodnyj/</text:a>
</text:p>
      <!--NEWS-->
      <text:h text:style-name="P10" text:outline-level="1">
<text:span text:style-name="T4">
晚上，入侵者两次击中了特尔诺皮尔，SESS专家消除了后果</text:span>
</text:h>
      <text:p text:style-name="P4">
作者: ['АРМІЯINFORM']</text:p>
      <text:p text:style-name="P4">
时间: 2023-05-14T59:00:00-04:00</text:p>
      <text:p text:style-name="P4">
描述: 在Trastol的Lokvidatsia Naydkhid Inikhic之前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346071739_940603923939216_8864485436782146926_n.jpg" text:style-name="Internet_20_link" text:visited-style-name="Visited_20_Internet_20_Link">
346071739_940603923939216_8864485436782146926_n.jpg</text:a>
', '<text:a xlink:type="simple" xlink:href="https://armyinform.com.ua/wp-content/uploads/2023/05/346316249_912733429916064_3771481107971183910_n-150x150.jpg" text:style-name="Internet_20_link" text:visited-style-name="Visited_20_Internet_20_Link">
346316249_912733429916064_3771481107971183910_n-150x150.jpg</text:a>
', '<text:a xlink:type="simple" xlink:href="https://armyinform.com.ua/wp-content/uploads/2023/05/346653206_100552243049964_5595821437646297035_n-150x150.jpg" text:style-name="Internet_20_link" text:visited-style-name="Visited_20_Internet_20_Link">
346653206_100552243049964_5595821437646297035_n-150x150.jpg</text:a>
', '<text:a xlink:type="simple" xlink:href="https://armyinform.com.ua/wp-content/uploads/2023/05/346796102_1645180732614738_4578044341893978678_n-150x150.jpg" text:style-name="Internet_20_link" text:visited-style-name="Visited_20_Internet_20_Link">
346796102_1645180732614738_4578044341893978678_n-150x150.jpg</text:a>
', '<text:a xlink:type="simple" xlink:href="https://armyinform.com.ua/wp-content/uploads/2023/05/346804332_1968810153483524_3462814059379221754_n-150x150.jpg" text:style-name="Internet_20_link" text:visited-style-name="Visited_20_Internet_20_Link">
346804332_1968810153483524_3462814059379221754_n-150x150.jpg</text:a>
', '<text:a xlink:type="simple" xlink:href="https://armyinform.com.ua/wp-content/uploads/2023/05/346806400_926726551873205_1415366446130015983_n-150x150.jpg" text:style-name="Internet_20_link" text:visited-style-name="Visited_20_Internet_20_Link">
346806400_926726551873205_1415366446130015983_n-150x150.jpg</text:a>
', '<text:a xlink:type="simple" xlink:href="https://armyinform.com.ua/wp-content/uploads/2023/05/346808973_766786915168995_6446662109483230152_n-150x150.jpg" text:style-name="Internet_20_link" text:visited-style-name="Visited_20_Internet_20_Link">
346808973_766786915168995_6446662109483230152_n-150x150.jpg</text:a>
', '<text:a xlink:type="simple" xlink:href="https://armyinform.com.ua/wp-content/uploads/2023/05/346853583_981943649787737_7300415386471275613_n-150x150.jpg" text:style-name="Internet_20_link" text:visited-style-name="Visited_20_Internet_20_Link">
346853583_981943649787737_7300415386471275613_n-150x150.jpg</text:a>
', '<text:a xlink:type="simple" xlink:href="https://armyinform.com.ua/wp-content/uploads/2023/05/346858570_271362765235301_5287471805605931833_n-150x150.jpg" text:style-name="Internet_20_link" text:visited-style-name="Visited_20_Internet_20_Link">
346858570_271362765235301_5287471805605931833_n-150x150.jpg</text:a>
', '<text:a xlink:type="simple" xlink:href="https://armyinform.com.ua/wp-content/uploads/2023/05/346870236_639414784669190_8830317918431735576_n-150x150.jpg" text:style-name="Internet_20_link" text:visited-style-name="Visited_20_Internet_20_Link">
346870236_639414784669190_8830317918431735576_n-150x150.jpg</text:a>
', '<text:a xlink:type="simple" xlink:href="https://armyinform.com.ua/wp-content/uploads/2023/05/346960929_761520555524528_5186334052444647791_n-150x150.jpg" text:style-name="Internet_20_link" text:visited-style-name="Visited_20_Internet_20_Link">
346960929_761520555524528_5186334052444647791_n-150x150.jpg</text:a>
']</text:p>
      <text:p text:style-name="P4">
标签: ['STOPRUSSIA', 'ВОЄННІ ЗЛОЧИНИ ЗС РФ', 'ВТОРГНЕННЯ РФ', 'ДСНС', 'ТЕРНОПІЛЬЩИНА']</text:p>
      <text:p text:style-name="P4">
类别: News</text:p>
      <!--METADATA-->
      <text:p text:style-name="P4">
<draw:frame draw:style-name="fr1" draw:name="Image284" text:anchor-type="as-char" svg:width="6.9236in" svg:height="4.615733in" draw:z-index="0">
<draw:image xlink:href="../Images/AРМІЯINFORM/2023-05-14T59-00-00-04-00/346071739_940603923939216_8864485436782146926_n.jpg" xlink:type="simple" xlink:show="embed" xlink:actuate="onLoad" draw:mime-type="image/jpeg"/>
</draw:frame>
SESA的180名人员参与了消除夜幕降临的后果。</text:p>
      <text:p text:style-name="P4">
关于它<text:a xlink:type="simple" xlink:href="https://www.facebook.com/DSNSTERNOPIL/posts/pfbid02MmX3NriGXSz5LiVh61B68wt3LStRDochcTPHEWtbtLMa19u9h4z35MWtFjmW4sU4l" text:style-name="Internet_20_link" text:visited-style-name="Visited_20_Internet_20_Link">
报告</text:a>
Ternopil Oblast乌克兰SES的主要局</text:p>
      <text:p text:style-name="P4">
“昨天，5月13日，大约在22:35，俄罗斯恐怖分子在特尔诺维市裁定了火箭发射器。 仓库中残骸的机翼的残骸造成了火灾。 秋季的地方有2个燃烧单元。”消息写道。</text:p>
      <text:p text:style-name="P4">
值得注意的是，在现场，有力的呼叫号码增加了Ternopil Garrnizon的力量。 总共有18名单人和80名人员被灭火。</text:p>
      <text:p text:style-name="P4">
<text:a xlink:type="simple" xlink:href="https://armyinform.com.ua/wp-content/uploads/2023/05/346316249_912733429916064_3771481107971183910_n.jpg" text:style-name="Internet_20_link" text:visited-style-name="Visited_20_Internet_20_Link">
!(Images/AРМІЯINFORM/2023-05-14T59-00-00-04-00/346316249_912733429916064_3771481107971183910_n-150x150.jpg)</text:a>
</text:p>
      <text:p text:style-name="P4">
<text:a xlink:type="simple" xlink:href="https://armyinform.com.ua/wp-content/uploads/2023/05/346653206_100552243049964_5595821437646297035_n.jpg" text:style-name="Internet_20_link" text:visited-style-name="Visited_20_Internet_20_Link">
<draw:frame draw:style-name="fr1" draw:name="Image285" text:anchor-type="as-char" svg:width="6.9236in" svg:height="6.9236in" draw:z-index="0">
<draw:image xlink:href="../Images/AРМІЯINFORM/2023-05-14T59-00-00-04-00/346653206_100552243049964_5595821437646297035_n-150x150.jpg" xlink:type="simple" xlink:show="embed" xlink:actuate="onLoad" draw:mime-type="image/jpeg"/>
</draw:frame>
</text:a>
</text:p>
      <text:p text:style-name="P4">
<text:a xlink:type="simple" xlink:href="https://armyinform.com.ua/wp-content/uploads/2023/05/346796102_1645180732614738_4578044341893978678_n.jpg" text:style-name="Internet_20_link" text:visited-style-name="Visited_20_Internet_20_Link">
<draw:frame draw:style-name="fr1" draw:name="Image286" text:anchor-type="as-char" svg:width="6.9236in" svg:height="6.9236in" draw:z-index="0">
<draw:image xlink:href="../Images/AРМІЯINFORM/2023-05-14T59-00-00-04-00/346796102_1645180732614738_4578044341893978678_n-150x150.jpg" xlink:type="simple" xlink:show="embed" xlink:actuate="onLoad" draw:mime-type="image/jpeg"/>
</draw:frame>
</text:a>
</text:p>
      <text:p text:style-name="P4">
<text:a xlink:type="simple" xlink:href="https://armyinform.com.ua/wp-content/uploads/2023/05/346804332_1968810153483524_3462814059379221754_n.jpg" text:style-name="Internet_20_link" text:visited-style-name="Visited_20_Internet_20_Link">
<draw:frame draw:style-name="fr1" draw:name="Image287" text:anchor-type="as-char" svg:width="6.9236in" svg:height="6.9236in" draw:z-index="0">
<draw:image xlink:href="../Images/AРМІЯINFORM/2023-05-14T59-00-00-04-00/346804332_1968810153483524_3462814059379221754_n-150x150.jpg" xlink:type="simple" xlink:show="embed" xlink:actuate="onLoad" draw:mime-type="image/jpeg"/>
</draw:frame>
</text:a>
</text:p>
      <text:p text:style-name="P4">
<text:a xlink:type="simple" xlink:href="https://armyinform.com.ua/wp-content/uploads/2023/05/346806400_926726551873205_1415366446130015983_n.jpg" text:style-name="Internet_20_link" text:visited-style-name="Visited_20_Internet_20_Link">
<draw:frame draw:style-name="fr1" draw:name="Image288" text:anchor-type="as-char" svg:width="6.9236in" svg:height="6.9236in" draw:z-index="0">
<draw:image xlink:href="../Images/AРМІЯINFORM/2023-05-14T59-00-00-04-00/346806400_926726551873205_1415366446130015983_n-150x150.jpg" xlink:type="simple" xlink:show="embed" xlink:actuate="onLoad" draw:mime-type="image/jpeg"/>
</draw:frame>
</text:a>
</text:p>
      <text:p text:style-name="P4">
<text:a xlink:type="simple" xlink:href="https://armyinform.com.ua/wp-content/uploads/2023/05/346808973_766786915168995_6446662109483230152_n.jpg" text:style-name="Internet_20_link" text:visited-style-name="Visited_20_Internet_20_Link">
<draw:frame draw:style-name="fr1" draw:name="Image289" text:anchor-type="as-char" svg:width="6.9236in" svg:height="6.9236in" draw:z-index="0">
<draw:image xlink:href="../Images/AРМІЯINFORM/2023-05-14T59-00-00-04-00/346808973_766786915168995_6446662109483230152_n-150x150.jpg" xlink:type="simple" xlink:show="embed" xlink:actuate="onLoad" draw:mime-type="image/jpeg"/>
</draw:frame>
</text:a>
</text:p>
      <text:p text:style-name="P4">
<text:a xlink:type="simple" xlink:href="https://armyinform.com.ua/wp-content/uploads/2023/05/346853583_981943649787737_7300415386471275613_n.jpg" text:style-name="Internet_20_link" text:visited-style-name="Visited_20_Internet_20_Link">
<draw:frame draw:style-name="fr1" draw:name="Image290" text:anchor-type="as-char" svg:width="6.9236in" svg:height="6.9236in" draw:z-index="0">
<draw:image xlink:href="../Images/AРМІЯINFORM/2023-05-14T59-00-00-04-00/346853583_981943649787737_7300415386471275613_n-150x150.jpg" xlink:type="simple" xlink:show="embed" xlink:actuate="onLoad" draw:mime-type="image/jpeg"/>
</draw:frame>
</text:a>
</text:p>
      <text:p text:style-name="P4">
<text:a xlink:type="simple" xlink:href="https://armyinform.com.ua/wp-content/uploads/2023/05/346870236_639414784669190_8830317918431735576_n.jpg" text:style-name="Internet_20_link" text:visited-style-name="Visited_20_Internet_20_Link">
<draw:frame draw:style-name="fr1" draw:name="Image291" text:anchor-type="as-char" svg:width="6.9236in" svg:height="6.9236in" draw:z-index="0">
<draw:image xlink:href="../Images/AРМІЯINFORM/2023-05-14T59-00-00-04-00/346870236_639414784669190_8830317918431735576_n-150x150.jpg" xlink:type="simple" xlink:show="embed" xlink:actuate="onLoad" draw:mime-type="image/jpeg"/>
</draw:frame>
</text:a>
</text:p>
      <text:p text:style-name="P4">
<text:a xlink:type="simple" xlink:href="https://armyinform.com.ua/wp-content/uploads/2023/05/346960929_761520555524528_5186334052444647791_n.jpg" text:style-name="Internet_20_link" text:visited-style-name="Visited_20_Internet_20_Link">
<draw:frame draw:style-name="fr1" draw:name="Image292" text:anchor-type="as-char" svg:width="6.9236in" svg:height="6.9236in" draw:z-index="0">
<draw:image xlink:href="../Images/AРМІЯINFORM/2023-05-14T59-00-00-04-00/346960929_761520555524528_5186334052444647791_n-150x150.jpg" xlink:type="simple" xlink:show="embed" xlink:actuate="onLoad" draw:mime-type="image/jpeg"/>
</draw:frame>
</text:a>
不幸的是，事件导致2人受伤。 前杂交伤口和烧伤。 受害者在医院。 为他们提供任何必要的帮助。</text:p>
      <text:p text:style-name="P4">
救援人员说：“在01:52，第一个牢房的大火被定位，在02:28-第二个牢房。</text:p>
      <text:p text:style-name="P4">
“大约在5月14日凌晨5点，我们的城市第二次遭到敌人的袭击。由于爆炸，可能是由于火箭的碎屑，平民建筑和汽车遭到破坏。 目前没有有关受害者的信息。 乌克兰SES的主要局长在特尔诺维尔地区，州紧急情况，SBU，地方当局，“ SES”，SSNS在DSNISTERNOPIL地区获悉。</text:p>
      <text:p text:style-name="P4">
News Source: <text:a xlink:type="simple" xlink:href="https://armyinform.com.ua/2023/05/14/vnochi-okupanty-dvichi-vdaryly-po-ternopolyu-fahivczi-dsns-likvidovuyut-naslidky/" text:style-name="Internet_20_link" text:visited-style-name="Visited_20_Internet_20_Link">
https://armyinform.com.ua/2023/05/14/vnochi-okupanty-dvichi-vdaryly-po-ternopolyu-fahivczi-dsns-likvidovuyut-naslidky/</text:a>
</text:p>
      <!--NEWS-->
      <text:h text:style-name="P10" text:outline-level="1">
<text:span text:style-name="T4">
在俄罗斯联邦中，钢铁生产陷入生产危机-Intelligence</text:span>
</text:h>
      <text:p text:style-name="P4">
作者: ['АРМІЯINFORM']</text:p>
      <text:p text:style-name="P4">
时间: 2023-05-14T60:00:00-04:00</text:p>
      <text:p text:style-name="P4">
描述: 在Persho Pershuyu的Vikoristannie Stali在中间的中间...与乌克兰2022年的战争中，与乌克兰的战争是最新的新闻，今天是与乌克兰2022年的新闻战争，今天会有一场战争，将会发生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5/sankcziyi.jpg" text:style-name="Internet_20_link" text:visited-style-name="Visited_20_Internet_20_Link">
sankcziyi.jpg</text:a>
']</text:p>
      <text:p text:style-name="P4">
标签: ['STOPRUSSIA', 'ВТОРГНЕННЯ РФ', 'РОЗВІДКА', 'САНКЦІЇ']</text:p>
      <text:p text:style-name="P4">
类别: News</text:p>
      <!--METADATA-->
      <text:p text:style-name="P4">
<draw:frame draw:style-name="fr1" draw:name="Image293" text:anchor-type="as-char" svg:width="6.9236in" svg:height="3.62968in" draw:z-index="0">
<draw:image xlink:href="../Images/AРМІЯINFORM/2023-05-14T60-00-00-04-00/sankcziyi.jpg" xlink:type="simple" xlink:show="embed" xlink:actuate="onLoad" draw:mime-type="image/jpeg"/>
</draw:frame>
说明性图像</text:p>
      <text:p text:style-name="P4">
由于需求减少，第一季度俄罗斯的钢铁在第一季度的使用平均下降了3％。</text:p>
      <text:p text:style-name="P4">
关于它<text:a xlink:type="simple" xlink:href="https://www.facebook.com/SZRUkraine/posts/pfbid0YcMM33NjWTADpNDtAnAH812q75yYhvmSKaBpEtXdGf5BSAsLkn6LQraLvFjXBduXl" text:style-name="Internet_20_link" text:visited-style-name="Visited_20_Internet_20_Link">
报告</text:a>
乌克兰的外部情报服务。</text:p>
      <text:p text:style-name="P4">
“第一季度在俄罗斯使用钢的使用平均下降了3％，大多数(至11％) - 由于车辆生产危机而引起的机械工程。 在俄罗斯天然气刚气体出口的下降背景下，管道大大减少。 通常，俄罗斯联邦的生产和出口都在减少。 由于对石油和天然气部门的大直径管道的需求减少，燃料和能源复杂的9％。”</text:p>
      <text:p text:style-name="P4">
此外，根据Rosymustry的说法，在破产程序中，联邦州统一企业的数量已减少了几乎四次，而另外30个是重组，另有30个是100。</text:p>
      <text:p text:style-name="P4">
反过来，俄罗斯巴斯特里金(Bastrikin)缓慢的委员会负责人表示，为了“在俄罗斯战争条件下的经济安全”，有必要经过经济基本部门的国有化。</text:p>
      <text:p text:style-name="P4">
News Source: <text:a xlink:type="simple" xlink:href="https://armyinform.com.ua/2023/05/14/u-rf-padaye-vyrobnycztvo-stali-cherez-kryzy-u-vyrobnycztvi-rozvidka/" text:style-name="Internet_20_link" text:visited-style-name="Visited_20_Internet_20_Link">
https://armyinform.com.ua/2023/05/14/u-rf-padaye-vyrobnycztvo-stali-cherez-kryzy-u-vyrobnycztvi-rozvidka/</text:a>
</text:p>
      <!--NEWS-->
      <text:h text:style-name="P10" text:outline-level="1">
<text:span text:style-name="T4">
乌克兰后卫如何在英国接受消防训练训练</text:span>
</text:h>
      <text:p text:style-name="P4">
作者: ['АРМІЯINFORM']</text:p>
      <text:p text:style-name="P4">
时间: 2023-05-14T61:00:00-04:00</text:p>
      <text:p text:style-name="P4">
描述: Viiskovi Istrustori到Zbroyni的Istrustrokics of Danim Forsvaret质量在...与乌克兰2022年战争的框架上，与乌克兰与乌克兰的最新新闻，《与乌克兰2022年的新闻战争》，今天上次与乌克兰的新闻战争，今天将在乌克兰和俄罗斯和俄罗斯和俄罗斯和俄罗斯和俄罗斯和俄罗斯和俄罗斯和俄罗斯和俄罗斯之间发动战争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5/346477931_633930292085970_6390914198692683133_n.jpg" text:style-name="Internet_20_link" text:visited-style-name="Visited_20_Internet_20_Link">
346477931_633930292085970_6390914198692683133_n.jpg</text:a>
', '<text:a xlink:type="simple" xlink:href="https://armyinform.com.ua/wp-content/uploads/2023/05/346952311_772627964236139_5773444764894882018_n-150x150.jpg" text:style-name="Internet_20_link" text:visited-style-name="Visited_20_Internet_20_Link">
346952311_772627964236139_5773444764894882018_n-150x150.jpg</text:a>
', '<text:a xlink:type="simple" xlink:href="https://armyinform.com.ua/wp-content/uploads/2023/05/346471598_1205742933455547_1797559283790746016_n-150x150.jpg" text:style-name="Internet_20_link" text:visited-style-name="Visited_20_Internet_20_Link">
346471598_1205742933455547_1797559283790746016_n-150x150.jpg</text:a>
', '<text:a xlink:type="simple" xlink:href="https://armyinform.com.ua/wp-content/uploads/2023/05/346862688_633502988685435_1288159380044959565_n-150x150.jpg" text:style-name="Internet_20_link" text:visited-style-name="Visited_20_Internet_20_Link">
346862688_633502988685435_1288159380044959565_n-150x150.jpg</text:a>
', '<text:a xlink:type="simple" xlink:href="https://armyinform.com.ua/wp-content/uploads/2023/05/346651077_952107965994516_3746030364253032056_n-150x150.jpg" text:style-name="Internet_20_link" text:visited-style-name="Visited_20_Internet_20_Link">
346651077_952107965994516_3746030364253032056_n-150x150.jpg</text:a>
', '<text:a xlink:type="simple" xlink:href="https://armyinform.com.ua/wp-content/uploads/2023/05/346890316_947318623083169_6572293948135915785_n-150x150.jpg" text:style-name="Internet_20_link" text:visited-style-name="Visited_20_Internet_20_Link">
346890316_947318623083169_6572293948135915785_n-150x150.jpg</text:a>
', '<text:a xlink:type="simple" xlink:href="https://armyinform.com.ua/wp-content/uploads/2023/05/346878835_907119103711546_8069227141478971814_n-150x150.jpg" text:style-name="Internet_20_link" text:visited-style-name="Visited_20_Internet_20_Link">
346878835_907119103711546_8069227141478971814_n-150x150.jpg</text:a>
']</text:p>
      <text:p text:style-name="P4">
标签: ['STOPRUSSIA', 'АГРЕСІЯ РФ', 'ВЕЛИКОБРИТАНІЯ', 'ВТОРГНЕННЯ РФ', 'ДАНІЯ', 'НАВЧАННЯ ЗА КОРДОНОМ']</text:p>
      <text:p text:style-name="P4">
类别: News</text:p>
      <!--METADATA-->
      <text:p text:style-name="P4">
<draw:frame draw:style-name="fr1" draw:name="Image294" text:anchor-type="as-char" svg:width="6.9236in" svg:height="4.615733in" draw:z-index="0">
<draw:image xlink:href="../Images/AРМІЯINFORM/2023-05-14T61-00-00-04-00/346477931_633930292085970_6390914198692683133_n.jpg" xlink:type="simple" xlink:show="embed" xlink:actuate="onLoad" draw:mime-type="image/jpeg"/>
</draw:frame>
丹麦·福斯瓦雷(Denmark Forsvaretu)武装部队的军事讲师和讲师在基本的 - 组合 - 军事培训中，对部门仓库的人员进行了跨国教育行动的框架“ Interflex”。</text:p>
      <text:p text:style-name="P4">
关于它<text:a xlink:type="simple" xlink:href="https://www.facebook.com/GeneralStaff.ua/posts/pfbid0wgq8gwQZcEePJhcfM9aFiiJnLNeHgLM6kixukfqRaHAGhWJy2zmTJkCL6PjMBbU5l" text:style-name="Internet_20_link" text:visited-style-name="Visited_20_Internet_20_Link">
报告</text:a>
乌克兰武装部队的总参谋部。</text:p>
      <ul>
        <li>
这项培训使得获得战斗技巧，以提高乌克兰武装部队行动的安全，以便军事人员可以掌握保护乌克兰的必要战术知识。</li>
      </ul>
      <text:p text:style-name="P4">
<text:a xlink:type="simple" xlink:href="https://armyinform.com.ua/wp-content/uploads/2023/05/346952311_772627964236139_5773444764894882018_n.jpg" text:style-name="Internet_20_link" text:visited-style-name="Visited_20_Internet_20_Link">
!(Images/AРМІЯINFORM/2023-05-14T61-00-00-04-00/346952311_772627964236139_5773444764894882018_n-150x150.jpg)</text:a>
</text:p>
      <text:p text:style-name="P4">
<text:a xlink:type="simple" xlink:href="https://armyinform.com.ua/wp-content/uploads/2023/05/346471598_1205742933455547_1797559283790746016_n.jpg" text:style-name="Internet_20_link" text:visited-style-name="Visited_20_Internet_20_Link">
<draw:frame draw:style-name="fr1" draw:name="Image295" text:anchor-type="as-char" svg:width="6.9236in" svg:height="6.9236in" draw:z-index="0">
<draw:image xlink:href="../Images/AРМІЯINFORM/2023-05-14T61-00-00-04-00/346471598_1205742933455547_1797559283790746016_n-150x150.jpg" xlink:type="simple" xlink:show="embed" xlink:actuate="onLoad" draw:mime-type="image/jpeg"/>
</draw:frame>
</text:a>
</text:p>
      <text:p text:style-name="P4">
<text:a xlink:type="simple" xlink:href="https://armyinform.com.ua/wp-content/uploads/2023/05/346862688_633502988685435_1288159380044959565_n.jpg" text:style-name="Internet_20_link" text:visited-style-name="Visited_20_Internet_20_Link">
<draw:frame draw:style-name="fr1" draw:name="Image296" text:anchor-type="as-char" svg:width="6.9236in" svg:height="6.9236in" draw:z-index="0">
<draw:image xlink:href="../Images/AРМІЯINFORM/2023-05-14T61-00-00-04-00/346862688_633502988685435_1288159380044959565_n-150x150.jpg" xlink:type="simple" xlink:show="embed" xlink:actuate="onLoad" draw:mime-type="image/jpeg"/>
</draw:frame>
</text:a>
</text:p>
      <text:p text:style-name="P4">
<text:a xlink:type="simple" xlink:href="https://armyinform.com.ua/wp-content/uploads/2023/05/346651077_952107965994516_3746030364253032056_n.jpg" text:style-name="Internet_20_link" text:visited-style-name="Visited_20_Internet_20_Link">
<draw:frame draw:style-name="fr1" draw:name="Image297" text:anchor-type="as-char" svg:width="6.9236in" svg:height="6.9236in" draw:z-index="0">
<draw:image xlink:href="../Images/AРМІЯINFORM/2023-05-14T61-00-00-04-00/346651077_952107965994516_3746030364253032056_n-150x150.jpg" xlink:type="simple" xlink:show="embed" xlink:actuate="onLoad" draw:mime-type="image/jpeg"/>
</draw:frame>
</text:a>
</text:p>
      <text:p text:style-name="P4">
<text:a xlink:type="simple" xlink:href="https://armyinform.com.ua/wp-content/uploads/2023/05/346890316_947318623083169_6572293948135915785_n.jpg" text:style-name="Internet_20_link" text:visited-style-name="Visited_20_Internet_20_Link">
<draw:frame draw:style-name="fr1" draw:name="Image298" text:anchor-type="as-char" svg:width="6.9236in" svg:height="6.9236in" draw:z-index="0">
<draw:image xlink:href="../Images/AРМІЯINFORM/2023-05-14T61-00-00-04-00/346890316_947318623083169_6572293948135915785_n-150x150.jpg" xlink:type="simple" xlink:show="embed" xlink:actuate="onLoad" draw:mime-type="image/jpeg"/>
</draw:frame>
</text:a>
</text:p>
      <text:p text:style-name="P4">
<text:a xlink:type="simple" xlink:href="https://armyinform.com.ua/wp-content/uploads/2023/05/346878835_907119103711546_8069227141478971814_n.jpg" text:style-name="Internet_20_link" text:visited-style-name="Visited_20_Internet_20_Link">
<draw:frame draw:style-name="fr1" draw:name="Image299" text:anchor-type="as-char" svg:width="6.9236in" svg:height="6.9236in" draw:z-index="0">
<draw:image xlink:href="../Images/AРМІЯINFORM/2023-05-14T61-00-00-04-00/346878835_907119103711546_8069227141478971814_n-150x150.jpg" xlink:type="simple" xlink:show="embed" xlink:actuate="onLoad" draw:mime-type="image/jpeg"/>
</draw:frame>
</text:a>
在丹麦武装部队的教练和讲师的专家指导下，乌克兰武装部队的新兵变得更加准备。同时，乌克兰人民继续为自己居住在主权，独立和民主国家的权利而战。</text:p>
      <text:p text:style-name="P4">
2022年到达英国，丹麦王国武装部队的临时军人加入了伙伴国家，在英国领导下为乌克兰新兵准备计划。</text:p>
      <text:p text:style-name="P4">
News Source: <text:a xlink:type="simple" xlink:href="https://armyinform.com.ua/2023/05/14/yak-ukrayinski-zahysnyky-prohodyat-navchannya-iz-vognevoyi-pidgotovky-u-velykij-brytaniyi/" text:style-name="Internet_20_link" text:visited-style-name="Visited_20_Internet_20_Link">
https://armyinform.com.ua/2023/05/14/yak-ukrayinski-zahysnyky-prohodyat-navchannya-iz-vognevoyi-pidgotovky-u-velykij-brytaniyi/</text:a>
</text:p>
      <!--NEWS-->
      <text:h text:style-name="P10" text:outline-level="1">
<text:span text:style-name="T4">
5月14日-PAM’在第二次世界大战期间拯救犹太人的乌克兰人</text:span>
</text:h>
      <text:p text:style-name="P4">
作者: ['Сергій Зятьєв']</text:p>
      <text:p text:style-name="P4">
时间: 2023-05-14T62:00:00-04:00</text:p>
      <text:p text:style-name="P4">
描述: 过去9岁时，Rosiskoy TB Shclodnya受伤，So Zvani Tok Show，退出...与乌克兰2022年的战争，与乌克兰的最新新闻，今天与乌克兰的新闻战争，乌克兰2022年最后一次，乌克兰和俄罗斯之间会发生战争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5/golovne-2.jpg" text:style-name="Internet_20_link" text:visited-style-name="Visited_20_Internet_20_Link">
golovne-2.jpg</text:a>
', '<text:a xlink:type="simple" xlink:href="https://armyinform.com.ua/wp-content/uploads/2023/05/foto-2-12.jpg" text:style-name="Internet_20_link" text:visited-style-name="Visited_20_Internet_20_Link">
foto-2-12.jpg</text:a>
', '<text:a xlink:type="simple" xlink:href="https://armyinform.com.ua/wp-content/uploads/2023/05/foto-3-11.jpg" text:style-name="Internet_20_link" text:visited-style-name="Visited_20_Internet_20_Link">
foto-3-11.jpg</text:a>
']</text:p>
      <text:p text:style-name="P4">
标签: ['ДРУГА СВІТОВА ВІЙНА', 'ЄВРЕЇ']</text:p>
      <text:p text:style-name="P4">
类别: News</text:p>
      <!--METADATA-->
      <text:p text:style-name="P4">
<draw:frame draw:style-name="fr1" draw:name="Image300" text:anchor-type="as-char" svg:width="6.9236in" svg:height="3.894525in" draw:z-index="0">
<draw:image xlink:href="../Images/AРМІЯINFORM/2023-05-14T62-00-00-04-00/golovne-2.jpg" xlink:type="simple" xlink:show="embed" xlink:actuate="onLoad" draw:mime-type="image/jpeg"/>
</draw:frame>
** _在5月9日的前夕，所谓的脱口秀节目献给了俄罗斯电视上的“大爱国战争中伟大的俄罗斯人民的伟大胜利”。 他们说的是什么以及如何重写，因为这就是全部-do。 我只会说，克里姆林宫宣传员没有绕过犹太人战争期间灭绝的敏感。 特别是在乌克兰领土上，根据宣传家的说法，“有很多犹太人”。</text:p>
      <text:h text:style-name="P12" text:outline-level="3">
<text:span text:style-name="T4">
<text:span text:style-name="T4">
“为了拯救犹太人射击和婴儿……” </text:span>
</text:span>
</text:h>
      <text:p text:style-name="P4">
在大屠杀期间，乌克兰损失了150万犹太人 - 欧洲600万犹太人中有四分之一。 犹太人的救援人员不仅是乌克兰族裔，而且是乌克兰其他民族的代表：波兰人，俄罗斯人，白俄罗斯人，克里米亚·塔塔尔人，亚美尼亚人，希腊人，德国人，各种宗教派别的代表。 尽管事实是，死刑不仅受到监禁的威胁，而且对他们的子女，家庭成员也受到威胁，但这些人表现出了人性。</text:p>
      <text:p text:style-name="P4">
但是，从这些脱口秀节目的参与者的演讲中，乌克兰人“被动物对这种古老的人有特色，不仅是给德国人的人，而且是伊玛索夫自己的镜头。” 机器？ 还有什么!但是，浮渣，新闻业，如果它存在于俄罗斯，那么这些话就会遇到。 简而言之，穆斯科特人指责乌克兰人在所有可怕的格里基(Grykhi)中，在他们的病头上发明了这些“罪”。 但是任何枪手都知道，乌克兰人已经从死亡中大量救出了犹太人。 不仅在乌克兰人：在其他被占领的国家，人们还帮助他们防止死亡。 但是，在乌克兰被占领的领土上，犹太人的帮助比在西欧国家(纳粹德国占领的国家)要危险得多，因为纳粹不仅摧毁了帮助的人，而且摧毁了他的整个家庭。</text:p>
      <text:p text:style-name="P4">
<draw:frame draw:style-name="fr1" draw:name="Image301" text:anchor-type="as-char" svg:width="6.9236in" svg:height="3.891564in" draw:z-index="0">
<draw:image xlink:href="../Images/AРМІЯINFORM/2023-05-14T62-00-00-04-00/foto-2-12.jpg" xlink:type="simple" xlink:show="embed" xlink:actuate="onLoad" draw:mime-type="image/jpeg"/>
</draw:frame>
</text:p>
      <text:p text:style-name="P4">
尽管教会雇员中有反犹太的情绪，但许多正统的神父都是犹太人。 正统牧师阿列克谢·格拉戈尔(Alexei Glagolev)的家人占据了救赎历史上的一个特殊地位，犹太人 - 杰夫斯(Jews -Jews)逃脱了死亡。 自从Babi Yar在基辅(Kiev Ark)为许多犹太家庭中的悲剧开始以来，格拉戈尔夫·纳维加(Glagolev Naviga)和野蛮人教堂的房子就已经成为。</text:p>
      <text:p text:style-name="P4">
乌克兰人Drabach Ignat和Luti Nicholas躲藏在他们熟人所罗门的Zolochiv中。</text:p>
      <text:p text:style-name="P4">
大都会安德烈·谢普蒂特斯基(Andrey Sheptytsky)被称为“德国法西斯主义者的忠实秘密，他们为纳粹群众祝福了众多平民和战俘。” 但是，即使是他一生中的研究人员，他们很难为这个人表示同情，他们也否认了这个人。 取而代之的是，他们认识到他亲自与他的兄弟的一百名犹太人救出了数百名犹太人，将他们隐藏在修道院中，并提供证实乌克兰血统的文件。</text:p>
      <text:p text:style-name="P4">
<draw:frame draw:style-name="fr1" draw:name="Image302" text:anchor-type="as-char" svg:width="6.9236in" svg:height="4.569576in" draw:z-index="0">
<draw:image xlink:href="../Images/AРМІЯINFORM/2023-05-14T62-00-00-04-00/foto-3-11.jpg" xlink:type="simple" xlink:show="embed" xlink:actuate="onLoad" draw:mime-type="image/jpeg"/>
</draw:frame>
1953年，以色列以色列议会通过了关于记忆和英雄的持续性法律，该法律构成了纪念物“ Yad Vashem”，并于1963年确定了授予世界正义人民头衔的标准。 在Vasham上，有一个特别委员会，根据文件和目击者的证词，该委员会仔细检查了每种情况，因此他做出决定，他回答了严格的标准。 委员会由历史学家，大屠杀的触觉受害者的律师组成。</text:p>
      <text:p text:style-name="P4">
在某些条件下提供了世界上正义人民的头衔：只有犹太组织才推荐一个可以接受荣誉区别的人；一个人不应该是自称基督教的族裔犹太人； 犹太人得到的援助应该是无私的，漫长而重要的。 训练犹太人的人对自己的生命或家庭的生命造成了真正的危险。 救赎是有意识的。 被世界各人民认可的人们获得了名字勋章，荣誉证明以及在耶路撒冷正义园的荣誉墙上输入其名字的权利。 根据法律，世界上义人民获得了以色列的荣誉公民身份，而死亡的案子是令人难忘的公民身份。</text:p>
      <text:p text:style-name="P4">
在波兰，荷兰和法国之后，乌克兰在世界义人世界世界中排名第四。 超过26000人被授予此冠军。</text:p>
      <text:p text:style-name="P4">
News Source: <text:a xlink:type="simple" xlink:href="https://armyinform.com.ua/2023/05/14/14-travnya-den-pamyati-ukrayincziv-yaki-ryatuvaly-yevreyiv-pid-chas-drugoyi-svitovoyi-vijny/" text:style-name="Internet_20_link" text:visited-style-name="Visited_20_Internet_20_Link">
https://armyinform.com.ua/2023/05/14/14-travnya-den-pamyati-ukrayincziv-yaki-ryatuvaly-yevreyiv-pid-chas-drugoyi-svitovoyi-vijny/</text:a>
</text:p>
      <!--NEWS-->
      <text:h text:style-name="P10" text:outline-level="1">
<text:span text:style-name="T4">
我们必须制定关于乌克兰和平的行动计划 - 国家元首</text:span>
</text:h>
      <text:p text:style-name="P4">
作者: ['АРМІЯINFORM']</text:p>
      <text:p text:style-name="P4">
时间: 2023-05-14T63:00:00-04:00</text:p>
      <text:p text:style-name="P4">
描述: 乌克兰Volodymyr Zelensky海报的总裁，对Tikhshshshsshi的测试的巨大轰动...与乌克兰2022年的战争，与乌克兰的最新新闻，《与乌克兰的新闻战争》，《与乌克兰2022年的新闻战》，今天的战争，乌克兰和俄罗斯和俄罗斯之间的战争将会当他们在2022年与乌克兰进行战争时，他们说，在不久的将来，乌克兰是否会与乌克兰进行战争</text:p>
      <text:p text:style-name="P4">
图片: ['<text:a xlink:type="simple" xlink:href="https://armyinform.com.ua/wp-content/uploads/2023/05/be967d3bc1714f4620026e161b21accc_1684009913_extra_large.jpeg" text:style-name="Internet_20_link" text:visited-style-name="Visited_20_Internet_20_Link">
be967d3bc1714f4620026e161b21accc_1684009913_extra_large.jpeg</text:a>
']</text:p>
      <text:p text:style-name="P4">
标签: ['STOPRUSSIA', 'АГРЕСІЯ РФ', 'ВОЛОДИМИР ЗЕЛЕНСЬКИЙ', 'ВТОРГНЕННЯ РФ']</text:p>
      <text:p text:style-name="P4">
类别: News</text:p>
      <!--METADATA-->
      <text:p text:style-name="P4">
<draw:frame draw:style-name="fr1" draw:name="Image303" text:anchor-type="as-char" svg:width="6.9236in" svg:height="4.617948in" draw:z-index="0">
<draw:image xlink:href="../Images/AРМІЯINFORM/2023-05-14T63-00-00-04-00/be967d3bc1714f4620026e161b21accc_1684009913_extra_large.jpeg" xlink:type="simple" xlink:show="embed" xlink:actuate="onLoad" draw:mime-type="image/jpeg"/>
</draw:frame>
乌克兰沃迪米尔·泽伦斯基(Volodymyr Zelensky)总统强调，其他国家的其他国家的企图或有影响力的个性没有意义根据乌克兰公式。</text:p>
      <text:p text:style-name="P4">
关于它<text:a xlink:type="simple" xlink:href="https://president.gov.ua/news/u-poserednictvi-z-agresorom-nemaye-neobhidnosti-vodnochas-uk-82869" text:style-name="Internet_20_link" text:visited-style-name="Visited_20_Internet_20_Link">
报告</text:a>
乌克兰办公室主席</text:p>
      <text:p text:style-name="P4">
“俄罗斯已经开始战争。 生活是俄罗斯夺走的。 战争 - 在我们的地球上。 我们知道挑战的危机：核，环境，粮食，能源。我们知道它的状况。 我们没有提出人工计划 - 我们建议您摆脱这种情况，结束战争 - 根据法律，尊重法律，国际法，人民，价值观，”弗拉基米尔·泽伦斯基(Vladimir Zelensky)说。</text:p>
      <text:p text:style-name="P4">
据他说，乌克兰欢迎第三方为战争和战争结束时引起的危机的协助。 据《头脑》报道，乌克兰和平公式是吸引这些国家，他们确实想在欧洲达成和平。</text:p>
      <text:p text:style-name="P4">
尤其是，总统强调解决核安全问题，乌克兰人对帮助核国家有兴趣，因为它们也是布达佩斯备忘录的保证。</text:p>
      <text:p text:style-name="P4">
“让他们来这个网站，我们将讨论如何解决该网站。 强加任何东西，我们很不好，我们只想理解不可能有武器，NPP的战士。 他说，核电站无法加热，不可能威胁整个欧洲大陆的“ Chornobyl”，这是不可能大的六倍。”</text:p>
      <text:p text:style-name="P4">
同时，沃迪米尔·泽伦斯基(Volodymyr Zelensky)强调，调解员需要调解员，他们占领了我们的领土，因为乌克兰人还记得与俄罗斯联邦总统弗拉基米尔·普京(Vladimir Putin)的调解在诺曼达格式以结束的。</text:p>
      <text:p text:style-name="P4">
“我们必须制定一个在乌克兰和平的计划。 这是一种痛苦 - 我告诉他他的圣洁 - 梵蒂冈是亲爱的格式的领导人之一。”他说。</text:p>
      <text:p text:style-name="P4">
News Source: <text:a xlink:type="simple" xlink:href="https://armyinform.com.ua/2023/05/14/my-mayemo-rozrobyty-plan-dij-shhodo-spravedlyvogo-myru-v-ukrayini-glava-derzhavy/" text:style-name="Internet_20_link" text:visited-style-name="Visited_20_Internet_20_Link">
https://armyinform.com.ua/2023/05/14/my-mayemo-rozrobyty-plan-dij-shhodo-spravedlyvogo-myru-v-ukrayini-glava-derzhavy/</text:a>
</text:p>
      <!--NEWS-->
      <text:h text:style-name="P10" text:outline-level="1">
<text:span text:style-name="T4">
顿涅茨克地区的城市被“毕业生”和“龙卷风”开火，杀死了两个人</text:span>
</text:h>
      <text:p text:style-name="P4">
作者: ['АРМІЯINFORM']</text:p>
      <text:p text:style-name="P4">
时间: 2023-05-14T64:00:00-04:00</text:p>
      <text:p text:style-name="P4">
描述: 26袭击了公司中部的Donechini村的Ziville，与乌克兰2022年的战争，与乌克兰的战争，今天的最新消息，即乌克兰2022年的新闻，将是乌克兰和俄罗斯的最后一场新闻，以及俄罗斯的最后一场。 ，与乌克兰与乌克兰的战争，在2022年，他们将在不久的将来与乌克兰战争，他们说，今天与乌克兰的战争，今天的乌克兰新闻，乌克兰媒体在俄罗斯的乌克兰新闻</text:p>
      <text:p text:style-name="P4">
图片: ['<text:a xlink:type="simple" xlink:href="https://armyinform.com.ua/wp-content/uploads/2023/05/345567436_260172669831392_7951435681596103579_n.jpg" text:style-name="Internet_20_link" text:visited-style-name="Visited_20_Internet_20_Link">
345567436_260172669831392_7951435681596103579_n.jpg</text:a>
', '<text:a xlink:type="simple" xlink:href="https://armyinform.com.ua/wp-content/uploads/2023/05/345454236_611370480920769_7861248557169789685_n-150x150.jpg" text:style-name="Internet_20_link" text:visited-style-name="Visited_20_Internet_20_Link">
345454236_611370480920769_7861248557169789685_n-150x150.jpg</text:a>
', '<text:a xlink:type="simple" xlink:href="https://armyinform.com.ua/wp-content/uploads/2023/05/345618867_961502975092884_6535080147225199153_n-150x150.jpg" text:style-name="Internet_20_link" text:visited-style-name="Visited_20_Internet_20_Link">
345618867_961502975092884_6535080147225199153_n-150x150.jpg</text:a>
', '<text:a xlink:type="simple" xlink:href="https://armyinform.com.ua/wp-content/uploads/2023/05/345641330_589083106338956_3483149146148649799_n-150x150.jpg" text:style-name="Internet_20_link" text:visited-style-name="Visited_20_Internet_20_Link">
345641330_589083106338956_3483149146148649799_n-150x150.jpg</text:a>
', '<text:a xlink:type="simple" xlink:href="https://armyinform.com.ua/wp-content/uploads/2023/05/345651462_777698380753687_6674918631086090516_n-150x150.jpg" text:style-name="Internet_20_link" text:visited-style-name="Visited_20_Internet_20_Link">
345651462_777698380753687_6674918631086090516_n-150x150.jpg</text:a>
', '<text:a xlink:type="simple" xlink:href="https://armyinform.com.ua/wp-content/uploads/2023/05/346060517_965714994860905_8489570100513921597_n-150x150.jpg" text:style-name="Internet_20_link" text:visited-style-name="Visited_20_Internet_20_Link">
346060517_965714994860905_8489570100513921597_n-150x150.jpg</text:a>
', '<text:a xlink:type="simple" xlink:href="https://armyinform.com.ua/wp-content/uploads/2023/05/346097489_1909460306101583_3756987973415366311_n-150x150.jpg" text:style-name="Internet_20_link" text:visited-style-name="Visited_20_Internet_20_Link">
346097489_1909460306101583_3756987973415366311_n-150x150.jpg</text:a>
', '<text:a xlink:type="simple" xlink:href="https://armyinform.com.ua/wp-content/uploads/2023/05/346661797_218427740936301_2092255979217540867_n-150x150.jpg" text:style-name="Internet_20_link" text:visited-style-name="Visited_20_Internet_20_Link">
346661797_218427740936301_2092255979217540867_n-150x150.jpg</text:a>
']</text:p>
      <text:p text:style-name="P4">
标签: ['STOPRUSSIA', 'ВОЄННІ ЗЛОЧИНИ ЗС РФ', 'ВТОРГНЕННЯ РФ', 'НАЦІОНАЛЬНА ПОЛІЦІЯ УКРАЇНИ']</text:p>
      <text:p text:style-name="P4">
类别: News</text:p>
      <!--METADATA-->
      <text:p text:style-name="P4">
<draw:frame draw:style-name="fr1" draw:name="Image304" text:anchor-type="as-char" svg:width="6.9236in" svg:height="5.1927in" draw:z-index="0">
<draw:image xlink:href="../Images/AРМІЯINFORM/2023-05-14T64-00-00-04-00/345567436_260172669831392_7951435681596103579_n.jpg" xlink:type="simple" xlink:show="embed" xlink:actuate="onLoad" draw:mime-type="image/jpeg"/>
</draw:frame>
最后一天，占领部队对顿涅茨克地区的平民袭击了26次袭击，其中包括被杀和受伤的儿童。 警察在12个定居点中记录了俄罗斯恐怖热。</text:p>
      <text:p text:style-name="P4">
关于链<text:a xlink:type="simple" xlink:href="https://www.facebook.com/UA.National.Police/posts/pfbid0q6QL2iuTEQL8mZLsLQBzXqqbMh4ZPTBneBakpt3XkixWiPm6Dg8mokRCm8CzRyVl" text:style-name="Internet_20_link" text:visited-style-name="Visited_20_Internet_20_Link">
意识</text:a>
国家警察通讯部。</text:p>
      <text:p text:style-name="P4">
«Konstantinovka俄罗斯军队被“龙卷风”和炮兵大火掩盖，杀死了2人，10人受伤。 死者中有一个15岁的女孩，另外两个少年受伤。 15个房屋和基础设施已被摧毁。</text:p>
      <text:p text:style-name="P4">
如图所述，敌人也被解雇在Avdiivka，Bakhmut，Druzhkivka，Konstantinovka，Konstantinovka，Kurakhovo，Toretsk，Veliky Novosilka，New York和North，Bogoyavlenko，Vovchenko，Vovchenko，Vremivka，Vremivka。</text:p>
      <text:p text:style-name="P4">
<text:a xlink:type="simple" xlink:href="https://armyinform.com.ua/wp-content/uploads/2023/05/345454236_611370480920769_7861248557169789685_n.jpg" text:style-name="Internet_20_link" text:visited-style-name="Visited_20_Internet_20_Link">
!(Images/AРМІЯINFORM/2023-05-14T64-00-00-04-00/345454236_611370480920769_7861248557169789685_n-150x150.jpg)</text:a>
</text:p>
      <text:p text:style-name="P4">
<text:a xlink:type="simple" xlink:href="https://armyinform.com.ua/wp-content/uploads/2023/05/345618867_961502975092884_6535080147225199153_n.jpg" text:style-name="Internet_20_link" text:visited-style-name="Visited_20_Internet_20_Link">
<draw:frame draw:style-name="fr1" draw:name="Image305" text:anchor-type="as-char" svg:width="6.9236in" svg:height="6.9236in" draw:z-index="0">
<draw:image xlink:href="../Images/AРМІЯINFORM/2023-05-14T64-00-00-04-00/345618867_961502975092884_6535080147225199153_n-150x150.jpg" xlink:type="simple" xlink:show="embed" xlink:actuate="onLoad" draw:mime-type="image/jpeg"/>
</draw:frame>
</text:a>
</text:p>
      <text:p text:style-name="P4">
<text:a xlink:type="simple" xlink:href="https://armyinform.com.ua/wp-content/uploads/2023/05/345641330_589083106338956_3483149146148649799_n.jpg" text:style-name="Internet_20_link" text:visited-style-name="Visited_20_Internet_20_Link">
<draw:frame draw:style-name="fr1" draw:name="Image306" text:anchor-type="as-char" svg:width="6.9236in" svg:height="6.9236in" draw:z-index="0">
<draw:image xlink:href="../Images/AРМІЯINFORM/2023-05-14T64-00-00-04-00/345641330_589083106338956_3483149146148649799_n-150x150.jpg" xlink:type="simple" xlink:show="embed" xlink:actuate="onLoad" draw:mime-type="image/jpeg"/>
</draw:frame>
</text:a>
</text:p>
      <text:p text:style-name="P4">
<text:a xlink:type="simple" xlink:href="https://armyinform.com.ua/wp-content/uploads/2023/05/345651462_777698380753687_6674918631086090516_n.jpg" text:style-name="Internet_20_link" text:visited-style-name="Visited_20_Internet_20_Link">
<draw:frame draw:style-name="fr1" draw:name="Image307" text:anchor-type="as-char" svg:width="6.9236in" svg:height="6.9236in" draw:z-index="0">
<draw:image xlink:href="../Images/AРМІЯINFORM/2023-05-14T64-00-00-04-00/345651462_777698380753687_6674918631086090516_n-150x150.jpg" xlink:type="simple" xlink:show="embed" xlink:actuate="onLoad" draw:mime-type="image/jpeg"/>
</draw:frame>
</text:a>
</text:p>
      <text:p text:style-name="P4">
<text:a xlink:type="simple" xlink:href="https://armyinform.com.ua/wp-content/uploads/2023/05/346060517_965714994860905_8489570100513921597_n.jpg" text:style-name="Internet_20_link" text:visited-style-name="Visited_20_Internet_20_Link">
<draw:frame draw:style-name="fr1" draw:name="Image308" text:anchor-type="as-char" svg:width="6.9236in" svg:height="6.9236in" draw:z-index="0">
<draw:image xlink:href="../Images/AРМІЯINFORM/2023-05-14T64-00-00-04-00/346060517_965714994860905_8489570100513921597_n-150x150.jpg" xlink:type="simple" xlink:show="embed" xlink:actuate="onLoad" draw:mime-type="image/jpeg"/>
</draw:frame>
</text:a>
</text:p>
      <text:p text:style-name="P4">
<text:a xlink:type="simple" xlink:href="https://armyinform.com.ua/wp-content/uploads/2023/05/346097489_1909460306101583_3756987973415366311_n.jpg" text:style-name="Internet_20_link" text:visited-style-name="Visited_20_Internet_20_Link">
<draw:frame draw:style-name="fr1" draw:name="Image309" text:anchor-type="as-char" svg:width="6.9236in" svg:height="6.9236in" draw:z-index="0">
<draw:image xlink:href="../Images/AРМІЯINFORM/2023-05-14T64-00-00-04-00/346097489_1909460306101583_3756987973415366311_n-150x150.jpg" xlink:type="simple" xlink:show="embed" xlink:actuate="onLoad" draw:mime-type="image/jpeg"/>
</draw:frame>
</text:a>
</text:p>
      <text:p text:style-name="P4">
<text:a xlink:type="simple" xlink:href="https://armyinform.com.ua/wp-content/uploads/2023/05/346661797_218427740936301_2092255979217540867_n.jpg" text:style-name="Internet_20_link" text:visited-style-name="Visited_20_Internet_20_Link">
<draw:frame draw:style-name="fr1" draw:name="Image310" text:anchor-type="as-char" svg:width="6.9236in" svg:height="6.9236in" draw:z-index="0">
<draw:image xlink:href="../Images/AРМІЯINFORM/2023-05-14T64-00-00-04-00/346661797_218427740936301_2092255979217540867_n-150x150.jpg" xlink:type="simple" xlink:show="embed" xlink:actuate="onLoad" draw:mime-type="image/jpeg"/>
</draw:frame>
</text:a>
</text:p>
      <text:p text:style-name="P4">
News Source: <text:a xlink:type="simple" xlink:href="https://armyinform.com.ua/2023/05/14/mista-donechchyny-rosiyany-obstrilyaly-gradamy-i-smerchamy-ubyto-dvoye-lyudej/" text:style-name="Internet_20_link" text:visited-style-name="Visited_20_Internet_20_Link">
https://armyinform.com.ua/2023/05/14/mista-donechchyny-rosiyany-obstrilyaly-gradamy-i-smerchamy-ubyto-dvoye-lyudej/</text:a>
</text:p>
      <!--NEWS-->
      <text:h text:style-name="P10" text:outline-level="1">
<text:span text:style-name="T4">
我们需要准备在各个方面抵消俄罗斯军队-Christopher Cavooli将军</text:span>
</text:h>
      <text:p text:style-name="P4">
作者: ['Єгор Брайлян']</text:p>
      <text:p text:style-name="P4">
时间: 2023-05-14T65:00:00-04:00</text:p>
      <text:p text:style-name="P4">
描述: 关于CE，通过说美国陆军总统，美国克诺佩伊司令部的负责人...与乌克兰2022年的战争，与乌克兰的最新新闻，今天与乌克兰2022年的新闻战争，今天将有一场战争他们说，在乌克兰和俄罗斯之间以及2022年与乌克兰的战争时，是否会在不久的将来与乌克兰进行战争，他们说，与乌克兰的战争，乌克兰今天的新闻，乌克兰的新闻，乌克兰的乌克兰媒体新闻</text:p>
      <text:p text:style-name="P4">
图片: ['<text:a xlink:type="simple" xlink:href="https://armyinform.com.ua/wp-content/uploads/2023/05/gen-christopher-g-cavoli-qhi0p1-1.jpg" text:style-name="Internet_20_link" text:visited-style-name="Visited_20_Internet_20_Link">
gen-christopher-g-cavoli-qhi0p1-1.jpg</text:a>
']</text:p>
      <text:p text:style-name="P4">
标签: ['STOPRUSSIA', 'ВТОРГНЕННЯ РФ', 'ДОПОМОГА ПАРТНЕРІВ', 'ЕСТОНІЯ', 'НАТО', 'СВІТ ПІДТРИМУЄ УКРАЇНУ', 'США']</text:p>
      <text:p text:style-name="P4">
类别: News</text:p>
      <!--METADATA-->
      <text:p text:style-name="P4">
<draw:frame draw:style-name="fr1" draw:name="Image311" text:anchor-type="as-char" svg:width="6.9236in" svg:height="6.409442in" draw:z-index="0">
<draw:image xlink:href="../Images/AРМІЯINFORM/2023-05-14T65-00-00-04-00/gen-christopher-g-cavoli-qhi0p1-1.jpg" xlink:type="simple" xlink:show="embed" xlink:actuate="onLoad" draw:mime-type="image/jpeg"/>
</draw:frame>
<text:span text:style-name="T4">
这是由美国武装部队欧洲司令部的主席美国陆军将军和北约北约武装部队总司令在伦纳特·玛丽会议上说的。 </text:span>
<text:span text:style-name="T5">
告知</text:span>
<text:span text:style-name="T5">
 </text:span>
<text:span text:style-name="T5">
 </text:span>
*来自塔林。</text:p>
      <text:p text:style-name="P4">
克里斯托弗·卡沃拉(Christopher Cavola)将军强调了为什么在失败方面探索更多和大型俄罗斯对乌克兰的侵略很重要。</text:p>
      <ul>
        <li>
军事义务 - 共同保护我们的国家和北约。 俄罗斯军队的破坏是您需要仔细学习的东西。 陆军在乌克兰遇到了重大问题。 他们失去了许多军事设备和设备。 例如，克里斯托弗·卡沃利(Christopher Cavoli)说，尽管另外1000架被摧毁了100架俄罗斯飞机。我们必须准备在各个领域抵消俄罗斯军队。</li>
      </ul>
      <text:p text:style-name="P4">
现在有5个维度(域)战争：空气，土地，水，网络空间，空间。 预计北约的新防御计划将在7月在维尔纽斯的联盟批准。</text:p>
      <ul>
        <li>
北约目前在核约束方面取得了成功。 同时，我们可以做得更好。</li>
      </ul>
      <text:p text:style-name="P4">
有计划在未来的视觉和准备状态中需要部署军事力量。 爱沙尼亚是加强北约集体防御的领导人，总结了克里斯托弗·科利将军。</text:p>
      <text:p text:style-name="P4">
News Source: <text:a xlink:type="simple" xlink:href="https://armyinform.com.ua/2023/05/14/my-povynni-buty-gotovi-do-protydiyi-rosijskij-armiyi-v-usih-vymirah-general-kristofer-kavoli/" text:style-name="Internet_20_link" text:visited-style-name="Visited_20_Internet_20_Link">
https://armyinform.com.ua/2023/05/14/my-povynni-buty-gotovi-do-protydiyi-rosijskij-armiyi-v-usih-vymirah-general-kristofer-kavoli/</text:a>
</text:p>
      <!--NEWS-->
      <text:h text:style-name="P10" text:outline-level="1">
<text:span text:style-name="T4">
为了纪念这座城市的国防英雄，在哈尔基夫举行了一场大型拳击比赛</text:span>
</text:h>
      <text:p text:style-name="P4">
作者: ['Дмитро Горбунов']</text:p>
      <text:p text:style-name="P4">
时间: 2023-05-14T66:00:00-04:00</text:p>
      <text:p text:style-name="P4">
描述: 乌克兰拳击的Dualdsita拳击Chemonci冠军头衔PID拳击办公室...与乌克兰2022年的战争，与乌克兰与乌克兰的最新新闻，今天与乌克兰的新闻，乌克兰2022年上次与乌克兰的新闻战争，乌克兰和俄罗斯之间的战争以及战争时，战争时，战争是战争他们在2022年与乌克兰有一年</text:p>
      <text:p text:style-name="P4">
图片: ['<text:a xlink:type="simple" xlink:href="https://armyinform.com.ua/wp-content/uploads/2023/05/golovna-2-2.jpg" text:style-name="Internet_20_link" text:visited-style-name="Visited_20_Internet_20_Link">
golovna-2-2.jpg</text:a>
', '<text:a xlink:type="simple" xlink:href="https://armyinform.com.ua/wp-content/uploads/2023/05/harkiv-boks-7-150x150.jpg" text:style-name="Internet_20_link" text:visited-style-name="Visited_20_Internet_20_Link">
harkiv-boks-7-150x150.jpg</text:a>
', '<text:a xlink:type="simple" xlink:href="https://armyinform.com.ua/wp-content/uploads/2023/05/harkiv-boks-6-150x150.jpg" text:style-name="Internet_20_link" text:visited-style-name="Visited_20_Internet_20_Link">
harkiv-boks-6-150x150.jpg</text:a>
', '<text:a xlink:type="simple" xlink:href="https://armyinform.com.ua/wp-content/uploads/2023/05/harkiv-boks-2-s.melnyk-150x150.jpg" text:style-name="Internet_20_link" text:visited-style-name="Visited_20_Internet_20_Link">
harkiv-boks-2-s.melnyk-150x150.jpg</text:a>
', '<text:a xlink:type="simple" xlink:href="https://armyinform.com.ua/wp-content/uploads/2023/05/harkiv-boks-3-150x150.jpg" text:style-name="Internet_20_link" text:visited-style-name="Visited_20_Internet_20_Link">
harkiv-boks-3-150x150.jpg</text:a>
', '<text:a xlink:type="simple" xlink:href="https://armyinform.com.ua/wp-content/uploads/2023/05/harkiv-boks-8-150x150.jpg" text:style-name="Internet_20_link" text:visited-style-name="Visited_20_Internet_20_Link">
harkiv-boks-8-150x150.jpg</text:a>
', '<text:a xlink:type="simple" xlink:href="https://armyinform.com.ua/wp-content/uploads/2023/05/harkiv-boks-11-150x150.jpg" text:style-name="Internet_20_link" text:visited-style-name="Visited_20_Internet_20_Link">
harkiv-boks-11-150x150.jpg</text:a>
']</text:p>
      <text:p text:style-name="P4">
标签: ['АГРЕСІЯ РФ', 'БОКСЕРСЬКИЙ ТУРНІР', 'ХАРКІВ']</text:p>
      <text:p text:style-name="P4">
类别: News</text:p>
      <!--METADATA-->
      <text:p text:style-name="P4">
<draw:frame draw:style-name="fr1" draw:name="Image312" text:anchor-type="as-char" svg:width="6.9236in" svg:height="4.604194in" draw:z-index="0">
<draw:image xlink:href="../Images/AРМІЯINFORM/2023-05-14T66-00-00-04-00/golovna-2-2.jpg" xlink:type="simple" xlink:show="embed" xlink:actuate="onLoad" draw:mime-type="image/jpeg"/>
</draw:frame>
<text:span text:style-name="T4">
 <text:span text:style-name="T5">
乌克兰二十名最佳拳击手在拳击比赛期间为纪念哈尔基夫防守英雄而争夺冠军冠军。 在十个末代，乌克兰的男性在男子拳击队中齐聚一堂，反对男性收藏城市哈尔基夫。 由于入侵者的行动，该事件发生在大都会车站。 为了让尽可能多的人观看决斗，将几个监视器放在中心。</text:span>
</text:span>
 **</text:p>
      <text:p text:style-name="P4">
该活动的组织者是乌克兰青年和体育部，乌克兰的NOC，哈尔基夫地区军事管理局，乌克兰的拳击联合会以及慈善组织的Znizhka。</text:p>
      <text:p text:style-name="P4">
<text:a xlink:type="simple" xlink:href="https://armyinform.com.ua/wp-content/uploads/2023/05/harkiv-boks-7.jpg" text:style-name="Internet_20_link" text:visited-style-name="Visited_20_Internet_20_Link">
!(Images/AРМІЯINFORM/2023-05-14T66-00-00-04-00/harkiv-boks-7-150x150.jpg)</text:a>
</text:p>
      <text:p text:style-name="P4">
<text:a xlink:type="simple" xlink:href="https://armyinform.com.ua/wp-content/uploads/2023/05/harkiv-boks-6.jpg" text:style-name="Internet_20_link" text:visited-style-name="Visited_20_Internet_20_Link">
<draw:frame draw:style-name="fr1" draw:name="Image313" text:anchor-type="as-char" svg:width="6.9236in" svg:height="6.9236in" draw:z-index="0">
<draw:image xlink:href="../Images/AРМІЯINFORM/2023-05-14T66-00-00-04-00/harkiv-boks-6-150x150.jpg" xlink:type="simple" xlink:show="embed" xlink:actuate="onLoad" draw:mime-type="image/jpeg"/>
</draw:frame>
</text:a>
 - 这项事件的基本思想是崇拜我们的捍卫者，他们给予训练，举行比赛，过上自由生活的势头。 我祝贺乌克兰亚历山大·曼恰克(Alexander Manchak)拳击的副总统副总统说，我祝贺所有真正的力量和无敌精神。</text:p>
      <text:p text:style-name="P4">
在活动开始时，哈尔基夫地区区域管理局和哈尔基夫市议会的决定鼓励了所有军事部队和参与哈尔基夫辩护的单独部队的代表。</text:p>
      <text:p text:style-name="P4">
<text:a xlink:type="simple" xlink:href="https://armyinform.com.ua/wp-content/uploads/2023/05/harkiv-boks-2-s.melnyk.jpg" text:style-name="Internet_20_link" text:visited-style-name="Visited_20_Internet_20_Link">
!(Images/AРМІЯINFORM/2023-05-14T66-00-00-04-00/harkiv-boks-2-s.melnyk-150x150.jpg)</text:a>
哈基夫驻军旅的负责人谢尔盖·梅尔尼克(Sergey Melnyk)</text:p>
      <text:p text:style-name="P4">
<text:a xlink:type="simple" xlink:href="https://armyinform.com.ua/wp-content/uploads/2023/05/harkiv-boks-3.jpg" text:style-name="Internet_20_link" text:visited-style-name="Visited_20_Internet_20_Link">
!(Images/AРМІЯINFORM/2023-05-14T66-00-00-04-00/harkiv-boks-3-150x150.jpg)</text:a>
 - 从全面战争开始，体育首次返回哈尔基夫。</text:p>
      <text:p text:style-name="P4">
值得一提的是，两支球队的拳击手都为比赛做好了充分的准备，并且处于同一技能水平。 没有敲门。 确定获胜者非常困难。</text:p>
      <text:p text:style-name="P4">
<text:a xlink:type="simple" xlink:href="https://armyinform.com.ua/wp-content/uploads/2023/05/harkiv-boks-8.jpg" text:style-name="Internet_20_link" text:visited-style-name="Visited_20_Internet_20_Link">
!(Images/AРМІЯINFORM/2023-05-14T66-00-00-04-00/harkiv-boks-8-150x150.jpg)</text:a>
</text:p>
      <text:p text:style-name="P4">
结果，大多数决斗以平局结束。 除了冠军头衔外，乌克兰运动员还获得了该活动的组织者的奖品。 另外，有20位拳击手获得了预期的奖项。</text:p>
      <ul>
        <li>
我非常感谢我们在世界各个领域中选择奖项的运动员。我们向所有人表明，我们不惧怕任何人，我们可以在与俄罗斯联合会接近边界的情况下进行此类体育比赛。 无敌。 这将永远是 - 最后，Gugene Sergey Melnyk旅说。</li>
      </ul>
      <text:p text:style-name="P4">
<text:span text:style-name="T5">
opto作者</text:span>
</text:p>
      <text:p text:style-name="P4">
News Source: <text:a xlink:type="simple" xlink:href="https://armyinform.com.ua/2023/05/14/u-harkovi-vidbuvsya-velykyj-bokserskyj-turnir-na-chest-geroyiv-oborony-mista/" text:style-name="Internet_20_link" text:visited-style-name="Visited_20_Internet_20_Link">
https://armyinform.com.ua/2023/05/14/u-harkovi-vidbuvsya-velykyj-bokserskyj-turnir-na-chest-geroyiv-oborony-mista/</text:a>
</text:p>
      <!--NEWS-->
      <text:h text:style-name="P10" text:outline-level="1">
<text:span text:style-name="T4">
叛徒从占领的南部逃往俄罗斯联邦</text:span>
</text:h>
      <text:p text:style-name="P4">
作者: ['АРМІЯINFORM']</text:p>
      <text:p text:style-name="P4">
时间: 2023-05-14T67:00:00-04:00</text:p>
      <text:p text:style-name="P4">
描述: Posipaki Pay -In -law of Teritaean Teritaean Toruskoe Torso Masovo ...与乌克兰2022年的战争，与乌克兰与乌克兰的最新新闻，今天与乌克兰2022年的最新新闻，今天上次与乌克兰的新闻战，将在乌克兰和俄罗斯和战争之间发生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5/9026244-ccc891e-452a41c-gettyimages-1238916845-1-1-.jpg" text:style-name="Internet_20_link" text:visited-style-name="Visited_20_Internet_20_Link">
9026244-ccc891e-452a41c-gettyimages-1238916845-1-1-.jpg</text:a>
']</text:p>
      <text:p text:style-name="P4">
标签: ['STOPRUSSIA', 'ВТОРГНЕННЯ РФ', 'ЗРАДНИКИ', 'ПІВДЕНЬ']</text:p>
      <text:p text:style-name="P4">
类别: News</text:p>
      <!--METADATA-->
      <text:p text:style-name="P4">
<draw:frame draw:style-name="fr1" draw:name="Image314" text:anchor-type="as-char" svg:width="6.9236in" svg:height="3.893271in" draw:z-index="0">
<draw:image xlink:href="../Images/AРМІЯINFORM/2023-05-14T67-00-00-04-00/9026244-ccc891e-452a41c-gettyimages-1238916845-1-1-.jpg" xlink:type="simple" xlink:show="embed" xlink:actuate="onLoad" draw:mime-type="image/jpeg"/>
</draw:frame>
来自Zaporizhzhya和Kherson Mass暂时占领领土的入侵者的乘员逃往俄罗斯联邦。</text:p>
      <text:p text:style-name="P4">
关于IT报告<text:a xlink:type="simple" xlink:href="https://sprotyv.mod.gov.ua/kolaboranty-vtikayut-z-tot-pivdnya-ukrayiny/" text:style-name="Internet_20_link" text:visited-style-name="Visited_20_Internet_20_Link">
国家机构中心</text:a>
.</text:p>
      <text:p text:style-name="P4">
«Серед зрадників на ТОТ поширюються панічні настрої, і чимало з них вжевиїхало з території України. При цьому керівництво окупаційних адміністраційзаборонило виїжджати значній частині колаборантів, але ті все одно шукаютьспосіб обійти заборону, сидять на валізах та вивозять свої сім’ї», — йдеться вповідомленні.</text:p>
      <text:p text:style-name="P4">
News Source: <text:a xlink:type="simple" xlink:href="https://armyinform.com.ua/2023/05/14/zradnyky-tikayut-z-okupovanogo-pivdnya-do-rf/" text:style-name="Internet_20_link" text:visited-style-name="Visited_20_Internet_20_Link">
https://armyinform.com.ua/2023/05/14/zradnyky-tikayut-z-okupovanogo-pivdnya-do-rf/</text:a>
</text:p>
      <!--NEWS-->
      <text:h text:style-name="P10" text:outline-level="1">
<text:span text:style-name="T4">
Volodymyr Zelenskyy感谢德国从大规模入侵俄罗斯联邦的武装部队开始的最大防守方案</text:span>
</text:h>
      <text:p text:style-name="P4">
作者: ['АРМІЯINFORM']</text:p>
      <text:p text:style-name="P4">
时间: 2023-05-14T68:00:00-04:00</text:p>
      <text:p text:style-name="P4">
描述: Vizits Interigeums的乌克兰Volodymyr Zelensky总统是Nimechini Profiv针...与乌克兰2022年的战争，与乌克兰的最新新闻，今天与乌克兰2022年的新闻战争，今天与乌克兰的新闻战争，乌克兰和俄罗斯之间的战争会发生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6ca69434f1a672b258e660d4121a69f3_1684050266_extra_large.jpeg" text:style-name="Internet_20_link" text:visited-style-name="Visited_20_Internet_20_Link">
6ca69434f1a672b258e660d4121a69f3_1684050266_extra_large.jpeg</text:a>
']</text:p>
      <text:p text:style-name="P4">
标签: ['ВОЛОДИМИР ЗЕЛЕНСЬКИЙ', 'ПРЕЗИДЕНТ УКРАЇНИ', 'ФРАНКОМ-ВАЛЬТЕР ШТАЙНМАЄР', 'ФРН']</text:p>
      <text:p text:style-name="P4">
类别: News</text:p>
      <!--METADATA-->
      <text:p text:style-name="P4">
<draw:frame draw:style-name="fr1" draw:name="Image315" text:anchor-type="as-char" svg:width="6.9236in" svg:height="4.617948in" draw:z-index="0">
<draw:image xlink:href="../Images/AРМІЯINFORM/2023-05-14T68-00-00-04-00/6ca69434f1a672b258e660d4121a69f3_1684050266_extra_large.jpeg" xlink:type="simple" xlink:show="embed" xlink:actuate="onLoad" draw:mime-type="image/jpeg"/>
</draw:frame>
在访问德国的框架内，乌克兰沃迪米尔·泽伦斯基(Ukraine Volodymyr Zelensky)总统对德国联邦弗兰克·瓦尔特·斯坦米尔(Frank-Valter Steinmeyer)进行了采访。会议以面对面的形式和代表团进行。 乌克兰国家负责人感谢德国自全面俄罗斯侵略开始以来乌克兰的全面政治，金融，人道主义和军事支持，以及德国为加强国际纠正的重大贡献。</text:p>
      <text:p text:style-name="P4">
乌克兰总统称赞了新的，这是自全面侵略开始以来最大的，这是德国政府宣布的国防计划。</text:p>
      <text:p text:style-name="P4">
国家元首向德国表示感谢乌克兰的公民，因为俄罗斯的全面入侵，他们要离开家园。</text:p>
      <text:p text:style-name="P4">
Volodymyr Zelensky强调了在俄罗斯侵略者犯下的战争犯罪和其他暴行中承担责任的重要性。</text:p>
      <text:p text:style-name="P4">
当事各方分别停止了有关促进乌克兰公式和组织全球和平峰会的联合工作，其中包括全球南方国家在内的最大国家的参与。</text:p>
      <text:p text:style-name="P4">
特别注意乌克兰的欧洲和欧洲 - 大西洋融合问题。</text:p>
      <text:p text:style-name="P4">
乌克兰国家的负责人指出，我们的国家指望德国为支持加入北约的申请。</text:p>
      <text:p text:style-name="P4">
乌克兰总统强调对侵略者持续全面压力的重要性，他对德国在采用下一个州的欧盟方面的领导作用表示了希望。</text:p>
      <text:p text:style-name="P4">
谈判是关于德国恢复乌克兰的谈判。 这两位总统由乌克兰和德国的市政和地区伙伴关系的两位总统建立的两位总统促进了这一点。</text:p>
      <text:p text:style-name="P4">
_ <text:span text:style-name="T4">
来源：</text:span>
 <text:a xlink:type="simple" xlink:href="https://www.president.gov.ua/news/u-berlini-vidbulasya-zustrich-prezidenta-ukrayini-ta-federal-82877" text:style-name="Internet_20_link" text:visited-style-name="Visited_20_Internet_20_Link">
总统 - 乌克兰官方网站</text:a>
_</text:p>
      <text:p text:style-name="P4">
News Source: <text:a xlink:type="simple" xlink:href="https://armyinform.com.ua/2023/05/14/volodymyr-zelenskyj-podyakuvav-nimechchyni-za-najbilshyj-oboronnyj-paket-vid-pochatku-shyrokomasshtabnogo-vtorgnennya-zs-rf/" text:style-name="Internet_20_link" text:visited-style-name="Visited_20_Internet_20_Link">
https://armyinform.com.ua/2023/05/14/volodymyr-zelenskyj-podyakuvav-nimechchyni-za-najbilshyj-oboronnyj-paket-vid-pochatku-shyrokomasshtabnogo-vtorgnennya-zs-rf/</text:a>
</text:p>
      <!--NEWS-->
      <text:h text:style-name="P10" text:outline-level="1">
<text:span text:style-name="T4">
赫森地区的五个居民被俄罗斯人杀害，调查开始了</text:span>
</text:h>
      <text:p text:style-name="P4">
作者: ['АРМІЯINFORM']</text:p>
      <text:p text:style-name="P4">
时间: 2023-05-14T69:00:00-04:00</text:p>
      <text:p text:style-name="P4">
描述: 为了进行伯利斯拉夫斯基地区检察官，罗兹多查托沃（Rozdochatovo）...与乌克兰2022年的战争，与乌克兰的最新新闻战争，今天与乌克兰的新闻战争，今天与乌克兰的新闻战争，乌克兰和俄罗斯之间的战争将与乌克兰2022年进行战争，当他们说，乌克兰将在2022年，或者将会或将会或将是或不会，在不久的将来会与乌克兰发生战争，他们说，今天与乌克兰的战争，今天的乌克兰新闻，乌克兰媒体在俄罗斯的乌克兰新闻</text:p>
      <text:p text:style-name="P4">
图片: ['<text:a xlink:type="simple" xlink:href="https://armyinform.com.ua/wp-content/uploads/2023/05/photo_2023-05-14_13-45-56.jpg" text:style-name="Internet_20_link" text:visited-style-name="Visited_20_Internet_20_Link">
photo_2023-05-14_13-45-56.jpg</text:a>
', '<text:a xlink:type="simple" xlink:href="https://armyinform.com.ua/wp-content/uploads/2023/05/photo_2023-05-14_13-45-57-150x150.jpg" text:style-name="Internet_20_link" text:visited-style-name="Visited_20_Internet_20_Link">
photo_2023-05-14_13-45-57-150x150.jpg</text:a>
', '<text:a xlink:type="simple" xlink:href="https://armyinform.com.ua/wp-content/uploads/2023/05/photo_2023-05-14_13-45-58-150x150.jpg" text:style-name="Internet_20_link" text:visited-style-name="Visited_20_Internet_20_Link">
photo_2023-05-14_13-45-58-150x150.jpg</text:a>
', '<text:a xlink:type="simple" xlink:href="https://armyinform.com.ua/wp-content/uploads/2023/05/photo_2023-05-14_13-45-59-150x150.jpg" text:style-name="Internet_20_link" text:visited-style-name="Visited_20_Internet_20_Link">
photo_2023-05-14_13-45-59-150x150.jpg</text:a>
']</text:p>
      <text:p text:style-name="P4">
标签: ['STOPRUSSIA', 'ВТОРГНЕННЯ РФ', 'ОФІС ГЕНЕРАЛЬНОГО ПРОКУРОРА', 'ХЕРСОНЩИНА']</text:p>
      <text:p text:style-name="P4">
类别: News</text:p>
      <!--METADATA-->
      <text:p text:style-name="P4">
<draw:frame draw:style-name="fr1" draw:name="Image316" text:anchor-type="as-char" svg:width="6.9236in" svg:height="5.1927in" draw:z-index="0">
<draw:image xlink:href="../Images/AРМІЯINFORM/2023-05-14T69-00-00-04-00/photo_2023-05-14_13-45-56.jpg" xlink:type="simple" xlink:show="embed" xlink:actuate="onLoad" draw:mime-type="image/jpeg"/>
</draw:frame>
在Berislav地区检察官办公室的程序领导下，对违反战争法律和习俗的事实的调查以及有预谋的谋杀(艺术的第2部分。 乌克兰《刑法》的438)，<text:a xlink:type="simple" xlink:href="https://t.me/pgo_gov_ua/12134" text:style-name="Internet_20_link" text:visited-style-name="Visited_20_Internet_20_Link">
告知</text:a>
检察长办公室。</text:p>
      <text:p text:style-name="P4">
“根据调查，5月14日，俄罗斯军方在当地农业领土上的诺沃沃洛伦索夫社区占领期间留下的一种未知的爆炸装置。 五名平民工人被杀。”</text:p>
      <text:p text:style-name="P4">
<text:a xlink:type="simple" xlink:href="https://armyinform.com.ua/wp-content/uploads/2023/05/photo_2023-05-14_13-45-57.jpg" text:style-name="Internet_20_link" text:visited-style-name="Visited_20_Internet_20_Link">
!(Images/AРМІЯINFORM/2023-05-14T69-00-00-04-00/photo_2023-05-14_13-45-57-150x150.jpg)</text:a>
</text:p>
      <text:p text:style-name="P4">
<text:a xlink:type="simple" xlink:href="https://armyinform.com.ua/wp-content/uploads/2023/05/photo_2023-05-14_13-45-58.jpg" text:style-name="Internet_20_link" text:visited-style-name="Visited_20_Internet_20_Link">
<draw:frame draw:style-name="fr1" draw:name="Image317" text:anchor-type="as-char" svg:width="6.9236in" svg:height="6.9236in" draw:z-index="0">
<draw:image xlink:href="../Images/AРМІЯINFORM/2023-05-14T69-00-00-04-00/photo_2023-05-14_13-45-58-150x150.jpg" xlink:type="simple" xlink:show="embed" xlink:actuate="onLoad" draw:mime-type="image/jpeg"/>
</draw:frame>
</text:a>
</text:p>
      <text:p text:style-name="P4">
<text:a xlink:type="simple" xlink:href="https://armyinform.com.ua/wp-content/uploads/2023/05/photo_2023-05-14_13-45-59.jpg" text:style-name="Internet_20_link" text:visited-style-name="Visited_20_Internet_20_Link">
<draw:frame draw:style-name="fr1" draw:name="Image318" text:anchor-type="as-char" svg:width="6.9236in" svg:height="6.9236in" draw:z-index="0">
<draw:image xlink:href="../Images/AРМІЯINFORM/2023-05-14T69-00-00-04-00/photo_2023-05-14_13-45-59-150x150.jpg" xlink:type="simple" xlink:show="embed" xlink:actuate="onLoad" draw:mime-type="image/jpeg"/>
</draw:frame>
</text:a>
一个调查团队正在现场找出活动情况。 此外，州长向米利维卡社区的村庄开了枪。 敌人的弹丸撞到了私人房屋的gerrium。 此时，主人在花园里旅行。 他死于明尼爆炸性伤害。</text:p>
      <text:p text:style-name="P4">
检察官继续采取所有适当的措施，以记录俄罗斯联邦武装部队代表所犯下的战争罪行。</text:p>
      <text:p text:style-name="P4">
News Source: <text:a xlink:type="simple" xlink:href="https://armyinform.com.ua/2023/05/14/pyatoh-meshkancziv-hersonshhyny-ubyly-rosiyany-rozpochato-rozsliduvannya/" text:style-name="Internet_20_link" text:visited-style-name="Visited_20_Internet_20_Link">
https://armyinform.com.ua/2023/05/14/pyatoh-meshkancziv-hersonshhyny-ubyly-rosiyany-rozpochato-rozsliduvannya/</text:a>
</text:p>
      <!--NEWS-->
      <text:h text:style-name="P10" text:outline-level="1">
<text:span text:style-name="T4">
乌克兰军事如何在Heimevernet教练的指导下锻炼敌对行动</text:span>
</text:h>
      <text:p text:style-name="P4">
作者: ['АРМІЯINFORM']</text:p>
      <text:p text:style-name="P4">
时间: 2023-05-14T70:00:00-04:00</text:p>
      <text:p text:style-name="P4">
描述: “ Silne是Zustyki，HTO，HTO，NON -DOBAR PISDA VOYUVATI，SHCHO ...与乌克兰2022年的战争，与乌克兰与乌克兰的最新新闻，与乌克兰2022年的新闻战争，今天的最后一场新闻，今天将有一场敌人。。。。。。。。。。。。。。。。。。。。。。。。。。乌克兰和俄罗斯之间的战争，以及何时，何时，何时，何时，何时，何时，何时，何时，何时，何时与乌克兰在2022年进行战争，将在不久的将来与乌克兰发生战争，与乌克兰，乌克兰，乌克兰的战争今日新闻，乌克兰新闻在乌克兰媒体的俄罗斯新闻</text:p>
      <text:p text:style-name="P4">
图片: ['<text:a xlink:type="simple" xlink:href="https://armyinform.com.ua/wp-content/uploads/2023/05/347137652_951520769605561_8224673224865492612_n.jpg" text:style-name="Internet_20_link" text:visited-style-name="Visited_20_Internet_20_Link">
347137652_951520769605561_8224673224865492612_n.jpg</text:a>
', '<text:a xlink:type="simple" xlink:href="https://armyinform.com.ua/wp-content/uploads/2023/05/346485719_2734747686667432_2398294162855626898_n-150x150.jpg" text:style-name="Internet_20_link" text:visited-style-name="Visited_20_Internet_20_Link">
346485719_2734747686667432_2398294162855626898_n-150x150.jpg</text:a>
', '<text:a xlink:type="simple" xlink:href="https://armyinform.com.ua/wp-content/uploads/2023/05/347016971_217103834400975_5751651303068293593_n-150x150.jpg" text:style-name="Internet_20_link" text:visited-style-name="Visited_20_Internet_20_Link">
347016971_217103834400975_5751651303068293593_n-150x150.jpg</text:a>
', '<text:a xlink:type="simple" xlink:href="https://armyinform.com.ua/wp-content/uploads/2023/05/347080991_710199667528105_7599419647856962045_n-150x150.jpg" text:style-name="Internet_20_link" text:visited-style-name="Visited_20_Internet_20_Link">
347080991_710199667528105_7599419647856962045_n-150x150.jpg</text:a>
', '<text:a xlink:type="simple" xlink:href="https://armyinform.com.ua/wp-content/uploads/2023/05/347104489_735914714888190_3822262365092776937_n-150x150.jpg" text:style-name="Internet_20_link" text:visited-style-name="Visited_20_Internet_20_Link">
347104489_735914714888190_3822262365092776937_n-150x150.jpg</text:a>
', '<text:a xlink:type="simple" xlink:href="https://armyinform.com.ua/wp-content/uploads/2023/05/346468596_198248813091396_5234527643515208218_n-150x150.jpg" text:style-name="Internet_20_link" text:visited-style-name="Visited_20_Internet_20_Link">
346468596_198248813091396_5234527643515208218_n-150x150.jpg</text:a>
', '<text:a xlink:type="simple" xlink:href="https://armyinform.com.ua/wp-content/uploads/2023/05/346483039_804326741317614_9004813816187819550_n-150x150.jpg" text:style-name="Internet_20_link" text:visited-style-name="Visited_20_Internet_20_Link">
346483039_804326741317614_9004813816187819550_n-150x150.jpg</text:a>
']</text:p>
      <text:p text:style-name="P4">
标签: ['STOPRUSSIA', 'БЙОРН АРІЛЬД ГРАМ', 'ВТОРГНЕННЯ РФ', 'НОРВЕГІЯ']</text:p>
      <text:p text:style-name="P4">
类别: News</text:p>
      <!--METADATA-->
      <text:p text:style-name="P4">
<draw:frame draw:style-name="fr1" draw:name="Image319" text:anchor-type="as-char" svg:width="6.9236in" svg:height="4.615733in" draw:z-index="0">
<draw:image xlink:href="../Images/AРМІЯINFORM/2023-05-14T70-00-00-04-00/347137652_951520769605561_8224673224865492612_n.jpg" xlink:type="simple" xlink:show="embed" xlink:actuate="onLoad" draw:mime-type="image/jpeg"/>
</draw:frame>
“有些人很快能够捍卫自己的家园及其价值观的人给人留下深刻的印象。 当我们遇到来自敌对行动的战士并返回战争时，战争正在接近。 这是一个有力的提醒，它不是独自出现的。 我们支持乌克兰作为财务培训，我们将支持需要多少培训。”  - 强调挪威比约恩·阿里达·克拉姆(Norwegian Bjorn Arilda Gram)王国的国防部长参加了一百多名乌克兰军人的培训，并在挪威垃圾填埋场之一的内部事务部莫替烯Eggene部的责任[报告] [报告] <text:a xlink:type="simple" xlink:href="https://www.facebook.com/GeneralStaff.ua/posts/pfbid0rGxhwhwPK4em81Q6iSQiCkVcxYTBLDVeia1o3cMDF4cWUs9YtM1Z6yNwCsdC1zNkl" text:style-name="Internet_20_link" text:visited-style-name="Visited_20_Internet_20_Link">
报告</text:a>
乌克兰武装部队的总参谋部。</text:p>
      <text:p text:style-name="P4">
“这不仅对他们，而且对我们很重要。 因此，我很高兴我们能通过教士兵来做出这样的贡献。”</text:p>
      <text:p text:style-name="P4">
<text:a xlink:type="simple" xlink:href="https://armyinform.com.ua/wp-content/uploads/2023/05/346485719_2734747686667432_2398294162855626898_n.jpg" text:style-name="Internet_20_link" text:visited-style-name="Visited_20_Internet_20_Link">
!(Images/AРМІЯINFORM/2023-05-14T70-00-00-04-00/346485719_2734747686667432_2398294162855626898_n-150x150.jpg)</text:a>
</text:p>
      <text:p text:style-name="P4">
<text:a xlink:type="simple" xlink:href="https://armyinform.com.ua/wp-content/uploads/2023/05/347016971_217103834400975_5751651303068293593_n.jpg" text:style-name="Internet_20_link" text:visited-style-name="Visited_20_Internet_20_Link">
<draw:frame draw:style-name="fr1" draw:name="Image320" text:anchor-type="as-char" svg:width="6.9236in" svg:height="6.9236in" draw:z-index="0">
<draw:image xlink:href="../Images/AРМІЯINFORM/2023-05-14T70-00-00-04-00/347016971_217103834400975_5751651303068293593_n-150x150.jpg" xlink:type="simple" xlink:show="embed" xlink:actuate="onLoad" draw:mime-type="image/jpeg"/>
</draw:frame>
</text:a>
</text:p>
      <text:p text:style-name="P4">
<text:a xlink:type="simple" xlink:href="https://armyinform.com.ua/wp-content/uploads/2023/05/347080991_710199667528105_7599419647856962045_n.jpg" text:style-name="Internet_20_link" text:visited-style-name="Visited_20_Internet_20_Link">
<draw:frame draw:style-name="fr1" draw:name="Image321" text:anchor-type="as-char" svg:width="6.9236in" svg:height="6.9236in" draw:z-index="0">
<draw:image xlink:href="../Images/AРМІЯINFORM/2023-05-14T70-00-00-04-00/347080991_710199667528105_7599419647856962045_n-150x150.jpg" xlink:type="simple" xlink:show="embed" xlink:actuate="onLoad" draw:mime-type="image/jpeg"/>
</draw:frame>
</text:a>
</text:p>
      <text:p text:style-name="P4">
<text:a xlink:type="simple" xlink:href="https://armyinform.com.ua/wp-content/uploads/2023/05/347104489_735914714888190_3822262365092776937_n.jpg" text:style-name="Internet_20_link" text:visited-style-name="Visited_20_Internet_20_Link">
<draw:frame draw:style-name="fr1" draw:name="Image322" text:anchor-type="as-char" svg:width="6.9236in" svg:height="6.9236in" draw:z-index="0">
<draw:image xlink:href="../Images/AРМІЯINFORM/2023-05-14T70-00-00-04-00/347104489_735914714888190_3822262365092776937_n-150x150.jpg" xlink:type="simple" xlink:show="embed" xlink:actuate="onLoad" draw:mime-type="image/jpeg"/>
</draw:frame>
</text:a>
这次访问的参与者看到了乌克兰军人在战es中锻炼的方式，并在挪威国民警卫队Heimevernet的挪威教练和讲师的Sub -Cottage战场上提供了急救。</text:p>
      <text:p text:style-name="P4">
挪威·弗斯瓦雷特(Norway Fersvaret)王国的武装部队计划在2023年在挪威和国外教授约3200名乌克兰军队。这是挪威国民警卫队的挪威教练将在挪威教乌克兰人的几门课程中的第一篇。</text:p>
      <text:p text:style-name="P4">
詹斯上校说：“现在，他们与Drawersk国民警卫队的专业和合格教练以及挪威的其他武装部队遇到了高质量的专业培训。”</text:p>
      <text:p text:style-name="P4">
“我们将支持挪威和其他国家的乌克兰人员的培训。 随着乌克兰使用越来越多的西方材料，这种支持将变得越来越重要。 当涉及到良好的动力和训练有素的士兵到战场时，它也将继续乌克兰比俄罗斯的优势。</text:p>
      <text:p text:style-name="P4">
“挪威很自然地参与了这一支持。 对于我们来说，重要的是，州际冲突是和平解决的。 斯通石，自1945年以来，我们为欧洲的安全建设做出了贡献。 这是我们世界上最长的和平与发展时期，而俄罗斯并未破坏对乌克兰的残酷入侵。”</text:p>
      <text:p text:style-name="P4">
<text:a xlink:type="simple" xlink:href="https://armyinform.com.ua/wp-content/uploads/2023/05/346468596_198248813091396_5234527643515208218_n.jpg" text:style-name="Internet_20_link" text:visited-style-name="Visited_20_Internet_20_Link">
!(Images/AРМІЯINFORM/2023-05-14T70-00-00-04-00/346468596_198248813091396_5234527643515208218_n-150x150.jpg)</text:a>
</text:p>
      <text:p text:style-name="P4">
<text:a xlink:type="simple" xlink:href="https://armyinform.com.ua/wp-content/uploads/2023/05/346483039_804326741317614_9004813816187819550_n.jpg" text:style-name="Internet_20_link" text:visited-style-name="Visited_20_Internet_20_Link">
<draw:frame draw:style-name="fr1" draw:name="Image323" text:anchor-type="as-char" svg:width="6.9236in" svg:height="6.9236in" draw:z-index="0">
<draw:image xlink:href="../Images/AРМІЯINFORM/2023-05-14T70-00-00-04-00/346483039_804326741317614_9004813816187819550_n-150x150.jpg" xlink:type="simple" xlink:show="embed" xlink:actuate="onLoad" draw:mime-type="image/jpeg"/>
</draw:frame>
</text:a>
“我们不仅会教这些士兵，而且还将照顾好他们，并向他们展示好款待。 学习地已经准备好居住和定居。 厨房专注于乌克兰菜肴，训练场创造了适当的战斗环境 - 战es和辅助中心。” 詹斯上校说。</text:p>
      <text:p text:style-name="P4">
陆军较早<text:a xlink:type="simple" xlink:href="https://armyinform.com.ua/2023/05/14/yak-ukrayinski-zahysnyky-prohodyat-navchannya-iz-vognevoyi-pidgotovky-u-velykij-brytaniyi/" text:style-name="Internet_20_link" text:visited-style-name="Visited_20_Internet_20_Link">
报告</text:a>
乌克兰捍卫者如何接受英国的消防训练。</text:p>
      <text:p text:style-name="P4">
News Source: <text:a xlink:type="simple" xlink:href="https://armyinform.com.ua/2023/05/14/yak-ukrayinski-vijskovi-vidpraczovuyut-bojovi-kerivnycztvom-instruktoriv-heimevernet/" text:style-name="Internet_20_link" text:visited-style-name="Visited_20_Internet_20_Link">
https://armyinform.com.ua/2023/05/14/yak-ukrayinski-vijskovi-vidpraczovuyut-bojovi-kerivnycztvom-instruktoriv-heimevernet/</text:a>
</text:p>
      <!--NEWS-->
      <text:h text:style-name="P10" text:outline-level="1">
<text:span text:style-name="T4">
由于普京的动员，俄罗斯人从银行带走了36亿美元</text:span>
</text:h>
      <text:p text:style-name="P4">
作者: ['АРМІЯINFORM']</text:p>
      <text:p text:style-name="P4">
时间: 2023-05-14T71:00:00-04:00</text:p>
      <text:p text:style-name="P4">
描述: Berezny 2023 Roku Nalyakan Mobilizatsyan Rosiyan被带入了36亿美元...与乌克兰2022年的战争，与乌克兰的最新新闻战争，与乌克兰的新闻战争，乌克兰2022年是今天的最后一场战争，乌克兰和俄罗斯之间的战争将是一场战争when, when, when, when, when, when, when, when, when, when. The war with Ukraine in 2022 will be or not, will there be a war with Ukraine in the near future, the war with Ukraine, Ukraine's news今天，乌克兰新闻在乌克兰媒体的俄罗斯人</text:p>
      <text:p text:style-name="P4">
图片: ['<text:a xlink:type="simple" xlink:href="https://armyinform.com.ua/wp-content/uploads/2020/08/sanctions-1-840x500-1.jpg" text:style-name="Internet_20_link" text:visited-style-name="Visited_20_Internet_20_Link">
sanctions-1-840x500-1.jpg</text:a>
']</text:p>
      <text:p text:style-name="P4">
标签: ['STOPRUSSIA', 'ВТОРГНЕННЯ РФ', 'РОЗВІДКА', 'САНКЦІЇ', 'СЗР']</text:p>
      <text:p text:style-name="P4">
类别: News</text:p>
      <!--METADATA-->
      <text:p text:style-name="P4">
<draw:frame draw:style-name="fr1" draw:name="Image324" text:anchor-type="as-char" svg:width="6.9236in" svg:height="4.12119in" draw:z-index="0">
<draw:image xlink:href="../Images/AРМІЯINFORM/2023-05-14T71-00-00-04-00/sanctions-1-840x500-1.jpg" xlink:type="simple" xlink:show="embed" xlink:actuate="onLoad" draw:mime-type="image/jpeg"/>
</draw:frame>
仅在2023年3月，动员动员俄罗斯人从银行投资了3600万美元的投资。</text:p>
      <text:p text:style-name="P4">
关于它<text:a xlink:type="simple" xlink:href="https://www.facebook.com/SZRUkraine/posts/pfbid0YcMM33NjWTADpNDtAnAH812q75yYhvmSKaBpEtXdGf5BSAsLkn6LQraLvFjXBduXl" text:style-name="Internet_20_link" text:visited-style-name="Visited_20_Internet_20_Link">
报告</text:a>
乌克兰的外部情报服务。</text:p>
      <text:p text:style-name="P4">
“俄罗斯人继续积极减少银行中的外币存款：在Bereznikhkhki中，个人的存款减少了36亿美元，即2750亿卢布。这是去年9月的最高利率，当时普京宣布动员的前80年，即前80年导致群众逃离国外。 消息说：“俄罗斯人从银行带走的货币的51.8％被转移到外国信贷机构。”</text:p>
      <text:p text:style-name="P4">
同时，普京下令“创造条件”以减少国外俄罗斯人口的迁移，自2022  -  2023年以来，它加速了正式信息，“在社会经济条件的影响下”。</text:p>
      <text:p text:style-name="P4">
News Source: <text:a xlink:type="simple" xlink:href="https://armyinform.com.ua/2023/05/14/cherez-putinsku-mobilizacziyu-rosiyany-zabraly-z-bankiv-shhe-36-mlrd/" text:style-name="Internet_20_link" text:visited-style-name="Visited_20_Internet_20_Link">
https://armyinform.com.ua/2023/05/14/cherez-putinsku-mobilizacziyu-rosiyany-zabraly-z-bankiv-shhe-36-mlrd/</text:a>
</text:p>
      <!--NEWS-->
      <text:h text:style-name="P10" text:outline-level="1">
<text:span text:style-name="T4">
俄罗斯联邦继续忽略《海上保护人类生命国际公约》</text:span>
</text:h>
      <text:p text:style-name="P4">
作者: ['АРМІЯINFORM']</text:p>
      <text:p text:style-name="P4">
时间: 2023-05-14T72:00:00-04:00</text:p>
      <text:p text:style-name="P4">
描述: “俄罗斯联合会是对世界上昆尔多斯基（Khundoni Lyudskii Zhitty on Morin on Morin 1974 p ....与乌克兰2022年的战争，与乌克兰的战争是今天的最新消息，与乌克兰2022年的战争）是最后一场的战争是最后一场的战争，这是最后一场，是乌克兰的战争，这是最后一场，这是最后一场，是俄罗斯联邦的俄罗斯联合会对世界的索曼人。今天，乌克兰和俄罗斯之间以及战争时，以及2022年与乌克兰的战争时，是否会发生战争，今日乌克兰新闻，乌克兰新闻在乌克兰媒体的俄罗斯人</text:p>
      <text:p text:style-name="P4">
图片: ['<text:a xlink:type="simple" xlink:href="https://armyinform.com.ua/wp-content/uploads/2023/05/347025054_645987300683203_8002900693764602578_n.jpg" text:style-name="Internet_20_link" text:visited-style-name="Visited_20_Internet_20_Link">
347025054_645987300683203_8002900693764602578_n.jpg</text:a>
']</text:p>
      <text:p text:style-name="P4">
标签: ['STOPRUSSIA', 'АГРЕСІЯ РФ', 'ВМС ЗС УКРАЇНИ']</text:p>
      <text:p text:style-name="P4">
类别: News</text:p>
      <!--METADATA-->
      <text:p text:style-name="P4">
<draw:frame draw:style-name="fr1" draw:name="Image325" text:anchor-type="as-char" svg:width="6.9236in" svg:height="8.6545in" draw:z-index="0">
<draw:image xlink:href="../Images/AРМІЯINFORM/2023-05-14T72-00-00-04-00/347025054_645987300683203_8002900693764602578_n.jpg" xlink:type="simple" xlink:show="embed" xlink:actuate="onLoad" draw:mime-type="image/jpeg"/>
</draw:frame>
“俄罗斯联邦在1974年继续违反《国际人类生命保护国际公约》。(Solas)通过关闭自动识别系统(AIS)，纳粹海水中的纳粹船只。”  - 在[消息]中说(https://www.facebook.com/navy.mil.gov.ua/posts/pfbid02g6ThefBpBqQyZRQ2AM3JorLfEH48Fj9QPAiijcc79npjinmjKugraeim2YukTg4il)乌克兰武装部队的海军。</text:p>
      <text:p text:style-name="P4">
还指出，截至8月14日11:30.2023：</text:p>
      <text:p text:style-name="P4">
在黑海中，有11艘敌船，中等3载导弹的中型载体，最多为18导弹的射手。</text:p>
      <text:p text:style-name="P4">
阿佐夫海有2艘敌船，包括1枚地毯载体导弹，总计8枚导弹。</text:p>
      <text:p text:style-name="P4">
在地中海，最多有5艘敌船，2架口径导弹的载体，总齐射为20枚导弹。</text:p>
      <text:p text:style-name="P4">
在白天，为了俄罗斯联邦的利益，凯奇·耶尼卡尔海峡的通过：纳索夫海的21艘船，其中3艘朝着博斯普鲁斯海峡的方向移动；</text:p>
      <text:p text:style-name="P4">
到黑海 -  27艘船，其中7艘继续向Bosphorus的方向移动。</text:p>
      <text:p text:style-name="P4">
News Source: <text:a xlink:type="simple" xlink:href="https://armyinform.com.ua/2023/05/14/rf-nadali-ignoruye-mizhnarodnu-konvencziyu-z-ohorony-lyudskogo-zhyttya-na-mori/" text:style-name="Internet_20_link" text:visited-style-name="Visited_20_Internet_20_Link">
https://armyinform.com.ua/2023/05/14/rf-nadali-ignoruye-mizhnarodnu-konvencziyu-z-ohorony-lyudskogo-zhyttya-na-mori/</text:a>
</text:p>
      <!--NEWS-->
      <text:h text:style-name="P10" text:outline-level="1">
<text:span text:style-name="T4">
袭击哈尔基夫和Zolochiv敌人使用S-300 ZRK</text:span>
</text:h>
      <text:p text:style-name="P4">
作者: ['АРМІЯINFORM']</text:p>
      <text:p text:style-name="P4">
时间: 2023-05-14T73:00:00-04:00</text:p>
      <text:p text:style-name="P4">
描述: Masovani袭击了NeDochi的Masovani攻击，14人受伤，Rosiskis topami。 ，何时，何时，何时，何时，何时，何时，何时，何时，何时，何时与乌克兰战争在2022年，是否会在不久的将来与乌克兰进行战争，与乌克兰与乌克兰的战争，今天，乌克兰的新闻，今天乌克兰新闻在俄罗斯的乌克兰媒体</text:p>
      <text:p text:style-name="P4">
图片: ['<text:a xlink:type="simple" xlink:href="https://armyinform.com.ua/wp-content/uploads/2023/05/345623237_786862052705600_1314604358681138544_n.jpg" text:style-name="Internet_20_link" text:visited-style-name="Visited_20_Internet_20_Link">
345623237_786862052705600_1314604358681138544_n.jpg</text:a>
', '<text:a xlink:type="simple" xlink:href="https://armyinform.com.ua/wp-content/uploads/2023/05/345277712_146885128254074_4194781524631367207_n-150x150.jpg" text:style-name="Internet_20_link" text:visited-style-name="Visited_20_Internet_20_Link">
345277712_146885128254074_4194781524631367207_n-150x150.jpg</text:a>
', '<text:a xlink:type="simple" xlink:href="https://armyinform.com.ua/wp-content/uploads/2023/05/345614291_548083734064933_1513901264689380245_n-150x150.jpg" text:style-name="Internet_20_link" text:visited-style-name="Visited_20_Internet_20_Link">
345614291_548083734064933_1513901264689380245_n-150x150.jpg</text:a>
', '<text:a xlink:type="simple" xlink:href="https://armyinform.com.ua/wp-content/uploads/2023/05/345936520_987337785629110_5639844903732793090_n-150x150.jpg" text:style-name="Internet_20_link" text:visited-style-name="Visited_20_Internet_20_Link">
345936520_987337785629110_5639844903732793090_n-150x150.jpg</text:a>
', '<text:a xlink:type="simple" xlink:href="https://armyinform.com.ua/wp-content/uploads/2023/05/346078620_1542458406277497_567585280578647991_n-150x150.jpg" text:style-name="Internet_20_link" text:visited-style-name="Visited_20_Internet_20_Link">
346078620_1542458406277497_567585280578647991_n-150x150.jpg</text:a>
', '<text:a xlink:type="simple" xlink:href="https://armyinform.com.ua/wp-content/uploads/2023/05/346289421_1662293277565421_6721547457311429100_n-150x150.jpg" text:style-name="Internet_20_link" text:visited-style-name="Visited_20_Internet_20_Link">
346289421_1662293277565421_6721547457311429100_n-150x150.jpg</text:a>
', '<text:a xlink:type="simple" xlink:href="https://armyinform.com.ua/wp-content/uploads/2023/05/346858012_4306518406240267_3369635996401620202_n-150x150.jpg" text:style-name="Internet_20_link" text:visited-style-name="Visited_20_Internet_20_Link">
346858012_4306518406240267_3369635996401620202_n-150x150.jpg</text:a>
']</text:p>
      <text:p text:style-name="P4">
标签: ['STOPRUSSIA', 'ВОЄННІ ЗЛОЧИНИ ЗС РФ', 'ВТОРГНЕННЯ РФ', 'НАЦПОЛІЦІЯ', 'ХАРКІВЩИНА']</text:p>
      <text:p text:style-name="P4">
类别: News</text:p>
      <!--METADATA-->
      <text:p text:style-name="P4">
<draw:frame draw:style-name="fr1" draw:name="Image326" text:anchor-type="as-char" svg:width="6.9236in" svg:height="5.1927in" draw:z-index="0">
<draw:image xlink:href="../Images/AРМІЯINFORM/2023-05-14T73-00-00-04-00/345623237_786862052705600_1314604358681138544_n.jpg" xlink:type="simple" xlink:show="embed" xlink:actuate="onLoad" draw:mime-type="image/jpeg"/>
</draw:frame>
在5月14日星期日晚上对乌克兰的大规模袭击中，俄罗斯 - 所有者袭击了火箭击中(https://www.facebook.com/UA.National.Police/posts/pfbid037K7S7kiHzuabxNJNazrPnranjvgFmGCkeoAmJ2smHC1ibe5qTb8uLXNmRPSzLFNDl?locale=uk_UA)乌克兰国家警察。</text:p>
      <text:p text:style-name="P4">
值得注意的是，由于影响造成的打击，基础设施，旅馆，私人房屋和车库已损坏。 执法人员确定：“以前，他们被C-300防空导弹综合大楼遭到殴打。”</text:p>
      <text:p text:style-name="P4">
根据哈尔科夫诺瓦巴瓦地区的执法人员的说法，损坏了基础设施对象，一栋旅馆建筑物和公寓楼。</text:p>
      <text:p text:style-name="P4">
<text:a xlink:type="simple" xlink:href="https://armyinform.com.ua/wp-content/uploads/2023/05/345277712_146885128254074_4194781524631367207_n.jpg" text:style-name="Internet_20_link" text:visited-style-name="Visited_20_Internet_20_Link">
!(Images/AРМІЯINFORM/2023-05-14T73-00-00-04-00/345277712_146885128254074_4194781524631367207_n-150x150.jpg)</text:a>
</text:p>
      <text:p text:style-name="P4">
<text:a xlink:type="simple" xlink:href="https://armyinform.com.ua/wp-content/uploads/2023/05/345614291_548083734064933_1513901264689380245_n.jpg" text:style-name="Internet_20_link" text:visited-style-name="Visited_20_Internet_20_Link">
<draw:frame draw:style-name="fr1" draw:name="Image327" text:anchor-type="as-char" svg:width="6.9236in" svg:height="6.9236in" draw:z-index="0">
<draw:image xlink:href="../Images/AРМІЯINFORM/2023-05-14T73-00-00-04-00/345614291_548083734064933_1513901264689380245_n-150x150.jpg" xlink:type="simple" xlink:show="embed" xlink:actuate="onLoad" draw:mime-type="image/jpeg"/>
</draw:frame>
</text:a>
</text:p>
      <text:p text:style-name="P4">
<text:a xlink:type="simple" xlink:href="https://armyinform.com.ua/wp-content/uploads/2023/05/345936520_987337785629110_5639844903732793090_n.jpg" text:style-name="Internet_20_link" text:visited-style-name="Visited_20_Internet_20_Link">
<draw:frame draw:style-name="fr1" draw:name="Image328" text:anchor-type="as-char" svg:width="6.9236in" svg:height="6.9236in" draw:z-index="0">
<draw:image xlink:href="../Images/AРМІЯINFORM/2023-05-14T73-00-00-04-00/345936520_987337785629110_5639844903732793090_n-150x150.jpg" xlink:type="simple" xlink:show="embed" xlink:actuate="onLoad" draw:mime-type="image/jpeg"/>
</draw:frame>
</text:a>
</text:p>
      <text:p text:style-name="P4">
<text:a xlink:type="simple" xlink:href="https://armyinform.com.ua/wp-content/uploads/2023/05/346078620_1542458406277497_567585280578647991_n.jpg" text:style-name="Internet_20_link" text:visited-style-name="Visited_20_Internet_20_Link">
<draw:frame draw:style-name="fr1" draw:name="Image329" text:anchor-type="as-char" svg:width="6.9236in" svg:height="6.9236in" draw:z-index="0">
<draw:image xlink:href="../Images/AРМІЯINFORM/2023-05-14T73-00-00-04-00/346078620_1542458406277497_567585280578647991_n-150x150.jpg" xlink:type="simple" xlink:show="embed" xlink:actuate="onLoad" draw:mime-type="image/jpeg"/>
</draw:frame>
</text:a>
</text:p>
      <text:p text:style-name="P4">
<text:a xlink:type="simple" xlink:href="https://armyinform.com.ua/wp-content/uploads/2023/05/346289421_1662293277565421_6721547457311429100_n.jpg" text:style-name="Internet_20_link" text:visited-style-name="Visited_20_Internet_20_Link">
<draw:frame draw:style-name="fr1" draw:name="Image330" text:anchor-type="as-char" svg:width="6.9236in" svg:height="6.9236in" draw:z-index="0">
<draw:image xlink:href="../Images/AРМІЯINFORM/2023-05-14T73-00-00-04-00/346289421_1662293277565421_6721547457311429100_n-150x150.jpg" xlink:type="simple" xlink:show="embed" xlink:actuate="onLoad" draw:mime-type="image/jpeg"/>
</draw:frame>
</text:a>
</text:p>
      <text:p text:style-name="P4">
<text:a xlink:type="simple" xlink:href="https://armyinform.com.ua/wp-content/uploads/2023/05/346858012_4306518406240267_3369635996401620202_n.jpg" text:style-name="Internet_20_link" text:visited-style-name="Visited_20_Internet_20_Link">
<draw:frame draw:style-name="fr1" draw:name="Image331" text:anchor-type="as-char" svg:width="6.9236in" svg:height="6.9236in" draw:z-index="0">
<draw:image xlink:href="../Images/AРМІЯINFORM/2023-05-14T73-00-00-04-00/346858012_4306518406240267_3369635996401620202_n-150x150.jpg" xlink:type="simple" xlink:show="embed" xlink:actuate="onLoad" draw:mime-type="image/jpeg"/>
</draw:frame>
</text:a>
</text:p>
      <text:p text:style-name="P4">
调查小组，专家和炸药基于事件的理由进行工作。在违反战争法律和习俗的事实中，调查人员在艺术中开放了刑事诉讼。 《乌克兰刑法》的438。</text:p>
      <text:p text:style-name="P4">
News Source: <text:a xlink:type="simple" xlink:href="https://armyinform.com.ua/2023/05/14/dlya-udaru-po-harkovu-i-zolochivu-vorog-vykorystav-zrk-s-300/" text:style-name="Internet_20_link" text:visited-style-name="Visited_20_Internet_20_Link">
https://armyinform.com.ua/2023/05/14/dlya-udaru-po-harkovu-i-zolochivu-vorog-vykorystav-zrk-s-300/</text:a>
</text:p>
      <!--NEWS-->
      <text:h text:style-name="P10" text:outline-level="1">
<text:span text:style-name="T4">
由于俄罗斯联邦武装部队的炮击，顿涅茨克地区发生了24起大火</text:span>
</text:h>
      <text:p text:style-name="P4">
作者: ['АРМІЯINFORM']</text:p>
      <text:p text:style-name="P4">
时间: 2023-05-14T74:00:00-04:00</text:p>
      <text:p text:style-name="P4">
描述: 在13岁时，多埃奇纳（Donechina）的受伤遭到了Vid Vorozhihi，Viki Vikniklo 24 ...与乌克兰2022年的战争，与乌克兰与乌克兰的最新新闻，今天与乌克兰的新闻战争，今天与乌克兰的新闻战争，今天上次与乌克兰的新闻战争，乌克兰和俄罗斯和俄罗斯之间的战争将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5/346494951_967548197616829_1922434142435745077_n.jpg" text:style-name="Internet_20_link" text:visited-style-name="Visited_20_Internet_20_Link">
346494951_967548197616829_1922434142435745077_n.jpg</text:a>
', '<text:a xlink:type="simple" xlink:href="https://armyinform.com.ua/wp-content/uploads/2023/05/346955519_926415948648113_2366462931425994033_n-150x150.jpg" text:style-name="Internet_20_link" text:visited-style-name="Visited_20_Internet_20_Link">
346955519_926415948648113_2366462931425994033_n-150x150.jpg</text:a>
', '<text:a xlink:type="simple" xlink:href="https://armyinform.com.ua/wp-content/uploads/2023/05/347079852_103745129393325_2436857451840682219_n-150x150.jpg" text:style-name="Internet_20_link" text:visited-style-name="Visited_20_Internet_20_Link">
347079852_103745129393325_2436857451840682219_n-150x150.jpg</text:a>
', '<text:a xlink:type="simple" xlink:href="https://armyinform.com.ua/wp-content/uploads/2023/05/347231172_1438894570274774_2444383015123668570_n-150x150.jpg" text:style-name="Internet_20_link" text:visited-style-name="Visited_20_Internet_20_Link">
347231172_1438894570274774_2444383015123668570_n-150x150.jpg</text:a>
']</text:p>
      <text:p text:style-name="P4">
标签: ['STOPRUSSIA', 'ВОЄННІ ЗЛОЧИНИ ЗС РФ', 'ВТОРГНЕННЯ РФ', 'ДОНЕЧЧИНА', 'ДСНС']</text:p>
      <text:p text:style-name="P4">
类别: News</text:p>
      <!--METADATA-->
      <text:p text:style-name="P4">
<draw:frame draw:style-name="fr1" draw:name="Image332" text:anchor-type="as-char" svg:width="6.9236in" svg:height="5.1927in" draw:z-index="0">
<draw:image xlink:href="../Images/AРМІЯINFORM/2023-05-14T74-00-00-04-00/346494951_967548197616829_1922434142435745077_n.jpg" xlink:type="simple" xlink:show="embed" xlink:actuate="onLoad" draw:mime-type="image/jpeg"/>
</draw:frame>
在5月13日，由于Yakovinik 24大火，顿涅茨克地区遭受了敌人的炮击。(https://www.facebook.com/DSNSDon/posts/pfbid02hRzySZ3oL4gg57DLinjwPKD49jGAahg36FQeBhqbgPMzHwY1svb4vidkbdB1WPgQl)Donetsk Oblast乌克兰SES的主要局</text:p>
      <text:p text:style-name="P4">
“昨天，由于巴赫穆特地区托莱斯克市的大规模炮击，在九座房屋建筑的公寓里开火。 第22州消防和救援队的单位来到现场。 在居住建筑公寓的智力和灭火期间，妇女和男人被击中。”消息写道。</text:p>
      <text:p text:style-name="P4">
<text:a xlink:type="simple" xlink:href="https://armyinform.com.ua/wp-content/uploads/2023/05/346955519_926415948648113_2366462931425994033_n.jpg" text:style-name="Internet_20_link" text:visited-style-name="Visited_20_Internet_20_Link">
!(Images/AРМІЯINFORM/2023-05-14T74-00-00-04-00/346955519_926415948648113_2366462931425994033_n-150x150.jpg)</text:a>
</text:p>
      <text:p text:style-name="P4">
<text:a xlink:type="simple" xlink:href="https://armyinform.com.ua/wp-content/uploads/2023/05/347079852_103745129393325_2436857451840682219_n.jpg" text:style-name="Internet_20_link" text:visited-style-name="Visited_20_Internet_20_Link">
<draw:frame draw:style-name="fr1" draw:name="Image333" text:anchor-type="as-char" svg:width="6.9236in" svg:height="6.9236in" draw:z-index="0">
<draw:image xlink:href="../Images/AРМІЯINFORM/2023-05-14T74-00-00-04-00/347079852_103745129393325_2436857451840682219_n-150x150.jpg" xlink:type="simple" xlink:show="embed" xlink:actuate="onLoad" draw:mime-type="image/jpeg"/>
</draw:frame>
</text:a>
</text:p>
      <text:p text:style-name="P4">
<text:a xlink:type="simple" xlink:href="https://armyinform.com.ua/wp-content/uploads/2023/05/347231172_1438894570274774_2444383015123668570_n.jpg" text:style-name="Internet_20_link" text:visited-style-name="Visited_20_Internet_20_Link">
<draw:frame draw:style-name="fr1" draw:name="Image334" text:anchor-type="as-char" svg:width="6.9236in" svg:height="6.9236in" draw:z-index="0">
<draw:image xlink:href="../Images/AРМІЯINFORM/2023-05-14T74-00-00-04-00/347231172_1438894570274774_2444383015123668570_n-150x150.jpg" xlink:type="simple" xlink:show="embed" xlink:actuate="onLoad" draw:mime-type="image/jpeg"/>
</draw:frame>
</text:a>
同一天，救护车的第22州消防和救援队的救援人员是从康斯坦蒂诺诺夫卡医院的托莱斯克(Toretsk)进行运输的两个受影响的人，他们因炮击而受到炮击并需要紧急医疗服务。</text:p>
      <text:p text:style-name="P4">
值得注意的是，在最后一天，Toretsky Garrison的救援人员消除了由于残酷的敌对炮击而导致的19起火灾。</text:p>
      <text:p text:style-name="P4">
News Source: <text:a xlink:type="simple" xlink:href="https://armyinform.com.ua/2023/05/14/vnaslidok-obstriliv-zs-rf-za-dobu-na-donechchyni-vynyklo-24-pozhezhi/" text:style-name="Internet_20_link" text:visited-style-name="Visited_20_Internet_20_Link">
https://armyinform.com.ua/2023/05/14/vnaslidok-obstriliv-zs-rf-za-dobu-na-donechchyni-vynyklo-24-pozhezhi/</text:a>
</text:p>
      <!--NEWS-->
      <text:h text:style-name="P10" text:outline-level="1">
<text:span text:style-name="T4">
我们正在努力建立一个战斗机联盟 - 乌克兰总统</text:span>
</text:h>
      <text:p text:style-name="P4">
作者: ['АРМІЯINFORM']</text:p>
      <text:p text:style-name="P4">
时间: 2023-05-14T75:00:00-04:00</text:p>
      <text:p text:style-name="P4">
描述: 乌克兰沃迪米尔·泽伦斯基（Scho Yogo Lawcordonni Viziti）总统，苏德（Sred）...与乌克兰2022年的战争，与乌克兰的最新新闻，今天与乌克兰2022年的新闻战争，乌克兰和俄罗斯之间的战争将是一场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600a23a4d5523fdadf6c8d68558ba7c1_1684066644_extra_large.jpeg" text:style-name="Internet_20_link" text:visited-style-name="Visited_20_Internet_20_Link">
600a23a4d5523fdadf6c8d68558ba7c1_1684066644_extra_large.jpeg</text:a>
']</text:p>
      <text:p text:style-name="P4">
标签: ['STOPRUSSIA', 'ВОЛОДИМИР ЗЕЛЕНСЬКИЙ', 'ВТОРГНЕННЯ РФ', 'ПРЕЗИДЕНТ УКРАЇНИ']</text:p>
      <text:p text:style-name="P4">
类别: News</text:p>
      <!--METADATA-->
      <text:p text:style-name="P4">
<draw:frame draw:style-name="fr1" draw:name="Image335" text:anchor-type="as-char" svg:width="6.9236in" svg:height="4.617948in" draw:z-index="0">
<draw:image xlink:href="../Images/AРМІЯINFORM/2023-05-14T75-00-00-04-00/600a23a4d5523fdadf6c8d68558ba7c1_1684066644_extra_large.jpeg" xlink:type="simple" xlink:show="embed" xlink:actuate="onLoad" draw:mime-type="image/jpeg"/>
</draw:frame>
乌克兰沃罗迪米尔·泽伦斯基(Ukraine Volodymyr Zelensky)总统告知，他的外国访问(除其他外)致力于建立伙伴国家的联盟，在该联盟中将为该州提供西方模式的战士。 由于与柏林德国联邦总理奥拉夫·舒尔茨(Olaf Scholtz)的谈判，他在与媒体代表的交流中表示了这一点。</text:p>
      <text:p text:style-name="P4">
“我们现在正在努力建立一个战斗机联盟，部分原因是我在欧洲首都的访问旨在实现这一目标。 我认为我们会取得成功，”总统说，回答了记者的问题。</text:p>
      <text:p text:style-name="P4">
国家元首指出，他将继续与奥拉夫·斯科尔佐米(Olaf Scholzomi)讨论这个问题，尤其是德国方面支持乌克兰。</text:p>
      <text:p text:style-name="P4">
“如今，乌克兰的天空是俄罗斯的优势。 但是，我们的任务是在这个领域要强大。” Volodymyr Zelenskyy说。</text:p>
      <text:p text:style-name="P4">
奥拉夫·索尔茨(Olaf Soltz)指出，德国的支持是旨在捍卫其领土的能力，迫使俄罗斯接收和离开乌克兰土地。</text:p>
      <text:p text:style-name="P4">
资料来源：<text:a xlink:type="simple" xlink:href="https://www.president.gov.ua/news/mi-pracyuyemo-nad-stvorennyam-koaliciyi-vinishuvachiv-prezid-82885" text:style-name="Internet_20_link" text:visited-style-name="Visited_20_Internet_20_Link">
乌克兰总统</text:a>
</text:p>
      <text:p text:style-name="P4">
News Source: <text:a xlink:type="simple" xlink:href="https://armyinform.com.ua/2023/05/14/my-praczyuyemo-nad-stvorennyam-koalicziyi-vynyshhuvachiv-prezydent-ukrayiny/" text:style-name="Internet_20_link" text:visited-style-name="Visited_20_Internet_20_Link">
https://armyinform.com.ua/2023/05/14/my-praczyuyemo-nad-stvorennyam-koalicziyi-vynyshhuvachiv-prezydent-ukrayiny/</text:a>
</text:p>
      <!--NEWS-->
      <text:h text:style-name="P10" text:outline-level="1">
<text:span text:style-name="T4">
谢尔盖·纳夫（Sergey Naev）祝贺母亲的母线服务</text:span>
</text:h>
      <text:p text:style-name="P4">
作者: ['АРМІЯINFORM']</text:p>
      <text:p text:style-name="P4">
时间: 2023-05-14T76:00:00-04:00</text:p>
      <text:p text:style-name="P4">
描述: ZS乌克兰人，中尉塞尔吉·纳维尔·巴吉托图（Sergiy Nav Bagatodu）的司令官...与乌克兰2022年的战争，与乌克兰的最新新闻，今天与乌克兰的新闻，乌克兰2022年上次与乌克兰的新闻战争，乌克兰和俄罗斯和俄罗斯以及俄罗斯以及何时又发生战争与乌克兰与乌克兰的战争将是不可行</text:p>
      <text:p text:style-name="P4">
图片: ['<text:a xlink:type="simple" xlink:href="https://armyinform.com.ua/wp-content/uploads/2023/05/347135791_1308038729834074_5325592311062387417_n.jpg" text:style-name="Internet_20_link" text:visited-style-name="Visited_20_Internet_20_Link">
347135791_1308038729834074_5325592311062387417_n.jpg</text:a>
', '<text:a xlink:type="simple" xlink:href="https://armyinform.com.ua/wp-content/uploads/2023/05/347092227_261656669644412_4248799037148635635_n.jpg" text:style-name="Internet_20_link" text:visited-style-name="Visited_20_Internet_20_Link">
347092227_261656669644412_4248799037148635635_n.jpg</text:a>
']</text:p>
      <text:p text:style-name="P4">
标签: ['STOPRUSSIA', 'АГРЕСІЯ РФ', 'ВТОРГНЕННЯ РФ', 'ДЕНЬ МАТЕРІ', 'СЕРГІЙ НАЄВ']</text:p>
      <text:p text:style-name="P4">
类别: News</text:p>
      <!--METADATA-->
      <text:p text:style-name="P4">
<draw:frame draw:style-name="fr1" draw:name="Image336" text:anchor-type="as-char" svg:width="6.9236in" svg:height="4.615733in" draw:z-index="0">
<draw:image xlink:href="../Images/AРМІЯINFORM/2023-05-14T76-00-00-04-00/347135791_1308038729834074_5325592311062387417_n.jpg" xlink:type="simple" xlink:show="embed" xlink:actuate="onLoad" draw:mime-type="image/jpeg"/>
</draw:frame>
乌克兰中尉谢尔盖·纳耶夫(Sergey Nayev)的美国武装部队指挥官向一名大型妇女打招呼，塔蒂亚纳·科佩茨(Tatiana Kopets)少校的官员在假期里度过了假期。</text:p>
      <text:p text:style-name="P4">
去年，塔蒂亚娜(Tatiana)生下了一个三重男孩，发生在7月8日 - 乌克兰武装部队武装部队瓦莱里·扎卢兹尼(Valery Zaluzhny)的武装部队的生日。</text:p>
      <text:p text:style-name="P4">
关于它<text:a xlink:type="simple" xlink:href="https://www.facebook.com/JointForcesCommandAFU/posts/pfbid02fKMgYxUtmezd9hc7gaMJ1mV1sMbUs7EnM2MEDM4oj4JW5FTLVSg2ZURbpHWnXzCnl" text:style-name="Internet_20_link" text:visited-style-name="Visited_20_Internet_20_Link">
报告</text:a>
乌克兰武装部队联合部队的指挥。</text:p>
      <ul>
        <li>
在乌克兰，一名妇女从远古时代起就与家庭海岸联系在一起，世界上第一个，世界上的土著人 - 世界上的妈妈，在儿童中起着巨大的作用。 正是由于她抚养孩子，就是灌输对她祖国的热爱。母亲的爱给了我们力量和灵感，有助于克服困难，成功并获得新的胜利，这是中尉谢尔盖·纳夫(Sergey Naev)中尉。</li>
      </ul>
      <text:p text:style-name="P4">
<draw:frame draw:style-name="fr1" draw:name="Image337" text:anchor-type="as-char" svg:width="6.9236in" svg:height="4.615733in" draw:z-index="0">
<draw:image xlink:href="../Images/AРМІЯINFORM/2023-05-14T76-00-00-04-00/347092227_261656669644412_4248799037148635635_n.jpg" xlink:type="simple" xlink:show="embed" xlink:actuate="onLoad" draw:mime-type="image/jpeg"/>
</draw:frame>
指挥官补充说，大家庭是独特的价值和非凡的自豪感。 在身体和道德上健康，善良而坚强的工作是困难而又非常负责的工作。</text:p>
      <ul>
        <li>
感谢您度过的艰难日子，艰难的一天，您为我们国家的未来带来了道路。 祝您和您的家人幸福的命运，赖以生存和最受保护的胜利，即Sergeyev将军中尉。</li>
      </ul>
      <text:p text:style-name="P4">
同时，塔蒂亚娜·科佩(Tatiana Kopets)和她的丈夫尤里(Yuri)，她也是军人，并在武装部队联合部队的指挥下任职，并指出，他们寻求与真正的爱国者一起成长孩子，并梦想着将来，以后，他将来将成为祖国的捍卫者。</text:p>
      <text:p text:style-name="P4">
News Source: <text:a xlink:type="simple" xlink:href="https://armyinform.com.ua/2023/05/14/sergij-nayev-pryvitav-z-dnem-materi-bagatoditnu-zhinku-vijskovosluzhbovyczyu/" text:style-name="Internet_20_link" text:visited-style-name="Visited_20_Internet_20_Link">
https://armyinform.com.ua/2023/05/14/sergij-nayev-pryvitav-z-dnem-materi-bagatoditnu-zhinku-vijskovosluzhbovyczyu/</text:a>
</text:p>
      <!--NEWS-->
      <text:h text:style-name="P10" text:outline-level="1">
<text:span text:style-name="T4">
我钦佩乌克兰母亲精神的英雄主义和力量 - 武装部队的指挥官</text:span>
</text:h>
      <text:p text:style-name="P4">
作者: ['АРМІЯINFORM']</text:p>
      <text:p text:style-name="P4">
时间: 2023-05-14T77:00:00-04:00</text:p>
      <text:p text:style-name="P4">
描述: 乌克兰的医疗员Zbroinh部队，瓦莱里·扎卢兹（Valeriy Zaluzhnya Provitav），母亲的第一天...与乌克兰2022年的战争，与乌克兰的最新新闻，今天与乌克兰2022年的新闻战争，今天与乌克兰的新闻战争，乌克兰和俄罗斯和俄罗斯之间以及乌克兰和俄罗斯之间的战争将会，他们在2022年与乌克兰与乌克兰的战争，无论是否将在不久</text:p>
      <text:p text:style-name="P4">
图片: ['<text:a xlink:type="simple" xlink:href="https://armyinform.com.ua/wp-content/uploads/2023/05/347219492_720999346449317_4283040153631889847_n.jpg" text:style-name="Internet_20_link" text:visited-style-name="Visited_20_Internet_20_Link">
347219492_720999346449317_4283040153631889847_n.jpg</text:a>
']</text:p>
      <text:p text:style-name="P4">
标签: ['STOPRUSSIA', 'АГРЕСІЯ РФ', 'ВАЛЕРІЙ ЗАЛУЖНИЙ', 'ВТОРГНЕННЯ РФ', 'ДЕНЬ МАТЕРІ']</text:p>
      <text:p text:style-name="P4">
类别: News</text:p>
      <!--METADATA-->
      <text:p text:style-name="P4">
<draw:frame draw:style-name="fr1" draw:name="Image338" text:anchor-type="as-char" svg:width="6.9236in" svg:height="6.9236in" draw:z-index="0">
<draw:image xlink:href="../Images/AРМІЯINFORM/2023-05-14T77-00-00-04-00/347219492_720999346449317_4283040153631889847_n.jpg" xlink:type="simple" xlink:show="embed" xlink:actuate="onLoad" draw:mime-type="image/jpeg"/>
</draw:frame>
乌克兰武装部队武装部队的总司令(https://www.facebook.com/CinCAFU/posts/pfbid02JEroSHyibqmniqVD86FvxqQ41jdhA2kQrFMFRATPzta6FkC6sM9fhj3Wz4e92vKcl)在乌克兰妇女母亲的那天，并感谢那些在国防边界上站在国防部的人。</text:p>
      <ul>
        <li>
我钦佩乌克兰母亲精神的英雄主义和力量。 无与伦比的愿意为孩子们治愈天空。 今天，您的信仰，爱与支持生活在我们士兵的心中。 低弓和伟大的Honou -ukrainian母亲，他们的儿子和女儿保护乌克兰。 将军写道，感谢您为接近我们的胜利所做的一切。</li>
      </ul>
      <text:p text:style-name="P4">
News Source: <text:a xlink:type="simple" xlink:href="https://armyinform.com.ua/2023/05/14/ya-zahoplyuyusya-geroyizmom-ta-syloyu-duhu-ukrayinskyh-materiv-golovnokomanduvach-zsu/" text:style-name="Internet_20_link" text:visited-style-name="Visited_20_Internet_20_Link">
https://armyinform.com.ua/2023/05/14/ya-zahoplyuyusya-geroyizmom-ta-syloyu-duhu-ukrayinskyh-materiv-golovnokomanduvach-zsu/</text:a>
</text:p>
      <!--NEWS-->
      <text:h text:style-name="P10" text:outline-level="1">
<text:span text:style-name="T4">
一名战斗飞行员摧毁了数百个敌对设备，在死亡周年纪念日打开了天花板</text:span>
</text:h>
      <text:p text:style-name="P4">
作者: ['Анастасія Олехнович']</text:p>
      <text:p text:style-name="P4">
时间: 2023-05-14T78:00:00-04:00</text:p>
      <text:p text:style-name="P4">
描述: Syogodnis，14草药，在Visnnitni上的VIDILILY Stele Hero的中央大厦的啤酒中的啤酒乌克兰与俄罗斯之间的战争，以及2022年与乌克兰的战争，这将是与否，他们会在不久的将来与乌克兰战争，他们说，与乌克兰的战争，今天的乌克兰新闻，乌克兰新闻，乌克兰媒体的乌克兰新闻</text:p>
      <text:p text:style-name="P4">
图片: ['<text:a xlink:type="simple" xlink:href="https://armyinform.com.ua/wp-content/uploads/2023/05/golovna-1-3-scaled.jpg" text:style-name="Internet_20_link" text:visited-style-name="Visited_20_Internet_20_Link">
golovna-1-3-scaled.jpg</text:a>
', '<text:a xlink:type="simple" xlink:href="https://armyinform.com.ua/wp-content/uploads/2023/05/5z3a9984-1-150x150.jpg" text:style-name="Internet_20_link" text:visited-style-name="Visited_20_Internet_20_Link">
5z3a9984-1-150x150.jpg</text:a>
', '<text:a xlink:type="simple" xlink:href="https://armyinform.com.ua/wp-content/uploads/2023/05/5z3a9977-1-150x150.jpg" text:style-name="Internet_20_link" text:visited-style-name="Visited_20_Internet_20_Link">
5z3a9977-1-150x150.jpg</text:a>
', '<text:a xlink:type="simple" xlink:href="https://armyinform.com.ua/wp-content/uploads/2023/05/5z3a0024-1-150x150.jpg" text:style-name="Internet_20_link" text:visited-style-name="Visited_20_Internet_20_Link">
5z3a0024-1-150x150.jpg</text:a>
']</text:p>
      <text:p text:style-name="P4">
标签: ['STOPRUSSIA', 'АГРЕСІЯ РФ', 'ВТОРГНЕННЯ РФ', 'ГЕРОЙ УКРАЇНИ СЕРГІЙ ПАРХОМЕНКО']</text:p>
      <text:p text:style-name="P4">
类别: News</text:p>
      <!--METADATA-->
      <text:p text:style-name="P4">
<draw:frame draw:style-name="fr1" draw:name="Image339" text:anchor-type="as-char" svg:width="6.9236in" svg:height="4.615733in" draw:z-index="0">
<draw:image xlink:href="../Images/AРМІЯINFORM/2023-05-14T78-00-00-04-00/golovna-1-3-scaled.jpg" xlink:type="simple" xlink:show="embed" xlink:actuate="onLoad" draw:mime-type="image/jpeg"/>
</draw:frame>
今天，5月14日，在Vinnitsa，在中央公墓的荣耀之旅中，乌克兰英雄Sergei Parkhomenko的英雄是由乌克兰英雄开设的，乌克兰的英雄正好一年前被杀。 在Su-25飞机附近的年轻微笑飞行员上，Yakakovin在Yakakovin上在困难的条件下制造了40多个战斗部门，以抵消入侵者的敌对商品和战斗机航空公司...这是最适中的计算。敌对的坦克，一百多名入侵者，最重要的是 - 乌克兰人的数千人...</text:p>
      <text:p text:style-name="P4">
战斗飞行员被打开了 - 死去的英雄的父亲和弟弟。 当谢尔盖(Sergei)于2014年进入学校时，他的父亲在ATO中执行了战斗任务。 2022年，年轻的飞行员在“干燥”上摧毁敌方航空时，爸爸飞到附近...年轻人也走进了亲戚的脚步，现在保护了乌克兰的天空...</text:p>
      <text:p text:style-name="P4">
<text:a xlink:type="simple" xlink:href="https://armyinform.com.ua/wp-content/uploads/2023/05/5z3a9984-1-scaled.jpg" text:style-name="Internet_20_link" text:visited-style-name="Visited_20_Internet_20_Link">
!(Images/AРМІЯINFORM/2023-05-14T78-00-00-04-00/5z3a9984-1-150x150.jpg)</text:a>
</text:p>
      <text:p text:style-name="P4">
<text:a xlink:type="simple" xlink:href="https://armyinform.com.ua/wp-content/uploads/2023/05/5z3a9977-1-scaled.jpg" text:style-name="Internet_20_link" text:visited-style-name="Visited_20_Internet_20_Link">
<draw:frame draw:style-name="fr1" draw:name="Image340" text:anchor-type="as-char" svg:width="6.9236in" svg:height="6.9236in" draw:z-index="0">
<draw:image xlink:href="../Images/AРМІЯINFORM/2023-05-14T78-00-00-04-00/5z3a9977-1-150x150.jpg" xlink:type="simple" xlink:show="embed" xlink:actuate="onLoad" draw:mime-type="image/jpeg"/>
</draw:frame>
</text:a>
</text:p>
      <text:p text:style-name="P4">
<text:a xlink:type="simple" xlink:href="https://armyinform.com.ua/wp-content/uploads/2023/05/5z3a0024-1-scaled.jpg" text:style-name="Internet_20_link" text:visited-style-name="Visited_20_Internet_20_Link">
<draw:frame draw:style-name="fr1" draw:name="Image341" text:anchor-type="as-char" svg:width="6.9236in" svg:height="6.9236in" draw:z-index="0">
<draw:image xlink:href="../Images/AРМІЯINFORM/2023-05-14T78-00-00-04-00/5z3a0024-1-150x150.jpg" xlink:type="simple" xlink:show="embed" xlink:actuate="onLoad" draw:mime-type="image/jpeg"/>
</draw:frame>
</text:a>
为了纪念飞行员聚集的亲戚，指挥官和飞行员的导师。他们记得一名25岁的飞行员是如何不时使战斗出发的，因为他是航空公司的乙烯基灵魂，并且准确地值得他塔迪德斯神父。</text:p>
      <text:p text:style-name="P4">
几年前才从跪着毕业的塞尔吉·帕克霍曼科(Sergiy Parkhomenko)从敌人的导弹中风下一再撤离乌克兰航空，然后冲进了顽固的战斗，即使是经验丰富的兄弟也感到惊讶，他是一个充满爱心的人，他是一个充满爱心父亲。</text:p>
      <text:p text:style-name="P4">
“这是你的爸爸!他是一个真正的英雄!” -Sergiy的小朋友说。只有照片知道的Khlopchik仔细地看着天花板。 尽管这并不完全意识到他的年轻父亲有多勇敢。孩子试图坚持下去，梦想他的儿子从父亲那里脱离了……</text:p>
      <text:p text:style-name="P4">
News Source: <text:a xlink:type="simple" xlink:href="https://armyinform.com.ua/2023/05/14/bojovomu-lotchyku-yakyj-znyshhyv-sotni-odynycz-vorozhoyi-tehniky-na-rokovyny-zagybeli-vidkryly-stelu/" text:style-name="Internet_20_link" text:visited-style-name="Visited_20_Internet_20_Link">
https://armyinform.com.ua/2023/05/14/bojovomu-lotchyku-yakyj-znyshhyv-sotni-odynycz-vorozhoyi-tehniky-na-rokovyny-zagybeli-vidkryly-stelu/</text:a>
</text:p>
      <!--NEWS-->
      <text:h text:style-name="P10" text:outline-level="1">
<text:span text:style-name="T4">
每个人都在看我们的新闻 - 安娜·马利亚（Anna Malyar）关于在卢尔德见面的神职人员</text:span>
</text:h>
      <text:p text:style-name="P4">
作者: ['АРМІЯINFORM']</text:p>
      <text:p text:style-name="P4">
时间: 2023-05-14T79:00:00-04:00</text:p>
      <text:p text:style-name="P4">
描述: 我知道franziy的nysvissss nyssss with of of good村。 关于一般的牛奶...与乌克兰2022年的战争，与乌克兰的最新新闻战争，与乌克兰2022年的新闻战争，今天的最后一场战争，乌克兰和俄罗斯之间的战争以及2022年与乌克兰的战争将是或他们说，不是，在不久的将来，乌克兰会发生战争</text:p>
      <text:p text:style-name="P4">
图片: ['<text:a xlink:type="simple" xlink:href="https://armyinform.com.ua/wp-content/uploads/2023/05/photo_2023-05-13_18-52-54.jpg" text:style-name="Internet_20_link" text:visited-style-name="Visited_20_Internet_20_Link">
photo_2023-05-13_18-52-54.jpg</text:a>
']</text:p>
      <text:p text:style-name="P4">
标签: ['STOPRUSSIA', 'ВТОРГНЕННЯ РФ', 'ГАННА МАЛЯР', 'ЛЮРД', 'ФРАНЦІЯ']</text:p>
      <text:p text:style-name="P4">
类别: News</text:p>
      <!--METADATA-->
      <text:p text:style-name="P4">
<draw:frame draw:style-name="fr1" draw:name="Image342" text:anchor-type="as-char" svg:width="6.9236in" svg:height="4.608521in" draw:z-index="0">
<draw:image xlink:href="../Images/AРМІЯINFORM/2023-05-14T79-00-00-04-00/photo_2023-05-13_18-52-54.jpg" xlink:type="simple" xlink:show="embed" xlink:actuate="onLoad" draw:mime-type="image/jpeg"/>
</draw:frame>
从前面的最新消息是在法国追踪和众所周知的。</text:p>
      <text:p text:style-name="P4">
关于它<text:a xlink:type="simple" xlink:href="https://t.me/annamaliar/736" text:style-name="Internet_20_link" text:visited-style-name="Visited_20_Internet_20_Link">
报告</text:a>
乌克兰国防部副部长安娜·马利亚(Anna Malyar)。</text:p>
      <text:p text:style-name="P4">
“每个人都在看我们的新闻。 与法国天主教灵性的会面始于澄清巴赫穆特的事件，以及对最新事件的讨论，他们跟踪和了解得很好。 然后我们通过了工人 - 在军事牧师发展方面的经验交流。”她写道。</text:p>
      <text:p text:style-name="P4">
现在在[法语]中回忆(https://armyinform.com.ua/2023/05/14/na-mizhnarodnomu-vijskovomu-palomnycztvi-vpershe-molylysya-ukrayinskoyu-movoyu-ganna-malyar/)来自38个国家的14,000名军事牧师的军事人员参与了Lurd市。 安娜·玛丽亚(Anna Malyar)<text:a xlink:type="simple" xlink:href="https://armyinform.com.ua/2023/05/13/ganna-malyar-ocholyla-delegacziyu-nashyh-vijskovyh-kapelaniv-na-mizhnarodnomu-palomnycztvi-u-francziyi/" text:style-name="Internet_20_link" text:visited-style-name="Visited_20_Internet_20_Link">
头</text:a>
我们的军事牧师在乌富兰国际朝圣中的代表团。</text:p>
      <text:p text:style-name="P4">
News Source: <text:a xlink:type="simple" xlink:href="https://armyinform.com.ua/2023/05/14/za-nashymy-novynamy-stezhat-vsi-ganna-malyar-pro-zustrich-z-duhovenstvom-u-lyurdi/" text:style-name="Internet_20_link" text:visited-style-name="Visited_20_Internet_20_Link">
https://armyinform.com.ua/2023/05/14/za-nashymy-novynamy-stezhat-vsi-ganna-malyar-pro-zustrich-z-duhovenstvom-u-lyurdi/</text:a>
</text:p>
      <!--NEWS-->
      <text:h text:style-name="P10" text:outline-level="1">
<text:span text:style-name="T4">
国家元首会见了德国安全柜的成员</text:span>
</text:h>
      <text:p text:style-name="P4">
作者: ['АРМІЯINFORM']</text:p>
      <text:p text:style-name="P4">
时间: 2023-05-14T80:00:00-04:00</text:p>
      <text:p text:style-name="P4">
描述: 乌克兰总统沃罗迪米尔·泽伦斯基·普罗夫（Volodymyr Zelensky Proviv）在Ofitsiit -Vizits上...与乌克兰2022年的战争，与乌克兰的最新新闻战争，今天与乌克兰2022年的新闻战争，乌克兰与乌克兰的《新闻战》将于乌克兰和俄罗斯之间以及战争之间以及一场战争，一场战争，一场战争，一场战争，一场战争，一场战争他们在2022年与乌克兰有一年</text:p>
      <text:p text:style-name="P4">
图片: ['<text:a xlink:type="simple" xlink:href="https://armyinform.com.ua/wp-content/uploads/2023/05/2859ae4c5e482a419d8b76ef5dff08e5_1684066648_extra_large.jpeg" text:style-name="Internet_20_link" text:visited-style-name="Visited_20_Internet_20_Link">
2859ae4c5e482a419d8b76ef5dff08e5_1684066648_extra_large.jpeg</text:a>
', '<text:a xlink:type="simple" xlink:href="https://armyinform.com.ua/wp-content/uploads/2023/05/c14f85c2b858a1af13b573733ea535fe_1684072153_extra_large.jpeg" text:style-name="Internet_20_link" text:visited-style-name="Visited_20_Internet_20_Link">
c14f85c2b858a1af13b573733ea535fe_1684072153_extra_large.jpeg</text:a>
']</text:p>
      <text:p text:style-name="P4">
标签: ['STOPRUSSIA', 'АГРЕСІЯ РФ', 'ВОЛОДИМИР ЗЕЛЕНСЬКИЙ', 'ВТОРГНЕННЯ РФ']</text:p>
      <text:p text:style-name="P4">
类别: News</text:p>
      <!--METADATA-->
      <text:p text:style-name="P4">
<draw:frame draw:style-name="fr1" draw:name="Image343" text:anchor-type="as-char" svg:width="6.9236in" svg:height="4.617948in" draw:z-index="0">
<draw:image xlink:href="../Images/AРМІЯINFORM/2023-05-14T80-00-00-04-00/2859ae4c5e482a419d8b76ef5dff08e5_1684066648_extra_large.jpeg" xlink:type="simple" xlink:show="embed" xlink:actuate="onLoad" draw:mime-type="image/jpeg"/>
</draw:frame>
在对德国进行正式访问的框架内，乌克兰沃迪米尔·泽伦斯基总统会见了德国安全柜的成员。</text:p>
      <text:p text:style-name="P4">
在会议之前，德国联邦总理Olafsholtz也参加了会议，加入了外交大臣Fezer的德国经济和气候保护部长Vicecanzler。</text:p>
      <text:p text:style-name="P4">
Volodymyr Zelensky强调，这种会议的形式是独特的，并且完全与我们州之间达到的高度相互作用相对应。 他对德国政府和每个居民表示感谢，从全面的俄罗斯侵略开始，为乌克兰提供有效的全面援助。</text:p>
      <text:p text:style-name="P4">
乌克兰国家负责人熟悉了德国安全柜的成员以及乌克兰国防军的第一次需求之后，乌克兰国家的负责人宣布有必要消除对乌克兰供应的限制和红线所有类型的武器。</text:p>
      <text:p text:style-name="P4">
<draw:frame draw:style-name="fr1" draw:name="Image344" text:anchor-type="as-char" svg:width="6.9236in" svg:height="3.894525in" draw:z-index="0">
<draw:image xlink:href="../Images/AРМІЯINFORM/2023-05-14T80-00-00-04-00/c14f85c2b858a1af13b573733ea535fe_1684072153_extra_large.jpeg" xlink:type="simple" xlink:show="embed" xlink:actuate="onLoad" draw:mime-type="image/jpeg"/>
</draw:frame>
总统转向联邦总理，指出了双边关系的根本新特征。</text:p>
      <text:p text:style-name="P4">
“从去年2月24日起，正如您所说的那样，“时代的变化”，我们国家之间的关系发生了根本性的变化。 从提供乌克兰人道主义援助，到获得防空，火炮，战斗坦克的BMPTA的最现代手段，”他强调。</text:p>
      <text:p text:style-name="P4">
Volodymyr Zelensky感谢总理在这些转型中的个人角色，并向德国领导和空军联盟的形成表达了希望。</text:p>
      <text:p text:style-name="P4">
国家元首赞扬了决定到2032年乌克兰购买的军事设备和设备的决定，总额为170亿欧元。</text:p>
      <text:p text:style-name="P4">
在会议期间，讨论了双边发展的整个局部问题。 特别注意乌克兰的安全支持以及朝这个方向发展的主题合作的发展； 德国参与我们国家的重建，包括私营部门在此过程中的作用，以及欧洲和欧洲 - 大西洋融合的道路的相互作用。<text:span text:style-name="T4">
来源：</text:span>
 _ <text:a xlink:type="simple" xlink:href="https://president.gov.ua/news/prezident-ukrayini-zustrivsya-z-chlenami-kabinetu-z-pitan-be-82889" text:style-name="Internet_20_link" text:visited-style-name="Visited_20_Internet_20_Link">
总统办公室</text:a>
_</text:p>
      <text:p text:style-name="P4">
News Source: <text:a xlink:type="simple" xlink:href="https://armyinform.com.ua/2023/05/14/glava-derzhavy-zustrivsya-z-chlenamy-kabinetu-z-pytan-bezpeky-frn/" text:style-name="Internet_20_link" text:visited-style-name="Visited_20_Internet_20_Link">
https://armyinform.com.ua/2023/05/14/glava-derzhavy-zustrivsya-z-chlenamy-kabinetu-z-pytan-bezpeky-frn/</text:a>
</text:p>
      <!--NEWS-->
      <text:h text:style-name="P10" text:outline-level="1">
<text:span text:style-name="T4">
在巴赫穆特（Bakhmut）的北部和南部，我们的部队占据了十个敌对职位-Anna Malyar</text:span>
</text:h>
      <text:p text:style-name="P4">
作者: ['АРМІЯINFORM']</text:p>
      <text:p text:style-name="P4">
时间: 2023-05-14T81:00:00-04:00</text:p>
      <text:p text:style-name="P4">
描述: 乌克兰布线的漫长一天结束了比尔什·尼兹（Bilsh Nizh）十刺……与乌克兰2022年的战争，今天与乌克兰的最新新闻，今天与乌克兰2022年的新闻战争，乌克兰与乌克兰之间的战争将会发生，乌克兰与乌克兰之间发生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4/bahmut-1.jpg" text:style-name="Internet_20_link" text:visited-style-name="Visited_20_Internet_20_Link">
bahmut-1.jpg</text:a>
']</text:p>
      <text:p text:style-name="P4">
标签: ['STOPRUSSIA', 'БАХМУТ', 'ВТОРГНЕННЯ РФ', 'ГАННА МАЛЯР']</text:p>
      <text:p text:style-name="P4">
类别: News</text:p>
      <!--METADATA-->
      <text:p text:style-name="P4">
<draw:frame draw:style-name="fr1" draw:name="Image345" text:anchor-type="as-char" svg:width="6.9236in" svg:height="5.592494in" draw:z-index="0">
<draw:image xlink:href="../Images/AРМІЯINFORM/2023-05-14T81-00-00-04-00/bahmut-1.jpg" xlink:type="simple" xlink:show="embed" xlink:actuate="onLoad" draw:mime-type="image/jpeg"/>
</draw:frame>
照片：盖蒂图像</text:p>
      <text:p text:style-name="P4">
今天，乌克兰的国防军在巴赫穆特(Bakhmut)占领了十多年的职位。</text:p>
      <text:p text:style-name="P4">
关于它<text:a xlink:type="simple" xlink:href="https://t.me/annamaliar/737" text:style-name="Internet_20_link" text:visited-style-name="Visited_20_Internet_20_Link">
报告</text:a>
乌克兰国防部副部长安娜·马利亚(Anna Malyar)。</text:p>
      <text:p text:style-name="P4">
在她的电报频道中，她写了以下内容：</text:p>
      <text:p text:style-name="P4">
“我们继续朝着郊区的郊区沿巴赫穆特(Bakhmut)方向前进。我们的部队已经占领了十个以上的敌人的敌人位置 - 一半的敌人位置 - 在巴赫穆特(Bakhmut)南部，并清理了伊万尼维斯基(Ivanivskyi)的森林地区。 它是由来自不同地区的敌方士兵俘虏的。</text:p>
      <text:p text:style-name="P4">
与所有情况相反。 当令人难以置信的时候。</text:p>
      <text:p text:style-name="P4">
谁知道真实的环境，现在就在那里，了解所有急性存储。</text:p>
      <text:p text:style-name="P4">
这是任务复杂的1米的成本为10公里。</text:p>
      <text:p text:style-name="P4">
我们在超人机会的边缘运作。 他们坚定，果断和专业。</text:p>
      <text:p text:style-name="P4">
在巴赫穆特本人很热。 敌人聚集了那里的所有部队，并试图询问，摧毁了他的道路上的一切。 激烈的战斗继续。</text:p>
      <text:p text:style-name="P4">
Sirsky指挥官控制局势。 分析，计划，制作。 应该是，在最保修的图像中，与军队的一名真正的战斗将军。</text:p>
      <text:p text:style-name="P4">
与他一起，将军和格纳托夫将军由下属部队管理。 他们实施了操作的整体概念。</text:p>
      <text:p text:style-name="P4">
由于对命令的周到计划以及对敌人行动的即时反应，我们士兵的稳定和勇气，截至目前，敌人还无法围绕国家，并朝这个方向巨大的胜利。”</text:p>
      <text:p text:style-name="P4">
News Source: <text:a xlink:type="simple" xlink:href="https://armyinform.com.ua/2023/05/14/na-pivnochi-ta-pivdni-okolycz-bahmuta-nashi-pidrozdily-zahopyly-bilshe-desyaty-vorozhyh-pozyczij-ganna-malyar/" text:style-name="Internet_20_link" text:visited-style-name="Visited_20_Internet_20_Link">
https://armyinform.com.ua/2023/05/14/na-pivnochi-ta-pivdni-okolycz-bahmuta-nashi-pidrozdily-zahopyly-bilshe-desyaty-vorozhyh-pozyczij-ganna-malyar/</text:a>
</text:p>
      <!--NEWS-->
      <text:h text:style-name="P10" text:outline-level="1">
<text:span text:style-name="T4">
我们的航空对敌人进行了12次节拍</text:span>
</text:h>
      <text:p text:style-name="P4">
作者: ['АРМІЯINFORM']</text:p>
      <text:p text:style-name="P4">
时间: 2023-05-14T82:00:00-04:00</text:p>
      <text:p text:style-name="P4">
描述: 关于Ced Doimal，ZS乌克兰人在Vechirnyom Zvedenni。 -DOB国防军的Aviacii ...与乌克兰2022年的战争，与乌克兰的最新新闻战争，与乌克兰的新闻战争，与乌克兰2022年的新闻战争，今天将在乌克兰和俄罗斯之间以及2022年与乌克兰战争之间发生战争他们说，与否，是否会在不久的将来与乌克兰进行战争</text:p>
      <text:p text:style-name="P4">
图片: ['<text:a xlink:type="simple" xlink:href="https://armyinform.com.ua/wp-content/uploads/2023/03/war-1.jpg" text:style-name="Internet_20_link" text:visited-style-name="Visited_20_Internet_20_Link">
war-1.jpg</text:a>
']</text:p>
      <text:p text:style-name="P4">
标签: ['STOPRUSSIA', 'АВІАЦІЯ', 'ВТОРГНЕННЯ РФ', 'ГШ ЗС УКРАЇНИ']</text:p>
      <text:p text:style-name="P4">
类别: News</text:p>
      <!--METADATA-->
      <text:p text:style-name="P4">
<draw:frame draw:style-name="fr1" draw:name="Image346" text:anchor-type="as-char" svg:width="6.9236in" svg:height="4.501139in" draw:z-index="0">
<draw:image xlink:href="../Images/AРМІЯINFORM/2023-05-14T82-00-00-04-00/war-1.jpg" xlink:type="simple" xlink:show="embed" xlink:actuate="onLoad" draw:mime-type="image/jpeg"/>
</draw:frame>
说明性照片</text:p>
      <text:p text:style-name="P4">
<text:span text:style-name="T4">
🔥俄罗斯入侵的局势</text:span>
 <text:a xlink:type="simple" xlink:href="https://www.facebook.com/GeneralStaff.ua/posts/pfbid02ynGiLKQtMwJHCzeQhAuXSv8nG7U2KDiE9RKWvRUpAVD4ARfEQeJRNjQFTz7271Dvl" text:style-name="Internet_20_link" text:visited-style-name="Visited_20_Internet_20_Link">
报告</text:a>
晚上乌克兰武装部队的将军。</text:p>
      <ul>
        <li>
国防军的航空在敌人的个人员工和军事装备集中的领域中进行了12次节拍。 此外，在此期间，我们的防守者摧毁了3个侦察无人机，其中2个类型的“ Orlan-10”和1 supercam。 讯息是，火箭部队和炮兵部门击中了1点的行政，6个活力集中的地区，2个相关职位的炮兵部队以及敌人的1个更重要的目标。</li>
      </ul>
      <text:p text:style-name="P4">
News Source: <text:a xlink:type="simple" xlink:href="https://armyinform.com.ua/2023/05/14/nasha-aviacziya-zavdala-12-udariv-po-protyvnyku/" text:style-name="Internet_20_link" text:visited-style-name="Visited_20_Internet_20_Link">
https://armyinform.com.ua/2023/05/14/nasha-aviacziya-zavdala-12-udariv-po-protyvnyku/</text:a>
</text:p>
      <!--NEWS-->
      <text:h text:style-name="P10" text:outline-level="1">
<text:span text:style-name="T4">
在顿涅茨克地区的战斗中，与敌人，巴赫穆特和马林卡发生了30次战斗冲突</text:span>
</text:h>
      <text:p text:style-name="P4">
作者: ['АРМІЯINFORM']</text:p>
      <text:p text:style-name="P4">
时间: 2023-05-14T83:00:00-04:00</text:p>
      <text:p text:style-name="P4">
描述: 关于Ced Doimal，ZS乌克兰人在Vechirnyom Zvedenni。 “敌人是一个沉没……与乌克兰2022的战争，与乌克兰的战争是今天的最新消息，今天与乌克兰的战争是今天的最后一场，乌克兰和俄罗斯之间的战争将发生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5/347255218_999564801412778_7679389571857173614_n.jpg" text:style-name="Internet_20_link" text:visited-style-name="Visited_20_Internet_20_Link">
347255218_999564801412778_7679389571857173614_n.jpg</text:a>
']</text:p>
      <text:p text:style-name="P4">
标签: ['STOPRUSSIA', 'БАХМУТ', 'ВТОРГНЕННЯ РФ', 'ГШ ЗС УКРАЇНИ', 'МАР’ЇНКА', 'ХРОНІКА ОБОРОНИ']</text:p>
      <text:p text:style-name="P4">
类别: News</text:p>
      <!--METADATA-->
      <text:p text:style-name="P4">
<draw:frame draw:style-name="fr1" draw:name="Image347" text:anchor-type="as-char" svg:width="6.9236in" svg:height="4.615733in" draw:z-index="0">
<draw:image xlink:href="../Images/AРМІЯINFORM/2023-05-14T83-00-00-04-00/347255218_999564801412778_7679389571857173614_n.jpg" xlink:type="simple" xlink:show="embed" xlink:actuate="onLoad" draw:mime-type="image/jpeg"/>
</draw:frame>
<text:span text:style-name="T4">
🔥俄罗斯入侵的局势</text:span>
 <text:a xlink:type="simple" xlink:href="https://www.facebook.com/GeneralStaff.ua/posts/pfbid02ynGiLKQtMwJHCzeQhAuXSv8nG7U2KDiE9RKWvRUpAVD4ARfEQeJRNjQFTz7271Dvl" text:style-name="Internet_20_link" text:visited-style-name="Visited_20_Internet_20_Link">
报告</text:a>
晚上乌克兰武装部队的将军。</text:p>
      <text:p text:style-name="P4">
“敌人继续将主要努力集中在利曼，巴赫穆特，阿夫迪夫和玛丽斯基上。 在白天总共发生了大约30次战斗冲突，战争的战争焦点是巴赫穆特(Bakhmut)和马林卡(Marinka)。”证词说。</text:p>
      <text:p text:style-name="P4">
值得注意的是，敌人继续对巴赫穆茨卡亚(Bakhmutskaya)采取进攻行动，巴赫穆特(Bakhmut)进行了激烈的战斗。 此外，白天，敌人朝着Hryhorigorigorovka，Bogdanivka和Predentice的定居点方向进行了不成功的进攻行动。 他在Ivanivske和Stupochka地区袭击了航空中风。 来自敌人的炮击受害者，Bogdanivka，Bakhmut，Ivanivske，Yar，Red，Konstantinovka的时代，友谊，North，Toretsk，Donetsk地区的声音。</text:p>
      <text:p text:style-name="P4">
同样在Avdeevsky的方向上，敌人在该地区和Avdiivka的地区袭击，她在Stepove，Lastokne，Avdiivka，Tonny，Netaylovo，Pervomaisko，Pervomaisko和Karlovka的定居点被解雇。</text:p>
      <text:p text:style-name="P4">
此外，在马林因斯基方向上，国防军部队在马林卡市击退了敌人的众多袭击。 同时，敌对的炮击受到Krasnogorivka，St. George，Marinka，Venta和Novomykhailivkadonetsk地区的地位。</text:p>
      <text:p text:style-name="P4">
News Source: <text:a xlink:type="simple" xlink:href="https://armyinform.com.ua/2023/05/14/na-donechchyni-vidbulosya-30-bojovyh-zitknen-z-protyvnykom-bahmut-i-maryinka-v-epiczentri-boyiv/" text:style-name="Internet_20_link" text:visited-style-name="Visited_20_Internet_20_Link">
https://armyinform.com.ua/2023/05/14/na-donechchyni-vidbulosya-30-bojovyh-zitknen-z-protyvnykom-bahmut-i-maryinka-v-epiczentri-boyiv/</text:a>
</text:p>
      <!--NEWS-->
      <text:h text:style-name="P10" text:outline-level="1">
<text:span text:style-name="T4">
在哈尔基夫的合同服务的应征者中，有增加的年轻人</text:span>
</text:h>
      <text:p text:style-name="P4">
作者: ['Дмитро Горбунов']</text:p>
      <text:p text:style-name="P4">
时间: 2023-05-14T84:00:00-04:00</text:p>
      <text:p text:style-name="P4">
描述: 在triva的胡子里，机器人与候选人一起进行。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golovna-4-1.jpg" text:style-name="Internet_20_link" text:visited-style-name="Visited_20_Internet_20_Link">
golovna-4-1.jpg</text:a>
', '<text:a xlink:type="simple" xlink:href="https://armyinform.com.ua/wp-content/uploads/2023/05/harkiv-kontrakt-4.jpg" text:style-name="Internet_20_link" text:visited-style-name="Visited_20_Internet_20_Link">
harkiv-kontrakt-4.jpg</text:a>
', '<text:a xlink:type="simple" xlink:href="https://armyinform.com.ua/wp-content/uploads/2023/05/harkiv-kontrakt-2-daryna.jpg" text:style-name="Internet_20_link" text:visited-style-name="Visited_20_Internet_20_Link">
harkiv-kontrakt-2-daryna.jpg</text:a>
']</text:p>
      <text:p text:style-name="P4">
标签: []</text:p>
      <text:p text:style-name="P4">
类别: News</text:p>
      <!--METADATA-->
      <text:p text:style-name="P4">
<draw:frame draw:style-name="fr1" draw:name="Image348" text:anchor-type="as-char" svg:width="6.9236in" svg:height="4.604194in" draw:z-index="0">
<draw:image xlink:href="../Images/AРМІЯINFORM/2023-05-14T84-00-00-04-00/golovna-4-1.jpg" xlink:type="simple" xlink:show="embed" xlink:actuate="onLoad" draw:mime-type="image/jpeg"/>
</draw:frame>
在Kharkiv地区，乌克兰武装部队签约的候选人的全面合作在各个角落仍在继续。 根据Kharkiv地区购物中心和合资企业的指挥，下属地区机构的代表以及军事部队的代表与劳工集体会议或在就业中心工作。 为了使对话彻底，战斗的参与者主要在潜在的战士面前。 后者能够消除奇拉克关于我们军队的俄罗斯神话，只带来真相。</text:p>
      <ul>
        <li>
在我们自己的示例中，我们在专业的基础上谈论了服务的所有好处，这是哈尔基夫地区刑法和合资企业官员Andriykotenko中校的官员。  - 由于我们的努力，自2023年初以来，数百名爱国者自愿去捍卫自己的州。 到这个时候，我们已经100％履行了武装部队的总参谋部，并朝这个方向工作。</li>
      </ul>
      <text:p text:style-name="P4">
<draw:frame draw:style-name="fr1" draw:name="Image349" text:anchor-type="as-char" svg:width="6.9236in" svg:height="4.604194in" draw:z-index="0">
<draw:image xlink:href="../Images/AРМІЯINFORM/2023-05-14T84-00-00-04-00/harkiv-kontrakt-4.jpg" xlink:type="simple" xlink:show="embed" xlink:actuate="onLoad" draw:mime-type="image/jpeg"/>
</draw:frame>
他补充说，在4月，派遣了所需的妇女和妇女人数。 同时，如何与前几个月进行比较，更多的年轻乌克兰人来了。</text:p>
      <ul>
        <li>
我们上个月我们打电话给所有人的平均年龄为25岁。 考虑到他们的欲望和良好的身体状况，我们已经向DSHV和海军陆战队的部分发送了最高的部分。 另外，许多人都在陆军中服役。 Andriy Kotenko中校说，以Ivanasirk的名字命名的一个单独的机械大队是一位领导人。</li>
      </ul>
      <text:p text:style-name="P4">
顺便说一句，乔治亚·戴维特(Georgia Davit)的公民于2008年于4月份被征召入伍。 随后，他嫁给了乌克兰卡，并搬到了哈尔基夫。 为了使他准确地在武装部队中服役，该男子积极参与体育运动。 因此，他来到了RTC，并准备好了。</text:p>
      <text:p text:style-name="P4">
前几天，洛佐瓦·达林(Lozova Darin)的居民达到了他的电话的最后一点。 5月，她带来了最后必要的文件。 因此，在思想中已经“佩戴”武装部队的肩带。</text:p>
      <text:p text:style-name="P4">
<draw:frame draw:style-name="fr1" draw:name="Image350" text:anchor-type="as-char" svg:width="6.9236in" svg:height="4.431104in" draw:z-index="0">
<draw:image xlink:href="../Images/AРМІЯINFORM/2023-05-14T84-00-00-04-00/harkiv-kontrakt-2-daryna.jpg" xlink:type="simple" xlink:show="embed" xlink:actuate="onLoad" draw:mime-type="image/jpeg"/>
</draw:frame>
Lozova Darina居民正如Kharkiv OTC和JV所指出的那样，通过Lawdown选择候选人，他们在Kharkiv办公室的专家提供了该国的协助。</text:p>
      <ul>
        <li>
在该国咨询动员时，办公室工作人员匿名也讲述了自愿兵役奖的条件。 因此，所有担心我们州未来的爱国者，我建议与最近的RTC和JV联系，或致电0-800-300-441，致电该国的国防部， - 最终，上校Andriy Kotenko中校。</li>
      </ul>
      <text:p text:style-name="P4">
<text:span text:style-name="T5">
opto作者</text:span>
</text:p>
      <text:p text:style-name="P4">
News Source: <text:a xlink:type="simple" xlink:href="https://armyinform.com.ua/2023/05/14/sered-pryzovnykiv-na-sluzhbu-za-kontraktom-u-harkovi-pobilshalo-molodi/" text:style-name="Internet_20_link" text:visited-style-name="Visited_20_Internet_20_Link">
https://armyinform.com.ua/2023/05/14/sered-pryzovnykiv-na-sluzhbu-za-kontraktom-u-harkovi-pobilshalo-molodi/</text:a>
</text:p>
      <!--NEWS-->
      <text:h text:style-name="P10" text:outline-level="1">
<text:span text:style-name="T4">
在南部，入侵者以大约30个定居点开火</text:span>
</text:h>
      <text:p text:style-name="P4">
作者: ['АРМІЯINFORM']</text:p>
      <text:p text:style-name="P4">
时间: 2023-05-14T85:00:00-04:00</text:p>
      <text:p text:style-name="P4">
描述: 关于Ced Doimal，ZS乌克兰人在Vechirnyom Zvedenni。 “在……与乌克兰2022年的战争的背面，与乌克兰的战争是今天的最新消息，与乌克兰2022的战争是今天的最后一场新闻，乌克兰和俄罗斯之间的战争是否会发生战争，当战争之间以及战争时，在2022年与乌克兰有关，是否会有，无论是否会有，是否会在不久的将来与乌克兰进行战争，这是与乌克兰的战争，今天的乌克兰新闻，乌克兰新闻，乌克兰媒体在俄罗斯的乌克兰新闻</text:p>
      <text:p text:style-name="P4">
图片: ['<text:a xlink:type="simple" xlink:href="https://armyinform.com.ua/wp-content/uploads/2022/07/harkiv-obstrid-2022.jpg" text:style-name="Internet_20_link" text:visited-style-name="Visited_20_Internet_20_Link">
harkiv-obstrid-2022.jpg</text:a>
']</text:p>
      <text:p text:style-name="P4">
标签: ['STOPRUSSIA', 'ВТОРГНЕННЯ РФ', 'ГШ ЗС УКРАЇНИ', 'ХЕРСОН']</text:p>
      <text:p text:style-name="P4">
类别: News</text:p>
      <!--METADATA-->
      <text:p text:style-name="P4">
<draw:frame draw:style-name="fr1" draw:name="Image351" text:anchor-type="as-char" svg:width="6.9236in" svg:height="5.160921in" draw:z-index="0">
<draw:image xlink:href="../Images/AРМІЯINFORM/2023-05-14T85-00-00-04-00/harkiv-obstrid-2022.jpg" xlink:type="simple" xlink:show="embed" xlink:actuate="onLoad" draw:mime-type="image/jpeg"/>
</draw:frame>
<text:span text:style-name="T4">
🔥俄罗斯入侵的局势</text:span>
 <text:a xlink:type="simple" xlink:href="https://www.facebook.com/GeneralStaff.ua/posts/pfbid02ynGiLKQtMwJHCzeQhAuXSv8nG7U2KDiE9RKWvRUpAVD4ARfEQeJRNjQFTz7271Dvl" text:style-name="Internet_20_link" text:visited-style-name="Visited_20_Internet_20_Link">
报告</text:a>
晚上乌克兰武装部队的将军。</text:p>
      <text:p text:style-name="P4">
“在Zaporizhhya和Kherson的指示中，敌人继续进行防御。 他袭击了斯坦尼斯拉佛地区基佐米斯(Kizomis)定居点的航空。 反对这一点，他向大约30张居住的笔开了枪。 其中包括顿涅茨克地区的诺维普卡(Vremivka)； Gulyaypole，Railway，White，Mala Tokmachka和Kamianske Zaporizhhya地区； Dnipropetrovsk地区的Nikopol； 演讲写道。</text:p>
      <text:p text:style-name="P4">
News Source: <text:a xlink:type="simple" xlink:href="https://armyinform.com.ua/2023/05/14/na-pivdni-zagarbnyky-obstrilyaly-blyzko-30-naselenyh-punktiv/" text:style-name="Internet_20_link" text:visited-style-name="Visited_20_Internet_20_Link">
https://armyinform.com.ua/2023/05/14/na-pivdni-zagarbnyky-obstrilyaly-blyzko-30-naselenyh-punktiv/</text:a>
</text:p>
      <!--NEWS-->
      <text:h text:style-name="P10" text:outline-level="1">
<text:span text:style-name="T4">
在巴赫穆特（Bakhmut）的战斗中，著名的曲棍球运动员和教练，武装部队战士亚历山大·赫米尔（Alexander Khmil）被杀</text:span>
</text:h>
      <text:p text:style-name="P4">
作者: ['АРМІЯINFORM']</text:p>
      <text:p text:style-name="P4">
时间: 2023-05-14T86:00:00-04:00</text:p>
      <text:p text:style-name="P4">
描述: Sim'yu的Hoceech贴上了明星的可怕：在Donechchini Pid Hour的Pid Bakhmut战斗中...与乌克兰2022年的战争，与乌克兰与乌克兰的最新新闻进行战争，今天与乌克兰2022年的新闻战争，今天将会有一场乌克兰和俄罗斯之间的战争，以及何时，何时，何时，何时，何时，何时，何时，何时，何时，何时与乌克兰在2022年进行战争，将在不久的将来与乌克兰发生战争，与乌克兰，乌克兰，乌克兰的战争今日新闻，乌克兰新闻在乌克兰媒体的俄罗斯新闻</text:p>
      <text:p text:style-name="P4">
图片: ['<text:a xlink:type="simple" xlink:href="https://armyinform.com.ua/wp-content/uploads/2023/05/f1.jpg" text:style-name="Internet_20_link" text:visited-style-name="Visited_20_Internet_20_Link">
f1.jpg</text:a>
', '<text:a xlink:type="simple" xlink:href="https://armyinform.com.ua/wp-content/uploads/2023/05/f2-.jpg" text:style-name="Internet_20_link" text:visited-style-name="Visited_20_Internet_20_Link">
f2-.jpg</text:a>
', '<text:a xlink:type="simple" xlink:href="https://armyinform.com.ua/wp-content/uploads/2023/05/f3-1.jpg" text:style-name="Internet_20_link" text:visited-style-name="Visited_20_Internet_20_Link">
f3-1.jpg</text:a>
']</text:p>
      <text:p text:style-name="P4">
标签: ['STOPRUSSIA', 'ВТОРГНЕННЯ РФ', 'ОЛЕКСАНДР ХМІЛЬ', 'ФЕДЕРАЦІЯ ХОКЕЮ УКРАЇНИ']</text:p>
      <text:p text:style-name="P4">
类别: News</text:p>
      <!--METADATA-->
      <text:p text:style-name="P4">
<draw:frame draw:style-name="fr1" draw:name="Image352" text:anchor-type="as-char" svg:width="6.9236in" svg:height="4.586885in" draw:z-index="0">
<draw:image xlink:href="../Images/AРМІЯINFORM/2023-05-14T86-00-00-04-00/f1.jpg" xlink:type="simple" xlink:show="embed" xlink:actuate="onLoad" draw:mime-type="image/jpeg"/>
</draw:frame>
曲棍球家族被可怕的消息吓到了：在顿涅茨克地区巴赫穆特附近的战斗中，一名42岁的亚历山大·赫米尔(Alexander Khmil)在下一前霍科基(Hockeye)被杀，[报道] [报道] [报道]。(https://fhu.com.ua/news/pid-bahmutom-zagynuv-chempion-ukrayiny-2007-oleksandr-hmil/)曲棍球联合会。</text:p>
      <text:p text:style-name="P4">
亚历山大(Alexander)于1980年12月6日出生于基辅地区的brovary。 在专业水平上，他于1997年开始演出，作为基夫·伯克特(Kyiv Berkut)的一部分。 KHMEL球员持续了18年。 他倡导基辅的猎鹰(1998–999,2003)和“冰”(2000); 俄罗斯的“卫星”(2000- 2001年)，来自圣彼得堡的斯巴达克斯(2001)，“船长”(2002); “基辅”(2002– 2004年)，德尼普罗夫斯基狼(2004-2006)，基辅Athek(2006- 2009年)，“金鹰”(2009- 2010年)，“同伴”(2010)，“ Podil(2011)，“加利西亚狮子”(2011–2013)和基辅的“将军”(2013  -  2015年).</text:p>
      <text:p text:style-name="P4">
<draw:frame draw:style-name="fr1" draw:name="Image353" text:anchor-type="as-char" svg:width="6.9236in" svg:height="5.083076in" draw:z-index="0">
<draw:image xlink:href="../Images/AРМІЯINFORM/2023-05-14T86-00-00-04-00/f2-.jpg" xlink:type="simple" xlink:show="embed" xlink:actuate="onLoad" draw:mime-type="image/jpeg"/>
</draw:frame>
2007年，赫米尔(Khmil)成为ATK的一部分，成为乌克兰的冠军，2005年，他与德尼普罗夫斯基狼队(Dniprovsky Wolves)成为全国锦标赛的姿势奖牌获得者，2006年 - 穆伊2009年获得了铜牌。</text:p>
      <text:p text:style-name="P4">
1998年，啤酒花代表乌克兰参加了世界青年锦标赛(6场比赛，2个进球)在2000年，世界青年锦标赛(7场比赛，1个进球 + 1次). 2005-го Олександр у лавах студентської збірної України виступав наВсесвітній універсіаді (6场比赛，2+3).</text:p>
      <text:p text:style-name="P4">
Після завершення гравецької кар’єри Олександр продовжував виступати нааматорському рівні за київські «Автомобіліст» і «Спарту», а також працювавголовним тренером у київському «Рапіді» (2015–2016)，啤酒厂“狼”(2017/2018)和女性“乌克兰”(2019  -  2020年).</text:p>
      <text:p text:style-name="P4">
<draw:frame draw:style-name="fr1" draw:name="Image354" text:anchor-type="as-char" svg:width="6.9236in" svg:height="4.752574in" draw:z-index="0">
<draw:image xlink:href="../Images/AРМІЯINFORM/2023-05-14T86-00-00-04-00/f3-1.jpg" xlink:type="simple" xlink:show="embed" xlink:actuate="onLoad" draw:mime-type="image/jpeg"/>
</draw:frame>
在战争中，亚历山大·赫米尔(Alexander Khmil) - 从全面入侵俄罗斯入侵者开始。 起初，他为基辅领土防守的胜利辩护，然后在武装部队乌克兰军人的身份中，在我们州其他地区的热点地区进行了战斗任务。</text:p>
      <text:p text:style-name="P4">
“有一天，我看到一个女人在窗户下面有武器，我坦率地挤压了良心的碎片。 但是，当我决定将任何东西更改为机枪时，这一时刻变成了一种“吹口哨”。(https://armyinform.com.ua/2022/03/18/zminyv-klyuchku-na-avtomat/)陆军。联邦还提醒亚历山大·赫米尔(Alexander Khmil)成为在这场战争中死亡的第二位乌克兰霍克斯特人。 <text:a xlink:type="simple" xlink:href="https://fhu.com.ua/news/na-vijni-zagynuv-vyhovanecz-kyyivskoyi-kryzhynky/" text:style-name="Internet_20_link" text:visited-style-name="Visited_20_Internet_20_Link">
前</text:a>
，2022年12月8日，在祖克兰(Zukraine)的战斗中，一位26岁的“ Kryzhinka” Yaroslav Garkavko的学生。</text:p>
      <text:p text:style-name="P4">
News Source: <text:a xlink:type="simple" xlink:href="https://armyinform.com.ua/2023/05/14/v-boyah-pid-bahmutom-zagynuv-vidomyj-hokeyist-i-trener-voyin-zsu-oleksandr-hmil/" text:style-name="Internet_20_link" text:visited-style-name="Visited_20_Internet_20_Link">
https://armyinform.com.ua/2023/05/14/v-boyah-pid-bahmutom-zagynuv-vidomyj-hokeyist-i-trener-voyin-zsu-oleksandr-hmil/</text:a>
</text:p>
      <!--NEWS-->
      <text:h text:style-name="P10" text:outline-level="1">
<text:span text:style-name="T4">
入侵者从哈尔基夫地区波多拉村的枪口开火</text:span>
</text:h>
      <text:p text:style-name="P4">
作者: ['АРМІЯINFORM']</text:p>
      <text:p text:style-name="P4">
时间: 2023-05-14T87:00:00-04:00</text:p>
      <text:p text:style-name="P4">
描述: 14 Blizhnya Blizko 12:00我到了雪茄群，困扰着Podoli Kommersant的前线村庄...与乌克兰2022年的战争，与乌克兰与乌克兰的最新新闻，与乌克兰的新闻战争，与乌克兰的新闻，乌克兰2022年的最后一场新闻，今天将有一个，将有一个今天，将会有一场乌克兰与俄罗斯之间的战争，以及2022年与乌克兰的战争，这将是与否，他们会在不久的将来与乌克兰战争，他们说，与乌克兰的战争，今天的乌克兰新闻，乌克兰新闻，乌克兰媒体的乌克兰新闻</text:p>
      <text:p text:style-name="P4">
图片: ['<text:a xlink:type="simple" xlink:href="https://armyinform.com.ua/wp-content/uploads/2023/05/photo_2023-05-14_14-58-48-2.jpg" text:style-name="Internet_20_link" text:visited-style-name="Visited_20_Internet_20_Link">
photo_2023-05-14_14-58-48-2.jpg</text:a>
', '<text:a xlink:type="simple" xlink:href="https://armyinform.com.ua/wp-content/uploads/2023/05/photo_2023-05-14_14-58-48-150x150.jpg" text:style-name="Internet_20_link" text:visited-style-name="Visited_20_Internet_20_Link">
photo_2023-05-14_14-58-48-150x150.jpg</text:a>
', '<text:a xlink:type="simple" xlink:href="https://armyinform.com.ua/wp-content/uploads/2023/05/photo_2023-05-14_14-58-49-2-150x150.jpg" text:style-name="Internet_20_link" text:visited-style-name="Visited_20_Internet_20_Link">
photo_2023-05-14_14-58-49-2-150x150.jpg</text:a>
', '<text:a xlink:type="simple" xlink:href="https://armyinform.com.ua/wp-content/uploads/2023/05/photo_2023-05-14_14-58-49-150x150.jpg" text:style-name="Internet_20_link" text:visited-style-name="Visited_20_Internet_20_Link">
photo_2023-05-14_14-58-49-150x150.jpg</text:a>
']</text:p>
      <text:p text:style-name="P4">
标签: ['STOPRUSSIA', 'ВОЄННІ ЗЛОЧИНИ ЗС РФ', 'ВТОРГНЕННЯ РФ', 'ХАРКІВЩИНА']</text:p>
      <text:p text:style-name="P4">
类别: News</text:p>
      <!--METADATA-->
      <text:p text:style-name="P4">
<draw:frame draw:style-name="fr1" draw:name="Image355" text:anchor-type="as-char" svg:width="6.9236in" svg:height="5.1927in" draw:z-index="0">
<draw:image xlink:href="../Images/AРМІЯINFORM/2023-05-14T87-00-00-04-00/photo_2023-05-14_14-58-48-2.jpg" xlink:type="simple" xlink:show="embed" xlink:actuate="onLoad" draw:mime-type="image/jpeg"/>
</draw:frame>
5月14日，所有12:00，在Podolykivka区的边境村庄发生了另一个炮击。</text:p>
      <text:p text:style-name="P4">
关于它<text:a xlink:type="simple" xlink:href="https://t.me/DSNS_Kharkiv/3641" text:style-name="Internet_20_link" text:visited-style-name="Visited_20_Internet_20_Link">
报告</text:a>
哈尔基夫地区的SES。</text:p>
      <text:p text:style-name="P4">
<text:a xlink:type="simple" xlink:href="https://armyinform.com.ua/wp-content/uploads/2023/05/photo_2023-05-14_14-58-48.jpg" text:style-name="Internet_20_link" text:visited-style-name="Visited_20_Internet_20_Link">
!(Images/AРМІЯINFORM/2023-05-14T87-00-00-04-00/photo_2023-05-14_14-58-48-150x150.jpg)</text:a>
</text:p>
      <text:p text:style-name="P4">
<text:a xlink:type="simple" xlink:href="https://armyinform.com.ua/wp-content/uploads/2023/05/photo_2023-05-14_14-58-49-2.jpg" text:style-name="Internet_20_link" text:visited-style-name="Visited_20_Internet_20_Link">
<draw:frame draw:style-name="fr1" draw:name="Image356" text:anchor-type="as-char" svg:width="6.9236in" svg:height="6.9236in" draw:z-index="0">
<draw:image xlink:href="../Images/AРМІЯINFORM/2023-05-14T87-00-00-04-00/photo_2023-05-14_14-58-49-2-150x150.jpg" xlink:type="simple" xlink:show="embed" xlink:actuate="onLoad" draw:mime-type="image/jpeg"/>
</draw:frame>
</text:a>
</text:p>
      <text:p text:style-name="P4">
<text:a xlink:type="simple" xlink:href="https://armyinform.com.ua/wp-content/uploads/2023/05/photo_2023-05-14_14-58-49.jpg" text:style-name="Internet_20_link" text:visited-style-name="Visited_20_Internet_20_Link">
<draw:frame draw:style-name="fr1" draw:name="Image357" text:anchor-type="as-char" svg:width="6.9236in" svg:height="6.9236in" draw:z-index="0">
<draw:image xlink:href="../Images/AРМІЯINFORM/2023-05-14T87-00-00-04-00/photo_2023-05-14_14-58-49-150x150.jpg" xlink:type="simple" xlink:show="embed" xlink:actuate="onLoad" draw:mime-type="image/jpeg"/>
</draw:frame>
</text:a>
“敌人从炮兵中击败。 炮弹撞到了2个私人门的领土。 其中一个损坏了车库，夏季厨房和房屋​​的屋顶。车库被重叠在4平方米的区域。 当地的帮助消除了大火。 否则，损坏会损坏。 幸运的是，没有人员伤亡和受害者。”证词说。</text:p>
      <text:p text:style-name="P4">
News Source: <text:a xlink:type="simple" xlink:href="https://armyinform.com.ua/2023/05/14/okupanty-obstrilyaly-z-garmat-selo-podoly-na-harkivshhyni/" text:style-name="Internet_20_link" text:visited-style-name="Visited_20_Internet_20_Link">
https://armyinform.com.ua/2023/05/14/okupanty-obstrilyaly-z-garmat-selo-podoly-na-harkivshhyni/</text:a>
</text:p>
      <!--NEWS-->
      <text:h text:style-name="P10" text:outline-level="1">
<text:span text:style-name="T4">
轻率的人每天造成6枚火箭和27架飞机打击</text:span>
</text:h>
      <text:p text:style-name="P4">
作者: ['АРМІЯINFORM']</text:p>
      <text:p text:style-name="P4">
时间: 2023-05-14T88:00:00-04:00</text:p>
      <text:p text:style-name="P4">
描述: 关于Ced Doimal，ZS乌克兰人在Vechirnyom Zvedenni。 “敌人不是瞄准的……与乌克兰2022的战争，与乌克兰的战争是今天的最新消息，与乌克兰2022年战争的消息是今天的最后一场新闻，乌克兰和俄罗斯之间以及俄罗斯之间以及何时会发生战争，2022年与乌克兰与乌克兰的战争都将是不久的将来，乌克兰与乌克兰的战争，今天的乌克兰新闻，乌克兰媒体上的乌克兰新闻是俄罗斯的乌克兰新闻</text:p>
      <text:p text:style-name="P4">
图片: ['<text:a xlink:type="simple" xlink:href="https://armyinform.com.ua/wp-content/uploads/2023/03/original-1.jpg" text:style-name="Internet_20_link" text:visited-style-name="Visited_20_Internet_20_Link">
original-1.jpg</text:a>
']</text:p>
      <text:p text:style-name="P4">
标签: ['STOPRUSSIA', 'ВТОРГНЕННЯ РФ', 'ГШ ЗС УКРАЇНИ', 'ХАРКІВ']</text:p>
      <text:p text:style-name="P4">
类别: News</text:p>
      <!--METADATA-->
      <text:p text:style-name="P4">
<draw:frame draw:style-name="fr1" draw:name="Image358" text:anchor-type="as-char" svg:width="6.9236in" svg:height="4.454183in" draw:z-index="0">
<draw:image xlink:href="../Images/AРМІЯINFORM/2023-05-14T88-00-00-04-00/original-1.jpg" xlink:type="simple" xlink:show="embed" xlink:actuate="onLoad" draw:mime-type="image/jpeg"/>
</draw:frame>
说明性照片</text:p>
      <text:p text:style-name="P4">
<text:span text:style-name="T4">
🔥俄罗斯入侵的局势</text:span>
 <text:a xlink:type="simple" xlink:href="https://www.facebook.com/GeneralStaff.ua/posts/pfbid02ynGiLKQtMwJHCzeQhAuXSv8nG7U2KDiE9RKWvRUpAVD4ARfEQeJRNjQFTz7271Dvl" text:style-name="Internet_20_link" text:visited-style-name="Visited_20_Internet_20_Link">
报告</text:a>
晚上乌克兰武装部队的将军。</text:p>
      <text:p text:style-name="P4">
“敌人不再停止袭击，不仅要炮击军事，而且还没有击打民用物体。 白天，敌人造成了6个火箭发射器，包括哈尔基夫市和Zolochiv村。 此外，他进行了27次航空罢工，并在我们的部队和定居点的位置上进行了大约20次喷气系统火灾。 消息说：“受害者，私人住宅，分配和行政基础设施被摧毁和损坏。”</text:p>
      <text:p text:style-name="P4">
武装部队的武装部队警告说，整个乌克兰的火箭和航空罢工的可能性仍然很高。</text:p>
      <text:p text:style-name="P4">
News Source: <text:a xlink:type="simple" xlink:href="https://armyinform.com.ua/2023/05/14/rashysty-zavdaly-6-raketnyh-ta-27-aviaczijnyh-udariv-za-dobu/" text:style-name="Internet_20_link" text:visited-style-name="Visited_20_Internet_20_Link">
https://armyinform.com.ua/2023/05/14/rashysty-zavdaly-6-raketnyh-ta-27-aviaczijnyh-udariv-za-dobu/</text:a>
</text:p>
      <!--NEWS-->
      <text:h text:style-name="P10" text:outline-level="1">
<text:span text:style-name="T4">
乌克兰及其人民的未来 - 在欧洲：基辅和柏林签署了联合声明</text:span>
</text:h>
      <text:p text:style-name="P4">
作者: ['АРМІЯINFORM']</text:p>
      <text:p text:style-name="P4">
时间: 2023-05-14T89:00:00-04:00</text:p>
      <text:p text:style-name="P4">
描述: 总统Volodymyr Zelensky是柏林联邦Derliyki Nimechini的总理...与乌克兰2022年的战争，与乌克兰与乌克兰的最新新闻战争，今天与乌克兰2022年的新闻战争，乌克兰和俄罗斯之间以及战争之间的战争将是一场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5/f912d03-4e8f1ac246362b4b91e78c337c7d74794e950a92.jpg.jpg" text:style-name="Internet_20_link" text:visited-style-name="Visited_20_Internet_20_Link">
f912d03-4e8f1ac246362b4b91e78c337c7d74794e950a92.jpg.jpg</text:a>
']</text:p>
      <text:p text:style-name="P4">
标签: ['STOPRUSSIA', 'ВОЛОДИМИР ЗЕЛЕНСЬКИЙ', 'ВТОРГНЕННЯ РФ', 'НАТО', 'НІМЕЧЧИНА']</text:p>
      <text:p text:style-name="P4">
类别: News</text:p>
      <!--METADATA-->
      <text:p text:style-name="P4">
<draw:frame draw:style-name="fr1" draw:name="Image359" text:anchor-type="as-char" svg:width="6.9236in" svg:height="3.883237in" draw:z-index="0">
<draw:image xlink:href="../Images/AРМІЯINFORM/2023-05-14T89-00-00-04-00/f912d03-4e8f1ac246362b4b91e78c337c7d74794e950a92.jpg.jpg" xlink:type="simple" xlink:show="embed" xlink:actuate="onLoad" draw:mime-type="image/jpeg"/>
</draw:frame>
总统沃罗迪米尔·泽伦斯基(Volodymyr Zelensky)和德国联邦共和国的总理乌伯林(Uberlin)签署了关于乌克兰支持和纳特罗斯基(Natrospian)联合会的压力的联合声明。</text:p>
      <text:p text:style-name="P4">
该文件的文字发表在[乌克兰国家元首的地点]](http://www.president.gov.ua/news/spilna-deklaraciya-ukrayini-ta-nimechchini-82893). У ньому зазначається наступне:</text:p>
      <text:p text:style-name="P4">
«Під час зустрічі в Берліні 14 травня 2023 року Президент України та КанцлерФедеративної Республіки Німеччина виступили з такою заявою:</text:p>
      <text:p text:style-name="P4">
1. Президент України та Канцлер Федеративної Республіки Німеччина підтвердилисвоє однозначне засудження тривалої загарбницької війни Росії проти України.Україна продемонструвала надзвичайну рішучість у здійсненні свого невід’ємногоправа на самооборону від цього незаконного та неспровокованого нападу, якомунемає виправдання. Росія повинна негайно, повністю та без жодних умов вивестивсі свої війська з території України в межах її міжнародно визнаних кордонів.</text:p>
      <text:p text:style-name="P4">
2. Німеччина залишається непохитною у своїй відданості незалежності,суверенітету та територіальній цілісності України. Німеччина високо оцінюєрішучість і мужність українського народу та його Збройних Сил у захисті відросійської агресії та забезпеченні вільного демократичного майбутньогоУкраїни. Німеччина продовжуватиме політичну, фінансову, гуманітарну тавійськову підтримку Україні стільки, скільки це буде потрібно, — віндивідуальному порядку та через міжнародну співпрацю в межах ЄвропейськогоСоюзу, G7, НАТО, ООН та інших форматів.</text:p>
      <text:p text:style-name="P4">
4 \。 德国通过欧洲和平基金会积极促进欧盟对乌克兰的军事援助措施。 在限制的范围内，欧盟目前已将55亿欧元用于向乌克兰的军事援助。 在国家一级以及通过欧盟的军事辅助使命与合作伙伴一起，将有助于加强乌克兰武装部队的能力，特别是通过在德国的专业培训的指挥。</text:p>
      <text:p text:style-name="P4">
5 \。 除军事援助外，德国还为乌克兰提供了全面的援助，包括金融和人道主义支持，以及紧急支持，包括支持恢复追踪的平民基础设施，道路和桥梁，以及在乌克兰的帮助下维修和维修。 为了与乌克兰的声援，德国为乌克兰难民提供了超过100万乌克兰难民的住所，并向那些这样做的人提供了社会付款。</text:p>
      <text:p text:style-name="P4">
自2022年2月24日以来，乌克兰从NURDA的直接支持为170亿欧元。 它基于多年的工作，并得到了欧洲和多边渠道和机构的支持。 德国决心为乌克兰提供尽可能多的支持。</text:p>
      <text:p text:style-name="P4">
6 \。 没有一个国家比乌克兰更想要和平。 德国支持乌克兰对公正和可持续的和平的倡议，并根据乌克兰的主权和领土完整，这是由Zelensky总统和平提供的，这是进一步讨论的基础。 德国准备与乌克兰合作，以确保在全球和平峰会上更大的国际参与乌克兰的乌克兰和平公式。</text:p>
      <text:p text:style-name="P4">
7 \。 乌克兰和德国强调了他们坚定的奉献精神，致力于参考战争罪和俄罗斯对乌克兰战争造成的其他暴行。 德国祝贺乌克兰参与长期努力，以确保适当的司法机制确保对侵略犯罪的有效责任来确保国际法律责任，这是整个国际社会的主题。 广泛的国际支持是这种联系的关键。</text:p>
      <text:p text:style-name="P4">
乌克兰和德国证实了他们对检察官刑事法院的调查的支持，并考虑了法院逮捕令。9 \。 乌克兰和德国将继续与其他合作伙伴合作，开发赔偿机制，以造成俄罗斯侵略造成的损失，损失和损失。 国际损失登记册将于2023年5月16日至17日在雷克雅未克的欧洲理事会峰会上颁发，并沿途有一个明确的里程碑。 我们将继续研究使用冷冻和不可移动的俄罗斯资产的努力，以根据我们的法律制度以及欧洲和国际法来维持乌克兰的恢复和赔偿目的。</text:p>
      <text:p text:style-name="P4">
10 \。 德国与国际组织和欧洲国际合作伙伴一起参加了乌克兰的恢复和重建。 重要的是要为雄心勃勃，长期合作奠定基础，这将使乌克兰人民恢复自己的国家，作为透明和包容性的国家重建体系结构的基础。 确保乌克兰繁荣的未来的关键是参与所有Dodotic Partners的过程，尤其是私营部门以及国家移民和金融机构，以确保需要财务支持，投资和知识。 在这方面，Nimechy仍然完全致力于为乌克兰的捐助者协调的机构间平台的工作，该平台是在2022年在德国时期创建的。</text:p>
      <text:p text:style-name="P4">
11 \。 乌克兰和德国宣布愿意继续加强所有领域的两条经济关系。 德国公司仍活跃于乌克兰，其中一些公司计划增加乌克兰的产量。德国企业准备通过知识和技术来支持重建工作。 此外，德国通过双边能源伙伴关系积极支持乌克兰能源部门(包括能源基础设施)的破坏的现代化。</text:p>
      <text:p text:style-name="P4">
12 \。 乌克兰及其人民的未来 - 在欧洲。 欧盟认可了欧洲的乌克兰观点，并赋予了乌克兰的候选国家地位。尼米奇强烈支持乌克兰进行改革和实施的努力，这对于开始进入谈判的开始是必不可少的，也为欧洲委员会报告不耐烦在扩展的措施包中。</text:p>
      <text:p text:style-name="P4">
News Source: <text:a xlink:type="simple" xlink:href="https://armyinform.com.ua/2023/05/14/majbutnye-ukrayiny-ta-yiyi-narodu-u-yevropi-kyyiv-i-berlin-pidpysaly-spilnu-deklaracziyu/" text:style-name="Internet_20_link" text:visited-style-name="Visited_20_Internet_20_Link">
https://armyinform.com.ua/2023/05/14/majbutnye-ukrayiny-ta-yiyi-narodu-u-yevropi-kyyiv-i-berlin-pidpysaly-spilnu-deklaracziyu/</text:a>
</text:p>
      <!--NEWS-->
      <text:h text:style-name="P10" text:outline-level="1">
<text:span text:style-name="T4">
杀手技能：巴赫穆特的鬼魂使用了15个目标的12个目标</text:span>
</text:h>
      <text:p text:style-name="P4">
作者: ['АРМІЯINFORM']</text:p>
      <text:p text:style-name="P4">
时间: 2023-05-14T90:00:00-04:00</text:p>
      <text:p text:style-name="P4">
描述: 特种作战的狙击力在巴赫穆蒂12 peppuntiv被阻塞。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336906546_720407756503101_3827610297161782197_n.jpg" text:style-name="Internet_20_link" text:visited-style-name="Visited_20_Internet_20_Link">
336906546_720407756503101_3827610297161782197_n.jpg</text:a>
']</text:p>
      <text:p text:style-name="P4">
标签: ['STOPRUSSIA', 'БАХМУТ', 'ВТОРГНЕННЯ РФ', 'ССО']</text:p>
      <text:p text:style-name="P4">
类别: News</text:p>
      <!--METADATA-->
      <text:p text:style-name="P4">
<draw:frame draw:style-name="fr1" draw:name="Image360" text:anchor-type="as-char" svg:width="6.9236in" svg:height="6.9236in" draw:z-index="0">
<draw:image xlink:href="../Images/AРМІЯINFORM/2023-05-14T90-00-00-04-00/336906546_720407756503101_3827610297161782197_n.jpg" xlink:type="simple" xlink:show="embed" xlink:actuate="onLoad" draw:mime-type="image/jpeg"/>
</draw:frame>
巴赫穆特(Bakhmut)的12名入侵者摧毁了特殊行动。</text:p>
      <text:p text:style-name="P4">
关于它<text:a xlink:type="simple" xlink:href="https://www.facebook.com/usofcom/videos/2785916248218284" text:style-name="Internet_20_link" text:visited-style-name="Visited_20_Internet_20_Link">
报告</text:a>
乌克兰武装部队SCA的指挥。</text:p>
      <text:p text:style-name="P4">
“ Bakhmut Ghosts”摧毁了敌人的活力的12个单位。 在Bakhmutasniper地区，特殊行动发现了入侵者的积累。 结果，15个目标中有12个目标被处置了。”消息写道。</text:p>
      <text:p text:style-name="P4">
News Source: <text:a xlink:type="simple" xlink:href="https://armyinform.com.ua/2023/05/14/vbyvcha-majsternist-pryvydy-bahmutu-utylizovaly12-czilej-z-15/" text:style-name="Internet_20_link" text:visited-style-name="Visited_20_Internet_20_Link">
https://armyinform.com.ua/2023/05/14/vbyvcha-majsternist-pryvydy-bahmutu-utylizovaly12-czilej-z-15/</text:a>
</text:p>
      <!--NEWS-->
      <text:h text:style-name="P10" text:outline-level="1">
<text:span text:style-name="T4">
赫森地区的三个敌人无人机被摧毁</text:span>
</text:h>
      <text:p text:style-name="P4">
作者: ['АРМІЯINFORM']</text:p>
      <text:p text:style-name="P4">
时间: 2023-05-14T91:00:00-04:00</text:p>
      <text:p text:style-name="P4">
描述: PPO在Khersonshchini上的嗡嗡声的力量被阻止了三个彻底的胡说八道。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4/86-13.jpg" text:style-name="Internet_20_link" text:visited-style-name="Visited_20_Internet_20_Link">
86-13.jpg</text:a>
', '<text:a xlink:type="simple" xlink:href="https://armyinform.com.ua/wp-content/uploads/2023/05/346864723_6243626955712787_4904447501733965177_n.jpg" text:style-name="Internet_20_link" text:visited-style-name="Visited_20_Internet_20_Link">
346864723_6243626955712787_4904447501733965177_n.jpg</text:a>
']</text:p>
      <text:p text:style-name="P4">
标签: ['STOPRUSSIA', 'ZALA', 'ВТОРГНЕННЯ РФ', 'ОК «ПІВДЕНЬ»', 'ХЕРСОН']</text:p>
      <text:p text:style-name="P4">
类别: News</text:p>
      <!--METADATA-->
      <text:p text:style-name="P4">
<draw:frame draw:style-name="fr1" draw:name="Image361" text:anchor-type="as-char" svg:width="6.9236in" svg:height="4.615733in" draw:z-index="0">
<draw:image xlink:href="../Images/AРМІЯINFORM/2023-05-14T91-00-00-04-00/86-13.jpg" xlink:type="simple" xlink:show="embed" xlink:actuate="onLoad" draw:mime-type="image/jpeg"/>
</draw:frame>
说明性照片</text:p>
      <text:p text:style-name="P4">
赫森地区的三个敌人被摧毁。</text:p>
      <text:p text:style-name="P4">
关于它<text:a xlink:type="simple" xlink:href="https://www.facebook.com/PvKPivden/posts/pfbid0bUTfiXy3Q9apyLxuwab9Thbbj1pJ2r2vyaMjF7vrDUCbuUFvWdZYpd4v5d6JZCbvl" text:style-name="Internet_20_link" text:visited-style-name="Visited_20_Internet_20_Link">
报告</text:a>
南空军指挥部服务。</text:p>
      <text:p text:style-name="P4">
“ 2023年5月14日，在赫尔森地区，空中辩护的武力和手段“南方”摧毁了3个俄罗斯无人驾驶的仪器：2侦察无人机无人机“ Orlan-10”和一台无人机“ Zala”，“ Zala”，“ - 消息读取。</text:p>
      <text:p text:style-name="P4">
<draw:frame draw:style-name="fr1" draw:name="Image362" text:anchor-type="as-char" svg:width="6.9236in" svg:height="6.9236in" draw:z-index="0">
<draw:image xlink:href="../Images/AРМІЯINFORM/2023-05-14T91-00-00-04-00/346864723_6243626955712787_4904447501733965177_n.jpg" xlink:type="simple" xlink:show="embed" xlink:actuate="onLoad" draw:mime-type="image/jpeg"/>
</draw:frame>
</text:p>
      <text:p text:style-name="P4">
News Source: <text:a xlink:type="simple" xlink:href="https://armyinform.com.ua/2023/05/14/na-hersonshhyni-znyshheno-try-vorozhyh-bpla/" text:style-name="Internet_20_link" text:visited-style-name="Visited_20_Internet_20_Link">
https://armyinform.com.ua/2023/05/14/na-hersonshhyni-znyshheno-try-vorozhyh-bpla/</text:a>
</text:p>
      <!--NEWS-->
      <text:h text:style-name="P10" text:outline-level="1">
<text:span text:style-name="T4">
国际朝圣的参与者洛尔德希望乌克兰的捍卫者胜利</text:span>
</text:h>
      <text:p text:style-name="P4">
作者: ['АРМІЯINFORM']</text:p>
      <text:p text:style-name="P4">
时间: 2023-05-14T92:00:00-04:00</text:p>
      <text:p text:style-name="P4">
描述: Pilodniy Pilnitza Viiskovovovovovav tiiskovikhkovkhakovavav的参与者在迷惑之前...与乌克兰2022年的战争，与乌克兰与乌克兰的最新新闻，与乌克兰2022年的新闻战争，今天上次与乌克兰的新闻战争，今天将与乌克兰和俄罗斯之间的战争以及乌克兰人之间的战争，他们说，或者2022年，他们是否会在不久的将来与乌克兰进行战争</text:p>
      <text:p text:style-name="P4">
图片: ['<text:a xlink:type="simple" xlink:href="https://armyinform.com.ua/wp-content/uploads/2023/05/347115549_163954416637639_5156277718200382051_n.jpg" text:style-name="Internet_20_link" text:visited-style-name="Visited_20_Internet_20_Link">
347115549_163954416637639_5156277718200382051_n.jpg</text:a>
']</text:p>
      <text:p text:style-name="P4">
标签: ['STOPRUSSIA', 'ВТОРГНЕННЯ РФ', 'ГАННА МАЛЯР', 'ЛЮРД', 'ФРАНЦІЯ']</text:p>
      <text:p text:style-name="P4">
类别: News</text:p>
      <!--METADATA-->
      <text:p text:style-name="P4">
<draw:frame draw:style-name="fr1" draw:name="Image363" text:anchor-type="as-char" svg:width="6.9236in" svg:height="5.1927in" draw:z-index="0">
<draw:image xlink:href="../Images/AРМІЯINFORM/2023-05-14T92-00-00-04-00/347115549_163954416637639_5156277718200382051_n.jpg" xlink:type="simple" xlink:show="embed" xlink:actuate="onLoad" draw:mime-type="image/jpeg"/>
</draw:frame>
国际军事人员朝圣和卢尔达军事牧师的参与者希望乌克兰的捍卫者。</text:p>
      <text:p text:style-name="P4">
她在<text:a xlink:type="simple" xlink:href="https://www.facebook.com/ganna.maliar/posts/pfbid02Sw5jr1bAtEThJv4ZGqRfkz8ruhycVwwX6Ws4ohBeRRn4EG1uGAX52tJ1AZRTxk8rl" text:style-name="Internet_20_link" text:visited-style-name="Visited_20_Internet_20_Link">
Facebook</text:a>
乌克兰国防部副部长安娜·马利亚(Anna Malyar)。</text:p>
      <text:p text:style-name="P4">
“像我们所有人一样，乌克兰军事牧师也被战争变得坚强。 在法国潜行者国际军事人员和军事牧师的国际朝圣之日，我们的代表团特别关注。 我们来自所有军事的夺取和胜利的愿望，”她说。</text:p>
      <text:p text:style-name="P4">
安娜·玛利亚(Anna Malyar)还与​​参加国际军事朝圣的军事牧师代表一起发布了一张照片。</text:p>
      <text:p text:style-name="P4">
«与UGCC军事牧师部和乌克兰武装部队武装部队的军事牧师部长迈克尔·科尔托(Michael Koltun)主教。 昨天在第63届国际军事戏剧的弥撒中，罗斯托斯拉夫·维索货(Rostislav Vysovan)读了“乌克兰人”的祈祷“维尔京，维珍” ...在乌克兰语中。</text:p>
      <text:p text:style-name="P4">
现在在[法语]中回忆(https://armyinform.com.ua/2023/05/14/na-mizhnarodnomu-vijskovomu-palomnycztvi-vpershe-molylysya-ukrayinskoyu-movoyu-ganna-malyar/)来自38个国家的14,000名军事牧师的军事人员参与了Lurd市。 安娜·玛丽亚(Anna Malyar)<text:a xlink:type="simple" xlink:href="https://armyinform.com.ua/2023/05/13/ganna-malyar-ocholyla-delegacziyu-nashyh-vijskovyh-kapelaniv-na-mizhnarodnomu-palomnycztvi-u-francziyi/" text:style-name="Internet_20_link" text:visited-style-name="Visited_20_Internet_20_Link">
头</text:a>
我们的军事牧师在乌富兰国际朝圣中的代表团。</text:p>
      <text:p text:style-name="P4">
News Source: <text:a xlink:type="simple" xlink:href="https://armyinform.com.ua/2023/05/14/na-mizhnarodnomu-palomnycztvi-do-lyurdu-ukrayinskij-delegacziyi-prydilyayut-osoblyvu-uvagu/" text:style-name="Internet_20_link" text:visited-style-name="Visited_20_Internet_20_Link">
https://armyinform.com.ua/2023/05/14/na-mizhnarodnomu-palomnycztvi-do-lyurdu-ukrayinskij-delegacziyi-prydilyayut-osoblyvu-uvagu/</text:a>
</text:p>
      <!--NEWS-->
      <text:h text:style-name="P10" text:outline-level="1">
<text:span text:style-name="T4">
Alexei Reznikov感谢德国的强大安全计划</text:span>
</text:h>
      <text:p text:style-name="P4">
作者: ['АРМІЯINFORM']</text:p>
      <text:p text:style-name="P4">
时间: 2023-05-14T93:00:00-04:00</text:p>
      <text:p text:style-name="P4">
描述: Mainstro对乌克兰Oleksiy Reznikov Vidreaguv的防御，Nimuccini对伟大的贡献...与乌克兰2022年的战争，与乌克兰与乌克兰的最新新闻，《与乌克兰的新闻》，《与2022年的新闻战》，今天的最后一场战争，乌克兰和俄罗斯和俄罗斯和俄罗斯之间的战争将在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4/reznikovvv.jpeg" text:style-name="Internet_20_link" text:visited-style-name="Visited_20_Internet_20_Link">
reznikovvv.jpeg</text:a>
']</text:p>
      <text:p text:style-name="P4">
标签: ['STOPRUSSIA', 'АГРЕСІЯ РФ', 'БОРИС ПІСТОРІУС', 'ВТОРГНЕННЯ РФ', 'НІМЕЧЧИНА', 'ОЛЕКСІЙ РЕЗНІКОВ']</text:p>
      <text:p text:style-name="P4">
类别: News</text:p>
      <!--METADATA-->
      <text:p text:style-name="P4">
<draw:frame draw:style-name="fr1" draw:name="Image364" text:anchor-type="as-char" svg:width="6.9236in" svg:height="4.32725in" draw:z-index="0">
<draw:image xlink:href="../Images/AРМІЯINFORM/2023-05-14T93-00-00-04-00/reznikovvv.jpeg" xlink:type="simple" xlink:show="embed" xlink:actuate="onLoad" draw:mime-type="image/jpeg"/>
</draw:frame>
乌克兰Oleksiy Reznikov的国防部长对乌克兰的安全防御作出了巨大的保存，并感谢德国国防部长鲍里斯·皮斯托里乌斯(Boris Pistorius)的支持。</text:p>
      <text:p text:style-name="P4">
他<text:a xlink:type="simple" xlink:href="https://twitter.com/oleksiireznikov/status/1657754589989416960" text:style-name="Internet_20_link" text:visited-style-name="Visited_20_Internet_20_Link">
写</text:a>
在Twitter中。</text:p>
      <ul>
        <li>
德国站在乌克兰附近，勇敢的乌克兰战士不仅在我们国家而且在整个欧洲都在与乐趣和稳定作斗争。 我感谢鲍里斯·皮斯托里乌斯(Boris Pistorius)和德国人民在安全领域的强大方案-Alexei Reznikov写道。</li>
      </ul>
      <text:p text:style-name="P4">
这套援助将包括创纪录的270万欧元的设备和武器。</text:p>
      <text:p text:style-name="P4">
News Source: <text:a xlink:type="simple" xlink:href="https://armyinform.com.ua/2023/05/14/oleksij-reznikov-podyakuvav-nimechchyni-za-potuzhnyj-paket-dopomogy-u-sferi-bezpeky/" text:style-name="Internet_20_link" text:visited-style-name="Visited_20_Internet_20_Link">
https://armyinform.com.ua/2023/05/14/oleksij-reznikov-podyakuvav-nimechchyni-za-potuzhnyj-paket-dopomogy-u-sferi-bezpeky/</text:a>
</text:p>
      <!--NEWS-->
      <text:h text:style-name="P10" text:outline-level="1">
<text:span text:style-name="T4">
敌人在巴赫穆特方向没有“弹丸饥荒”，而是生命部队的重要问题 - 谢尔盖·奇尔维蒂（Sergey Cherevaty）</text:span>
</text:h>
      <text:p text:style-name="P4">
作者: ['Андрій Агєєв']</text:p>
      <text:p text:style-name="P4">
时间: 2023-05-14T94:00:00-04:00</text:p>
      <text:p text:style-name="P4">
描述: Misto Bakhmut被Epipertrenter Boyovikh所淹没，其中一个人是Is的tsilnikh Tsilles ...与乌克兰2022年的战争，与乌克兰与乌克兰的最新新闻，与乌克兰2022的新闻战争，今天是乌克兰和俄罗斯之间的最后一场战争，将是乌克兰和俄罗斯之间的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cherevatyj-1-1.jpg" text:style-name="Internet_20_link" text:visited-style-name="Visited_20_Internet_20_Link">
cherevatyj-1-1.jpg</text:a>
']</text:p>
      <text:p text:style-name="P4">
标签: ['STOPRUSSIA', 'БАХМУТ', 'ВТОРГНЕННЯ РФ', 'СЕРГІЙ ЧЕРЕВАТИЙ']</text:p>
      <text:p text:style-name="P4">
类别: News</text:p>
      <!--METADATA-->
      <text:p text:style-name="P4">
<draw:frame draw:style-name="fr1" draw:name="Image365" text:anchor-type="as-char" svg:width="6.9236in" svg:height="4.615733in" draw:z-index="0">
<draw:image xlink:href="../Images/AРМІЯINFORM/2023-05-14T94-00-00-04-00/cherevatyj-1-1.jpg" xlink:type="simple" xlink:show="embed" xlink:actuate="onLoad" draw:mime-type="image/jpeg"/>
</draw:frame>
巴赫穆特市仍然是敌对行动的中心，也是俄罗斯 - 乌克兰战争东部方向的优先目标之一。</text:p>
      <text:p text:style-name="P4">
Sergiyeriev上校，专门针对[“陆军”]发言人(https://armyinform.com.ua/)他报道说，在这一天，入侵者向前部门的Siloborons开了300多次。 发生了30次战斗冲突，11架飞机黑客，181名占领者被摧毁，194人受伤，四名捍卫者被俘虏。</text:p>
      <ul>
        <li>
在不同的部分中，我们的部队以150至600米的距离前往已故的敌方位置。 尽管如此，敌人并没有留下惊喜来捕捉巴赫穆特市本身，这导致了生活和技术的巨大损失。 我们的勇敢的战士摧毁了T-80坦克，步兵战机，BM-21骚扰火，两次无人机和8枚武装枪支，带有弹药，Sergey Cherevaty。</li>
      </ul>
      <text:p text:style-name="P4">
此外，他说占领者没有这样称呼的弹丸饥荒。 每天，成千上万的敌对弹药飞向我们的立场，到达和平定居点的平民基础设施。</text:p>
      <ul>
        <li>
人员饥饿是他们的感受，将继续感到更多。 敌人继续使用生命力的策略，作为公羊机制至少取得成功的负责人。 根据白人Domgeger Kirby国家安全委员会战略通信委员会的顾问，俄罗斯已经在巴赫穆特(Bakhmut)争取巴赫穆特(Bakhmut)的所有这些月份已经失去了100,000名军人和雇佣军。 Sergei Cherevaty说，其中有20,000人被杀，其余的人受伤，俘虏和失踪者。</li>
      </ul>
      <text:p text:style-name="P4">
News Source: <text:a xlink:type="simple" xlink:href="https://armyinform.com.ua/2023/05/14/vorog-ne-maye-snaryadnogo-golodu-na-bahmutskomu-napryamku-natomist-ye-suttyeva-problema-z-zhyvoyu-syloyu-sergij-cherevatyj/" text:style-name="Internet_20_link" text:visited-style-name="Visited_20_Internet_20_Link">
https://armyinform.com.ua/2023/05/14/vorog-ne-maye-snaryadnogo-golodu-na-bahmutskomu-napryamku-natomist-ye-suttyeva-problema-z-zhyvoyu-syloyu-sergij-cherevatyj/</text:a>
</text:p>
      <!--NEWS-->
      <text:h text:style-name="P10" text:outline-level="1">
<text:span text:style-name="T4">
在亚兴沃迪米尔·泽伦斯基（Aachen Volodymyr Zelenskyy）</text:span>
</text:h>
      <text:p text:style-name="P4">
作者: ['АРМІЯINFORM']</text:p>
      <text:p text:style-name="P4">
时间: 2023-05-14T95:00:00-04:00</text:p>
      <text:p text:style-name="P4">
描述: 乌克兰沃罗迪米尔（Volodymyr Zelensky Vidvis）总裁曾在Misti Aachen（Nimuchina）（Nimuchina），...与乌克兰2022年的战争，与乌克兰的最新新闻，与乌克兰的新闻，与乌克兰2022年的新闻战争，今天，乌克兰和俄罗斯和俄罗斯之间的战争将会发生，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5/d9b98b79-0e67-4157-a2cd-f38a6667c6c9-1.jpg" text:style-name="Internet_20_link" text:visited-style-name="Visited_20_Internet_20_Link">
d9b98b79-0e67-4157-a2cd-f38a6667c6c9-1.jpg</text:a>
']</text:p>
      <text:p text:style-name="P4">
标签: []</text:p>
      <text:p text:style-name="P4">
类别: News</text:p>
      <!--METADATA-->
      <text:p text:style-name="P4">
<draw:frame draw:style-name="fr1" draw:name="Image366" text:anchor-type="as-char" svg:width="6.9236in" svg:height="3.892226in" draw:z-index="0">
<draw:image xlink:href="../Images/AРМІЯINFORM/2023-05-14T95-00-00-04-00/d9b98b79-0e67-4157-a2cd-f38a6667c6c9-1.jpg" xlink:type="simple" xlink:show="embed" xlink:actuate="onLoad" draw:mime-type="image/jpeg"/>
</draw:frame>
乌克兰沃迪米尔Zelenskyy总统参观了亚兴的军事基地(德国)目前，乌克兰军人正在接受培训。</text:p>
      <text:p text:style-name="P4">
他<text:a xlink:type="simple" xlink:href="https://armyinform.com.ua/reformator/script%20async%20src=%22https:/telegram.org/js/telegram-widget.js" text:style-name="Internet_20_link" text:visited-style-name="Visited_20_Internet_20_Link">
写</text:a>
在频道的电报中。</text:p>
      <ul>
        <li>
与德国联邦总理一起，奥拉夫·舒尔茨(Olaf Scholtz)与乌克兰战士进行了交流。 他还向士兵颁发了州奖。 谢谢你们代表我们的国家。 我们正在家里等您。据说，在战场上找出并使我们的军队更加强大。</li>
      </ul>
      <text:p text:style-name="P4">
News Source: <text:a xlink:type="simple" xlink:href="https://armyinform.com.ua/2023/05/14/v-aaheni-volodymyr-zelenskyj-vruchyv-ukrayinskym-voyinam-derzhavni-nagorody/" text:style-name="Internet_20_link" text:visited-style-name="Visited_20_Internet_20_Link">
https://armyinform.com.ua/2023/05/14/v-aaheni-volodymyr-zelenskyj-vruchyv-ukrayinskym-voyinam-derzhavni-nagorody/</text:a>
</text:p>
      <!--NEWS-->
      <text:h text:style-name="P10" text:outline-level="1">
<text:span text:style-name="T4">
纳粹政权的残酷方法与俄罗斯入侵者的暴行相同 - 外交部</text:span>
</text:h>
      <text:p text:style-name="P4">
作者: ['АРМІЯINFORM']</text:p>
      <text:p text:style-name="P4">
时间: 2023-05-14T96:00:00-04:00</text:p>
      <text:p text:style-name="P4">
描述: Yaki Barbargi方法，盯着另一个Svitovo Visini的PID小时的纳粹政权，...与乌克兰2022年的战争，与乌克兰的最新新闻，今天与乌克兰的新闻，今天与乌克兰2022年的《新闻战》，乌克兰和俄罗斯与俄罗斯和俄罗斯之间的战争将会当他们在2022年与乌克兰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282667_gettyimages-1038230116_new_960x380_0.jpg" text:style-name="Internet_20_link" text:visited-style-name="Visited_20_Internet_20_Link">
282667_gettyimages-1038230116_new_960x380_0.jpg</text:a>
']</text:p>
      <text:p text:style-name="P4">
标签: ['STOPRUSSIA', 'АГРЕСІЯ РФ', 'ВТОРГНЕННЯ РФ', 'ЄВРЕЇ', 'МЗС']</text:p>
      <text:p text:style-name="P4">
类别: News</text:p>
      <!--METADATA-->
      <text:p text:style-name="P4">
<draw:frame draw:style-name="fr1" draw:name="Image367" text:anchor-type="as-char" svg:width="6.9236in" svg:height="5.178276in" draw:z-index="0">
<draw:image xlink:href="../Images/AРМІЯINFORM/2023-05-14T96-00-00-04-00/282667_gettyimages-1038230116_new_960x380_0.jpg" xlink:type="simple" xlink:show="embed" xlink:actuate="onLoad" draw:mime-type="image/jpeg"/>
</draw:frame>
第二次世界大战期间纳粹政权使用的野蛮方法与俄罗斯入侵者今天在乌克兰土地上犯下的暴行相同，以摧毁我们的人民。</text:p>
      <text:p text:style-name="P4">
这在[评论]中指出(http://mfa.gov.ua/news/komentar-mzs-ukrayini-do-dnya-pamyati-ukrayinciv-yaki-ryatuvali-yevreyiv-pid-chas-drugoyi-svitovoyi-vijni)乌克林福姆报道，乌克兰人在第二次世界大战期间拯救了尤夫里的乌克兰人当天外交部。</text:p>
      <ul>
        <li>
就以色列授予世界义人的头衔而言，大屠杀乌克兰的Zaporizharka犹太人在波兰，荷兰和法国之后排名第四。 为义人的牺牲和人性付出荣誉，他从纳粹执行者的手中挽救了数百种犹太人的生命，但尚未获得这个荣誉头衔，我们强调，纳粹政权使用的野蛮方法与俄罗斯土地是出于摧毁乌克兰人的目的而告知的 - 在[外交部]中说(https://www.ukrinform.ua/tag-mzs).</li>
      </ul>
      <text:p text:style-name="P4">
У зовнішньополітичному відомстві наголосили, що на тлі героїчного опоруукраїнців російським загарбникам кремлівські наративи про необхідність«денацифікації» України видаються особливо цинічними.</text:p>
      <text:p text:style-name="P4">
— Ціна міжнародної солідарності, як під час гітлерівської агресії противільної Європи, так і сьогодні, на тлі триваючого збройного вторгнення росії вУкраїну, є надзвичайно високою — це майбутнє народів, держав, безпекамільйонів людей. На медалі, якою нагороджують Праведників народів світу,влучно наголошується: «Той, хто рятує одне життя, рятує весь світ».Переконані, що спільними зусиллями всіх і кожного буде забезпечено порятунокцивілізаційних демократичних цінностей від зазіхань агресивного режиму кремля,— зазначають в МЗС.</text:p>
      <text:p text:style-name="P4">
День пам’яті українців, які під час Другої світової війни рятували євреїв,відзначається 14 травня.</text:p>
      <text:p text:style-name="P4">
News Source: <text:a xlink:type="simple" xlink:href="https://armyinform.com.ua/2023/05/14/bezzhalni-metody-naczystskogo-rezhymu-totozhni-zvirstvam-rosijskyh-okupantiv-mzs/" text:style-name="Internet_20_link" text:visited-style-name="Visited_20_Internet_20_Link">
https://armyinform.com.ua/2023/05/14/bezzhalni-metody-naczystskogo-rezhymu-totozhni-zvirstvam-rosijskyh-okupantiv-mzs/</text:a>
</text:p>
      <!--NEWS-->
      <text:h text:style-name="P10" text:outline-level="1">
<text:span text:style-name="T4">
DNR的“ DNR”对下一个“惊喜”感到惊讶</text:span>
</text:h>
      <text:p text:style-name="P4">
作者: ['АРМІЯINFORM']</text:p>
      <text:p text:style-name="P4">
时间: 2023-05-14T97:00:00-04:00</text:p>
      <text:p text:style-name="P4">
描述: 关于Ced Doimal，ZS乌克兰人在Vechirnyom Zvedenni。 “国防的迷你建设……与乌克兰2022年的战争，与乌克兰的最新新闻，今天与乌克兰的新闻战争，2022年的新闻战争，乌克兰和俄罗斯之间的战争将发生战争他们将与乌克兰打架，或者是否会在不久的将来与乌克兰进行战争</text:p>
      <text:p text:style-name="P4">
图片: ['<text:a xlink:type="simple" xlink:href="https://armyinform.com.ua/wp-content/uploads/2023/05/2-03-09_17-35-54.jpg" text:style-name="Internet_20_link" text:visited-style-name="Visited_20_Internet_20_Link">
2-03-09_17-35-54.jpg</text:a>
']</text:p>
      <text:p text:style-name="P4">
标签: ['STOPRUSSIA', 'ВОЄННІ ЗЛОЧИНИ ЗС РФ', 'ВТОРГНЕННЯ РФ', 'ГШ ЗС УКРАЇНИ']</text:p>
      <text:p text:style-name="P4">
类别: News</text:p>
      <!--METADATA-->
      <text:p text:style-name="P4">
<draw:frame draw:style-name="fr1" draw:name="Image368" text:anchor-type="as-char" svg:width="6.9236in" svg:height="4.68508in" draw:z-index="0">
<draw:image xlink:href="../Images/AРМІЯINFORM/2023-05-14T97-00-00-04-00/2-03-09_17-35-54.jpg" xlink:type="simple" xlink:show="embed" xlink:actuate="onLoad" draw:mime-type="image/jpeg"/>
</draw:frame>
<text:span text:style-name="T4">
🔥俄罗斯入侵的局势</text:span>
 <text:a xlink:type="simple" xlink:href="https://www.facebook.com/GeneralStaff.ua/posts/pfbid02ynGiLKQtMwJHCzeQhAuXSv8nG7U2KDiE9RKWvRUpAVD4ARfEQeJRNjQFTz7271Dvl" text:style-name="Internet_20_link" text:visited-style-name="Visited_20_Internet_20_Link">
报告</text:a>
晚上乌克兰武装部队的将军。</text:p>
      <text:p text:style-name="P4">
“俄罗斯联邦国防部继续采取措施将SO被称为“ DNR”的非法武装阵型整合到其自己的武装部队中。 因此，苏联第1军团的一个旅之一的整个人员证明了一个命令，在该命令中，SO被称为“ DNR”的前军人是用纳粹票的纳粹票代替其军事票的先决条件。俄罗斯联邦以及两年的再发行服务。 如果拒绝这些人，将被发送到前线最危险的地区，以参与高级单位组成的攻击行动，”消息写道。</text:p>
      <text:p text:style-name="P4">
News Source: <text:a xlink:type="simple" xlink:href="https://armyinform.com.ua/2023/05/14/posipak-dnr-rosiyany-zdyvuvaly-chergovoyu-nespodivankoyu/" text:style-name="Internet_20_link" text:visited-style-name="Visited_20_Internet_20_Link">
https://armyinform.com.ua/2023/05/14/posipak-dnr-rosiyany-zdyvuvaly-chergovoyu-nespodivankoyu/</text:a>
</text:p>
      <!--NEWS-->
      <text:h text:style-name="P10" text:outline-level="1">
<text:span text:style-name="T4">
短的。 战争。 第445天</text:span>
</text:h>
      <text:p text:style-name="P4">
作者: ['АРМІЯINFORM']</text:p>
      <text:p text:style-name="P4">
时间: 2023-05-14T98:00:00-04:00</text:p>
      <text:p text:style-name="P4">
描述: 杰罗：ZS乌克兰与乌克兰2022年战争的总参谋部，与乌克兰的战争是今天的最新消息，与乌克兰2022年的新闻战，今天的最后一场新闻，乌克兰和俄罗斯之间的战争，以及战争之间的战争，他们在2022年与乌克兰有与否，他们说，在不久的将来，乌克兰与乌克兰与乌克兰的战争今天，今天的乌克兰新闻，乌克兰新闻，乌克兰媒体在俄罗斯的乌克兰新闻</text:p>
      <text:p text:style-name="P4">
图片: ['<text:a xlink:type="simple" xlink:href="https://armyinform.com.ua/wp-content/uploads/2023/05/11111111111111.jpg" text:style-name="Internet_20_link" text:visited-style-name="Visited_20_Internet_20_Link">
11111111111111.jpg</text:a>
']</text:p>
      <text:p text:style-name="P4">
标签: ['STOPRUSSIA', 'ВІДЕОДАЙДЖЕСТ', 'ВТОРГНЕННЯ РФ', 'ГЕНЕРАЛЬНИЙ ШТАБ ЗС УКРАЇНИ']</text:p>
      <text:p text:style-name="P4">
类别: News</text:p>
      <!--METADATA-->
      <text:p text:style-name="P4">
<draw:frame draw:style-name="fr1" draw:name="Image369" text:anchor-type="as-char" svg:width="6.9236in" svg:height="3.548345in" draw:z-index="0">
<draw:image xlink:href="../Images/AРМІЯINFORM/2023-05-14T98-00-00-04-00/11111111111111.jpg" xlink:type="simple" xlink:show="embed" xlink:actuate="onLoad" draw:mime-type="image/jpeg"/>
</draw:frame>
资料来源：<text:a xlink:type="simple" xlink:href="https://www.facebook.com/GeneralStaff.ua/videos/752609063274294/" text:style-name="Internet_20_link" text:visited-style-name="Visited_20_Internet_20_Link">
乌克兰总参谋部</text:a>
</text:p>
      <text:p text:style-name="P4">
News Source: <text:a xlink:type="simple" xlink:href="https://armyinform.com.ua/2023/05/14/korotko-vijna-den-445-videodajdzhest/" text:style-name="Internet_20_link" text:visited-style-name="Visited_20_Internet_20_Link">
https://armyinform.com.ua/2023/05/14/korotko-vijna-den-445-videodajdzhest/</text:a>
</text:p>
      <!--NEWS-->
      <text:h text:style-name="P10" text:outline-level="1">
<text:span text:style-name="T4">
欧洲和土地的其他地区不应是暴君野心侵害生命的地方</text:span>
</text:h>
      <text:p text:style-name="P4">
作者: ['АРМІЯINFORM']</text:p>
      <text:p text:style-name="P4">
时间: 2023-05-14T99:00:00-04:00</text:p>
      <text:p text:style-name="P4">
描述: 达兹是叔叔。 对我来说，Boti的荣誉在这里很棒。 pan措施，潘·林登（Pan Linden）！ 亲爱的...与乌克兰2022年的战争，与乌克兰的最新消息，今天与乌克兰的新闻战争，2022年的新闻战争，今天将在乌克兰和俄罗斯之间发生战争，当2022年与乌克兰与乌克兰的战争将是他们说，在不久的将来与乌克兰发动了战争</text:p>
      <text:p text:style-name="P4">
图片: ['<text:a xlink:type="simple" xlink:href="https://armyinform.com.ua/wp-content/uploads/2023/05/3e0f885e91106376d0f214b36bd9014d_1684084835-scaled.jpeg" text:style-name="Internet_20_link" text:visited-style-name="Visited_20_Internet_20_Link">
3e0f885e91106376d0f214b36bd9014d_1684084835-scaled.jpeg</text:a>
']</text:p>
      <text:p text:style-name="P4">
标签: ['STOPRUSSIA', 'ААХЕН', 'ВОЛОДИМИР ЗЕЛЕНСЬКИЙ', 'ВТОРГНЕННЯ РФ', 'ЄВРОПА']</text:p>
      <text:p text:style-name="P4">
类别: News</text:p>
      <!--METADATA-->
      <text:p text:style-name="P4">
<draw:frame draw:style-name="fr1" draw:name="Image370" text:anchor-type="as-char" svg:width="6.9236in" svg:height="4.615733in" draw:z-index="0">
<draw:image xlink:href="../Images/AРМІЯINFORM/2023-05-14T99-00-00-04-00/3e0f885e91106376d0f214b36bd9014d_1684084835-scaled.jpeg" xlink:type="simple" xlink:show="embed" xlink:actuate="onLoad" draw:mime-type="image/jpeg"/>
</draw:frame>
<text:span text:style-name="T5">
<text:span text:style-name="T4">
非常感谢。</text:span>
</text:span>
</text:p>
      <text:p text:style-name="P4">
_ <text:span text:style-name="T4">
对我来说很荣幸能来到这里。</text:span>
 _</text:p>
      <text:p text:style-name="P4">
_ <text:span text:style-name="T4">
市长夫人，林登先生!</text:span>
 _</text:p>
      <text:p text:style-name="P4">
_ <text:span text:style-name="T4">
亲爱的Olafe，Road Ursulo，Mateushe，Roberto!</text:span>
 _</text:p>
      <text:p text:style-name="P4">
<text:span text:style-name="T5">
<text:span text:style-name="T4">
亲爱的同事们!</text:span>
</text:span>
</text:p>
      <text:p text:style-name="P4">
非常感谢您对乌克兰和我们的英雄，我们的孩子的士兵的客气话。 非常感谢!他们是真正的英雄。 谢谢欧洲，这是欧洲的梦想，这是欧洲社会的基础!</text:p>
      <text:p text:style-name="P4">
对我来说，这是一个非常荣幸的荣誉 - 在这里和每天代表乌克兰人民。成千上万的人为了我们的价值观和自由而战斗和工作，以及我们自由欧洲的扎拉达。 所有乌克兰人，我们的每个英雄都应在这里站在这里获得这个奖项。</text:p>
      <text:p text:style-name="P4">
但是，由于数百万的人根本不适合这个大厅，所以现在让我们听到代表我们人民的语言。</text:p>
      <text:p text:style-name="P4">
在这些墙壁中，乌克兰语言从未从奖励的口中发出。 从现在开始，当乌克兰返回其本地欧洲之家时，我相信乌克兰语将在这里反复听起来 - 这是对欧洲统一专业的认可的标志。</text:p>
      <text:p text:style-name="P4">
乌克兰人将永远使欧洲变得更强大!</text:p>
      <text:p text:style-name="P4">
每个人都在这个大厅里的每个人都与我们一起捍卫塔格罗普的自由 - 我们所有人都不是领导人，政客，公众人物和外交官。我们都是和平的创始人。 这是和平的创始人。 这是我们对欧洲和历史之前对国家的主要义务。</text:p>
      <text:p text:style-name="P4">
我们将把孩子和孙子作为当今的继承是和平。 我们没有其他选择。 但是，为了继承和平，我们与您一起去那一天，我们可以说我们正在以共同的胜利完成这一目标。</text:p>
      <text:p text:style-name="P4">
_ <text:span text:style-name="T4">
亲爱的欧洲人!</text:span>
 _</text:p>
      <text:p text:style-name="P4">
这个故事是由胜利建立的，尽管他记得失败。 除了胜利之外，其他砖头有一些幻想，但这种幻想消失了，或者在供认他们的故事中多年的寂静中已经消失了。 幻觉随着死亡而旋转。</text:p>
      <text:p text:style-name="P4">
我们父母一代的世界是那些在欧洲侵略强烈的人所继承的和平。 我们这一代与您的孩子的世界是我们现在正在与Uevrop的最后侵略作斗争的和平。</text:p>
      <text:p text:style-name="P4">
战斗距离这里距离这里有2000多公里的距离，距离乌克兰地球，在我们的天空，黑海和欧洲命运中。 这个领域是欧洲的命运。我们遇到了一个侵略者，该侵略者涉及任何残酷和卑鄙的态度，以指出这个故事没有改变……据称，就像一次又一次。 据称，拥有权力的人 - 将拥有Yakagressor想要的领土。 据称，任何人都有能力更加卑鄙的纳夫罗普的权利。 据称，文明一无所有 - 这就是这种种族灭绝侵略所表现出来的。</text:p>
      <text:p text:style-name="P4">
我们遇到了一个侵略者，我们对欧洲对Domir的共同渴望和规则没有任何权衡，谁希望欧洲能够与一个好的自由民族不同意，没有认真的领导人，没有一个在这个大厅里的人。</text:p>
      <text:p text:style-name="P4">
我们是一个事实，即欧洲和地球所有其他地区都不应该是暴君的野心破坏人民生命的地方。</text:p>
      <text:p text:style-name="P4">
我们必须是赢家，以生活的看法看着您。</text:p>
      <text:p text:style-name="P4">
_ <text:span text:style-name="T4">
亲爱的欧洲!</text:span>
 _</text:p>
      <text:p text:style-name="P4">
乌克兰为您提供了胜利，这将使您和平拯救您。</text:p>
      <text:p text:style-name="P4">
乌克兰不仅在这场战争中提供胜利，而且还为人们的侵略，城市燃烧，驱逐出境，在任何地方的种族灭绝灾难中。 我们提供并带来了一个共同的胜利，这是从过去的页面中获得整个旧邪恶的人，以破坏我们的未来，我们都梦想着所有的孩子。</text:p>
      <text:p text:style-name="P4">
俄罗斯以自己的意愿踏上了邪恶之路。 我们与您的意愿足以删除这条道路以及俄罗斯可能重复的任何相同侵略者的道路。</text:p>
      <text:p text:style-name="P4">
我们将完成这项任务。 但是只有在一起!</text:p>
      <text:p text:style-name="P4">
_ <text:span text:style-name="T4">
完成OLFE!</text:span>
 _</text:p>
      <text:p text:style-name="P4">
我现在就转向您，因为您，我转向您的所有状态 - 到一个强大的德国。</text:p>
      <text:p text:style-name="P4">
乌克兰和整个欧洲 - 我们很荣幸您的选择 - 成为欧洲，成为Zevropo。 当您看到Zeitenwende时，您开始表演，因为它应该充当欧洲的辩护人。</text:p>
      <text:p text:style-name="P4">
欧洲将永远感谢您和德国政府。</text:p>
      <text:p text:style-name="P4">
我感谢您为乌克兰，您和您的同事，您所在国家工作服的效率以及您和德国对欧洲赋予的权力提供效率的效率。</text:p>
      <text:p text:style-name="P4">
辉煌的德国“艾里斯”(Iris)已经挽救了我们发芽的火箭恐怖的数千人的生命。 强大的德国“恶毒”有助于保护我们士兵对俄罗斯入侵者的生活。 强烈的德国“豹”为我们提供必要的保护。</text:p>
      <text:p text:style-name="P4">
非常重要的是，德国不仅在军事上，而且在外交方面的经济领域，人道主义领域的领导能力。这种俄罗斯侵略在我们的土地上继续进行。 正是我们的人民每天都因邪恶而死，通过击败乌克兰，击败和平欧洲的想法，以根据规则制定国际秩序的想法。</text:p>
      <text:p text:style-name="P4">
我们看到这种邪恶的侵略最接近，因此我们看到了击败凯斯洛的最佳方法，如何防止他在世界其他地区或其他时候的复制。 我们邀请世界加入我们的公正和诚实原则。</text:p>
      <text:p text:style-name="P4">
加入我们公式的任何人实际上都可以使其成为自己的。 据宣布，乌克兰和平公式可以成为德国和平的公式，欧洲和平的公式，世界和平的公式。</text:p>
      <text:p text:style-name="P4">
只有一个不感知它的人是侵略者。 这就是为什么他不接受自己是侵略者的原因。 但是最重​​要的是他是一个人，我们不怕他。 而且他不接受它，因为他对和平不感兴趣。 就这样。</text:p>
      <text:p text:style-name="P4">
在2014年至2022年之间，在俄罗斯乌克兰乌克兰半岛的克里米亚半岛以及在唐巴斯(Donbass)对乌克兰的混合瓦(Hybridwar)点燃 - 所有这些谈判都是在2014年至2022年之间的各种形式的谈判 - 所有这些谈判都是。</text:p>
      <text:p text:style-name="P4">
您，Olafe，总理先生，您还记得您，我们的盟友，EmmanuelMakron和其他认真的世界领导人已经在Zuputin的对话中度过了几个小时，试图分散这场现代灾难的注意力。</text:p>
      <text:p text:style-name="P4">
但是普京选择了一场灾难。 他一个人。</text:p>
      <text:p text:style-name="P4">
现在每个人都了解我们的理解。 普京是一场灾难。 这是答案。普京是侵略性，他不想为自己和他的人民。 它的公式是死亡。</text:p>
      <text:p text:style-name="P4">
如何与她交谈，向我解释如何与她交谈？ 尽管如此，人类尚未认识任何能同意死亡的人。</text:p>
      <text:p text:style-name="P4">
任何带死亡的人都是使种族灭绝尴尬的人，他想摧毁这个名词的人，想要摧毁我们珍视的欧洲的名词，必须要求怜悯。 然后，budenha的答案是法庭。</text:p>
      <text:p text:style-name="P4">
我们与您的决心将导致我们从俄罗斯看到的一切，这是为了和平而努力的奇迹。 会的。 当没有死亡时。</text:p>
      <text:p text:style-name="P4">
我们能够赢!我们已经在接近胜利，这反复证明了儿童和成人，妇女，男人，年轻人和尊重的人的欢乐，这是我们的勇士从俄罗斯占领中释放出来的。 我们的蓝色和黄旗返回的地方，欧洲返回。我们的欧洲正在与您一起回来!您所拥有的价值 - 正如我们在Maidans上保护并在宪法中记录的那样。这就是为什么要坚定而果断地帮助乌克兰人民的武器很重要。</text:p>
      <text:p text:style-name="P4">
通常，特别是在亚兴(Aachen)的颁奖典礼期间，据说欧洲应该成为世界超级大国之一。 与这种力量不同，欧洲只有在没有其他事情的情况下才有潜力，欧洲统一的欧洲统一成为超级大国。 我们现在看到了它：欧洲统一的超级大国。 我们感谢乌克兰以及你们每个人。</text:p>
      <text:p text:style-name="P4">
您的团结和领导力，昂贵的同事，包括您的团结，<text:span text:style-name="T4">
 ursulo，</text:span>
对我们的勇气做出了回应，已经反映了Robert Shuman，Iconrad Adenauer和Jean Monet为欧洲寻求的基本原则的反映。 他们将为每个人和用乌克兰保护欧洲的人感到自豪!</text:p>
      <text:p text:style-name="P4">
乌克兰的勇气和您的团结使欧洲结束了。</text:p>
      <text:p text:style-name="P4">
现在是时候通过对乌克兰加入 - 欧洲联盟的决定来记录我们团结的权力了。 您知道，如果没有Evrosius的乌克兰，欧洲就不完整。 我感谢您，Olafe，我感谢每个支持欧洲项目的欧洲领导人。</text:p>
      <text:p text:style-name="P4">
没有理性的理由为什么我们的战士为我们的共同自由而战斗，我们的共同价值观是与所有其他联盟战士的一个组织。</text:p>
      <text:p text:style-name="P4">
如果您判断我们行动的果实，乌克兰已经在联盟中，但是没有做出决定。 值得做出这个决定!值得定义算法 - 它激发了我们的战士。 这很重要!</text:p>
      <text:p text:style-name="P4">
除了通过乌克兰人的勇气加强整个欧元 - 大西洋之外，我们对达利亚人的加入肯定会带来另一个历史结果 - 我们东部边界上乌克兰附近的北约国旗将成为_O_ M的强大城堡，这将使俄罗斯帝国主义保持在俄罗斯帝国主义过去的。 过去没有转过身，因为如果没有控制乌克兰，俄罗斯帝国主义就死了。</text:p>
      <text:p text:style-name="P4">
以及乌克兰提供的共同胜利的另一个先决条件。</text:p>
      <text:p text:style-name="P4">
欧洲最长的和平和最可靠的安全确保了与欧洲国际关系而不是障碍建立关系。</text:p>
      <text:p text:style-name="P4">
而且，当我们现在看到而不是加强联系时，任何让人想起旧错误的新鲜泡沫 - 无论是政治上的障碍，无论是经济学的障碍，在贸易方面，我们都会看到对一个欧洲国家的威胁，而是所有欧洲的威胁。</text:p>
      <text:p text:style-name="P4">
_ <text:span text:style-name="T4">
 mateushe!</text:span>
 <text:span text:style-name="T5">
我非常感谢您在波兰对乌克兰的大力支持。 非常感谢!对我们来说，保持这种统一非常重要。</text:span>
 <text:span text:style-name="T4">
亲爱的!</text:span>
 _</text:p>
      <text:p text:style-name="P4">
<text:span text:style-name="T5">
<text:span text:style-name="T4">
女士们，先生们!</text:span>
</text:span>
</text:p>
      <text:p text:style-name="P4">
今天，我只谈到了我们共同胜利所需的东西，但是，为我们所有人提供可持续和平所需要的是什么。</text:p>
      <text:p text:style-name="P4">
我梦想欧洲将成为赢家!我知道乌克兰人可以赢!我将与我们一起赢得乌克兰人!</text:p>
      <text:p text:style-name="P4">
这次来了!目前，这场战争的结束将是什么，实际上是欧洲的最后侵略。</text:p>
      <text:p text:style-name="P4">
这一切都取决于我们与您的团结，与您与您的速度以及我们的联系以进行胜利。</text:p>
      <text:p text:style-name="P4">
因此，我今天对您的主要吸引力：值得Karlavyliko!赢!</text:p>
      <text:p text:style-name="P4">
建立和平，这将是我们共同胜利的果实，以及我们将与孩子一起成长的东西，我们的孙子们作为我们与您的主要遗产，继承权!</text:p>
      <text:p text:style-name="P4">
而且，如果有人仍然怀疑乌克兰人民是在这里，在亚兴还是在我们珍贵的欧洲其他任何城市，请出去，请环顾街上，感受我们想要的主要事物，什么使我们一切和平在欧洲的尊重。 感觉到这里的自由!</text:p>
      <text:p text:style-name="P4">
我们正在为她而战。 让我们赢。</text:p>
      <text:p text:style-name="P4">
在战斗任务中，为乌克兰的战斗而在今天为乌克兰而战的所有士兵荣耀!</text:p>
      <text:p text:style-name="P4">
荣耀所有训练乌克兰士兵的人!</text:p>
      <text:p text:style-name="P4">
荣耀所有帮助，工作，正在战斗的人!</text:p>
      <text:p text:style-name="P4">
乌克兰将获胜!欧洲将获胜!</text:p>
      <text:p text:style-name="P4">
世界将赢!</text:p>
      <text:p text:style-name="P4">
_ <text:span text:style-name="T4">
荣耀到乌克兰!</text:span>
 _</text:p>
      <text:p text:style-name="P4">
_ dudelo：<text:a xlink:type="simple" xlink:href="https://www.president.gov.ua/news/yevropa-ta-inshi-chastini-zemli-ne-mayut-buti-miscem-de-ambi-82901" text:style-name="Internet_20_link" text:visited-style-name="Visited_20_Internet_20_Link">
乌克兰总统办公室</text:a>
_</text:p>
      <text:p text:style-name="P4">
News Source: <text:a xlink:type="simple" xlink:href="https://armyinform.com.ua/2023/05/14/yevropa-ta-inshi-chastyny-zemli-ne-mayut-buty-misczem-de-ambicziyi-tyraniv-lamayut-zhyttya-narodiv-vystup-prezydenta-ukrayiny-na-vruchenni-mizhnarodnoyi-premiyi-ime/" text:style-name="Internet_20_link" text:visited-style-name="Visited_20_Internet_20_Link">
https://armyinform.com.ua/2023/05/14/yevropa-ta-inshi-chastyny-zemli-ne-mayut-buty-misczem-de-ambicziyi-tyraniv-lamayut-zhyttya-narodiv-vystup-prezydenta-ukrayiny-na-vruchenni-mizhnarodnoyi-premiyi-ime/</text:a>
</text:p>
      <!--NEWS-->
      <text:h text:style-name="P10" text:outline-level="1">
<text:span text:style-name="T4">
土耳其的选举：埃尔多安（Erdogan）领导，尽管没有获得50％</text:span>
</text:h>
      <text:p text:style-name="P4">
作者: Ukrinform (Person)</text:p>
      <text:p text:style-name="P4">
出版商: Укринформ (Organization)</text:p>
      <text:p text:style-name="P4">
出版时间: 2023-05-15T-31:09:00+03:00</text:p>
      <text:p text:style-name="P4">
修改时间: 2023-05-15T00:09:00+03:00</text:p>
      <text:p text:style-name="P4">
描述: 截至5月15日，在土耳其开放了92.98％的选举箱-49.68％的选民投票支持总统雷金·泰伊普·埃尔多安（Regap Taiip Erdogan）。  - 乌克林。</text:p>
      <text:p text:style-name="P4">
图片: ["<text:a xlink:type="simple" xlink:href="https://static.ukrinform.com/photos/2023_05/thumb_files/630_360_1684055025-294.jpg" text:style-name="Internet_20_link" text:visited-style-name="Visited_20_Internet_20_Link">
630_360_16840...</text:a>
", "<text:a xlink:type="simple" xlink:href="https://static.ukrinform.com/photos/2023_05/1684099026-491.jpg" text:style-name="Internet_20_link" text:visited-style-name="Visited_20_Internet_20_Link">
1684099026-49...</text:a>
"]</text:p>
      <text:p text:style-name="P4">
标签: None</text:p>
      <text:p text:style-name="P4">
类型: Article</text:p>
      <!--METADATA-->
      <text:p text:style-name="P4">
<draw:frame draw:style-name="fr1" draw:name="Image371" text:anchor-type="as-char" svg:width="6.9236in" svg:height="3.956343in" draw:z-index="0">
<draw:image xlink:href="../Images/yкринформ/2023-05-15T-31-09-00-03-00/630_360_1684055025-294.jpg" xlink:type="simple" xlink:show="embed" xlink:actuate="onLoad" draw:mime-type="image/jpeg"/>
</draw:frame>
5月15日，92.98％的选举盒子于5月15日在土耳其开放 -  49.68％的选民投票赞成泰伊普·埃尔多安(Taiip Erdogan)。</text:p>
      <text:p text:style-name="P4">
关于它报告了乌克林福姆，参考了高级邪恶委员会的数据，该委员会持有该机构<text:a xlink:type="simple" xlink:href="http://secim.aa.com.tr/" text:style-name="Internet_20_link" text:visited-style-name="Visited_20_Internet_20_Link">
</text:a>
 <text:a xlink:type="simple" xlink:href="https://secim.aa.com.tr/" text:style-name="Internet_20_link" text:visited-style-name="Visited_20_Internet_20_Link">
 </text:a>
 <text:a xlink:type="simple" xlink:href="http://secim.aa.com.tr/" text:style-name="Internet_20_link" text:visited-style-name="Visited_20_Internet_20_Link">
</text:a>
在在线模式下。</text:p>
      <text:p text:style-name="P4">
44.58％的选民被投票选出反对派的领导人Kelichdaroglu，这是Sinan Ogan祖先正确联盟的任务-5.29％。</text:p>
      <text:p text:style-name="P4">
<draw:frame draw:style-name="fr1" draw:name="Image372" text:anchor-type="as-char" svg:width="6.9236in" svg:height="4.090053in" draw:z-index="0">
<draw:image xlink:href="../Images/yкринформ/2023-05-15T-31-09-00-03-00/1684099026-491.jpg" xlink:type="simple" xlink:show="embed" xlink:actuate="onLoad" draw:mime-type="image/jpeg"/>
</draw:frame>
澄清了<text:a xlink:type="simple" xlink:href="http://www.ukrinform.ua/tag-erdogan" text:style-name="Internet_20_link" text:visited-style-name="Visited_20_Internet_20_Link">
</text:a>
在52个省份中获胜，崎rug- 29(在东部，西部和部分在南部).Столична провінція Анкара та Стамбул наразі демонструють більшу підтримкуКиличдароглу.</text:p>
      <text:p text:style-name="P4">
Якщо жоден з кандидатів не набере сьогодні 50% плюс один голос, президентськіперегони продовжаться у другому турі.</text:p>
      <text:p text:style-name="P4">
<text:span text:style-name="T4">
Читайте також:</text:span>
 <text:a xlink:type="simple" xlink:href="https://www.ukrinform.ua/rubric-world/3709178-u-tureccini-pocali-opriludnuvati-rezultati-prezidentskih-peregoniv.html" text:style-name="Internet_20_link" text:visited-style-name="Visited_20_Internet_20_Link">
 </text:a>
在议会的选举中，正义与发展的权力党获得了35.81％，反对派共和党-24.91％。</text:p>
      <text:p text:style-name="P4">
正如乌克林福姆在5月14日在土耳其报道的那样，对总统和议会选举进行了投票。</text:p>
      <text:p text:style-name="P4">
<text:span text:style-name="T5">
foto：aa</text:span>
</text:p>
      <text:p text:style-name="P4">
News Source: <text:a xlink:type="simple" xlink:href="https://www.ukrinform.ua/rubric-world/3709223-vibori-v-tureccini-erdogan-lidirue-hoca-ne-nabirae-50.html" text:style-name="Internet_20_link" text:visited-style-name="Visited_20_Internet_20_Link">
https://www.ukrinform.ua/rubric-world/3709223-vibori-v-tureccini-erdogan-lidirue-hoca-ne-nabirae-50.html</text:a>
</text:p>
      <!--NEWS-->
      <text:h text:style-name="P10" text:outline-level="1">
<text:span text:style-name="T4">
周一在乌克兰，在雨水和雷暴的地方最多25°</text:span>
</text:h>
      <text:p text:style-name="P4">
作者: Ukrinform (Person)</text:p>
      <text:p text:style-name="P4">
出版商: Укринформ (Organization)</text:p>
      <text:p text:style-name="P4">
出版时间: 2023-05-15T-87:33:00+03:00</text:p>
      <text:p text:style-name="P4">
修改时间: 2023-05-15T00:33:00+03:00</text:p>
      <text:p text:style-name="P4">
描述: 在乌克兰，周一，只有在西部地区，晚上8-13°的温度才有预计在下午20-25°。  - 乌克林。</text:p>
      <text:p text:style-name="P4">
图片: ["<text:a xlink:type="simple" xlink:href="https://static.ukrinform.com/photos/2023_02/thumb_files/630_360_1675777256-557.jpg" text:style-name="Internet_20_link" text:visited-style-name="Visited_20_Internet_20_Link">
630_360_16757...</text:a>
"]</text:p>
      <text:p text:style-name="P4">
标签: ['Дощ', 'Гроза', 'Погода', 'Прогноз']</text:p>
      <text:p text:style-name="P4">
类型: Article</text:p>
      <!--METADATA-->
      <text:p text:style-name="P4">
<draw:frame draw:style-name="fr1" draw:name="Image373" text:anchor-type="as-char" svg:width="6.9236in" svg:height="3.956343in" draw:z-index="0">
<draw:image xlink:href="../Images/yкринформ/2023-05-15T-87-33-00-03-00/630_360_1675777256-557.jpg" xlink:type="simple" xlink:show="embed" xlink:actuate="onLoad" draw:mime-type="image/jpeg"/>
</draw:frame>
在乌克兰周一，只有在西部地区，晚上8-13°，下午20-25°才能降水。</text:p>
      <text:p text:style-name="P4">
乌克兰形式在乌克兰水文气象学中心报道。</text:p>
      <text:p text:style-name="P4">
“在喀尔巴阡地区的夜晚，下午，西方地区的乌云密布，短期雨水，雷暴，阵风，15-20 m/s；最后，该领土正在改变云彩状态，而没有大量降水。 7-12 m/s。温度。晚上8-13°，下午20-25°，该事件为16-19°；在晚上3-8°的喀尔巴阡山脉高山中，下午在9-14°”， - 消息读取。</text:p>
      <text:p text:style-name="P4">
在基辅和5月15日该地区，没有大降雨。 风主要是东南7-12 m/s。 在首都，晚上的温度为11-13°，下午22-24°，晚上8-13°，下午20-25°。</text:p>
      <text:p text:style-name="P4">
根据预测，5月16日至17日在西部地区短暂的<text:a xlink:type="simple" xlink:href="https://www.ukrinform.ua/tag-dos" text:style-name="Internet_20_link" text:visited-style-name="Visited_20_Internet_20_Link">
</text:a>
，雷暴，下午在冰雹的某些地区为15-20 m/s； 在该领土的其余部分中，乌云密布，没有明显的降水量。南部，东南，5-10 m/s。 晚上9-14°的温度； 5月17日下午，南部和中部地区的第24天，最高27°。</text:p>
      <text:p text:style-name="P4">
5月16日至17日在基辅和该地区，没有大降雨。 东南风，5-10 m/s。 在首都，晚上12-14°，下午22-24°的温度在夜晚9-14°，下午19-24°。</text:p>
      <text:p text:style-name="P4">
<text:span text:style-name="T4">
另请阅读：</text:span>
 <text:a xlink:type="simple" xlink:href="https://www.ukrinform.ua/rubric-kyiv/3709003-u-kievi-riven-vodi-u-dnipri-za-dobu-zmensivsa-na-9-santimetriv.html" text:style-name="Internet_20_link" text:visited-style-name="Visited_20_Internet_20_Link">
<text:span text:style-name="T4">
水</text:span>
</text:a>
预测者不会在5月18日至19日预测，只有在时间的西部雨水，雷暴。 晚上9-15°，下午21-27°，在乌克兰西部15-21°的温度。</text:p>
      <text:p text:style-name="P4">
5月18日至19日在基辅和该地区，没有降水。 在首都，晚上13-15°的温度，下午24-26°，夜晚10-15°，下午21-26°。</text:p>
      <text:p text:style-name="P4">
News Source: <text:a xlink:type="simple" xlink:href="https://www.ukrinform.ua/rubric-regions/3709056-u-ponedilok-v-ukraini-do-25-tepla-miscami-dosi-ta-grozi.html" text:style-name="Internet_20_link" text:visited-style-name="Visited_20_Internet_20_Link">
https://www.ukrinform.ua/rubric-regions/3709056-u-ponedilok-v-ukraini-do-25-tepla-miscami-dosi-ta-grozi.html</text:a>
</text:p>
      <!--NEWS-->
      <text:h text:style-name="P10" text:outline-level="1">
<text:span text:style-name="T4">
土耳其的选举：埃尔多安（Erdogan）领导，尽管没有获得50％</text:span>
</text:h>
      <text:p text:style-name="P4">
作者: Ukrinform (Person)</text:p>
      <text:p text:style-name="P4">
出版商: Укринформ (Organization)</text:p>
      <text:p text:style-name="P4">
出版时间: 2023-05-15T00:09:00+03:00</text:p>
      <text:p text:style-name="P4">
修改时间: 2023-05-15T00:09:00+03:00</text:p>
      <text:p text:style-name="P4">
描述: 截至5月15日，在土耳其开放了92.98％的选举箱-49.68％的选民投票支持总统雷金·泰伊普·埃尔多安（Regap Taiip Erdogan）。  - 乌克林。</text:p>
      <text:p text:style-name="P4">
图片: ["<text:a xlink:type="simple" xlink:href="https://static.ukrinform.com/photos/2023_05/thumb_files/630_360_1684055025-294.jpg" text:style-name="Internet_20_link" text:visited-style-name="Visited_20_Internet_20_Link">
630_360_16840...</text:a>
", "<text:a xlink:type="simple" xlink:href="https://static.ukrinform.com/photos/2023_05/1684099026-491.jpg" text:style-name="Internet_20_link" text:visited-style-name="Visited_20_Internet_20_Link">
1684099026-49...</text:a>
"]</text:p>
      <text:p text:style-name="P4">
标签: None</text:p>
      <text:p text:style-name="P4">
类型: Article</text:p>
      <!--METADATA-->
      <text:p text:style-name="P4">
<draw:frame draw:style-name="fr1" draw:name="Image374" text:anchor-type="as-char" svg:width="6.9236in" svg:height="3.956343in" draw:z-index="0">
<draw:image xlink:href="../Images/yкринформ/2023-05-15T00-09-00-03-00/630_360_1684055025-294.jpg" xlink:type="simple" xlink:show="embed" xlink:actuate="onLoad" draw:mime-type="image/jpeg"/>
</draw:frame>
5月15日，92.98％的选举盒子于5月15日在土耳其开放 -  49.68％的选民投票赞成泰伊普·埃尔多安(Taiip Erdogan)。</text:p>
      <text:p text:style-name="P4">
关于它报告了乌克林福姆，参考了高级邪恶委员会的数据，该委员会持有该机构<text:a xlink:type="simple" xlink:href="http://secim.aa.com.tr/" text:style-name="Internet_20_link" text:visited-style-name="Visited_20_Internet_20_Link">
</text:a>
 <text:a xlink:type="simple" xlink:href="https://secim.aa.com.tr/" text:style-name="Internet_20_link" text:visited-style-name="Visited_20_Internet_20_Link">
 </text:a>
 <text:a xlink:type="simple" xlink:href="http://secim.aa.com.tr/" text:style-name="Internet_20_link" text:visited-style-name="Visited_20_Internet_20_Link">
</text:a>
在在线模式下。</text:p>
      <text:p text:style-name="P4">
44.58％的选民被投票选出反对派的领导人Kelichdaroglu，这是Sinan Ogan祖先正确联盟的任务-5.29％。</text:p>
      <text:p text:style-name="P4">
<draw:frame draw:style-name="fr1" draw:name="Image375" text:anchor-type="as-char" svg:width="6.9236in" svg:height="4.090053in" draw:z-index="0">
<draw:image xlink:href="../Images/yкринформ/2023-05-15T00-09-00-03-00/1684099026-491.jpg" xlink:type="simple" xlink:show="embed" xlink:actuate="onLoad" draw:mime-type="image/jpeg"/>
</draw:frame>
澄清了<text:a xlink:type="simple" xlink:href="http://www.ukrinform.ua/tag-erdogan" text:style-name="Internet_20_link" text:visited-style-name="Visited_20_Internet_20_Link">
</text:a>
在52个省份中获胜，崎rug- 29(在东部，西部和部分在南部).Столична провінція Анкара та Стамбул наразі демонструють більшу підтримкуКиличдароглу.</text:p>
      <text:p text:style-name="P4">
Якщо жоден з кандидатів не набере сьогодні 50% плюс один голос, президентськіперегони продовжаться у другому турі.</text:p>
      <text:p text:style-name="P4">
<text:span text:style-name="T4">
Читайте також:</text:span>
 <text:a xlink:type="simple" xlink:href="https://www.ukrinform.ua/rubric-world/3709178-u-tureccini-pocali-opriludnuvati-rezultati-prezidentskih-peregoniv.html" text:style-name="Internet_20_link" text:visited-style-name="Visited_20_Internet_20_Link">
 </text:a>
在议会的选举中，正义与发展的权力党获得了35.81％，反对派共和党-24.91％。</text:p>
      <text:p text:style-name="P4">
正如乌克林福姆在5月14日在土耳其报道的那样，对总统和议会选举进行了投票。</text:p>
      <text:p text:style-name="P4">
<text:span text:style-name="T5">
foto：aa</text:span>
</text:p>
      <text:p text:style-name="P4">
News Source: <text:a xlink:type="simple" xlink:href="https://www.ukrinform.ua/rubric-world/3709223-vibori-v-tureccini-erdogan-lidirue-hoca-ne-nabirae-50.html" text:style-name="Internet_20_link" text:visited-style-name="Visited_20_Internet_20_Link">
https://www.ukrinform.ua/rubric-world/3709223-vibori-v-tureccini-erdogan-lidirue-hoca-ne-nabirae-50.html</text:a>
</text:p>
      <!--NEWS-->
      <text:h text:style-name="P10" text:outline-level="1">
<text:span text:style-name="T4">
周一在乌克兰，在雨水和雷暴的地方最多25°</text:span>
</text:h>
      <text:p text:style-name="P4">
作者: Ukrinform (Person)</text:p>
      <text:p text:style-name="P4">
出版商: Укринформ (Organization)</text:p>
      <text:p text:style-name="P4">
出版时间: 2023-05-15T00:33:00+03:00</text:p>
      <text:p text:style-name="P4">
修改时间: 2023-05-15T00:33:00+03:00</text:p>
      <text:p text:style-name="P4">
描述: 在乌克兰，周一，只有在西部地区，晚上8-13°的温度才有预计在下午20-25°。  - 乌克林。</text:p>
      <text:p text:style-name="P4">
图片: ["<text:a xlink:type="simple" xlink:href="https://static.ukrinform.com/photos/2023_02/thumb_files/630_360_1675777256-557.jpg" text:style-name="Internet_20_link" text:visited-style-name="Visited_20_Internet_20_Link">
630_360_16757...</text:a>
"]</text:p>
      <text:p text:style-name="P4">
标签: ['Дощ', 'Гроза', 'Погода', 'Прогноз']</text:p>
      <text:p text:style-name="P4">
类型: Article</text:p>
      <!--METADATA-->
      <text:p text:style-name="P4">
<draw:frame draw:style-name="fr1" draw:name="Image376" text:anchor-type="as-char" svg:width="6.9236in" svg:height="3.956343in" draw:z-index="0">
<draw:image xlink:href="../Images/yкринформ/2023-05-15T00-33-00-03-00/630_360_1675777256-557.jpg" xlink:type="simple" xlink:show="embed" xlink:actuate="onLoad" draw:mime-type="image/jpeg"/>
</draw:frame>
在乌克兰周一，只有在西部地区，晚上8-13°，下午20-25°才能降水。</text:p>
      <text:p text:style-name="P4">
乌克兰形式在乌克兰水文气象学中心报道。</text:p>
      <text:p text:style-name="P4">
“在喀尔巴阡地区的夜晚，下午，西方地区的乌云密布，短期雨水，雷暴，阵风，15-20 m/s；最后，该领土正在改变云彩状态，而没有大量降水。 7-12 m/s。温度。晚上8-13°，下午20-25°，该事件为16-19°；在晚上3-8°的喀尔巴阡山脉高山中，下午在9-14°”， - 消息读取。</text:p>
      <text:p text:style-name="P4">
在基辅和5月15日该地区，没有大降雨。 风主要是东南7-12 m/s。 在首都，晚上的温度为11-13°，下午22-24°，晚上8-13°，下午20-25°。</text:p>
      <text:p text:style-name="P4">
根据预测，5月16日至17日在西部地区短暂的<text:a xlink:type="simple" xlink:href="https://www.ukrinform.ua/tag-dos" text:style-name="Internet_20_link" text:visited-style-name="Visited_20_Internet_20_Link">
</text:a>
，雷暴，下午在冰雹的某些地区为15-20 m/s； 在该领土的其余部分中，乌云密布，没有明显的降水量。南部，东南，5-10 m/s。 晚上9-14°的温度； 5月17日下午，南部和中部地区的第24天，最高27°。</text:p>
      <text:p text:style-name="P4">
5月16日至17日在基辅和该地区，没有大降雨。 东南风，5-10 m/s。 在首都，晚上12-14°，下午22-24°的温度在夜晚9-14°，下午19-24°。</text:p>
      <text:p text:style-name="P4">
<text:span text:style-name="T4">
另请阅读：</text:span>
 <text:a xlink:type="simple" xlink:href="https://www.ukrinform.ua/rubric-kyiv/3709003-u-kievi-riven-vodi-u-dnipri-za-dobu-zmensivsa-na-9-santimetriv.html" text:style-name="Internet_20_link" text:visited-style-name="Visited_20_Internet_20_Link">
<text:span text:style-name="T4">
水</text:span>
</text:a>
预测者不会在5月18日至19日预测，只有在时间的西部雨水，雷暴。 晚上9-15°，下午21-27°，在乌克兰西部15-21°的温度。</text:p>
      <text:p text:style-name="P4">
5月18日至19日在基辅和该地区，没有降水。 在首都，晚上13-15°的温度，下午24-26°，夜晚10-15°，下午21-26°。</text:p>
      <text:p text:style-name="P4">
News Source: <text:a xlink:type="simple" xlink:href="https://www.ukrinform.ua/rubric-regions/3709056-u-ponedilok-v-ukraini-do-25-tepla-miscami-dosi-ta-grozi.html" text:style-name="Internet_20_link" text:visited-style-name="Visited_20_Internet_20_Link">
https://www.ukrinform.ua/rubric-regions/3709056-u-ponedilok-v-ukraini-do-25-tepla-miscami-dosi-ta-grozi.html</text:a>
</text:p>
      <!--NEWS-->
      <text:h text:style-name="P10" text:outline-level="1">
<text:span text:style-name="T4">
在俄罗斯炮击的结果</text:span>
</text:h>
      <text:p text:style-name="P4">
作者: Ukrinform (Person)</text:p>
      <text:p text:style-name="P4">
出版商: Укринформ (Organization)</text:p>
      <text:p text:style-name="P4">
出版时间: 2023-05-15T00:55:00+03:00</text:p>
      <text:p text:style-name="P4">
修改时间: 2023-05-15T00:55:00+03:00</text:p>
      <text:p text:style-name="P4">
描述: 由于火箭中风是俄罗斯侵略者于5月13日在特尔诺比尔造成的，宗教改革光基金与人道主义援助的组成被完全摧毁了。  - 乌克林。</text:p>
      <text:p text:style-name="P4">
图片: ["<text:a xlink:type="simple" xlink:href="https://static.ukrinform.com/photos/2023_05/thumb_files/630_360_1684101073-854.jpg" text:style-name="Internet_20_link" text:visited-style-name="Visited_20_Internet_20_Link">
630_360_16841...</text:a>
", "<text:a xlink:type="simple" xlink:href="https://static.ukrinform.com/photos/2023_05/1684101073-638.jpg" text:style-name="Internet_20_link" text:visited-style-name="Visited_20_Internet_20_Link">
1684101073-63...</text:a>
", "<text:a xlink:type="simple" xlink:href="https://static.ukrinform.com/photos/2023_05/1684101073-854.jpg" text:style-name="Internet_20_link" text:visited-style-name="Visited_20_Internet_20_Link">
1684101073-85...</text:a>
"]</text:p>
      <text:p text:style-name="P4">
标签: ['Гуманітарна допомога', 'Обстріл', 'Пожежа', 'Ракета', 'Тернопіль', 'Війна з росією']</text:p>
      <text:p text:style-name="P4">
类型: Article</text:p>
      <!--METADATA-->
      <text:p text:style-name="P4">
<draw:frame draw:style-name="fr1" draw:name="Image377" text:anchor-type="as-char" svg:width="6.9236in" svg:height="3.956343in" draw:z-index="0">
<draw:image xlink:href="../Images/yкринформ/2023-05-15T00-55-00-03-00/630_360_1684101073-854.jpg" xlink:type="simple" xlink:show="embed" xlink:actuate="onLoad" draw:mime-type="image/jpeg"/>
</draw:frame>
此外，俄罗斯侵略者于5月13日在特尔诺维尔(Ternopil)遭到袭击，光明改革基金会的组成被完全摧毁。</text:p>
      <text:p text:style-name="P4">
关于<text:a xlink:type="simple" xlink:href="https://www.facebook.com/profile.php" text:style-name="Internet_20_link" text:visited-style-name="Visited_20_Internet_20_Link">
</text:a>
据《改革之灯慈善基金会》负责人伊万·贡塔尔(Ivan Gontar)。</text:p>
      <text:p text:style-name="P4">
据他说，该构图是整个地区教堂间活动的枢纽。</text:p>
      <text:p text:style-name="P4">
<draw:frame draw:style-name="fr1" draw:name="Image378" text:anchor-type="as-char" svg:width="6.9236in" svg:height="5.1927in" draw:z-index="0">
<draw:image xlink:href="../Images/yкринформ/2023-05-15T00-55-00-03-00/1684101073-638.jpg" xlink:type="simple" xlink:show="embed" xlink:actuate="onLoad" draw:mime-type="image/jpeg"/>
</draw:frame>
他写道：“成千上万的援助通过了这个房间，成千上万的人得到了支持和希望，因为有机会使用这个房间……全部!”</text:p>
      <text:p text:style-name="P4">
<draw:frame draw:style-name="fr1" draw:name="Image379" text:anchor-type="as-char" svg:width="5.625in" svg:height="10.0in" draw:z-index="0">
<draw:image xlink:href="../Images/yкринформ/2023-05-15T00-55-00-03-00/1684101073-854.jpg" xlink:type="simple" xlink:show="embed" xlink:actuate="onLoad" draw:mime-type="image/jpeg"/>
</draw:frame>
贡塔尔指出，神奇迹般地保存了两个司机，他们在到达的地方几米的仓库附近过夜<text:a xlink:type="simple" xlink:href="https://www.ukrinform.ua/tag-raketa" text:style-name="Internet_20_link" text:visited-style-name="Visited_20_Internet_20_Link">
</text:a>
。</text:p>
      <text:p text:style-name="P4">
该基金的主张：“我们不会停止慈善工作，而是慈善工作。”</text:p>
      <text:p text:style-name="P4">
<text:span text:style-name="T4">
另请阅读：</text:span>
 <text:a xlink:type="simple" xlink:href="https://www.ukrinform.ua/rubric-regions/3708909-na-ternopilsini-vnaslidok-raketnoi-ataki-rf-poskodzeni-budinki-ta-avtomobili.html" text:style-name="Internet_20_link" text:visited-style-name="Visited_20_Internet_20_Link">
</text:a>
据报道，由于俄罗斯导弹袭击，5月14日晚上，乌托波(Unteropol)在储藏室中记录，受伤了两人。</text:p>
      <text:p text:style-name="P4">
<text:span text:style-name="T5">
foto：Ivan Gontar，Facebook</text:span>
</text:p>
      <text:p text:style-name="P4">
News Source: <text:a xlink:type="simple" xlink:href="https://www.ukrinform.ua/rubric-regions/3709225-u-ternopoli-vnaslidok-rosijskogo-obstrilu-vsent-zgoriv-sklad-z-gumdopomogou.html" text:style-name="Internet_20_link" text:visited-style-name="Visited_20_Internet_20_Link">
https://www.ukrinform.ua/rubric-regions/3709225-u-ternopoli-vnaslidok-rosijskogo-obstrilu-vsent-zgoriv-sklad-z-gumdopomogou.html</text:a>
</text:p>
      <!--NEWS-->
      <text:h text:style-name="P10" text:outline-level="1">
<text:span text:style-name="T4">
由于该国经济困扰 - 情报</text:span>
</text:h>
      <text:p text:style-name="P4">
作者: ['АРМІЯINFORM']</text:p>
      <text:p text:style-name="P4">
时间: 2023-05-15T98:00:00-04:00</text:p>
      <text:p text:style-name="P4">
描述: Bastard Bilorushai Nadalnishyat通过指南管理Ekononoye Hold，石油...与乌克兰2022年的战争，与乌克兰与乌克兰的最新新闻战争，今天与乌克兰的新闻，乌克兰2022年上次与乌克兰的新闻战争，将在乌克兰和俄罗斯之间以及俄罗斯和俄罗斯之间的战争，当他们说，乌克兰在2022年是否会有一年的时间，在不久的将来是否会与乌克兰进行战争</text:p>
      <text:p text:style-name="P4">
图片: ['<text:a xlink:type="simple" xlink:href="https://armyinform.com.ua/wp-content/uploads/2023/05/1649672958-1058.webp" text:style-name="Internet_20_link" text:visited-style-name="Visited_20_Internet_20_Link">
1649672958-1058.webp</text:a>
']</text:p>
      <text:p text:style-name="P4">
标签: ['STOPRUSSIA', 'БІЛОРУСІЯ', 'ВТОРГНЕННЯ РФ', 'РОЗВІДКА', 'САНКЦІЇ']</text:p>
      <text:p text:style-name="P4">
类别: News</text:p>
      <!--METADATA-->
      <text:p text:style-name="P4">
<draw:frame draw:style-name="fr1" draw:name="Image380" text:anchor-type="as-char" svg:width="6.9236in" svg:height="4.615733in" draw:z-index="0">
<draw:image xlink:href="../ConvertedIMGs/AРМІЯINFORM/2023-05-15T98-00-00-04-00/1649672958-1058.png" xlink:type="simple" xlink:show="embed" xlink:actuate="onLoad" draw:mime-type="image/png"/>
</draw:frame>
白俄罗斯的公民由于经济管理不佳而继续贫穷，只有11.5％的白俄罗斯能够节省下来。</text:p>
      <text:p text:style-name="P4">
关于它<text:a xlink:type="simple" xlink:href="https://www.facebook.com/SZRUkraine/posts/pfbid0YcMM33NjWTADpNDtAnAH812q75yYhvmSKaBpEtXdGf5BSAsLkn6LQraLvFjXBduXl" text:style-name="Internet_20_link" text:visited-style-name="Visited_20_Internet_20_Link">
报告</text:a>
乌克兰的外部情报服务。</text:p>
      <text:p text:style-name="P4">
“据BEROC学术研究中心称，白俄罗斯人的储蓄比例下降到11.5％。 主要原因是对人们的理解，即经济状况不太好。 为了刺激这笔钱以长期向银行捐钱，有必要在不在卢布中的实际表达速度上显着积极。 外币存款的情况甚至更糟，其背后的利率甚至低于美元通货膨胀。 去年，一项对订购订单的研究表明，根据该地区，有20-30％的人累积了不超过一个月。”</text:p>
      <text:p text:style-name="P4">
重要的是，据Belstat称，2023年4月，30.55％以上的价格提高了最大的价格，28.59％的卷烟和27.35％的国际酷刑服务。</text:p>
      <text:p text:style-name="P4">
News Source: <text:a xlink:type="simple" xlink:href="https://armyinform.com.ua/2023/05/15/majzhe-90-bilorusiv-ne-mayut-nakopychen-cherez-negarazdy-v-ekonomiczi-krayiny-rozvidka/" text:style-name="Internet_20_link" text:visited-style-name="Visited_20_Internet_20_Link">
https://armyinform.com.ua/2023/05/15/majzhe-90-bilorusiv-ne-mayut-nakopychen-cherez-negarazdy-v-ekonomiczi-krayiny-rozvidk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